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84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17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2.364cm"/>
    </style:style>
    <style:style style:name="co14" style:family="table-column">
      <style:table-column-properties fo:break-before="auto" style:column-width="1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eeeeee"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Kp</text:p>
          </table:table-cell>
          <table:table-cell office:value-type="string">
            <text:p><text:s/>0.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Ki</text:p>
          </table:table-cell>
          <table:table-cell office:value-type="string">
            <text:p><text:s/>0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Kd</text:p>
          </table:table-cell>
          <table:table-cell office:value-type="string">
            <text:p><text:s/>0</text:p>
          </table:table-cell>
          <table:table-cell table:number-columns-repeated="3"/>
          <table:table-cell>
            <draw:frame table:end-cell-address="Tabelle1.N23" table:end-x="0.073cm" table:end-y="0.064cm" draw:z-index="0" draw:style-name="gr1" draw:text-style-name="P1" svg:width="15.999cm" svg:height="8.999cm" svg:x="2.139cm" svg:y="0.097cm">
              <draw:object draw:notify-on-update-of-ranges="Tabelle1.A11:Tabelle1.A463 Tabelle1.C10:Tabelle1.C10 Tabelle1.C11:Tabelle1.C463 Tabelle1.E10:Tabelle1.E10 Tabelle1.E11:Tabelle1.E4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efault" office:value-type="string">
            <text:p>tau</text:p>
          </table:table-cell>
          <table:table-cell office:value-type="string">
            <text:p><text:s/>0.1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limMin</text:p>
          </table:table-cell>
          <table:table-cell office:value-type="string">
            <text:p><text:s/>-0.9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limMax</text:p>
          </table:table-cell>
          <table:table-cell office:value-type="string">
            <text:p><text:s/>0.9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intLimMin</text:p>
          </table:table-cell>
          <table:table-cell office:value-type="string">
            <text:p><text:s/>-0.4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intLimMax</text:p>
          </table:table-cell>
          <table:table-cell office:value-type="string">
            <text:p><text:s/>0.45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etpoint</text:p>
          </table:table-cell>
          <table:table-cell office:value-type="string">
            <text:p><text:s/>245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/>
        </table:table-row>
        <table:table-row table:style-name="ro1">
          <table:table-cell office:value-type="float" office:value="0.220001">
            <text:p>0.2</text:p>
          </table:table-cell>
          <table:table-cell office:value-type="float" office:value="5.22487">
            <text:p>5.22487</text:p>
          </table:table-cell>
          <table:table-cell office:value-type="float" office:value="239.775">
            <text:p>239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323303">
            <text:p>0.3</text:p>
          </table:table-cell>
          <table:table-cell office:value-type="float" office:value="5.22539">
            <text:p>5.22539</text:p>
          </table:table-cell>
          <table:table-cell office:value-type="float" office:value="239.775">
            <text:p>239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428894">
            <text:p>0.4</text:p>
          </table:table-cell>
          <table:table-cell office:value-type="float" office:value="5.22597">
            <text:p>5.22597</text:p>
          </table:table-cell>
          <table:table-cell office:value-type="float" office:value="239.774">
            <text:p>239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531006">
            <text:p>0.5</text:p>
          </table:table-cell>
          <table:table-cell office:value-type="float" office:value="5.22618">
            <text:p>5.22618</text:p>
          </table:table-cell>
          <table:table-cell office:value-type="float" office:value="239.774">
            <text:p>239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639938">
            <text:p>0.6</text:p>
          </table:table-cell>
          <table:table-cell office:value-type="float" office:value="5.2256">
            <text:p>5.2256</text:p>
          </table:table-cell>
          <table:table-cell office:value-type="float" office:value="239.774">
            <text:p>239.7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750992">
            <text:p>0.8</text:p>
          </table:table-cell>
          <table:table-cell office:value-type="float" office:value="5.2234">
            <text:p>5.2234</text:p>
          </table:table-cell>
          <table:table-cell office:value-type="float" office:value="239.777">
            <text:p>239.7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862305">
            <text:p>0.9</text:p>
          </table:table-cell>
          <table:table-cell office:value-type="float" office:value="5.21837">
            <text:p>5.21837</text:p>
          </table:table-cell>
          <table:table-cell office:value-type="float" office:value="239.782">
            <text:p>239.7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.971283">
            <text:p>1.0</text:p>
          </table:table-cell>
          <table:table-cell office:value-type="float" office:value="5.20952">
            <text:p>5.20952</text:p>
          </table:table-cell>
          <table:table-cell office:value-type="float" office:value="239.79">
            <text:p>239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07343">
            <text:p>1.1</text:p>
          </table:table-cell>
          <table:table-cell office:value-type="float" office:value="5.19669">
            <text:p>5.19669</text:p>
          </table:table-cell>
          <table:table-cell office:value-type="float" office:value="239.803">
            <text:p>239.8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19649">
            <text:p>1.2</text:p>
          </table:table-cell>
          <table:table-cell office:value-type="float" office:value="5.17372">
            <text:p>5.17372</text:p>
          </table:table-cell>
          <table:table-cell office:value-type="float" office:value="239.826">
            <text:p>239.8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3143">
            <text:p>1.3</text:p>
          </table:table-cell>
          <table:table-cell office:value-type="float" office:value="5.14278">
            <text:p>5.14278</text:p>
          </table:table-cell>
          <table:table-cell office:value-type="float" office:value="239.857">
            <text:p>239.8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42453">
            <text:p>1.4</text:p>
          </table:table-cell>
          <table:table-cell office:value-type="float" office:value="5.10458">
            <text:p>5.10458</text:p>
          </table:table-cell>
          <table:table-cell office:value-type="float" office:value="239.895">
            <text:p>239.8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53226">
            <text:p>1.5</text:p>
          </table:table-cell>
          <table:table-cell office:value-type="float" office:value="5.05775">
            <text:p>5.05775</text:p>
          </table:table-cell>
          <table:table-cell office:value-type="float" office:value="239.942">
            <text:p>239.9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>
            <draw:frame table:end-cell-address="Tabelle1.N43" table:end-x="0.073cm" table:end-y="0.031cm" draw:z-index="1" draw:style-name="gr1" draw:text-style-name="P1" svg:width="15.999cm" svg:height="8.999cm" svg:x="2.139cm" svg:y="0.065cm">
              <draw:object draw:notify-on-update-of-ranges="Tabelle1.A11:Tabelle1.A463 Tabelle1.D10:Tabelle1.D10 Tabelle1.D11:Tabelle1.D4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.64221">
            <text:p>1.6</text:p>
          </table:table-cell>
          <table:table-cell office:value-type="float" office:value="4.99899">
            <text:p>4.99899</text:p>
          </table:table-cell>
          <table:table-cell office:value-type="float" office:value="240.001">
            <text:p>240.0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75125">
            <text:p>1.8</text:p>
          </table:table-cell>
          <table:table-cell office:value-type="float" office:value="4.92909">
            <text:p>4.92909</text:p>
          </table:table-cell>
          <table:table-cell office:value-type="float" office:value="240.071">
            <text:p>240.0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85738">
            <text:p>1.9</text:p>
          </table:table-cell>
          <table:table-cell office:value-type="float" office:value="4.8494">
            <text:p>4.8494</text:p>
          </table:table-cell>
          <table:table-cell office:value-type="float" office:value="240.151">
            <text:p>240.1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.96933">
            <text:p>2.0</text:p>
          </table:table-cell>
          <table:table-cell office:value-type="float" office:value="4.75204">
            <text:p>4.75204</text:p>
          </table:table-cell>
          <table:table-cell office:value-type="float" office:value="240.248">
            <text:p>240.2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077">
            <text:p>2.1</text:p>
          </table:table-cell>
          <table:table-cell office:value-type="float" office:value="4.64522">
            <text:p>4.64522</text:p>
          </table:table-cell>
          <table:table-cell office:value-type="float" office:value="240.355">
            <text:p>240.355</text:p>
          </table:table-cell>
          <table:table-cell office:value-type="float" office:value="0.929044">
            <text:p>0.92904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18683">
            <text:p>2.2</text:p>
          </table:table-cell>
          <table:table-cell office:value-type="float" office:value="4.52254">
            <text:p>4.52254</text:p>
          </table:table-cell>
          <table:table-cell office:value-type="float" office:value="240.477">
            <text:p>240.477</text:p>
          </table:table-cell>
          <table:table-cell office:value-type="float" office:value="0.904507">
            <text:p>0.9045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29997">
            <text:p>2.3</text:p>
          </table:table-cell>
          <table:table-cell office:value-type="float" office:value="4.38138">
            <text:p>4.38138</text:p>
          </table:table-cell>
          <table:table-cell office:value-type="float" office:value="240.619">
            <text:p>240.619</text:p>
          </table:table-cell>
          <table:table-cell office:value-type="float" office:value="0.876276">
            <text:p>0.87627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40726">
            <text:p>2.4</text:p>
          </table:table-cell>
          <table:table-cell office:value-type="float" office:value="4.23381">
            <text:p>4.23381</text:p>
          </table:table-cell>
          <table:table-cell office:value-type="float" office:value="240.766">
            <text:p>240.766</text:p>
          </table:table-cell>
          <table:table-cell office:value-type="float" office:value="0.846762">
            <text:p>0.8467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51584">
            <text:p>2.5</text:p>
          </table:table-cell>
          <table:table-cell office:value-type="float" office:value="4.07104">
            <text:p>4.07104</text:p>
          </table:table-cell>
          <table:table-cell office:value-type="float" office:value="240.929">
            <text:p>240.929</text:p>
          </table:table-cell>
          <table:table-cell office:value-type="float" office:value="0.814209">
            <text:p>0.81420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61713">
            <text:p>2.6</text:p>
          </table:table-cell>
          <table:table-cell office:value-type="float" office:value="3.90788">
            <text:p>3.90788</text:p>
          </table:table-cell>
          <table:table-cell office:value-type="float" office:value="241.092">
            <text:p>241.092</text:p>
          </table:table-cell>
          <table:table-cell office:value-type="float" office:value="0.781577">
            <text:p>0.78157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72385">
            <text:p>2.7</text:p>
          </table:table-cell>
          <table:table-cell office:value-type="float" office:value="3.72527">
            <text:p>3.72527</text:p>
          </table:table-cell>
          <table:table-cell office:value-type="float" office:value="241.275">
            <text:p>241.275</text:p>
          </table:table-cell>
          <table:table-cell office:value-type="float" office:value="0.745053">
            <text:p>0.7450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82794">
            <text:p>2.8</text:p>
          </table:table-cell>
          <table:table-cell office:value-type="float" office:value="3.53777">
            <text:p>3.53777</text:p>
          </table:table-cell>
          <table:table-cell office:value-type="float" office:value="241.462">
            <text:p>241.462</text:p>
          </table:table-cell>
          <table:table-cell office:value-type="float" office:value="0.707553">
            <text:p>0.7075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.93079">
            <text:p>2.9</text:p>
          </table:table-cell>
          <table:table-cell office:value-type="float" office:value="3.3452">
            <text:p>3.3452</text:p>
          </table:table-cell>
          <table:table-cell office:value-type="float" office:value="241.655">
            <text:p>241.655</text:p>
          </table:table-cell>
          <table:table-cell office:value-type="float" office:value="0.66904">
            <text:p>0.6690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03355">
            <text:p>3.0</text:p>
          </table:table-cell>
          <table:table-cell office:value-type="float" office:value="3.1469">
            <text:p>3.1469</text:p>
          </table:table-cell>
          <table:table-cell office:value-type="float" office:value="241.853">
            <text:p>241.853</text:p>
          </table:table-cell>
          <table:table-cell office:value-type="float" office:value="0.629379">
            <text:p>0.62937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1423">
            <text:p>3.1</text:p>
          </table:table-cell>
          <table:table-cell office:value-type="float" office:value="2.93228">
            <text:p>2.93228</text:p>
          </table:table-cell>
          <table:table-cell office:value-type="float" office:value="242.068">
            <text:p>242.068</text:p>
          </table:table-cell>
          <table:table-cell office:value-type="float" office:value="0.586456">
            <text:p>0.5864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25911">
            <text:p>3.3</text:p>
          </table:table-cell>
          <table:table-cell office:value-type="float" office:value="2.69812">
            <text:p>2.69812</text:p>
          </table:table-cell>
          <table:table-cell office:value-type="float" office:value="242.302">
            <text:p>242.302</text:p>
          </table:table-cell>
          <table:table-cell office:value-type="float" office:value="0.539624">
            <text:p>0.5396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36755">
            <text:p>3.4</text:p>
          </table:table-cell>
          <table:table-cell office:value-type="float" office:value="2.47946">
            <text:p>2.47946</text:p>
          </table:table-cell>
          <table:table-cell office:value-type="float" office:value="242.521">
            <text:p>242.521</text:p>
          </table:table-cell>
          <table:table-cell office:value-type="float" office:value="0.495892">
            <text:p>0.49589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47017">
            <text:p>3.5</text:p>
          </table:table-cell>
          <table:table-cell office:value-type="float" office:value="2.27292">
            <text:p>2.27292</text:p>
          </table:table-cell>
          <table:table-cell office:value-type="float" office:value="242.727">
            <text:p>242.727</text:p>
          </table:table-cell>
          <table:table-cell office:value-type="float" office:value="0.454584">
            <text:p>0.4545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57999">
            <text:p>3.6</text:p>
          </table:table-cell>
          <table:table-cell office:value-type="float" office:value="2.05342">
            <text:p>2.05342</text:p>
          </table:table-cell>
          <table:table-cell office:value-type="float" office:value="242.947">
            <text:p>242.947</text:p>
          </table:table-cell>
          <table:table-cell office:value-type="float" office:value="0.410684">
            <text:p>0.4106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69067">
            <text:p>3.7</text:p>
          </table:table-cell>
          <table:table-cell office:value-type="float" office:value="1.83537">
            <text:p>1.83537</text:p>
          </table:table-cell>
          <table:table-cell office:value-type="float" office:value="243.165">
            <text:p>243.165</text:p>
          </table:table-cell>
          <table:table-cell office:value-type="float" office:value="0.367075">
            <text:p>0.3670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7998">
            <text:p>3.8</text:p>
          </table:table-cell>
          <table:table-cell office:value-type="float" office:value="1.62492">
            <text:p>1.62492</text:p>
          </table:table-cell>
          <table:table-cell office:value-type="float" office:value="243.375">
            <text:p>243.375</text:p>
          </table:table-cell>
          <table:table-cell office:value-type="float" office:value="0.324985">
            <text:p>0.32498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.90889">
            <text:p>3.9</text:p>
          </table:table-cell>
          <table:table-cell office:value-type="float" office:value="1.42041">
            <text:p>1.42041</text:p>
          </table:table-cell>
          <table:table-cell office:value-type="float" office:value="243.58">
            <text:p>243.58</text:p>
          </table:table-cell>
          <table:table-cell office:value-type="float" office:value="0.284082">
            <text:p>0.28408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0179">
            <text:p>4.0</text:p>
          </table:table-cell>
          <table:table-cell office:value-type="float" office:value="1.22295">
            <text:p>1.22295</text:p>
          </table:table-cell>
          <table:table-cell office:value-type="float" office:value="243.777">
            <text:p>243.777</text:p>
          </table:table-cell>
          <table:table-cell office:value-type="float" office:value="0.244589">
            <text:p>0.24458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12669">
            <text:p>4.1</text:p>
          </table:table-cell>
          <table:table-cell office:value-type="float" office:value="1.03404">
            <text:p>1.03404</text:p>
          </table:table-cell>
          <table:table-cell office:value-type="float" office:value="243.966">
            <text:p>243.966</text:p>
          </table:table-cell>
          <table:table-cell office:value-type="float" office:value="0.206808">
            <text:p>0.2068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24472">
            <text:p>4.2</text:p>
          </table:table-cell>
          <table:table-cell office:value-type="float" office:value="0.839203">
            <text:p>0.839203</text:p>
          </table:table-cell>
          <table:table-cell office:value-type="float" office:value="244.161">
            <text:p>244.161</text:p>
          </table:table-cell>
          <table:table-cell office:value-type="float" office:value="0.167841">
            <text:p>0.16784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34891">
            <text:p>4.3</text:p>
          </table:table-cell>
          <table:table-cell office:value-type="float" office:value="0.677307">
            <text:p>0.677307</text:p>
          </table:table-cell>
          <table:table-cell office:value-type="float" office:value="244.323">
            <text:p>244.323</text:p>
          </table:table-cell>
          <table:table-cell office:value-type="float" office:value="0.135461">
            <text:p>0.1354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46069">
            <text:p>4.5</text:p>
          </table:table-cell>
          <table:table-cell office:value-type="float" office:value="0.514542">
            <text:p>0.514542</text:p>
          </table:table-cell>
          <table:table-cell office:value-type="float" office:value="244.485">
            <text:p>244.485</text:p>
          </table:table-cell>
          <table:table-cell office:value-type="float" office:value="0.102908">
            <text:p>0.1029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56842">
            <text:p>4.6</text:p>
          </table:table-cell>
          <table:table-cell office:value-type="float" office:value="0.369492">
            <text:p>0.369492</text:p>
          </table:table-cell>
          <table:table-cell office:value-type="float" office:value="244.631">
            <text:p>244.631</text:p>
          </table:table-cell>
          <table:table-cell office:value-type="float" office:value="0.0738983">
            <text:p>0.073898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67567">
            <text:p>4.7</text:p>
          </table:table-cell>
          <table:table-cell office:value-type="float" office:value="0.237">
            <text:p>0.237</text:p>
          </table:table-cell>
          <table:table-cell office:value-type="float" office:value="244.763">
            <text:p>244.763</text:p>
          </table:table-cell>
          <table:table-cell office:value-type="float" office:value="0.0473999">
            <text:p>0.04739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78818">
            <text:p>4.8</text:p>
          </table:table-cell>
          <table:table-cell office:value-type="float" office:value="0.111328">
            <text:p>0.111328</text:p>
          </table:table-cell>
          <table:table-cell office:value-type="float" office:value="244.889">
            <text:p>244.889</text:p>
          </table:table-cell>
          <table:table-cell office:value-type="float" office:value="0.0222656">
            <text:p>0.02226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.89769">
            <text:p>4.9</text:p>
          </table:table-cell>
          <table:table-cell office:value-type="float" office:value="0.00260925">
            <text:p>0.00260925</text:p>
          </table:table-cell>
          <table:table-cell office:value-type="float" office:value="244.997">
            <text:p>244.997</text:p>
          </table:table-cell>
          <table:table-cell office:value-type="float" office:value="0.000521851">
            <text:p>0.00052185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0134">
            <text:p>5.0</text:p>
          </table:table-cell>
          <table:table-cell office:value-type="float" office:value="-0.0974274">
            <text:p>-0.0974274</text:p>
          </table:table-cell>
          <table:table-cell office:value-type="float" office:value="245.097">
            <text:p>245.097</text:p>
          </table:table-cell>
          <table:table-cell office:value-type="float" office:value="-0.0194855">
            <text:p>-0.019485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12177">
            <text:p>5.1</text:p>
          </table:table-cell>
          <table:table-cell office:value-type="float" office:value="-0.177139">
            <text:p>-0.177139</text:p>
          </table:table-cell>
          <table:table-cell office:value-type="float" office:value="245.177">
            <text:p>245.177</text:p>
          </table:table-cell>
          <table:table-cell office:value-type="float" office:value="-0.0354279">
            <text:p>-0.035427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24539">
            <text:p>5.2</text:p>
          </table:table-cell>
          <table:table-cell office:value-type="float" office:value="-0.251358">
            <text:p>-0.251358</text:p>
          </table:table-cell>
          <table:table-cell office:value-type="float" office:value="245.251">
            <text:p>245.251</text:p>
          </table:table-cell>
          <table:table-cell office:value-type="float" office:value="-0.0502716">
            <text:p>-0.050271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35349">
            <text:p>5.4</text:p>
          </table:table-cell>
          <table:table-cell office:value-type="float" office:value="-0.301804">
            <text:p>-0.301804</text:p>
          </table:table-cell>
          <table:table-cell office:value-type="float" office:value="245.302">
            <text:p>245.302</text:p>
          </table:table-cell>
          <table:table-cell office:value-type="float" office:value="-0.0603607">
            <text:p>-0.06036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46422">
            <text:p>5.5</text:p>
          </table:table-cell>
          <table:table-cell office:value-type="float" office:value="-0.339493">
            <text:p>-0.339493</text:p>
          </table:table-cell>
          <table:table-cell office:value-type="float" office:value="245.339">
            <text:p>245.339</text:p>
          </table:table-cell>
          <table:table-cell office:value-type="float" office:value="-0.0678986">
            <text:p>-0.067898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57492">
            <text:p>5.6</text:p>
          </table:table-cell>
          <table:table-cell office:value-type="float" office:value="-0.363449">
            <text:p>-0.363449</text:p>
          </table:table-cell>
          <table:table-cell office:value-type="float" office:value="245.363">
            <text:p>245.363</text:p>
          </table:table-cell>
          <table:table-cell office:value-type="float" office:value="-0.0726898">
            <text:p>-0.07268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68214">
            <text:p>5.7</text:p>
          </table:table-cell>
          <table:table-cell office:value-type="float" office:value="-0.373825">
            <text:p>-0.373825</text:p>
          </table:table-cell>
          <table:table-cell office:value-type="float" office:value="245.374">
            <text:p>245.374</text:p>
          </table:table-cell>
          <table:table-cell office:value-type="float" office:value="-0.074765">
            <text:p>-0.0747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79375">
            <text:p>5.8</text:p>
          </table:table-cell>
          <table:table-cell office:value-type="float" office:value="-0.371536">
            <text:p>-0.371536</text:p>
          </table:table-cell>
          <table:table-cell office:value-type="float" office:value="245.372">
            <text:p>245.372</text:p>
          </table:table-cell>
          <table:table-cell office:value-type="float" office:value="-0.0743073">
            <text:p>-0.07430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5.89931">
            <text:p>5.9</text:p>
          </table:table-cell>
          <table:table-cell office:value-type="float" office:value="-0.357437">
            <text:p>-0.357437</text:p>
          </table:table-cell>
          <table:table-cell office:value-type="float" office:value="245.357">
            <text:p>245.357</text:p>
          </table:table-cell>
          <table:table-cell office:value-type="float" office:value="-0.0714874">
            <text:p>-0.071487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00591">
            <text:p>6.0</text:p>
          </table:table-cell>
          <table:table-cell office:value-type="float" office:value="-0.331924">
            <text:p>-0.331924</text:p>
          </table:table-cell>
          <table:table-cell office:value-type="float" office:value="245.332">
            <text:p>245.332</text:p>
          </table:table-cell>
          <table:table-cell office:value-type="float" office:value="-0.0663849">
            <text:p>-0.06638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11008">
            <text:p>6.1</text:p>
          </table:table-cell>
          <table:table-cell office:value-type="float" office:value="-0.296478">
            <text:p>-0.296478</text:p>
          </table:table-cell>
          <table:table-cell office:value-type="float" office:value="245.296">
            <text:p>245.296</text:p>
          </table:table-cell>
          <table:table-cell office:value-type="float" office:value="-0.0592957">
            <text:p>-0.059295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2151">
            <text:p>6.2</text:p>
          </table:table-cell>
          <table:table-cell office:value-type="float" office:value="-0.250687">
            <text:p>-0.250687</text:p>
          </table:table-cell>
          <table:table-cell office:value-type="float" office:value="245.251">
            <text:p>245.251</text:p>
          </table:table-cell>
          <table:table-cell office:value-type="float" office:value="-0.0501373">
            <text:p>-0.05013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31894">
            <text:p>6.3</text:p>
          </table:table-cell>
          <table:table-cell office:value-type="float" office:value="-0.195862">
            <text:p>-0.195862</text:p>
          </table:table-cell>
          <table:table-cell office:value-type="float" office:value="245.196">
            <text:p>245.196</text:p>
          </table:table-cell>
          <table:table-cell office:value-type="float" office:value="-0.0391724">
            <text:p>-0.03917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4207">
            <text:p>6.4</text:p>
          </table:table-cell>
          <table:table-cell office:value-type="float" office:value="-0.133713">
            <text:p>-0.133713</text:p>
          </table:table-cell>
          <table:table-cell office:value-type="float" office:value="245.134">
            <text:p>245.134</text:p>
          </table:table-cell>
          <table:table-cell office:value-type="float" office:value="-0.0267426">
            <text:p>-0.026742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52914">
            <text:p>6.5</text:p>
          </table:table-cell>
          <table:table-cell office:value-type="float" office:value="-0.0585327">
            <text:p>-0.0585327</text:p>
          </table:table-cell>
          <table:table-cell office:value-type="float" office:value="245.059">
            <text:p>245.059</text:p>
          </table:table-cell>
          <table:table-cell office:value-type="float" office:value="-0.0117065">
            <text:p>-0.01170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63016">
            <text:p>6.6</text:p>
          </table:table-cell>
          <table:table-cell office:value-type="float" office:value="0.019165">
            <text:p>0.019165</text:p>
          </table:table-cell>
          <table:table-cell office:value-type="float" office:value="244.981">
            <text:p>244.981</text:p>
          </table:table-cell>
          <table:table-cell office:value-type="float" office:value="0.00383301">
            <text:p>0.003833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73495">
            <text:p>6.7</text:p>
          </table:table-cell>
          <table:table-cell office:value-type="float" office:value="0.107178">
            <text:p>0.107178</text:p>
          </table:table-cell>
          <table:table-cell office:value-type="float" office:value="244.893">
            <text:p>244.893</text:p>
          </table:table-cell>
          <table:table-cell office:value-type="float" office:value="0.0214355">
            <text:p>0.021435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83742">
            <text:p>6.8</text:p>
          </table:table-cell>
          <table:table-cell office:value-type="float" office:value="0.199966">
            <text:p>0.199966</text:p>
          </table:table-cell>
          <table:table-cell office:value-type="float" office:value="244.8">
            <text:p>244.8</text:p>
          </table:table-cell>
          <table:table-cell office:value-type="float" office:value="0.0399933">
            <text:p>0.03999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6.94218">
            <text:p>6.9</text:p>
          </table:table-cell>
          <table:table-cell office:value-type="float" office:value="0.301208">
            <text:p>0.301208</text:p>
          </table:table-cell>
          <table:table-cell office:value-type="float" office:value="244.699">
            <text:p>244.699</text:p>
          </table:table-cell>
          <table:table-cell office:value-type="float" office:value="0.0602417">
            <text:p>0.06024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04779">
            <text:p>7.0</text:p>
          </table:table-cell>
          <table:table-cell office:value-type="float" office:value="0.409363">
            <text:p>0.409363</text:p>
          </table:table-cell>
          <table:table-cell office:value-type="float" office:value="244.591">
            <text:p>244.591</text:p>
          </table:table-cell>
          <table:table-cell office:value-type="float" office:value="0.0818726">
            <text:p>0.081872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15565">
            <text:p>7.2</text:p>
          </table:table-cell>
          <table:table-cell office:value-type="float" office:value="0.525696">
            <text:p>0.525696</text:p>
          </table:table-cell>
          <table:table-cell office:value-type="float" office:value="244.474">
            <text:p>244.474</text:p>
          </table:table-cell>
          <table:table-cell office:value-type="float" office:value="0.105139">
            <text:p>0.1051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27014">
            <text:p>7.3</text:p>
          </table:table-cell>
          <table:table-cell office:value-type="float" office:value="0.654953">
            <text:p>0.654953</text:p>
          </table:table-cell>
          <table:table-cell office:value-type="float" office:value="244.345">
            <text:p>244.345</text:p>
          </table:table-cell>
          <table:table-cell office:value-type="float" office:value="0.130991">
            <text:p>0.1309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37788">
            <text:p>7.4</text:p>
          </table:table-cell>
          <table:table-cell office:value-type="float" office:value="0.781586">
            <text:p>0.781586</text:p>
          </table:table-cell>
          <table:table-cell office:value-type="float" office:value="244.218">
            <text:p>244.218</text:p>
          </table:table-cell>
          <table:table-cell office:value-type="float" office:value="0.156317">
            <text:p>0.1563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48953">
            <text:p>7.5</text:p>
          </table:table-cell>
          <table:table-cell office:value-type="float" office:value="0.917374">
            <text:p>0.917374</text:p>
          </table:table-cell>
          <table:table-cell office:value-type="float" office:value="244.083">
            <text:p>244.083</text:p>
          </table:table-cell>
          <table:table-cell office:value-type="float" office:value="0.183475">
            <text:p>0.1834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59616">
            <text:p>7.6</text:p>
          </table:table-cell>
          <table:table-cell office:value-type="float" office:value="1.05086">
            <text:p>1.05086</text:p>
          </table:table-cell>
          <table:table-cell office:value-type="float" office:value="243.949">
            <text:p>243.949</text:p>
          </table:table-cell>
          <table:table-cell office:value-type="float" office:value="0.210172">
            <text:p>0.2101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69905">
            <text:p>7.7</text:p>
          </table:table-cell>
          <table:table-cell office:value-type="float" office:value="1.18277">
            <text:p>1.18277</text:p>
          </table:table-cell>
          <table:table-cell office:value-type="float" office:value="243.817">
            <text:p>243.817</text:p>
          </table:table-cell>
          <table:table-cell office:value-type="float" office:value="0.236554">
            <text:p>0.2365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808">
            <text:p>7.8</text:p>
          </table:table-cell>
          <table:table-cell office:value-type="float" office:value="1.32562">
            <text:p>1.32562</text:p>
          </table:table-cell>
          <table:table-cell office:value-type="float" office:value="243.674">
            <text:p>243.674</text:p>
          </table:table-cell>
          <table:table-cell office:value-type="float" office:value="0.265125">
            <text:p>0.2651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7.91437">
            <text:p>7.9</text:p>
          </table:table-cell>
          <table:table-cell office:value-type="float" office:value="1.46759">
            <text:p>1.46759</text:p>
          </table:table-cell>
          <table:table-cell office:value-type="float" office:value="243.532">
            <text:p>243.532</text:p>
          </table:table-cell>
          <table:table-cell office:value-type="float" office:value="0.293518">
            <text:p>0.29351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02">
            <text:p>8.0</text:p>
          </table:table-cell>
          <table:table-cell office:value-type="float" office:value="1.61069">
            <text:p>1.61069</text:p>
          </table:table-cell>
          <table:table-cell office:value-type="float" office:value="243.389">
            <text:p>243.389</text:p>
          </table:table-cell>
          <table:table-cell office:value-type="float" office:value="0.322137">
            <text:p>0.32213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13074">
            <text:p>8.1</text:p>
          </table:table-cell>
          <table:table-cell office:value-type="float" office:value="1.76262">
            <text:p>1.76262</text:p>
          </table:table-cell>
          <table:table-cell office:value-type="float" office:value="243.237">
            <text:p>243.237</text:p>
          </table:table-cell>
          <table:table-cell office:value-type="float" office:value="0.352524">
            <text:p>0.3525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2393">
            <text:p>8.2</text:p>
          </table:table-cell>
          <table:table-cell office:value-type="float" office:value="1.91295">
            <text:p>1.91295</text:p>
          </table:table-cell>
          <table:table-cell office:value-type="float" office:value="243.087">
            <text:p>243.087</text:p>
          </table:table-cell>
          <table:table-cell office:value-type="float" office:value="0.38259">
            <text:p>0.3825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34297">
            <text:p>8.3</text:p>
          </table:table-cell>
          <table:table-cell office:value-type="float" office:value="2.05754">
            <text:p>2.05754</text:p>
          </table:table-cell>
          <table:table-cell office:value-type="float" office:value="242.942">
            <text:p>242.942</text:p>
          </table:table-cell>
          <table:table-cell office:value-type="float" office:value="0.411508">
            <text:p>0.4115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45233">
            <text:p>8.5</text:p>
          </table:table-cell>
          <table:table-cell office:value-type="float" office:value="2.21091">
            <text:p>2.21091</text:p>
          </table:table-cell>
          <table:table-cell office:value-type="float" office:value="242.789">
            <text:p>242.789</text:p>
          </table:table-cell>
          <table:table-cell office:value-type="float" office:value="0.442181">
            <text:p>0.44218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56331">
            <text:p>8.6</text:p>
          </table:table-cell>
          <table:table-cell office:value-type="float" office:value="2.36696">
            <text:p>2.36696</text:p>
          </table:table-cell>
          <table:table-cell office:value-type="float" office:value="242.633">
            <text:p>242.633</text:p>
          </table:table-cell>
          <table:table-cell office:value-type="float" office:value="0.473392">
            <text:p>0.47339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67805">
            <text:p>8.7</text:p>
          </table:table-cell>
          <table:table-cell office:value-type="float" office:value="2.52829">
            <text:p>2.52829</text:p>
          </table:table-cell>
          <table:table-cell office:value-type="float" office:value="242.472">
            <text:p>242.472</text:p>
          </table:table-cell>
          <table:table-cell office:value-type="float" office:value="0.505658">
            <text:p>0.5056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78401">
            <text:p>8.8</text:p>
          </table:table-cell>
          <table:table-cell office:value-type="float" office:value="2.6767">
            <text:p>2.6767</text:p>
          </table:table-cell>
          <table:table-cell office:value-type="float" office:value="242.323">
            <text:p>242.323</text:p>
          </table:table-cell>
          <table:table-cell office:value-type="float" office:value="0.535339">
            <text:p>0.5353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.8927">
            <text:p>8.9</text:p>
          </table:table-cell>
          <table:table-cell office:value-type="float" office:value="2.82796">
            <text:p>2.82796</text:p>
          </table:table-cell>
          <table:table-cell office:value-type="float" office:value="242.172">
            <text:p>242.172</text:p>
          </table:table-cell>
          <table:table-cell office:value-type="float" office:value="0.565591">
            <text:p>0.5655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00749">
            <text:p>9.0</text:p>
          </table:table-cell>
          <table:table-cell office:value-type="float" office:value="2.98643">
            <text:p>2.98643</text:p>
          </table:table-cell>
          <table:table-cell office:value-type="float" office:value="242.014">
            <text:p>242.014</text:p>
          </table:table-cell>
          <table:table-cell office:value-type="float" office:value="0.597287">
            <text:p>0.59728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11356">
            <text:p>9.1</text:p>
          </table:table-cell>
          <table:table-cell office:value-type="float" office:value="3.13092">
            <text:p>3.13092</text:p>
          </table:table-cell>
          <table:table-cell office:value-type="float" office:value="241.869">
            <text:p>241.869</text:p>
          </table:table-cell>
          <table:table-cell office:value-type="float" office:value="0.626184">
            <text:p>0.6261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22522">
            <text:p>9.2</text:p>
          </table:table-cell>
          <table:table-cell office:value-type="float" office:value="3.28081">
            <text:p>3.28081</text:p>
          </table:table-cell>
          <table:table-cell office:value-type="float" office:value="241.719">
            <text:p>241.719</text:p>
          </table:table-cell>
          <table:table-cell office:value-type="float" office:value="0.656161">
            <text:p>0.6561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33649">
            <text:p>9.3</text:p>
          </table:table-cell>
          <table:table-cell office:value-type="float" office:value="3.42758">
            <text:p>3.42758</text:p>
          </table:table-cell>
          <table:table-cell office:value-type="float" office:value="241.572">
            <text:p>241.572</text:p>
          </table:table-cell>
          <table:table-cell office:value-type="float" office:value="0.685516">
            <text:p>0.68551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45033">
            <text:p>9.5</text:p>
          </table:table-cell>
          <table:table-cell office:value-type="float" office:value="3.57439">
            <text:p>3.57439</text:p>
          </table:table-cell>
          <table:table-cell office:value-type="float" office:value="241.426">
            <text:p>241.426</text:p>
          </table:table-cell>
          <table:table-cell office:value-type="float" office:value="0.714877">
            <text:p>0.71487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55768">
            <text:p>9.6</text:p>
          </table:table-cell>
          <table:table-cell office:value-type="float" office:value="3.70943">
            <text:p>3.70943</text:p>
          </table:table-cell>
          <table:table-cell office:value-type="float" office:value="241.291">
            <text:p>241.291</text:p>
          </table:table-cell>
          <table:table-cell office:value-type="float" office:value="0.741885">
            <text:p>0.74188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65895">
            <text:p>9.7</text:p>
          </table:table-cell>
          <table:table-cell office:value-type="float" office:value="3.83371">
            <text:p>3.83371</text:p>
          </table:table-cell>
          <table:table-cell office:value-type="float" office:value="241.166">
            <text:p>241.166</text:p>
          </table:table-cell>
          <table:table-cell office:value-type="float" office:value="0.766742">
            <text:p>0.76674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77325">
            <text:p>9.8</text:p>
          </table:table-cell>
          <table:table-cell office:value-type="float" office:value="3.9696">
            <text:p>3.9696</text:p>
          </table:table-cell>
          <table:table-cell office:value-type="float" office:value="241.03">
            <text:p>241.03</text:p>
          </table:table-cell>
          <table:table-cell office:value-type="float" office:value="0.793921">
            <text:p>0.79392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88309">
            <text:p>9.9</text:p>
          </table:table-cell>
          <table:table-cell office:value-type="float" office:value="4.09557">
            <text:p>4.09557</text:p>
          </table:table-cell>
          <table:table-cell office:value-type="float" office:value="240.904">
            <text:p>240.904</text:p>
          </table:table-cell>
          <table:table-cell office:value-type="float" office:value="0.819113">
            <text:p>0.81911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9.98726">
            <text:p>10.0</text:p>
          </table:table-cell>
          <table:table-cell office:value-type="float" office:value="4.21051">
            <text:p>4.21051</text:p>
          </table:table-cell>
          <table:table-cell office:value-type="float" office:value="240.789">
            <text:p>240.789</text:p>
          </table:table-cell>
          <table:table-cell office:value-type="float" office:value="0.842102">
            <text:p>0.84210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0999">
            <text:p>10.1</text:p>
          </table:table-cell>
          <table:table-cell office:value-type="float" office:value="4.32971">
            <text:p>4.32971</text:p>
          </table:table-cell>
          <table:table-cell office:value-type="float" office:value="240.67">
            <text:p>240.67</text:p>
          </table:table-cell>
          <table:table-cell office:value-type="float" office:value="0.865942">
            <text:p>0.86594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2074">
            <text:p>10.2</text:p>
          </table:table-cell>
          <table:table-cell office:value-type="float" office:value="4.43797">
            <text:p>4.43797</text:p>
          </table:table-cell>
          <table:table-cell office:value-type="float" office:value="240.562">
            <text:p>240.562</text:p>
          </table:table-cell>
          <table:table-cell office:value-type="float" office:value="0.887595">
            <text:p>0.8875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3107">
            <text:p>10.3</text:p>
          </table:table-cell>
          <table:table-cell office:value-type="float" office:value="4.53677">
            <text:p>4.53677</text:p>
          </table:table-cell>
          <table:table-cell office:value-type="float" office:value="240.463">
            <text:p>240.463</text:p>
          </table:table-cell>
          <table:table-cell office:value-type="float" office:value="0.907355">
            <text:p>0.90735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4187">
            <text:p>10.4</text:p>
          </table:table-cell>
          <table:table-cell office:value-type="float" office:value="4.6344">
            <text:p>4.6344</text:p>
          </table:table-cell>
          <table:table-cell office:value-type="float" office:value="240.366">
            <text:p>240.366</text:p>
          </table:table-cell>
          <table:table-cell office:value-type="float" office:value="0.92688">
            <text:p>0.926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523">
            <text:p>10.5</text:p>
          </table:table-cell>
          <table:table-cell office:value-type="float" office:value="4.72305">
            <text:p>4.72305</text:p>
          </table:table-cell>
          <table:table-cell office:value-type="float" office:value="240.277">
            <text:p>240.277</text:p>
          </table:table-cell>
          <table:table-cell office:value-type="float" office:value="0.944611">
            <text:p>0.94461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6324">
            <text:p>10.6</text:p>
          </table:table-cell>
          <table:table-cell office:value-type="float" office:value="4.80959">
            <text:p>4.80959</text:p>
          </table:table-cell>
          <table:table-cell office:value-type="float" office:value="240.19">
            <text:p>240.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7364">
            <text:p>10.7</text:p>
          </table:table-cell>
          <table:table-cell office:value-type="float" office:value="4.88557">
            <text:p>4.88557</text:p>
          </table:table-cell>
          <table:table-cell office:value-type="float" office:value="240.114">
            <text:p>240.1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8375">
            <text:p>10.8</text:p>
          </table:table-cell>
          <table:table-cell office:value-type="float" office:value="4.95305">
            <text:p>4.95305</text:p>
          </table:table-cell>
          <table:table-cell office:value-type="float" office:value="240.047">
            <text:p>240.0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.9459">
            <text:p>10.9</text:p>
          </table:table-cell>
          <table:table-cell office:value-type="float" office:value="5.01805">
            <text:p>5.01805</text:p>
          </table:table-cell>
          <table:table-cell office:value-type="float" office:value="239.982">
            <text:p>239.9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0501">
            <text:p>11.1</text:p>
          </table:table-cell>
          <table:table-cell office:value-type="float" office:value="5.07274">
            <text:p>5.07274</text:p>
          </table:table-cell>
          <table:table-cell office:value-type="float" office:value="239.927">
            <text:p>239.9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1513">
            <text:p>11.2</text:p>
          </table:table-cell>
          <table:table-cell office:value-type="float" office:value="5.118">
            <text:p>5.118</text:p>
          </table:table-cell>
          <table:table-cell office:value-type="float" office:value="239.882">
            <text:p>239.8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2618">
            <text:p>11.3</text:p>
          </table:table-cell>
          <table:table-cell office:value-type="float" office:value="5.15797">
            <text:p>5.15797</text:p>
          </table:table-cell>
          <table:table-cell office:value-type="float" office:value="239.842">
            <text:p>239.8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3775">
            <text:p>11.4</text:p>
          </table:table-cell>
          <table:table-cell office:value-type="float" office:value="5.1886">
            <text:p>5.1886</text:p>
          </table:table-cell>
          <table:table-cell office:value-type="float" office:value="239.811">
            <text:p>239.8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4872">
            <text:p>11.5</text:p>
          </table:table-cell>
          <table:table-cell office:value-type="float" office:value="5.20656">
            <text:p>5.20656</text:p>
          </table:table-cell>
          <table:table-cell office:value-type="float" office:value="239.793">
            <text:p>239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5997">
            <text:p>11.6</text:p>
          </table:table-cell>
          <table:table-cell office:value-type="float" office:value="5.21298">
            <text:p>5.21298</text:p>
          </table:table-cell>
          <table:table-cell office:value-type="float" office:value="239.787">
            <text:p>239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7124">
            <text:p>11.7</text:p>
          </table:table-cell>
          <table:table-cell office:value-type="float" office:value="5.20663">
            <text:p>5.20663</text:p>
          </table:table-cell>
          <table:table-cell office:value-type="float" office:value="239.793">
            <text:p>239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8207">
            <text:p>11.8</text:p>
          </table:table-cell>
          <table:table-cell office:value-type="float" office:value="5.18826">
            <text:p>5.18826</text:p>
          </table:table-cell>
          <table:table-cell office:value-type="float" office:value="239.812">
            <text:p>239.8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1.9255">
            <text:p>11.9</text:p>
          </table:table-cell>
          <table:table-cell office:value-type="float" office:value="5.15846">
            <text:p>5.15846</text:p>
          </table:table-cell>
          <table:table-cell office:value-type="float" office:value="239.842">
            <text:p>239.8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035">
            <text:p>12.0</text:p>
          </table:table-cell>
          <table:table-cell office:value-type="float" office:value="5.11436">
            <text:p>5.11436</text:p>
          </table:table-cell>
          <table:table-cell office:value-type="float" office:value="239.886">
            <text:p>239.8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1373">
            <text:p>12.1</text:p>
          </table:table-cell>
          <table:table-cell office:value-type="float" office:value="5.06122">
            <text:p>5.06122</text:p>
          </table:table-cell>
          <table:table-cell office:value-type="float" office:value="239.939">
            <text:p>239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2426">
            <text:p>12.2</text:p>
          </table:table-cell>
          <table:table-cell office:value-type="float" office:value="4.99408">
            <text:p>4.99408</text:p>
          </table:table-cell>
          <table:table-cell office:value-type="float" office:value="240.006">
            <text:p>240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3582">
            <text:p>12.4</text:p>
          </table:table-cell>
          <table:table-cell office:value-type="float" office:value="4.90578">
            <text:p>4.90578</text:p>
          </table:table-cell>
          <table:table-cell office:value-type="float" office:value="240.094">
            <text:p>240.0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4635">
            <text:p>12.5</text:p>
          </table:table-cell>
          <table:table-cell office:value-type="float" office:value="4.81212">
            <text:p>4.81212</text:p>
          </table:table-cell>
          <table:table-cell office:value-type="float" office:value="240.188">
            <text:p>240.1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5703">
            <text:p>12.6</text:p>
          </table:table-cell>
          <table:table-cell office:value-type="float" office:value="4.70393">
            <text:p>4.70393</text:p>
          </table:table-cell>
          <table:table-cell office:value-type="float" office:value="240.296">
            <text:p>240.296</text:p>
          </table:table-cell>
          <table:table-cell office:value-type="float" office:value="0.940787">
            <text:p>0.94078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6745">
            <text:p>12.7</text:p>
          </table:table-cell>
          <table:table-cell office:value-type="float" office:value="4.58588">
            <text:p>4.58588</text:p>
          </table:table-cell>
          <table:table-cell office:value-type="float" office:value="240.414">
            <text:p>240.414</text:p>
          </table:table-cell>
          <table:table-cell office:value-type="float" office:value="0.917175">
            <text:p>0.9171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7829">
            <text:p>12.8</text:p>
          </table:table-cell>
          <table:table-cell office:value-type="float" office:value="4.44971">
            <text:p>4.44971</text:p>
          </table:table-cell>
          <table:table-cell office:value-type="float" office:value="240.55">
            <text:p>240.55</text:p>
          </table:table-cell>
          <table:table-cell office:value-type="float" office:value="0.889941">
            <text:p>0.88994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8841">
            <text:p>12.9</text:p>
          </table:table-cell>
          <table:table-cell office:value-type="float" office:value="4.31059">
            <text:p>4.31059</text:p>
          </table:table-cell>
          <table:table-cell office:value-type="float" office:value="240.689">
            <text:p>240.689</text:p>
          </table:table-cell>
          <table:table-cell office:value-type="float" office:value="0.862119">
            <text:p>0.86211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2.9851">
            <text:p>13.0</text:p>
          </table:table-cell>
          <table:table-cell office:value-type="float" office:value="4.16028">
            <text:p>4.16028</text:p>
          </table:table-cell>
          <table:table-cell office:value-type="float" office:value="240.84">
            <text:p>240.84</text:p>
          </table:table-cell>
          <table:table-cell office:value-type="float" office:value="0.832056">
            <text:p>0.8320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0899">
            <text:p>13.1</text:p>
          </table:table-cell>
          <table:table-cell office:value-type="float" office:value="3.99248">
            <text:p>3.99248</text:p>
          </table:table-cell>
          <table:table-cell office:value-type="float" office:value="241.008">
            <text:p>241.008</text:p>
          </table:table-cell>
          <table:table-cell office:value-type="float" office:value="0.798495">
            <text:p>0.7984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1948">
            <text:p>13.2</text:p>
          </table:table-cell>
          <table:table-cell office:value-type="float" office:value="3.81339">
            <text:p>3.81339</text:p>
          </table:table-cell>
          <table:table-cell office:value-type="float" office:value="241.187">
            <text:p>241.187</text:p>
          </table:table-cell>
          <table:table-cell office:value-type="float" office:value="0.762677">
            <text:p>0.76267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3033">
            <text:p>13.3</text:p>
          </table:table-cell>
          <table:table-cell office:value-type="float" office:value="3.61729">
            <text:p>3.61729</text:p>
          </table:table-cell>
          <table:table-cell office:value-type="float" office:value="241.383">
            <text:p>241.383</text:p>
          </table:table-cell>
          <table:table-cell office:value-type="float" office:value="0.723459">
            <text:p>0.72345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4145">
            <text:p>13.4</text:p>
          </table:table-cell>
          <table:table-cell office:value-type="float" office:value="3.40715">
            <text:p>3.40715</text:p>
          </table:table-cell>
          <table:table-cell office:value-type="float" office:value="241.593">
            <text:p>241.593</text:p>
          </table:table-cell>
          <table:table-cell office:value-type="float" office:value="0.68143">
            <text:p>0.6814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5157">
            <text:p>13.5</text:p>
          </table:table-cell>
          <table:table-cell office:value-type="float" office:value="3.20932">
            <text:p>3.20932</text:p>
          </table:table-cell>
          <table:table-cell office:value-type="float" office:value="241.791">
            <text:p>241.791</text:p>
          </table:table-cell>
          <table:table-cell office:value-type="float" office:value="0.641864">
            <text:p>0.6418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6271">
            <text:p>13.6</text:p>
          </table:table-cell>
          <table:table-cell office:value-type="float" office:value="2.98553">
            <text:p>2.98553</text:p>
          </table:table-cell>
          <table:table-cell office:value-type="float" office:value="242.014">
            <text:p>242.014</text:p>
          </table:table-cell>
          <table:table-cell office:value-type="float" office:value="0.597107">
            <text:p>0.5971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7358">
            <text:p>13.7</text:p>
          </table:table-cell>
          <table:table-cell office:value-type="float" office:value="2.76372">
            <text:p>2.76372</text:p>
          </table:table-cell>
          <table:table-cell office:value-type="float" office:value="242.236">
            <text:p>242.236</text:p>
          </table:table-cell>
          <table:table-cell office:value-type="float" office:value="0.552744">
            <text:p>0.55274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843">
            <text:p>13.8</text:p>
          </table:table-cell>
          <table:table-cell office:value-type="float" office:value="2.54277">
            <text:p>2.54277</text:p>
          </table:table-cell>
          <table:table-cell office:value-type="float" office:value="242.457">
            <text:p>242.457</text:p>
          </table:table-cell>
          <table:table-cell office:value-type="float" office:value="0.508554">
            <text:p>0.5085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3.9522">
            <text:p>14.0</text:p>
          </table:table-cell>
          <table:table-cell office:value-type="float" office:value="2.31741">
            <text:p>2.31741</text:p>
          </table:table-cell>
          <table:table-cell office:value-type="float" office:value="242.683">
            <text:p>242.683</text:p>
          </table:table-cell>
          <table:table-cell office:value-type="float" office:value="0.463483">
            <text:p>0.46348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0613">
            <text:p>14.1</text:p>
          </table:table-cell>
          <table:table-cell office:value-type="float" office:value="2.09341">
            <text:p>2.09341</text:p>
          </table:table-cell>
          <table:table-cell office:value-type="float" office:value="242.907">
            <text:p>242.907</text:p>
          </table:table-cell>
          <table:table-cell office:value-type="float" office:value="0.418683">
            <text:p>0.41868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1743">
            <text:p>14.2</text:p>
          </table:table-cell>
          <table:table-cell office:value-type="float" office:value="1.86429">
            <text:p>1.86429</text:p>
          </table:table-cell>
          <table:table-cell office:value-type="float" office:value="243.136">
            <text:p>243.136</text:p>
          </table:table-cell>
          <table:table-cell office:value-type="float" office:value="0.372858">
            <text:p>0.3728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2812">
            <text:p>14.3</text:p>
          </table:table-cell>
          <table:table-cell office:value-type="float" office:value="1.65182">
            <text:p>1.65182</text:p>
          </table:table-cell>
          <table:table-cell office:value-type="float" office:value="243.348">
            <text:p>243.348</text:p>
          </table:table-cell>
          <table:table-cell office:value-type="float" office:value="0.330365">
            <text:p>0.3303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3921">
            <text:p>14.4</text:p>
          </table:table-cell>
          <table:table-cell office:value-type="float" office:value="1.43657">
            <text:p>1.43657</text:p>
          </table:table-cell>
          <table:table-cell office:value-type="float" office:value="243.563">
            <text:p>243.563</text:p>
          </table:table-cell>
          <table:table-cell office:value-type="float" office:value="0.287314">
            <text:p>0.28731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4984">
            <text:p>14.5</text:p>
          </table:table-cell>
          <table:table-cell office:value-type="float" office:value="1.23709">
            <text:p>1.23709</text:p>
          </table:table-cell>
          <table:table-cell office:value-type="float" office:value="243.763">
            <text:p>243.763</text:p>
          </table:table-cell>
          <table:table-cell office:value-type="float" office:value="0.247418">
            <text:p>0.24741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606">
            <text:p>14.6</text:p>
          </table:table-cell>
          <table:table-cell office:value-type="float" office:value="1.04279">
            <text:p>1.04279</text:p>
          </table:table-cell>
          <table:table-cell office:value-type="float" office:value="243.957">
            <text:p>243.957</text:p>
          </table:table-cell>
          <table:table-cell office:value-type="float" office:value="0.208557">
            <text:p>0.20855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7108">
            <text:p>14.7</text:p>
          </table:table-cell>
          <table:table-cell office:value-type="float" office:value="0.861725">
            <text:p>0.861725</text:p>
          </table:table-cell>
          <table:table-cell office:value-type="float" office:value="244.138">
            <text:p>244.138</text:p>
          </table:table-cell>
          <table:table-cell office:value-type="float" office:value="0.172345">
            <text:p>0.17234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8244">
            <text:p>14.8</text:p>
          </table:table-cell>
          <table:table-cell office:value-type="float" office:value="0.675674">
            <text:p>0.675674</text:p>
          </table:table-cell>
          <table:table-cell office:value-type="float" office:value="244.324">
            <text:p>244.324</text:p>
          </table:table-cell>
          <table:table-cell office:value-type="float" office:value="0.135135">
            <text:p>0.1351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4.9296">
            <text:p>14.9</text:p>
          </table:table-cell>
          <table:table-cell office:value-type="float" office:value="0.51387">
            <text:p>0.51387</text:p>
          </table:table-cell>
          <table:table-cell office:value-type="float" office:value="244.486">
            <text:p>244.486</text:p>
          </table:table-cell>
          <table:table-cell office:value-type="float" office:value="0.102774">
            <text:p>0.10277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0415">
            <text:p>15.0</text:p>
          </table:table-cell>
          <table:table-cell office:value-type="float" office:value="0.353348">
            <text:p>0.353348</text:p>
          </table:table-cell>
          <table:table-cell office:value-type="float" office:value="244.647">
            <text:p>244.647</text:p>
          </table:table-cell>
          <table:table-cell office:value-type="float" office:value="0.0706696">
            <text:p>0.07066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1506">
            <text:p>15.2</text:p>
          </table:table-cell>
          <table:table-cell office:value-type="float" office:value="0.209412">
            <text:p>0.209412</text:p>
          </table:table-cell>
          <table:table-cell office:value-type="float" office:value="244.791">
            <text:p>244.791</text:p>
          </table:table-cell>
          <table:table-cell office:value-type="float" office:value="0.0418823">
            <text:p>0.041882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2594">
            <text:p>15.3</text:p>
          </table:table-cell>
          <table:table-cell office:value-type="float" office:value="0.0785828">
            <text:p>0.0785828</text:p>
          </table:table-cell>
          <table:table-cell office:value-type="float" office:value="244.921">
            <text:p>244.921</text:p>
          </table:table-cell>
          <table:table-cell office:value-type="float" office:value="0.0157166">
            <text:p>0.015716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385">
            <text:p>15.4</text:p>
          </table:table-cell>
          <table:table-cell office:value-type="float" office:value="-0.0565033">
            <text:p>-0.0565033</text:p>
          </table:table-cell>
          <table:table-cell office:value-type="float" office:value="245.057">
            <text:p>245.057</text:p>
          </table:table-cell>
          <table:table-cell office:value-type="float" office:value="-0.0113007">
            <text:p>-0.01130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4869">
            <text:p>15.5</text:p>
          </table:table-cell>
          <table:table-cell office:value-type="float" office:value="-0.152481">
            <text:p>-0.152481</text:p>
          </table:table-cell>
          <table:table-cell office:value-type="float" office:value="245.152">
            <text:p>245.152</text:p>
          </table:table-cell>
          <table:table-cell office:value-type="float" office:value="-0.0304962">
            <text:p>-0.03049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5941">
            <text:p>15.6</text:p>
          </table:table-cell>
          <table:table-cell office:value-type="float" office:value="-0.240585">
            <text:p>-0.240585</text:p>
          </table:table-cell>
          <table:table-cell office:value-type="float" office:value="245.241">
            <text:p>245.241</text:p>
          </table:table-cell>
          <table:table-cell office:value-type="float" office:value="-0.0481171">
            <text:p>-0.048117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6943">
            <text:p>15.7</text:p>
          </table:table-cell>
          <table:table-cell office:value-type="float" office:value="-0.310791">
            <text:p>-0.310791</text:p>
          </table:table-cell>
          <table:table-cell office:value-type="float" office:value="245.311">
            <text:p>245.311</text:p>
          </table:table-cell>
          <table:table-cell office:value-type="float" office:value="-0.0621582">
            <text:p>-0.062158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7983">
            <text:p>15.8</text:p>
          </table:table-cell>
          <table:table-cell office:value-type="float" office:value="-0.371353">
            <text:p>-0.371353</text:p>
          </table:table-cell>
          <table:table-cell office:value-type="float" office:value="245.371">
            <text:p>245.371</text:p>
          </table:table-cell>
          <table:table-cell office:value-type="float" office:value="-0.0742706">
            <text:p>-0.074270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.9055">
            <text:p>15.9</text:p>
          </table:table-cell>
          <table:table-cell office:value-type="float" office:value="-0.420715">
            <text:p>-0.420715</text:p>
          </table:table-cell>
          <table:table-cell office:value-type="float" office:value="245.421">
            <text:p>245.421</text:p>
          </table:table-cell>
          <table:table-cell office:value-type="float" office:value="-0.0841431">
            <text:p>-0.084143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0102">
            <text:p>16.0</text:p>
          </table:table-cell>
          <table:table-cell office:value-type="float" office:value="-0.456146">
            <text:p>-0.456146</text:p>
          </table:table-cell>
          <table:table-cell office:value-type="float" office:value="245.456">
            <text:p>245.456</text:p>
          </table:table-cell>
          <table:table-cell office:value-type="float" office:value="-0.0912293">
            <text:p>-0.091229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1127">
            <text:p>16.1</text:p>
          </table:table-cell>
          <table:table-cell office:value-type="float" office:value="-0.479034">
            <text:p>-0.479034</text:p>
          </table:table-cell>
          <table:table-cell office:value-type="float" office:value="245.479">
            <text:p>245.479</text:p>
          </table:table-cell>
          <table:table-cell office:value-type="float" office:value="-0.0958069">
            <text:p>-0.09580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2225">
            <text:p>16.2</text:p>
          </table:table-cell>
          <table:table-cell office:value-type="float" office:value="-0.490555">
            <text:p>-0.490555</text:p>
          </table:table-cell>
          <table:table-cell office:value-type="float" office:value="245.491">
            <text:p>245.491</text:p>
          </table:table-cell>
          <table:table-cell office:value-type="float" office:value="-0.098111">
            <text:p>-0.09811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3242">
            <text:p>16.3</text:p>
          </table:table-cell>
          <table:table-cell office:value-type="float" office:value="-0.489899">
            <text:p>-0.489899</text:p>
          </table:table-cell>
          <table:table-cell office:value-type="float" office:value="245.49">
            <text:p>245.49</text:p>
          </table:table-cell>
          <table:table-cell office:value-type="float" office:value="-0.0979797">
            <text:p>-0.097979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4453">
            <text:p>16.4</text:p>
          </table:table-cell>
          <table:table-cell office:value-type="float" office:value="-0.475159">
            <text:p>-0.475159</text:p>
          </table:table-cell>
          <table:table-cell office:value-type="float" office:value="245.475">
            <text:p>245.475</text:p>
          </table:table-cell>
          <table:table-cell office:value-type="float" office:value="-0.0950317">
            <text:p>-0.09503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5529">
            <text:p>16.6</text:p>
          </table:table-cell>
          <table:table-cell office:value-type="float" office:value="-0.449783">
            <text:p>-0.449783</text:p>
          </table:table-cell>
          <table:table-cell office:value-type="float" office:value="245.45">
            <text:p>245.45</text:p>
          </table:table-cell>
          <table:table-cell office:value-type="float" office:value="-0.0899567">
            <text:p>-0.08995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661">
            <text:p>16.7</text:p>
          </table:table-cell>
          <table:table-cell office:value-type="float" office:value="-0.413193">
            <text:p>-0.413193</text:p>
          </table:table-cell>
          <table:table-cell office:value-type="float" office:value="245.413">
            <text:p>245.413</text:p>
          </table:table-cell>
          <table:table-cell office:value-type="float" office:value="-0.0826386">
            <text:p>-0.082638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7673">
            <text:p>16.8</text:p>
          </table:table-cell>
          <table:table-cell office:value-type="float" office:value="-0.366882">
            <text:p>-0.366882</text:p>
          </table:table-cell>
          <table:table-cell office:value-type="float" office:value="245.367">
            <text:p>245.367</text:p>
          </table:table-cell>
          <table:table-cell office:value-type="float" office:value="-0.0733765">
            <text:p>-0.07337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8743">
            <text:p>16.9</text:p>
          </table:table-cell>
          <table:table-cell office:value-type="float" office:value="-0.31041">
            <text:p>-0.31041</text:p>
          </table:table-cell>
          <table:table-cell office:value-type="float" office:value="245.31">
            <text:p>245.31</text:p>
          </table:table-cell>
          <table:table-cell office:value-type="float" office:value="-0.0620819">
            <text:p>-0.062081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.9839">
            <text:p>17.0</text:p>
          </table:table-cell>
          <table:table-cell office:value-type="float" office:value="-0.242783">
            <text:p>-0.242783</text:p>
          </table:table-cell>
          <table:table-cell office:value-type="float" office:value="245.243">
            <text:p>245.243</text:p>
          </table:table-cell>
          <table:table-cell office:value-type="float" office:value="-0.0485565">
            <text:p>-0.04855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0884">
            <text:p>17.1</text:p>
          </table:table-cell>
          <table:table-cell office:value-type="float" office:value="-0.169785">
            <text:p>-0.169785</text:p>
          </table:table-cell>
          <table:table-cell office:value-type="float" office:value="245.17">
            <text:p>245.17</text:p>
          </table:table-cell>
          <table:table-cell office:value-type="float" office:value="-0.0339569">
            <text:p>-0.03395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1983">
            <text:p>17.2</text:p>
          </table:table-cell>
          <table:table-cell office:value-type="float" office:value="-0.0844574">
            <text:p>-0.0844574</text:p>
          </table:table-cell>
          <table:table-cell office:value-type="float" office:value="245.084">
            <text:p>245.084</text:p>
          </table:table-cell>
          <table:table-cell office:value-type="float" office:value="-0.0168915">
            <text:p>-0.016891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3146">
            <text:p>17.3</text:p>
          </table:table-cell>
          <table:table-cell office:value-type="float" office:value="0.0145416">
            <text:p>0.0145416</text:p>
          </table:table-cell>
          <table:table-cell office:value-type="float" office:value="244.985">
            <text:p>244.985</text:p>
          </table:table-cell>
          <table:table-cell office:value-type="float" office:value="0.00290833">
            <text:p>0.002908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4267">
            <text:p>17.4</text:p>
          </table:table-cell>
          <table:table-cell office:value-type="float" office:value="0.118027">
            <text:p>0.118027</text:p>
          </table:table-cell>
          <table:table-cell office:value-type="float" office:value="244.882">
            <text:p>244.882</text:p>
          </table:table-cell>
          <table:table-cell office:value-type="float" office:value="0.0236053">
            <text:p>0.02360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5325">
            <text:p>17.5</text:p>
          </table:table-cell>
          <table:table-cell office:value-type="float" office:value="0.222244">
            <text:p>0.222244</text:p>
          </table:table-cell>
          <table:table-cell office:value-type="float" office:value="244.778">
            <text:p>244.778</text:p>
          </table:table-cell>
          <table:table-cell office:value-type="float" office:value="0.0444489">
            <text:p>0.044448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6338">
            <text:p>17.6</text:p>
          </table:table-cell>
          <table:table-cell office:value-type="float" office:value="0.32756">
            <text:p>0.32756</text:p>
          </table:table-cell>
          <table:table-cell office:value-type="float" office:value="244.672">
            <text:p>244.672</text:p>
          </table:table-cell>
          <table:table-cell office:value-type="float" office:value="0.0655121">
            <text:p>0.065512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7343">
            <text:p>17.7</text:p>
          </table:table-cell>
          <table:table-cell office:value-type="float" office:value="0.437103">
            <text:p>0.437103</text:p>
          </table:table-cell>
          <table:table-cell office:value-type="float" office:value="244.563">
            <text:p>244.563</text:p>
          </table:table-cell>
          <table:table-cell office:value-type="float" office:value="0.0874207">
            <text:p>0.08742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8461">
            <text:p>17.8</text:p>
          </table:table-cell>
          <table:table-cell office:value-type="float" office:value="0.564468">
            <text:p>0.564468</text:p>
          </table:table-cell>
          <table:table-cell office:value-type="float" office:value="244.436">
            <text:p>244.436</text:p>
          </table:table-cell>
          <table:table-cell office:value-type="float" office:value="0.112894">
            <text:p>0.1128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7.9528">
            <text:p>18.0</text:p>
          </table:table-cell>
          <table:table-cell office:value-type="float" office:value="0.690842">
            <text:p>0.690842</text:p>
          </table:table-cell>
          <table:table-cell office:value-type="float" office:value="244.309">
            <text:p>244.309</text:p>
          </table:table-cell>
          <table:table-cell office:value-type="float" office:value="0.138168">
            <text:p>0.13816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0621">
            <text:p>18.1</text:p>
          </table:table-cell>
          <table:table-cell office:value-type="float" office:value="0.824768">
            <text:p>0.824768</text:p>
          </table:table-cell>
          <table:table-cell office:value-type="float" office:value="244.175">
            <text:p>244.175</text:p>
          </table:table-cell>
          <table:table-cell office:value-type="float" office:value="0.164954">
            <text:p>0.1649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1696">
            <text:p>18.2</text:p>
          </table:table-cell>
          <table:table-cell office:value-type="float" office:value="0.960312">
            <text:p>0.960312</text:p>
          </table:table-cell>
          <table:table-cell office:value-type="float" office:value="244.04">
            <text:p>244.04</text:p>
          </table:table-cell>
          <table:table-cell office:value-type="float" office:value="0.192062">
            <text:p>0.1920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286">
            <text:p>18.3</text:p>
          </table:table-cell>
          <table:table-cell office:value-type="float" office:value="1.11134">
            <text:p>1.11134</text:p>
          </table:table-cell>
          <table:table-cell office:value-type="float" office:value="243.889">
            <text:p>243.889</text:p>
          </table:table-cell>
          <table:table-cell office:value-type="float" office:value="0.222269">
            <text:p>0.2222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3936">
            <text:p>18.4</text:p>
          </table:table-cell>
          <table:table-cell office:value-type="float" office:value="1.25388">
            <text:p>1.25388</text:p>
          </table:table-cell>
          <table:table-cell office:value-type="float" office:value="243.746">
            <text:p>243.746</text:p>
          </table:table-cell>
          <table:table-cell office:value-type="float" office:value="0.250775">
            <text:p>0.2507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4965">
            <text:p>18.5</text:p>
          </table:table-cell>
          <table:table-cell office:value-type="float" office:value="1.39281">
            <text:p>1.39281</text:p>
          </table:table-cell>
          <table:table-cell office:value-type="float" office:value="243.607">
            <text:p>243.607</text:p>
          </table:table-cell>
          <table:table-cell office:value-type="float" office:value="0.278561">
            <text:p>0.2785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6086">
            <text:p>18.6</text:p>
          </table:table-cell>
          <table:table-cell office:value-type="float" office:value="1.54663">
            <text:p>1.54663</text:p>
          </table:table-cell>
          <table:table-cell office:value-type="float" office:value="243.453">
            <text:p>243.453</text:p>
          </table:table-cell>
          <table:table-cell office:value-type="float" office:value="0.309326">
            <text:p>0.30932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7108">
            <text:p>18.7</text:p>
          </table:table-cell>
          <table:table-cell office:value-type="float" office:value="1.68892">
            <text:p>1.68892</text:p>
          </table:table-cell>
          <table:table-cell office:value-type="float" office:value="243.311">
            <text:p>243.311</text:p>
          </table:table-cell>
          <table:table-cell office:value-type="float" office:value="0.337784">
            <text:p>0.3377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8193">
            <text:p>18.8</text:p>
          </table:table-cell>
          <table:table-cell office:value-type="float" office:value="1.84129">
            <text:p>1.84129</text:p>
          </table:table-cell>
          <table:table-cell office:value-type="float" office:value="243.159">
            <text:p>243.159</text:p>
          </table:table-cell>
          <table:table-cell office:value-type="float" office:value="0.368259">
            <text:p>0.36825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8.9288">
            <text:p>18.9</text:p>
          </table:table-cell>
          <table:table-cell office:value-type="float" office:value="1.99657">
            <text:p>1.99657</text:p>
          </table:table-cell>
          <table:table-cell office:value-type="float" office:value="243.003">
            <text:p>243.003</text:p>
          </table:table-cell>
          <table:table-cell office:value-type="float" office:value="0.399313">
            <text:p>0.39931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0322">
            <text:p>19.0</text:p>
          </table:table-cell>
          <table:table-cell office:value-type="float" office:value="2.14386">
            <text:p>2.14386</text:p>
          </table:table-cell>
          <table:table-cell office:value-type="float" office:value="242.856">
            <text:p>242.856</text:p>
          </table:table-cell>
          <table:table-cell office:value-type="float" office:value="0.428772">
            <text:p>0.4287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1384">
            <text:p>19.1</text:p>
          </table:table-cell>
          <table:table-cell office:value-type="float" office:value="2.29579">
            <text:p>2.29579</text:p>
          </table:table-cell>
          <table:table-cell office:value-type="float" office:value="242.704">
            <text:p>242.704</text:p>
          </table:table-cell>
          <table:table-cell office:value-type="float" office:value="0.459158">
            <text:p>0.4591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242">
            <text:p>19.2</text:p>
          </table:table-cell>
          <table:table-cell office:value-type="float" office:value="2.44403">
            <text:p>2.44403</text:p>
          </table:table-cell>
          <table:table-cell office:value-type="float" office:value="242.556">
            <text:p>242.556</text:p>
          </table:table-cell>
          <table:table-cell office:value-type="float" office:value="0.488806">
            <text:p>0.48880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3448">
            <text:p>19.3</text:p>
          </table:table-cell>
          <table:table-cell office:value-type="float" office:value="2.59108">
            <text:p>2.59108</text:p>
          </table:table-cell>
          <table:table-cell office:value-type="float" office:value="242.409">
            <text:p>242.409</text:p>
          </table:table-cell>
          <table:table-cell office:value-type="float" office:value="0.518216">
            <text:p>0.51821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4566">
            <text:p>19.5</text:p>
          </table:table-cell>
          <table:table-cell office:value-type="float" office:value="2.75037">
            <text:p>2.75037</text:p>
          </table:table-cell>
          <table:table-cell office:value-type="float" office:value="242.25">
            <text:p>242.25</text:p>
          </table:table-cell>
          <table:table-cell office:value-type="float" office:value="0.550073">
            <text:p>0.5500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5589">
            <text:p>19.6</text:p>
          </table:table-cell>
          <table:table-cell office:value-type="float" office:value="2.89497">
            <text:p>2.89497</text:p>
          </table:table-cell>
          <table:table-cell office:value-type="float" office:value="242.105">
            <text:p>242.105</text:p>
          </table:table-cell>
          <table:table-cell office:value-type="float" office:value="0.578995">
            <text:p>0.5789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6689">
            <text:p>19.7</text:p>
          </table:table-cell>
          <table:table-cell office:value-type="float" office:value="3.04922">
            <text:p>3.04922</text:p>
          </table:table-cell>
          <table:table-cell office:value-type="float" office:value="241.951">
            <text:p>241.951</text:p>
          </table:table-cell>
          <table:table-cell office:value-type="float" office:value="0.609845">
            <text:p>0.60984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7721">
            <text:p>19.8</text:p>
          </table:table-cell>
          <table:table-cell office:value-type="float" office:value="3.192">
            <text:p>3.192</text:p>
          </table:table-cell>
          <table:table-cell office:value-type="float" office:value="241.808">
            <text:p>241.808</text:p>
          </table:table-cell>
          <table:table-cell office:value-type="float" office:value="0.6384">
            <text:p>0.63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8769">
            <text:p>19.9</text:p>
          </table:table-cell>
          <table:table-cell office:value-type="float" office:value="3.33484">
            <text:p>3.33484</text:p>
          </table:table-cell>
          <table:table-cell office:value-type="float" office:value="241.665">
            <text:p>241.665</text:p>
          </table:table-cell>
          <table:table-cell office:value-type="float" office:value="0.666968">
            <text:p>0.66696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9.9861">
            <text:p>20.0</text:p>
          </table:table-cell>
          <table:table-cell office:value-type="float" office:value="3.48116">
            <text:p>3.48116</text:p>
          </table:table-cell>
          <table:table-cell office:value-type="float" office:value="241.519">
            <text:p>241.519</text:p>
          </table:table-cell>
          <table:table-cell office:value-type="float" office:value="0.696231">
            <text:p>0.69623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0907">
            <text:p>20.1</text:p>
          </table:table-cell>
          <table:table-cell office:value-type="float" office:value="3.61839">
            <text:p>3.61839</text:p>
          </table:table-cell>
          <table:table-cell office:value-type="float" office:value="241.382">
            <text:p>241.382</text:p>
          </table:table-cell>
          <table:table-cell office:value-type="float" office:value="0.723679">
            <text:p>0.72367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2019">
            <text:p>20.2</text:p>
          </table:table-cell>
          <table:table-cell office:value-type="float" office:value="3.76085">
            <text:p>3.76085</text:p>
          </table:table-cell>
          <table:table-cell office:value-type="float" office:value="241.239">
            <text:p>241.239</text:p>
          </table:table-cell>
          <table:table-cell office:value-type="float" office:value="0.75217">
            <text:p>0.752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3124">
            <text:p>20.3</text:p>
          </table:table-cell>
          <table:table-cell office:value-type="float" office:value="3.89857">
            <text:p>3.89857</text:p>
          </table:table-cell>
          <table:table-cell office:value-type="float" office:value="241.101">
            <text:p>241.101</text:p>
          </table:table-cell>
          <table:table-cell office:value-type="float" office:value="0.779715">
            <text:p>0.77971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4246">
            <text:p>20.4</text:p>
          </table:table-cell>
          <table:table-cell office:value-type="float" office:value="4.03397">
            <text:p>4.03397</text:p>
          </table:table-cell>
          <table:table-cell office:value-type="float" office:value="240.966">
            <text:p>240.966</text:p>
          </table:table-cell>
          <table:table-cell office:value-type="float" office:value="0.806793">
            <text:p>0.80679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5325">
            <text:p>20.5</text:p>
          </table:table-cell>
          <table:table-cell office:value-type="float" office:value="4.15953">
            <text:p>4.15953</text:p>
          </table:table-cell>
          <table:table-cell office:value-type="float" office:value="240.84">
            <text:p>240.84</text:p>
          </table:table-cell>
          <table:table-cell office:value-type="float" office:value="0.831906">
            <text:p>0.83190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6425">
            <text:p>20.6</text:p>
          </table:table-cell>
          <table:table-cell office:value-type="float" office:value="4.28281">
            <text:p>4.28281</text:p>
          </table:table-cell>
          <table:table-cell office:value-type="float" office:value="240.717">
            <text:p>240.717</text:p>
          </table:table-cell>
          <table:table-cell office:value-type="float" office:value="0.856561">
            <text:p>0.8565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7565">
            <text:p>20.8</text:p>
          </table:table-cell>
          <table:table-cell office:value-type="float" office:value="4.40485">
            <text:p>4.40485</text:p>
          </table:table-cell>
          <table:table-cell office:value-type="float" office:value="240.595">
            <text:p>240.595</text:p>
          </table:table-cell>
          <table:table-cell office:value-type="float" office:value="0.880969">
            <text:p>0.8809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8723">
            <text:p>20.9</text:p>
          </table:table-cell>
          <table:table-cell office:value-type="float" office:value="4.52271">
            <text:p>4.52271</text:p>
          </table:table-cell>
          <table:table-cell office:value-type="float" office:value="240.477">
            <text:p>240.477</text:p>
          </table:table-cell>
          <table:table-cell office:value-type="float" office:value="0.904541">
            <text:p>0.90454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0.9801">
            <text:p>21.0</text:p>
          </table:table-cell>
          <table:table-cell office:value-type="float" office:value="4.62633">
            <text:p>4.62633</text:p>
          </table:table-cell>
          <table:table-cell office:value-type="float" office:value="240.374">
            <text:p>240.374</text:p>
          </table:table-cell>
          <table:table-cell office:value-type="float" office:value="0.925265">
            <text:p>0.92526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0866">
            <text:p>21.1</text:p>
          </table:table-cell>
          <table:table-cell office:value-type="float" office:value="4.72298">
            <text:p>4.72298</text:p>
          </table:table-cell>
          <table:table-cell office:value-type="float" office:value="240.277">
            <text:p>240.277</text:p>
          </table:table-cell>
          <table:table-cell office:value-type="float" office:value="0.944595">
            <text:p>0.9445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1983">
            <text:p>21.2</text:p>
          </table:table-cell>
          <table:table-cell office:value-type="float" office:value="4.81789">
            <text:p>4.81789</text:p>
          </table:table-cell>
          <table:table-cell office:value-type="float" office:value="240.182">
            <text:p>240.1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302">
            <text:p>21.3</text:p>
          </table:table-cell>
          <table:table-cell office:value-type="float" office:value="4.89958">
            <text:p>4.89958</text:p>
          </table:table-cell>
          <table:table-cell office:value-type="float" office:value="240.1">
            <text:p>240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4128">
            <text:p>21.4</text:p>
          </table:table-cell>
          <table:table-cell office:value-type="float" office:value="4.97961">
            <text:p>4.97961</text:p>
          </table:table-cell>
          <table:table-cell office:value-type="float" office:value="240.02">
            <text:p>240.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5227">
            <text:p>21.5</text:p>
          </table:table-cell>
          <table:table-cell office:value-type="float" office:value="5.05118">
            <text:p>5.05118</text:p>
          </table:table-cell>
          <table:table-cell office:value-type="float" office:value="239.949">
            <text:p>239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6302">
            <text:p>21.6</text:p>
          </table:table-cell>
          <table:table-cell office:value-type="float" office:value="5.11288">
            <text:p>5.11288</text:p>
          </table:table-cell>
          <table:table-cell office:value-type="float" office:value="239.887">
            <text:p>239.8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7421">
            <text:p>21.7</text:p>
          </table:table-cell>
          <table:table-cell office:value-type="float" office:value="5.16789">
            <text:p>5.16789</text:p>
          </table:table-cell>
          <table:table-cell office:value-type="float" office:value="239.832">
            <text:p>239.8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8462">
            <text:p>21.8</text:p>
          </table:table-cell>
          <table:table-cell office:value-type="float" office:value="5.20982">
            <text:p>5.20982</text:p>
          </table:table-cell>
          <table:table-cell office:value-type="float" office:value="239.79">
            <text:p>239.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.9626">
            <text:p>22.0</text:p>
          </table:table-cell>
          <table:table-cell office:value-type="float" office:value="5.24561">
            <text:p>5.24561</text:p>
          </table:table-cell>
          <table:table-cell office:value-type="float" office:value="239.754">
            <text:p>239.7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0728">
            <text:p>22.1</text:p>
          </table:table-cell>
          <table:table-cell office:value-type="float" office:value="5.26817">
            <text:p>5.26817</text:p>
          </table:table-cell>
          <table:table-cell office:value-type="float" office:value="239.732">
            <text:p>239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18">
            <text:p>22.2</text:p>
          </table:table-cell>
          <table:table-cell office:value-type="float" office:value="5.27882">
            <text:p>5.27882</text:p>
          </table:table-cell>
          <table:table-cell office:value-type="float" office:value="239.721">
            <text:p>239.7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2954">
            <text:p>22.3</text:p>
          </table:table-cell>
          <table:table-cell office:value-type="float" office:value="5.2774">
            <text:p>5.2774</text:p>
          </table:table-cell>
          <table:table-cell office:value-type="float" office:value="239.723">
            <text:p>239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3996">
            <text:p>22.4</text:p>
          </table:table-cell>
          <table:table-cell office:value-type="float" office:value="5.26419">
            <text:p>5.26419</text:p>
          </table:table-cell>
          <table:table-cell office:value-type="float" office:value="239.736">
            <text:p>239.7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5098">
            <text:p>22.5</text:p>
          </table:table-cell>
          <table:table-cell office:value-type="float" office:value="5.23746">
            <text:p>5.23746</text:p>
          </table:table-cell>
          <table:table-cell office:value-type="float" office:value="239.763">
            <text:p>239.7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617">
            <text:p>22.6</text:p>
          </table:table-cell>
          <table:table-cell office:value-type="float" office:value="5.19867">
            <text:p>5.19867</text:p>
          </table:table-cell>
          <table:table-cell office:value-type="float" office:value="239.801">
            <text:p>239.8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7363">
            <text:p>22.7</text:p>
          </table:table-cell>
          <table:table-cell office:value-type="float" office:value="5.14011">
            <text:p>5.14011</text:p>
          </table:table-cell>
          <table:table-cell office:value-type="float" office:value="239.86">
            <text:p>239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8488">
            <text:p>22.8</text:p>
          </table:table-cell>
          <table:table-cell office:value-type="float" office:value="5.07024">
            <text:p>5.07024</text:p>
          </table:table-cell>
          <table:table-cell office:value-type="float" office:value="239.93">
            <text:p>239.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2.9577">
            <text:p>23.0</text:p>
          </table:table-cell>
          <table:table-cell office:value-type="float" office:value="4.98872">
            <text:p>4.98872</text:p>
          </table:table-cell>
          <table:table-cell office:value-type="float" office:value="240.011">
            <text:p>240.0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0734">
            <text:p>23.1</text:p>
          </table:table-cell>
          <table:table-cell office:value-type="float" office:value="4.88686">
            <text:p>4.88686</text:p>
          </table:table-cell>
          <table:table-cell office:value-type="float" office:value="240.113">
            <text:p>240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1869">
            <text:p>23.2</text:p>
          </table:table-cell>
          <table:table-cell office:value-type="float" office:value="4.772">
            <text:p>4.772</text:p>
          </table:table-cell>
          <table:table-cell office:value-type="float" office:value="240.228">
            <text:p>240.2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2981">
            <text:p>23.3</text:p>
          </table:table-cell>
          <table:table-cell office:value-type="float" office:value="4.64482">
            <text:p>4.64482</text:p>
          </table:table-cell>
          <table:table-cell office:value-type="float" office:value="240.355">
            <text:p>240.355</text:p>
          </table:table-cell>
          <table:table-cell office:value-type="float" office:value="0.928964">
            <text:p>0.9289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4059">
            <text:p>23.4</text:p>
          </table:table-cell>
          <table:table-cell office:value-type="float" office:value="4.5081">
            <text:p>4.5081</text:p>
          </table:table-cell>
          <table:table-cell office:value-type="float" office:value="240.492">
            <text:p>240.492</text:p>
          </table:table-cell>
          <table:table-cell office:value-type="float" office:value="0.901621">
            <text:p>0.90162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5173">
            <text:p>23.5</text:p>
          </table:table-cell>
          <table:table-cell office:value-type="float" office:value="4.35257">
            <text:p>4.35257</text:p>
          </table:table-cell>
          <table:table-cell office:value-type="float" office:value="240.647">
            <text:p>240.647</text:p>
          </table:table-cell>
          <table:table-cell office:value-type="float" office:value="0.870514">
            <text:p>0.87051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6306">
            <text:p>23.6</text:p>
          </table:table-cell>
          <table:table-cell office:value-type="float" office:value="4.18004">
            <text:p>4.18004</text:p>
          </table:table-cell>
          <table:table-cell office:value-type="float" office:value="240.82">
            <text:p>240.82</text:p>
          </table:table-cell>
          <table:table-cell office:value-type="float" office:value="0.836008">
            <text:p>0.8360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7373">
            <text:p>23.7</text:p>
          </table:table-cell>
          <table:table-cell office:value-type="float" office:value="4.00514">
            <text:p>4.00514</text:p>
          </table:table-cell>
          <table:table-cell office:value-type="float" office:value="240.995">
            <text:p>240.995</text:p>
          </table:table-cell>
          <table:table-cell office:value-type="float" office:value="0.801028">
            <text:p>0.80102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8426">
            <text:p>23.8</text:p>
          </table:table-cell>
          <table:table-cell office:value-type="float" office:value="3.82135">
            <text:p>3.82135</text:p>
          </table:table-cell>
          <table:table-cell office:value-type="float" office:value="241.179">
            <text:p>241.179</text:p>
          </table:table-cell>
          <table:table-cell office:value-type="float" office:value="0.76427">
            <text:p>0.764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.9532">
            <text:p>24.0</text:p>
          </table:table-cell>
          <table:table-cell office:value-type="float" office:value="3.61755">
            <text:p>3.61755</text:p>
          </table:table-cell>
          <table:table-cell office:value-type="float" office:value="241.382">
            <text:p>241.382</text:p>
          </table:table-cell>
          <table:table-cell office:value-type="float" office:value="0.723511">
            <text:p>0.72351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0585">
            <text:p>24.1</text:p>
          </table:table-cell>
          <table:table-cell office:value-type="float" office:value="3.41501">
            <text:p>3.41501</text:p>
          </table:table-cell>
          <table:table-cell office:value-type="float" office:value="241.585">
            <text:p>241.585</text:p>
          </table:table-cell>
          <table:table-cell office:value-type="float" office:value="0.683002">
            <text:p>0.68300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17">
            <text:p>24.2</text:p>
          </table:table-cell>
          <table:table-cell office:value-type="float" office:value="3.19321">
            <text:p>3.19321</text:p>
          </table:table-cell>
          <table:table-cell office:value-type="float" office:value="241.807">
            <text:p>241.807</text:p>
          </table:table-cell>
          <table:table-cell office:value-type="float" office:value="0.638641">
            <text:p>0.63864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2893">
            <text:p>24.3</text:p>
          </table:table-cell>
          <table:table-cell office:value-type="float" office:value="2.94969">
            <text:p>2.94969</text:p>
          </table:table-cell>
          <table:table-cell office:value-type="float" office:value="242.05">
            <text:p>242.05</text:p>
          </table:table-cell>
          <table:table-cell office:value-type="float" office:value="0.589938">
            <text:p>0.58993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3992">
            <text:p>24.4</text:p>
          </table:table-cell>
          <table:table-cell office:value-type="float" office:value="2.72221">
            <text:p>2.72221</text:p>
          </table:table-cell>
          <table:table-cell office:value-type="float" office:value="242.278">
            <text:p>242.278</text:p>
          </table:table-cell>
          <table:table-cell office:value-type="float" office:value="0.544443">
            <text:p>0.54444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5153">
            <text:p>24.5</text:p>
          </table:table-cell>
          <table:table-cell office:value-type="float" office:value="2.48003">
            <text:p>2.48003</text:p>
          </table:table-cell>
          <table:table-cell office:value-type="float" office:value="242.52">
            <text:p>242.52</text:p>
          </table:table-cell>
          <table:table-cell office:value-type="float" office:value="0.496005">
            <text:p>0.49600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6311">
            <text:p>24.6</text:p>
          </table:table-cell>
          <table:table-cell office:value-type="float" office:value="2.23853">
            <text:p>2.23853</text:p>
          </table:table-cell>
          <table:table-cell office:value-type="float" office:value="242.761">
            <text:p>242.761</text:p>
          </table:table-cell>
          <table:table-cell office:value-type="float" office:value="0.447705">
            <text:p>0.44770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7382">
            <text:p>24.7</text:p>
          </table:table-cell>
          <table:table-cell office:value-type="float" office:value="2.01704">
            <text:p>2.01704</text:p>
          </table:table-cell>
          <table:table-cell office:value-type="float" office:value="242.983">
            <text:p>242.983</text:p>
          </table:table-cell>
          <table:table-cell office:value-type="float" office:value="0.403409">
            <text:p>0.40340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8441">
            <text:p>24.8</text:p>
          </table:table-cell>
          <table:table-cell office:value-type="float" office:value="1.8011">
            <text:p>1.8011</text:p>
          </table:table-cell>
          <table:table-cell office:value-type="float" office:value="243.199">
            <text:p>243.199</text:p>
          </table:table-cell>
          <table:table-cell office:value-type="float" office:value="0.36022">
            <text:p>0.3602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4.9542">
            <text:p>25.0</text:p>
          </table:table-cell>
          <table:table-cell office:value-type="float" office:value="1.5811">
            <text:p>1.5811</text:p>
          </table:table-cell>
          <table:table-cell office:value-type="float" office:value="243.419">
            <text:p>243.419</text:p>
          </table:table-cell>
          <table:table-cell office:value-type="float" office:value="0.31622">
            <text:p>0.3162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0623">
            <text:p>25.1</text:p>
          </table:table-cell>
          <table:table-cell office:value-type="float" office:value="1.37099">
            <text:p>1.37099</text:p>
          </table:table-cell>
          <table:table-cell office:value-type="float" office:value="243.629">
            <text:p>243.629</text:p>
          </table:table-cell>
          <table:table-cell office:value-type="float" office:value="0.274197">
            <text:p>0.27419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1701">
            <text:p>25.2</text:p>
          </table:table-cell>
          <table:table-cell office:value-type="float" office:value="1.16814">
            <text:p>1.16814</text:p>
          </table:table-cell>
          <table:table-cell office:value-type="float" office:value="243.832">
            <text:p>243.832</text:p>
          </table:table-cell>
          <table:table-cell office:value-type="float" office:value="0.233627">
            <text:p>0.2336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2821">
            <text:p>25.3</text:p>
          </table:table-cell>
          <table:table-cell office:value-type="float" office:value="0.965866">
            <text:p>0.965866</text:p>
          </table:table-cell>
          <table:table-cell office:value-type="float" office:value="244.034">
            <text:p>244.034</text:p>
          </table:table-cell>
          <table:table-cell office:value-type="float" office:value="0.193173">
            <text:p>0.1931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3903">
            <text:p>25.4</text:p>
          </table:table-cell>
          <table:table-cell office:value-type="float" office:value="0.779861">
            <text:p>0.779861</text:p>
          </table:table-cell>
          <table:table-cell office:value-type="float" office:value="244.22">
            <text:p>244.22</text:p>
          </table:table-cell>
          <table:table-cell office:value-type="float" office:value="0.155972">
            <text:p>0.1559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5126">
            <text:p>25.5</text:p>
          </table:table-cell>
          <table:table-cell office:value-type="float" office:value="0.581497">
            <text:p>0.581497</text:p>
          </table:table-cell>
          <table:table-cell office:value-type="float" office:value="244.419">
            <text:p>244.419</text:p>
          </table:table-cell>
          <table:table-cell office:value-type="float" office:value="0.116299">
            <text:p>0.1162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6203">
            <text:p>25.6</text:p>
          </table:table-cell>
          <table:table-cell office:value-type="float" office:value="0.418793">
            <text:p>0.418793</text:p>
          </table:table-cell>
          <table:table-cell office:value-type="float" office:value="244.581">
            <text:p>244.581</text:p>
          </table:table-cell>
          <table:table-cell office:value-type="float" office:value="0.0837585">
            <text:p>0.083758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7294">
            <text:p>25.7</text:p>
          </table:table-cell>
          <table:table-cell office:value-type="float" office:value="0.265808">
            <text:p>0.265808</text:p>
          </table:table-cell>
          <table:table-cell office:value-type="float" office:value="244.734">
            <text:p>244.734</text:p>
          </table:table-cell>
          <table:table-cell office:value-type="float" office:value="0.0531616">
            <text:p>0.053161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8387">
            <text:p>25.8</text:p>
          </table:table-cell>
          <table:table-cell office:value-type="float" office:value="0.125259">
            <text:p>0.125259</text:p>
          </table:table-cell>
          <table:table-cell office:value-type="float" office:value="244.875">
            <text:p>244.875</text:p>
          </table:table-cell>
          <table:table-cell office:value-type="float" office:value="0.0250519">
            <text:p>0.025051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5.9513">
            <text:p>26.0</text:p>
          </table:table-cell>
          <table:table-cell office:value-type="float" office:value="-0.00596619">
            <text:p>-0.00596619</text:p>
          </table:table-cell>
          <table:table-cell office:value-type="float" office:value="245.006">
            <text:p>245.006</text:p>
          </table:table-cell>
          <table:table-cell office:value-type="float" office:value="-0.00119324">
            <text:p>-0.001193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0589">
            <text:p>26.1</text:p>
          </table:table-cell>
          <table:table-cell office:value-type="float" office:value="-0.117737">
            <text:p>-0.117737</text:p>
          </table:table-cell>
          <table:table-cell office:value-type="float" office:value="245.118">
            <text:p>245.118</text:p>
          </table:table-cell>
          <table:table-cell office:value-type="float" office:value="-0.0235474">
            <text:p>-0.023547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1718">
            <text:p>26.2</text:p>
          </table:table-cell>
          <table:table-cell office:value-type="float" office:value="-0.220551">
            <text:p>-0.220551</text:p>
          </table:table-cell>
          <table:table-cell office:value-type="float" office:value="245.221">
            <text:p>245.221</text:p>
          </table:table-cell>
          <table:table-cell office:value-type="float" office:value="-0.0441101">
            <text:p>-0.04411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2863">
            <text:p>26.3</text:p>
          </table:table-cell>
          <table:table-cell office:value-type="float" office:value="-0.309647">
            <text:p>-0.309647</text:p>
          </table:table-cell>
          <table:table-cell office:value-type="float" office:value="245.31">
            <text:p>245.31</text:p>
          </table:table-cell>
          <table:table-cell office:value-type="float" office:value="-0.0619293">
            <text:p>-0.061929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3979">
            <text:p>26.4</text:p>
          </table:table-cell>
          <table:table-cell office:value-type="float" office:value="-0.381668">
            <text:p>-0.381668</text:p>
          </table:table-cell>
          <table:table-cell office:value-type="float" office:value="245.382">
            <text:p>245.382</text:p>
          </table:table-cell>
          <table:table-cell office:value-type="float" office:value="-0.0763336">
            <text:p>-0.076333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5086">
            <text:p>26.5</text:p>
          </table:table-cell>
          <table:table-cell office:value-type="float" office:value="-0.438705">
            <text:p>-0.438705</text:p>
          </table:table-cell>
          <table:table-cell office:value-type="float" office:value="245.439">
            <text:p>245.439</text:p>
          </table:table-cell>
          <table:table-cell office:value-type="float" office:value="-0.0877411">
            <text:p>-0.087741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6192">
            <text:p>26.6</text:p>
          </table:table-cell>
          <table:table-cell office:value-type="float" office:value="-0.48143">
            <text:p>-0.48143</text:p>
          </table:table-cell>
          <table:table-cell office:value-type="float" office:value="245.481">
            <text:p>245.481</text:p>
          </table:table-cell>
          <table:table-cell office:value-type="float" office:value="-0.096286">
            <text:p>-0.09628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7384">
            <text:p>26.7</text:p>
          </table:table-cell>
          <table:table-cell office:value-type="float" office:value="-0.511719">
            <text:p>-0.511719</text:p>
          </table:table-cell>
          <table:table-cell office:value-type="float" office:value="245.512">
            <text:p>245.512</text:p>
          </table:table-cell>
          <table:table-cell office:value-type="float" office:value="-0.102344">
            <text:p>-0.10234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8389">
            <text:p>26.8</text:p>
          </table:table-cell>
          <table:table-cell office:value-type="float" office:value="-0.524979">
            <text:p>-0.524979</text:p>
          </table:table-cell>
          <table:table-cell office:value-type="float" office:value="245.525">
            <text:p>245.525</text:p>
          </table:table-cell>
          <table:table-cell office:value-type="float" office:value="-0.104996">
            <text:p>-0.1049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6.9483">
            <text:p>26.9</text:p>
          </table:table-cell>
          <table:table-cell office:value-type="float" office:value="-0.526932">
            <text:p>-0.526932</text:p>
          </table:table-cell>
          <table:table-cell office:value-type="float" office:value="245.527">
            <text:p>245.527</text:p>
          </table:table-cell>
          <table:table-cell office:value-type="float" office:value="-0.105386">
            <text:p>-0.10538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0622">
            <text:p>27.1</text:p>
          </table:table-cell>
          <table:table-cell office:value-type="float" office:value="-0.515549">
            <text:p>-0.515549</text:p>
          </table:table-cell>
          <table:table-cell office:value-type="float" office:value="245.516">
            <text:p>245.516</text:p>
          </table:table-cell>
          <table:table-cell office:value-type="float" office:value="-0.10311">
            <text:p>-0.1031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1693">
            <text:p>27.2</text:p>
          </table:table-cell>
          <table:table-cell office:value-type="float" office:value="-0.492889">
            <text:p>-0.492889</text:p>
          </table:table-cell>
          <table:table-cell office:value-type="float" office:value="245.493">
            <text:p>245.493</text:p>
          </table:table-cell>
          <table:table-cell office:value-type="float" office:value="-0.0985779">
            <text:p>-0.098577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2767">
            <text:p>27.3</text:p>
          </table:table-cell>
          <table:table-cell office:value-type="float" office:value="-0.458954">
            <text:p>-0.458954</text:p>
          </table:table-cell>
          <table:table-cell office:value-type="float" office:value="245.459">
            <text:p>245.459</text:p>
          </table:table-cell>
          <table:table-cell office:value-type="float" office:value="-0.0917908">
            <text:p>-0.09179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384">
            <text:p>27.4</text:p>
          </table:table-cell>
          <table:table-cell office:value-type="float" office:value="-0.414246">
            <text:p>-0.414246</text:p>
          </table:table-cell>
          <table:table-cell office:value-type="float" office:value="245.414">
            <text:p>245.414</text:p>
          </table:table-cell>
          <table:table-cell office:value-type="float" office:value="-0.0828491">
            <text:p>-0.08284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4934">
            <text:p>27.5</text:p>
          </table:table-cell>
          <table:table-cell office:value-type="float" office:value="-0.358261">
            <text:p>-0.358261</text:p>
          </table:table-cell>
          <table:table-cell office:value-type="float" office:value="245.358">
            <text:p>245.358</text:p>
          </table:table-cell>
          <table:table-cell office:value-type="float" office:value="-0.0716522">
            <text:p>-0.071652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6036">
            <text:p>27.6</text:p>
          </table:table-cell>
          <table:table-cell office:value-type="float" office:value="-0.291916">
            <text:p>-0.291916</text:p>
          </table:table-cell>
          <table:table-cell office:value-type="float" office:value="245.292">
            <text:p>245.292</text:p>
          </table:table-cell>
          <table:table-cell office:value-type="float" office:value="-0.0583832">
            <text:p>-0.058383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7194">
            <text:p>27.7</text:p>
          </table:table-cell>
          <table:table-cell office:value-type="float" office:value="-0.211884">
            <text:p>-0.211884</text:p>
          </table:table-cell>
          <table:table-cell office:value-type="float" office:value="245.212">
            <text:p>245.212</text:p>
          </table:table-cell>
          <table:table-cell office:value-type="float" office:value="-0.0423767">
            <text:p>-0.04237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8293">
            <text:p>27.8</text:p>
          </table:table-cell>
          <table:table-cell office:value-type="float" office:value="-0.126831">
            <text:p>-0.126831</text:p>
          </table:table-cell>
          <table:table-cell office:value-type="float" office:value="245.127">
            <text:p>245.127</text:p>
          </table:table-cell>
          <table:table-cell office:value-type="float" office:value="-0.0253662">
            <text:p>-0.02536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7.9442">
            <text:p>27.9</text:p>
          </table:table-cell>
          <table:table-cell office:value-type="float" office:value="-0.0291138">
            <text:p>-0.0291138</text:p>
          </table:table-cell>
          <table:table-cell office:value-type="float" office:value="245.029">
            <text:p>245.029</text:p>
          </table:table-cell>
          <table:table-cell office:value-type="float" office:value="-0.00582275">
            <text:p>-0.005822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0553">
            <text:p>28.1</text:p>
          </table:table-cell>
          <table:table-cell office:value-type="float" office:value="0.0732269">
            <text:p>0.0732269</text:p>
          </table:table-cell>
          <table:table-cell office:value-type="float" office:value="244.927">
            <text:p>244.927</text:p>
          </table:table-cell>
          <table:table-cell office:value-type="float" office:value="0.0146454">
            <text:p>0.014645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1668">
            <text:p>28.2</text:p>
          </table:table-cell>
          <table:table-cell office:value-type="float" office:value="0.183197">
            <text:p>0.183197</text:p>
          </table:table-cell>
          <table:table-cell office:value-type="float" office:value="244.817">
            <text:p>244.817</text:p>
          </table:table-cell>
          <table:table-cell office:value-type="float" office:value="0.0366394">
            <text:p>0.03663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2702">
            <text:p>28.3</text:p>
          </table:table-cell>
          <table:table-cell office:value-type="float" office:value="0.29129">
            <text:p>0.29129</text:p>
          </table:table-cell>
          <table:table-cell office:value-type="float" office:value="244.709">
            <text:p>244.709</text:p>
          </table:table-cell>
          <table:table-cell office:value-type="float" office:value="0.0582581">
            <text:p>0.058258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3788">
            <text:p>28.4</text:p>
          </table:table-cell>
          <table:table-cell office:value-type="float" office:value="0.410248">
            <text:p>0.410248</text:p>
          </table:table-cell>
          <table:table-cell office:value-type="float" office:value="244.59">
            <text:p>244.59</text:p>
          </table:table-cell>
          <table:table-cell office:value-type="float" office:value="0.0820496">
            <text:p>0.08204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4895">
            <text:p>28.5</text:p>
          </table:table-cell>
          <table:table-cell office:value-type="float" office:value="0.537277">
            <text:p>0.537277</text:p>
          </table:table-cell>
          <table:table-cell office:value-type="float" office:value="244.463">
            <text:p>244.463</text:p>
          </table:table-cell>
          <table:table-cell office:value-type="float" office:value="0.107455">
            <text:p>0.10745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5948">
            <text:p>28.6</text:p>
          </table:table-cell>
          <table:table-cell office:value-type="float" office:value="0.662659">
            <text:p>0.662659</text:p>
          </table:table-cell>
          <table:table-cell office:value-type="float" office:value="244.337">
            <text:p>244.337</text:p>
          </table:table-cell>
          <table:table-cell office:value-type="float" office:value="0.132532">
            <text:p>0.13253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7048">
            <text:p>28.7</text:p>
          </table:table-cell>
          <table:table-cell office:value-type="float" office:value="0.798065">
            <text:p>0.798065</text:p>
          </table:table-cell>
          <table:table-cell office:value-type="float" office:value="244.202">
            <text:p>244.202</text:p>
          </table:table-cell>
          <table:table-cell office:value-type="float" office:value="0.159613">
            <text:p>0.15961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8123">
            <text:p>28.8</text:p>
          </table:table-cell>
          <table:table-cell office:value-type="float" office:value="0.93425">
            <text:p>0.93425</text:p>
          </table:table-cell>
          <table:table-cell office:value-type="float" office:value="244.066">
            <text:p>244.066</text:p>
          </table:table-cell>
          <table:table-cell office:value-type="float" office:value="0.18685">
            <text:p>0.1868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8.917">
            <text:p>28.9</text:p>
          </table:table-cell>
          <table:table-cell office:value-type="float" office:value="1.0704">
            <text:p>1.0704</text:p>
          </table:table-cell>
          <table:table-cell office:value-type="float" office:value="243.93">
            <text:p>243.93</text:p>
          </table:table-cell>
          <table:table-cell office:value-type="float" office:value="0.214081">
            <text:p>0.21408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0307">
            <text:p>29.0</text:p>
          </table:table-cell>
          <table:table-cell office:value-type="float" office:value="1.22166">
            <text:p>1.22166</text:p>
          </table:table-cell>
          <table:table-cell office:value-type="float" office:value="243.778">
            <text:p>243.778</text:p>
          </table:table-cell>
          <table:table-cell office:value-type="float" office:value="0.244333">
            <text:p>0.2443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1404">
            <text:p>29.1</text:p>
          </table:table-cell>
          <table:table-cell office:value-type="float" office:value="1.37035">
            <text:p>1.37035</text:p>
          </table:table-cell>
          <table:table-cell office:value-type="float" office:value="243.63">
            <text:p>243.63</text:p>
          </table:table-cell>
          <table:table-cell office:value-type="float" office:value="0.274069">
            <text:p>0.2740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2545">
            <text:p>29.3</text:p>
          </table:table-cell>
          <table:table-cell office:value-type="float" office:value="1.52759">
            <text:p>1.52759</text:p>
          </table:table-cell>
          <table:table-cell office:value-type="float" office:value="243.472">
            <text:p>243.472</text:p>
          </table:table-cell>
          <table:table-cell office:value-type="float" office:value="0.305518">
            <text:p>0.30551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3641">
            <text:p>29.4</text:p>
          </table:table-cell>
          <table:table-cell office:value-type="float" office:value="1.68082">
            <text:p>1.68082</text:p>
          </table:table-cell>
          <table:table-cell office:value-type="float" office:value="243.319">
            <text:p>243.319</text:p>
          </table:table-cell>
          <table:table-cell office:value-type="float" office:value="0.336163">
            <text:p>0.33616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476">
            <text:p>29.5</text:p>
          </table:table-cell>
          <table:table-cell office:value-type="float" office:value="1.83864">
            <text:p>1.83864</text:p>
          </table:table-cell>
          <table:table-cell office:value-type="float" office:value="243.161">
            <text:p>243.161</text:p>
          </table:table-cell>
          <table:table-cell office:value-type="float" office:value="0.367728">
            <text:p>0.36772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5959">
            <text:p>29.6</text:p>
          </table:table-cell>
          <table:table-cell office:value-type="float" office:value="2.0094">
            <text:p>2.0094</text:p>
          </table:table-cell>
          <table:table-cell office:value-type="float" office:value="242.991">
            <text:p>242.991</text:p>
          </table:table-cell>
          <table:table-cell office:value-type="float" office:value="0.40188">
            <text:p>0.4018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7056">
            <text:p>29.7</text:p>
          </table:table-cell>
          <table:table-cell office:value-type="float" office:value="2.16644">
            <text:p>2.16644</text:p>
          </table:table-cell>
          <table:table-cell office:value-type="float" office:value="242.834">
            <text:p>242.834</text:p>
          </table:table-cell>
          <table:table-cell office:value-type="float" office:value="0.433289">
            <text:p>0.43328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8173">
            <text:p>29.8</text:p>
          </table:table-cell>
          <table:table-cell office:value-type="float" office:value="2.32658">
            <text:p>2.32658</text:p>
          </table:table-cell>
          <table:table-cell office:value-type="float" office:value="242.673">
            <text:p>242.673</text:p>
          </table:table-cell>
          <table:table-cell office:value-type="float" office:value="0.465317">
            <text:p>0.46531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9.9337">
            <text:p>29.9</text:p>
          </table:table-cell>
          <table:table-cell office:value-type="float" office:value="2.49345">
            <text:p>2.49345</text:p>
          </table:table-cell>
          <table:table-cell office:value-type="float" office:value="242.507">
            <text:p>242.507</text:p>
          </table:table-cell>
          <table:table-cell office:value-type="float" office:value="0.498691">
            <text:p>0.4986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0386">
            <text:p>30.0</text:p>
          </table:table-cell>
          <table:table-cell office:value-type="float" office:value="2.64354">
            <text:p>2.64354</text:p>
          </table:table-cell>
          <table:table-cell office:value-type="float" office:value="242.356">
            <text:p>242.356</text:p>
          </table:table-cell>
          <table:table-cell office:value-type="float" office:value="0.528708">
            <text:p>0.5287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1496">
            <text:p>30.1</text:p>
          </table:table-cell>
          <table:table-cell office:value-type="float" office:value="2.80115">
            <text:p>2.80115</text:p>
          </table:table-cell>
          <table:table-cell office:value-type="float" office:value="242.199">
            <text:p>242.199</text:p>
          </table:table-cell>
          <table:table-cell office:value-type="float" office:value="0.560229">
            <text:p>0.56022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2608">
            <text:p>30.3</text:p>
          </table:table-cell>
          <table:table-cell office:value-type="float" office:value="2.95749">
            <text:p>2.95749</text:p>
          </table:table-cell>
          <table:table-cell office:value-type="float" office:value="242.043">
            <text:p>242.043</text:p>
          </table:table-cell>
          <table:table-cell office:value-type="float" office:value="0.591498">
            <text:p>0.5914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3695">
            <text:p>30.4</text:p>
          </table:table-cell>
          <table:table-cell office:value-type="float" office:value="3.10867">
            <text:p>3.10867</text:p>
          </table:table-cell>
          <table:table-cell office:value-type="float" office:value="241.891">
            <text:p>241.891</text:p>
          </table:table-cell>
          <table:table-cell office:value-type="float" office:value="0.621735">
            <text:p>0.6217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4871">
            <text:p>30.5</text:p>
          </table:table-cell>
          <table:table-cell office:value-type="float" office:value="3.26981">
            <text:p>3.26981</text:p>
          </table:table-cell>
          <table:table-cell office:value-type="float" office:value="241.73">
            <text:p>241.73</text:p>
          </table:table-cell>
          <table:table-cell office:value-type="float" office:value="0.653961">
            <text:p>0.6539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3.42148">
            <text:p>3.42148</text:p>
          </table:table-cell>
          <table:table-cell office:value-type="float" office:value="241.579">
            <text:p>241.579</text:p>
          </table:table-cell>
          <table:table-cell office:value-type="float" office:value="0.684296">
            <text:p>0.68429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7124">
            <text:p>30.7</text:p>
          </table:table-cell>
          <table:table-cell office:value-type="float" office:value="3.56934">
            <text:p>3.56934</text:p>
          </table:table-cell>
          <table:table-cell office:value-type="float" office:value="241.431">
            <text:p>241.431</text:p>
          </table:table-cell>
          <table:table-cell office:value-type="float" office:value="0.713867">
            <text:p>0.7138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8224">
            <text:p>30.8</text:p>
          </table:table-cell>
          <table:table-cell office:value-type="float" office:value="3.7104">
            <text:p>3.7104</text:p>
          </table:table-cell>
          <table:table-cell office:value-type="float" office:value="241.29">
            <text:p>241.29</text:p>
          </table:table-cell>
          <table:table-cell office:value-type="float" office:value="0.742081">
            <text:p>0.74208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0.9332">
            <text:p>30.9</text:p>
          </table:table-cell>
          <table:table-cell office:value-type="float" office:value="3.8485">
            <text:p>3.8485</text:p>
          </table:table-cell>
          <table:table-cell office:value-type="float" office:value="241.152">
            <text:p>241.152</text:p>
          </table:table-cell>
          <table:table-cell office:value-type="float" office:value="0.769699">
            <text:p>0.7696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0435">
            <text:p>31.0</text:p>
          </table:table-cell>
          <table:table-cell office:value-type="float" office:value="3.98178">
            <text:p>3.98178</text:p>
          </table:table-cell>
          <table:table-cell office:value-type="float" office:value="241.018">
            <text:p>241.018</text:p>
          </table:table-cell>
          <table:table-cell office:value-type="float" office:value="0.796356">
            <text:p>0.7963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1534">
            <text:p>31.2</text:p>
          </table:table-cell>
          <table:table-cell office:value-type="float" office:value="4.10997">
            <text:p>4.10997</text:p>
          </table:table-cell>
          <table:table-cell office:value-type="float" office:value="240.89">
            <text:p>240.89</text:p>
          </table:table-cell>
          <table:table-cell office:value-type="float" office:value="0.821994">
            <text:p>0.8219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2653">
            <text:p>31.3</text:p>
          </table:table-cell>
          <table:table-cell office:value-type="float" office:value="4.23552">
            <text:p>4.23552</text:p>
          </table:table-cell>
          <table:table-cell office:value-type="float" office:value="240.764">
            <text:p>240.764</text:p>
          </table:table-cell>
          <table:table-cell office:value-type="float" office:value="0.847104">
            <text:p>0.84710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3722">
            <text:p>31.4</text:p>
          </table:table-cell>
          <table:table-cell office:value-type="float" office:value="4.3502">
            <text:p>4.3502</text:p>
          </table:table-cell>
          <table:table-cell office:value-type="float" office:value="240.65">
            <text:p>240.65</text:p>
          </table:table-cell>
          <table:table-cell office:value-type="float" office:value="0.870041">
            <text:p>0.87004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4835">
            <text:p>31.5</text:p>
          </table:table-cell>
          <table:table-cell office:value-type="float" office:value="4.46413">
            <text:p>4.46413</text:p>
          </table:table-cell>
          <table:table-cell office:value-type="float" office:value="240.536">
            <text:p>240.536</text:p>
          </table:table-cell>
          <table:table-cell office:value-type="float" office:value="0.892825">
            <text:p>0.8928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5954">
            <text:p>31.6</text:p>
          </table:table-cell>
          <table:table-cell office:value-type="float" office:value="4.57243">
            <text:p>4.57243</text:p>
          </table:table-cell>
          <table:table-cell office:value-type="float" office:value="240.428">
            <text:p>240.428</text:p>
          </table:table-cell>
          <table:table-cell office:value-type="float" office:value="0.914487">
            <text:p>0.91448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7065">
            <text:p>31.7</text:p>
          </table:table-cell>
          <table:table-cell office:value-type="float" office:value="4.67375">
            <text:p>4.67375</text:p>
          </table:table-cell>
          <table:table-cell office:value-type="float" office:value="240.326">
            <text:p>240.326</text:p>
          </table:table-cell>
          <table:table-cell office:value-type="float" office:value="0.93475">
            <text:p>0.9347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8151">
            <text:p>31.8</text:p>
          </table:table-cell>
          <table:table-cell office:value-type="float" office:value="4.76649">
            <text:p>4.76649</text:p>
          </table:table-cell>
          <table:table-cell office:value-type="float" office:value="240.234">
            <text:p>240.2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1.9287">
            <text:p>31.9</text:p>
          </table:table-cell>
          <table:table-cell office:value-type="float" office:value="4.85645">
            <text:p>4.85645</text:p>
          </table:table-cell>
          <table:table-cell office:value-type="float" office:value="240.144">
            <text:p>240.1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0366">
            <text:p>32.0</text:p>
          </table:table-cell>
          <table:table-cell office:value-type="float" office:value="4.93488">
            <text:p>4.93488</text:p>
          </table:table-cell>
          <table:table-cell office:value-type="float" office:value="240.065">
            <text:p>240.0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1461">
            <text:p>32.1</text:p>
          </table:table-cell>
          <table:table-cell office:value-type="float" office:value="5.00711">
            <text:p>5.00711</text:p>
          </table:table-cell>
          <table:table-cell office:value-type="float" office:value="239.993">
            <text:p>239.9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2556">
            <text:p>32.3</text:p>
          </table:table-cell>
          <table:table-cell office:value-type="float" office:value="5.07111">
            <text:p>5.07111</text:p>
          </table:table-cell>
          <table:table-cell office:value-type="float" office:value="239.929">
            <text:p>239.9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3643">
            <text:p>32.4</text:p>
          </table:table-cell>
          <table:table-cell office:value-type="float" office:value="5.12602">
            <text:p>5.12602</text:p>
          </table:table-cell>
          <table:table-cell office:value-type="float" office:value="239.874">
            <text:p>239.8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4695">
            <text:p>32.5</text:p>
          </table:table-cell>
          <table:table-cell office:value-type="float" office:value="5.17039">
            <text:p>5.17039</text:p>
          </table:table-cell>
          <table:table-cell office:value-type="float" office:value="239.83">
            <text:p>239.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5746">
            <text:p>32.6</text:p>
          </table:table-cell>
          <table:table-cell office:value-type="float" office:value="5.20558">
            <text:p>5.20558</text:p>
          </table:table-cell>
          <table:table-cell office:value-type="float" office:value="239.794">
            <text:p>239.7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6893">
            <text:p>32.7</text:p>
          </table:table-cell>
          <table:table-cell office:value-type="float" office:value="5.23285">
            <text:p>5.23285</text:p>
          </table:table-cell>
          <table:table-cell office:value-type="float" office:value="239.767">
            <text:p>239.7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8003">
            <text:p>32.8</text:p>
          </table:table-cell>
          <table:table-cell office:value-type="float" office:value="5.24751">
            <text:p>5.24751</text:p>
          </table:table-cell>
          <table:table-cell office:value-type="float" office:value="239.752">
            <text:p>239.7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2.9124">
            <text:p>32.9</text:p>
          </table:table-cell>
          <table:table-cell office:value-type="float" office:value="5.25003">
            <text:p>5.25003</text:p>
          </table:table-cell>
          <table:table-cell office:value-type="float" office:value="239.75">
            <text:p>239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0202">
            <text:p>33.0</text:p>
          </table:table-cell>
          <table:table-cell office:value-type="float" office:value="5.24034">
            <text:p>5.24034</text:p>
          </table:table-cell>
          <table:table-cell office:value-type="float" office:value="239.76">
            <text:p>239.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1322">
            <text:p>33.1</text:p>
          </table:table-cell>
          <table:table-cell office:value-type="float" office:value="5.2171">
            <text:p>5.2171</text:p>
          </table:table-cell>
          <table:table-cell office:value-type="float" office:value="239.783">
            <text:p>239.7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2426">
            <text:p>33.2</text:p>
          </table:table-cell>
          <table:table-cell office:value-type="float" office:value="5.18089">
            <text:p>5.18089</text:p>
          </table:table-cell>
          <table:table-cell office:value-type="float" office:value="239.819">
            <text:p>239.8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3542">
            <text:p>33.4</text:p>
          </table:table-cell>
          <table:table-cell office:value-type="float" office:value="5.13062">
            <text:p>5.13062</text:p>
          </table:table-cell>
          <table:table-cell office:value-type="float" office:value="239.869">
            <text:p>239.8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4702">
            <text:p>33.5</text:p>
          </table:table-cell>
          <table:table-cell office:value-type="float" office:value="5.06322">
            <text:p>5.06322</text:p>
          </table:table-cell>
          <table:table-cell office:value-type="float" office:value="239.937">
            <text:p>239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5807">
            <text:p>33.6</text:p>
          </table:table-cell>
          <table:table-cell office:value-type="float" office:value="4.98468">
            <text:p>4.98468</text:p>
          </table:table-cell>
          <table:table-cell office:value-type="float" office:value="240.015">
            <text:p>240.0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6994">
            <text:p>33.7</text:p>
          </table:table-cell>
          <table:table-cell office:value-type="float" office:value="4.88437">
            <text:p>4.88437</text:p>
          </table:table-cell>
          <table:table-cell office:value-type="float" office:value="240.116">
            <text:p>240.1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8115">
            <text:p>33.8</text:p>
          </table:table-cell>
          <table:table-cell office:value-type="float" office:value="4.7748">
            <text:p>4.7748</text:p>
          </table:table-cell>
          <table:table-cell office:value-type="float" office:value="240.225">
            <text:p>240.2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3.929">
            <text:p>33.9</text:p>
          </table:table-cell>
          <table:table-cell office:value-type="float" office:value="4.64406">
            <text:p>4.64406</text:p>
          </table:table-cell>
          <table:table-cell office:value-type="float" office:value="240.356">
            <text:p>240.356</text:p>
          </table:table-cell>
          <table:table-cell office:value-type="float" office:value="0.928812">
            <text:p>0.92881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0435">
            <text:p>34.0</text:p>
          </table:table-cell>
          <table:table-cell office:value-type="float" office:value="4.5013">
            <text:p>4.5013</text:p>
          </table:table-cell>
          <table:table-cell office:value-type="float" office:value="240.499">
            <text:p>240.499</text:p>
          </table:table-cell>
          <table:table-cell office:value-type="float" office:value="0.900259">
            <text:p>0.90025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165">
            <text:p>34.2</text:p>
          </table:table-cell>
          <table:table-cell office:value-type="float" office:value="4.3333">
            <text:p>4.3333</text:p>
          </table:table-cell>
          <table:table-cell office:value-type="float" office:value="240.667">
            <text:p>240.667</text:p>
          </table:table-cell>
          <table:table-cell office:value-type="float" office:value="0.86666">
            <text:p>0.8666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2819">
            <text:p>34.3</text:p>
          </table:table-cell>
          <table:table-cell office:value-type="float" office:value="4.15604">
            <text:p>4.15604</text:p>
          </table:table-cell>
          <table:table-cell office:value-type="float" office:value="240.844">
            <text:p>240.844</text:p>
          </table:table-cell>
          <table:table-cell office:value-type="float" office:value="0.831207">
            <text:p>0.8312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4018">
            <text:p>34.4</text:p>
          </table:table-cell>
          <table:table-cell office:value-type="float" office:value="3.95863">
            <text:p>3.95863</text:p>
          </table:table-cell>
          <table:table-cell office:value-type="float" office:value="241.041">
            <text:p>241.041</text:p>
          </table:table-cell>
          <table:table-cell office:value-type="float" office:value="0.791727">
            <text:p>0.7917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516">
            <text:p>34.5</text:p>
          </table:table-cell>
          <table:table-cell office:value-type="float" office:value="3.75783">
            <text:p>3.75783</text:p>
          </table:table-cell>
          <table:table-cell office:value-type="float" office:value="241.242">
            <text:p>241.242</text:p>
          </table:table-cell>
          <table:table-cell office:value-type="float" office:value="0.751566">
            <text:p>0.75156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6292">
            <text:p>34.6</text:p>
          </table:table-cell>
          <table:table-cell office:value-type="float" office:value="3.54765">
            <text:p>3.54765</text:p>
          </table:table-cell>
          <table:table-cell office:value-type="float" office:value="241.452">
            <text:p>241.452</text:p>
          </table:table-cell>
          <table:table-cell office:value-type="float" office:value="0.709531">
            <text:p>0.70953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7427">
            <text:p>34.7</text:p>
          </table:table-cell>
          <table:table-cell office:value-type="float" office:value="3.3279">
            <text:p>3.3279</text:p>
          </table:table-cell>
          <table:table-cell office:value-type="float" office:value="241.672">
            <text:p>241.672</text:p>
          </table:table-cell>
          <table:table-cell office:value-type="float" office:value="0.665579">
            <text:p>0.66557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8589">
            <text:p>34.9</text:p>
          </table:table-cell>
          <table:table-cell office:value-type="float" office:value="3.0956">
            <text:p>3.0956</text:p>
          </table:table-cell>
          <table:table-cell office:value-type="float" office:value="241.904">
            <text:p>241.904</text:p>
          </table:table-cell>
          <table:table-cell office:value-type="float" office:value="0.619119">
            <text:p>0.61911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4.9711">
            <text:p>35.0</text:p>
          </table:table-cell>
          <table:table-cell office:value-type="float" office:value="2.86652">
            <text:p>2.86652</text:p>
          </table:table-cell>
          <table:table-cell office:value-type="float" office:value="242.133">
            <text:p>242.133</text:p>
          </table:table-cell>
          <table:table-cell office:value-type="float" office:value="0.573303">
            <text:p>0.57330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0911">
            <text:p>35.1</text:p>
          </table:table-cell>
          <table:table-cell office:value-type="float" office:value="2.61816">
            <text:p>2.61816</text:p>
          </table:table-cell>
          <table:table-cell office:value-type="float" office:value="242.382">
            <text:p>242.382</text:p>
          </table:table-cell>
          <table:table-cell office:value-type="float" office:value="0.523633">
            <text:p>0.52363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2052">
            <text:p>35.2</text:p>
          </table:table-cell>
          <table:table-cell office:value-type="float" office:value="2.38107">
            <text:p>2.38107</text:p>
          </table:table-cell>
          <table:table-cell office:value-type="float" office:value="242.619">
            <text:p>242.619</text:p>
          </table:table-cell>
          <table:table-cell office:value-type="float" office:value="0.476215">
            <text:p>0.47621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3206">
            <text:p>35.3</text:p>
          </table:table-cell>
          <table:table-cell office:value-type="float" office:value="2.14191">
            <text:p>2.14191</text:p>
          </table:table-cell>
          <table:table-cell office:value-type="float" office:value="242.858">
            <text:p>242.858</text:p>
          </table:table-cell>
          <table:table-cell office:value-type="float" office:value="0.428381">
            <text:p>0.42838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4326">
            <text:p>35.4</text:p>
          </table:table-cell>
          <table:table-cell office:value-type="float" office:value="1.91245">
            <text:p>1.91245</text:p>
          </table:table-cell>
          <table:table-cell office:value-type="float" office:value="243.088">
            <text:p>243.088</text:p>
          </table:table-cell>
          <table:table-cell office:value-type="float" office:value="0.382489">
            <text:p>0.38248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5436">
            <text:p>35.5</text:p>
          </table:table-cell>
          <table:table-cell office:value-type="float" office:value="1.6891">
            <text:p>1.6891</text:p>
          </table:table-cell>
          <table:table-cell office:value-type="float" office:value="243.311">
            <text:p>243.311</text:p>
          </table:table-cell>
          <table:table-cell office:value-type="float" office:value="0.33782">
            <text:p>0.3378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6669">
            <text:p>35.7</text:p>
          </table:table-cell>
          <table:table-cell office:value-type="float" office:value="1.44685">
            <text:p>1.44685</text:p>
          </table:table-cell>
          <table:table-cell office:value-type="float" office:value="243.553">
            <text:p>243.553</text:p>
          </table:table-cell>
          <table:table-cell office:value-type="float" office:value="0.289371">
            <text:p>0.28937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7765">
            <text:p>35.8</text:p>
          </table:table-cell>
          <table:table-cell office:value-type="float" office:value="1.23885">
            <text:p>1.23885</text:p>
          </table:table-cell>
          <table:table-cell office:value-type="float" office:value="243.761">
            <text:p>243.761</text:p>
          </table:table-cell>
          <table:table-cell office:value-type="float" office:value="0.247769">
            <text:p>0.2477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5.893">
            <text:p>35.9</text:p>
          </table:table-cell>
          <table:table-cell office:value-type="float" office:value="1.02621">
            <text:p>1.02621</text:p>
          </table:table-cell>
          <table:table-cell office:value-type="float" office:value="243.974">
            <text:p>243.974</text:p>
          </table:table-cell>
          <table:table-cell office:value-type="float" office:value="0.205243">
            <text:p>0.20524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0065">
            <text:p>36.0</text:p>
          </table:table-cell>
          <table:table-cell office:value-type="float" office:value="0.828964">
            <text:p>0.828964</text:p>
          </table:table-cell>
          <table:table-cell office:value-type="float" office:value="244.171">
            <text:p>244.171</text:p>
          </table:table-cell>
          <table:table-cell office:value-type="float" office:value="0.165793">
            <text:p>0.16579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1065">
            <text:p>36.1</text:p>
          </table:table-cell>
          <table:table-cell office:value-type="float" office:value="0.663864">
            <text:p>0.663864</text:p>
          </table:table-cell>
          <table:table-cell office:value-type="float" office:value="244.336">
            <text:p>244.336</text:p>
          </table:table-cell>
          <table:table-cell office:value-type="float" office:value="0.132773">
            <text:p>0.1327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2143">
            <text:p>36.2</text:p>
          </table:table-cell>
          <table:table-cell office:value-type="float" office:value="0.496399">
            <text:p>0.496399</text:p>
          </table:table-cell>
          <table:table-cell office:value-type="float" office:value="244.504">
            <text:p>244.504</text:p>
          </table:table-cell>
          <table:table-cell office:value-type="float" office:value="0.0992798">
            <text:p>0.09927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3329">
            <text:p>36.3</text:p>
          </table:table-cell>
          <table:table-cell office:value-type="float" office:value="0.325073">
            <text:p>0.325073</text:p>
          </table:table-cell>
          <table:table-cell office:value-type="float" office:value="244.675">
            <text:p>244.675</text:p>
          </table:table-cell>
          <table:table-cell office:value-type="float" office:value="0.0650147">
            <text:p>0.065014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4444">
            <text:p>36.4</text:p>
          </table:table-cell>
          <table:table-cell office:value-type="float" office:value="0.177277">
            <text:p>0.177277</text:p>
          </table:table-cell>
          <table:table-cell office:value-type="float" office:value="244.823">
            <text:p>244.823</text:p>
          </table:table-cell>
          <table:table-cell office:value-type="float" office:value="0.0354553">
            <text:p>0.03545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559">
            <text:p>36.6</text:p>
          </table:table-cell>
          <table:table-cell office:value-type="float" office:value="0.0395355">
            <text:p>0.0395355</text:p>
          </table:table-cell>
          <table:table-cell office:value-type="float" office:value="244.96">
            <text:p>244.96</text:p>
          </table:table-cell>
          <table:table-cell office:value-type="float" office:value="0.0079071">
            <text:p>0.007907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6598">
            <text:p>36.7</text:p>
          </table:table-cell>
          <table:table-cell office:value-type="float" office:value="-0.0694275">
            <text:p>-0.0694275</text:p>
          </table:table-cell>
          <table:table-cell office:value-type="float" office:value="245.069">
            <text:p>245.069</text:p>
          </table:table-cell>
          <table:table-cell office:value-type="float" office:value="-0.0138855">
            <text:p>-0.013885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7621">
            <text:p>36.8</text:p>
          </table:table-cell>
          <table:table-cell office:value-type="float" office:value="-0.168137">
            <text:p>-0.168137</text:p>
          </table:table-cell>
          <table:table-cell office:value-type="float" office:value="245.168">
            <text:p>245.168</text:p>
          </table:table-cell>
          <table:table-cell office:value-type="float" office:value="-0.0336273">
            <text:p>-0.03362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8809">
            <text:p>36.9</text:p>
          </table:table-cell>
          <table:table-cell office:value-type="float" office:value="-0.267258">
            <text:p>-0.267258</text:p>
          </table:table-cell>
          <table:table-cell office:value-type="float" office:value="245.267">
            <text:p>245.267</text:p>
          </table:table-cell>
          <table:table-cell office:value-type="float" office:value="-0.0534515">
            <text:p>-0.053451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6.981">
            <text:p>37.0</text:p>
          </table:table-cell>
          <table:table-cell office:value-type="float" office:value="-0.337799">
            <text:p>-0.337799</text:p>
          </table:table-cell>
          <table:table-cell office:value-type="float" office:value="245.338">
            <text:p>245.338</text:p>
          </table:table-cell>
          <table:table-cell office:value-type="float" office:value="-0.0675598">
            <text:p>-0.06755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0973">
            <text:p>37.1</text:p>
          </table:table-cell>
          <table:table-cell office:value-type="float" office:value="-0.404831">
            <text:p>-0.404831</text:p>
          </table:table-cell>
          <table:table-cell office:value-type="float" office:value="245.405">
            <text:p>245.405</text:p>
          </table:table-cell>
          <table:table-cell office:value-type="float" office:value="-0.0809662">
            <text:p>-0.08096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2104">
            <text:p>37.2</text:p>
          </table:table-cell>
          <table:table-cell office:value-type="float" office:value="-0.454834">
            <text:p>-0.454834</text:p>
          </table:table-cell>
          <table:table-cell office:value-type="float" office:value="245.455">
            <text:p>245.455</text:p>
          </table:table-cell>
          <table:table-cell office:value-type="float" office:value="-0.0909668">
            <text:p>-0.090966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312">
            <text:p>37.3</text:p>
          </table:table-cell>
          <table:table-cell office:value-type="float" office:value="-0.487122">
            <text:p>-0.487122</text:p>
          </table:table-cell>
          <table:table-cell office:value-type="float" office:value="245.487">
            <text:p>245.487</text:p>
          </table:table-cell>
          <table:table-cell office:value-type="float" office:value="-0.0974243">
            <text:p>-0.097424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4286">
            <text:p>37.4</text:p>
          </table:table-cell>
          <table:table-cell office:value-type="float" office:value="-0.509781">
            <text:p>-0.509781</text:p>
          </table:table-cell>
          <table:table-cell office:value-type="float" office:value="245.51">
            <text:p>245.51</text:p>
          </table:table-cell>
          <table:table-cell office:value-type="float" office:value="-0.101956">
            <text:p>-0.10195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5392">
            <text:p>37.5</text:p>
          </table:table-cell>
          <table:table-cell office:value-type="float" office:value="-0.517319">
            <text:p>-0.517319</text:p>
          </table:table-cell>
          <table:table-cell office:value-type="float" office:value="245.517">
            <text:p>245.517</text:p>
          </table:table-cell>
          <table:table-cell office:value-type="float" office:value="-0.103464">
            <text:p>-0.1034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6599">
            <text:p>37.7</text:p>
          </table:table-cell>
          <table:table-cell office:value-type="float" office:value="-0.510483">
            <text:p>-0.510483</text:p>
          </table:table-cell>
          <table:table-cell office:value-type="float" office:value="245.51">
            <text:p>245.51</text:p>
          </table:table-cell>
          <table:table-cell office:value-type="float" office:value="-0.102097">
            <text:p>-0.10209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7769">
            <text:p>37.8</text:p>
          </table:table-cell>
          <table:table-cell office:value-type="float" office:value="-0.489655">
            <text:p>-0.489655</text:p>
          </table:table-cell>
          <table:table-cell office:value-type="float" office:value="245.49">
            <text:p>245.49</text:p>
          </table:table-cell>
          <table:table-cell office:value-type="float" office:value="-0.0979309">
            <text:p>-0.097930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8878">
            <text:p>37.9</text:p>
          </table:table-cell>
          <table:table-cell office:value-type="float" office:value="-0.457321">
            <text:p>-0.457321</text:p>
          </table:table-cell>
          <table:table-cell office:value-type="float" office:value="245.457">
            <text:p>245.457</text:p>
          </table:table-cell>
          <table:table-cell office:value-type="float" office:value="-0.0914642">
            <text:p>-0.091464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7.9956">
            <text:p>38.0</text:p>
          </table:table-cell>
          <table:table-cell office:value-type="float" office:value="-0.414871">
            <text:p>-0.414871</text:p>
          </table:table-cell>
          <table:table-cell office:value-type="float" office:value="245.415">
            <text:p>245.415</text:p>
          </table:table-cell>
          <table:table-cell office:value-type="float" office:value="-0.0829742">
            <text:p>-0.082974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1064">
            <text:p>38.1</text:p>
          </table:table-cell>
          <table:table-cell office:value-type="float" office:value="-0.360382">
            <text:p>-0.360382</text:p>
          </table:table-cell>
          <table:table-cell office:value-type="float" office:value="245.36">
            <text:p>245.36</text:p>
          </table:table-cell>
          <table:table-cell office:value-type="float" office:value="-0.0720764">
            <text:p>-0.072076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2168">
            <text:p>38.2</text:p>
          </table:table-cell>
          <table:table-cell office:value-type="float" office:value="-0.295746">
            <text:p>-0.295746</text:p>
          </table:table-cell>
          <table:table-cell office:value-type="float" office:value="245.296">
            <text:p>245.296</text:p>
          </table:table-cell>
          <table:table-cell office:value-type="float" office:value="-0.0591492">
            <text:p>-0.059149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3339">
            <text:p>38.3</text:p>
          </table:table-cell>
          <table:table-cell office:value-type="float" office:value="-0.216629">
            <text:p>-0.216629</text:p>
          </table:table-cell>
          <table:table-cell office:value-type="float" office:value="245.217">
            <text:p>245.217</text:p>
          </table:table-cell>
          <table:table-cell office:value-type="float" office:value="-0.0433258">
            <text:p>-0.04332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4441">
            <text:p>38.4</text:p>
          </table:table-cell>
          <table:table-cell office:value-type="float" office:value="-0.132935">
            <text:p>-0.132935</text:p>
          </table:table-cell>
          <table:table-cell office:value-type="float" office:value="245.133">
            <text:p>245.133</text:p>
          </table:table-cell>
          <table:table-cell office:value-type="float" office:value="-0.0265869">
            <text:p>-0.026586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5592">
            <text:p>38.6</text:p>
          </table:table-cell>
          <table:table-cell office:value-type="float" office:value="-0.0364685">
            <text:p>-0.0364685</text:p>
          </table:table-cell>
          <table:table-cell office:value-type="float" office:value="245.036">
            <text:p>245.036</text:p>
          </table:table-cell>
          <table:table-cell office:value-type="float" office:value="-0.0072937">
            <text:p>-0.007293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6774">
            <text:p>38.7</text:p>
          </table:table-cell>
          <table:table-cell office:value-type="float" office:value="0.0713501">
            <text:p>0.0713501</text:p>
          </table:table-cell>
          <table:table-cell office:value-type="float" office:value="244.929">
            <text:p>244.929</text:p>
          </table:table-cell>
          <table:table-cell office:value-type="float" office:value="0.01427">
            <text:p>0.014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7946">
            <text:p>38.8</text:p>
          </table:table-cell>
          <table:table-cell office:value-type="float" office:value="0.186493">
            <text:p>0.186493</text:p>
          </table:table-cell>
          <table:table-cell office:value-type="float" office:value="244.814">
            <text:p>244.814</text:p>
          </table:table-cell>
          <table:table-cell office:value-type="float" office:value="0.0372986">
            <text:p>0.037298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8.9104">
            <text:p>38.9</text:p>
          </table:table-cell>
          <table:table-cell office:value-type="float" office:value="0.307556">
            <text:p>0.307556</text:p>
          </table:table-cell>
          <table:table-cell office:value-type="float" office:value="244.692">
            <text:p>244.692</text:p>
          </table:table-cell>
          <table:table-cell office:value-type="float" office:value="0.0615112">
            <text:p>0.061511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0237">
            <text:p>39.0</text:p>
          </table:table-cell>
          <table:table-cell office:value-type="float" office:value="0.432251">
            <text:p>0.432251</text:p>
          </table:table-cell>
          <table:table-cell office:value-type="float" office:value="244.568">
            <text:p>244.568</text:p>
          </table:table-cell>
          <table:table-cell office:value-type="float" office:value="0.0864502">
            <text:p>0.086450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1342">
            <text:p>39.1</text:p>
          </table:table-cell>
          <table:table-cell office:value-type="float" office:value="0.559418">
            <text:p>0.559418</text:p>
          </table:table-cell>
          <table:table-cell office:value-type="float" office:value="244.441">
            <text:p>244.441</text:p>
          </table:table-cell>
          <table:table-cell office:value-type="float" office:value="0.111884">
            <text:p>0.1118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2438">
            <text:p>39.2</text:p>
          </table:table-cell>
          <table:table-cell office:value-type="float" office:value="0.690659">
            <text:p>0.690659</text:p>
          </table:table-cell>
          <table:table-cell office:value-type="float" office:value="244.309">
            <text:p>244.309</text:p>
          </table:table-cell>
          <table:table-cell office:value-type="float" office:value="0.138132">
            <text:p>0.13813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3538">
            <text:p>39.4</text:p>
          </table:table-cell>
          <table:table-cell office:value-type="float" office:value="0.827072">
            <text:p>0.827072</text:p>
          </table:table-cell>
          <table:table-cell office:value-type="float" office:value="244.173">
            <text:p>244.173</text:p>
          </table:table-cell>
          <table:table-cell office:value-type="float" office:value="0.165414">
            <text:p>0.16541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4664">
            <text:p>39.5</text:p>
          </table:table-cell>
          <table:table-cell office:value-type="float" office:value="0.970718">
            <text:p>0.970718</text:p>
          </table:table-cell>
          <table:table-cell office:value-type="float" office:value="244.029">
            <text:p>244.029</text:p>
          </table:table-cell>
          <table:table-cell office:value-type="float" office:value="0.194144">
            <text:p>0.19414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5853">
            <text:p>39.6</text:p>
          </table:table-cell>
          <table:table-cell office:value-type="float" office:value="1.12642">
            <text:p>1.12642</text:p>
          </table:table-cell>
          <table:table-cell office:value-type="float" office:value="243.874">
            <text:p>243.874</text:p>
          </table:table-cell>
          <table:table-cell office:value-type="float" office:value="0.225284">
            <text:p>0.22528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6963">
            <text:p>39.7</text:p>
          </table:table-cell>
          <table:table-cell office:value-type="float" office:value="1.27495">
            <text:p>1.27495</text:p>
          </table:table-cell>
          <table:table-cell office:value-type="float" office:value="243.725">
            <text:p>243.725</text:p>
          </table:table-cell>
          <table:table-cell office:value-type="float" office:value="0.25499">
            <text:p>0.2549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8097">
            <text:p>39.8</text:p>
          </table:table-cell>
          <table:table-cell office:value-type="float" office:value="1.42953">
            <text:p>1.42953</text:p>
          </table:table-cell>
          <table:table-cell office:value-type="float" office:value="243.57">
            <text:p>243.57</text:p>
          </table:table-cell>
          <table:table-cell office:value-type="float" office:value="0.285907">
            <text:p>0.2859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39.9208">
            <text:p>39.9</text:p>
          </table:table-cell>
          <table:table-cell office:value-type="float" office:value="1.58328">
            <text:p>1.58328</text:p>
          </table:table-cell>
          <table:table-cell office:value-type="float" office:value="243.417">
            <text:p>243.417</text:p>
          </table:table-cell>
          <table:table-cell office:value-type="float" office:value="0.316657">
            <text:p>0.31665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0266">
            <text:p>40.0</text:p>
          </table:table-cell>
          <table:table-cell office:value-type="float" office:value="1.73148">
            <text:p>1.73148</text:p>
          </table:table-cell>
          <table:table-cell office:value-type="float" office:value="243.269">
            <text:p>243.269</text:p>
          </table:table-cell>
          <table:table-cell office:value-type="float" office:value="0.346295">
            <text:p>0.3462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1387">
            <text:p>40.1</text:p>
          </table:table-cell>
          <table:table-cell office:value-type="float" office:value="1.89014">
            <text:p>1.89014</text:p>
          </table:table-cell>
          <table:table-cell office:value-type="float" office:value="243.11">
            <text:p>243.11</text:p>
          </table:table-cell>
          <table:table-cell office:value-type="float" office:value="0.378027">
            <text:p>0.37802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2565">
            <text:p>40.3</text:p>
          </table:table-cell>
          <table:table-cell office:value-type="float" office:value="2.05826">
            <text:p>2.05826</text:p>
          </table:table-cell>
          <table:table-cell office:value-type="float" office:value="242.942">
            <text:p>242.942</text:p>
          </table:table-cell>
          <table:table-cell office:value-type="float" office:value="0.411652">
            <text:p>0.41165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3736">
            <text:p>40.4</text:p>
          </table:table-cell>
          <table:table-cell office:value-type="float" office:value="2.22626">
            <text:p>2.22626</text:p>
          </table:table-cell>
          <table:table-cell office:value-type="float" office:value="242.774">
            <text:p>242.774</text:p>
          </table:table-cell>
          <table:table-cell office:value-type="float" office:value="0.445251">
            <text:p>0.44525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4951">
            <text:p>40.5</text:p>
          </table:table-cell>
          <table:table-cell office:value-type="float" office:value="2.40086">
            <text:p>2.40086</text:p>
          </table:table-cell>
          <table:table-cell office:value-type="float" office:value="242.599">
            <text:p>242.599</text:p>
          </table:table-cell>
          <table:table-cell office:value-type="float" office:value="0.480173">
            <text:p>0.48017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6088">
            <text:p>40.6</text:p>
          </table:table-cell>
          <table:table-cell office:value-type="float" office:value="2.56383">
            <text:p>2.56383</text:p>
          </table:table-cell>
          <table:table-cell office:value-type="float" office:value="242.436">
            <text:p>242.436</text:p>
          </table:table-cell>
          <table:table-cell office:value-type="float" office:value="0.512766">
            <text:p>0.51276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723">
            <text:p>40.7</text:p>
          </table:table-cell>
          <table:table-cell office:value-type="float" office:value="2.72676">
            <text:p>2.72676</text:p>
          </table:table-cell>
          <table:table-cell office:value-type="float" office:value="242.273">
            <text:p>242.273</text:p>
          </table:table-cell>
          <table:table-cell office:value-type="float" office:value="0.545352">
            <text:p>0.54535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834">
            <text:p>40.8</text:p>
          </table:table-cell>
          <table:table-cell office:value-type="float" office:value="2.884">
            <text:p>2.884</text:p>
          </table:table-cell>
          <table:table-cell office:value-type="float" office:value="242.116">
            <text:p>242.116</text:p>
          </table:table-cell>
          <table:table-cell office:value-type="float" office:value="0.576801">
            <text:p>0.5768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0.9405">
            <text:p>40.9</text:p>
          </table:table-cell>
          <table:table-cell office:value-type="float" office:value="3.0331">
            <text:p>3.0331</text:p>
          </table:table-cell>
          <table:table-cell office:value-type="float" office:value="241.967">
            <text:p>241.967</text:p>
          </table:table-cell>
          <table:table-cell office:value-type="float" office:value="0.606619">
            <text:p>0.60661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0515">
            <text:p>41.1</text:p>
          </table:table-cell>
          <table:table-cell office:value-type="float" office:value="3.18669">
            <text:p>3.18669</text:p>
          </table:table-cell>
          <table:table-cell office:value-type="float" office:value="241.813">
            <text:p>241.813</text:p>
          </table:table-cell>
          <table:table-cell office:value-type="float" office:value="0.637338">
            <text:p>0.63733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1598">
            <text:p>41.2</text:p>
          </table:table-cell>
          <table:table-cell office:value-type="float" office:value="3.33412">
            <text:p>3.33412</text:p>
          </table:table-cell>
          <table:table-cell office:value-type="float" office:value="241.666">
            <text:p>241.666</text:p>
          </table:table-cell>
          <table:table-cell office:value-type="float" office:value="0.666824">
            <text:p>0.6668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2761">
            <text:p>41.3</text:p>
          </table:table-cell>
          <table:table-cell office:value-type="float" office:value="3.48938">
            <text:p>3.48938</text:p>
          </table:table-cell>
          <table:table-cell office:value-type="float" office:value="241.511">
            <text:p>241.511</text:p>
          </table:table-cell>
          <table:table-cell office:value-type="float" office:value="0.697876">
            <text:p>0.69787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3915">
            <text:p>41.4</text:p>
          </table:table-cell>
          <table:table-cell office:value-type="float" office:value="3.63995">
            <text:p>3.63995</text:p>
          </table:table-cell>
          <table:table-cell office:value-type="float" office:value="241.36">
            <text:p>241.36</text:p>
          </table:table-cell>
          <table:table-cell office:value-type="float" office:value="0.727991">
            <text:p>0.7279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5061">
            <text:p>41.5</text:p>
          </table:table-cell>
          <table:table-cell office:value-type="float" office:value="3.78548">
            <text:p>3.78548</text:p>
          </table:table-cell>
          <table:table-cell office:value-type="float" office:value="241.215">
            <text:p>241.215</text:p>
          </table:table-cell>
          <table:table-cell office:value-type="float" office:value="0.757095">
            <text:p>0.7570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6148">
            <text:p>41.6</text:p>
          </table:table-cell>
          <table:table-cell office:value-type="float" office:value="3.91924">
            <text:p>3.91924</text:p>
          </table:table-cell>
          <table:table-cell office:value-type="float" office:value="241.081">
            <text:p>241.081</text:p>
          </table:table-cell>
          <table:table-cell office:value-type="float" office:value="0.783847">
            <text:p>0.78384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7281">
            <text:p>41.7</text:p>
          </table:table-cell>
          <table:table-cell office:value-type="float" office:value="4.05412">
            <text:p>4.05412</text:p>
          </table:table-cell>
          <table:table-cell office:value-type="float" office:value="240.946">
            <text:p>240.946</text:p>
          </table:table-cell>
          <table:table-cell office:value-type="float" office:value="0.810825">
            <text:p>0.8108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839">
            <text:p>41.8</text:p>
          </table:table-cell>
          <table:table-cell office:value-type="float" office:value="4.18134">
            <text:p>4.18134</text:p>
          </table:table-cell>
          <table:table-cell office:value-type="float" office:value="240.819">
            <text:p>240.819</text:p>
          </table:table-cell>
          <table:table-cell office:value-type="float" office:value="0.836267">
            <text:p>0.8362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1.9507">
            <text:p>42.0</text:p>
          </table:table-cell>
          <table:table-cell office:value-type="float" office:value="4.30411">
            <text:p>4.30411</text:p>
          </table:table-cell>
          <table:table-cell office:value-type="float" office:value="240.696">
            <text:p>240.696</text:p>
          </table:table-cell>
          <table:table-cell office:value-type="float" office:value="0.860822">
            <text:p>0.86082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0627">
            <text:p>42.1</text:p>
          </table:table-cell>
          <table:table-cell office:value-type="float" office:value="4.42166">
            <text:p>4.42166</text:p>
          </table:table-cell>
          <table:table-cell office:value-type="float" office:value="240.578">
            <text:p>240.578</text:p>
          </table:table-cell>
          <table:table-cell office:value-type="float" office:value="0.884332">
            <text:p>0.88433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1747">
            <text:p>42.2</text:p>
          </table:table-cell>
          <table:table-cell office:value-type="float" office:value="4.53317">
            <text:p>4.53317</text:p>
          </table:table-cell>
          <table:table-cell office:value-type="float" office:value="240.467">
            <text:p>240.467</text:p>
          </table:table-cell>
          <table:table-cell office:value-type="float" office:value="0.906635">
            <text:p>0.9066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287">
            <text:p>42.3</text:p>
          </table:table-cell>
          <table:table-cell office:value-type="float" office:value="4.63867">
            <text:p>4.63867</text:p>
          </table:table-cell>
          <table:table-cell office:value-type="float" office:value="240.361">
            <text:p>240.361</text:p>
          </table:table-cell>
          <table:table-cell office:value-type="float" office:value="0.927734">
            <text:p>0.92773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4024">
            <text:p>42.4</text:p>
          </table:table-cell>
          <table:table-cell office:value-type="float" office:value="4.7404">
            <text:p>4.7404</text:p>
          </table:table-cell>
          <table:table-cell office:value-type="float" office:value="240.26">
            <text:p>240.26</text:p>
          </table:table-cell>
          <table:table-cell office:value-type="float" office:value="0.94808">
            <text:p>0.948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5076">
            <text:p>42.5</text:p>
          </table:table-cell>
          <table:table-cell office:value-type="float" office:value="4.82671">
            <text:p>4.82671</text:p>
          </table:table-cell>
          <table:table-cell office:value-type="float" office:value="240.173">
            <text:p>240.1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6172">
            <text:p>42.6</text:p>
          </table:table-cell>
          <table:table-cell office:value-type="float" office:value="4.90979">
            <text:p>4.90979</text:p>
          </table:table-cell>
          <table:table-cell office:value-type="float" office:value="240.09">
            <text:p>240.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7263">
            <text:p>42.7</text:p>
          </table:table-cell>
          <table:table-cell office:value-type="float" office:value="4.985">
            <text:p>4.985</text:p>
          </table:table-cell>
          <table:table-cell office:value-type="float" office:value="240.015">
            <text:p>240.0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8367">
            <text:p>42.8</text:p>
          </table:table-cell>
          <table:table-cell office:value-type="float" office:value="5.05305">
            <text:p>5.05305</text:p>
          </table:table-cell>
          <table:table-cell office:value-type="float" office:value="239.947">
            <text:p>239.9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2.9449">
            <text:p>42.9</text:p>
          </table:table-cell>
          <table:table-cell office:value-type="float" office:value="5.11125">
            <text:p>5.11125</text:p>
          </table:table-cell>
          <table:table-cell office:value-type="float" office:value="239.889">
            <text:p>239.8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0541">
            <text:p>43.1</text:p>
          </table:table-cell>
          <table:table-cell office:value-type="float" office:value="5.16078">
            <text:p>5.16078</text:p>
          </table:table-cell>
          <table:table-cell office:value-type="float" office:value="239.839">
            <text:p>239.8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1625">
            <text:p>43.2</text:p>
          </table:table-cell>
          <table:table-cell office:value-type="float" office:value="5.2002">
            <text:p>5.2002</text:p>
          </table:table-cell>
          <table:table-cell office:value-type="float" office:value="239.8">
            <text:p>239.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2728">
            <text:p>43.3</text:p>
          </table:table-cell>
          <table:table-cell office:value-type="float" office:value="5.22975">
            <text:p>5.22975</text:p>
          </table:table-cell>
          <table:table-cell office:value-type="float" office:value="239.77">
            <text:p>239.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3728">
            <text:p>43.4</text:p>
          </table:table-cell>
          <table:table-cell office:value-type="float" office:value="5.24681">
            <text:p>5.24681</text:p>
          </table:table-cell>
          <table:table-cell office:value-type="float" office:value="239.753">
            <text:p>239.7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4736">
            <text:p>43.5</text:p>
          </table:table-cell>
          <table:table-cell office:value-type="float" office:value="5.25407">
            <text:p>5.25407</text:p>
          </table:table-cell>
          <table:table-cell office:value-type="float" office:value="239.746">
            <text:p>239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5868">
            <text:p>43.6</text:p>
          </table:table-cell>
          <table:table-cell office:value-type="float" office:value="5.24994">
            <text:p>5.24994</text:p>
          </table:table-cell>
          <table:table-cell office:value-type="float" office:value="239.75">
            <text:p>239.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7046">
            <text:p>43.7</text:p>
          </table:table-cell>
          <table:table-cell office:value-type="float" office:value="5.23137">
            <text:p>5.23137</text:p>
          </table:table-cell>
          <table:table-cell office:value-type="float" office:value="239.769">
            <text:p>239.7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8055">
            <text:p>43.8</text:p>
          </table:table-cell>
          <table:table-cell office:value-type="float" office:value="5.20358">
            <text:p>5.20358</text:p>
          </table:table-cell>
          <table:table-cell office:value-type="float" office:value="239.796">
            <text:p>239.7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3.9178">
            <text:p>43.9</text:p>
          </table:table-cell>
          <table:table-cell office:value-type="float" office:value="5.15939">
            <text:p>5.15939</text:p>
          </table:table-cell>
          <table:table-cell office:value-type="float" office:value="239.841">
            <text:p>239.8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0277">
            <text:p>44.0</text:p>
          </table:table-cell>
          <table:table-cell office:value-type="float" office:value="5.10237">
            <text:p>5.10237</text:p>
          </table:table-cell>
          <table:table-cell office:value-type="float" office:value="239.898">
            <text:p>239.8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1415">
            <text:p>44.1</text:p>
          </table:table-cell>
          <table:table-cell office:value-type="float" office:value="5.02861">
            <text:p>5.02861</text:p>
          </table:table-cell>
          <table:table-cell office:value-type="float" office:value="239.971">
            <text:p>239.9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2544">
            <text:p>44.3</text:p>
          </table:table-cell>
          <table:table-cell office:value-type="float" office:value="4.94083">
            <text:p>4.94083</text:p>
          </table:table-cell>
          <table:table-cell office:value-type="float" office:value="240.059">
            <text:p>240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3556">
            <text:p>44.4</text:p>
          </table:table-cell>
          <table:table-cell office:value-type="float" office:value="4.84944">
            <text:p>4.84944</text:p>
          </table:table-cell>
          <table:table-cell office:value-type="float" office:value="240.151">
            <text:p>240.1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4674">
            <text:p>44.5</text:p>
          </table:table-cell>
          <table:table-cell office:value-type="float" office:value="4.73482">
            <text:p>4.73482</text:p>
          </table:table-cell>
          <table:table-cell office:value-type="float" office:value="240.265">
            <text:p>240.265</text:p>
          </table:table-cell>
          <table:table-cell office:value-type="float" office:value="0.946963">
            <text:p>0.94696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5789">
            <text:p>44.6</text:p>
          </table:table-cell>
          <table:table-cell office:value-type="float" office:value="4.60599">
            <text:p>4.60599</text:p>
          </table:table-cell>
          <table:table-cell office:value-type="float" office:value="240.394">
            <text:p>240.394</text:p>
          </table:table-cell>
          <table:table-cell office:value-type="float" office:value="0.921198">
            <text:p>0.9211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6862">
            <text:p>44.7</text:p>
          </table:table-cell>
          <table:table-cell office:value-type="float" office:value="4.46831">
            <text:p>4.46831</text:p>
          </table:table-cell>
          <table:table-cell office:value-type="float" office:value="240.532">
            <text:p>240.532</text:p>
          </table:table-cell>
          <table:table-cell office:value-type="float" office:value="0.893661">
            <text:p>0.89366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7997">
            <text:p>44.8</text:p>
          </table:table-cell>
          <table:table-cell office:value-type="float" office:value="4.30824">
            <text:p>4.30824</text:p>
          </table:table-cell>
          <table:table-cell office:value-type="float" office:value="240.692">
            <text:p>240.692</text:p>
          </table:table-cell>
          <table:table-cell office:value-type="float" office:value="0.861649">
            <text:p>0.86164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4.9107">
            <text:p>44.9</text:p>
          </table:table-cell>
          <table:table-cell office:value-type="float" office:value="4.13783">
            <text:p>4.13783</text:p>
          </table:table-cell>
          <table:table-cell office:value-type="float" office:value="240.862">
            <text:p>240.862</text:p>
          </table:table-cell>
          <table:table-cell office:value-type="float" office:value="0.827567">
            <text:p>0.82756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012">
            <text:p>45.0</text:p>
          </table:table-cell>
          <table:table-cell office:value-type="float" office:value="3.97063">
            <text:p>3.97063</text:p>
          </table:table-cell>
          <table:table-cell office:value-type="float" office:value="241.029">
            <text:p>241.029</text:p>
          </table:table-cell>
          <table:table-cell office:value-type="float" office:value="0.794125">
            <text:p>0.79412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1281">
            <text:p>45.1</text:p>
          </table:table-cell>
          <table:table-cell office:value-type="float" office:value="3.76631">
            <text:p>3.76631</text:p>
          </table:table-cell>
          <table:table-cell office:value-type="float" office:value="241.234">
            <text:p>241.234</text:p>
          </table:table-cell>
          <table:table-cell office:value-type="float" office:value="0.753262">
            <text:p>0.7532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2283">
            <text:p>45.2</text:p>
          </table:table-cell>
          <table:table-cell office:value-type="float" office:value="3.5804">
            <text:p>3.5804</text:p>
          </table:table-cell>
          <table:table-cell office:value-type="float" office:value="241.42">
            <text:p>241.42</text:p>
          </table:table-cell>
          <table:table-cell office:value-type="float" office:value="0.71608">
            <text:p>0.716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3307">
            <text:p>45.3</text:p>
          </table:table-cell>
          <table:table-cell office:value-type="float" office:value="3.38261">
            <text:p>3.38261</text:p>
          </table:table-cell>
          <table:table-cell office:value-type="float" office:value="241.617">
            <text:p>241.617</text:p>
          </table:table-cell>
          <table:table-cell office:value-type="float" office:value="0.676523">
            <text:p>0.67652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4485">
            <text:p>45.4</text:p>
          </table:table-cell>
          <table:table-cell office:value-type="float" office:value="3.14761">
            <text:p>3.14761</text:p>
          </table:table-cell>
          <table:table-cell office:value-type="float" office:value="241.852">
            <text:p>241.852</text:p>
          </table:table-cell>
          <table:table-cell office:value-type="float" office:value="0.629523">
            <text:p>0.62952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5606">
            <text:p>45.6</text:p>
          </table:table-cell>
          <table:table-cell office:value-type="float" office:value="2.91847">
            <text:p>2.91847</text:p>
          </table:table-cell>
          <table:table-cell office:value-type="float" office:value="242.082">
            <text:p>242.082</text:p>
          </table:table-cell>
          <table:table-cell office:value-type="float" office:value="0.583694">
            <text:p>0.58369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6735">
            <text:p>45.7</text:p>
          </table:table-cell>
          <table:table-cell office:value-type="float" office:value="2.68414">
            <text:p>2.68414</text:p>
          </table:table-cell>
          <table:table-cell office:value-type="float" office:value="242.316">
            <text:p>242.316</text:p>
          </table:table-cell>
          <table:table-cell office:value-type="float" office:value="0.536829">
            <text:p>0.53682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8189">
            <text:p>45.8</text:p>
          </table:table-cell>
          <table:table-cell office:value-type="float" office:value="2.37886">
            <text:p>2.37886</text:p>
          </table:table-cell>
          <table:table-cell office:value-type="float" office:value="242.621">
            <text:p>242.621</text:p>
          </table:table-cell>
          <table:table-cell office:value-type="float" office:value="0.475772">
            <text:p>0.4757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5.9366">
            <text:p>45.9</text:p>
          </table:table-cell>
          <table:table-cell office:value-type="float" office:value="2.13449">
            <text:p>2.13449</text:p>
          </table:table-cell>
          <table:table-cell office:value-type="float" office:value="242.866">
            <text:p>242.866</text:p>
          </table:table-cell>
          <table:table-cell office:value-type="float" office:value="0.426898">
            <text:p>0.4268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0394">
            <text:p>46.0</text:p>
          </table:table-cell>
          <table:table-cell office:value-type="float" office:value="1.92307">
            <text:p>1.92307</text:p>
          </table:table-cell>
          <table:table-cell office:value-type="float" office:value="243.077">
            <text:p>243.077</text:p>
          </table:table-cell>
          <table:table-cell office:value-type="float" office:value="0.384613">
            <text:p>0.38461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1425">
            <text:p>46.1</text:p>
          </table:table-cell>
          <table:table-cell office:value-type="float" office:value="1.71436">
            <text:p>1.71436</text:p>
          </table:table-cell>
          <table:table-cell office:value-type="float" office:value="243.286">
            <text:p>243.286</text:p>
          </table:table-cell>
          <table:table-cell office:value-type="float" office:value="0.342871">
            <text:p>0.34287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2793">
            <text:p>46.3</text:p>
          </table:table-cell>
          <table:table-cell office:value-type="float" office:value="1.44398">
            <text:p>1.44398</text:p>
          </table:table-cell>
          <table:table-cell office:value-type="float" office:value="243.556">
            <text:p>243.556</text:p>
          </table:table-cell>
          <table:table-cell office:value-type="float" office:value="0.288797">
            <text:p>0.28879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4159">
            <text:p>46.4</text:p>
          </table:table-cell>
          <table:table-cell office:value-type="float" office:value="1.1851">
            <text:p>1.1851</text:p>
          </table:table-cell>
          <table:table-cell office:value-type="float" office:value="243.815">
            <text:p>243.815</text:p>
          </table:table-cell>
          <table:table-cell office:value-type="float" office:value="0.237021">
            <text:p>0.23702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5346">
            <text:p>46.5</text:p>
          </table:table-cell>
          <table:table-cell office:value-type="float" office:value="0.970566">
            <text:p>0.970566</text:p>
          </table:table-cell>
          <table:table-cell office:value-type="float" office:value="244.029">
            <text:p>244.029</text:p>
          </table:table-cell>
          <table:table-cell office:value-type="float" office:value="0.194113">
            <text:p>0.19411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6504">
            <text:p>46.7</text:p>
          </table:table-cell>
          <table:table-cell office:value-type="float" office:value="0.772491">
            <text:p>0.772491</text:p>
          </table:table-cell>
          <table:table-cell office:value-type="float" office:value="244.228">
            <text:p>244.228</text:p>
          </table:table-cell>
          <table:table-cell office:value-type="float" office:value="0.154498">
            <text:p>0.15449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7513">
            <text:p>46.8</text:p>
          </table:table-cell>
          <table:table-cell office:value-type="float" office:value="0.60936">
            <text:p>0.60936</text:p>
          </table:table-cell>
          <table:table-cell office:value-type="float" office:value="244.391">
            <text:p>244.391</text:p>
          </table:table-cell>
          <table:table-cell office:value-type="float" office:value="0.121872">
            <text:p>0.12187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8632">
            <text:p>46.9</text:p>
          </table:table-cell>
          <table:table-cell office:value-type="float" office:value="0.439819">
            <text:p>0.439819</text:p>
          </table:table-cell>
          <table:table-cell office:value-type="float" office:value="244.56">
            <text:p>244.56</text:p>
          </table:table-cell>
          <table:table-cell office:value-type="float" office:value="0.0879639">
            <text:p>0.08796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6.981">
            <text:p>47.0</text:p>
          </table:table-cell>
          <table:table-cell office:value-type="float" office:value="0.27475">
            <text:p>0.27475</text:p>
          </table:table-cell>
          <table:table-cell office:value-type="float" office:value="244.725">
            <text:p>244.725</text:p>
          </table:table-cell>
          <table:table-cell office:value-type="float" office:value="0.05495">
            <text:p>0.0549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0948">
            <text:p>47.1</text:p>
          </table:table-cell>
          <table:table-cell office:value-type="float" office:value="0.129059">
            <text:p>0.129059</text:p>
          </table:table-cell>
          <table:table-cell office:value-type="float" office:value="244.871">
            <text:p>244.871</text:p>
          </table:table-cell>
          <table:table-cell office:value-type="float" office:value="0.0258118">
            <text:p>0.025811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2084">
            <text:p>47.2</text:p>
          </table:table-cell>
          <table:table-cell office:value-type="float" office:value="-0.00219727">
            <text:p>-0.00219727</text:p>
          </table:table-cell>
          <table:table-cell office:value-type="float" office:value="245.002">
            <text:p>245.002</text:p>
          </table:table-cell>
          <table:table-cell office:value-type="float" office:value="-0.000439453">
            <text:p>-0.00043945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3225">
            <text:p>47.3</text:p>
          </table:table-cell>
          <table:table-cell office:value-type="float" office:value="-0.119339">
            <text:p>-0.119339</text:p>
          </table:table-cell>
          <table:table-cell office:value-type="float" office:value="245.119">
            <text:p>245.119</text:p>
          </table:table-cell>
          <table:table-cell office:value-type="float" office:value="-0.0238678">
            <text:p>-0.023867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4327">
            <text:p>47.4</text:p>
          </table:table-cell>
          <table:table-cell office:value-type="float" office:value="-0.218353">
            <text:p>-0.218353</text:p>
          </table:table-cell>
          <table:table-cell office:value-type="float" office:value="245.218">
            <text:p>245.218</text:p>
          </table:table-cell>
          <table:table-cell office:value-type="float" office:value="-0.0436707">
            <text:p>-0.043670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5478">
            <text:p>47.5</text:p>
          </table:table-cell>
          <table:table-cell office:value-type="float" office:value="-0.306351">
            <text:p>-0.306351</text:p>
          </table:table-cell>
          <table:table-cell office:value-type="float" office:value="245.306">
            <text:p>245.306</text:p>
          </table:table-cell>
          <table:table-cell office:value-type="float" office:value="-0.0612701">
            <text:p>-0.061270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6606">
            <text:p>47.7</text:p>
          </table:table-cell>
          <table:table-cell office:value-type="float" office:value="-0.377533">
            <text:p>-0.377533</text:p>
          </table:table-cell>
          <table:table-cell office:value-type="float" office:value="245.378">
            <text:p>245.378</text:p>
          </table:table-cell>
          <table:table-cell office:value-type="float" office:value="-0.0755066">
            <text:p>-0.075506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775">
            <text:p>47.8</text:p>
          </table:table-cell>
          <table:table-cell office:value-type="float" office:value="-0.434662">
            <text:p>-0.434662</text:p>
          </table:table-cell>
          <table:table-cell office:value-type="float" office:value="245.435">
            <text:p>245.435</text:p>
          </table:table-cell>
          <table:table-cell office:value-type="float" office:value="-0.0869324">
            <text:p>-0.086932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8789">
            <text:p>47.9</text:p>
          </table:table-cell>
          <table:table-cell office:value-type="float" office:value="-0.473404">
            <text:p>-0.473404</text:p>
          </table:table-cell>
          <table:table-cell office:value-type="float" office:value="245.473">
            <text:p>245.473</text:p>
          </table:table-cell>
          <table:table-cell office:value-type="float" office:value="-0.0946808">
            <text:p>-0.094680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7.9972">
            <text:p>48.0</text:p>
          </table:table-cell>
          <table:table-cell office:value-type="float" office:value="-0.502487">
            <text:p>-0.502487</text:p>
          </table:table-cell>
          <table:table-cell office:value-type="float" office:value="245.502">
            <text:p>245.502</text:p>
          </table:table-cell>
          <table:table-cell office:value-type="float" office:value="-0.100497">
            <text:p>-0.10049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1086">
            <text:p>48.1</text:p>
          </table:table-cell>
          <table:table-cell office:value-type="float" office:value="-0.515671">
            <text:p>-0.515671</text:p>
          </table:table-cell>
          <table:table-cell office:value-type="float" office:value="245.516">
            <text:p>245.516</text:p>
          </table:table-cell>
          <table:table-cell office:value-type="float" office:value="-0.103134">
            <text:p>-0.103134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2226">
            <text:p>48.2</text:p>
          </table:table-cell>
          <table:table-cell office:value-type="float" office:value="-0.515289">
            <text:p>-0.515289</text:p>
          </table:table-cell>
          <table:table-cell office:value-type="float" office:value="245.515">
            <text:p>245.515</text:p>
          </table:table-cell>
          <table:table-cell office:value-type="float" office:value="-0.103058">
            <text:p>-0.1030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3242">
            <text:p>48.3</text:p>
          </table:table-cell>
          <table:table-cell office:value-type="float" office:value="-0.503342">
            <text:p>-0.503342</text:p>
          </table:table-cell>
          <table:table-cell office:value-type="float" office:value="245.503">
            <text:p>245.503</text:p>
          </table:table-cell>
          <table:table-cell office:value-type="float" office:value="-0.100668">
            <text:p>-0.10066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4395">
            <text:p>48.4</text:p>
          </table:table-cell>
          <table:table-cell office:value-type="float" office:value="-0.47731">
            <text:p>-0.47731</text:p>
          </table:table-cell>
          <table:table-cell office:value-type="float" office:value="245.477">
            <text:p>245.477</text:p>
          </table:table-cell>
          <table:table-cell office:value-type="float" office:value="-0.095462">
            <text:p>-0.09546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5526">
            <text:p>48.6</text:p>
          </table:table-cell>
          <table:table-cell office:value-type="float" office:value="-0.439438">
            <text:p>-0.439438</text:p>
          </table:table-cell>
          <table:table-cell office:value-type="float" office:value="245.439">
            <text:p>245.439</text:p>
          </table:table-cell>
          <table:table-cell office:value-type="float" office:value="-0.0878876">
            <text:p>-0.087887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663">
            <text:p>48.7</text:p>
          </table:table-cell>
          <table:table-cell office:value-type="float" office:value="-0.391022">
            <text:p>-0.391022</text:p>
          </table:table-cell>
          <table:table-cell office:value-type="float" office:value="245.391">
            <text:p>245.391</text:p>
          </table:table-cell>
          <table:table-cell office:value-type="float" office:value="-0.0782043">
            <text:p>-0.0782043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7813">
            <text:p>48.8</text:p>
          </table:table-cell>
          <table:table-cell office:value-type="float" office:value="-0.327393">
            <text:p>-0.327393</text:p>
          </table:table-cell>
          <table:table-cell office:value-type="float" office:value="245.327">
            <text:p>245.327</text:p>
          </table:table-cell>
          <table:table-cell office:value-type="float" office:value="-0.0654785">
            <text:p>-0.065478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8.896">
            <text:p>48.9</text:p>
          </table:table-cell>
          <table:table-cell office:value-type="float" office:value="-0.254745">
            <text:p>-0.254745</text:p>
          </table:table-cell>
          <table:table-cell office:value-type="float" office:value="245.255">
            <text:p>245.255</text:p>
          </table:table-cell>
          <table:table-cell office:value-type="float" office:value="-0.0509491">
            <text:p>-0.0509491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002">
            <text:p>49.0</text:p>
          </table:table-cell>
          <table:table-cell office:value-type="float" office:value="-0.178619">
            <text:p>-0.178619</text:p>
          </table:table-cell>
          <table:table-cell office:value-type="float" office:value="245.179">
            <text:p>245.179</text:p>
          </table:table-cell>
          <table:table-cell office:value-type="float" office:value="-0.0357239">
            <text:p>-0.03572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1025">
            <text:p>49.1</text:p>
          </table:table-cell>
          <table:table-cell office:value-type="float" office:value="-0.0989532">
            <text:p>-0.0989532</text:p>
          </table:table-cell>
          <table:table-cell office:value-type="float" office:value="245.099">
            <text:p>245.099</text:p>
          </table:table-cell>
          <table:table-cell office:value-type="float" office:value="-0.0197906">
            <text:p>-0.019790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2214">
            <text:p>49.2</text:p>
          </table:table-cell>
          <table:table-cell office:value-type="float" office:value="0.00395203">
            <text:p>0.00395203</text:p>
          </table:table-cell>
          <table:table-cell office:value-type="float" office:value="244.996">
            <text:p>244.996</text:p>
          </table:table-cell>
          <table:table-cell office:value-type="float" office:value="0.000790405">
            <text:p>0.00079040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3241">
            <text:p>49.3</text:p>
          </table:table-cell>
          <table:table-cell office:value-type="float" office:value="0.100006">
            <text:p>0.100006</text:p>
          </table:table-cell>
          <table:table-cell office:value-type="float" office:value="244.9">
            <text:p>244.9</text:p>
          </table:table-cell>
          <table:table-cell office:value-type="float" office:value="0.0200012">
            <text:p>0.0200012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4263">
            <text:p>49.4</text:p>
          </table:table-cell>
          <table:table-cell office:value-type="float" office:value="0.201614">
            <text:p>0.201614</text:p>
          </table:table-cell>
          <table:table-cell office:value-type="float" office:value="244.798">
            <text:p>244.798</text:p>
          </table:table-cell>
          <table:table-cell office:value-type="float" office:value="0.0403229">
            <text:p>0.040322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541">
            <text:p>49.5</text:p>
          </table:table-cell>
          <table:table-cell office:value-type="float" office:value="0.322067">
            <text:p>0.322067</text:p>
          </table:table-cell>
          <table:table-cell office:value-type="float" office:value="244.678">
            <text:p>244.678</text:p>
          </table:table-cell>
          <table:table-cell office:value-type="float" office:value="0.0644135">
            <text:p>0.0644135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6532">
            <text:p>49.7</text:p>
          </table:table-cell>
          <table:table-cell office:value-type="float" office:value="0.44632">
            <text:p>0.44632</text:p>
          </table:table-cell>
          <table:table-cell office:value-type="float" office:value="244.554">
            <text:p>244.554</text:p>
          </table:table-cell>
          <table:table-cell office:value-type="float" office:value="0.0892639">
            <text:p>0.0892639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7625">
            <text:p>49.8</text:p>
          </table:table-cell>
          <table:table-cell office:value-type="float" office:value="0.572632">
            <text:p>0.572632</text:p>
          </table:table-cell>
          <table:table-cell office:value-type="float" office:value="244.427">
            <text:p>244.427</text:p>
          </table:table-cell>
          <table:table-cell office:value-type="float" office:value="0.114526">
            <text:p>0.114526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8824">
            <text:p>49.9</text:p>
          </table:table-cell>
          <table:table-cell office:value-type="float" office:value="0.716888">
            <text:p>0.716888</text:p>
          </table:table-cell>
          <table:table-cell office:value-type="float" office:value="244.283">
            <text:p>244.283</text:p>
          </table:table-cell>
          <table:table-cell office:value-type="float" office:value="0.143378">
            <text:p>0.14337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49.9986">
            <text:p>50.0</text:p>
          </table:table-cell>
          <table:table-cell office:value-type="float" office:value="0.861649">
            <text:p>0.861649</text:p>
          </table:table-cell>
          <table:table-cell office:value-type="float" office:value="244.138">
            <text:p>244.138</text:p>
          </table:table-cell>
          <table:table-cell office:value-type="float" office:value="0.17233">
            <text:p>0.17233</text:p>
          </table:table-cell>
          <table:table-cell office:value-type="float" office:value="245">
            <text:p>245</text:p>
          </table:table-cell>
          <table:table-cell/>
        </table:table-row>
      </table:table>
      <table:table table:name="Tabelle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Kp</text:p>
          </table:table-cell>
          <table:table-cell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Ki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office:value-type="float" office:value="0">
            <text:p>0</text:p>
          </table:table-cell>
          <table:table-cell table:number-columns-repeated="4"/>
          <table:table-cell>
            <draw:frame table:end-cell-address="Tabelle2.N23" table:end-x="0.899cm" table:end-y="0.071cm" draw:z-index="0" draw:style-name="gr1" draw:text-style-name="P1" svg:width="16.005cm" svg:height="9.006cm" svg:x="0.701cm" svg:y="0.097cm">
              <draw:object draw:notify-on-update-of-ranges="Tabelle2.A10:Tabelle2.A612 Tabelle2.C10:Tabelle2.C612 Tabelle2.A10:Tabelle2.A612 Tabelle2.E10:Tabelle2.E6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tau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limMin</text:p>
          </table:table-cell>
          <table:table-cell office:value-type="float" office:value="-0.95">
            <text:p>-0.95</text:p>
          </table:table-cell>
          <table:table-cell table:number-columns-repeated="5"/>
        </table:table-row>
        <table:table-row table:style-name="ro1">
          <table:table-cell office:value-type="string">
            <text:p>limMax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1">
          <table:table-cell office:value-type="string">
            <text:p>intLimMin</text:p>
          </table:table-cell>
          <table:table-cell office:value-type="float" office:value="-0.45">
            <text:p>-0.45</text:p>
          </table:table-cell>
          <table:table-cell table:number-columns-repeated="5"/>
        </table:table-row>
        <table:table-row table:style-name="ro1">
          <table:table-cell office:value-type="string">
            <text:p>intLimMax</text:p>
          </table:table-cell>
          <table:table-cell office:value-type="float" office:value="0.45">
            <text:p>0.45</text:p>
          </table:table-cell>
          <table:table-cell table:number-columns-repeated="5"/>
        </table:table-row>
        <table:table-row table:style-name="ro1">
          <table:table-cell office:value-type="string">
            <text:p>setpoint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2"/>
        </table:table-row>
        <table:table-row table:style-name="ro1">
          <table:table-cell office:value-type="float" office:value="0.213989">
            <text:p>0.213989</text:p>
          </table:table-cell>
          <table:table-cell office:value-type="float" office:value="5.45779">
            <text:p>5.45779</text:p>
          </table:table-cell>
          <table:table-cell office:value-type="float" office:value="239.542">
            <text:p>239.5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324341">
            <text:p>0.324341</text:p>
          </table:table-cell>
          <table:table-cell office:value-type="float" office:value="5.42273">
            <text:p>5.42273</text:p>
          </table:table-cell>
          <table:table-cell office:value-type="float" office:value="239.577">
            <text:p>239.5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43161">
            <text:p>0.43161</text:p>
          </table:table-cell>
          <table:table-cell office:value-type="float" office:value="5.38855">
            <text:p>5.38855</text:p>
          </table:table-cell>
          <table:table-cell office:value-type="float" office:value="239.611">
            <text:p>239.6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543335">
            <text:p>0.543335</text:p>
          </table:table-cell>
          <table:table-cell office:value-type="float" office:value="5.35248">
            <text:p>5.35248</text:p>
          </table:table-cell>
          <table:table-cell office:value-type="float" office:value="239.648">
            <text:p>239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659149">
            <text:p>0.659149</text:p>
          </table:table-cell>
          <table:table-cell office:value-type="float" office:value="5.31372">
            <text:p>5.31372</text:p>
          </table:table-cell>
          <table:table-cell office:value-type="float" office:value="239.686">
            <text:p>239.6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773346">
            <text:p>0.773346</text:p>
          </table:table-cell>
          <table:table-cell office:value-type="float" office:value="5.2731">
            <text:p>5.2731</text:p>
          </table:table-cell>
          <table:table-cell office:value-type="float" office:value="239.727">
            <text:p>239.7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888">
            <text:p>0.888</text:p>
          </table:table-cell>
          <table:table-cell office:value-type="float" office:value="5.2283">
            <text:p>5.2283</text:p>
          </table:table-cell>
          <table:table-cell office:value-type="float" office:value="239.772">
            <text:p>239.7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00809">
            <text:p>1.00809</text:p>
          </table:table-cell>
          <table:table-cell office:value-type="float" office:value="5.17508">
            <text:p>5.17508</text:p>
          </table:table-cell>
          <table:table-cell office:value-type="float" office:value="239.825">
            <text:p>239.8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12393">
            <text:p>1.12393</text:p>
          </table:table-cell>
          <table:table-cell office:value-type="float" office:value="5.11635">
            <text:p>5.11635</text:p>
          </table:table-cell>
          <table:table-cell office:value-type="float" office:value="239.884">
            <text:p>239.8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23636">
            <text:p>1.23636</text:p>
          </table:table-cell>
          <table:table-cell office:value-type="float" office:value="5.0508">
            <text:p>5.0508</text:p>
          </table:table-cell>
          <table:table-cell office:value-type="float" office:value="239.949">
            <text:p>239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35272">
            <text:p>1.35272</text:p>
          </table:table-cell>
          <table:table-cell office:value-type="float" office:value="4.97273">
            <text:p>4.97273</text:p>
          </table:table-cell>
          <table:table-cell office:value-type="float" office:value="240.027">
            <text:p>240.0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46753">
            <text:p>1.46753</text:p>
          </table:table-cell>
          <table:table-cell office:value-type="float" office:value="4.8844">
            <text:p>4.8844</text:p>
          </table:table-cell>
          <table:table-cell office:value-type="float" office:value="240.116">
            <text:p>240.1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5864">
            <text:p>1.5864</text:p>
          </table:table-cell>
          <table:table-cell office:value-type="float" office:value="4.77992">
            <text:p>4.77992</text:p>
          </table:table-cell>
          <table:table-cell office:value-type="float" office:value="240.22">
            <text:p>240.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/>
          <table:table-cell>
            <draw:frame table:end-cell-address="Tabelle2.N43" table:end-x="0.893cm" table:end-y="0.031cm" draw:z-index="1" draw:style-name="gr1" draw:text-style-name="P1" svg:width="15.999cm" svg:height="8.999cm" svg:x="0.701cm" svg:y="0.065cm">
              <draw:object draw:notify-on-update-of-ranges="Tabelle2.A10:Tabelle2.A10 Tabelle2.A11:Tabelle2.A612 Tabelle2.D10:Tabelle2.D10 Tabelle2.D11:Tabelle2.D6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.69592">
            <text:p>1.69592</text:p>
          </table:table-cell>
          <table:table-cell office:value-type="float" office:value="4.67136">
            <text:p>4.67136</text:p>
          </table:table-cell>
          <table:table-cell office:value-type="float" office:value="240.329">
            <text:p>240.3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81268">
            <text:p>1.81268</text:p>
          </table:table-cell>
          <table:table-cell office:value-type="float" office:value="4.54178">
            <text:p>4.54178</text:p>
          </table:table-cell>
          <table:table-cell office:value-type="float" office:value="240.458">
            <text:p>240.4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92648">
            <text:p>1.92648</text:p>
          </table:table-cell>
          <table:table-cell office:value-type="float" office:value="4.40143">
            <text:p>4.40143</text:p>
          </table:table-cell>
          <table:table-cell office:value-type="float" office:value="240.599">
            <text:p>240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03333">
            <text:p>2.03333</text:p>
          </table:table-cell>
          <table:table-cell office:value-type="float" office:value="4.2563">
            <text:p>4.2563</text:p>
          </table:table-cell>
          <table:table-cell office:value-type="float" office:value="240.744">
            <text:p>240.7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14304">
            <text:p>2.14304</text:p>
          </table:table-cell>
          <table:table-cell office:value-type="float" office:value="4.09441">
            <text:p>4.09441</text:p>
          </table:table-cell>
          <table:table-cell office:value-type="float" office:value="240.906">
            <text:p>240.9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2496">
            <text:p>2.2496</text:p>
          </table:table-cell>
          <table:table-cell office:value-type="float" office:value="3.92416">
            <text:p>3.92416</text:p>
          </table:table-cell>
          <table:table-cell office:value-type="float" office:value="241.076">
            <text:p>241.0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36108">
            <text:p>2.36108</text:p>
          </table:table-cell>
          <table:table-cell office:value-type="float" office:value="3.73232">
            <text:p>3.73232</text:p>
          </table:table-cell>
          <table:table-cell office:value-type="float" office:value="241.268">
            <text:p>241.2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47656">
            <text:p>2.47656</text:p>
          </table:table-cell>
          <table:table-cell office:value-type="float" office:value="3.51862">
            <text:p>3.51862</text:p>
          </table:table-cell>
          <table:table-cell office:value-type="float" office:value="241.481">
            <text:p>241.4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59155">
            <text:p>2.59155</text:p>
          </table:table-cell>
          <table:table-cell office:value-type="float" office:value="3.29108">
            <text:p>3.29108</text:p>
          </table:table-cell>
          <table:table-cell office:value-type="float" office:value="241.709">
            <text:p>241.7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71414">
            <text:p>2.71414</text:p>
          </table:table-cell>
          <table:table-cell office:value-type="float" office:value="3.03224">
            <text:p>3.03224</text:p>
          </table:table-cell>
          <table:table-cell office:value-type="float" office:value="241.968">
            <text:p>241.968</text:p>
          </table:table-cell>
          <table:table-cell office:value-type="float" office:value="0.909673">
            <text:p>0.9096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81516">
            <text:p>2.81516</text:p>
          </table:table-cell>
          <table:table-cell office:value-type="float" office:value="2.80685">
            <text:p>2.80685</text:p>
          </table:table-cell>
          <table:table-cell office:value-type="float" office:value="242.193">
            <text:p>242.193</text:p>
          </table:table-cell>
          <table:table-cell office:value-type="float" office:value="0.842056">
            <text:p>0.8420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92642">
            <text:p>2.92642</text:p>
          </table:table-cell>
          <table:table-cell office:value-type="float" office:value="2.54645">
            <text:p>2.54645</text:p>
          </table:table-cell>
          <table:table-cell office:value-type="float" office:value="242.454">
            <text:p>242.454</text:p>
          </table:table-cell>
          <table:table-cell office:value-type="float" office:value="0.763934">
            <text:p>0.76393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04355">
            <text:p>3.04355</text:p>
          </table:table-cell>
          <table:table-cell office:value-type="float" office:value="2.25899">
            <text:p>2.25899</text:p>
          </table:table-cell>
          <table:table-cell office:value-type="float" office:value="242.741">
            <text:p>242.741</text:p>
          </table:table-cell>
          <table:table-cell office:value-type="float" office:value="0.677696">
            <text:p>0.6776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16071">
            <text:p>3.16071</text:p>
          </table:table-cell>
          <table:table-cell office:value-type="float" office:value="1.95906">
            <text:p>1.95906</text:p>
          </table:table-cell>
          <table:table-cell office:value-type="float" office:value="243.041">
            <text:p>243.041</text:p>
          </table:table-cell>
          <table:table-cell office:value-type="float" office:value="0.587718">
            <text:p>0.5877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27768">
            <text:p>3.27768</text:p>
          </table:table-cell>
          <table:table-cell office:value-type="float" office:value="1.64957">
            <text:p>1.64957</text:p>
          </table:table-cell>
          <table:table-cell office:value-type="float" office:value="243.35">
            <text:p>243.35</text:p>
          </table:table-cell>
          <table:table-cell office:value-type="float" office:value="0.49487">
            <text:p>0.4948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38916">
            <text:p>3.38916</text:p>
          </table:table-cell>
          <table:table-cell office:value-type="float" office:value="1.34782">
            <text:p>1.34782</text:p>
          </table:table-cell>
          <table:table-cell office:value-type="float" office:value="243.652">
            <text:p>243.652</text:p>
          </table:table-cell>
          <table:table-cell office:value-type="float" office:value="0.404347">
            <text:p>0.4043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50467">
            <text:p>3.50467</text:p>
          </table:table-cell>
          <table:table-cell office:value-type="float" office:value="1.03093">
            <text:p>1.03093</text:p>
          </table:table-cell>
          <table:table-cell office:value-type="float" office:value="243.969">
            <text:p>243.969</text:p>
          </table:table-cell>
          <table:table-cell office:value-type="float" office:value="0.309279">
            <text:p>0.30927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61862">
            <text:p>3.61862</text:p>
          </table:table-cell>
          <table:table-cell office:value-type="float" office:value="0.717453">
            <text:p>0.717453</text:p>
          </table:table-cell>
          <table:table-cell office:value-type="float" office:value="244.283">
            <text:p>244.283</text:p>
          </table:table-cell>
          <table:table-cell office:value-type="float" office:value="0.215236">
            <text:p>0.2152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73401">
            <text:p>3.73401</text:p>
          </table:table-cell>
          <table:table-cell office:value-type="float" office:value="0.40239">
            <text:p>0.40239</text:p>
          </table:table-cell>
          <table:table-cell office:value-type="float" office:value="244.598">
            <text:p>244.598</text:p>
          </table:table-cell>
          <table:table-cell office:value-type="float" office:value="0.120717">
            <text:p>0.12071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85095">
            <text:p>3.85095</text:p>
          </table:table-cell>
          <table:table-cell office:value-type="float" office:value="0.0888672">
            <text:p>0.0888672</text:p>
          </table:table-cell>
          <table:table-cell office:value-type="float" office:value="244.911">
            <text:p>244.911</text:p>
          </table:table-cell>
          <table:table-cell office:value-type="float" office:value="0.0266602">
            <text:p>0.02666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97339">
            <text:p>3.97339</text:p>
          </table:table-cell>
          <table:table-cell office:value-type="float" office:value="-0.229599">
            <text:p>-0.229599</text:p>
          </table:table-cell>
          <table:table-cell office:value-type="float" office:value="245.23">
            <text:p>245.23</text:p>
          </table:table-cell>
          <table:table-cell office:value-type="float" office:value="-0.0688797">
            <text:p>-0.06887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0863">
            <text:p>4.0863</text:p>
          </table:table-cell>
          <table:table-cell office:value-type="float" office:value="-0.511307">
            <text:p>-0.511307</text:p>
          </table:table-cell>
          <table:table-cell office:value-type="float" office:value="245.511">
            <text:p>245.511</text:p>
          </table:table-cell>
          <table:table-cell office:value-type="float" office:value="-0.153392">
            <text:p>-0.1533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19568">
            <text:p>4.19568</text:p>
          </table:table-cell>
          <table:table-cell office:value-type="float" office:value="-0.770844">
            <text:p>-0.770844</text:p>
          </table:table-cell>
          <table:table-cell office:value-type="float" office:value="245.771">
            <text:p>245.771</text:p>
          </table:table-cell>
          <table:table-cell office:value-type="float" office:value="-0.231253">
            <text:p>-0.23125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30753">
            <text:p>4.30753</text:p>
          </table:table-cell>
          <table:table-cell office:value-type="float" office:value="-1.02083">
            <text:p>-1.02083</text:p>
          </table:table-cell>
          <table:table-cell office:value-type="float" office:value="246.021">
            <text:p>246.021</text:p>
          </table:table-cell>
          <table:table-cell office:value-type="float" office:value="-0.306248">
            <text:p>-0.3062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41702">
            <text:p>4.41702</text:p>
          </table:table-cell>
          <table:table-cell office:value-type="float" office:value="-1.24893">
            <text:p>-1.24893</text:p>
          </table:table-cell>
          <table:table-cell office:value-type="float" office:value="246.249">
            <text:p>246.249</text:p>
          </table:table-cell>
          <table:table-cell office:value-type="float" office:value="-0.37468">
            <text:p>-0.374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53113">
            <text:p>4.53113</text:p>
          </table:table-cell>
          <table:table-cell office:value-type="float" office:value="-1.46786">
            <text:p>-1.46786</text:p>
          </table:table-cell>
          <table:table-cell office:value-type="float" office:value="246.468">
            <text:p>246.468</text:p>
          </table:table-cell>
          <table:table-cell office:value-type="float" office:value="-0.44036">
            <text:p>-0.440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63931">
            <text:p>4.63931</text:p>
          </table:table-cell>
          <table:table-cell office:value-type="float" office:value="-1.65677">
            <text:p>-1.65677</text:p>
          </table:table-cell>
          <table:table-cell office:value-type="float" office:value="246.657">
            <text:p>246.657</text:p>
          </table:table-cell>
          <table:table-cell office:value-type="float" office:value="-0.497031">
            <text:p>-0.4970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75629">
            <text:p>4.75629</text:p>
          </table:table-cell>
          <table:table-cell office:value-type="float" office:value="-1.84">
            <text:p>-1.84</text:p>
          </table:table-cell>
          <table:table-cell office:value-type="float" office:value="246.84">
            <text:p>246.84</text:p>
          </table:table-cell>
          <table:table-cell office:value-type="float" office:value="-0.551999">
            <text:p>-0.5519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86688">
            <text:p>4.86688</text:p>
          </table:table-cell>
          <table:table-cell office:value-type="float" office:value="-1.99275">
            <text:p>-1.99275</text:p>
          </table:table-cell>
          <table:table-cell office:value-type="float" office:value="246.993">
            <text:p>246.993</text:p>
          </table:table-cell>
          <table:table-cell office:value-type="float" office:value="-0.597826">
            <text:p>-0.5978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9873">
            <text:p>4.9873</text:p>
          </table:table-cell>
          <table:table-cell office:value-type="float" office:value="-2.13657">
            <text:p>-2.13657</text:p>
          </table:table-cell>
          <table:table-cell office:value-type="float" office:value="247.137">
            <text:p>247.137</text:p>
          </table:table-cell>
          <table:table-cell office:value-type="float" office:value="-0.64097">
            <text:p>-0.640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09988">
            <text:p>5.09988</text:p>
          </table:table-cell>
          <table:table-cell office:value-type="float" office:value="-2.24976">
            <text:p>-2.24976</text:p>
          </table:table-cell>
          <table:table-cell office:value-type="float" office:value="247.25">
            <text:p>247.25</text:p>
          </table:table-cell>
          <table:table-cell office:value-type="float" office:value="-0.674927">
            <text:p>-0.6749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21326">
            <text:p>5.21326</text:p>
          </table:table-cell>
          <table:table-cell office:value-type="float" office:value="-2.34335">
            <text:p>-2.34335</text:p>
          </table:table-cell>
          <table:table-cell office:value-type="float" office:value="247.343">
            <text:p>247.343</text:p>
          </table:table-cell>
          <table:table-cell office:value-type="float" office:value="-0.703006">
            <text:p>-0.70300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31607">
            <text:p>5.31607</text:p>
          </table:table-cell>
          <table:table-cell office:value-type="float" office:value="-2.41107">
            <text:p>-2.41107</text:p>
          </table:table-cell>
          <table:table-cell office:value-type="float" office:value="247.411">
            <text:p>247.411</text:p>
          </table:table-cell>
          <table:table-cell office:value-type="float" office:value="-0.723322">
            <text:p>-0.7233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42908">
            <text:p>5.42908</text:p>
          </table:table-cell>
          <table:table-cell office:value-type="float" office:value="-2.46704">
            <text:p>-2.46704</text:p>
          </table:table-cell>
          <table:table-cell office:value-type="float" office:value="247.467">
            <text:p>247.467</text:p>
          </table:table-cell>
          <table:table-cell office:value-type="float" office:value="-0.740112">
            <text:p>-0.7401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53278">
            <text:p>5.53278</text:p>
          </table:table-cell>
          <table:table-cell office:value-type="float" office:value="-2.50209">
            <text:p>-2.50209</text:p>
          </table:table-cell>
          <table:table-cell office:value-type="float" office:value="247.502">
            <text:p>247.502</text:p>
          </table:table-cell>
          <table:table-cell office:value-type="float" office:value="-0.750627">
            <text:p>-0.7506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64996">
            <text:p>5.64996</text:p>
          </table:table-cell>
          <table:table-cell office:value-type="float" office:value="-2.52383">
            <text:p>-2.52383</text:p>
          </table:table-cell>
          <table:table-cell office:value-type="float" office:value="247.524">
            <text:p>247.524</text:p>
          </table:table-cell>
          <table:table-cell office:value-type="float" office:value="-0.75715">
            <text:p>-0.757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75098">
            <text:p>5.75098</text:p>
          </table:table-cell>
          <table:table-cell office:value-type="float" office:value="-2.52802">
            <text:p>-2.52802</text:p>
          </table:table-cell>
          <table:table-cell office:value-type="float" office:value="247.528">
            <text:p>247.528</text:p>
          </table:table-cell>
          <table:table-cell office:value-type="float" office:value="-0.758405">
            <text:p>-0.7584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86197">
            <text:p>5.86197</text:p>
          </table:table-cell>
          <table:table-cell office:value-type="float" office:value="-2.51781">
            <text:p>-2.51781</text:p>
          </table:table-cell>
          <table:table-cell office:value-type="float" office:value="247.518">
            <text:p>247.518</text:p>
          </table:table-cell>
          <table:table-cell office:value-type="float" office:value="-0.755342">
            <text:p>-0.7553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98721">
            <text:p>5.98721</text:p>
          </table:table-cell>
          <table:table-cell office:value-type="float" office:value="-2.48866">
            <text:p>-2.48866</text:p>
          </table:table-cell>
          <table:table-cell office:value-type="float" office:value="247.489">
            <text:p>247.489</text:p>
          </table:table-cell>
          <table:table-cell office:value-type="float" office:value="-0.746599">
            <text:p>-0.7465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10016">
            <text:p>6.10016</text:p>
          </table:table-cell>
          <table:table-cell office:value-type="float" office:value="-2.44753">
            <text:p>-2.44753</text:p>
          </table:table-cell>
          <table:table-cell office:value-type="float" office:value="247.448">
            <text:p>247.448</text:p>
          </table:table-cell>
          <table:table-cell office:value-type="float" office:value="-0.734258">
            <text:p>-0.7342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21384">
            <text:p>6.21384</text:p>
          </table:table-cell>
          <table:table-cell office:value-type="float" office:value="-2.39285">
            <text:p>-2.39285</text:p>
          </table:table-cell>
          <table:table-cell office:value-type="float" office:value="247.393">
            <text:p>247.393</text:p>
          </table:table-cell>
          <table:table-cell office:value-type="float" office:value="-0.717856">
            <text:p>-0.7178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32635">
            <text:p>6.32635</text:p>
          </table:table-cell>
          <table:table-cell office:value-type="float" office:value="-2.32649">
            <text:p>-2.32649</text:p>
          </table:table-cell>
          <table:table-cell office:value-type="float" office:value="247.326">
            <text:p>247.326</text:p>
          </table:table-cell>
          <table:table-cell office:value-type="float" office:value="-0.697948">
            <text:p>-0.6979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44147">
            <text:p>6.44147</text:p>
          </table:table-cell>
          <table:table-cell office:value-type="float" office:value="-2.24692">
            <text:p>-2.24692</text:p>
          </table:table-cell>
          <table:table-cell office:value-type="float" office:value="247.247">
            <text:p>247.247</text:p>
          </table:table-cell>
          <table:table-cell office:value-type="float" office:value="-0.674075">
            <text:p>-0.67407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55511">
            <text:p>6.55511</text:p>
          </table:table-cell>
          <table:table-cell office:value-type="float" office:value="-2.15761">
            <text:p>-2.15761</text:p>
          </table:table-cell>
          <table:table-cell office:value-type="float" office:value="247.158">
            <text:p>247.158</text:p>
          </table:table-cell>
          <table:table-cell office:value-type="float" office:value="-0.647282">
            <text:p>-0.6472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2.0665">
            <text:p>-2.0665</text:p>
          </table:table-cell>
          <table:table-cell office:value-type="float" office:value="247.066">
            <text:p>247.066</text:p>
          </table:table-cell>
          <table:table-cell office:value-type="float" office:value="-0.619949">
            <text:p>-0.61994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76172">
            <text:p>6.76172</text:p>
          </table:table-cell>
          <table:table-cell office:value-type="float" office:value="-1.97086">
            <text:p>-1.97086</text:p>
          </table:table-cell>
          <table:table-cell office:value-type="float" office:value="246.971">
            <text:p>246.971</text:p>
          </table:table-cell>
          <table:table-cell office:value-type="float" office:value="-0.591257">
            <text:p>-0.5912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86557">
            <text:p>6.86557</text:p>
          </table:table-cell>
          <table:table-cell office:value-type="float" office:value="-1.86639">
            <text:p>-1.86639</text:p>
          </table:table-cell>
          <table:table-cell office:value-type="float" office:value="246.866">
            <text:p>246.866</text:p>
          </table:table-cell>
          <table:table-cell office:value-type="float" office:value="-0.559918">
            <text:p>-0.5599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96841">
            <text:p>6.96841</text:p>
          </table:table-cell>
          <table:table-cell office:value-type="float" office:value="-1.75677">
            <text:p>-1.75677</text:p>
          </table:table-cell>
          <table:table-cell office:value-type="float" office:value="246.757">
            <text:p>246.757</text:p>
          </table:table-cell>
          <table:table-cell office:value-type="float" office:value="-0.527032">
            <text:p>-0.5270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08145">
            <text:p>7.08145</text:p>
          </table:table-cell>
          <table:table-cell office:value-type="float" office:value="-1.62991">
            <text:p>-1.62991</text:p>
          </table:table-cell>
          <table:table-cell office:value-type="float" office:value="246.63">
            <text:p>246.63</text:p>
          </table:table-cell>
          <table:table-cell office:value-type="float" office:value="-0.488974">
            <text:p>-0.48897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18265">
            <text:p>7.18265</text:p>
          </table:table-cell>
          <table:table-cell office:value-type="float" office:value="-1.51099">
            <text:p>-1.51099</text:p>
          </table:table-cell>
          <table:table-cell office:value-type="float" office:value="246.511">
            <text:p>246.511</text:p>
          </table:table-cell>
          <table:table-cell office:value-type="float" office:value="-0.453296">
            <text:p>-0.4532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29578">
            <text:p>7.29578</text:p>
          </table:table-cell>
          <table:table-cell office:value-type="float" office:value="-1.37282">
            <text:p>-1.37282</text:p>
          </table:table-cell>
          <table:table-cell office:value-type="float" office:value="246.373">
            <text:p>246.373</text:p>
          </table:table-cell>
          <table:table-cell office:value-type="float" office:value="-0.411845">
            <text:p>-0.4118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41492">
            <text:p>7.41492</text:p>
          </table:table-cell>
          <table:table-cell office:value-type="float" office:value="-1.22189">
            <text:p>-1.22189</text:p>
          </table:table-cell>
          <table:table-cell office:value-type="float" office:value="246.222">
            <text:p>246.222</text:p>
          </table:table-cell>
          <table:table-cell office:value-type="float" office:value="-0.366568">
            <text:p>-0.3665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52594">
            <text:p>7.52594</text:p>
          </table:table-cell>
          <table:table-cell office:value-type="float" office:value="-1.07681">
            <text:p>-1.07681</text:p>
          </table:table-cell>
          <table:table-cell office:value-type="float" office:value="246.077">
            <text:p>246.077</text:p>
          </table:table-cell>
          <table:table-cell office:value-type="float" office:value="-0.323044">
            <text:p>-0.3230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6366">
            <text:p>7.6366</text:p>
          </table:table-cell>
          <table:table-cell office:value-type="float" office:value="-0.928406">
            <text:p>-0.928406</text:p>
          </table:table-cell>
          <table:table-cell office:value-type="float" office:value="245.928">
            <text:p>245.928</text:p>
          </table:table-cell>
          <table:table-cell office:value-type="float" office:value="-0.278522">
            <text:p>-0.2785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7522">
            <text:p>7.7522</text:p>
          </table:table-cell>
          <table:table-cell office:value-type="float" office:value="-0.769852">
            <text:p>-0.769852</text:p>
          </table:table-cell>
          <table:table-cell office:value-type="float" office:value="245.77">
            <text:p>245.77</text:p>
          </table:table-cell>
          <table:table-cell office:value-type="float" office:value="-0.230956">
            <text:p>-0.2309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86319">
            <text:p>7.86319</text:p>
          </table:table-cell>
          <table:table-cell office:value-type="float" office:value="-0.614502">
            <text:p>-0.614502</text:p>
          </table:table-cell>
          <table:table-cell office:value-type="float" office:value="245.615">
            <text:p>245.615</text:p>
          </table:table-cell>
          <table:table-cell office:value-type="float" office:value="-0.184351">
            <text:p>-0.1843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98239">
            <text:p>7.98239</text:p>
          </table:table-cell>
          <table:table-cell office:value-type="float" office:value="-0.44426">
            <text:p>-0.44426</text:p>
          </table:table-cell>
          <table:table-cell office:value-type="float" office:value="245.444">
            <text:p>245.444</text:p>
          </table:table-cell>
          <table:table-cell office:value-type="float" office:value="-0.133278">
            <text:p>-0.1332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08957">
            <text:p>8.08957</text:p>
          </table:table-cell>
          <table:table-cell office:value-type="float" office:value="-0.289673">
            <text:p>-0.289673</text:p>
          </table:table-cell>
          <table:table-cell office:value-type="float" office:value="245.29">
            <text:p>245.29</text:p>
          </table:table-cell>
          <table:table-cell office:value-type="float" office:value="-0.0869019">
            <text:p>-0.08690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20853">
            <text:p>8.20853</text:p>
          </table:table-cell>
          <table:table-cell office:value-type="float" office:value="-0.115723">
            <text:p>-0.115723</text:p>
          </table:table-cell>
          <table:table-cell office:value-type="float" office:value="245.116">
            <text:p>245.116</text:p>
          </table:table-cell>
          <table:table-cell office:value-type="float" office:value="-0.0347168">
            <text:p>-0.03471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31851">
            <text:p>8.31851</text:p>
          </table:table-cell>
          <table:table-cell office:value-type="float" office:value="0.0466156">
            <text:p>0.0466156</text:p>
          </table:table-cell>
          <table:table-cell office:value-type="float" office:value="244.953">
            <text:p>244.953</text:p>
          </table:table-cell>
          <table:table-cell office:value-type="float" office:value="0.0139847">
            <text:p>0.01398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43124">
            <text:p>8.43124</text:p>
          </table:table-cell>
          <table:table-cell office:value-type="float" office:value="0.21431">
            <text:p>0.21431</text:p>
          </table:table-cell>
          <table:table-cell office:value-type="float" office:value="244.786">
            <text:p>244.786</text:p>
          </table:table-cell>
          <table:table-cell office:value-type="float" office:value="0.0642929">
            <text:p>0.06429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54465">
            <text:p>8.54465</text:p>
          </table:table-cell>
          <table:table-cell office:value-type="float" office:value="0.384186">
            <text:p>0.384186</text:p>
          </table:table-cell>
          <table:table-cell office:value-type="float" office:value="244.616">
            <text:p>244.616</text:p>
          </table:table-cell>
          <table:table-cell office:value-type="float" office:value="0.115256">
            <text:p>0.1152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65662">
            <text:p>8.65662</text:p>
          </table:table-cell>
          <table:table-cell office:value-type="float" office:value="0.552689">
            <text:p>0.552689</text:p>
          </table:table-cell>
          <table:table-cell office:value-type="float" office:value="244.447">
            <text:p>244.447</text:p>
          </table:table-cell>
          <table:table-cell office:value-type="float" office:value="0.165807">
            <text:p>0.16580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77179">
            <text:p>8.77179</text:p>
          </table:table-cell>
          <table:table-cell office:value-type="float" office:value="0.726761">
            <text:p>0.726761</text:p>
          </table:table-cell>
          <table:table-cell office:value-type="float" office:value="244.273">
            <text:p>244.273</text:p>
          </table:table-cell>
          <table:table-cell office:value-type="float" office:value="0.218028">
            <text:p>0.21802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88574">
            <text:p>8.88574</text:p>
          </table:table-cell>
          <table:table-cell office:value-type="float" office:value="0.899384">
            <text:p>0.899384</text:p>
          </table:table-cell>
          <table:table-cell office:value-type="float" office:value="244.101">
            <text:p>244.101</text:p>
          </table:table-cell>
          <table:table-cell office:value-type="float" office:value="0.269815">
            <text:p>0.2698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00238">
            <text:p>9.00238</text:p>
          </table:table-cell>
          <table:table-cell office:value-type="float" office:value="1.07649">
            <text:p>1.07649</text:p>
          </table:table-cell>
          <table:table-cell office:value-type="float" office:value="243.924">
            <text:p>243.924</text:p>
          </table:table-cell>
          <table:table-cell office:value-type="float" office:value="0.322948">
            <text:p>0.3229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11401">
            <text:p>9.11401</text:p>
          </table:table-cell>
          <table:table-cell office:value-type="float" office:value="1.24591">
            <text:p>1.24591</text:p>
          </table:table-cell>
          <table:table-cell office:value-type="float" office:value="243.754">
            <text:p>243.754</text:p>
          </table:table-cell>
          <table:table-cell office:value-type="float" office:value="0.373773">
            <text:p>0.3737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22379">
            <text:p>9.22379</text:p>
          </table:table-cell>
          <table:table-cell office:value-type="float" office:value="1.41249">
            <text:p>1.41249</text:p>
          </table:table-cell>
          <table:table-cell office:value-type="float" office:value="243.588">
            <text:p>243.588</text:p>
          </table:table-cell>
          <table:table-cell office:value-type="float" office:value="0.423747">
            <text:p>0.4237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33606">
            <text:p>9.33606</text:p>
          </table:table-cell>
          <table:table-cell office:value-type="float" office:value="1.58252">
            <text:p>1.58252</text:p>
          </table:table-cell>
          <table:table-cell office:value-type="float" office:value="243.417">
            <text:p>243.417</text:p>
          </table:table-cell>
          <table:table-cell office:value-type="float" office:value="0.474756">
            <text:p>0.4747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44699">
            <text:p>9.44699</text:p>
          </table:table-cell>
          <table:table-cell office:value-type="float" office:value="1.74986">
            <text:p>1.74986</text:p>
          </table:table-cell>
          <table:table-cell office:value-type="float" office:value="243.25">
            <text:p>243.25</text:p>
          </table:table-cell>
          <table:table-cell office:value-type="float" office:value="0.524959">
            <text:p>0.5249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56628">
            <text:p>9.56628</text:p>
          </table:table-cell>
          <table:table-cell office:value-type="float" office:value="1.92899">
            <text:p>1.92899</text:p>
          </table:table-cell>
          <table:table-cell office:value-type="float" office:value="243.071">
            <text:p>243.071</text:p>
          </table:table-cell>
          <table:table-cell office:value-type="float" office:value="0.578696">
            <text:p>0.5786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67563">
            <text:p>9.67563</text:p>
          </table:table-cell>
          <table:table-cell office:value-type="float" office:value="2.0918">
            <text:p>2.0918</text:p>
          </table:table-cell>
          <table:table-cell office:value-type="float" office:value="242.908">
            <text:p>242.908</text:p>
          </table:table-cell>
          <table:table-cell office:value-type="float" office:value="0.627539">
            <text:p>0.6275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78937">
            <text:p>9.78937</text:p>
          </table:table-cell>
          <table:table-cell office:value-type="float" office:value="2.2596">
            <text:p>2.2596</text:p>
          </table:table-cell>
          <table:table-cell office:value-type="float" office:value="242.74">
            <text:p>242.74</text:p>
          </table:table-cell>
          <table:table-cell office:value-type="float" office:value="0.677879">
            <text:p>0.67787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89786">
            <text:p>9.89786</text:p>
          </table:table-cell>
          <table:table-cell office:value-type="float" office:value="2.41753">
            <text:p>2.41753</text:p>
          </table:table-cell>
          <table:table-cell office:value-type="float" office:value="242.582">
            <text:p>242.582</text:p>
          </table:table-cell>
          <table:table-cell office:value-type="float" office:value="0.725258">
            <text:p>0.7252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0129">
            <text:p>10.0129</text:p>
          </table:table-cell>
          <table:table-cell office:value-type="float" office:value="2.5824">
            <text:p>2.5824</text:p>
          </table:table-cell>
          <table:table-cell office:value-type="float" office:value="242.418">
            <text:p>242.418</text:p>
          </table:table-cell>
          <table:table-cell office:value-type="float" office:value="0.774719">
            <text:p>0.7747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1196">
            <text:p>10.1196</text:p>
          </table:table-cell>
          <table:table-cell office:value-type="float" office:value="2.73198">
            <text:p>2.73198</text:p>
          </table:table-cell>
          <table:table-cell office:value-type="float" office:value="242.268">
            <text:p>242.268</text:p>
          </table:table-cell>
          <table:table-cell office:value-type="float" office:value="0.819594">
            <text:p>0.81959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2337">
            <text:p>10.2337</text:p>
          </table:table-cell>
          <table:table-cell office:value-type="float" office:value="2.88846">
            <text:p>2.88846</text:p>
          </table:table-cell>
          <table:table-cell office:value-type="float" office:value="242.112">
            <text:p>242.112</text:p>
          </table:table-cell>
          <table:table-cell office:value-type="float" office:value="0.866538">
            <text:p>0.8665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3419">
            <text:p>10.3419</text:p>
          </table:table-cell>
          <table:table-cell office:value-type="float" office:value="3.03267">
            <text:p>3.03267</text:p>
          </table:table-cell>
          <table:table-cell office:value-type="float" office:value="241.967">
            <text:p>241.967</text:p>
          </table:table-cell>
          <table:table-cell office:value-type="float" office:value="0.909801">
            <text:p>0.90980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4484">
            <text:p>10.4484</text:p>
          </table:table-cell>
          <table:table-cell office:value-type="float" office:value="3.17032">
            <text:p>3.17032</text:p>
          </table:table-cell>
          <table:table-cell office:value-type="float" office:value="241.83">
            <text:p>241.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5612">
            <text:p>10.5612</text:p>
          </table:table-cell>
          <table:table-cell office:value-type="float" office:value="3.31093">
            <text:p>3.31093</text:p>
          </table:table-cell>
          <table:table-cell office:value-type="float" office:value="241.689">
            <text:p>241.6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6711">
            <text:p>10.6711</text:p>
          </table:table-cell>
          <table:table-cell office:value-type="float" office:value="3.44244">
            <text:p>3.44244</text:p>
          </table:table-cell>
          <table:table-cell office:value-type="float" office:value="241.558">
            <text:p>241.5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7797">
            <text:p>10.7797</text:p>
          </table:table-cell>
          <table:table-cell office:value-type="float" office:value="3.56633">
            <text:p>3.56633</text:p>
          </table:table-cell>
          <table:table-cell office:value-type="float" office:value="241.434">
            <text:p>241.4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8936">
            <text:p>10.8936</text:p>
          </table:table-cell>
          <table:table-cell office:value-type="float" office:value="3.6895">
            <text:p>3.6895</text:p>
          </table:table-cell>
          <table:table-cell office:value-type="float" office:value="241.311">
            <text:p>241.3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0055">
            <text:p>11.0055</text:p>
          </table:table-cell>
          <table:table-cell office:value-type="float" office:value="3.80322">
            <text:p>3.80322</text:p>
          </table:table-cell>
          <table:table-cell office:value-type="float" office:value="241.197">
            <text:p>241.1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114">
            <text:p>11.114</text:p>
          </table:table-cell>
          <table:table-cell office:value-type="float" office:value="3.90602">
            <text:p>3.90602</text:p>
          </table:table-cell>
          <table:table-cell office:value-type="float" office:value="241.094">
            <text:p>241.0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2231">
            <text:p>11.2231</text:p>
          </table:table-cell>
          <table:table-cell office:value-type="float" office:value="4.00148">
            <text:p>4.00148</text:p>
          </table:table-cell>
          <table:table-cell office:value-type="float" office:value="240.999">
            <text:p>240.9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3365">
            <text:p>11.3365</text:p>
          </table:table-cell>
          <table:table-cell office:value-type="float" office:value="4.09219">
            <text:p>4.09219</text:p>
          </table:table-cell>
          <table:table-cell office:value-type="float" office:value="240.908">
            <text:p>240.9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4498">
            <text:p>11.4498</text:p>
          </table:table-cell>
          <table:table-cell office:value-type="float" office:value="4.1732">
            <text:p>4.1732</text:p>
          </table:table-cell>
          <table:table-cell office:value-type="float" office:value="240.827">
            <text:p>240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5625">
            <text:p>11.5625</text:p>
          </table:table-cell>
          <table:table-cell office:value-type="float" office:value="4.24368">
            <text:p>4.24368</text:p>
          </table:table-cell>
          <table:table-cell office:value-type="float" office:value="240.756">
            <text:p>240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6767">
            <text:p>11.6767</text:p>
          </table:table-cell>
          <table:table-cell office:value-type="float" office:value="4.3045">
            <text:p>4.3045</text:p>
          </table:table-cell>
          <table:table-cell office:value-type="float" office:value="240.695">
            <text:p>240.6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7852">
            <text:p>11.7852</text:p>
          </table:table-cell>
          <table:table-cell office:value-type="float" office:value="4.35158">
            <text:p>4.35158</text:p>
          </table:table-cell>
          <table:table-cell office:value-type="float" office:value="240.648">
            <text:p>240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9013">
            <text:p>11.9013</text:p>
          </table:table-cell>
          <table:table-cell office:value-type="float" office:value="4.39006">
            <text:p>4.39006</text:p>
          </table:table-cell>
          <table:table-cell office:value-type="float" office:value="240.61">
            <text:p>240.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0211">
            <text:p>12.0211</text:p>
          </table:table-cell>
          <table:table-cell office:value-type="float" office:value="4.41614">
            <text:p>4.41614</text:p>
          </table:table-cell>
          <table:table-cell office:value-type="float" office:value="240.584">
            <text:p>240.5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1315">
            <text:p>12.1315</text:p>
          </table:table-cell>
          <table:table-cell office:value-type="float" office:value="4.42738">
            <text:p>4.42738</text:p>
          </table:table-cell>
          <table:table-cell office:value-type="float" office:value="240.573">
            <text:p>240.5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2438">
            <text:p>12.2438</text:p>
          </table:table-cell>
          <table:table-cell office:value-type="float" office:value="4.42557">
            <text:p>4.42557</text:p>
          </table:table-cell>
          <table:table-cell office:value-type="float" office:value="240.574">
            <text:p>240.5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3539">
            <text:p>12.3539</text:p>
          </table:table-cell>
          <table:table-cell office:value-type="float" office:value="4.41035">
            <text:p>4.41035</text:p>
          </table:table-cell>
          <table:table-cell office:value-type="float" office:value="240.59">
            <text:p>240.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4633">
            <text:p>12.4633</text:p>
          </table:table-cell>
          <table:table-cell office:value-type="float" office:value="4.38164">
            <text:p>4.38164</text:p>
          </table:table-cell>
          <table:table-cell office:value-type="float" office:value="240.618">
            <text:p>240.6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578">
            <text:p>12.578</text:p>
          </table:table-cell>
          <table:table-cell office:value-type="float" office:value="4.33636">
            <text:p>4.33636</text:p>
          </table:table-cell>
          <table:table-cell office:value-type="float" office:value="240.664">
            <text:p>240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6872">
            <text:p>12.6872</text:p>
          </table:table-cell>
          <table:table-cell office:value-type="float" office:value="4.27858">
            <text:p>4.27858</text:p>
          </table:table-cell>
          <table:table-cell office:value-type="float" office:value="240.721">
            <text:p>240.7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8029">
            <text:p>12.8029</text:p>
          </table:table-cell>
          <table:table-cell office:value-type="float" office:value="4.20111">
            <text:p>4.20111</text:p>
          </table:table-cell>
          <table:table-cell office:value-type="float" office:value="240.799">
            <text:p>240.7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9035">
            <text:p>12.9035</text:p>
          </table:table-cell>
          <table:table-cell office:value-type="float" office:value="4.12003">
            <text:p>4.12003</text:p>
          </table:table-cell>
          <table:table-cell office:value-type="float" office:value="240.88">
            <text:p>240.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0168">
            <text:p>13.0168</text:p>
          </table:table-cell>
          <table:table-cell office:value-type="float" office:value="4.01346">
            <text:p>4.01346</text:p>
          </table:table-cell>
          <table:table-cell office:value-type="float" office:value="240.987">
            <text:p>240.9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1288">
            <text:p>13.1288</text:p>
          </table:table-cell>
          <table:table-cell office:value-type="float" office:value="3.8918">
            <text:p>3.8918</text:p>
          </table:table-cell>
          <table:table-cell office:value-type="float" office:value="241.108">
            <text:p>241.1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2389">
            <text:p>13.2389</text:p>
          </table:table-cell>
          <table:table-cell office:value-type="float" office:value="3.75664">
            <text:p>3.75664</text:p>
          </table:table-cell>
          <table:table-cell office:value-type="float" office:value="241.243">
            <text:p>241.2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3528">
            <text:p>13.3528</text:p>
          </table:table-cell>
          <table:table-cell office:value-type="float" office:value="3.60045">
            <text:p>3.60045</text:p>
          </table:table-cell>
          <table:table-cell office:value-type="float" office:value="241.4">
            <text:p>241.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4617">
            <text:p>13.4617</text:p>
          </table:table-cell>
          <table:table-cell office:value-type="float" office:value="3.43584">
            <text:p>3.43584</text:p>
          </table:table-cell>
          <table:table-cell office:value-type="float" office:value="241.564">
            <text:p>241.5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5721">
            <text:p>13.5721</text:p>
          </table:table-cell>
          <table:table-cell office:value-type="float" office:value="3.25366">
            <text:p>3.25366</text:p>
          </table:table-cell>
          <table:table-cell office:value-type="float" office:value="241.746">
            <text:p>241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6794">
            <text:p>13.6794</text:p>
          </table:table-cell>
          <table:table-cell office:value-type="float" office:value="3.06219">
            <text:p>3.06219</text:p>
          </table:table-cell>
          <table:table-cell office:value-type="float" office:value="241.938">
            <text:p>241.938</text:p>
          </table:table-cell>
          <table:table-cell office:value-type="float" office:value="0.918658">
            <text:p>0.9186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7859">
            <text:p>13.7859</text:p>
          </table:table-cell>
          <table:table-cell office:value-type="float" office:value="2.85847">
            <text:p>2.85847</text:p>
          </table:table-cell>
          <table:table-cell office:value-type="float" office:value="242.142">
            <text:p>242.142</text:p>
          </table:table-cell>
          <table:table-cell office:value-type="float" office:value="0.857542">
            <text:p>0.8575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8939">
            <text:p>13.8939</text:p>
          </table:table-cell>
          <table:table-cell office:value-type="float" office:value="2.63783">
            <text:p>2.63783</text:p>
          </table:table-cell>
          <table:table-cell office:value-type="float" office:value="242.362">
            <text:p>242.362</text:p>
          </table:table-cell>
          <table:table-cell office:value-type="float" office:value="0.79135">
            <text:p>0.7913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0034">
            <text:p>14.0034</text:p>
          </table:table-cell>
          <table:table-cell office:value-type="float" office:value="2.40048">
            <text:p>2.40048</text:p>
          </table:table-cell>
          <table:table-cell office:value-type="float" office:value="242.6">
            <text:p>242.6</text:p>
          </table:table-cell>
          <table:table-cell office:value-type="float" office:value="0.720145">
            <text:p>0.7201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1128">
            <text:p>14.1128</text:p>
          </table:table-cell>
          <table:table-cell office:value-type="float" office:value="2.15041">
            <text:p>2.15041</text:p>
          </table:table-cell>
          <table:table-cell office:value-type="float" office:value="242.85">
            <text:p>242.85</text:p>
          </table:table-cell>
          <table:table-cell office:value-type="float" office:value="0.645122">
            <text:p>0.6451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2209">
            <text:p>14.2209</text:p>
          </table:table-cell>
          <table:table-cell office:value-type="float" office:value="1.89149">
            <text:p>1.89149</text:p>
          </table:table-cell>
          <table:table-cell office:value-type="float" office:value="243.109">
            <text:p>243.109</text:p>
          </table:table-cell>
          <table:table-cell office:value-type="float" office:value="0.567448">
            <text:p>0.5674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3391">
            <text:p>14.3391</text:p>
          </table:table-cell>
          <table:table-cell office:value-type="float" office:value="1.59737">
            <text:p>1.59737</text:p>
          </table:table-cell>
          <table:table-cell office:value-type="float" office:value="243.403">
            <text:p>243.403</text:p>
          </table:table-cell>
          <table:table-cell office:value-type="float" office:value="0.47921">
            <text:p>0.479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4491">
            <text:p>14.4491</text:p>
          </table:table-cell>
          <table:table-cell office:value-type="float" office:value="1.31548">
            <text:p>1.31548</text:p>
          </table:table-cell>
          <table:table-cell office:value-type="float" office:value="243.685">
            <text:p>243.685</text:p>
          </table:table-cell>
          <table:table-cell office:value-type="float" office:value="0.394643">
            <text:p>0.3946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5514">
            <text:p>14.5514</text:p>
          </table:table-cell>
          <table:table-cell office:value-type="float" office:value="1.04887">
            <text:p>1.04887</text:p>
          </table:table-cell>
          <table:table-cell office:value-type="float" office:value="243.951">
            <text:p>243.951</text:p>
          </table:table-cell>
          <table:table-cell office:value-type="float" office:value="0.314662">
            <text:p>0.31466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6629">
            <text:p>14.6629</text:p>
          </table:table-cell>
          <table:table-cell office:value-type="float" office:value="0.756119">
            <text:p>0.756119</text:p>
          </table:table-cell>
          <table:table-cell office:value-type="float" office:value="244.244">
            <text:p>244.244</text:p>
          </table:table-cell>
          <table:table-cell office:value-type="float" office:value="0.226836">
            <text:p>0.2268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7786">
            <text:p>14.7786</text:p>
          </table:table-cell>
          <table:table-cell office:value-type="float" office:value="0.45314">
            <text:p>0.45314</text:p>
          </table:table-cell>
          <table:table-cell office:value-type="float" office:value="244.547">
            <text:p>244.547</text:p>
          </table:table-cell>
          <table:table-cell office:value-type="float" office:value="0.135942">
            <text:p>0.1359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8929">
            <text:p>14.8929</text:p>
          </table:table-cell>
          <table:table-cell office:value-type="float" office:value="0.156601">
            <text:p>0.156601</text:p>
          </table:table-cell>
          <table:table-cell office:value-type="float" office:value="244.843">
            <text:p>244.843</text:p>
          </table:table-cell>
          <table:table-cell office:value-type="float" office:value="0.0469803">
            <text:p>0.046980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0103">
            <text:p>15.0103</text:p>
          </table:table-cell>
          <table:table-cell office:value-type="float" office:value="-0.139145">
            <text:p>-0.139145</text:p>
          </table:table-cell>
          <table:table-cell office:value-type="float" office:value="245.139">
            <text:p>245.139</text:p>
          </table:table-cell>
          <table:table-cell office:value-type="float" office:value="-0.0417435">
            <text:p>-0.041743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1212">
            <text:p>15.1212</text:p>
          </table:table-cell>
          <table:table-cell office:value-type="float" office:value="-0.408997">
            <text:p>-0.408997</text:p>
          </table:table-cell>
          <table:table-cell office:value-type="float" office:value="245.409">
            <text:p>245.409</text:p>
          </table:table-cell>
          <table:table-cell office:value-type="float" office:value="-0.122699">
            <text:p>-0.1226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2385">
            <text:p>15.2385</text:p>
          </table:table-cell>
          <table:table-cell office:value-type="float" office:value="-0.681625">
            <text:p>-0.681625</text:p>
          </table:table-cell>
          <table:table-cell office:value-type="float" office:value="245.682">
            <text:p>245.682</text:p>
          </table:table-cell>
          <table:table-cell office:value-type="float" office:value="-0.204488">
            <text:p>-0.2044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3527">
            <text:p>15.3527</text:p>
          </table:table-cell>
          <table:table-cell office:value-type="float" office:value="-0.932327">
            <text:p>-0.932327</text:p>
          </table:table-cell>
          <table:table-cell office:value-type="float" office:value="245.932">
            <text:p>245.932</text:p>
          </table:table-cell>
          <table:table-cell office:value-type="float" office:value="-0.279698">
            <text:p>-0.2796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4677">
            <text:p>15.4677</text:p>
          </table:table-cell>
          <table:table-cell office:value-type="float" office:value="-1.16818">
            <text:p>-1.16818</text:p>
          </table:table-cell>
          <table:table-cell office:value-type="float" office:value="246.168">
            <text:p>246.168</text:p>
          </table:table-cell>
          <table:table-cell office:value-type="float" office:value="-0.350455">
            <text:p>-0.35045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5772">
            <text:p>15.5772</text:p>
          </table:table-cell>
          <table:table-cell office:value-type="float" office:value="-1.37589">
            <text:p>-1.37589</text:p>
          </table:table-cell>
          <table:table-cell office:value-type="float" office:value="246.376">
            <text:p>246.376</text:p>
          </table:table-cell>
          <table:table-cell office:value-type="float" office:value="-0.412766">
            <text:p>-0.4127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6925">
            <text:p>15.6925</text:p>
          </table:table-cell>
          <table:table-cell office:value-type="float" office:value="-1.576">
            <text:p>-1.576</text:p>
          </table:table-cell>
          <table:table-cell office:value-type="float" office:value="246.576">
            <text:p>246.576</text:p>
          </table:table-cell>
          <table:table-cell office:value-type="float" office:value="-0.472801">
            <text:p>-0.47280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8076">
            <text:p>15.8076</text:p>
          </table:table-cell>
          <table:table-cell office:value-type="float" office:value="-1.75581">
            <text:p>-1.75581</text:p>
          </table:table-cell>
          <table:table-cell office:value-type="float" office:value="246.756">
            <text:p>246.756</text:p>
          </table:table-cell>
          <table:table-cell office:value-type="float" office:value="-0.526744">
            <text:p>-0.5267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9144">
            <text:p>15.9144</text:p>
          </table:table-cell>
          <table:table-cell office:value-type="float" office:value="-1.90462">
            <text:p>-1.90462</text:p>
          </table:table-cell>
          <table:table-cell office:value-type="float" office:value="246.905">
            <text:p>246.905</text:p>
          </table:table-cell>
          <table:table-cell office:value-type="float" office:value="-0.571385">
            <text:p>-0.5713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0247">
            <text:p>16.0247</text:p>
          </table:table-cell>
          <table:table-cell office:value-type="float" office:value="-2.03979">
            <text:p>-2.03979</text:p>
          </table:table-cell>
          <table:table-cell office:value-type="float" office:value="247.04">
            <text:p>247.04</text:p>
          </table:table-cell>
          <table:table-cell office:value-type="float" office:value="-0.611938">
            <text:p>-0.6119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129">
            <text:p>16.129</text:p>
          </table:table-cell>
          <table:table-cell office:value-type="float" office:value="-2.14998">
            <text:p>-2.14998</text:p>
          </table:table-cell>
          <table:table-cell office:value-type="float" office:value="247.15">
            <text:p>247.15</text:p>
          </table:table-cell>
          <table:table-cell office:value-type="float" office:value="-0.644994">
            <text:p>-0.64499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2469">
            <text:p>16.2469</text:p>
          </table:table-cell>
          <table:table-cell office:value-type="float" office:value="-2.25464">
            <text:p>-2.25464</text:p>
          </table:table-cell>
          <table:table-cell office:value-type="float" office:value="247.255">
            <text:p>247.255</text:p>
          </table:table-cell>
          <table:table-cell office:value-type="float" office:value="-0.676392">
            <text:p>-0.6763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3578">
            <text:p>16.3578</text:p>
          </table:table-cell>
          <table:table-cell office:value-type="float" office:value="-2.33383">
            <text:p>-2.33383</text:p>
          </table:table-cell>
          <table:table-cell office:value-type="float" office:value="247.334">
            <text:p>247.334</text:p>
          </table:table-cell>
          <table:table-cell office:value-type="float" office:value="-0.70015">
            <text:p>-0.700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4658">
            <text:p>16.4658</text:p>
          </table:table-cell>
          <table:table-cell office:value-type="float" office:value="-2.39368">
            <text:p>-2.39368</text:p>
          </table:table-cell>
          <table:table-cell office:value-type="float" office:value="247.394">
            <text:p>247.394</text:p>
          </table:table-cell>
          <table:table-cell office:value-type="float" office:value="-0.718103">
            <text:p>-0.71810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578">
            <text:p>16.578</text:p>
          </table:table-cell>
          <table:table-cell office:value-type="float" office:value="-2.43834">
            <text:p>-2.43834</text:p>
          </table:table-cell>
          <table:table-cell office:value-type="float" office:value="247.438">
            <text:p>247.438</text:p>
          </table:table-cell>
          <table:table-cell office:value-type="float" office:value="-0.731502">
            <text:p>-0.7315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6893">
            <text:p>16.6893</text:p>
          </table:table-cell>
          <table:table-cell office:value-type="float" office:value="-2.46564">
            <text:p>-2.46564</text:p>
          </table:table-cell>
          <table:table-cell office:value-type="float" office:value="247.466">
            <text:p>247.466</text:p>
          </table:table-cell>
          <table:table-cell office:value-type="float" office:value="-0.739691">
            <text:p>-0.73969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8007">
            <text:p>16.8007</text:p>
          </table:table-cell>
          <table:table-cell office:value-type="float" office:value="-2.47684">
            <text:p>-2.47684</text:p>
          </table:table-cell>
          <table:table-cell office:value-type="float" office:value="247.477">
            <text:p>247.477</text:p>
          </table:table-cell>
          <table:table-cell office:value-type="float" office:value="-0.743051">
            <text:p>-0.7430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9159">
            <text:p>16.9159</text:p>
          </table:table-cell>
          <table:table-cell office:value-type="float" office:value="-2.47214">
            <text:p>-2.47214</text:p>
          </table:table-cell>
          <table:table-cell office:value-type="float" office:value="247.472">
            <text:p>247.472</text:p>
          </table:table-cell>
          <table:table-cell office:value-type="float" office:value="-0.741641">
            <text:p>-0.74164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0343">
            <text:p>17.0343</text:p>
          </table:table-cell>
          <table:table-cell office:value-type="float" office:value="-2.45103">
            <text:p>-2.45103</text:p>
          </table:table-cell>
          <table:table-cell office:value-type="float" office:value="247.451">
            <text:p>247.451</text:p>
          </table:table-cell>
          <table:table-cell office:value-type="float" office:value="-0.73531">
            <text:p>-0.735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1468">
            <text:p>17.1468</text:p>
          </table:table-cell>
          <table:table-cell office:value-type="float" office:value="-2.41641">
            <text:p>-2.41641</text:p>
          </table:table-cell>
          <table:table-cell office:value-type="float" office:value="247.416">
            <text:p>247.416</text:p>
          </table:table-cell>
          <table:table-cell office:value-type="float" office:value="-0.724924">
            <text:p>-0.72492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2577">
            <text:p>17.2577</text:p>
          </table:table-cell>
          <table:table-cell office:value-type="float" office:value="-2.36946">
            <text:p>-2.36946</text:p>
          </table:table-cell>
          <table:table-cell office:value-type="float" office:value="247.369">
            <text:p>247.369</text:p>
          </table:table-cell>
          <table:table-cell office:value-type="float" office:value="-0.710838">
            <text:p>-0.7108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3679">
            <text:p>17.3679</text:p>
          </table:table-cell>
          <table:table-cell office:value-type="float" office:value="-2.31087">
            <text:p>-2.31087</text:p>
          </table:table-cell>
          <table:table-cell office:value-type="float" office:value="247.311">
            <text:p>247.311</text:p>
          </table:table-cell>
          <table:table-cell office:value-type="float" office:value="-0.69326">
            <text:p>-0.693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4774">
            <text:p>17.4774</text:p>
          </table:table-cell>
          <table:table-cell office:value-type="float" office:value="-2.24165">
            <text:p>-2.24165</text:p>
          </table:table-cell>
          <table:table-cell office:value-type="float" office:value="247.242">
            <text:p>247.242</text:p>
          </table:table-cell>
          <table:table-cell office:value-type="float" office:value="-0.672496">
            <text:p>-0.6724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5846">
            <text:p>17.5846</text:p>
          </table:table-cell>
          <table:table-cell office:value-type="float" office:value="-2.16406">
            <text:p>-2.16406</text:p>
          </table:table-cell>
          <table:table-cell office:value-type="float" office:value="247.164">
            <text:p>247.164</text:p>
          </table:table-cell>
          <table:table-cell office:value-type="float" office:value="-0.649219">
            <text:p>-0.6492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6957">
            <text:p>17.6957</text:p>
          </table:table-cell>
          <table:table-cell office:value-type="float" office:value="-2.07402">
            <text:p>-2.07402</text:p>
          </table:table-cell>
          <table:table-cell office:value-type="float" office:value="247.074">
            <text:p>247.074</text:p>
          </table:table-cell>
          <table:table-cell office:value-type="float" office:value="-0.622206">
            <text:p>-0.62220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8068">
            <text:p>17.8068</text:p>
          </table:table-cell>
          <table:table-cell office:value-type="float" office:value="-1.9749">
            <text:p>-1.9749</text:p>
          </table:table-cell>
          <table:table-cell office:value-type="float" office:value="246.975">
            <text:p>246.975</text:p>
          </table:table-cell>
          <table:table-cell office:value-type="float" office:value="-0.59247">
            <text:p>-0.592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9159">
            <text:p>17.9159</text:p>
          </table:table-cell>
          <table:table-cell office:value-type="float" office:value="-1.86967">
            <text:p>-1.86967</text:p>
          </table:table-cell>
          <table:table-cell office:value-type="float" office:value="246.87">
            <text:p>246.87</text:p>
          </table:table-cell>
          <table:table-cell office:value-type="float" office:value="-0.560902">
            <text:p>-0.5609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0303">
            <text:p>18.0303</text:p>
          </table:table-cell>
          <table:table-cell office:value-type="float" office:value="-1.75122">
            <text:p>-1.75122</text:p>
          </table:table-cell>
          <table:table-cell office:value-type="float" office:value="246.751">
            <text:p>246.751</text:p>
          </table:table-cell>
          <table:table-cell office:value-type="float" office:value="-0.525366">
            <text:p>-0.5253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1393">
            <text:p>18.1393</text:p>
          </table:table-cell>
          <table:table-cell office:value-type="float" office:value="-1.63156">
            <text:p>-1.63156</text:p>
          </table:table-cell>
          <table:table-cell office:value-type="float" office:value="246.632">
            <text:p>246.632</text:p>
          </table:table-cell>
          <table:table-cell office:value-type="float" office:value="-0.489468">
            <text:p>-0.4894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2476">
            <text:p>18.2476</text:p>
          </table:table-cell>
          <table:table-cell office:value-type="float" office:value="-1.50667">
            <text:p>-1.50667</text:p>
          </table:table-cell>
          <table:table-cell office:value-type="float" office:value="246.507">
            <text:p>246.507</text:p>
          </table:table-cell>
          <table:table-cell office:value-type="float" office:value="-0.452">
            <text:p>-0.45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3597">
            <text:p>18.3597</text:p>
          </table:table-cell>
          <table:table-cell office:value-type="float" office:value="-1.37152">
            <text:p>-1.37152</text:p>
          </table:table-cell>
          <table:table-cell office:value-type="float" office:value="246.372">
            <text:p>246.372</text:p>
          </table:table-cell>
          <table:table-cell office:value-type="float" office:value="-0.411456">
            <text:p>-0.4114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4662">
            <text:p>18.4662</text:p>
          </table:table-cell>
          <table:table-cell office:value-type="float" office:value="-1.23814">
            <text:p>-1.23814</text:p>
          </table:table-cell>
          <table:table-cell office:value-type="float" office:value="246.238">
            <text:p>246.238</text:p>
          </table:table-cell>
          <table:table-cell office:value-type="float" office:value="-0.371443">
            <text:p>-0.3714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5815">
            <text:p>18.5815</text:p>
          </table:table-cell>
          <table:table-cell office:value-type="float" office:value="-1.08867">
            <text:p>-1.08867</text:p>
          </table:table-cell>
          <table:table-cell office:value-type="float" office:value="246.089">
            <text:p>246.089</text:p>
          </table:table-cell>
          <table:table-cell office:value-type="float" office:value="-0.326601">
            <text:p>-0.32660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6911">
            <text:p>18.6911</text:p>
          </table:table-cell>
          <table:table-cell office:value-type="float" office:value="-0.942337">
            <text:p>-0.942337</text:p>
          </table:table-cell>
          <table:table-cell office:value-type="float" office:value="245.942">
            <text:p>245.942</text:p>
          </table:table-cell>
          <table:table-cell office:value-type="float" office:value="-0.282701">
            <text:p>-0.28270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8043">
            <text:p>18.8043</text:p>
          </table:table-cell>
          <table:table-cell office:value-type="float" office:value="-0.787277">
            <text:p>-0.787277</text:p>
          </table:table-cell>
          <table:table-cell office:value-type="float" office:value="245.787">
            <text:p>245.787</text:p>
          </table:table-cell>
          <table:table-cell office:value-type="float" office:value="-0.236183">
            <text:p>-0.2361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9207">
            <text:p>18.9207</text:p>
          </table:table-cell>
          <table:table-cell office:value-type="float" office:value="-0.624084">
            <text:p>-0.624084</text:p>
          </table:table-cell>
          <table:table-cell office:value-type="float" office:value="245.624">
            <text:p>245.624</text:p>
          </table:table-cell>
          <table:table-cell office:value-type="float" office:value="-0.187225">
            <text:p>-0.18722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0277">
            <text:p>19.0277</text:p>
          </table:table-cell>
          <table:table-cell office:value-type="float" office:value="-0.470901">
            <text:p>-0.470901</text:p>
          </table:table-cell>
          <table:table-cell office:value-type="float" office:value="245.471">
            <text:p>245.471</text:p>
          </table:table-cell>
          <table:table-cell office:value-type="float" office:value="-0.14127">
            <text:p>-0.141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1376">
            <text:p>19.1376</text:p>
          </table:table-cell>
          <table:table-cell office:value-type="float" office:value="-0.311172">
            <text:p>-0.311172</text:p>
          </table:table-cell>
          <table:table-cell office:value-type="float" office:value="245.311">
            <text:p>245.311</text:p>
          </table:table-cell>
          <table:table-cell office:value-type="float" office:value="-0.0933518">
            <text:p>-0.09335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2445">
            <text:p>19.2445</text:p>
          </table:table-cell>
          <table:table-cell office:value-type="float" office:value="-0.15358">
            <text:p>-0.15358</text:p>
          </table:table-cell>
          <table:table-cell office:value-type="float" office:value="245.154">
            <text:p>245.154</text:p>
          </table:table-cell>
          <table:table-cell office:value-type="float" office:value="-0.0460739">
            <text:p>-0.04607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3615">
            <text:p>19.3615</text:p>
          </table:table-cell>
          <table:table-cell office:value-type="float" office:value="0.0213623">
            <text:p>0.0213623</text:p>
          </table:table-cell>
          <table:table-cell office:value-type="float" office:value="244.979">
            <text:p>244.979</text:p>
          </table:table-cell>
          <table:table-cell office:value-type="float" office:value="0.00640869">
            <text:p>0.0064086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4716">
            <text:p>19.4716</text:p>
          </table:table-cell>
          <table:table-cell office:value-type="float" office:value="0.187637">
            <text:p>0.187637</text:p>
          </table:table-cell>
          <table:table-cell office:value-type="float" office:value="244.812">
            <text:p>244.812</text:p>
          </table:table-cell>
          <table:table-cell office:value-type="float" office:value="0.0562912">
            <text:p>0.05629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582">
            <text:p>19.582</text:p>
          </table:table-cell>
          <table:table-cell office:value-type="float" office:value="0.356033">
            <text:p>0.356033</text:p>
          </table:table-cell>
          <table:table-cell office:value-type="float" office:value="244.644">
            <text:p>244.644</text:p>
          </table:table-cell>
          <table:table-cell office:value-type="float" office:value="0.10681">
            <text:p>0.106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6923">
            <text:p>19.6923</text:p>
          </table:table-cell>
          <table:table-cell office:value-type="float" office:value="0.52562">
            <text:p>0.52562</text:p>
          </table:table-cell>
          <table:table-cell office:value-type="float" office:value="244.474">
            <text:p>244.474</text:p>
          </table:table-cell>
          <table:table-cell office:value-type="float" office:value="0.157686">
            <text:p>0.15768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8094">
            <text:p>19.8094</text:p>
          </table:table-cell>
          <table:table-cell office:value-type="float" office:value="0.706772">
            <text:p>0.706772</text:p>
          </table:table-cell>
          <table:table-cell office:value-type="float" office:value="244.293">
            <text:p>244.293</text:p>
          </table:table-cell>
          <table:table-cell office:value-type="float" office:value="0.212032">
            <text:p>0.2120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9218">
            <text:p>19.9218</text:p>
          </table:table-cell>
          <table:table-cell office:value-type="float" office:value="0.881653">
            <text:p>0.881653</text:p>
          </table:table-cell>
          <table:table-cell office:value-type="float" office:value="244.118">
            <text:p>244.118</text:p>
          </table:table-cell>
          <table:table-cell office:value-type="float" office:value="0.264496">
            <text:p>0.2644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0241">
            <text:p>20.0241</text:p>
          </table:table-cell>
          <table:table-cell office:value-type="float" office:value="1.04158">
            <text:p>1.04158</text:p>
          </table:table-cell>
          <table:table-cell office:value-type="float" office:value="243.958">
            <text:p>243.958</text:p>
          </table:table-cell>
          <table:table-cell office:value-type="float" office:value="0.312474">
            <text:p>0.31247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1243">
            <text:p>20.1243</text:p>
          </table:table-cell>
          <table:table-cell office:value-type="float" office:value="1.19853">
            <text:p>1.19853</text:p>
          </table:table-cell>
          <table:table-cell office:value-type="float" office:value="243.801">
            <text:p>243.801</text:p>
          </table:table-cell>
          <table:table-cell office:value-type="float" office:value="0.35956">
            <text:p>0.359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2346">
            <text:p>20.2346</text:p>
          </table:table-cell>
          <table:table-cell office:value-type="float" office:value="1.37146">
            <text:p>1.37146</text:p>
          </table:table-cell>
          <table:table-cell office:value-type="float" office:value="243.629">
            <text:p>243.629</text:p>
          </table:table-cell>
          <table:table-cell office:value-type="float" office:value="0.411438">
            <text:p>0.4114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3506">
            <text:p>20.3506</text:p>
          </table:table-cell>
          <table:table-cell office:value-type="float" office:value="1.55353">
            <text:p>1.55353</text:p>
          </table:table-cell>
          <table:table-cell office:value-type="float" office:value="243.446">
            <text:p>243.446</text:p>
          </table:table-cell>
          <table:table-cell office:value-type="float" office:value="0.466058">
            <text:p>0.4660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4597">
            <text:p>20.4597</text:p>
          </table:table-cell>
          <table:table-cell office:value-type="float" office:value="1.72427">
            <text:p>1.72427</text:p>
          </table:table-cell>
          <table:table-cell office:value-type="float" office:value="243.276">
            <text:p>243.276</text:p>
          </table:table-cell>
          <table:table-cell office:value-type="float" office:value="0.517282">
            <text:p>0.5172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57">
            <text:p>20.57</text:p>
          </table:table-cell>
          <table:table-cell office:value-type="float" office:value="1.89676">
            <text:p>1.89676</text:p>
          </table:table-cell>
          <table:table-cell office:value-type="float" office:value="243.103">
            <text:p>243.103</text:p>
          </table:table-cell>
          <table:table-cell office:value-type="float" office:value="0.569028">
            <text:p>0.56902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6807">
            <text:p>20.6807</text:p>
          </table:table-cell>
          <table:table-cell office:value-type="float" office:value="2.06911">
            <text:p>2.06911</text:p>
          </table:table-cell>
          <table:table-cell office:value-type="float" office:value="242.931">
            <text:p>242.931</text:p>
          </table:table-cell>
          <table:table-cell office:value-type="float" office:value="0.620732">
            <text:p>0.6207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7949">
            <text:p>20.7949</text:p>
          </table:table-cell>
          <table:table-cell office:value-type="float" office:value="2.24608">
            <text:p>2.24608</text:p>
          </table:table-cell>
          <table:table-cell office:value-type="float" office:value="242.754">
            <text:p>242.754</text:p>
          </table:table-cell>
          <table:table-cell office:value-type="float" office:value="0.673824">
            <text:p>0.67382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9023">
            <text:p>20.9023</text:p>
          </table:table-cell>
          <table:table-cell office:value-type="float" office:value="2.41077">
            <text:p>2.41077</text:p>
          </table:table-cell>
          <table:table-cell office:value-type="float" office:value="242.589">
            <text:p>242.589</text:p>
          </table:table-cell>
          <table:table-cell office:value-type="float" office:value="0.72323">
            <text:p>0.7232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0132">
            <text:p>21.0132</text:p>
          </table:table-cell>
          <table:table-cell office:value-type="float" office:value="2.57932">
            <text:p>2.57932</text:p>
          </table:table-cell>
          <table:table-cell office:value-type="float" office:value="242.421">
            <text:p>242.421</text:p>
          </table:table-cell>
          <table:table-cell office:value-type="float" office:value="0.773795">
            <text:p>0.7737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128">
            <text:p>21.128</text:p>
          </table:table-cell>
          <table:table-cell office:value-type="float" office:value="2.75072">
            <text:p>2.75072</text:p>
          </table:table-cell>
          <table:table-cell office:value-type="float" office:value="242.249">
            <text:p>242.249</text:p>
          </table:table-cell>
          <table:table-cell office:value-type="float" office:value="0.825215">
            <text:p>0.8252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2442">
            <text:p>21.2442</text:p>
          </table:table-cell>
          <table:table-cell office:value-type="float" office:value="2.92081">
            <text:p>2.92081</text:p>
          </table:table-cell>
          <table:table-cell office:value-type="float" office:value="242.079">
            <text:p>242.079</text:p>
          </table:table-cell>
          <table:table-cell office:value-type="float" office:value="0.876242">
            <text:p>0.8762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3578">
            <text:p>21.3578</text:p>
          </table:table-cell>
          <table:table-cell office:value-type="float" office:value="3.08316">
            <text:p>3.08316</text:p>
          </table:table-cell>
          <table:table-cell office:value-type="float" office:value="241.917">
            <text:p>241.917</text:p>
          </table:table-cell>
          <table:table-cell office:value-type="float" office:value="0.924948">
            <text:p>0.9249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4737">
            <text:p>21.4737</text:p>
          </table:table-cell>
          <table:table-cell office:value-type="float" office:value="3.24435">
            <text:p>3.24435</text:p>
          </table:table-cell>
          <table:table-cell office:value-type="float" office:value="241.756">
            <text:p>241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5842">
            <text:p>21.5842</text:p>
          </table:table-cell>
          <table:table-cell office:value-type="float" office:value="3.39322">
            <text:p>3.39322</text:p>
          </table:table-cell>
          <table:table-cell office:value-type="float" office:value="241.607">
            <text:p>241.6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6953">
            <text:p>21.6953</text:p>
          </table:table-cell>
          <table:table-cell office:value-type="float" office:value="3.53751">
            <text:p>3.53751</text:p>
          </table:table-cell>
          <table:table-cell office:value-type="float" office:value="241.462">
            <text:p>241.4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8098">
            <text:p>21.8098</text:p>
          </table:table-cell>
          <table:table-cell office:value-type="float" office:value="3.68015">
            <text:p>3.68015</text:p>
          </table:table-cell>
          <table:table-cell office:value-type="float" office:value="241.32">
            <text:p>241.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9185">
            <text:p>21.9185</text:p>
          </table:table-cell>
          <table:table-cell office:value-type="float" office:value="3.80934">
            <text:p>3.80934</text:p>
          </table:table-cell>
          <table:table-cell office:value-type="float" office:value="241.191">
            <text:p>241.1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0189">
            <text:p>22.0189</text:p>
          </table:table-cell>
          <table:table-cell office:value-type="float" office:value="3.92311">
            <text:p>3.92311</text:p>
          </table:table-cell>
          <table:table-cell office:value-type="float" office:value="241.077">
            <text:p>241.0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1237">
            <text:p>22.1237</text:p>
          </table:table-cell>
          <table:table-cell office:value-type="float" office:value="4.03535">
            <text:p>4.03535</text:p>
          </table:table-cell>
          <table:table-cell office:value-type="float" office:value="240.965">
            <text:p>240.9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2302">
            <text:p>22.2302</text:p>
          </table:table-cell>
          <table:table-cell office:value-type="float" office:value="4.14224">
            <text:p>4.14224</text:p>
          </table:table-cell>
          <table:table-cell office:value-type="float" office:value="240.858">
            <text:p>240.8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3488">
            <text:p>22.3488</text:p>
          </table:table-cell>
          <table:table-cell office:value-type="float" office:value="4.2524">
            <text:p>4.2524</text:p>
          </table:table-cell>
          <table:table-cell office:value-type="float" office:value="240.748">
            <text:p>240.7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4614">
            <text:p>22.4614</text:p>
          </table:table-cell>
          <table:table-cell office:value-type="float" office:value="4.34776">
            <text:p>4.34776</text:p>
          </table:table-cell>
          <table:table-cell office:value-type="float" office:value="240.652">
            <text:p>240.6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5756">
            <text:p>22.5756</text:p>
          </table:table-cell>
          <table:table-cell office:value-type="float" office:value="4.43459">
            <text:p>4.43459</text:p>
          </table:table-cell>
          <table:table-cell office:value-type="float" office:value="240.565">
            <text:p>240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689">
            <text:p>22.689</text:p>
          </table:table-cell>
          <table:table-cell office:value-type="float" office:value="4.51033">
            <text:p>4.51033</text:p>
          </table:table-cell>
          <table:table-cell office:value-type="float" office:value="240.49">
            <text:p>240.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789">
            <text:p>22.789</text:p>
          </table:table-cell>
          <table:table-cell office:value-type="float" office:value="4.56813">
            <text:p>4.56813</text:p>
          </table:table-cell>
          <table:table-cell office:value-type="float" office:value="240.432">
            <text:p>240.4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9058">
            <text:p>22.9058</text:p>
          </table:table-cell>
          <table:table-cell office:value-type="float" office:value="4.62431">
            <text:p>4.62431</text:p>
          </table:table-cell>
          <table:table-cell office:value-type="float" office:value="240.376">
            <text:p>240.3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0219">
            <text:p>23.0219</text:p>
          </table:table-cell>
          <table:table-cell office:value-type="float" office:value="4.66747">
            <text:p>4.66747</text:p>
          </table:table-cell>
          <table:table-cell office:value-type="float" office:value="240.333">
            <text:p>240.3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1287">
            <text:p>23.1287</text:p>
          </table:table-cell>
          <table:table-cell office:value-type="float" office:value="4.69543">
            <text:p>4.69543</text:p>
          </table:table-cell>
          <table:table-cell office:value-type="float" office:value="240.305">
            <text:p>240.3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2428">
            <text:p>23.2428</text:p>
          </table:table-cell>
          <table:table-cell office:value-type="float" office:value="4.71236">
            <text:p>4.71236</text:p>
          </table:table-cell>
          <table:table-cell office:value-type="float" office:value="240.288">
            <text:p>240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3577">
            <text:p>23.3577</text:p>
          </table:table-cell>
          <table:table-cell office:value-type="float" office:value="4.71535">
            <text:p>4.71535</text:p>
          </table:table-cell>
          <table:table-cell office:value-type="float" office:value="240.285">
            <text:p>240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4727">
            <text:p>23.4727</text:p>
          </table:table-cell>
          <table:table-cell office:value-type="float" office:value="4.7036">
            <text:p>4.7036</text:p>
          </table:table-cell>
          <table:table-cell office:value-type="float" office:value="240.296">
            <text:p>240.2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5808">
            <text:p>23.5808</text:p>
          </table:table-cell>
          <table:table-cell office:value-type="float" office:value="4.6786">
            <text:p>4.6786</text:p>
          </table:table-cell>
          <table:table-cell office:value-type="float" office:value="240.321">
            <text:p>240.3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681">
            <text:p>23.681</text:p>
          </table:table-cell>
          <table:table-cell office:value-type="float" office:value="4.64288">
            <text:p>4.64288</text:p>
          </table:table-cell>
          <table:table-cell office:value-type="float" office:value="240.357">
            <text:p>240.3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7921">
            <text:p>23.7921</text:p>
          </table:table-cell>
          <table:table-cell office:value-type="float" office:value="4.58884">
            <text:p>4.58884</text:p>
          </table:table-cell>
          <table:table-cell office:value-type="float" office:value="240.411">
            <text:p>240.4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9074">
            <text:p>23.9074</text:p>
          </table:table-cell>
          <table:table-cell office:value-type="float" office:value="4.51614">
            <text:p>4.51614</text:p>
          </table:table-cell>
          <table:table-cell office:value-type="float" office:value="240.484">
            <text:p>240.4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0239">
            <text:p>24.0239</text:p>
          </table:table-cell>
          <table:table-cell office:value-type="float" office:value="4.42497">
            <text:p>4.42497</text:p>
          </table:table-cell>
          <table:table-cell office:value-type="float" office:value="240.575">
            <text:p>240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1367">
            <text:p>24.1367</text:p>
          </table:table-cell>
          <table:table-cell office:value-type="float" office:value="4.31963">
            <text:p>4.31963</text:p>
          </table:table-cell>
          <table:table-cell office:value-type="float" office:value="240.68">
            <text:p>240.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2422">
            <text:p>24.2422</text:p>
          </table:table-cell>
          <table:table-cell office:value-type="float" office:value="4.20558">
            <text:p>4.20558</text:p>
          </table:table-cell>
          <table:table-cell office:value-type="float" office:value="240.794">
            <text:p>240.7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3542">
            <text:p>24.3542</text:p>
          </table:table-cell>
          <table:table-cell office:value-type="float" office:value="4.0679">
            <text:p>4.0679</text:p>
          </table:table-cell>
          <table:table-cell office:value-type="float" office:value="240.932">
            <text:p>240.9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4667">
            <text:p>24.4667</text:p>
          </table:table-cell>
          <table:table-cell office:value-type="float" office:value="3.91225">
            <text:p>3.91225</text:p>
          </table:table-cell>
          <table:table-cell office:value-type="float" office:value="241.088">
            <text:p>241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5731">
            <text:p>24.5731</text:p>
          </table:table-cell>
          <table:table-cell office:value-type="float" office:value="3.74947">
            <text:p>3.74947</text:p>
          </table:table-cell>
          <table:table-cell office:value-type="float" office:value="241.251">
            <text:p>241.2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6912">
            <text:p>24.6912</text:p>
          </table:table-cell>
          <table:table-cell office:value-type="float" office:value="3.55063">
            <text:p>3.55063</text:p>
          </table:table-cell>
          <table:table-cell office:value-type="float" office:value="241.449">
            <text:p>241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8039">
            <text:p>24.8039</text:p>
          </table:table-cell>
          <table:table-cell office:value-type="float" office:value="3.34377">
            <text:p>3.34377</text:p>
          </table:table-cell>
          <table:table-cell office:value-type="float" office:value="241.656">
            <text:p>241.6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9208">
            <text:p>24.9208</text:p>
          </table:table-cell>
          <table:table-cell office:value-type="float" office:value="3.1118">
            <text:p>3.1118</text:p>
          </table:table-cell>
          <table:table-cell office:value-type="float" office:value="241.888">
            <text:p>241.888</text:p>
          </table:table-cell>
          <table:table-cell office:value-type="float" office:value="0.93354">
            <text:p>0.9335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0453">
            <text:p>25.0453</text:p>
          </table:table-cell>
          <table:table-cell office:value-type="float" office:value="2.84538">
            <text:p>2.84538</text:p>
          </table:table-cell>
          <table:table-cell office:value-type="float" office:value="242.155">
            <text:p>242.155</text:p>
          </table:table-cell>
          <table:table-cell office:value-type="float" office:value="0.853615">
            <text:p>0.8536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1585">
            <text:p>25.1585</text:p>
          </table:table-cell>
          <table:table-cell office:value-type="float" office:value="2.58696">
            <text:p>2.58696</text:p>
          </table:table-cell>
          <table:table-cell office:value-type="float" office:value="242.413">
            <text:p>242.413</text:p>
          </table:table-cell>
          <table:table-cell office:value-type="float" office:value="0.776088">
            <text:p>0.7760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2721">
            <text:p>25.2721</text:p>
          </table:table-cell>
          <table:table-cell office:value-type="float" office:value="2.31204">
            <text:p>2.31204</text:p>
          </table:table-cell>
          <table:table-cell office:value-type="float" office:value="242.688">
            <text:p>242.688</text:p>
          </table:table-cell>
          <table:table-cell office:value-type="float" office:value="0.693613">
            <text:p>0.69361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3831">
            <text:p>25.3831</text:p>
          </table:table-cell>
          <table:table-cell office:value-type="float" office:value="2.02977">
            <text:p>2.02977</text:p>
          </table:table-cell>
          <table:table-cell office:value-type="float" office:value="242.97">
            <text:p>242.97</text:p>
          </table:table-cell>
          <table:table-cell office:value-type="float" office:value="0.608931">
            <text:p>0.6089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4989">
            <text:p>25.4989</text:p>
          </table:table-cell>
          <table:table-cell office:value-type="float" office:value="1.72209">
            <text:p>1.72209</text:p>
          </table:table-cell>
          <table:table-cell office:value-type="float" office:value="243.278">
            <text:p>243.278</text:p>
          </table:table-cell>
          <table:table-cell office:value-type="float" office:value="0.516628">
            <text:p>0.51662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6132">
            <text:p>25.6132</text:p>
          </table:table-cell>
          <table:table-cell office:value-type="float" office:value="1.40784">
            <text:p>1.40784</text:p>
          </table:table-cell>
          <table:table-cell office:value-type="float" office:value="243.592">
            <text:p>243.592</text:p>
          </table:table-cell>
          <table:table-cell office:value-type="float" office:value="0.422351">
            <text:p>0.4223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7282">
            <text:p>25.7282</text:p>
          </table:table-cell>
          <table:table-cell office:value-type="float" office:value="1.08392">
            <text:p>1.08392</text:p>
          </table:table-cell>
          <table:table-cell office:value-type="float" office:value="243.916">
            <text:p>243.916</text:p>
          </table:table-cell>
          <table:table-cell office:value-type="float" office:value="0.325177">
            <text:p>0.32517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8457">
            <text:p>25.8457</text:p>
          </table:table-cell>
          <table:table-cell office:value-type="float" office:value="0.748428">
            <text:p>0.748428</text:p>
          </table:table-cell>
          <table:table-cell office:value-type="float" office:value="244.252">
            <text:p>244.252</text:p>
          </table:table-cell>
          <table:table-cell office:value-type="float" office:value="0.224529">
            <text:p>0.2245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9593">
            <text:p>25.9593</text:p>
          </table:table-cell>
          <table:table-cell office:value-type="float" office:value="0.423325">
            <text:p>0.423325</text:p>
          </table:table-cell>
          <table:table-cell office:value-type="float" office:value="244.577">
            <text:p>244.577</text:p>
          </table:table-cell>
          <table:table-cell office:value-type="float" office:value="0.126997">
            <text:p>0.1269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0765">
            <text:p>26.0765</text:p>
          </table:table-cell>
          <table:table-cell office:value-type="float" office:value="0.0911865">
            <text:p>0.0911865</text:p>
          </table:table-cell>
          <table:table-cell office:value-type="float" office:value="244.909">
            <text:p>244.909</text:p>
          </table:table-cell>
          <table:table-cell office:value-type="float" office:value="0.027356">
            <text:p>0.0273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1869">
            <text:p>26.1869</text:p>
          </table:table-cell>
          <table:table-cell office:value-type="float" office:value="-0.214615">
            <text:p>-0.214615</text:p>
          </table:table-cell>
          <table:table-cell office:value-type="float" office:value="245.215">
            <text:p>245.215</text:p>
          </table:table-cell>
          <table:table-cell office:value-type="float" office:value="-0.0643845">
            <text:p>-0.06438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295">
            <text:p>26.295</text:p>
          </table:table-cell>
          <table:table-cell office:value-type="float" office:value="-0.505524">
            <text:p>-0.505524</text:p>
          </table:table-cell>
          <table:table-cell office:value-type="float" office:value="245.506">
            <text:p>245.506</text:p>
          </table:table-cell>
          <table:table-cell office:value-type="float" office:value="-0.151657">
            <text:p>-0.1516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4117">
            <text:p>26.4117</text:p>
          </table:table-cell>
          <table:table-cell office:value-type="float" office:value="-0.806686">
            <text:p>-0.806686</text:p>
          </table:table-cell>
          <table:table-cell office:value-type="float" office:value="245.807">
            <text:p>245.807</text:p>
          </table:table-cell>
          <table:table-cell office:value-type="float" office:value="-0.242006">
            <text:p>-0.24200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5226">
            <text:p>26.5226</text:p>
          </table:table-cell>
          <table:table-cell office:value-type="float" office:value="-1.07793">
            <text:p>-1.07793</text:p>
          </table:table-cell>
          <table:table-cell office:value-type="float" office:value="246.078">
            <text:p>246.078</text:p>
          </table:table-cell>
          <table:table-cell office:value-type="float" office:value="-0.323378">
            <text:p>-0.3233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6226">
            <text:p>26.6226</text:p>
          </table:table-cell>
          <table:table-cell office:value-type="float" office:value="-1.30881">
            <text:p>-1.30881</text:p>
          </table:table-cell>
          <table:table-cell office:value-type="float" office:value="246.309">
            <text:p>246.309</text:p>
          </table:table-cell>
          <table:table-cell office:value-type="float" office:value="-0.392642">
            <text:p>-0.3926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7335">
            <text:p>26.7335</text:p>
          </table:table-cell>
          <table:table-cell office:value-type="float" office:value="-1.54836">
            <text:p>-1.54836</text:p>
          </table:table-cell>
          <table:table-cell office:value-type="float" office:value="246.548">
            <text:p>246.548</text:p>
          </table:table-cell>
          <table:table-cell office:value-type="float" office:value="-0.464507">
            <text:p>-0.46450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8455">
            <text:p>26.8455</text:p>
          </table:table-cell>
          <table:table-cell office:value-type="float" office:value="-1.77051">
            <text:p>-1.77051</text:p>
          </table:table-cell>
          <table:table-cell office:value-type="float" office:value="246.771">
            <text:p>246.771</text:p>
          </table:table-cell>
          <table:table-cell office:value-type="float" office:value="-0.531152">
            <text:p>-0.53115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9606">
            <text:p>26.9606</text:p>
          </table:table-cell>
          <table:table-cell office:value-type="float" office:value="-1.97792">
            <text:p>-1.97792</text:p>
          </table:table-cell>
          <table:table-cell office:value-type="float" office:value="246.978">
            <text:p>246.978</text:p>
          </table:table-cell>
          <table:table-cell office:value-type="float" office:value="-0.593376">
            <text:p>-0.5933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0711">
            <text:p>27.0711</text:p>
          </table:table-cell>
          <table:table-cell office:value-type="float" office:value="-2.15686">
            <text:p>-2.15686</text:p>
          </table:table-cell>
          <table:table-cell office:value-type="float" office:value="247.157">
            <text:p>247.157</text:p>
          </table:table-cell>
          <table:table-cell office:value-type="float" office:value="-0.647058">
            <text:p>-0.6470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1872">
            <text:p>27.1872</text:p>
          </table:table-cell>
          <table:table-cell office:value-type="float" office:value="-2.3224">
            <text:p>-2.3224</text:p>
          </table:table-cell>
          <table:table-cell office:value-type="float" office:value="247.322">
            <text:p>247.322</text:p>
          </table:table-cell>
          <table:table-cell office:value-type="float" office:value="-0.696721">
            <text:p>-0.6967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2954">
            <text:p>27.2954</text:p>
          </table:table-cell>
          <table:table-cell office:value-type="float" office:value="-2.45622">
            <text:p>-2.45622</text:p>
          </table:table-cell>
          <table:table-cell office:value-type="float" office:value="247.456">
            <text:p>247.456</text:p>
          </table:table-cell>
          <table:table-cell office:value-type="float" office:value="-0.736867">
            <text:p>-0.73686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4054">
            <text:p>27.4054</text:p>
          </table:table-cell>
          <table:table-cell office:value-type="float" office:value="-2.57251">
            <text:p>-2.57251</text:p>
          </table:table-cell>
          <table:table-cell office:value-type="float" office:value="247.573">
            <text:p>247.573</text:p>
          </table:table-cell>
          <table:table-cell office:value-type="float" office:value="-0.771753">
            <text:p>-0.77175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517">
            <text:p>27.517</text:p>
          </table:table-cell>
          <table:table-cell office:value-type="float" office:value="-2.67058">
            <text:p>-2.67058</text:p>
          </table:table-cell>
          <table:table-cell office:value-type="float" office:value="247.671">
            <text:p>247.671</text:p>
          </table:table-cell>
          <table:table-cell office:value-type="float" office:value="-0.801173">
            <text:p>-0.8011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6375">
            <text:p>27.6375</text:p>
          </table:table-cell>
          <table:table-cell office:value-type="float" office:value="-2.75421">
            <text:p>-2.75421</text:p>
          </table:table-cell>
          <table:table-cell office:value-type="float" office:value="247.754">
            <text:p>247.754</text:p>
          </table:table-cell>
          <table:table-cell office:value-type="float" office:value="-0.826263">
            <text:p>-0.82626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7471">
            <text:p>27.7471</text:p>
          </table:table-cell>
          <table:table-cell office:value-type="float" office:value="-2.81104">
            <text:p>-2.81104</text:p>
          </table:table-cell>
          <table:table-cell office:value-type="float" office:value="247.811">
            <text:p>247.811</text:p>
          </table:table-cell>
          <table:table-cell office:value-type="float" office:value="-0.843311">
            <text:p>-0.8433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8665">
            <text:p>27.8665</text:p>
          </table:table-cell>
          <table:table-cell office:value-type="float" office:value="-2.85274">
            <text:p>-2.85274</text:p>
          </table:table-cell>
          <table:table-cell office:value-type="float" office:value="247.853">
            <text:p>247.853</text:p>
          </table:table-cell>
          <table:table-cell office:value-type="float" office:value="-0.855821">
            <text:p>-0.8558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9785">
            <text:p>27.9785</text:p>
          </table:table-cell>
          <table:table-cell office:value-type="float" office:value="-2.87375">
            <text:p>-2.87375</text:p>
          </table:table-cell>
          <table:table-cell office:value-type="float" office:value="247.874">
            <text:p>247.874</text:p>
          </table:table-cell>
          <table:table-cell office:value-type="float" office:value="-0.862125">
            <text:p>-0.86212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0915">
            <text:p>28.0915</text:p>
          </table:table-cell>
          <table:table-cell office:value-type="float" office:value="-2.87804">
            <text:p>-2.87804</text:p>
          </table:table-cell>
          <table:table-cell office:value-type="float" office:value="247.878">
            <text:p>247.878</text:p>
          </table:table-cell>
          <table:table-cell office:value-type="float" office:value="-0.863411">
            <text:p>-0.8634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205">
            <text:p>28.205</text:p>
          </table:table-cell>
          <table:table-cell office:value-type="float" office:value="-2.866">
            <text:p>-2.866</text:p>
          </table:table-cell>
          <table:table-cell office:value-type="float" office:value="247.866">
            <text:p>247.866</text:p>
          </table:table-cell>
          <table:table-cell office:value-type="float" office:value="-0.859799">
            <text:p>-0.8597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3134">
            <text:p>28.3134</text:p>
          </table:table-cell>
          <table:table-cell office:value-type="float" office:value="-2.84016">
            <text:p>-2.84016</text:p>
          </table:table-cell>
          <table:table-cell office:value-type="float" office:value="247.84">
            <text:p>247.84</text:p>
          </table:table-cell>
          <table:table-cell office:value-type="float" office:value="-0.852049">
            <text:p>-0.85204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4276">
            <text:p>28.4276</text:p>
          </table:table-cell>
          <table:table-cell office:value-type="float" office:value="-2.79872">
            <text:p>-2.79872</text:p>
          </table:table-cell>
          <table:table-cell office:value-type="float" office:value="247.799">
            <text:p>247.799</text:p>
          </table:table-cell>
          <table:table-cell office:value-type="float" office:value="-0.839616">
            <text:p>-0.83961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5372">
            <text:p>28.5372</text:p>
          </table:table-cell>
          <table:table-cell office:value-type="float" office:value="-2.74614">
            <text:p>-2.74614</text:p>
          </table:table-cell>
          <table:table-cell office:value-type="float" office:value="247.746">
            <text:p>247.746</text:p>
          </table:table-cell>
          <table:table-cell office:value-type="float" office:value="-0.823842">
            <text:p>-0.8238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6476">
            <text:p>28.6476</text:p>
          </table:table-cell>
          <table:table-cell office:value-type="float" office:value="-2.68117">
            <text:p>-2.68117</text:p>
          </table:table-cell>
          <table:table-cell office:value-type="float" office:value="247.681">
            <text:p>247.681</text:p>
          </table:table-cell>
          <table:table-cell office:value-type="float" office:value="-0.80435">
            <text:p>-0.8043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7552">
            <text:p>28.7552</text:p>
          </table:table-cell>
          <table:table-cell office:value-type="float" office:value="-2.6073">
            <text:p>-2.6073</text:p>
          </table:table-cell>
          <table:table-cell office:value-type="float" office:value="247.607">
            <text:p>247.607</text:p>
          </table:table-cell>
          <table:table-cell office:value-type="float" office:value="-0.78219">
            <text:p>-0.782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867">
            <text:p>28.867</text:p>
          </table:table-cell>
          <table:table-cell office:value-type="float" office:value="-2.52011">
            <text:p>-2.52011</text:p>
          </table:table-cell>
          <table:table-cell office:value-type="float" office:value="247.52">
            <text:p>247.52</text:p>
          </table:table-cell>
          <table:table-cell office:value-type="float" office:value="-0.756033">
            <text:p>-0.75603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9734">
            <text:p>28.9734</text:p>
          </table:table-cell>
          <table:table-cell office:value-type="float" office:value="-2.42815">
            <text:p>-2.42815</text:p>
          </table:table-cell>
          <table:table-cell office:value-type="float" office:value="247.428">
            <text:p>247.428</text:p>
          </table:table-cell>
          <table:table-cell office:value-type="float" office:value="-0.728444">
            <text:p>-0.7284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1119">
            <text:p>29.1119</text:p>
          </table:table-cell>
          <table:table-cell office:value-type="float" office:value="-2.29558">
            <text:p>-2.29558</text:p>
          </table:table-cell>
          <table:table-cell office:value-type="float" office:value="247.296">
            <text:p>247.296</text:p>
          </table:table-cell>
          <table:table-cell office:value-type="float" office:value="-0.688673">
            <text:p>-0.6886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2189">
            <text:p>29.2189</text:p>
          </table:table-cell>
          <table:table-cell office:value-type="float" office:value="-2.1852">
            <text:p>-2.1852</text:p>
          </table:table-cell>
          <table:table-cell office:value-type="float" office:value="247.185">
            <text:p>247.185</text:p>
          </table:table-cell>
          <table:table-cell office:value-type="float" office:value="-0.655559">
            <text:p>-0.6555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3306">
            <text:p>29.3306</text:p>
          </table:table-cell>
          <table:table-cell office:value-type="float" office:value="-2.06271">
            <text:p>-2.06271</text:p>
          </table:table-cell>
          <table:table-cell office:value-type="float" office:value="247.063">
            <text:p>247.063</text:p>
          </table:table-cell>
          <table:table-cell office:value-type="float" office:value="-0.618814">
            <text:p>-0.61881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4446">
            <text:p>29.4446</text:p>
          </table:table-cell>
          <table:table-cell office:value-type="float" office:value="-1.93059">
            <text:p>-1.93059</text:p>
          </table:table-cell>
          <table:table-cell office:value-type="float" office:value="246.931">
            <text:p>246.931</text:p>
          </table:table-cell>
          <table:table-cell office:value-type="float" office:value="-0.579176">
            <text:p>-0.5791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5594">
            <text:p>29.5594</text:p>
          </table:table-cell>
          <table:table-cell office:value-type="float" office:value="-1.79106">
            <text:p>-1.79106</text:p>
          </table:table-cell>
          <table:table-cell office:value-type="float" office:value="246.791">
            <text:p>246.791</text:p>
          </table:table-cell>
          <table:table-cell office:value-type="float" office:value="-0.537318">
            <text:p>-0.5373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6652">
            <text:p>29.6652</text:p>
          </table:table-cell>
          <table:table-cell office:value-type="float" office:value="-1.65753">
            <text:p>-1.65753</text:p>
          </table:table-cell>
          <table:table-cell office:value-type="float" office:value="246.658">
            <text:p>246.658</text:p>
          </table:table-cell>
          <table:table-cell office:value-type="float" office:value="-0.49726">
            <text:p>-0.497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7808">
            <text:p>29.7808</text:p>
          </table:table-cell>
          <table:table-cell office:value-type="float" office:value="-1.50639">
            <text:p>-1.50639</text:p>
          </table:table-cell>
          <table:table-cell office:value-type="float" office:value="246.506">
            <text:p>246.506</text:p>
          </table:table-cell>
          <table:table-cell office:value-type="float" office:value="-0.451918">
            <text:p>-0.4519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8903">
            <text:p>29.8903</text:p>
          </table:table-cell>
          <table:table-cell office:value-type="float" office:value="-1.35878">
            <text:p>-1.35878</text:p>
          </table:table-cell>
          <table:table-cell office:value-type="float" office:value="246.359">
            <text:p>246.359</text:p>
          </table:table-cell>
          <table:table-cell office:value-type="float" office:value="-0.407634">
            <text:p>-0.40763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9915">
            <text:p>29.9915</text:p>
          </table:table-cell>
          <table:table-cell office:value-type="float" office:value="-1.21878">
            <text:p>-1.21878</text:p>
          </table:table-cell>
          <table:table-cell office:value-type="float" office:value="246.219">
            <text:p>246.219</text:p>
          </table:table-cell>
          <table:table-cell office:value-type="float" office:value="-0.365634">
            <text:p>-0.36563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107">
            <text:p>30.107</text:p>
          </table:table-cell>
          <table:table-cell office:value-type="float" office:value="-1.05536">
            <text:p>-1.05536</text:p>
          </table:table-cell>
          <table:table-cell office:value-type="float" office:value="246.055">
            <text:p>246.055</text:p>
          </table:table-cell>
          <table:table-cell office:value-type="float" office:value="-0.316608">
            <text:p>-0.31660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2157">
            <text:p>30.2157</text:p>
          </table:table-cell>
          <table:table-cell office:value-type="float" office:value="-0.898483">
            <text:p>-0.898483</text:p>
          </table:table-cell>
          <table:table-cell office:value-type="float" office:value="245.898">
            <text:p>245.898</text:p>
          </table:table-cell>
          <table:table-cell office:value-type="float" office:value="-0.269545">
            <text:p>-0.2695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3292">
            <text:p>30.3292</text:p>
          </table:table-cell>
          <table:table-cell office:value-type="float" office:value="-0.731918">
            <text:p>-0.731918</text:p>
          </table:table-cell>
          <table:table-cell office:value-type="float" office:value="245.732">
            <text:p>245.732</text:p>
          </table:table-cell>
          <table:table-cell office:value-type="float" office:value="-0.219576">
            <text:p>-0.2195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4445">
            <text:p>30.4445</text:p>
          </table:table-cell>
          <table:table-cell office:value-type="float" office:value="-0.559952">
            <text:p>-0.559952</text:p>
          </table:table-cell>
          <table:table-cell office:value-type="float" office:value="245.56">
            <text:p>245.56</text:p>
          </table:table-cell>
          <table:table-cell office:value-type="float" office:value="-0.167986">
            <text:p>-0.16798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5536">
            <text:p>30.5536</text:p>
          </table:table-cell>
          <table:table-cell office:value-type="float" office:value="-0.395172">
            <text:p>-0.395172</text:p>
          </table:table-cell>
          <table:table-cell office:value-type="float" office:value="245.395">
            <text:p>245.395</text:p>
          </table:table-cell>
          <table:table-cell office:value-type="float" office:value="-0.118552">
            <text:p>-0.11855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6653">
            <text:p>30.6653</text:p>
          </table:table-cell>
          <table:table-cell office:value-type="float" office:value="-0.224579">
            <text:p>-0.224579</text:p>
          </table:table-cell>
          <table:table-cell office:value-type="float" office:value="245.225">
            <text:p>245.225</text:p>
          </table:table-cell>
          <table:table-cell office:value-type="float" office:value="-0.0673737">
            <text:p>-0.067373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7734">
            <text:p>30.7734</text:p>
          </table:table-cell>
          <table:table-cell office:value-type="float" office:value="-0.0579681">
            <text:p>-0.0579681</text:p>
          </table:table-cell>
          <table:table-cell office:value-type="float" office:value="245.058">
            <text:p>245.058</text:p>
          </table:table-cell>
          <table:table-cell office:value-type="float" office:value="-0.0173904">
            <text:p>-0.017390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8841">
            <text:p>30.8841</text:p>
          </table:table-cell>
          <table:table-cell office:value-type="float" office:value="0.113953">
            <text:p>0.113953</text:p>
          </table:table-cell>
          <table:table-cell office:value-type="float" office:value="244.886">
            <text:p>244.886</text:p>
          </table:table-cell>
          <table:table-cell office:value-type="float" office:value="0.0341858">
            <text:p>0.03418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9955">
            <text:p>30.9955</text:p>
          </table:table-cell>
          <table:table-cell office:value-type="float" office:value="0.288071">
            <text:p>0.288071</text:p>
          </table:table-cell>
          <table:table-cell office:value-type="float" office:value="244.712">
            <text:p>244.712</text:p>
          </table:table-cell>
          <table:table-cell office:value-type="float" office:value="0.0864212">
            <text:p>0.08642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114">
            <text:p>31.114</text:p>
          </table:table-cell>
          <table:table-cell office:value-type="float" office:value="0.474411">
            <text:p>0.474411</text:p>
          </table:table-cell>
          <table:table-cell office:value-type="float" office:value="244.526">
            <text:p>244.526</text:p>
          </table:table-cell>
          <table:table-cell office:value-type="float" office:value="0.142323">
            <text:p>0.14232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2283">
            <text:p>31.2283</text:p>
          </table:table-cell>
          <table:table-cell office:value-type="float" office:value="0.654785">
            <text:p>0.654785</text:p>
          </table:table-cell>
          <table:table-cell office:value-type="float" office:value="244.345">
            <text:p>244.345</text:p>
          </table:table-cell>
          <table:table-cell office:value-type="float" office:value="0.196436">
            <text:p>0.1964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3353">
            <text:p>31.3353</text:p>
          </table:table-cell>
          <table:table-cell office:value-type="float" office:value="0.824051">
            <text:p>0.824051</text:p>
          </table:table-cell>
          <table:table-cell office:value-type="float" office:value="244.176">
            <text:p>244.176</text:p>
          </table:table-cell>
          <table:table-cell office:value-type="float" office:value="0.247215">
            <text:p>0.2472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4476">
            <text:p>31.4476</text:p>
          </table:table-cell>
          <table:table-cell office:value-type="float" office:value="1.00203">
            <text:p>1.00203</text:p>
          </table:table-cell>
          <table:table-cell office:value-type="float" office:value="243.998">
            <text:p>243.998</text:p>
          </table:table-cell>
          <table:table-cell office:value-type="float" office:value="0.300609">
            <text:p>0.3006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5556">
            <text:p>31.5556</text:p>
          </table:table-cell>
          <table:table-cell office:value-type="float" office:value="1.17331">
            <text:p>1.17331</text:p>
          </table:table-cell>
          <table:table-cell office:value-type="float" office:value="243.827">
            <text:p>243.827</text:p>
          </table:table-cell>
          <table:table-cell office:value-type="float" office:value="0.351993">
            <text:p>0.35199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6559">
            <text:p>31.6559</text:p>
          </table:table-cell>
          <table:table-cell office:value-type="float" office:value="1.3324">
            <text:p>1.3324</text:p>
          </table:table-cell>
          <table:table-cell office:value-type="float" office:value="243.668">
            <text:p>243.668</text:p>
          </table:table-cell>
          <table:table-cell office:value-type="float" office:value="0.399719">
            <text:p>0.3997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7639">
            <text:p>31.7639</text:p>
          </table:table-cell>
          <table:table-cell office:value-type="float" office:value="1.50349">
            <text:p>1.50349</text:p>
          </table:table-cell>
          <table:table-cell office:value-type="float" office:value="243.497">
            <text:p>243.497</text:p>
          </table:table-cell>
          <table:table-cell office:value-type="float" office:value="0.451048">
            <text:p>0.4510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8755">
            <text:p>31.8755</text:p>
          </table:table-cell>
          <table:table-cell office:value-type="float" office:value="1.67992">
            <text:p>1.67992</text:p>
          </table:table-cell>
          <table:table-cell office:value-type="float" office:value="243.32">
            <text:p>243.32</text:p>
          </table:table-cell>
          <table:table-cell office:value-type="float" office:value="0.503975">
            <text:p>0.50397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9933">
            <text:p>31.9933</text:p>
          </table:table-cell>
          <table:table-cell office:value-type="float" office:value="1.86574">
            <text:p>1.86574</text:p>
          </table:table-cell>
          <table:table-cell office:value-type="float" office:value="243.134">
            <text:p>243.134</text:p>
          </table:table-cell>
          <table:table-cell office:value-type="float" office:value="0.559721">
            <text:p>0.5597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1031">
            <text:p>32.1031</text:p>
          </table:table-cell>
          <table:table-cell office:value-type="float" office:value="2.03828">
            <text:p>2.03828</text:p>
          </table:table-cell>
          <table:table-cell office:value-type="float" office:value="242.962">
            <text:p>242.962</text:p>
          </table:table-cell>
          <table:table-cell office:value-type="float" office:value="0.611485">
            <text:p>0.6114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2202">
            <text:p>32.2202</text:p>
          </table:table-cell>
          <table:table-cell office:value-type="float" office:value="2.22067">
            <text:p>2.22067</text:p>
          </table:table-cell>
          <table:table-cell office:value-type="float" office:value="242.779">
            <text:p>242.779</text:p>
          </table:table-cell>
          <table:table-cell office:value-type="float" office:value="0.666202">
            <text:p>0.6662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3346">
            <text:p>32.3346</text:p>
          </table:table-cell>
          <table:table-cell office:value-type="float" office:value="2.39703">
            <text:p>2.39703</text:p>
          </table:table-cell>
          <table:table-cell office:value-type="float" office:value="242.603">
            <text:p>242.603</text:p>
          </table:table-cell>
          <table:table-cell office:value-type="float" office:value="0.71911">
            <text:p>0.719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4474">
            <text:p>32.4474</text:p>
          </table:table-cell>
          <table:table-cell office:value-type="float" office:value="2.56871">
            <text:p>2.56871</text:p>
          </table:table-cell>
          <table:table-cell office:value-type="float" office:value="242.431">
            <text:p>242.431</text:p>
          </table:table-cell>
          <table:table-cell office:value-type="float" office:value="0.770613">
            <text:p>0.77061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5638">
            <text:p>32.5638</text:p>
          </table:table-cell>
          <table:table-cell office:value-type="float" office:value="2.74319">
            <text:p>2.74319</text:p>
          </table:table-cell>
          <table:table-cell office:value-type="float" office:value="242.257">
            <text:p>242.257</text:p>
          </table:table-cell>
          <table:table-cell office:value-type="float" office:value="0.822958">
            <text:p>0.8229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6811">
            <text:p>32.6811</text:p>
          </table:table-cell>
          <table:table-cell office:value-type="float" office:value="2.91527">
            <text:p>2.91527</text:p>
          </table:table-cell>
          <table:table-cell office:value-type="float" office:value="242.085">
            <text:p>242.085</text:p>
          </table:table-cell>
          <table:table-cell office:value-type="float" office:value="0.87458">
            <text:p>0.874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799">
            <text:p>32.799</text:p>
          </table:table-cell>
          <table:table-cell office:value-type="float" office:value="3.08427">
            <text:p>3.08427</text:p>
          </table:table-cell>
          <table:table-cell office:value-type="float" office:value="241.916">
            <text:p>241.916</text:p>
          </table:table-cell>
          <table:table-cell office:value-type="float" office:value="0.925282">
            <text:p>0.9252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9128">
            <text:p>32.9128</text:p>
          </table:table-cell>
          <table:table-cell office:value-type="float" office:value="3.24257">
            <text:p>3.24257</text:p>
          </table:table-cell>
          <table:table-cell office:value-type="float" office:value="241.757">
            <text:p>241.7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0307">
            <text:p>33.0307</text:p>
          </table:table-cell>
          <table:table-cell office:value-type="float" office:value="3.40149">
            <text:p>3.40149</text:p>
          </table:table-cell>
          <table:table-cell office:value-type="float" office:value="241.599">
            <text:p>241.5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1443">
            <text:p>33.1443</text:p>
          </table:table-cell>
          <table:table-cell office:value-type="float" office:value="3.5489">
            <text:p>3.5489</text:p>
          </table:table-cell>
          <table:table-cell office:value-type="float" office:value="241.451">
            <text:p>241.4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2609">
            <text:p>33.2609</text:p>
          </table:table-cell>
          <table:table-cell office:value-type="float" office:value="3.69397">
            <text:p>3.69397</text:p>
          </table:table-cell>
          <table:table-cell office:value-type="float" office:value="241.306">
            <text:p>241.3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369">
            <text:p>33.369</text:p>
          </table:table-cell>
          <table:table-cell office:value-type="float" office:value="3.82222">
            <text:p>3.82222</text:p>
          </table:table-cell>
          <table:table-cell office:value-type="float" office:value="241.178">
            <text:p>241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4843">
            <text:p>33.4843</text:p>
          </table:table-cell>
          <table:table-cell office:value-type="float" office:value="3.9518">
            <text:p>3.9518</text:p>
          </table:table-cell>
          <table:table-cell office:value-type="float" office:value="241.048">
            <text:p>241.0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5935">
            <text:p>33.5935</text:p>
          </table:table-cell>
          <table:table-cell office:value-type="float" office:value="4.06726">
            <text:p>4.06726</text:p>
          </table:table-cell>
          <table:table-cell office:value-type="float" office:value="240.933">
            <text:p>240.9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7078">
            <text:p>33.7078</text:p>
          </table:table-cell>
          <table:table-cell office:value-type="float" office:value="4.18005">
            <text:p>4.18005</text:p>
          </table:table-cell>
          <table:table-cell office:value-type="float" office:value="240.82">
            <text:p>240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8223">
            <text:p>33.8223</text:p>
          </table:table-cell>
          <table:table-cell office:value-type="float" office:value="4.28415">
            <text:p>4.28415</text:p>
          </table:table-cell>
          <table:table-cell office:value-type="float" office:value="240.716">
            <text:p>240.7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9393">
            <text:p>33.9393</text:p>
          </table:table-cell>
          <table:table-cell office:value-type="float" office:value="4.38083">
            <text:p>4.38083</text:p>
          </table:table-cell>
          <table:table-cell office:value-type="float" office:value="240.619">
            <text:p>240.6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041">
            <text:p>34.041</text:p>
          </table:table-cell>
          <table:table-cell office:value-type="float" office:value="4.45631">
            <text:p>4.45631</text:p>
          </table:table-cell>
          <table:table-cell office:value-type="float" office:value="240.544">
            <text:p>240.5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1599">
            <text:p>34.1599</text:p>
          </table:table-cell>
          <table:table-cell office:value-type="float" office:value="4.53406">
            <text:p>4.53406</text:p>
          </table:table-cell>
          <table:table-cell office:value-type="float" office:value="240.466">
            <text:p>240.4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2739">
            <text:p>34.2739</text:p>
          </table:table-cell>
          <table:table-cell office:value-type="float" office:value="4.59723">
            <text:p>4.59723</text:p>
          </table:table-cell>
          <table:table-cell office:value-type="float" office:value="240.403">
            <text:p>240.4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3906">
            <text:p>34.3906</text:p>
          </table:table-cell>
          <table:table-cell office:value-type="float" office:value="4.64977">
            <text:p>4.64977</text:p>
          </table:table-cell>
          <table:table-cell office:value-type="float" office:value="240.35">
            <text:p>240.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505">
            <text:p>34.505</text:p>
          </table:table-cell>
          <table:table-cell office:value-type="float" office:value="4.68886">
            <text:p>4.68886</text:p>
          </table:table-cell>
          <table:table-cell office:value-type="float" office:value="240.311">
            <text:p>240.3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6214">
            <text:p>34.6214</text:p>
          </table:table-cell>
          <table:table-cell office:value-type="float" office:value="4.71545">
            <text:p>4.71545</text:p>
          </table:table-cell>
          <table:table-cell office:value-type="float" office:value="240.285">
            <text:p>240.2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7368">
            <text:p>34.7368</text:p>
          </table:table-cell>
          <table:table-cell office:value-type="float" office:value="4.72791">
            <text:p>4.72791</text:p>
          </table:table-cell>
          <table:table-cell office:value-type="float" office:value="240.272">
            <text:p>240.2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8513">
            <text:p>34.8513</text:p>
          </table:table-cell>
          <table:table-cell office:value-type="float" office:value="4.72609">
            <text:p>4.72609</text:p>
          </table:table-cell>
          <table:table-cell office:value-type="float" office:value="240.274">
            <text:p>240.2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9542">
            <text:p>34.9542</text:p>
          </table:table-cell>
          <table:table-cell office:value-type="float" office:value="4.71184">
            <text:p>4.71184</text:p>
          </table:table-cell>
          <table:table-cell office:value-type="float" office:value="240.288">
            <text:p>240.2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0553">
            <text:p>35.0553</text:p>
          </table:table-cell>
          <table:table-cell office:value-type="float" office:value="4.68584">
            <text:p>4.68584</text:p>
          </table:table-cell>
          <table:table-cell office:value-type="float" office:value="240.314">
            <text:p>240.3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1784">
            <text:p>35.1784</text:p>
          </table:table-cell>
          <table:table-cell office:value-type="float" office:value="4.63756">
            <text:p>4.63756</text:p>
          </table:table-cell>
          <table:table-cell office:value-type="float" office:value="240.362">
            <text:p>240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2924">
            <text:p>35.2924</text:p>
          </table:table-cell>
          <table:table-cell office:value-type="float" office:value="4.5764">
            <text:p>4.5764</text:p>
          </table:table-cell>
          <table:table-cell office:value-type="float" office:value="240.424">
            <text:p>240.4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4077">
            <text:p>35.4077</text:p>
          </table:table-cell>
          <table:table-cell office:value-type="float" office:value="4.4976">
            <text:p>4.4976</text:p>
          </table:table-cell>
          <table:table-cell office:value-type="float" office:value="240.502">
            <text:p>240.5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5191">
            <text:p>35.5191</text:p>
          </table:table-cell>
          <table:table-cell office:value-type="float" office:value="4.40486">
            <text:p>4.40486</text:p>
          </table:table-cell>
          <table:table-cell office:value-type="float" office:value="240.595">
            <text:p>240.5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6316">
            <text:p>35.6316</text:p>
          </table:table-cell>
          <table:table-cell office:value-type="float" office:value="4.29427">
            <text:p>4.29427</text:p>
          </table:table-cell>
          <table:table-cell office:value-type="float" office:value="240.706">
            <text:p>240.7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7404">
            <text:p>35.7404</text:p>
          </table:table-cell>
          <table:table-cell office:value-type="float" office:value="4.17068">
            <text:p>4.17068</text:p>
          </table:table-cell>
          <table:table-cell office:value-type="float" office:value="240.829">
            <text:p>240.8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8543">
            <text:p>35.8543</text:p>
          </table:table-cell>
          <table:table-cell office:value-type="float" office:value="4.0238">
            <text:p>4.0238</text:p>
          </table:table-cell>
          <table:table-cell office:value-type="float" office:value="240.976">
            <text:p>240.9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9658">
            <text:p>35.9658</text:p>
          </table:table-cell>
          <table:table-cell office:value-type="float" office:value="3.86237">
            <text:p>3.86237</text:p>
          </table:table-cell>
          <table:table-cell office:value-type="float" office:value="241.138">
            <text:p>241.1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0839">
            <text:p>36.0839</text:p>
          </table:table-cell>
          <table:table-cell office:value-type="float" office:value="3.67194">
            <text:p>3.67194</text:p>
          </table:table-cell>
          <table:table-cell office:value-type="float" office:value="241.328">
            <text:p>241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1929">
            <text:p>36.1929</text:p>
          </table:table-cell>
          <table:table-cell office:value-type="float" office:value="3.47913">
            <text:p>3.47913</text:p>
          </table:table-cell>
          <table:table-cell office:value-type="float" office:value="241.521">
            <text:p>241.5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3051">
            <text:p>36.3051</text:p>
          </table:table-cell>
          <table:table-cell office:value-type="float" office:value="3.26323">
            <text:p>3.26323</text:p>
          </table:table-cell>
          <table:table-cell office:value-type="float" office:value="241.737">
            <text:p>241.7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4187">
            <text:p>36.4187</text:p>
          </table:table-cell>
          <table:table-cell office:value-type="float" office:value="3.02724">
            <text:p>3.02724</text:p>
          </table:table-cell>
          <table:table-cell office:value-type="float" office:value="241.973">
            <text:p>241.973</text:p>
          </table:table-cell>
          <table:table-cell office:value-type="float" office:value="0.908171">
            <text:p>0.90817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5375">
            <text:p>36.5375</text:p>
          </table:table-cell>
          <table:table-cell office:value-type="float" office:value="2.76176">
            <text:p>2.76176</text:p>
          </table:table-cell>
          <table:table-cell office:value-type="float" office:value="242.238">
            <text:p>242.238</text:p>
          </table:table-cell>
          <table:table-cell office:value-type="float" office:value="0.828529">
            <text:p>0.8285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6546">
            <text:p>36.6546</text:p>
          </table:table-cell>
          <table:table-cell office:value-type="float" office:value="2.48204">
            <text:p>2.48204</text:p>
          </table:table-cell>
          <table:table-cell office:value-type="float" office:value="242.518">
            <text:p>242.518</text:p>
          </table:table-cell>
          <table:table-cell office:value-type="float" office:value="0.744612">
            <text:p>0.7446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772">
            <text:p>36.772</text:p>
          </table:table-cell>
          <table:table-cell office:value-type="float" office:value="2.18517">
            <text:p>2.18517</text:p>
          </table:table-cell>
          <table:table-cell office:value-type="float" office:value="242.815">
            <text:p>242.815</text:p>
          </table:table-cell>
          <table:table-cell office:value-type="float" office:value="0.65555">
            <text:p>0.6555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8922">
            <text:p>36.8922</text:p>
          </table:table-cell>
          <table:table-cell office:value-type="float" office:value="1.86568">
            <text:p>1.86568</text:p>
          </table:table-cell>
          <table:table-cell office:value-type="float" office:value="243.134">
            <text:p>243.134</text:p>
          </table:table-cell>
          <table:table-cell office:value-type="float" office:value="0.559703">
            <text:p>0.55970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0108">
            <text:p>37.0108</text:p>
          </table:table-cell>
          <table:table-cell office:value-type="float" office:value="1.53784">
            <text:p>1.53784</text:p>
          </table:table-cell>
          <table:table-cell office:value-type="float" office:value="243.462">
            <text:p>243.462</text:p>
          </table:table-cell>
          <table:table-cell office:value-type="float" office:value="0.461353">
            <text:p>0.46135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1125">
            <text:p>37.1125</text:p>
          </table:table-cell>
          <table:table-cell office:value-type="float" office:value="1.24902">
            <text:p>1.24902</text:p>
          </table:table-cell>
          <table:table-cell office:value-type="float" office:value="243.751">
            <text:p>243.751</text:p>
          </table:table-cell>
          <table:table-cell office:value-type="float" office:value="0.374707">
            <text:p>0.37470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217">
            <text:p>37.217</text:p>
          </table:table-cell>
          <table:table-cell office:value-type="float" office:value="0.947769">
            <text:p>0.947769</text:p>
          </table:table-cell>
          <table:table-cell office:value-type="float" office:value="244.052">
            <text:p>244.052</text:p>
          </table:table-cell>
          <table:table-cell office:value-type="float" office:value="0.284331">
            <text:p>0.2843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3297">
            <text:p>37.3297</text:p>
          </table:table-cell>
          <table:table-cell office:value-type="float" office:value="0.620728">
            <text:p>0.620728</text:p>
          </table:table-cell>
          <table:table-cell office:value-type="float" office:value="244.379">
            <text:p>244.379</text:p>
          </table:table-cell>
          <table:table-cell office:value-type="float" office:value="0.186218">
            <text:p>0.1862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4422">
            <text:p>37.4422</text:p>
          </table:table-cell>
          <table:table-cell office:value-type="float" office:value="0.295181">
            <text:p>0.295181</text:p>
          </table:table-cell>
          <table:table-cell office:value-type="float" office:value="244.705">
            <text:p>244.705</text:p>
          </table:table-cell>
          <table:table-cell office:value-type="float" office:value="0.0885544">
            <text:p>0.08855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5529">
            <text:p>37.5529</text:p>
          </table:table-cell>
          <table:table-cell office:value-type="float" office:value="-0.0206299">
            <text:p>-0.0206299</text:p>
          </table:table-cell>
          <table:table-cell office:value-type="float" office:value="245.021">
            <text:p>245.021</text:p>
          </table:table-cell>
          <table:table-cell office:value-type="float" office:value="-0.00618896">
            <text:p>-0.006188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666">
            <text:p>37.666</text:p>
          </table:table-cell>
          <table:table-cell office:value-type="float" office:value="-0.335983">
            <text:p>-0.335983</text:p>
          </table:table-cell>
          <table:table-cell office:value-type="float" office:value="245.336">
            <text:p>245.336</text:p>
          </table:table-cell>
          <table:table-cell office:value-type="float" office:value="-0.100795">
            <text:p>-0.1007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7813">
            <text:p>37.7813</text:p>
          </table:table-cell>
          <table:table-cell office:value-type="float" office:value="-0.64682">
            <text:p>-0.64682</text:p>
          </table:table-cell>
          <table:table-cell office:value-type="float" office:value="245.647">
            <text:p>245.647</text:p>
          </table:table-cell>
          <table:table-cell office:value-type="float" office:value="-0.194046">
            <text:p>-0.19404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8948">
            <text:p>37.8948</text:p>
          </table:table-cell>
          <table:table-cell office:value-type="float" office:value="-0.938644">
            <text:p>-0.938644</text:p>
          </table:table-cell>
          <table:table-cell office:value-type="float" office:value="245.939">
            <text:p>245.939</text:p>
          </table:table-cell>
          <table:table-cell office:value-type="float" office:value="-0.281593">
            <text:p>-0.28159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0111">
            <text:p>38.0111</text:p>
          </table:table-cell>
          <table:table-cell office:value-type="float" office:value="-1.22137">
            <text:p>-1.22137</text:p>
          </table:table-cell>
          <table:table-cell office:value-type="float" office:value="246.221">
            <text:p>246.221</text:p>
          </table:table-cell>
          <table:table-cell office:value-type="float" office:value="-0.366412">
            <text:p>-0.3664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125">
            <text:p>38.125</text:p>
          </table:table-cell>
          <table:table-cell office:value-type="float" office:value="-1.48027">
            <text:p>-1.48027</text:p>
          </table:table-cell>
          <table:table-cell office:value-type="float" office:value="246.48">
            <text:p>246.48</text:p>
          </table:table-cell>
          <table:table-cell office:value-type="float" office:value="-0.444081">
            <text:p>-0.4440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2407">
            <text:p>38.2407</text:p>
          </table:table-cell>
          <table:table-cell office:value-type="float" office:value="-1.7233">
            <text:p>-1.7233</text:p>
          </table:table-cell>
          <table:table-cell office:value-type="float" office:value="246.723">
            <text:p>246.723</text:p>
          </table:table-cell>
          <table:table-cell office:value-type="float" office:value="-0.516989">
            <text:p>-0.51698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3552">
            <text:p>38.3552</text:p>
          </table:table-cell>
          <table:table-cell office:value-type="float" office:value="-1.94301">
            <text:p>-1.94301</text:p>
          </table:table-cell>
          <table:table-cell office:value-type="float" office:value="246.943">
            <text:p>246.943</text:p>
          </table:table-cell>
          <table:table-cell office:value-type="float" office:value="-0.582903">
            <text:p>-0.58290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4628">
            <text:p>38.4628</text:p>
          </table:table-cell>
          <table:table-cell office:value-type="float" office:value="-2.13004">
            <text:p>-2.13004</text:p>
          </table:table-cell>
          <table:table-cell office:value-type="float" office:value="247.13">
            <text:p>247.13</text:p>
          </table:table-cell>
          <table:table-cell office:value-type="float" office:value="-0.639011">
            <text:p>-0.6390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5791">
            <text:p>38.5791</text:p>
          </table:table-cell>
          <table:table-cell office:value-type="float" office:value="-2.31009">
            <text:p>-2.31009</text:p>
          </table:table-cell>
          <table:table-cell office:value-type="float" office:value="247.31">
            <text:p>247.31</text:p>
          </table:table-cell>
          <table:table-cell office:value-type="float" office:value="-0.693027">
            <text:p>-0.6930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6794">
            <text:p>38.6794</text:p>
          </table:table-cell>
          <table:table-cell office:value-type="float" office:value="-2.44716">
            <text:p>-2.44716</text:p>
          </table:table-cell>
          <table:table-cell office:value-type="float" office:value="247.447">
            <text:p>247.447</text:p>
          </table:table-cell>
          <table:table-cell office:value-type="float" office:value="-0.734148">
            <text:p>-0.7341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7947">
            <text:p>38.7947</text:p>
          </table:table-cell>
          <table:table-cell office:value-type="float" office:value="-2.58391">
            <text:p>-2.58391</text:p>
          </table:table-cell>
          <table:table-cell office:value-type="float" office:value="247.584">
            <text:p>247.584</text:p>
          </table:table-cell>
          <table:table-cell office:value-type="float" office:value="-0.775172">
            <text:p>-0.77517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91">
            <text:p>38.91</text:p>
          </table:table-cell>
          <table:table-cell office:value-type="float" office:value="-2.69856">
            <text:p>-2.69856</text:p>
          </table:table-cell>
          <table:table-cell office:value-type="float" office:value="247.699">
            <text:p>247.699</text:p>
          </table:table-cell>
          <table:table-cell office:value-type="float" office:value="-0.809569">
            <text:p>-0.80956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0217">
            <text:p>39.0217</text:p>
          </table:table-cell>
          <table:table-cell office:value-type="float" office:value="-2.789">
            <text:p>-2.789</text:p>
          </table:table-cell>
          <table:table-cell office:value-type="float" office:value="247.789">
            <text:p>247.789</text:p>
          </table:table-cell>
          <table:table-cell office:value-type="float" office:value="-0.8367">
            <text:p>-0.836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1451">
            <text:p>39.1451</text:p>
          </table:table-cell>
          <table:table-cell office:value-type="float" office:value="-2.86627">
            <text:p>-2.86627</text:p>
          </table:table-cell>
          <table:table-cell office:value-type="float" office:value="247.866">
            <text:p>247.866</text:p>
          </table:table-cell>
          <table:table-cell office:value-type="float" office:value="-0.859882">
            <text:p>-0.8598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2556">
            <text:p>39.2556</text:p>
          </table:table-cell>
          <table:table-cell office:value-type="float" office:value="-2.91586">
            <text:p>-2.91586</text:p>
          </table:table-cell>
          <table:table-cell office:value-type="float" office:value="247.916">
            <text:p>247.916</text:p>
          </table:table-cell>
          <table:table-cell office:value-type="float" office:value="-0.874759">
            <text:p>-0.8747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3691">
            <text:p>39.3691</text:p>
          </table:table-cell>
          <table:table-cell office:value-type="float" office:value="-2.94839">
            <text:p>-2.94839</text:p>
          </table:table-cell>
          <table:table-cell office:value-type="float" office:value="247.948">
            <text:p>247.948</text:p>
          </table:table-cell>
          <table:table-cell office:value-type="float" office:value="-0.884518">
            <text:p>-0.8845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486">
            <text:p>39.486</text:p>
          </table:table-cell>
          <table:table-cell office:value-type="float" office:value="-2.96317">
            <text:p>-2.96317</text:p>
          </table:table-cell>
          <table:table-cell office:value-type="float" office:value="247.963">
            <text:p>247.963</text:p>
          </table:table-cell>
          <table:table-cell office:value-type="float" office:value="-0.88895">
            <text:p>-0.888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5996">
            <text:p>39.5996</text:p>
          </table:table-cell>
          <table:table-cell office:value-type="float" office:value="-2.96031">
            <text:p>-2.96031</text:p>
          </table:table-cell>
          <table:table-cell office:value-type="float" office:value="247.96">
            <text:p>247.96</text:p>
          </table:table-cell>
          <table:table-cell office:value-type="float" office:value="-0.888094">
            <text:p>-0.88809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7007">
            <text:p>39.7007</text:p>
          </table:table-cell>
          <table:table-cell office:value-type="float" office:value="-2.94411">
            <text:p>-2.94411</text:p>
          </table:table-cell>
          <table:table-cell office:value-type="float" office:value="247.944">
            <text:p>247.944</text:p>
          </table:table-cell>
          <table:table-cell office:value-type="float" office:value="-0.883232">
            <text:p>-0.8832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8127">
            <text:p>39.8127</text:p>
          </table:table-cell>
          <table:table-cell office:value-type="float" office:value="-2.91231">
            <text:p>-2.91231</text:p>
          </table:table-cell>
          <table:table-cell office:value-type="float" office:value="247.912">
            <text:p>247.912</text:p>
          </table:table-cell>
          <table:table-cell office:value-type="float" office:value="-0.873692">
            <text:p>-0.8736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9326">
            <text:p>39.9326</text:p>
          </table:table-cell>
          <table:table-cell office:value-type="float" office:value="-2.86279">
            <text:p>-2.86279</text:p>
          </table:table-cell>
          <table:table-cell office:value-type="float" office:value="247.863">
            <text:p>247.863</text:p>
          </table:table-cell>
          <table:table-cell office:value-type="float" office:value="-0.858838">
            <text:p>-0.8588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0359">
            <text:p>40.0359</text:p>
          </table:table-cell>
          <table:table-cell office:value-type="float" office:value="-2.8084">
            <text:p>-2.8084</text:p>
          </table:table-cell>
          <table:table-cell office:value-type="float" office:value="247.808">
            <text:p>247.808</text:p>
          </table:table-cell>
          <table:table-cell office:value-type="float" office:value="-0.842519">
            <text:p>-0.8425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154">
            <text:p>40.154</text:p>
          </table:table-cell>
          <table:table-cell office:value-type="float" office:value="-2.73363">
            <text:p>-2.73363</text:p>
          </table:table-cell>
          <table:table-cell office:value-type="float" office:value="247.734">
            <text:p>247.734</text:p>
          </table:table-cell>
          <table:table-cell office:value-type="float" office:value="-0.820088">
            <text:p>-0.8200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2668">
            <text:p>40.2668</text:p>
          </table:table-cell>
          <table:table-cell office:value-type="float" office:value="-2.65073">
            <text:p>-2.65073</text:p>
          </table:table-cell>
          <table:table-cell office:value-type="float" office:value="247.651">
            <text:p>247.651</text:p>
          </table:table-cell>
          <table:table-cell office:value-type="float" office:value="-0.795218">
            <text:p>-0.7952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3826">
            <text:p>40.3826</text:p>
          </table:table-cell>
          <table:table-cell office:value-type="float" office:value="-2.55479">
            <text:p>-2.55479</text:p>
          </table:table-cell>
          <table:table-cell office:value-type="float" office:value="247.555">
            <text:p>247.555</text:p>
          </table:table-cell>
          <table:table-cell office:value-type="float" office:value="-0.766438">
            <text:p>-0.7664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4976">
            <text:p>40.4976</text:p>
          </table:table-cell>
          <table:table-cell office:value-type="float" office:value="-2.44933">
            <text:p>-2.44933</text:p>
          </table:table-cell>
          <table:table-cell office:value-type="float" office:value="247.449">
            <text:p>247.449</text:p>
          </table:table-cell>
          <table:table-cell office:value-type="float" office:value="-0.734798">
            <text:p>-0.7347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6096">
            <text:p>40.6096</text:p>
          </table:table-cell>
          <table:table-cell office:value-type="float" office:value="-2.33803">
            <text:p>-2.33803</text:p>
          </table:table-cell>
          <table:table-cell office:value-type="float" office:value="247.338">
            <text:p>247.338</text:p>
          </table:table-cell>
          <table:table-cell office:value-type="float" office:value="-0.701408">
            <text:p>-0.70140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721">
            <text:p>40.721</text:p>
          </table:table-cell>
          <table:table-cell office:value-type="float" office:value="-2.2193">
            <text:p>-2.2193</text:p>
          </table:table-cell>
          <table:table-cell office:value-type="float" office:value="247.219">
            <text:p>247.219</text:p>
          </table:table-cell>
          <table:table-cell office:value-type="float" office:value="-0.66579">
            <text:p>-0.6657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8355">
            <text:p>40.8355</text:p>
          </table:table-cell>
          <table:table-cell office:value-type="float" office:value="-2.08995">
            <text:p>-2.08995</text:p>
          </table:table-cell>
          <table:table-cell office:value-type="float" office:value="247.09">
            <text:p>247.09</text:p>
          </table:table-cell>
          <table:table-cell office:value-type="float" office:value="-0.626985">
            <text:p>-0.6269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9487">
            <text:p>40.9487</text:p>
          </table:table-cell>
          <table:table-cell office:value-type="float" office:value="-1.95526">
            <text:p>-1.95526</text:p>
          </table:table-cell>
          <table:table-cell office:value-type="float" office:value="246.955">
            <text:p>246.955</text:p>
          </table:table-cell>
          <table:table-cell office:value-type="float" office:value="-0.586578">
            <text:p>-0.5865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0593">
            <text:p>41.0593</text:p>
          </table:table-cell>
          <table:table-cell office:value-type="float" office:value="-1.81778">
            <text:p>-1.81778</text:p>
          </table:table-cell>
          <table:table-cell office:value-type="float" office:value="246.818">
            <text:p>246.818</text:p>
          </table:table-cell>
          <table:table-cell office:value-type="float" office:value="-0.545334">
            <text:p>-0.54533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1743">
            <text:p>41.1743</text:p>
          </table:table-cell>
          <table:table-cell office:value-type="float" office:value="-1.66928">
            <text:p>-1.66928</text:p>
          </table:table-cell>
          <table:table-cell office:value-type="float" office:value="246.669">
            <text:p>246.669</text:p>
          </table:table-cell>
          <table:table-cell office:value-type="float" office:value="-0.500784">
            <text:p>-0.50078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2909">
            <text:p>41.2909</text:p>
          </table:table-cell>
          <table:table-cell office:value-type="float" office:value="-1.51338">
            <text:p>-1.51338</text:p>
          </table:table-cell>
          <table:table-cell office:value-type="float" office:value="246.513">
            <text:p>246.513</text:p>
          </table:table-cell>
          <table:table-cell office:value-type="float" office:value="-0.454015">
            <text:p>-0.4540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4026">
            <text:p>41.4026</text:p>
          </table:table-cell>
          <table:table-cell office:value-type="float" office:value="-1.35985">
            <text:p>-1.35985</text:p>
          </table:table-cell>
          <table:table-cell office:value-type="float" office:value="246.36">
            <text:p>246.36</text:p>
          </table:table-cell>
          <table:table-cell office:value-type="float" office:value="-0.407954">
            <text:p>-0.40795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5146">
            <text:p>41.5146</text:p>
          </table:table-cell>
          <table:table-cell office:value-type="float" office:value="-1.20193">
            <text:p>-1.20193</text:p>
          </table:table-cell>
          <table:table-cell office:value-type="float" office:value="246.202">
            <text:p>246.202</text:p>
          </table:table-cell>
          <table:table-cell office:value-type="float" office:value="-0.36058">
            <text:p>-0.360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6264">
            <text:p>41.6264</text:p>
          </table:table-cell>
          <table:table-cell office:value-type="float" office:value="-1.04083">
            <text:p>-1.04083</text:p>
          </table:table-cell>
          <table:table-cell office:value-type="float" office:value="246.041">
            <text:p>246.041</text:p>
          </table:table-cell>
          <table:table-cell office:value-type="float" office:value="-0.31225">
            <text:p>-0.3122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7336">
            <text:p>41.7336</text:p>
          </table:table-cell>
          <table:table-cell office:value-type="float" office:value="-0.883728">
            <text:p>-0.883728</text:p>
          </table:table-cell>
          <table:table-cell office:value-type="float" office:value="245.884">
            <text:p>245.884</text:p>
          </table:table-cell>
          <table:table-cell office:value-type="float" office:value="-0.265118">
            <text:p>-0.2651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8439">
            <text:p>41.8439</text:p>
          </table:table-cell>
          <table:table-cell office:value-type="float" office:value="-0.719345">
            <text:p>-0.719345</text:p>
          </table:table-cell>
          <table:table-cell office:value-type="float" office:value="245.719">
            <text:p>245.719</text:p>
          </table:table-cell>
          <table:table-cell office:value-type="float" office:value="-0.215804">
            <text:p>-0.21580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955">
            <text:p>41.955</text:p>
          </table:table-cell>
          <table:table-cell office:value-type="float" office:value="-0.551636">
            <text:p>-0.551636</text:p>
          </table:table-cell>
          <table:table-cell office:value-type="float" office:value="245.552">
            <text:p>245.552</text:p>
          </table:table-cell>
          <table:table-cell office:value-type="float" office:value="-0.165491">
            <text:p>-0.16549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0659">
            <text:p>42.0659</text:p>
          </table:table-cell>
          <table:table-cell office:value-type="float" office:value="-0.381943">
            <text:p>-0.381943</text:p>
          </table:table-cell>
          <table:table-cell office:value-type="float" office:value="245.382">
            <text:p>245.382</text:p>
          </table:table-cell>
          <table:table-cell office:value-type="float" office:value="-0.114583">
            <text:p>-0.1145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1775">
            <text:p>42.1775</text:p>
          </table:table-cell>
          <table:table-cell office:value-type="float" office:value="-0.20961">
            <text:p>-0.20961</text:p>
          </table:table-cell>
          <table:table-cell office:value-type="float" office:value="245.21">
            <text:p>245.21</text:p>
          </table:table-cell>
          <table:table-cell office:value-type="float" office:value="-0.062883">
            <text:p>-0.0628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2951">
            <text:p>42.2951</text:p>
          </table:table-cell>
          <table:table-cell office:value-type="float" office:value="-0.0263977">
            <text:p>-0.0263977</text:p>
          </table:table-cell>
          <table:table-cell office:value-type="float" office:value="245.026">
            <text:p>245.026</text:p>
          </table:table-cell>
          <table:table-cell office:value-type="float" office:value="-0.00791931">
            <text:p>-0.007919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4085">
            <text:p>42.4085</text:p>
          </table:table-cell>
          <table:table-cell office:value-type="float" office:value="0.151535">
            <text:p>0.151535</text:p>
          </table:table-cell>
          <table:table-cell office:value-type="float" office:value="244.848">
            <text:p>244.848</text:p>
          </table:table-cell>
          <table:table-cell office:value-type="float" office:value="0.0454605">
            <text:p>0.04546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5292">
            <text:p>42.5292</text:p>
          </table:table-cell>
          <table:table-cell office:value-type="float" office:value="0.342102">
            <text:p>0.342102</text:p>
          </table:table-cell>
          <table:table-cell office:value-type="float" office:value="244.658">
            <text:p>244.658</text:p>
          </table:table-cell>
          <table:table-cell office:value-type="float" office:value="0.102631">
            <text:p>0.1026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6438">
            <text:p>42.6438</text:p>
          </table:table-cell>
          <table:table-cell office:value-type="float" office:value="0.523895">
            <text:p>0.523895</text:p>
          </table:table-cell>
          <table:table-cell office:value-type="float" office:value="244.476">
            <text:p>244.476</text:p>
          </table:table-cell>
          <table:table-cell office:value-type="float" office:value="0.157169">
            <text:p>0.15716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7579">
            <text:p>42.7579</text:p>
          </table:table-cell>
          <table:table-cell office:value-type="float" office:value="0.705276">
            <text:p>0.705276</text:p>
          </table:table-cell>
          <table:table-cell office:value-type="float" office:value="244.295">
            <text:p>244.295</text:p>
          </table:table-cell>
          <table:table-cell office:value-type="float" office:value="0.211583">
            <text:p>0.2115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8595">
            <text:p>42.8595</text:p>
          </table:table-cell>
          <table:table-cell office:value-type="float" office:value="0.867294">
            <text:p>0.867294</text:p>
          </table:table-cell>
          <table:table-cell office:value-type="float" office:value="244.133">
            <text:p>244.133</text:p>
          </table:table-cell>
          <table:table-cell office:value-type="float" office:value="0.260188">
            <text:p>0.2601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9689">
            <text:p>42.9689</text:p>
          </table:table-cell>
          <table:table-cell office:value-type="float" office:value="1.0417">
            <text:p>1.0417</text:p>
          </table:table-cell>
          <table:table-cell office:value-type="float" office:value="243.958">
            <text:p>243.958</text:p>
          </table:table-cell>
          <table:table-cell office:value-type="float" office:value="0.312511">
            <text:p>0.3125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0701">
            <text:p>43.0701</text:p>
          </table:table-cell>
          <table:table-cell office:value-type="float" office:value="1.20348">
            <text:p>1.20348</text:p>
          </table:table-cell>
          <table:table-cell office:value-type="float" office:value="243.797">
            <text:p>243.797</text:p>
          </table:table-cell>
          <table:table-cell office:value-type="float" office:value="0.361043">
            <text:p>0.3610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1814">
            <text:p>43.1814</text:p>
          </table:table-cell>
          <table:table-cell office:value-type="float" office:value="1.38087">
            <text:p>1.38087</text:p>
          </table:table-cell>
          <table:table-cell office:value-type="float" office:value="243.619">
            <text:p>243.619</text:p>
          </table:table-cell>
          <table:table-cell office:value-type="float" office:value="0.414262">
            <text:p>0.41426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3051">
            <text:p>43.3051</text:p>
          </table:table-cell>
          <table:table-cell office:value-type="float" office:value="1.57808">
            <text:p>1.57808</text:p>
          </table:table-cell>
          <table:table-cell office:value-type="float" office:value="243.422">
            <text:p>243.422</text:p>
          </table:table-cell>
          <table:table-cell office:value-type="float" office:value="0.473424">
            <text:p>0.47342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4131">
            <text:p>43.4131</text:p>
          </table:table-cell>
          <table:table-cell office:value-type="float" office:value="1.74953">
            <text:p>1.74953</text:p>
          </table:table-cell>
          <table:table-cell office:value-type="float" office:value="243.25">
            <text:p>243.25</text:p>
          </table:table-cell>
          <table:table-cell office:value-type="float" office:value="0.524858">
            <text:p>0.5248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5262">
            <text:p>43.5262</text:p>
          </table:table-cell>
          <table:table-cell office:value-type="float" office:value="1.92874">
            <text:p>1.92874</text:p>
          </table:table-cell>
          <table:table-cell office:value-type="float" office:value="243.071">
            <text:p>243.071</text:p>
          </table:table-cell>
          <table:table-cell office:value-type="float" office:value="0.578622">
            <text:p>0.5786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6364">
            <text:p>43.6364</text:p>
          </table:table-cell>
          <table:table-cell office:value-type="float" office:value="2.10191">
            <text:p>2.10191</text:p>
          </table:table-cell>
          <table:table-cell office:value-type="float" office:value="242.898">
            <text:p>242.898</text:p>
          </table:table-cell>
          <table:table-cell office:value-type="float" office:value="0.630574">
            <text:p>0.63057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7529">
            <text:p>43.7529</text:p>
          </table:table-cell>
          <table:table-cell office:value-type="float" office:value="2.28409">
            <text:p>2.28409</text:p>
          </table:table-cell>
          <table:table-cell office:value-type="float" office:value="242.716">
            <text:p>242.716</text:p>
          </table:table-cell>
          <table:table-cell office:value-type="float" office:value="0.685226">
            <text:p>0.6852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8705">
            <text:p>43.8705</text:p>
          </table:table-cell>
          <table:table-cell office:value-type="float" office:value="2.46584">
            <text:p>2.46584</text:p>
          </table:table-cell>
          <table:table-cell office:value-type="float" office:value="242.534">
            <text:p>242.534</text:p>
          </table:table-cell>
          <table:table-cell office:value-type="float" office:value="0.739751">
            <text:p>0.7397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9797">
            <text:p>43.9797</text:p>
          </table:table-cell>
          <table:table-cell office:value-type="float" office:value="2.63263">
            <text:p>2.63263</text:p>
          </table:table-cell>
          <table:table-cell office:value-type="float" office:value="242.367">
            <text:p>242.367</text:p>
          </table:table-cell>
          <table:table-cell office:value-type="float" office:value="0.789789">
            <text:p>0.78978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0939">
            <text:p>44.0939</text:p>
          </table:table-cell>
          <table:table-cell office:value-type="float" office:value="2.80421">
            <text:p>2.80421</text:p>
          </table:table-cell>
          <table:table-cell office:value-type="float" office:value="242.196">
            <text:p>242.196</text:p>
          </table:table-cell>
          <table:table-cell office:value-type="float" office:value="0.841264">
            <text:p>0.84126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2094">
            <text:p>44.2094</text:p>
          </table:table-cell>
          <table:table-cell office:value-type="float" office:value="2.97398">
            <text:p>2.97398</text:p>
          </table:table-cell>
          <table:table-cell office:value-type="float" office:value="242.026">
            <text:p>242.026</text:p>
          </table:table-cell>
          <table:table-cell office:value-type="float" office:value="0.892195">
            <text:p>0.8921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3283">
            <text:p>44.3283</text:p>
          </table:table-cell>
          <table:table-cell office:value-type="float" office:value="3.14458">
            <text:p>3.14458</text:p>
          </table:table-cell>
          <table:table-cell office:value-type="float" office:value="241.855">
            <text:p>241.855</text:p>
          </table:table-cell>
          <table:table-cell office:value-type="float" office:value="0.943373">
            <text:p>0.9433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4411">
            <text:p>44.4411</text:p>
          </table:table-cell>
          <table:table-cell office:value-type="float" office:value="3.30174">
            <text:p>3.30174</text:p>
          </table:table-cell>
          <table:table-cell office:value-type="float" office:value="241.698">
            <text:p>241.6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5448">
            <text:p>44.5448</text:p>
          </table:table-cell>
          <table:table-cell office:value-type="float" office:value="3.44193">
            <text:p>3.44193</text:p>
          </table:table-cell>
          <table:table-cell office:value-type="float" office:value="241.558">
            <text:p>241.5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6599">
            <text:p>44.6599</text:p>
          </table:table-cell>
          <table:table-cell office:value-type="float" office:value="3.59203">
            <text:p>3.59203</text:p>
          </table:table-cell>
          <table:table-cell office:value-type="float" office:value="241.408">
            <text:p>241.4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7783">
            <text:p>44.7783</text:p>
          </table:table-cell>
          <table:table-cell office:value-type="float" office:value="3.74004">
            <text:p>3.74004</text:p>
          </table:table-cell>
          <table:table-cell office:value-type="float" office:value="241.26">
            <text:p>241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895">
            <text:p>44.895</text:p>
          </table:table-cell>
          <table:table-cell office:value-type="float" office:value="3.87885">
            <text:p>3.87885</text:p>
          </table:table-cell>
          <table:table-cell office:value-type="float" office:value="241.121">
            <text:p>241.1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0121">
            <text:p>45.0121</text:p>
          </table:table-cell>
          <table:table-cell office:value-type="float" office:value="4.01059">
            <text:p>4.01059</text:p>
          </table:table-cell>
          <table:table-cell office:value-type="float" office:value="240.989">
            <text:p>240.9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1129">
            <text:p>45.1129</text:p>
          </table:table-cell>
          <table:table-cell office:value-type="float" office:value="4.11736">
            <text:p>4.11736</text:p>
          </table:table-cell>
          <table:table-cell office:value-type="float" office:value="240.883">
            <text:p>240.8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2137">
            <text:p>45.2137</text:p>
          </table:table-cell>
          <table:table-cell office:value-type="float" office:value="4.21761">
            <text:p>4.21761</text:p>
          </table:table-cell>
          <table:table-cell office:value-type="float" office:value="240.782">
            <text:p>240.7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32">
            <text:p>45.32</text:p>
          </table:table-cell>
          <table:table-cell office:value-type="float" office:value="4.31612">
            <text:p>4.31612</text:p>
          </table:table-cell>
          <table:table-cell office:value-type="float" office:value="240.684">
            <text:p>240.6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4255">
            <text:p>45.4255</text:p>
          </table:table-cell>
          <table:table-cell office:value-type="float" office:value="4.40582">
            <text:p>4.40582</text:p>
          </table:table-cell>
          <table:table-cell office:value-type="float" office:value="240.594">
            <text:p>240.5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5266">
            <text:p>45.5266</text:p>
          </table:table-cell>
          <table:table-cell office:value-type="float" office:value="4.48399">
            <text:p>4.48399</text:p>
          </table:table-cell>
          <table:table-cell office:value-type="float" office:value="240.516">
            <text:p>240.5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639">
            <text:p>45.639</text:p>
          </table:table-cell>
          <table:table-cell office:value-type="float" office:value="4.56123">
            <text:p>4.56123</text:p>
          </table:table-cell>
          <table:table-cell office:value-type="float" office:value="240.439">
            <text:p>240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755">
            <text:p>45.755</text:p>
          </table:table-cell>
          <table:table-cell office:value-type="float" office:value="4.63007">
            <text:p>4.63007</text:p>
          </table:table-cell>
          <table:table-cell office:value-type="float" office:value="240.37">
            <text:p>240.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8687">
            <text:p>45.8687</text:p>
          </table:table-cell>
          <table:table-cell office:value-type="float" office:value="4.68588">
            <text:p>4.68588</text:p>
          </table:table-cell>
          <table:table-cell office:value-type="float" office:value="240.314">
            <text:p>240.3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9825">
            <text:p>45.9825</text:p>
          </table:table-cell>
          <table:table-cell office:value-type="float" office:value="4.72983">
            <text:p>4.72983</text:p>
          </table:table-cell>
          <table:table-cell office:value-type="float" office:value="240.27">
            <text:p>240.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0993">
            <text:p>46.0993</text:p>
          </table:table-cell>
          <table:table-cell office:value-type="float" office:value="4.76186">
            <text:p>4.76186</text:p>
          </table:table-cell>
          <table:table-cell office:value-type="float" office:value="240.238">
            <text:p>240.2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2093">
            <text:p>46.2093</text:p>
          </table:table-cell>
          <table:table-cell office:value-type="float" office:value="4.77939">
            <text:p>4.77939</text:p>
          </table:table-cell>
          <table:table-cell office:value-type="float" office:value="240.221">
            <text:p>240.2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3221">
            <text:p>46.3221</text:p>
          </table:table-cell>
          <table:table-cell office:value-type="float" office:value="4.784">
            <text:p>4.784</text:p>
          </table:table-cell>
          <table:table-cell office:value-type="float" office:value="240.216">
            <text:p>240.2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4222">
            <text:p>46.4222</text:p>
          </table:table-cell>
          <table:table-cell office:value-type="float" office:value="4.77644">
            <text:p>4.77644</text:p>
          </table:table-cell>
          <table:table-cell office:value-type="float" office:value="240.224">
            <text:p>240.2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5408">
            <text:p>46.5408</text:p>
          </table:table-cell>
          <table:table-cell office:value-type="float" office:value="4.75264">
            <text:p>4.75264</text:p>
          </table:table-cell>
          <table:table-cell office:value-type="float" office:value="240.247">
            <text:p>240.2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6558">
            <text:p>46.6558</text:p>
          </table:table-cell>
          <table:table-cell office:value-type="float" office:value="4.71371">
            <text:p>4.71371</text:p>
          </table:table-cell>
          <table:table-cell office:value-type="float" office:value="240.286">
            <text:p>240.2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7596">
            <text:p>46.7596</text:p>
          </table:table-cell>
          <table:table-cell office:value-type="float" office:value="4.66455">
            <text:p>4.66455</text:p>
          </table:table-cell>
          <table:table-cell office:value-type="float" office:value="240.335">
            <text:p>240.3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8706">
            <text:p>46.8706</text:p>
          </table:table-cell>
          <table:table-cell office:value-type="float" office:value="4.597">
            <text:p>4.597</text:p>
          </table:table-cell>
          <table:table-cell office:value-type="float" office:value="240.403">
            <text:p>240.4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9824">
            <text:p>46.9824</text:p>
          </table:table-cell>
          <table:table-cell office:value-type="float" office:value="4.51303">
            <text:p>4.51303</text:p>
          </table:table-cell>
          <table:table-cell office:value-type="float" office:value="240.487">
            <text:p>240.4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0888">
            <text:p>47.0888</text:p>
          </table:table-cell>
          <table:table-cell office:value-type="float" office:value="4.41734">
            <text:p>4.41734</text:p>
          </table:table-cell>
          <table:table-cell office:value-type="float" office:value="240.583">
            <text:p>240.5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2049">
            <text:p>47.2049</text:p>
          </table:table-cell>
          <table:table-cell office:value-type="float" office:value="4.29558">
            <text:p>4.29558</text:p>
          </table:table-cell>
          <table:table-cell office:value-type="float" office:value="240.704">
            <text:p>240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3072">
            <text:p>47.3072</text:p>
          </table:table-cell>
          <table:table-cell office:value-type="float" office:value="4.17273">
            <text:p>4.17273</text:p>
          </table:table-cell>
          <table:table-cell office:value-type="float" office:value="240.827">
            <text:p>240.8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4072">
            <text:p>47.4072</text:p>
          </table:table-cell>
          <table:table-cell office:value-type="float" office:value="4.0383">
            <text:p>4.0383</text:p>
          </table:table-cell>
          <table:table-cell office:value-type="float" office:value="240.962">
            <text:p>240.9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5087">
            <text:p>47.5087</text:p>
          </table:table-cell>
          <table:table-cell office:value-type="float" office:value="3.8875">
            <text:p>3.8875</text:p>
          </table:table-cell>
          <table:table-cell office:value-type="float" office:value="241.113">
            <text:p>241.1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6271">
            <text:p>47.6271</text:p>
          </table:table-cell>
          <table:table-cell office:value-type="float" office:value="3.69283">
            <text:p>3.69283</text:p>
          </table:table-cell>
          <table:table-cell office:value-type="float" office:value="241.307">
            <text:p>241.3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7422">
            <text:p>47.7422</text:p>
          </table:table-cell>
          <table:table-cell office:value-type="float" office:value="3.48459">
            <text:p>3.48459</text:p>
          </table:table-cell>
          <table:table-cell office:value-type="float" office:value="241.515">
            <text:p>241.5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8527">
            <text:p>47.8527</text:p>
          </table:table-cell>
          <table:table-cell office:value-type="float" office:value="3.26703">
            <text:p>3.26703</text:p>
          </table:table-cell>
          <table:table-cell office:value-type="float" office:value="241.733">
            <text:p>241.7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9851">
            <text:p>47.9851</text:p>
          </table:table-cell>
          <table:table-cell office:value-type="float" office:value="2.98286">
            <text:p>2.98286</text:p>
          </table:table-cell>
          <table:table-cell office:value-type="float" office:value="242.017">
            <text:p>242.017</text:p>
          </table:table-cell>
          <table:table-cell office:value-type="float" office:value="0.894859">
            <text:p>0.8948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1044">
            <text:p>48.1044</text:p>
          </table:table-cell>
          <table:table-cell office:value-type="float" office:value="2.70721">
            <text:p>2.70721</text:p>
          </table:table-cell>
          <table:table-cell office:value-type="float" office:value="242.293">
            <text:p>242.293</text:p>
          </table:table-cell>
          <table:table-cell office:value-type="float" office:value="0.812164">
            <text:p>0.81216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2045">
            <text:p>48.2045</text:p>
          </table:table-cell>
          <table:table-cell office:value-type="float" office:value="2.46112">
            <text:p>2.46112</text:p>
          </table:table-cell>
          <table:table-cell office:value-type="float" office:value="242.539">
            <text:p>242.539</text:p>
          </table:table-cell>
          <table:table-cell office:value-type="float" office:value="0.738336">
            <text:p>0.7383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3202">
            <text:p>48.3202</text:p>
          </table:table-cell>
          <table:table-cell office:value-type="float" office:value="2.16142">
            <text:p>2.16142</text:p>
          </table:table-cell>
          <table:table-cell office:value-type="float" office:value="242.839">
            <text:p>242.839</text:p>
          </table:table-cell>
          <table:table-cell office:value-type="float" office:value="0.648427">
            <text:p>0.6484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4343">
            <text:p>48.4343</text:p>
          </table:table-cell>
          <table:table-cell office:value-type="float" office:value="1.85109">
            <text:p>1.85109</text:p>
          </table:table-cell>
          <table:table-cell office:value-type="float" office:value="243.149">
            <text:p>243.149</text:p>
          </table:table-cell>
          <table:table-cell office:value-type="float" office:value="0.555327">
            <text:p>0.5553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5358">
            <text:p>48.5358</text:p>
          </table:table-cell>
          <table:table-cell office:value-type="float" office:value="1.56458">
            <text:p>1.56458</text:p>
          </table:table-cell>
          <table:table-cell office:value-type="float" office:value="243.435">
            <text:p>243.435</text:p>
          </table:table-cell>
          <table:table-cell office:value-type="float" office:value="0.469373">
            <text:p>0.4693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644">
            <text:p>48.644</text:p>
          </table:table-cell>
          <table:table-cell office:value-type="float" office:value="1.25017">
            <text:p>1.25017</text:p>
          </table:table-cell>
          <table:table-cell office:value-type="float" office:value="243.75">
            <text:p>243.75</text:p>
          </table:table-cell>
          <table:table-cell office:value-type="float" office:value="0.37505">
            <text:p>0.375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7595">
            <text:p>48.7595</text:p>
          </table:table-cell>
          <table:table-cell office:value-type="float" office:value="0.90979">
            <text:p>0.90979</text:p>
          </table:table-cell>
          <table:table-cell office:value-type="float" office:value="244.09">
            <text:p>244.09</text:p>
          </table:table-cell>
          <table:table-cell office:value-type="float" office:value="0.272937">
            <text:p>0.27293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8611">
            <text:p>48.8611</text:p>
          </table:table-cell>
          <table:table-cell office:value-type="float" office:value="0.608032">
            <text:p>0.608032</text:p>
          </table:table-cell>
          <table:table-cell office:value-type="float" office:value="244.392">
            <text:p>244.392</text:p>
          </table:table-cell>
          <table:table-cell office:value-type="float" office:value="0.18241">
            <text:p>0.1824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9751">
            <text:p>48.9751</text:p>
          </table:table-cell>
          <table:table-cell office:value-type="float" office:value="0.270859">
            <text:p>0.270859</text:p>
          </table:table-cell>
          <table:table-cell office:value-type="float" office:value="244.729">
            <text:p>244.729</text:p>
          </table:table-cell>
          <table:table-cell office:value-type="float" office:value="0.0812576">
            <text:p>0.08125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0976">
            <text:p>49.0976</text:p>
          </table:table-cell>
          <table:table-cell office:value-type="float" office:value="-0.0866089">
            <text:p>-0.0866089</text:p>
          </table:table-cell>
          <table:table-cell office:value-type="float" office:value="245.087">
            <text:p>245.087</text:p>
          </table:table-cell>
          <table:table-cell office:value-type="float" office:value="-0.0259827">
            <text:p>-0.02598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2143">
            <text:p>49.2143</text:p>
          </table:table-cell>
          <table:table-cell office:value-type="float" office:value="-0.417831">
            <text:p>-0.417831</text:p>
          </table:table-cell>
          <table:table-cell office:value-type="float" office:value="245.418">
            <text:p>245.418</text:p>
          </table:table-cell>
          <table:table-cell office:value-type="float" office:value="-0.125349">
            <text:p>-0.12534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3264">
            <text:p>49.3264</text:p>
          </table:table-cell>
          <table:table-cell office:value-type="float" office:value="-0.724274">
            <text:p>-0.724274</text:p>
          </table:table-cell>
          <table:table-cell office:value-type="float" office:value="245.724">
            <text:p>245.724</text:p>
          </table:table-cell>
          <table:table-cell office:value-type="float" office:value="-0.217282">
            <text:p>-0.2172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4393">
            <text:p>49.4393</text:p>
          </table:table-cell>
          <table:table-cell office:value-type="float" office:value="-1.01866">
            <text:p>-1.01866</text:p>
          </table:table-cell>
          <table:table-cell office:value-type="float" office:value="246.019">
            <text:p>246.019</text:p>
          </table:table-cell>
          <table:table-cell office:value-type="float" office:value="-0.305598">
            <text:p>-0.3055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5554">
            <text:p>49.5554</text:p>
          </table:table-cell>
          <table:table-cell office:value-type="float" office:value="-1.30417">
            <text:p>-1.30417</text:p>
          </table:table-cell>
          <table:table-cell office:value-type="float" office:value="246.304">
            <text:p>246.304</text:p>
          </table:table-cell>
          <table:table-cell office:value-type="float" office:value="-0.391251">
            <text:p>-0.3912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6692">
            <text:p>49.6692</text:p>
          </table:table-cell>
          <table:table-cell office:value-type="float" office:value="-1.56508">
            <text:p>-1.56508</text:p>
          </table:table-cell>
          <table:table-cell office:value-type="float" office:value="246.565">
            <text:p>246.565</text:p>
          </table:table-cell>
          <table:table-cell office:value-type="float" office:value="-0.469524">
            <text:p>-0.46952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7886">
            <text:p>49.7886</text:p>
          </table:table-cell>
          <table:table-cell office:value-type="float" office:value="-1.81732">
            <text:p>-1.81732</text:p>
          </table:table-cell>
          <table:table-cell office:value-type="float" office:value="246.817">
            <text:p>246.817</text:p>
          </table:table-cell>
          <table:table-cell office:value-type="float" office:value="-0.545197">
            <text:p>-0.5451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9025">
            <text:p>49.9025</text:p>
          </table:table-cell>
          <table:table-cell office:value-type="float" office:value="-2.03607">
            <text:p>-2.03607</text:p>
          </table:table-cell>
          <table:table-cell office:value-type="float" office:value="247.036">
            <text:p>247.036</text:p>
          </table:table-cell>
          <table:table-cell office:value-type="float" office:value="-0.610822">
            <text:p>-0.6108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0086">
            <text:p>50.0086</text:p>
          </table:table-cell>
          <table:table-cell office:value-type="float" office:value="-2.22037">
            <text:p>-2.22037</text:p>
          </table:table-cell>
          <table:table-cell office:value-type="float" office:value="247.22">
            <text:p>247.22</text:p>
          </table:table-cell>
          <table:table-cell office:value-type="float" office:value="-0.66611">
            <text:p>-0.666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1259">
            <text:p>50.1259</text:p>
          </table:table-cell>
          <table:table-cell office:value-type="float" office:value="-2.40137">
            <text:p>-2.40137</text:p>
          </table:table-cell>
          <table:table-cell office:value-type="float" office:value="247.401">
            <text:p>247.401</text:p>
          </table:table-cell>
          <table:table-cell office:value-type="float" office:value="-0.72041">
            <text:p>-0.7204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2375">
            <text:p>50.2375</text:p>
          </table:table-cell>
          <table:table-cell office:value-type="float" office:value="-2.55147">
            <text:p>-2.55147</text:p>
          </table:table-cell>
          <table:table-cell office:value-type="float" office:value="247.551">
            <text:p>247.551</text:p>
          </table:table-cell>
          <table:table-cell office:value-type="float" office:value="-0.76544">
            <text:p>-0.765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3505">
            <text:p>50.3505</text:p>
          </table:table-cell>
          <table:table-cell office:value-type="float" office:value="-2.68193">
            <text:p>-2.68193</text:p>
          </table:table-cell>
          <table:table-cell office:value-type="float" office:value="247.682">
            <text:p>247.682</text:p>
          </table:table-cell>
          <table:table-cell office:value-type="float" office:value="-0.804579">
            <text:p>-0.80457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4703">
            <text:p>50.4703</text:p>
          </table:table-cell>
          <table:table-cell office:value-type="float" office:value="-2.79694">
            <text:p>-2.79694</text:p>
          </table:table-cell>
          <table:table-cell office:value-type="float" office:value="247.797">
            <text:p>247.797</text:p>
          </table:table-cell>
          <table:table-cell office:value-type="float" office:value="-0.839081">
            <text:p>-0.8390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5827">
            <text:p>50.5827</text:p>
          </table:table-cell>
          <table:table-cell office:value-type="float" office:value="-2.88336">
            <text:p>-2.88336</text:p>
          </table:table-cell>
          <table:table-cell office:value-type="float" office:value="247.883">
            <text:p>247.883</text:p>
          </table:table-cell>
          <table:table-cell office:value-type="float" office:value="-0.865009">
            <text:p>-0.8650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7011">
            <text:p>50.7011</text:p>
          </table:table-cell>
          <table:table-cell office:value-type="float" office:value="-2.95305">
            <text:p>-2.95305</text:p>
          </table:table-cell>
          <table:table-cell office:value-type="float" office:value="247.953">
            <text:p>247.953</text:p>
          </table:table-cell>
          <table:table-cell office:value-type="float" office:value="-0.885915">
            <text:p>-0.8859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8123">
            <text:p>50.8123</text:p>
          </table:table-cell>
          <table:table-cell office:value-type="float" office:value="-2.99901">
            <text:p>-2.99901</text:p>
          </table:table-cell>
          <table:table-cell office:value-type="float" office:value="247.999">
            <text:p>247.999</text:p>
          </table:table-cell>
          <table:table-cell office:value-type="float" office:value="-0.899702">
            <text:p>-0.8997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9277">
            <text:p>50.9277</text:p>
          </table:table-cell>
          <table:table-cell office:value-type="float" office:value="-3.02766">
            <text:p>-3.02766</text:p>
          </table:table-cell>
          <table:table-cell office:value-type="float" office:value="248.028">
            <text:p>248.028</text:p>
          </table:table-cell>
          <table:table-cell office:value-type="float" office:value="-0.908299">
            <text:p>-0.9082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037">
            <text:p>51.037</text:p>
          </table:table-cell>
          <table:table-cell office:value-type="float" office:value="-3.03787">
            <text:p>-3.03787</text:p>
          </table:table-cell>
          <table:table-cell office:value-type="float" office:value="248.038">
            <text:p>248.038</text:p>
          </table:table-cell>
          <table:table-cell office:value-type="float" office:value="-0.911362">
            <text:p>-0.91136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1556">
            <text:p>51.1556</text:p>
          </table:table-cell>
          <table:table-cell office:value-type="float" office:value="-3.03116">
            <text:p>-3.03116</text:p>
          </table:table-cell>
          <table:table-cell office:value-type="float" office:value="248.031">
            <text:p>248.031</text:p>
          </table:table-cell>
          <table:table-cell office:value-type="float" office:value="-0.909348">
            <text:p>-0.9093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2645">
            <text:p>51.2645</text:p>
          </table:table-cell>
          <table:table-cell office:value-type="float" office:value="-3.00977">
            <text:p>-3.00977</text:p>
          </table:table-cell>
          <table:table-cell office:value-type="float" office:value="248.01">
            <text:p>248.01</text:p>
          </table:table-cell>
          <table:table-cell office:value-type="float" office:value="-0.90293">
            <text:p>-0.9029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3794">
            <text:p>51.3794</text:p>
          </table:table-cell>
          <table:table-cell office:value-type="float" office:value="-2.9722">
            <text:p>-2.9722</text:p>
          </table:table-cell>
          <table:table-cell office:value-type="float" office:value="247.972">
            <text:p>247.972</text:p>
          </table:table-cell>
          <table:table-cell office:value-type="float" office:value="-0.89166">
            <text:p>-0.891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4837">
            <text:p>51.4837</text:p>
          </table:table-cell>
          <table:table-cell office:value-type="float" office:value="-2.92538">
            <text:p>-2.92538</text:p>
          </table:table-cell>
          <table:table-cell office:value-type="float" office:value="247.925">
            <text:p>247.925</text:p>
          </table:table-cell>
          <table:table-cell office:value-type="float" office:value="-0.877615">
            <text:p>-0.8776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5901">
            <text:p>51.5901</text:p>
          </table:table-cell>
          <table:table-cell office:value-type="float" office:value="-2.86644">
            <text:p>-2.86644</text:p>
          </table:table-cell>
          <table:table-cell office:value-type="float" office:value="247.866">
            <text:p>247.866</text:p>
          </table:table-cell>
          <table:table-cell office:value-type="float" office:value="-0.859932">
            <text:p>-0.8599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7004">
            <text:p>51.7004</text:p>
          </table:table-cell>
          <table:table-cell office:value-type="float" office:value="-2.79402">
            <text:p>-2.79402</text:p>
          </table:table-cell>
          <table:table-cell office:value-type="float" office:value="247.794">
            <text:p>247.794</text:p>
          </table:table-cell>
          <table:table-cell office:value-type="float" office:value="-0.838207">
            <text:p>-0.83820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8088">
            <text:p>51.8088</text:p>
          </table:table-cell>
          <table:table-cell office:value-type="float" office:value="-2.71252">
            <text:p>-2.71252</text:p>
          </table:table-cell>
          <table:table-cell office:value-type="float" office:value="247.713">
            <text:p>247.713</text:p>
          </table:table-cell>
          <table:table-cell office:value-type="float" office:value="-0.813757">
            <text:p>-0.8137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9233">
            <text:p>51.9233</text:p>
          </table:table-cell>
          <table:table-cell office:value-type="float" office:value="-2.61589">
            <text:p>-2.61589</text:p>
          </table:table-cell>
          <table:table-cell office:value-type="float" office:value="247.616">
            <text:p>247.616</text:p>
          </table:table-cell>
          <table:table-cell office:value-type="float" office:value="-0.784767">
            <text:p>-0.78476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0351">
            <text:p>52.0351</text:p>
          </table:table-cell>
          <table:table-cell office:value-type="float" office:value="-2.51207">
            <text:p>-2.51207</text:p>
          </table:table-cell>
          <table:table-cell office:value-type="float" office:value="247.512">
            <text:p>247.512</text:p>
          </table:table-cell>
          <table:table-cell office:value-type="float" office:value="-0.753621">
            <text:p>-0.7536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1532">
            <text:p>52.1532</text:p>
          </table:table-cell>
          <table:table-cell office:value-type="float" office:value="-2.39307">
            <text:p>-2.39307</text:p>
          </table:table-cell>
          <table:table-cell office:value-type="float" office:value="247.393">
            <text:p>247.393</text:p>
          </table:table-cell>
          <table:table-cell office:value-type="float" office:value="-0.71792">
            <text:p>-0.717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2683">
            <text:p>52.2683</text:p>
          </table:table-cell>
          <table:table-cell office:value-type="float" office:value="-2.26868">
            <text:p>-2.26868</text:p>
          </table:table-cell>
          <table:table-cell office:value-type="float" office:value="247.269">
            <text:p>247.269</text:p>
          </table:table-cell>
          <table:table-cell office:value-type="float" office:value="-0.680603">
            <text:p>-0.68060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3808">
            <text:p>52.3808</text:p>
          </table:table-cell>
          <table:table-cell office:value-type="float" office:value="-2.13985">
            <text:p>-2.13985</text:p>
          </table:table-cell>
          <table:table-cell office:value-type="float" office:value="247.14">
            <text:p>247.14</text:p>
          </table:table-cell>
          <table:table-cell office:value-type="float" office:value="-0.641954">
            <text:p>-0.64195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4846">
            <text:p>52.4846</text:p>
          </table:table-cell>
          <table:table-cell office:value-type="float" office:value="-2.01495">
            <text:p>-2.01495</text:p>
          </table:table-cell>
          <table:table-cell office:value-type="float" office:value="247.015">
            <text:p>247.015</text:p>
          </table:table-cell>
          <table:table-cell office:value-type="float" office:value="-0.604486">
            <text:p>-0.60448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6058">
            <text:p>52.6058</text:p>
          </table:table-cell>
          <table:table-cell office:value-type="float" office:value="-1.86276">
            <text:p>-1.86276</text:p>
          </table:table-cell>
          <table:table-cell office:value-type="float" office:value="246.863">
            <text:p>246.863</text:p>
          </table:table-cell>
          <table:table-cell office:value-type="float" office:value="-0.558829">
            <text:p>-0.5588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7235">
            <text:p>52.7235</text:p>
          </table:table-cell>
          <table:table-cell office:value-type="float" office:value="-1.70926">
            <text:p>-1.70926</text:p>
          </table:table-cell>
          <table:table-cell office:value-type="float" office:value="246.709">
            <text:p>246.709</text:p>
          </table:table-cell>
          <table:table-cell office:value-type="float" office:value="-0.512778">
            <text:p>-0.5127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8392">
            <text:p>52.8392</text:p>
          </table:table-cell>
          <table:table-cell office:value-type="float" office:value="-1.55325">
            <text:p>-1.55325</text:p>
          </table:table-cell>
          <table:table-cell office:value-type="float" office:value="246.553">
            <text:p>246.553</text:p>
          </table:table-cell>
          <table:table-cell office:value-type="float" office:value="-0.465976">
            <text:p>-0.4659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95">
            <text:p>52.95</text:p>
          </table:table-cell>
          <table:table-cell office:value-type="float" office:value="-1.39966">
            <text:p>-1.39966</text:p>
          </table:table-cell>
          <table:table-cell office:value-type="float" office:value="246.4">
            <text:p>246.4</text:p>
          </table:table-cell>
          <table:table-cell office:value-type="float" office:value="-0.419897">
            <text:p>-0.4198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0686">
            <text:p>53.0686</text:p>
          </table:table-cell>
          <table:table-cell office:value-type="float" office:value="-1.23076">
            <text:p>-1.23076</text:p>
          </table:table-cell>
          <table:table-cell office:value-type="float" office:value="246.231">
            <text:p>246.231</text:p>
          </table:table-cell>
          <table:table-cell office:value-type="float" office:value="-0.369228">
            <text:p>-0.36922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1815">
            <text:p>53.1815</text:p>
          </table:table-cell>
          <table:table-cell office:value-type="float" office:value="-1.06689">
            <text:p>-1.06689</text:p>
          </table:table-cell>
          <table:table-cell office:value-type="float" office:value="246.067">
            <text:p>246.067</text:p>
          </table:table-cell>
          <table:table-cell office:value-type="float" office:value="-0.320068">
            <text:p>-0.3200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2977">
            <text:p>53.2977</text:p>
          </table:table-cell>
          <table:table-cell office:value-type="float" office:value="-0.894867">
            <text:p>-0.894867</text:p>
          </table:table-cell>
          <table:table-cell office:value-type="float" office:value="245.895">
            <text:p>245.895</text:p>
          </table:table-cell>
          <table:table-cell office:value-type="float" office:value="-0.26846">
            <text:p>-0.2684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4084">
            <text:p>53.4084</text:p>
          </table:table-cell>
          <table:table-cell office:value-type="float" office:value="-0.728592">
            <text:p>-0.728592</text:p>
          </table:table-cell>
          <table:table-cell office:value-type="float" office:value="245.729">
            <text:p>245.729</text:p>
          </table:table-cell>
          <table:table-cell office:value-type="float" office:value="-0.218578">
            <text:p>-0.2185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5172">
            <text:p>53.5172</text:p>
          </table:table-cell>
          <table:table-cell office:value-type="float" office:value="-0.562683">
            <text:p>-0.562683</text:p>
          </table:table-cell>
          <table:table-cell office:value-type="float" office:value="245.563">
            <text:p>245.563</text:p>
          </table:table-cell>
          <table:table-cell office:value-type="float" office:value="-0.168805">
            <text:p>-0.1688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63">
            <text:p>53.63</text:p>
          </table:table-cell>
          <table:table-cell office:value-type="float" office:value="-0.388916">
            <text:p>-0.388916</text:p>
          </table:table-cell>
          <table:table-cell office:value-type="float" office:value="245.389">
            <text:p>245.389</text:p>
          </table:table-cell>
          <table:table-cell office:value-type="float" office:value="-0.116675">
            <text:p>-0.11667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7498">
            <text:p>53.7498</text:p>
          </table:table-cell>
          <table:table-cell office:value-type="float" office:value="-0.20256">
            <text:p>-0.20256</text:p>
          </table:table-cell>
          <table:table-cell office:value-type="float" office:value="245.203">
            <text:p>245.203</text:p>
          </table:table-cell>
          <table:table-cell office:value-type="float" office:value="-0.0607681">
            <text:p>-0.06076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8651">
            <text:p>53.8651</text:p>
          </table:table-cell>
          <table:table-cell office:value-type="float" office:value="-0.0218353">
            <text:p>-0.0218353</text:p>
          </table:table-cell>
          <table:table-cell office:value-type="float" office:value="245.022">
            <text:p>245.022</text:p>
          </table:table-cell>
          <table:table-cell office:value-type="float" office:value="-0.0065506">
            <text:p>-0.006550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9771">
            <text:p>53.9771</text:p>
          </table:table-cell>
          <table:table-cell office:value-type="float" office:value="0.154922">
            <text:p>0.154922</text:p>
          </table:table-cell>
          <table:table-cell office:value-type="float" office:value="244.845">
            <text:p>244.845</text:p>
          </table:table-cell>
          <table:table-cell office:value-type="float" office:value="0.0464767">
            <text:p>0.046476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0823">
            <text:p>54.0823</text:p>
          </table:table-cell>
          <table:table-cell office:value-type="float" office:value="0.321808">
            <text:p>0.321808</text:p>
          </table:table-cell>
          <table:table-cell office:value-type="float" office:value="244.678">
            <text:p>244.678</text:p>
          </table:table-cell>
          <table:table-cell office:value-type="float" office:value="0.0965424">
            <text:p>0.096542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1922">
            <text:p>54.1922</text:p>
          </table:table-cell>
          <table:table-cell office:value-type="float" office:value="0.496628">
            <text:p>0.496628</text:p>
          </table:table-cell>
          <table:table-cell office:value-type="float" office:value="244.503">
            <text:p>244.503</text:p>
          </table:table-cell>
          <table:table-cell office:value-type="float" office:value="0.148988">
            <text:p>0.1489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3081">
            <text:p>54.3081</text:p>
          </table:table-cell>
          <table:table-cell office:value-type="float" office:value="0.681808">
            <text:p>0.681808</text:p>
          </table:table-cell>
          <table:table-cell office:value-type="float" office:value="244.318">
            <text:p>244.318</text:p>
          </table:table-cell>
          <table:table-cell office:value-type="float" office:value="0.204543">
            <text:p>0.2045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4201">
            <text:p>54.4201</text:p>
          </table:table-cell>
          <table:table-cell office:value-type="float" office:value="0.860947">
            <text:p>0.860947</text:p>
          </table:table-cell>
          <table:table-cell office:value-type="float" office:value="244.139">
            <text:p>244.139</text:p>
          </table:table-cell>
          <table:table-cell office:value-type="float" office:value="0.258284">
            <text:p>0.25828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5338">
            <text:p>54.5338</text:p>
          </table:table-cell>
          <table:table-cell office:value-type="float" office:value="1.04282">
            <text:p>1.04282</text:p>
          </table:table-cell>
          <table:table-cell office:value-type="float" office:value="243.957">
            <text:p>243.957</text:p>
          </table:table-cell>
          <table:table-cell office:value-type="float" office:value="0.312845">
            <text:p>0.3128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6451">
            <text:p>54.6451</text:p>
          </table:table-cell>
          <table:table-cell office:value-type="float" office:value="1.22092">
            <text:p>1.22092</text:p>
          </table:table-cell>
          <table:table-cell office:value-type="float" office:value="243.779">
            <text:p>243.779</text:p>
          </table:table-cell>
          <table:table-cell office:value-type="float" office:value="0.366275">
            <text:p>0.36627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7585">
            <text:p>54.7585</text:p>
          </table:table-cell>
          <table:table-cell office:value-type="float" office:value="1.4024">
            <text:p>1.4024</text:p>
          </table:table-cell>
          <table:table-cell office:value-type="float" office:value="243.598">
            <text:p>243.598</text:p>
          </table:table-cell>
          <table:table-cell office:value-type="float" office:value="0.420721">
            <text:p>0.4207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8673">
            <text:p>54.8673</text:p>
          </table:table-cell>
          <table:table-cell office:value-type="float" office:value="1.57594">
            <text:p>1.57594</text:p>
          </table:table-cell>
          <table:table-cell office:value-type="float" office:value="243.424">
            <text:p>243.424</text:p>
          </table:table-cell>
          <table:table-cell office:value-type="float" office:value="0.472783">
            <text:p>0.4727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9817">
            <text:p>54.9817</text:p>
          </table:table-cell>
          <table:table-cell office:value-type="float" office:value="1.75815">
            <text:p>1.75815</text:p>
          </table:table-cell>
          <table:table-cell office:value-type="float" office:value="243.242">
            <text:p>243.242</text:p>
          </table:table-cell>
          <table:table-cell office:value-type="float" office:value="0.527444">
            <text:p>0.5274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0825">
            <text:p>55.0825</text:p>
          </table:table-cell>
          <table:table-cell office:value-type="float" office:value="1.91798">
            <text:p>1.91798</text:p>
          </table:table-cell>
          <table:table-cell office:value-type="float" office:value="243.082">
            <text:p>243.082</text:p>
          </table:table-cell>
          <table:table-cell office:value-type="float" office:value="0.575395">
            <text:p>0.5753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1891">
            <text:p>55.1891</text:p>
          </table:table-cell>
          <table:table-cell office:value-type="float" office:value="2.08607">
            <text:p>2.08607</text:p>
          </table:table-cell>
          <table:table-cell office:value-type="float" office:value="242.914">
            <text:p>242.914</text:p>
          </table:table-cell>
          <table:table-cell office:value-type="float" office:value="0.625822">
            <text:p>0.6258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3025">
            <text:p>55.3025</text:p>
          </table:table-cell>
          <table:table-cell office:value-type="float" office:value="2.26373">
            <text:p>2.26373</text:p>
          </table:table-cell>
          <table:table-cell office:value-type="float" office:value="242.736">
            <text:p>242.736</text:p>
          </table:table-cell>
          <table:table-cell office:value-type="float" office:value="0.67912">
            <text:p>0.679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4099">
            <text:p>55.4099</text:p>
          </table:table-cell>
          <table:table-cell office:value-type="float" office:value="2.43028">
            <text:p>2.43028</text:p>
          </table:table-cell>
          <table:table-cell office:value-type="float" office:value="242.57">
            <text:p>242.57</text:p>
          </table:table-cell>
          <table:table-cell office:value-type="float" office:value="0.729085">
            <text:p>0.7290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5132">
            <text:p>55.5132</text:p>
          </table:table-cell>
          <table:table-cell office:value-type="float" office:value="2.58881">
            <text:p>2.58881</text:p>
          </table:table-cell>
          <table:table-cell office:value-type="float" office:value="242.411">
            <text:p>242.411</text:p>
          </table:table-cell>
          <table:table-cell office:value-type="float" office:value="0.776642">
            <text:p>0.7766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6253">
            <text:p>55.6253</text:p>
          </table:table-cell>
          <table:table-cell office:value-type="float" office:value="2.75797">
            <text:p>2.75797</text:p>
          </table:table-cell>
          <table:table-cell office:value-type="float" office:value="242.242">
            <text:p>242.242</text:p>
          </table:table-cell>
          <table:table-cell office:value-type="float" office:value="0.82739">
            <text:p>0.827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7425">
            <text:p>55.7425</text:p>
          </table:table-cell>
          <table:table-cell office:value-type="float" office:value="2.93166">
            <text:p>2.93166</text:p>
          </table:table-cell>
          <table:table-cell office:value-type="float" office:value="242.068">
            <text:p>242.068</text:p>
          </table:table-cell>
          <table:table-cell office:value-type="float" office:value="0.879497">
            <text:p>0.8794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8512">
            <text:p>55.8512</text:p>
          </table:table-cell>
          <table:table-cell office:value-type="float" office:value="3.08897">
            <text:p>3.08897</text:p>
          </table:table-cell>
          <table:table-cell office:value-type="float" office:value="241.911">
            <text:p>241.911</text:p>
          </table:table-cell>
          <table:table-cell office:value-type="float" office:value="0.926692">
            <text:p>0.9266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9708">
            <text:p>55.9708</text:p>
          </table:table-cell>
          <table:table-cell office:value-type="float" office:value="3.25748">
            <text:p>3.25748</text:p>
          </table:table-cell>
          <table:table-cell office:value-type="float" office:value="241.743">
            <text:p>241.7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0875">
            <text:p>56.0875</text:p>
          </table:table-cell>
          <table:table-cell office:value-type="float" office:value="3.41681">
            <text:p>3.41681</text:p>
          </table:table-cell>
          <table:table-cell office:value-type="float" office:value="241.583">
            <text:p>241.5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1994">
            <text:p>56.1994</text:p>
          </table:table-cell>
          <table:table-cell office:value-type="float" office:value="3.56425">
            <text:p>3.56425</text:p>
          </table:table-cell>
          <table:table-cell office:value-type="float" office:value="241.436">
            <text:p>241.4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3086">
            <text:p>56.3086</text:p>
          </table:table-cell>
          <table:table-cell office:value-type="float" office:value="3.7023">
            <text:p>3.7023</text:p>
          </table:table-cell>
          <table:table-cell office:value-type="float" office:value="241.298">
            <text:p>241.2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4199">
            <text:p>56.4199</text:p>
          </table:table-cell>
          <table:table-cell office:value-type="float" office:value="3.83704">
            <text:p>3.83704</text:p>
          </table:table-cell>
          <table:table-cell office:value-type="float" office:value="241.163">
            <text:p>241.1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5323">
            <text:p>56.5323</text:p>
          </table:table-cell>
          <table:table-cell office:value-type="float" office:value="3.96628">
            <text:p>3.96628</text:p>
          </table:table-cell>
          <table:table-cell office:value-type="float" office:value="241.034">
            <text:p>241.0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6489">
            <text:p>56.6489</text:p>
          </table:table-cell>
          <table:table-cell office:value-type="float" office:value="4.09265">
            <text:p>4.09265</text:p>
          </table:table-cell>
          <table:table-cell office:value-type="float" office:value="240.907">
            <text:p>240.9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7617">
            <text:p>56.7617</text:p>
          </table:table-cell>
          <table:table-cell office:value-type="float" office:value="4.2068">
            <text:p>4.2068</text:p>
          </table:table-cell>
          <table:table-cell office:value-type="float" office:value="240.793">
            <text:p>240.7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8684">
            <text:p>56.8684</text:p>
          </table:table-cell>
          <table:table-cell office:value-type="float" office:value="4.30696">
            <text:p>4.30696</text:p>
          </table:table-cell>
          <table:table-cell office:value-type="float" office:value="240.693">
            <text:p>240.6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9807">
            <text:p>56.9807</text:p>
          </table:table-cell>
          <table:table-cell office:value-type="float" office:value="4.40381">
            <text:p>4.40381</text:p>
          </table:table-cell>
          <table:table-cell office:value-type="float" office:value="240.596">
            <text:p>240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0967">
            <text:p>57.0967</text:p>
          </table:table-cell>
          <table:table-cell office:value-type="float" office:value="4.49368">
            <text:p>4.49368</text:p>
          </table:table-cell>
          <table:table-cell office:value-type="float" office:value="240.506">
            <text:p>240.5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2124">
            <text:p>57.2124</text:p>
          </table:table-cell>
          <table:table-cell office:value-type="float" office:value="4.57288">
            <text:p>4.57288</text:p>
          </table:table-cell>
          <table:table-cell office:value-type="float" office:value="240.427">
            <text:p>240.4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3299">
            <text:p>57.3299</text:p>
          </table:table-cell>
          <table:table-cell office:value-type="float" office:value="4.64175">
            <text:p>4.64175</text:p>
          </table:table-cell>
          <table:table-cell office:value-type="float" office:value="240.358">
            <text:p>240.3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441">
            <text:p>57.441</text:p>
          </table:table-cell>
          <table:table-cell office:value-type="float" office:value="4.6956">
            <text:p>4.6956</text:p>
          </table:table-cell>
          <table:table-cell office:value-type="float" office:value="240.304">
            <text:p>240.3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5488">
            <text:p>57.5488</text:p>
          </table:table-cell>
          <table:table-cell office:value-type="float" office:value="4.73709">
            <text:p>4.73709</text:p>
          </table:table-cell>
          <table:table-cell office:value-type="float" office:value="240.263">
            <text:p>240.2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6649">
            <text:p>57.6649</text:p>
          </table:table-cell>
          <table:table-cell office:value-type="float" office:value="4.76912">
            <text:p>4.76912</text:p>
          </table:table-cell>
          <table:table-cell office:value-type="float" office:value="240.231">
            <text:p>240.2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7799">
            <text:p>57.7799</text:p>
          </table:table-cell>
          <table:table-cell office:value-type="float" office:value="4.78729">
            <text:p>4.78729</text:p>
          </table:table-cell>
          <table:table-cell office:value-type="float" office:value="240.213">
            <text:p>240.2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8882">
            <text:p>57.8882</text:p>
          </table:table-cell>
          <table:table-cell office:value-type="float" office:value="4.79161">
            <text:p>4.79161</text:p>
          </table:table-cell>
          <table:table-cell office:value-type="float" office:value="240.208">
            <text:p>240.2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0069">
            <text:p>58.0069</text:p>
          </table:table-cell>
          <table:table-cell office:value-type="float" office:value="4.78145">
            <text:p>4.78145</text:p>
          </table:table-cell>
          <table:table-cell office:value-type="float" office:value="240.219">
            <text:p>240.2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1074">
            <text:p>58.1074</text:p>
          </table:table-cell>
          <table:table-cell office:value-type="float" office:value="4.76028">
            <text:p>4.76028</text:p>
          </table:table-cell>
          <table:table-cell office:value-type="float" office:value="240.24">
            <text:p>240.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2253">
            <text:p>58.2253</text:p>
          </table:table-cell>
          <table:table-cell office:value-type="float" office:value="4.72017">
            <text:p>4.72017</text:p>
          </table:table-cell>
          <table:table-cell office:value-type="float" office:value="240.28">
            <text:p>240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3442">
            <text:p>58.3442</text:p>
          </table:table-cell>
          <table:table-cell office:value-type="float" office:value="4.66248">
            <text:p>4.66248</text:p>
          </table:table-cell>
          <table:table-cell office:value-type="float" office:value="240.338">
            <text:p>240.3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4553">
            <text:p>58.4553</text:p>
          </table:table-cell>
          <table:table-cell office:value-type="float" office:value="4.59258">
            <text:p>4.59258</text:p>
          </table:table-cell>
          <table:table-cell office:value-type="float" office:value="240.407">
            <text:p>240.4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5687">
            <text:p>58.5687</text:p>
          </table:table-cell>
          <table:table-cell office:value-type="float" office:value="4.50443">
            <text:p>4.50443</text:p>
          </table:table-cell>
          <table:table-cell office:value-type="float" office:value="240.496">
            <text:p>240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6852">
            <text:p>58.6852</text:p>
          </table:table-cell>
          <table:table-cell office:value-type="float" office:value="4.39609">
            <text:p>4.39609</text:p>
          </table:table-cell>
          <table:table-cell office:value-type="float" office:value="240.604">
            <text:p>240.6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7952">
            <text:p>58.7952</text:p>
          </table:table-cell>
          <table:table-cell office:value-type="float" office:value="4.27675">
            <text:p>4.27675</text:p>
          </table:table-cell>
          <table:table-cell office:value-type="float" office:value="240.723">
            <text:p>240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9062">
            <text:p>58.9062</text:p>
          </table:table-cell>
          <table:table-cell office:value-type="float" office:value="4.13934">
            <text:p>4.13934</text:p>
          </table:table-cell>
          <table:table-cell office:value-type="float" office:value="240.861">
            <text:p>240.8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0161">
            <text:p>59.0161</text:p>
          </table:table-cell>
          <table:table-cell office:value-type="float" office:value="3.98601">
            <text:p>3.98601</text:p>
          </table:table-cell>
          <table:table-cell office:value-type="float" office:value="241.014">
            <text:p>241.0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1321">
            <text:p>59.1321</text:p>
          </table:table-cell>
          <table:table-cell office:value-type="float" office:value="3.80533">
            <text:p>3.80533</text:p>
          </table:table-cell>
          <table:table-cell office:value-type="float" office:value="241.195">
            <text:p>241.1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2431">
            <text:p>59.2431</text:p>
          </table:table-cell>
          <table:table-cell office:value-type="float" office:value="3.61433">
            <text:p>3.61433</text:p>
          </table:table-cell>
          <table:table-cell office:value-type="float" office:value="241.386">
            <text:p>241.3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3557">
            <text:p>59.3557</text:p>
          </table:table-cell>
          <table:table-cell office:value-type="float" office:value="3.40218">
            <text:p>3.40218</text:p>
          </table:table-cell>
          <table:table-cell office:value-type="float" office:value="241.598">
            <text:p>241.59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4666">
            <text:p>59.4666</text:p>
          </table:table-cell>
          <table:table-cell office:value-type="float" office:value="3.1756">
            <text:p>3.1756</text:p>
          </table:table-cell>
          <table:table-cell office:value-type="float" office:value="241.824">
            <text:p>241.8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586">
            <text:p>59.586</text:p>
          </table:table-cell>
          <table:table-cell office:value-type="float" office:value="2.91202">
            <text:p>2.91202</text:p>
          </table:table-cell>
          <table:table-cell office:value-type="float" office:value="242.088">
            <text:p>242.088</text:p>
          </table:table-cell>
          <table:table-cell office:value-type="float" office:value="0.873605">
            <text:p>0.8736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6988">
            <text:p>59.6988</text:p>
          </table:table-cell>
          <table:table-cell office:value-type="float" office:value="2.64487">
            <text:p>2.64487</text:p>
          </table:table-cell>
          <table:table-cell office:value-type="float" office:value="242.355">
            <text:p>242.355</text:p>
          </table:table-cell>
          <table:table-cell office:value-type="float" office:value="0.79346">
            <text:p>0.7934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8101">
            <text:p>59.8101</text:p>
          </table:table-cell>
          <table:table-cell office:value-type="float" office:value="2.36447">
            <text:p>2.36447</text:p>
          </table:table-cell>
          <table:table-cell office:value-type="float" office:value="242.636">
            <text:p>242.636</text:p>
          </table:table-cell>
          <table:table-cell office:value-type="float" office:value="0.709341">
            <text:p>0.70934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9209">
            <text:p>59.9209</text:p>
          </table:table-cell>
          <table:table-cell office:value-type="float" office:value="2.06976">
            <text:p>2.06976</text:p>
          </table:table-cell>
          <table:table-cell office:value-type="float" office:value="242.93">
            <text:p>242.93</text:p>
          </table:table-cell>
          <table:table-cell office:value-type="float" office:value="0.620929">
            <text:p>0.6209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0373">
            <text:p>60.0373</text:p>
          </table:table-cell>
          <table:table-cell office:value-type="float" office:value="1.74519">
            <text:p>1.74519</text:p>
          </table:table-cell>
          <table:table-cell office:value-type="float" office:value="243.255">
            <text:p>243.255</text:p>
          </table:table-cell>
          <table:table-cell office:value-type="float" office:value="0.523558">
            <text:p>0.52355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155">
            <text:p>60.155</text:p>
          </table:table-cell>
          <table:table-cell office:value-type="float" office:value="1.40398">
            <text:p>1.40398</text:p>
          </table:table-cell>
          <table:table-cell office:value-type="float" office:value="243.596">
            <text:p>243.596</text:p>
          </table:table-cell>
          <table:table-cell office:value-type="float" office:value="0.421193">
            <text:p>0.42119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2701">
            <text:p>60.2701</text:p>
          </table:table-cell>
          <table:table-cell office:value-type="float" office:value="1.06104">
            <text:p>1.06104</text:p>
          </table:table-cell>
          <table:table-cell office:value-type="float" office:value="243.939">
            <text:p>243.939</text:p>
          </table:table-cell>
          <table:table-cell office:value-type="float" office:value="0.318311">
            <text:p>0.3183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3835">
            <text:p>60.3835</text:p>
          </table:table-cell>
          <table:table-cell office:value-type="float" office:value="0.717941">
            <text:p>0.717941</text:p>
          </table:table-cell>
          <table:table-cell office:value-type="float" office:value="244.282">
            <text:p>244.282</text:p>
          </table:table-cell>
          <table:table-cell office:value-type="float" office:value="0.215382">
            <text:p>0.21538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4922">
            <text:p>60.4922</text:p>
          </table:table-cell>
          <table:table-cell office:value-type="float" office:value="0.387848">
            <text:p>0.387848</text:p>
          </table:table-cell>
          <table:table-cell office:value-type="float" office:value="244.612">
            <text:p>244.612</text:p>
          </table:table-cell>
          <table:table-cell office:value-type="float" office:value="0.116354">
            <text:p>0.11635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6125">
            <text:p>60.6125</text:p>
          </table:table-cell>
          <table:table-cell office:value-type="float" office:value="0.0247955">
            <text:p>0.0247955</text:p>
          </table:table-cell>
          <table:table-cell office:value-type="float" office:value="244.975">
            <text:p>244.975</text:p>
          </table:table-cell>
          <table:table-cell office:value-type="float" office:value="0.00743866">
            <text:p>0.007438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7242">
            <text:p>60.7242</text:p>
          </table:table-cell>
          <table:table-cell office:value-type="float" office:value="-0.305328">
            <text:p>-0.305328</text:p>
          </table:table-cell>
          <table:table-cell office:value-type="float" office:value="245.305">
            <text:p>245.305</text:p>
          </table:table-cell>
          <table:table-cell office:value-type="float" office:value="-0.0915985">
            <text:p>-0.09159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8392">
            <text:p>60.8392</text:p>
          </table:table-cell>
          <table:table-cell office:value-type="float" office:value="-0.635544">
            <text:p>-0.635544</text:p>
          </table:table-cell>
          <table:table-cell office:value-type="float" office:value="245.636">
            <text:p>245.636</text:p>
          </table:table-cell>
          <table:table-cell office:value-type="float" office:value="-0.190663">
            <text:p>-0.19066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9507">
            <text:p>60.9507</text:p>
          </table:table-cell>
          <table:table-cell office:value-type="float" office:value="-0.942825">
            <text:p>-0.942825</text:p>
          </table:table-cell>
          <table:table-cell office:value-type="float" office:value="245.943">
            <text:p>245.943</text:p>
          </table:table-cell>
          <table:table-cell office:value-type="float" office:value="-0.282848">
            <text:p>-0.28284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0684">
            <text:p>61.0684</text:p>
          </table:table-cell>
          <table:table-cell office:value-type="float" office:value="-1.25081">
            <text:p>-1.25081</text:p>
          </table:table-cell>
          <table:table-cell office:value-type="float" office:value="246.251">
            <text:p>246.251</text:p>
          </table:table-cell>
          <table:table-cell office:value-type="float" office:value="-0.375243">
            <text:p>-0.3752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1822">
            <text:p>61.1822</text:p>
          </table:table-cell>
          <table:table-cell office:value-type="float" office:value="-1.53003">
            <text:p>-1.53003</text:p>
          </table:table-cell>
          <table:table-cell office:value-type="float" office:value="246.53">
            <text:p>246.53</text:p>
          </table:table-cell>
          <table:table-cell office:value-type="float" office:value="-0.459009">
            <text:p>-0.4590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2992">
            <text:p>61.2992</text:p>
          </table:table-cell>
          <table:table-cell office:value-type="float" office:value="-1.79666">
            <text:p>-1.79666</text:p>
          </table:table-cell>
          <table:table-cell office:value-type="float" office:value="246.797">
            <text:p>246.797</text:p>
          </table:table-cell>
          <table:table-cell office:value-type="float" office:value="-0.538998">
            <text:p>-0.5389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4146">
            <text:p>61.4146</text:p>
          </table:table-cell>
          <table:table-cell office:value-type="float" office:value="-2.03804">
            <text:p>-2.03804</text:p>
          </table:table-cell>
          <table:table-cell office:value-type="float" office:value="247.038">
            <text:p>247.038</text:p>
          </table:table-cell>
          <table:table-cell office:value-type="float" office:value="-0.611412">
            <text:p>-0.6114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5281">
            <text:p>61.5281</text:p>
          </table:table-cell>
          <table:table-cell office:value-type="float" office:value="-2.25294">
            <text:p>-2.25294</text:p>
          </table:table-cell>
          <table:table-cell office:value-type="float" office:value="247.253">
            <text:p>247.253</text:p>
          </table:table-cell>
          <table:table-cell office:value-type="float" office:value="-0.675884">
            <text:p>-0.67588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6309">
            <text:p>61.6309</text:p>
          </table:table-cell>
          <table:table-cell office:value-type="float" office:value="-2.42854">
            <text:p>-2.42854</text:p>
          </table:table-cell>
          <table:table-cell office:value-type="float" office:value="247.429">
            <text:p>247.429</text:p>
          </table:table-cell>
          <table:table-cell office:value-type="float" office:value="-0.728563">
            <text:p>-0.72856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7426">
            <text:p>61.7426</text:p>
          </table:table-cell>
          <table:table-cell office:value-type="float" office:value="-2.59833">
            <text:p>-2.59833</text:p>
          </table:table-cell>
          <table:table-cell office:value-type="float" office:value="247.598">
            <text:p>247.598</text:p>
          </table:table-cell>
          <table:table-cell office:value-type="float" office:value="-0.779498">
            <text:p>-0.7794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8535">
            <text:p>61.8535</text:p>
          </table:table-cell>
          <table:table-cell office:value-type="float" office:value="-2.745">
            <text:p>-2.745</text:p>
          </table:table-cell>
          <table:table-cell office:value-type="float" office:value="247.745">
            <text:p>247.745</text:p>
          </table:table-cell>
          <table:table-cell office:value-type="float" office:value="-0.823499">
            <text:p>-0.8234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9651">
            <text:p>61.9651</text:p>
          </table:table-cell>
          <table:table-cell office:value-type="float" office:value="-2.87129">
            <text:p>-2.87129</text:p>
          </table:table-cell>
          <table:table-cell office:value-type="float" office:value="247.871">
            <text:p>247.871</text:p>
          </table:table-cell>
          <table:table-cell office:value-type="float" office:value="-0.861388">
            <text:p>-0.86138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0905">
            <text:p>62.0905</text:p>
          </table:table-cell>
          <table:table-cell office:value-type="float" office:value="-2.98801">
            <text:p>-2.98801</text:p>
          </table:table-cell>
          <table:table-cell office:value-type="float" office:value="247.988">
            <text:p>247.988</text:p>
          </table:table-cell>
          <table:table-cell office:value-type="float" office:value="-0.896402">
            <text:p>-0.89640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2071">
            <text:p>62.2071</text:p>
          </table:table-cell>
          <table:table-cell office:value-type="float" office:value="-3.0732">
            <text:p>-3.0732</text:p>
          </table:table-cell>
          <table:table-cell office:value-type="float" office:value="248.073">
            <text:p>248.073</text:p>
          </table:table-cell>
          <table:table-cell office:value-type="float" office:value="-0.921959">
            <text:p>-0.9219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3204">
            <text:p>62.3204</text:p>
          </table:table-cell>
          <table:table-cell office:value-type="float" office:value="-3.13544">
            <text:p>-3.13544</text:p>
          </table:table-cell>
          <table:table-cell office:value-type="float" office:value="248.135">
            <text:p>248.135</text:p>
          </table:table-cell>
          <table:table-cell office:value-type="float" office:value="-0.940631">
            <text:p>-0.9406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4388">
            <text:p>62.4388</text:p>
          </table:table-cell>
          <table:table-cell office:value-type="float" office:value="-3.17952">
            <text:p>-3.17952</text:p>
          </table:table-cell>
          <table:table-cell office:value-type="float" office:value="248.18">
            <text:p>248.1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5574">
            <text:p>62.5574</text:p>
          </table:table-cell>
          <table:table-cell office:value-type="float" office:value="-3.20331">
            <text:p>-3.20331</text:p>
          </table:table-cell>
          <table:table-cell office:value-type="float" office:value="248.203">
            <text:p>248.203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6717">
            <text:p>62.6717</text:p>
          </table:table-cell>
          <table:table-cell office:value-type="float" office:value="-3.20787">
            <text:p>-3.20787</text:p>
          </table:table-cell>
          <table:table-cell office:value-type="float" office:value="248.208">
            <text:p>248.208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7824">
            <text:p>62.7824</text:p>
          </table:table-cell>
          <table:table-cell office:value-type="float" office:value="-3.19621">
            <text:p>-3.19621</text:p>
          </table:table-cell>
          <table:table-cell office:value-type="float" office:value="248.196">
            <text:p>248.196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8939">
            <text:p>62.8939</text:p>
          </table:table-cell>
          <table:table-cell office:value-type="float" office:value="-3.16914">
            <text:p>-3.16914</text:p>
          </table:table-cell>
          <table:table-cell office:value-type="float" office:value="248.169">
            <text:p>248.169</text:p>
          </table:table-cell>
          <table:table-cell office:value-type="float" office:value="-0.95">
            <text:p>-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0105">
            <text:p>63.0105</text:p>
          </table:table-cell>
          <table:table-cell office:value-type="float" office:value="-3.12573">
            <text:p>-3.12573</text:p>
          </table:table-cell>
          <table:table-cell office:value-type="float" office:value="248.126">
            <text:p>248.126</text:p>
          </table:table-cell>
          <table:table-cell office:value-type="float" office:value="-0.93772">
            <text:p>-0.9377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1122">
            <text:p>63.1122</text:p>
          </table:table-cell>
          <table:table-cell office:value-type="float" office:value="-3.07594">
            <text:p>-3.07594</text:p>
          </table:table-cell>
          <table:table-cell office:value-type="float" office:value="248.076">
            <text:p>248.076</text:p>
          </table:table-cell>
          <table:table-cell office:value-type="float" office:value="-0.922783">
            <text:p>-0.9227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2277">
            <text:p>63.2277</text:p>
          </table:table-cell>
          <table:table-cell office:value-type="float" office:value="-3.00699">
            <text:p>-3.00699</text:p>
          </table:table-cell>
          <table:table-cell office:value-type="float" office:value="248.007">
            <text:p>248.007</text:p>
          </table:table-cell>
          <table:table-cell office:value-type="float" office:value="-0.902097">
            <text:p>-0.9020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3357">
            <text:p>63.3357</text:p>
          </table:table-cell>
          <table:table-cell office:value-type="float" office:value="-2.93106">
            <text:p>-2.93106</text:p>
          </table:table-cell>
          <table:table-cell office:value-type="float" office:value="247.931">
            <text:p>247.931</text:p>
          </table:table-cell>
          <table:table-cell office:value-type="float" office:value="-0.879318">
            <text:p>-0.8793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449">
            <text:p>63.449</text:p>
          </table:table-cell>
          <table:table-cell office:value-type="float" office:value="-2.84091">
            <text:p>-2.84091</text:p>
          </table:table-cell>
          <table:table-cell office:value-type="float" office:value="247.841">
            <text:p>247.841</text:p>
          </table:table-cell>
          <table:table-cell office:value-type="float" office:value="-0.852274">
            <text:p>-0.85227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5514">
            <text:p>63.5514</text:p>
          </table:table-cell>
          <table:table-cell office:value-type="float" office:value="-2.75061">
            <text:p>-2.75061</text:p>
          </table:table-cell>
          <table:table-cell office:value-type="float" office:value="247.751">
            <text:p>247.751</text:p>
          </table:table-cell>
          <table:table-cell office:value-type="float" office:value="-0.825183">
            <text:p>-0.82518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6576">
            <text:p>63.6576</text:p>
          </table:table-cell>
          <table:table-cell office:value-type="float" office:value="-2.64874">
            <text:p>-2.64874</text:p>
          </table:table-cell>
          <table:table-cell office:value-type="float" office:value="247.649">
            <text:p>247.649</text:p>
          </table:table-cell>
          <table:table-cell office:value-type="float" office:value="-0.794623">
            <text:p>-0.79462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7685">
            <text:p>63.7685</text:p>
          </table:table-cell>
          <table:table-cell office:value-type="float" office:value="-2.53436">
            <text:p>-2.53436</text:p>
          </table:table-cell>
          <table:table-cell office:value-type="float" office:value="247.534">
            <text:p>247.534</text:p>
          </table:table-cell>
          <table:table-cell office:value-type="float" office:value="-0.760309">
            <text:p>-0.7603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8785">
            <text:p>63.8785</text:p>
          </table:table-cell>
          <table:table-cell office:value-type="float" office:value="-2.41357">
            <text:p>-2.41357</text:p>
          </table:table-cell>
          <table:table-cell office:value-type="float" office:value="247.414">
            <text:p>247.414</text:p>
          </table:table-cell>
          <table:table-cell office:value-type="float" office:value="-0.724072">
            <text:p>-0.72407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3.9899">
            <text:p>63.9899</text:p>
          </table:table-cell>
          <table:table-cell office:value-type="float" office:value="-2.28409">
            <text:p>-2.28409</text:p>
          </table:table-cell>
          <table:table-cell office:value-type="float" office:value="247.284">
            <text:p>247.284</text:p>
          </table:table-cell>
          <table:table-cell office:value-type="float" office:value="-0.685226">
            <text:p>-0.6852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0914">
            <text:p>64.0914</text:p>
          </table:table-cell>
          <table:table-cell office:value-type="float" office:value="-2.16042">
            <text:p>-2.16042</text:p>
          </table:table-cell>
          <table:table-cell office:value-type="float" office:value="247.16">
            <text:p>247.16</text:p>
          </table:table-cell>
          <table:table-cell office:value-type="float" office:value="-0.648125">
            <text:p>-0.64812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2016">
            <text:p>64.2016</text:p>
          </table:table-cell>
          <table:table-cell office:value-type="float" office:value="-2.021">
            <text:p>-2.021</text:p>
          </table:table-cell>
          <table:table-cell office:value-type="float" office:value="247.021">
            <text:p>247.021</text:p>
          </table:table-cell>
          <table:table-cell office:value-type="float" office:value="-0.606299">
            <text:p>-0.6062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3136">
            <text:p>64.3136</text:p>
          </table:table-cell>
          <table:table-cell office:value-type="float" office:value="-1.87393">
            <text:p>-1.87393</text:p>
          </table:table-cell>
          <table:table-cell office:value-type="float" office:value="246.874">
            <text:p>246.874</text:p>
          </table:table-cell>
          <table:table-cell office:value-type="float" office:value="-0.56218">
            <text:p>-0.5621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4257">
            <text:p>64.4257</text:p>
          </table:table-cell>
          <table:table-cell office:value-type="float" office:value="-1.72185">
            <text:p>-1.72185</text:p>
          </table:table-cell>
          <table:table-cell office:value-type="float" office:value="246.722">
            <text:p>246.722</text:p>
          </table:table-cell>
          <table:table-cell office:value-type="float" office:value="-0.516554">
            <text:p>-0.51655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531">
            <text:p>64.531</text:p>
          </table:table-cell>
          <table:table-cell office:value-type="float" office:value="-1.57542">
            <text:p>-1.57542</text:p>
          </table:table-cell>
          <table:table-cell office:value-type="float" office:value="246.575">
            <text:p>246.575</text:p>
          </table:table-cell>
          <table:table-cell office:value-type="float" office:value="-0.472627">
            <text:p>-0.47262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6414">
            <text:p>64.6414</text:p>
          </table:table-cell>
          <table:table-cell office:value-type="float" office:value="-1.41791">
            <text:p>-1.41791</text:p>
          </table:table-cell>
          <table:table-cell office:value-type="float" office:value="246.418">
            <text:p>246.418</text:p>
          </table:table-cell>
          <table:table-cell office:value-type="float" office:value="-0.425372">
            <text:p>-0.42537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747">
            <text:p>64.747</text:p>
          </table:table-cell>
          <table:table-cell office:value-type="float" office:value="-1.26436">
            <text:p>-1.26436</text:p>
          </table:table-cell>
          <table:table-cell office:value-type="float" office:value="246.264">
            <text:p>246.264</text:p>
          </table:table-cell>
          <table:table-cell office:value-type="float" office:value="-0.379308">
            <text:p>-0.37930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8567">
            <text:p>64.8567</text:p>
          </table:table-cell>
          <table:table-cell office:value-type="float" office:value="-1.10193">
            <text:p>-1.10193</text:p>
          </table:table-cell>
          <table:table-cell office:value-type="float" office:value="246.102">
            <text:p>246.102</text:p>
          </table:table-cell>
          <table:table-cell office:value-type="float" office:value="-0.330579">
            <text:p>-0.33057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4.9608">
            <text:p>64.9608</text:p>
          </table:table-cell>
          <table:table-cell office:value-type="float" office:value="-0.945282">
            <text:p>-0.945282</text:p>
          </table:table-cell>
          <table:table-cell office:value-type="float" office:value="245.945">
            <text:p>245.945</text:p>
          </table:table-cell>
          <table:table-cell office:value-type="float" office:value="-0.283585">
            <text:p>-0.2835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0785">
            <text:p>65.0785</text:p>
          </table:table-cell>
          <table:table-cell office:value-type="float" office:value="-0.765854">
            <text:p>-0.765854</text:p>
          </table:table-cell>
          <table:table-cell office:value-type="float" office:value="245.766">
            <text:p>245.766</text:p>
          </table:table-cell>
          <table:table-cell office:value-type="float" office:value="-0.229756">
            <text:p>-0.22975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1893">
            <text:p>65.1893</text:p>
          </table:table-cell>
          <table:table-cell office:value-type="float" office:value="-0.595001">
            <text:p>-0.595001</text:p>
          </table:table-cell>
          <table:table-cell office:value-type="float" office:value="245.595">
            <text:p>245.595</text:p>
          </table:table-cell>
          <table:table-cell office:value-type="float" office:value="-0.1785">
            <text:p>-0.17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3004">
            <text:p>65.3004</text:p>
          </table:table-cell>
          <table:table-cell office:value-type="float" office:value="-0.422028">
            <text:p>-0.422028</text:p>
          </table:table-cell>
          <table:table-cell office:value-type="float" office:value="245.422">
            <text:p>245.422</text:p>
          </table:table-cell>
          <table:table-cell office:value-type="float" office:value="-0.126608">
            <text:p>-0.12660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4015">
            <text:p>65.4015</text:p>
          </table:table-cell>
          <table:table-cell office:value-type="float" office:value="-0.263153">
            <text:p>-0.263153</text:p>
          </table:table-cell>
          <table:table-cell office:value-type="float" office:value="245.263">
            <text:p>245.263</text:p>
          </table:table-cell>
          <table:table-cell office:value-type="float" office:value="-0.0789459">
            <text:p>-0.078945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514">
            <text:p>65.514</text:p>
          </table:table-cell>
          <table:table-cell office:value-type="float" office:value="-0.0853729">
            <text:p>-0.0853729</text:p>
          </table:table-cell>
          <table:table-cell office:value-type="float" office:value="245.085">
            <text:p>245.085</text:p>
          </table:table-cell>
          <table:table-cell office:value-type="float" office:value="-0.0256119">
            <text:p>-0.02561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616">
            <text:p>65.616</text:p>
          </table:table-cell>
          <table:table-cell office:value-type="float" office:value="0.076828">
            <text:p>0.076828</text:p>
          </table:table-cell>
          <table:table-cell office:value-type="float" office:value="244.923">
            <text:p>244.923</text:p>
          </table:table-cell>
          <table:table-cell office:value-type="float" office:value="0.0230484">
            <text:p>0.023048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7184">
            <text:p>65.7184</text:p>
          </table:table-cell>
          <table:table-cell office:value-type="float" office:value="0.240189">
            <text:p>0.240189</text:p>
          </table:table-cell>
          <table:table-cell office:value-type="float" office:value="244.76">
            <text:p>244.76</text:p>
          </table:table-cell>
          <table:table-cell office:value-type="float" office:value="0.0720566">
            <text:p>0.07205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8285">
            <text:p>65.8285</text:p>
          </table:table-cell>
          <table:table-cell office:value-type="float" office:value="0.416321">
            <text:p>0.416321</text:p>
          </table:table-cell>
          <table:table-cell office:value-type="float" office:value="244.584">
            <text:p>244.584</text:p>
          </table:table-cell>
          <table:table-cell office:value-type="float" office:value="0.124896">
            <text:p>0.12489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5.945">
            <text:p>65.945</text:p>
          </table:table-cell>
          <table:table-cell office:value-type="float" office:value="0.603149">
            <text:p>0.603149</text:p>
          </table:table-cell>
          <table:table-cell office:value-type="float" office:value="244.397">
            <text:p>244.397</text:p>
          </table:table-cell>
          <table:table-cell office:value-type="float" office:value="0.180945">
            <text:p>0.1809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0588">
            <text:p>66.0588</text:p>
          </table:table-cell>
          <table:table-cell office:value-type="float" office:value="0.786072">
            <text:p>0.786072</text:p>
          </table:table-cell>
          <table:table-cell office:value-type="float" office:value="244.214">
            <text:p>244.214</text:p>
          </table:table-cell>
          <table:table-cell office:value-type="float" office:value="0.235822">
            <text:p>0.2358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1733">
            <text:p>66.1733</text:p>
          </table:table-cell>
          <table:table-cell office:value-type="float" office:value="0.970108">
            <text:p>0.970108</text:p>
          </table:table-cell>
          <table:table-cell office:value-type="float" office:value="244.03">
            <text:p>244.03</text:p>
          </table:table-cell>
          <table:table-cell office:value-type="float" office:value="0.291032">
            <text:p>0.29103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2897">
            <text:p>66.2897</text:p>
          </table:table-cell>
          <table:table-cell office:value-type="float" office:value="1.15697">
            <text:p>1.15697</text:p>
          </table:table-cell>
          <table:table-cell office:value-type="float" office:value="243.843">
            <text:p>243.843</text:p>
          </table:table-cell>
          <table:table-cell office:value-type="float" office:value="0.34709">
            <text:p>0.347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4073">
            <text:p>66.4073</text:p>
          </table:table-cell>
          <table:table-cell office:value-type="float" office:value="1.34573">
            <text:p>1.34573</text:p>
          </table:table-cell>
          <table:table-cell office:value-type="float" office:value="243.654">
            <text:p>243.654</text:p>
          </table:table-cell>
          <table:table-cell office:value-type="float" office:value="0.40372">
            <text:p>0.4037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5183">
            <text:p>66.5183</text:p>
          </table:table-cell>
          <table:table-cell office:value-type="float" office:value="1.52325">
            <text:p>1.52325</text:p>
          </table:table-cell>
          <table:table-cell office:value-type="float" office:value="243.477">
            <text:p>243.477</text:p>
          </table:table-cell>
          <table:table-cell office:value-type="float" office:value="0.456976">
            <text:p>0.45697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6377">
            <text:p>66.6377</text:p>
          </table:table-cell>
          <table:table-cell office:value-type="float" office:value="1.71368">
            <text:p>1.71368</text:p>
          </table:table-cell>
          <table:table-cell office:value-type="float" office:value="243.286">
            <text:p>243.286</text:p>
          </table:table-cell>
          <table:table-cell office:value-type="float" office:value="0.514105">
            <text:p>0.51410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7551">
            <text:p>66.7551</text:p>
          </table:table-cell>
          <table:table-cell office:value-type="float" office:value="1.89993">
            <text:p>1.89993</text:p>
          </table:table-cell>
          <table:table-cell office:value-type="float" office:value="243.1">
            <text:p>243.1</text:p>
          </table:table-cell>
          <table:table-cell office:value-type="float" office:value="0.56998">
            <text:p>0.5699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8584">
            <text:p>66.8584</text:p>
          </table:table-cell>
          <table:table-cell office:value-type="float" office:value="2.06287">
            <text:p>2.06287</text:p>
          </table:table-cell>
          <table:table-cell office:value-type="float" office:value="242.937">
            <text:p>242.937</text:p>
          </table:table-cell>
          <table:table-cell office:value-type="float" office:value="0.61886">
            <text:p>0.6188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6.9756">
            <text:p>66.9756</text:p>
          </table:table-cell>
          <table:table-cell office:value-type="float" office:value="2.24638">
            <text:p>2.24638</text:p>
          </table:table-cell>
          <table:table-cell office:value-type="float" office:value="242.754">
            <text:p>242.754</text:p>
          </table:table-cell>
          <table:table-cell office:value-type="float" office:value="0.673915">
            <text:p>0.67391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0965">
            <text:p>67.0965</text:p>
          </table:table-cell>
          <table:table-cell office:value-type="float" office:value="2.4334">
            <text:p>2.4334</text:p>
          </table:table-cell>
          <table:table-cell office:value-type="float" office:value="242.567">
            <text:p>242.567</text:p>
          </table:table-cell>
          <table:table-cell office:value-type="float" office:value="0.730019">
            <text:p>0.7300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2178">
            <text:p>67.2178</text:p>
          </table:table-cell>
          <table:table-cell office:value-type="float" office:value="2.61812">
            <text:p>2.61812</text:p>
          </table:table-cell>
          <table:table-cell office:value-type="float" office:value="242.382">
            <text:p>242.382</text:p>
          </table:table-cell>
          <table:table-cell office:value-type="float" office:value="0.785435">
            <text:p>0.78543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3178">
            <text:p>67.3178</text:p>
          </table:table-cell>
          <table:table-cell office:value-type="float" office:value="2.76782">
            <text:p>2.76782</text:p>
          </table:table-cell>
          <table:table-cell office:value-type="float" office:value="242.232">
            <text:p>242.232</text:p>
          </table:table-cell>
          <table:table-cell office:value-type="float" office:value="0.830347">
            <text:p>0.8303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4188">
            <text:p>67.4188</text:p>
          </table:table-cell>
          <table:table-cell office:value-type="float" office:value="2.91603">
            <text:p>2.91603</text:p>
          </table:table-cell>
          <table:table-cell office:value-type="float" office:value="242.084">
            <text:p>242.084</text:p>
          </table:table-cell>
          <table:table-cell office:value-type="float" office:value="0.874809">
            <text:p>0.87480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5341">
            <text:p>67.5341</text:p>
          </table:table-cell>
          <table:table-cell office:value-type="float" office:value="3.08142">
            <text:p>3.08142</text:p>
          </table:table-cell>
          <table:table-cell office:value-type="float" office:value="241.919">
            <text:p>241.919</text:p>
          </table:table-cell>
          <table:table-cell office:value-type="float" office:value="0.924426">
            <text:p>0.9244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7.6489">
            <text:p>67.6489</text:p>
          </table:table-cell>
          <table:table-cell office:value-type="float" office:value="3.2413">
            <text:p>3.2413</text:p>
          </table:table-cell>
          <table:table-cell office:value-type="float" office:value="241.759">
            <text:p>241.7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</table:table>
      <table:table table:name="Tabelle3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2">
          <table:table-cell office:value-type="string">
            <text:p>Kp</text:p>
          </table:table-cell>
          <table:table-cell office:value-type="float" office:value="0.4">
            <text:p>0.4</text:p>
          </table:table-cell>
          <table:table-cell table:style-name="ce2" office:value-type="string">
            <text:p>Ku</text:p>
          </table:table-cell>
          <table:table-cell table:style-name="ce3" table:formula="of:=[.B1]" office:value-type="float" office:value="0.4">
            <text:p>0.4</text:p>
          </table:table-cell>
          <table:table-cell/>
          <table:table-cell table:style-name="ce4"/>
          <table:table-cell table:style-name="ce4" office:value-type="string">
            <text:p>Classic PID</text:p>
          </table:table-cell>
          <table:table-cell table:style-name="ce4" office:value-type="string">
            <text:p>NoOvershoot</text:p>
          </table:table-cell>
          <table:table-cell table:style-name="ce4" office:value-type="string">
            <text:p>PD</text:p>
          </table:table-cell>
          <table:table-cell table:style-name="ce4" office:value-type="string">
            <text:p>Pessen</text:p>
          </table:table-cell>
          <table:table-cell/>
        </table:table-row>
        <table:table-row table:style-name="ro2">
          <table:table-cell office:value-type="string">
            <text:p>Ki</text:p>
          </table:table-cell>
          <table:table-cell office:value-type="float" office:value="0">
            <text:p>0</text:p>
          </table:table-cell>
          <table:table-cell table:style-name="ce2" office:value-type="string">
            <text:p>Tu</text:p>
          </table:table-cell>
          <table:table-cell table:style-name="ce2" table:formula="of:=[$Tabelle3.$A$261]-[$Tabelle3.$A$156]" office:value-type="float" office:value="12.6451">
            <text:p>12.6451</text:p>
          </table:table-cell>
          <table:table-cell office:value-type="string">
            <text:p>261-156</text:p>
          </table:table-cell>
          <table:table-cell table:style-name="ce4" office:value-type="string">
            <text:p>Kp</text:p>
          </table:table-cell>
          <table:table-cell table:style-name="ce4" table:formula="of:=0.6*[.D1]" office:value-type="float" office:value="0.24">
            <text:p>0.24</text:p>
          </table:table-cell>
          <table:table-cell table:style-name="ce4" table:formula="of:=0.2*[.D1]" office:value-type="float" office:value="0.08">
            <text:p>0.08</text:p>
          </table:table-cell>
          <table:table-cell table:style-name="ce4" table:formula="of:=0.8*[.D1]" office:value-type="float" office:value="0.32">
            <text:p>0.32</text:p>
          </table:table-cell>
          <table:table-cell table:style-name="ce4" table:formula="of:=0.7*[.D1]" office:value-type="float" office:value="0.28">
            <text:p>0.28</text:p>
          </table:table-cell>
          <table:table-cell>
            <draw:frame table:end-cell-address="Tabelle3.R22" table:end-x="2.126cm" table:end-y="0.011cm" draw:z-index="0" draw:style-name="gr1" draw:text-style-name="P1" svg:width="16cm" svg:height="9.093cm" svg:x="1.933cm" svg:y="0.048cm">
              <draw:object draw:notify-on-update-of-ranges="Tabelle3.A11:Tabelle3.A821 Tabelle3.C10:Tabelle3.C10 Tabelle3.C11:Tabelle3.C821 Tabelle3.E10:Tabelle3.E10 Tabelle3.E11:Tabelle3.E8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string">
            <text:p>Kd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4" office:value-type="string">
            <text:p>Ki</text:p>
          </table:table-cell>
          <table:table-cell table:style-name="ce4" table:formula="of:=1.2*[.D1]/[.D2]" office:value-type="float" office:value="0.0379593676602004">
            <text:p>0.0379593677</text:p>
          </table:table-cell>
          <table:table-cell table:style-name="ce4" table:formula="of:=(2/5)*[.D1]/[.D2]" office:value-type="float" office:value="0.0126531225534001">
            <text:p>0.0126531226</text:p>
          </table:table-cell>
          <table:table-cell table:style-name="ce4" office:value-type="float" office:value="0">
            <text:p>0</text:p>
          </table:table-cell>
          <table:table-cell table:style-name="ce4" table:formula="of:=1.75*[.D1]/[.D2]" office:value-type="float" office:value="0.0553574111711256">
            <text:p>0.0553574112</text:p>
          </table:table-cell>
          <table:table-cell/>
        </table:table-row>
        <table:table-row table:style-name="ro2">
          <table:table-cell office:value-type="string">
            <text:p>tau</text:p>
          </table:table-cell>
          <table:table-cell office:value-type="float" office:value="0.1">
            <text:p>0.1</text:p>
          </table:table-cell>
          <table:table-cell table:number-columns-repeated="3"/>
          <table:table-cell table:style-name="ce4" office:value-type="string">
            <text:p>Kd</text:p>
          </table:table-cell>
          <table:table-cell table:style-name="ce4" table:formula="of:=0.075*[.D1]*[.D2]" office:value-type="float" office:value="0.379353">
            <text:p>0.379353</text:p>
          </table:table-cell>
          <table:table-cell table:style-name="ce4" table:formula="of:=(1/15)*[.D1]/[.D2]" office:value-type="float" office:value="0.00210885375890002">
            <text:p>0.0021088538</text:p>
          </table:table-cell>
          <table:table-cell table:style-name="ce4" table:formula="of:=0.1*[.D1]*[.D2]" office:value-type="float" office:value="0.505804">
            <text:p>0.505804</text:p>
          </table:table-cell>
          <table:table-cell table:style-name="ce4" table:formula="of:=0.105*[.D1]*[.D2]" office:value-type="float" office:value="0.5310942">
            <text:p>0.5310942</text:p>
          </table:table-cell>
          <table:table-cell/>
        </table:table-row>
        <table:table-row table:style-name="ro2">
          <table:table-cell office:value-type="string">
            <text:p>limMin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limMax</text:p>
          </table:table-cell>
          <table:table-cell office:value-type="float" office:value="0.95">
            <text:p>0.95</text:p>
          </table:table-cell>
          <table:table-cell table:number-columns-repeated="9"/>
        </table:table-row>
        <table:table-row table:style-name="ro1">
          <table:table-cell office:value-type="string">
            <text:p>intLimMin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intLimMax</text:p>
          </table:table-cell>
          <table:table-cell office:value-type="float" office:value="0.45">
            <text:p>0.45</text:p>
          </table:table-cell>
          <table:table-cell table:number-columns-repeated="9"/>
        </table:table-row>
        <table:table-row table:style-name="ro1">
          <table:table-cell office:value-type="string">
            <text:p>setpoint</text:p>
          </table:table-cell>
          <table:table-cell office:value-type="float" office:value="245">
            <text:p>245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6"/>
        </table:table-row>
        <table:table-row table:style-name="ro1">
          <table:table-cell office:value-type="float" office:value="0.176819">
            <text:p>0.176819</text:p>
          </table:table-cell>
          <table:table-cell office:value-type="float" office:value="3.80115">
            <text:p>3.80115</text:p>
          </table:table-cell>
          <table:table-cell office:value-type="float" office:value="241.199">
            <text:p>241.1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285156">
            <text:p>0.285156</text:p>
          </table:table-cell>
          <table:table-cell office:value-type="float" office:value="3.80807">
            <text:p>3.80807</text:p>
          </table:table-cell>
          <table:table-cell office:value-type="float" office:value="241.192">
            <text:p>241.19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404053">
            <text:p>0.404053</text:p>
          </table:table-cell>
          <table:table-cell office:value-type="float" office:value="3.81567">
            <text:p>3.81567</text:p>
          </table:table-cell>
          <table:table-cell office:value-type="float" office:value="241.184">
            <text:p>241.1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533569">
            <text:p>0.533569</text:p>
          </table:table-cell>
          <table:table-cell office:value-type="float" office:value="3.82347">
            <text:p>3.82347</text:p>
          </table:table-cell>
          <table:table-cell office:value-type="float" office:value="241.177">
            <text:p>241.1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636642">
            <text:p>0.636642</text:p>
          </table:table-cell>
          <table:table-cell office:value-type="float" office:value="3.82881">
            <text:p>3.82881</text:p>
          </table:table-cell>
          <table:table-cell office:value-type="float" office:value="241.171">
            <text:p>241.1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750626">
            <text:p>0.750626</text:p>
          </table:table-cell>
          <table:table-cell office:value-type="float" office:value="3.83279">
            <text:p>3.83279</text:p>
          </table:table-cell>
          <table:table-cell office:value-type="float" office:value="241.167">
            <text:p>241.1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87973">
            <text:p>0.87973</text:p>
          </table:table-cell>
          <table:table-cell office:value-type="float" office:value="3.83322">
            <text:p>3.83322</text:p>
          </table:table-cell>
          <table:table-cell office:value-type="float" office:value="241.167">
            <text:p>241.1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0.996109">
            <text:p>0.996109</text:p>
          </table:table-cell>
          <table:table-cell office:value-type="float" office:value="3.82829">
            <text:p>3.82829</text:p>
          </table:table-cell>
          <table:table-cell office:value-type="float" office:value="241.172">
            <text:p>241.1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129">
            <text:p>1.129</text:p>
          </table:table-cell>
          <table:table-cell office:value-type="float" office:value="3.81465">
            <text:p>3.81465</text:p>
          </table:table-cell>
          <table:table-cell office:value-type="float" office:value="241.185">
            <text:p>241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25713">
            <text:p>1.25713</text:p>
          </table:table-cell>
          <table:table-cell office:value-type="float" office:value="3.7915">
            <text:p>3.7915</text:p>
          </table:table-cell>
          <table:table-cell office:value-type="float" office:value="241.208">
            <text:p>241.2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36232">
            <text:p>1.36232</text:p>
          </table:table-cell>
          <table:table-cell office:value-type="float" office:value="3.7637">
            <text:p>3.7637</text:p>
          </table:table-cell>
          <table:table-cell office:value-type="float" office:value="241.236">
            <text:p>241.2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46786">
            <text:p>1.46786</text:p>
          </table:table-cell>
          <table:table-cell office:value-type="float" office:value="3.72691">
            <text:p>3.72691</text:p>
          </table:table-cell>
          <table:table-cell office:value-type="float" office:value="241.273">
            <text:p>241.2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57045">
            <text:p>1.57045</text:p>
          </table:table-cell>
          <table:table-cell office:value-type="float" office:value="3.6819">
            <text:p>3.6819</text:p>
          </table:table-cell>
          <table:table-cell office:value-type="float" office:value="241.318">
            <text:p>241.3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67902">
            <text:p>1.67902</text:p>
          </table:table-cell>
          <table:table-cell office:value-type="float" office:value="3.62317">
            <text:p>3.62317</text:p>
          </table:table-cell>
          <table:table-cell office:value-type="float" office:value="241.377">
            <text:p>241.3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79271">
            <text:p>1.79271</text:p>
          </table:table-cell>
          <table:table-cell office:value-type="float" office:value="3.54878">
            <text:p>3.54878</text:p>
          </table:table-cell>
          <table:table-cell office:value-type="float" office:value="241.451">
            <text:p>241.4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.91565">
            <text:p>1.91565</text:p>
          </table:table-cell>
          <table:table-cell office:value-type="float" office:value="3.45293">
            <text:p>3.45293</text:p>
          </table:table-cell>
          <table:table-cell office:value-type="float" office:value="241.547">
            <text:p>241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03146">
            <text:p>2.03146</text:p>
          </table:table-cell>
          <table:table-cell office:value-type="float" office:value="3.3472">
            <text:p>3.3472</text:p>
          </table:table-cell>
          <table:table-cell office:value-type="float" office:value="241.653">
            <text:p>241.6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16022">
            <text:p>2.16022</text:p>
          </table:table-cell>
          <table:table-cell office:value-type="float" office:value="3.21164">
            <text:p>3.21164</text:p>
          </table:table-cell>
          <table:table-cell office:value-type="float" office:value="241.788">
            <text:p>241.7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27702">
            <text:p>2.27702</text:p>
          </table:table-cell>
          <table:table-cell office:value-type="float" office:value="3.07175">
            <text:p>3.07175</text:p>
          </table:table-cell>
          <table:table-cell office:value-type="float" office:value="241.928">
            <text:p>241.9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40469">
            <text:p>2.40469</text:p>
          </table:table-cell>
          <table:table-cell office:value-type="float" office:value="2.90025">
            <text:p>2.90025</text:p>
          </table:table-cell>
          <table:table-cell office:value-type="float" office:value="242.1">
            <text:p>242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52032">
            <text:p>2.52032</text:p>
          </table:table-cell>
          <table:table-cell office:value-type="float" office:value="2.72807">
            <text:p>2.72807</text:p>
          </table:table-cell>
          <table:table-cell office:value-type="float" office:value="242.272">
            <text:p>242.2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65096">
            <text:p>2.65096</text:p>
          </table:table-cell>
          <table:table-cell office:value-type="float" office:value="2.51431">
            <text:p>2.51431</text:p>
          </table:table-cell>
          <table:table-cell office:value-type="float" office:value="242.486">
            <text:p>242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75386">
            <text:p>2.75386</text:p>
          </table:table-cell>
          <table:table-cell office:value-type="float" office:value="2.33176">
            <text:p>2.33176</text:p>
          </table:table-cell>
          <table:table-cell office:value-type="float" office:value="242.668">
            <text:p>242.668</text:p>
          </table:table-cell>
          <table:table-cell office:value-type="float" office:value="0.932703">
            <text:p>0.93270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86374">
            <text:p>2.86374</text:p>
          </table:table-cell>
          <table:table-cell office:value-type="float" office:value="2.12308">
            <text:p>2.12308</text:p>
          </table:table-cell>
          <table:table-cell office:value-type="float" office:value="242.877">
            <text:p>242.877</text:p>
          </table:table-cell>
          <table:table-cell office:value-type="float" office:value="0.849231">
            <text:p>0.84923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.99361">
            <text:p>2.99361</text:p>
          </table:table-cell>
          <table:table-cell office:value-type="float" office:value="1.85899">
            <text:p>1.85899</text:p>
          </table:table-cell>
          <table:table-cell office:value-type="float" office:value="243.141">
            <text:p>243.141</text:p>
          </table:table-cell>
          <table:table-cell office:value-type="float" office:value="0.743597">
            <text:p>0.74359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12146">
            <text:p>3.12146</text:p>
          </table:table-cell>
          <table:table-cell office:value-type="float" office:value="1.58109">
            <text:p>1.58109</text:p>
          </table:table-cell>
          <table:table-cell office:value-type="float" office:value="243.419">
            <text:p>243.419</text:p>
          </table:table-cell>
          <table:table-cell office:value-type="float" office:value="0.632434">
            <text:p>0.63243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24295">
            <text:p>3.24295</text:p>
          </table:table-cell>
          <table:table-cell office:value-type="float" office:value="1.30214">
            <text:p>1.30214</text:p>
          </table:table-cell>
          <table:table-cell office:value-type="float" office:value="243.698">
            <text:p>243.698</text:p>
          </table:table-cell>
          <table:table-cell office:value-type="float" office:value="0.520856">
            <text:p>0.52085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367">
            <text:p>3.367</text:p>
          </table:table-cell>
          <table:table-cell office:value-type="float" office:value="1.00462">
            <text:p>1.00462</text:p>
          </table:table-cell>
          <table:table-cell office:value-type="float" office:value="243.995">
            <text:p>243.995</text:p>
          </table:table-cell>
          <table:table-cell office:value-type="float" office:value="0.401849">
            <text:p>0.40184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48726">
            <text:p>3.48726</text:p>
          </table:table-cell>
          <table:table-cell office:value-type="float" office:value="0.707306">
            <text:p>0.707306</text:p>
          </table:table-cell>
          <table:table-cell office:value-type="float" office:value="244.293">
            <text:p>244.293</text:p>
          </table:table-cell>
          <table:table-cell office:value-type="float" office:value="0.282922">
            <text:p>0.28292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60773">
            <text:p>3.60773</text:p>
          </table:table-cell>
          <table:table-cell office:value-type="float" office:value="0.404083">
            <text:p>0.404083</text:p>
          </table:table-cell>
          <table:table-cell office:value-type="float" office:value="244.596">
            <text:p>244.596</text:p>
          </table:table-cell>
          <table:table-cell office:value-type="float" office:value="0.161633">
            <text:p>0.16163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71965">
            <text:p>3.71965</text:p>
          </table:table-cell>
          <table:table-cell office:value-type="float" office:value="0.121368">
            <text:p>0.121368</text:p>
          </table:table-cell>
          <table:table-cell office:value-type="float" office:value="244.879">
            <text:p>244.879</text:p>
          </table:table-cell>
          <table:table-cell office:value-type="float" office:value="0.0485474">
            <text:p>0.048547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84468">
            <text:p>3.84468</text:p>
          </table:table-cell>
          <table:table-cell office:value-type="float" office:value="-0.191757">
            <text:p>-0.191757</text:p>
          </table:table-cell>
          <table:table-cell office:value-type="float" office:value="245.192">
            <text:p>245.1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.9707">
            <text:p>3.9707</text:p>
          </table:table-cell>
          <table:table-cell office:value-type="float" office:value="-0.49971">
            <text:p>-0.49971</text:p>
          </table:table-cell>
          <table:table-cell office:value-type="float" office:value="245.5">
            <text:p>245.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09641">
            <text:p>4.09641</text:p>
          </table:table-cell>
          <table:table-cell office:value-type="float" office:value="-0.795029">
            <text:p>-0.795029</text:p>
          </table:table-cell>
          <table:table-cell office:value-type="float" office:value="245.795">
            <text:p>245.7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215">
            <text:p>4.215</text:p>
          </table:table-cell>
          <table:table-cell office:value-type="float" office:value="-1.05965">
            <text:p>-1.05965</text:p>
          </table:table-cell>
          <table:table-cell office:value-type="float" office:value="246.06">
            <text:p>246.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32933">
            <text:p>4.32933</text:p>
          </table:table-cell>
          <table:table-cell office:value-type="float" office:value="-1.2989">
            <text:p>-1.2989</text:p>
          </table:table-cell>
          <table:table-cell office:value-type="float" office:value="246.299">
            <text:p>246.2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44394">
            <text:p>4.44394</text:p>
          </table:table-cell>
          <table:table-cell office:value-type="float" office:value="-1.52145">
            <text:p>-1.52145</text:p>
          </table:table-cell>
          <table:table-cell office:value-type="float" office:value="246.521">
            <text:p>246.5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56871">
            <text:p>4.56871</text:p>
          </table:table-cell>
          <table:table-cell office:value-type="float" office:value="-1.74246">
            <text:p>-1.74246</text:p>
          </table:table-cell>
          <table:table-cell office:value-type="float" office:value="246.742">
            <text:p>246.74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68907">
            <text:p>4.68907</text:p>
          </table:table-cell>
          <table:table-cell office:value-type="float" office:value="-1.9335">
            <text:p>-1.9335</text:p>
          </table:table-cell>
          <table:table-cell office:value-type="float" office:value="246.934">
            <text:p>246.9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80006">
            <text:p>4.80006</text:p>
          </table:table-cell>
          <table:table-cell office:value-type="float" office:value="-2.08971">
            <text:p>-2.08971</text:p>
          </table:table-cell>
          <table:table-cell office:value-type="float" office:value="247.09">
            <text:p>247.0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.91153">
            <text:p>4.91153</text:p>
          </table:table-cell>
          <table:table-cell office:value-type="float" office:value="-2.22713">
            <text:p>-2.22713</text:p>
          </table:table-cell>
          <table:table-cell office:value-type="float" office:value="247.227">
            <text:p>247.22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03011">
            <text:p>5.03011</text:p>
          </table:table-cell>
          <table:table-cell office:value-type="float" office:value="-2.35176">
            <text:p>-2.35176</text:p>
          </table:table-cell>
          <table:table-cell office:value-type="float" office:value="247.352">
            <text:p>247.3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14183">
            <text:p>5.14183</text:p>
          </table:table-cell>
          <table:table-cell office:value-type="float" office:value="-2.44905">
            <text:p>-2.44905</text:p>
          </table:table-cell>
          <table:table-cell office:value-type="float" office:value="247.449">
            <text:p>247.4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25243">
            <text:p>5.25243</text:p>
          </table:table-cell>
          <table:table-cell office:value-type="float" office:value="-2.52647">
            <text:p>-2.52647</text:p>
          </table:table-cell>
          <table:table-cell office:value-type="float" office:value="247.526">
            <text:p>247.5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3679">
            <text:p>5.3679</text:p>
          </table:table-cell>
          <table:table-cell office:value-type="float" office:value="-2.58786">
            <text:p>-2.58786</text:p>
          </table:table-cell>
          <table:table-cell office:value-type="float" office:value="247.588">
            <text:p>247.5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48691">
            <text:p>5.48691</text:p>
          </table:table-cell>
          <table:table-cell office:value-type="float" office:value="-2.63104">
            <text:p>-2.63104</text:p>
          </table:table-cell>
          <table:table-cell office:value-type="float" office:value="247.631">
            <text:p>247.6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59631">
            <text:p>5.59631</text:p>
          </table:table-cell>
          <table:table-cell office:value-type="float" office:value="-2.65355">
            <text:p>-2.65355</text:p>
          </table:table-cell>
          <table:table-cell office:value-type="float" office:value="247.654">
            <text:p>247.6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71094">
            <text:p>5.71094</text:p>
          </table:table-cell>
          <table:table-cell office:value-type="float" office:value="-2.66011">
            <text:p>-2.66011</text:p>
          </table:table-cell>
          <table:table-cell office:value-type="float" office:value="247.66">
            <text:p>247.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82849">
            <text:p>5.82849</text:p>
          </table:table-cell>
          <table:table-cell office:value-type="float" office:value="-2.64981">
            <text:p>-2.64981</text:p>
          </table:table-cell>
          <table:table-cell office:value-type="float" office:value="247.65">
            <text:p>247.6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.94116">
            <text:p>5.94116</text:p>
          </table:table-cell>
          <table:table-cell office:value-type="float" office:value="-2.62453">
            <text:p>-2.62453</text:p>
          </table:table-cell>
          <table:table-cell office:value-type="float" office:value="247.625">
            <text:p>247.6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04878">
            <text:p>6.04878</text:p>
          </table:table-cell>
          <table:table-cell office:value-type="float" office:value="-2.58734">
            <text:p>-2.58734</text:p>
          </table:table-cell>
          <table:table-cell office:value-type="float" office:value="247.587">
            <text:p>247.58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16602">
            <text:p>6.16602</text:p>
          </table:table-cell>
          <table:table-cell office:value-type="float" office:value="-2.5331">
            <text:p>-2.5331</text:p>
          </table:table-cell>
          <table:table-cell office:value-type="float" office:value="247.533">
            <text:p>247.5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28337">
            <text:p>6.28337</text:p>
          </table:table-cell>
          <table:table-cell office:value-type="float" office:value="-2.46548">
            <text:p>-2.46548</text:p>
          </table:table-cell>
          <table:table-cell office:value-type="float" office:value="247.465">
            <text:p>247.46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39694">
            <text:p>6.39694</text:p>
          </table:table-cell>
          <table:table-cell office:value-type="float" office:value="-2.38829">
            <text:p>-2.38829</text:p>
          </table:table-cell>
          <table:table-cell office:value-type="float" office:value="247.388">
            <text:p>247.3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51096">
            <text:p>6.51096</text:p>
          </table:table-cell>
          <table:table-cell office:value-type="float" office:value="-2.29988">
            <text:p>-2.29988</text:p>
          </table:table-cell>
          <table:table-cell office:value-type="float" office:value="247.3">
            <text:p>247.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6283">
            <text:p>6.6283</text:p>
          </table:table-cell>
          <table:table-cell office:value-type="float" office:value="-2.1987">
            <text:p>-2.1987</text:p>
          </table:table-cell>
          <table:table-cell office:value-type="float" office:value="247.199">
            <text:p>247.1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74394">
            <text:p>6.74394</text:p>
          </table:table-cell>
          <table:table-cell office:value-type="float" office:value="-2.08974">
            <text:p>-2.08974</text:p>
          </table:table-cell>
          <table:table-cell office:value-type="float" office:value="247.09">
            <text:p>247.0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.98448">
            <text:p>6.98448</text:p>
          </table:table-cell>
          <table:table-cell office:value-type="float" office:value="-1.83363">
            <text:p>-1.83363</text:p>
          </table:table-cell>
          <table:table-cell office:value-type="float" office:value="246.834">
            <text:p>246.8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09229">
            <text:p>7.09229</text:p>
          </table:table-cell>
          <table:table-cell office:value-type="float" office:value="-1.71095">
            <text:p>-1.71095</text:p>
          </table:table-cell>
          <table:table-cell office:value-type="float" office:value="246.711">
            <text:p>246.7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20171">
            <text:p>7.20171</text:p>
          </table:table-cell>
          <table:table-cell office:value-type="float" office:value="-1.58066">
            <text:p>-1.58066</text:p>
          </table:table-cell>
          <table:table-cell office:value-type="float" office:value="246.581">
            <text:p>246.5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31126">
            <text:p>7.31126</text:p>
          </table:table-cell>
          <table:table-cell office:value-type="float" office:value="-1.44492">
            <text:p>-1.44492</text:p>
          </table:table-cell>
          <table:table-cell office:value-type="float" office:value="246.445">
            <text:p>246.44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41843">
            <text:p>7.41843</text:p>
          </table:table-cell>
          <table:table-cell office:value-type="float" office:value="-1.30769">
            <text:p>-1.30769</text:p>
          </table:table-cell>
          <table:table-cell office:value-type="float" office:value="246.308">
            <text:p>246.3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52925">
            <text:p>7.52925</text:p>
          </table:table-cell>
          <table:table-cell office:value-type="float" office:value="-1.16145">
            <text:p>-1.16145</text:p>
          </table:table-cell>
          <table:table-cell office:value-type="float" office:value="246.161">
            <text:p>246.1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64432">
            <text:p>7.64432</text:p>
          </table:table-cell>
          <table:table-cell office:value-type="float" office:value="-1.00565">
            <text:p>-1.00565</text:p>
          </table:table-cell>
          <table:table-cell office:value-type="float" office:value="246.006">
            <text:p>246.0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75226">
            <text:p>7.75226</text:p>
          </table:table-cell>
          <table:table-cell office:value-type="float" office:value="-0.856262">
            <text:p>-0.856262</text:p>
          </table:table-cell>
          <table:table-cell office:value-type="float" office:value="245.856">
            <text:p>245.8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86111">
            <text:p>7.86111</text:p>
          </table:table-cell>
          <table:table-cell office:value-type="float" office:value="-0.702896">
            <text:p>-0.702896</text:p>
          </table:table-cell>
          <table:table-cell office:value-type="float" office:value="245.703">
            <text:p>245.7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.96973">
            <text:p>7.96973</text:p>
          </table:table-cell>
          <table:table-cell office:value-type="float" office:value="-0.547272">
            <text:p>-0.547272</text:p>
          </table:table-cell>
          <table:table-cell office:value-type="float" office:value="245.547">
            <text:p>245.5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08858">
            <text:p>8.08858</text:p>
          </table:table-cell>
          <table:table-cell office:value-type="float" office:value="-0.374313">
            <text:p>-0.374313</text:p>
          </table:table-cell>
          <table:table-cell office:value-type="float" office:value="245.374">
            <text:p>245.3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19907">
            <text:p>8.19907</text:p>
          </table:table-cell>
          <table:table-cell office:value-type="float" office:value="-0.211563">
            <text:p>-0.211563</text:p>
          </table:table-cell>
          <table:table-cell office:value-type="float" office:value="245.212">
            <text:p>245.2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3199">
            <text:p>8.3199</text:p>
          </table:table-cell>
          <table:table-cell office:value-type="float" office:value="-0.0318451">
            <text:p>-0.0318451</text:p>
          </table:table-cell>
          <table:table-cell office:value-type="float" office:value="245.032">
            <text:p>245.0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43869">
            <text:p>8.43869</text:p>
          </table:table-cell>
          <table:table-cell office:value-type="float" office:value="0.146469">
            <text:p>0.146469</text:p>
          </table:table-cell>
          <table:table-cell office:value-type="float" office:value="244.854">
            <text:p>244.854</text:p>
          </table:table-cell>
          <table:table-cell office:value-type="float" office:value="0.0585876">
            <text:p>0.058587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54617">
            <text:p>8.54617</text:p>
          </table:table-cell>
          <table:table-cell office:value-type="float" office:value="0.308746">
            <text:p>0.308746</text:p>
          </table:table-cell>
          <table:table-cell office:value-type="float" office:value="244.691">
            <text:p>244.691</text:p>
          </table:table-cell>
          <table:table-cell office:value-type="float" office:value="0.123499">
            <text:p>0.12349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65166">
            <text:p>8.65166</text:p>
          </table:table-cell>
          <table:table-cell office:value-type="float" office:value="0.46875">
            <text:p>0.46875</text:p>
          </table:table-cell>
          <table:table-cell office:value-type="float" office:value="244.531">
            <text:p>244.531</text:p>
          </table:table-cell>
          <table:table-cell office:value-type="float" office:value="0.1875">
            <text:p>0.187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76416">
            <text:p>8.76416</text:p>
          </table:table-cell>
          <table:table-cell office:value-type="float" office:value="0.640274">
            <text:p>0.640274</text:p>
          </table:table-cell>
          <table:table-cell office:value-type="float" office:value="244.36">
            <text:p>244.36</text:p>
          </table:table-cell>
          <table:table-cell office:value-type="float" office:value="0.25611">
            <text:p>0.2561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87376">
            <text:p>8.87376</text:p>
          </table:table-cell>
          <table:table-cell office:value-type="float" office:value="0.807831">
            <text:p>0.807831</text:p>
          </table:table-cell>
          <table:table-cell office:value-type="float" office:value="244.192">
            <text:p>244.192</text:p>
          </table:table-cell>
          <table:table-cell office:value-type="float" office:value="0.323132">
            <text:p>0.32313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.98949">
            <text:p>8.98949</text:p>
          </table:table-cell>
          <table:table-cell office:value-type="float" office:value="0.985107">
            <text:p>0.985107</text:p>
          </table:table-cell>
          <table:table-cell office:value-type="float" office:value="244.015">
            <text:p>244.015</text:p>
          </table:table-cell>
          <table:table-cell office:value-type="float" office:value="0.394043">
            <text:p>0.39404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09949">
            <text:p>9.09949</text:p>
          </table:table-cell>
          <table:table-cell office:value-type="float" office:value="1.15372">
            <text:p>1.15372</text:p>
          </table:table-cell>
          <table:table-cell office:value-type="float" office:value="243.846">
            <text:p>243.846</text:p>
          </table:table-cell>
          <table:table-cell office:value-type="float" office:value="0.461487">
            <text:p>0.46148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20937">
            <text:p>9.20937</text:p>
          </table:table-cell>
          <table:table-cell office:value-type="float" office:value="1.32217">
            <text:p>1.32217</text:p>
          </table:table-cell>
          <table:table-cell office:value-type="float" office:value="243.678">
            <text:p>243.678</text:p>
          </table:table-cell>
          <table:table-cell office:value-type="float" office:value="0.52887">
            <text:p>0.5288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31992">
            <text:p>9.31992</text:p>
          </table:table-cell>
          <table:table-cell office:value-type="float" office:value="1.49139">
            <text:p>1.49139</text:p>
          </table:table-cell>
          <table:table-cell office:value-type="float" office:value="243.509">
            <text:p>243.509</text:p>
          </table:table-cell>
          <table:table-cell office:value-type="float" office:value="0.596558">
            <text:p>0.59655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43732">
            <text:p>9.43732</text:p>
          </table:table-cell>
          <table:table-cell office:value-type="float" office:value="1.67068">
            <text:p>1.67068</text:p>
          </table:table-cell>
          <table:table-cell office:value-type="float" office:value="243.329">
            <text:p>243.329</text:p>
          </table:table-cell>
          <table:table-cell office:value-type="float" office:value="0.668274">
            <text:p>0.66827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54163">
            <text:p>9.54163</text:p>
          </table:table-cell>
          <table:table-cell office:value-type="float" office:value="1.82944">
            <text:p>1.82944</text:p>
          </table:table-cell>
          <table:table-cell office:value-type="float" office:value="243.171">
            <text:p>243.171</text:p>
          </table:table-cell>
          <table:table-cell office:value-type="float" office:value="0.731775">
            <text:p>0.73177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65099">
            <text:p>9.65099</text:p>
          </table:table-cell>
          <table:table-cell office:value-type="float" office:value="1.99501">
            <text:p>1.99501</text:p>
          </table:table-cell>
          <table:table-cell office:value-type="float" office:value="243.005">
            <text:p>243.005</text:p>
          </table:table-cell>
          <table:table-cell office:value-type="float" office:value="0.798004">
            <text:p>0.79800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75772">
            <text:p>9.75772</text:p>
          </table:table-cell>
          <table:table-cell office:value-type="float" office:value="2.15535">
            <text:p>2.15535</text:p>
          </table:table-cell>
          <table:table-cell office:value-type="float" office:value="242.845">
            <text:p>242.845</text:p>
          </table:table-cell>
          <table:table-cell office:value-type="float" office:value="0.86214">
            <text:p>0.8621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86351">
            <text:p>9.86351</text:p>
          </table:table-cell>
          <table:table-cell office:value-type="float" office:value="2.31265">
            <text:p>2.31265</text:p>
          </table:table-cell>
          <table:table-cell office:value-type="float" office:value="242.687">
            <text:p>242.687</text:p>
          </table:table-cell>
          <table:table-cell office:value-type="float" office:value="0.925061">
            <text:p>0.92506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.97171">
            <text:p>9.97171</text:p>
          </table:table-cell>
          <table:table-cell office:value-type="float" office:value="2.47142">
            <text:p>2.47142</text:p>
          </table:table-cell>
          <table:table-cell office:value-type="float" office:value="242.529">
            <text:p>242.5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0935">
            <text:p>10.0935</text:p>
          </table:table-cell>
          <table:table-cell office:value-type="float" office:value="2.64716">
            <text:p>2.64716</text:p>
          </table:table-cell>
          <table:table-cell office:value-type="float" office:value="242.353">
            <text:p>242.3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2137">
            <text:p>10.2137</text:p>
          </table:table-cell>
          <table:table-cell office:value-type="float" office:value="2.81677">
            <text:p>2.81677</text:p>
          </table:table-cell>
          <table:table-cell office:value-type="float" office:value="242.183">
            <text:p>242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3335">
            <text:p>10.3335</text:p>
          </table:table-cell>
          <table:table-cell office:value-type="float" office:value="2.98132">
            <text:p>2.98132</text:p>
          </table:table-cell>
          <table:table-cell office:value-type="float" office:value="242.019">
            <text:p>242.0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4439">
            <text:p>10.4439</text:p>
          </table:table-cell>
          <table:table-cell office:value-type="float" office:value="3.12845">
            <text:p>3.12845</text:p>
          </table:table-cell>
          <table:table-cell office:value-type="float" office:value="241.872">
            <text:p>241.8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5523">
            <text:p>10.5523</text:p>
          </table:table-cell>
          <table:table-cell office:value-type="float" office:value="3.26822">
            <text:p>3.26822</text:p>
          </table:table-cell>
          <table:table-cell office:value-type="float" office:value="241.732">
            <text:p>241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6696">
            <text:p>10.6696</text:p>
          </table:table-cell>
          <table:table-cell office:value-type="float" office:value="3.41389">
            <text:p>3.41389</text:p>
          </table:table-cell>
          <table:table-cell office:value-type="float" office:value="241.586">
            <text:p>241.5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7971">
            <text:p>10.7971</text:p>
          </table:table-cell>
          <table:table-cell office:value-type="float" office:value="3.56456">
            <text:p>3.56456</text:p>
          </table:table-cell>
          <table:table-cell office:value-type="float" office:value="241.435">
            <text:p>241.4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0.928">
            <text:p>10.928</text:p>
          </table:table-cell>
          <table:table-cell office:value-type="float" office:value="3.71033">
            <text:p>3.71033</text:p>
          </table:table-cell>
          <table:table-cell office:value-type="float" office:value="241.29">
            <text:p>241.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0595">
            <text:p>11.0595</text:p>
          </table:table-cell>
          <table:table-cell office:value-type="float" office:value="3.84689">
            <text:p>3.84689</text:p>
          </table:table-cell>
          <table:table-cell office:value-type="float" office:value="241.153">
            <text:p>241.1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1755">
            <text:p>11.1755</text:p>
          </table:table-cell>
          <table:table-cell office:value-type="float" office:value="3.95853">
            <text:p>3.95853</text:p>
          </table:table-cell>
          <table:table-cell office:value-type="float" office:value="241.041">
            <text:p>241.0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2793">
            <text:p>11.2793</text:p>
          </table:table-cell>
          <table:table-cell office:value-type="float" office:value="4.05084">
            <text:p>4.05084</text:p>
          </table:table-cell>
          <table:table-cell office:value-type="float" office:value="240.949">
            <text:p>240.9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3999">
            <text:p>11.3999</text:p>
          </table:table-cell>
          <table:table-cell office:value-type="float" office:value="4.14856">
            <text:p>4.14856</text:p>
          </table:table-cell>
          <table:table-cell office:value-type="float" office:value="240.851">
            <text:p>240.8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5338">
            <text:p>11.5338</text:p>
          </table:table-cell>
          <table:table-cell office:value-type="float" office:value="4.24423">
            <text:p>4.24423</text:p>
          </table:table-cell>
          <table:table-cell office:value-type="float" office:value="240.756">
            <text:p>240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6621">
            <text:p>11.6621</text:p>
          </table:table-cell>
          <table:table-cell office:value-type="float" office:value="4.32239">
            <text:p>4.32239</text:p>
          </table:table-cell>
          <table:table-cell office:value-type="float" office:value="240.678">
            <text:p>240.6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7679">
            <text:p>11.7679</text:p>
          </table:table-cell>
          <table:table-cell office:value-type="float" office:value="4.37631">
            <text:p>4.37631</text:p>
          </table:table-cell>
          <table:table-cell office:value-type="float" office:value="240.624">
            <text:p>240.6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1.8871">
            <text:p>11.8871</text:p>
          </table:table-cell>
          <table:table-cell office:value-type="float" office:value="4.42499">
            <text:p>4.42499</text:p>
          </table:table-cell>
          <table:table-cell office:value-type="float" office:value="240.575">
            <text:p>240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0033">
            <text:p>12.0033</text:p>
          </table:table-cell>
          <table:table-cell office:value-type="float" office:value="4.45959">
            <text:p>4.45959</text:p>
          </table:table-cell>
          <table:table-cell office:value-type="float" office:value="240.54">
            <text:p>240.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1291">
            <text:p>12.1291</text:p>
          </table:table-cell>
          <table:table-cell office:value-type="float" office:value="4.48193">
            <text:p>4.48193</text:p>
          </table:table-cell>
          <table:table-cell office:value-type="float" office:value="240.518">
            <text:p>240.5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2459">
            <text:p>12.2459</text:p>
          </table:table-cell>
          <table:table-cell office:value-type="float" office:value="4.48801">
            <text:p>4.48801</text:p>
          </table:table-cell>
          <table:table-cell office:value-type="float" office:value="240.512">
            <text:p>240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3656">
            <text:p>12.3656</text:p>
          </table:table-cell>
          <table:table-cell office:value-type="float" office:value="4.47896">
            <text:p>4.47896</text:p>
          </table:table-cell>
          <table:table-cell office:value-type="float" office:value="240.521">
            <text:p>240.5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4867">
            <text:p>12.4867</text:p>
          </table:table-cell>
          <table:table-cell office:value-type="float" office:value="4.45325">
            <text:p>4.45325</text:p>
          </table:table-cell>
          <table:table-cell office:value-type="float" office:value="240.547">
            <text:p>240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6071">
            <text:p>12.6071</text:p>
          </table:table-cell>
          <table:table-cell office:value-type="float" office:value="4.41069">
            <text:p>4.41069</text:p>
          </table:table-cell>
          <table:table-cell office:value-type="float" office:value="240.589">
            <text:p>240.5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73">
            <text:p>12.73</text:p>
          </table:table-cell>
          <table:table-cell office:value-type="float" office:value="4.34901">
            <text:p>4.34901</text:p>
          </table:table-cell>
          <table:table-cell office:value-type="float" office:value="240.651">
            <text:p>240.6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856">
            <text:p>12.856</text:p>
          </table:table-cell>
          <table:table-cell office:value-type="float" office:value="4.26588">
            <text:p>4.26588</text:p>
          </table:table-cell>
          <table:table-cell office:value-type="float" office:value="240.734">
            <text:p>240.7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2.9822">
            <text:p>12.9822</text:p>
          </table:table-cell>
          <table:table-cell office:value-type="float" office:value="4.16202">
            <text:p>4.16202</text:p>
          </table:table-cell>
          <table:table-cell office:value-type="float" office:value="240.838">
            <text:p>240.8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0993">
            <text:p>13.0993</text:p>
          </table:table-cell>
          <table:table-cell office:value-type="float" office:value="4.0466">
            <text:p>4.0466</text:p>
          </table:table-cell>
          <table:table-cell office:value-type="float" office:value="240.953">
            <text:p>240.9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2147">
            <text:p>13.2147</text:p>
          </table:table-cell>
          <table:table-cell office:value-type="float" office:value="3.91455">
            <text:p>3.91455</text:p>
          </table:table-cell>
          <table:table-cell office:value-type="float" office:value="241.085">
            <text:p>241.0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337">
            <text:p>13.337</text:p>
          </table:table-cell>
          <table:table-cell office:value-type="float" office:value="3.75417">
            <text:p>3.75417</text:p>
          </table:table-cell>
          <table:table-cell office:value-type="float" office:value="241.246">
            <text:p>241.2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4496">
            <text:p>13.4496</text:p>
          </table:table-cell>
          <table:table-cell office:value-type="float" office:value="3.58783">
            <text:p>3.58783</text:p>
          </table:table-cell>
          <table:table-cell office:value-type="float" office:value="241.412">
            <text:p>241.4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5691">
            <text:p>13.5691</text:p>
          </table:table-cell>
          <table:table-cell office:value-type="float" office:value="3.39125">
            <text:p>3.39125</text:p>
          </table:table-cell>
          <table:table-cell office:value-type="float" office:value="241.609">
            <text:p>241.6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6824">
            <text:p>13.6824</text:p>
          </table:table-cell>
          <table:table-cell office:value-type="float" office:value="3.1857">
            <text:p>3.1857</text:p>
          </table:table-cell>
          <table:table-cell office:value-type="float" office:value="241.814">
            <text:p>241.8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7935">
            <text:p>13.7935</text:p>
          </table:table-cell>
          <table:table-cell office:value-type="float" office:value="2.9659">
            <text:p>2.9659</text:p>
          </table:table-cell>
          <table:table-cell office:value-type="float" office:value="242.034">
            <text:p>242.0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3.9099">
            <text:p>13.9099</text:p>
          </table:table-cell>
          <table:table-cell office:value-type="float" office:value="2.71577">
            <text:p>2.71577</text:p>
          </table:table-cell>
          <table:table-cell office:value-type="float" office:value="242.284">
            <text:p>242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0231">
            <text:p>14.0231</text:p>
          </table:table-cell>
          <table:table-cell office:value-type="float" office:value="2.45345">
            <text:p>2.45345</text:p>
          </table:table-cell>
          <table:table-cell office:value-type="float" office:value="242.547">
            <text:p>242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134">
            <text:p>14.134</text:p>
          </table:table-cell>
          <table:table-cell office:value-type="float" office:value="2.17831">
            <text:p>2.17831</text:p>
          </table:table-cell>
          <table:table-cell office:value-type="float" office:value="242.822">
            <text:p>242.822</text:p>
          </table:table-cell>
          <table:table-cell office:value-type="float" office:value="0.871326">
            <text:p>0.87132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2482">
            <text:p>14.2482</text:p>
          </table:table-cell>
          <table:table-cell office:value-type="float" office:value="1.87592">
            <text:p>1.87592</text:p>
          </table:table-cell>
          <table:table-cell office:value-type="float" office:value="243.124">
            <text:p>243.124</text:p>
          </table:table-cell>
          <table:table-cell office:value-type="float" office:value="0.750366">
            <text:p>0.75036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3623">
            <text:p>14.3623</text:p>
          </table:table-cell>
          <table:table-cell office:value-type="float" office:value="1.55467">
            <text:p>1.55467</text:p>
          </table:table-cell>
          <table:table-cell office:value-type="float" office:value="243.445">
            <text:p>243.445</text:p>
          </table:table-cell>
          <table:table-cell office:value-type="float" office:value="0.621869">
            <text:p>0.62186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474">
            <text:p>14.474</text:p>
          </table:table-cell>
          <table:table-cell office:value-type="float" office:value="1.22374">
            <text:p>1.22374</text:p>
          </table:table-cell>
          <table:table-cell office:value-type="float" office:value="243.776">
            <text:p>243.776</text:p>
          </table:table-cell>
          <table:table-cell office:value-type="float" office:value="0.489496">
            <text:p>0.48949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5845">
            <text:p>14.5845</text:p>
          </table:table-cell>
          <table:table-cell office:value-type="float" office:value="0.880951">
            <text:p>0.880951</text:p>
          </table:table-cell>
          <table:table-cell office:value-type="float" office:value="244.119">
            <text:p>244.119</text:p>
          </table:table-cell>
          <table:table-cell office:value-type="float" office:value="0.35238">
            <text:p>0.3523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6959">
            <text:p>14.6959</text:p>
          </table:table-cell>
          <table:table-cell office:value-type="float" office:value="0.522659">
            <text:p>0.522659</text:p>
          </table:table-cell>
          <table:table-cell office:value-type="float" office:value="244.477">
            <text:p>244.477</text:p>
          </table:table-cell>
          <table:table-cell office:value-type="float" office:value="0.209064">
            <text:p>0.20906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8072">
            <text:p>14.8072</text:p>
          </table:table-cell>
          <table:table-cell office:value-type="float" office:value="0.154907">
            <text:p>0.154907</text:p>
          </table:table-cell>
          <table:table-cell office:value-type="float" office:value="244.845">
            <text:p>244.845</text:p>
          </table:table-cell>
          <table:table-cell office:value-type="float" office:value="0.0619629">
            <text:p>0.061962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4.9223">
            <text:p>14.9223</text:p>
          </table:table-cell>
          <table:table-cell office:value-type="float" office:value="-0.23175">
            <text:p>-0.23175</text:p>
          </table:table-cell>
          <table:table-cell office:value-type="float" office:value="245.232">
            <text:p>245.2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0437">
            <text:p>15.0437</text:p>
          </table:table-cell>
          <table:table-cell office:value-type="float" office:value="-0.641586">
            <text:p>-0.641586</text:p>
          </table:table-cell>
          <table:table-cell office:value-type="float" office:value="245.642">
            <text:p>245.64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1683">
            <text:p>15.1683</text:p>
          </table:table-cell>
          <table:table-cell office:value-type="float" office:value="-1.05879">
            <text:p>-1.05879</text:p>
          </table:table-cell>
          <table:table-cell office:value-type="float" office:value="246.059">
            <text:p>246.0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2929">
            <text:p>15.2929</text:p>
          </table:table-cell>
          <table:table-cell office:value-type="float" office:value="-1.46658">
            <text:p>-1.46658</text:p>
          </table:table-cell>
          <table:table-cell office:value-type="float" office:value="246.467">
            <text:p>246.4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4169">
            <text:p>15.4169</text:p>
          </table:table-cell>
          <table:table-cell office:value-type="float" office:value="-1.85776">
            <text:p>-1.85776</text:p>
          </table:table-cell>
          <table:table-cell office:value-type="float" office:value="246.858">
            <text:p>246.8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5311">
            <text:p>15.5311</text:p>
          </table:table-cell>
          <table:table-cell office:value-type="float" office:value="-2.20174">
            <text:p>-2.20174</text:p>
          </table:table-cell>
          <table:table-cell office:value-type="float" office:value="247.202">
            <text:p>247.2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6539">
            <text:p>15.6539</text:p>
          </table:table-cell>
          <table:table-cell office:value-type="float" office:value="-2.55054">
            <text:p>-2.55054</text:p>
          </table:table-cell>
          <table:table-cell office:value-type="float" office:value="247.551">
            <text:p>247.5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7738">
            <text:p>15.7738</text:p>
          </table:table-cell>
          <table:table-cell office:value-type="float" office:value="-2.86749">
            <text:p>-2.86749</text:p>
          </table:table-cell>
          <table:table-cell office:value-type="float" office:value="247.867">
            <text:p>247.8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5.8889">
            <text:p>15.8889</text:p>
          </table:table-cell>
          <table:table-cell office:value-type="float" office:value="-3.14813">
            <text:p>-3.14813</text:p>
          </table:table-cell>
          <table:table-cell office:value-type="float" office:value="248.148">
            <text:p>248.1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0014">
            <text:p>16.0014</text:p>
          </table:table-cell>
          <table:table-cell office:value-type="float" office:value="-3.39886">
            <text:p>-3.39886</text:p>
          </table:table-cell>
          <table:table-cell office:value-type="float" office:value="248.399">
            <text:p>248.3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122">
            <text:p>16.122</text:p>
          </table:table-cell>
          <table:table-cell office:value-type="float" office:value="-3.64122">
            <text:p>-3.64122</text:p>
          </table:table-cell>
          <table:table-cell office:value-type="float" office:value="248.641">
            <text:p>248.64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2316">
            <text:p>16.2316</text:p>
          </table:table-cell>
          <table:table-cell office:value-type="float" office:value="-3.83725">
            <text:p>-3.83725</text:p>
          </table:table-cell>
          <table:table-cell office:value-type="float" office:value="248.837">
            <text:p>248.8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3522">
            <text:p>16.3522</text:p>
          </table:table-cell>
          <table:table-cell office:value-type="float" office:value="-4.02611">
            <text:p>-4.02611</text:p>
          </table:table-cell>
          <table:table-cell office:value-type="float" office:value="249.026">
            <text:p>249.0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4703">
            <text:p>16.4703</text:p>
          </table:table-cell>
          <table:table-cell office:value-type="float" office:value="-4.18443">
            <text:p>-4.18443</text:p>
          </table:table-cell>
          <table:table-cell office:value-type="float" office:value="249.184">
            <text:p>249.1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5879">
            <text:p>16.5879</text:p>
          </table:table-cell>
          <table:table-cell office:value-type="float" office:value="-4.31631">
            <text:p>-4.31631</text:p>
          </table:table-cell>
          <table:table-cell office:value-type="float" office:value="249.316">
            <text:p>249.3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7023">
            <text:p>16.7023</text:p>
          </table:table-cell>
          <table:table-cell office:value-type="float" office:value="-4.42081">
            <text:p>-4.42081</text:p>
          </table:table-cell>
          <table:table-cell office:value-type="float" office:value="249.421">
            <text:p>249.4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8184">
            <text:p>16.8184</text:p>
          </table:table-cell>
          <table:table-cell office:value-type="float" office:value="-4.50348">
            <text:p>-4.50348</text:p>
          </table:table-cell>
          <table:table-cell office:value-type="float" office:value="249.503">
            <text:p>249.5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6.9406">
            <text:p>16.9406</text:p>
          </table:table-cell>
          <table:table-cell office:value-type="float" office:value="-4.56628">
            <text:p>-4.56628</text:p>
          </table:table-cell>
          <table:table-cell office:value-type="float" office:value="249.566">
            <text:p>249.5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0598">
            <text:p>17.0598</text:p>
          </table:table-cell>
          <table:table-cell office:value-type="float" office:value="-4.60478">
            <text:p>-4.60478</text:p>
          </table:table-cell>
          <table:table-cell office:value-type="float" office:value="249.605">
            <text:p>249.6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1808">
            <text:p>17.1808</text:p>
          </table:table-cell>
          <table:table-cell office:value-type="float" office:value="-4.62215">
            <text:p>-4.62215</text:p>
          </table:table-cell>
          <table:table-cell office:value-type="float" office:value="249.622">
            <text:p>249.6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2984">
            <text:p>17.2984</text:p>
          </table:table-cell>
          <table:table-cell office:value-type="float" office:value="-4.61934">
            <text:p>-4.61934</text:p>
          </table:table-cell>
          <table:table-cell office:value-type="float" office:value="249.619">
            <text:p>249.6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4163">
            <text:p>17.4163</text:p>
          </table:table-cell>
          <table:table-cell office:value-type="float" office:value="-4.59827">
            <text:p>-4.59827</text:p>
          </table:table-cell>
          <table:table-cell office:value-type="float" office:value="249.598">
            <text:p>249.59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5439">
            <text:p>17.5439</text:p>
          </table:table-cell>
          <table:table-cell office:value-type="float" office:value="-4.55594">
            <text:p>-4.55594</text:p>
          </table:table-cell>
          <table:table-cell office:value-type="float" office:value="249.556">
            <text:p>249.5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6552">
            <text:p>17.6552</text:p>
          </table:table-cell>
          <table:table-cell office:value-type="float" office:value="-4.50397">
            <text:p>-4.50397</text:p>
          </table:table-cell>
          <table:table-cell office:value-type="float" office:value="249.504">
            <text:p>249.5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7792">
            <text:p>17.7792</text:p>
          </table:table-cell>
          <table:table-cell office:value-type="float" office:value="-4.43062">
            <text:p>-4.43062</text:p>
          </table:table-cell>
          <table:table-cell office:value-type="float" office:value="249.431">
            <text:p>249.4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7.902">
            <text:p>17.902</text:p>
          </table:table-cell>
          <table:table-cell office:value-type="float" office:value="-4.34334">
            <text:p>-4.34334</text:p>
          </table:table-cell>
          <table:table-cell office:value-type="float" office:value="249.343">
            <text:p>249.3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0131">
            <text:p>18.0131</text:p>
          </table:table-cell>
          <table:table-cell office:value-type="float" office:value="-4.25262">
            <text:p>-4.25262</text:p>
          </table:table-cell>
          <table:table-cell office:value-type="float" office:value="249.253">
            <text:p>249.2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1288">
            <text:p>18.1288</text:p>
          </table:table-cell>
          <table:table-cell office:value-type="float" office:value="-4.14737">
            <text:p>-4.14737</text:p>
          </table:table-cell>
          <table:table-cell office:value-type="float" office:value="249.147">
            <text:p>249.1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261">
            <text:p>18.261</text:p>
          </table:table-cell>
          <table:table-cell office:value-type="float" office:value="-4.01508">
            <text:p>-4.01508</text:p>
          </table:table-cell>
          <table:table-cell office:value-type="float" office:value="249.015">
            <text:p>249.01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3784">
            <text:p>18.3784</text:p>
          </table:table-cell>
          <table:table-cell office:value-type="float" office:value="-3.88768">
            <text:p>-3.88768</text:p>
          </table:table-cell>
          <table:table-cell office:value-type="float" office:value="248.888">
            <text:p>248.8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5105">
            <text:p>18.5105</text:p>
          </table:table-cell>
          <table:table-cell office:value-type="float" office:value="-3.73419">
            <text:p>-3.73419</text:p>
          </table:table-cell>
          <table:table-cell office:value-type="float" office:value="248.734">
            <text:p>248.7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6371">
            <text:p>18.6371</text:p>
          </table:table-cell>
          <table:table-cell office:value-type="float" office:value="-3.57838">
            <text:p>-3.57838</text:p>
          </table:table-cell>
          <table:table-cell office:value-type="float" office:value="248.578">
            <text:p>248.57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7654">
            <text:p>18.7654</text:p>
          </table:table-cell>
          <table:table-cell office:value-type="float" office:value="-3.41235">
            <text:p>-3.41235</text:p>
          </table:table-cell>
          <table:table-cell office:value-type="float" office:value="248.412">
            <text:p>248.4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8.8803">
            <text:p>18.8803</text:p>
          </table:table-cell>
          <table:table-cell office:value-type="float" office:value="-3.25748">
            <text:p>-3.25748</text:p>
          </table:table-cell>
          <table:table-cell office:value-type="float" office:value="248.257">
            <text:p>248.25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0011">
            <text:p>19.0011</text:p>
          </table:table-cell>
          <table:table-cell office:value-type="float" office:value="-3.08957">
            <text:p>-3.08957</text:p>
          </table:table-cell>
          <table:table-cell office:value-type="float" office:value="248.09">
            <text:p>248.0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1178">
            <text:p>19.1178</text:p>
          </table:table-cell>
          <table:table-cell office:value-type="float" office:value="-2.92249">
            <text:p>-2.92249</text:p>
          </table:table-cell>
          <table:table-cell office:value-type="float" office:value="247.922">
            <text:p>247.9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2292">
            <text:p>19.2292</text:p>
          </table:table-cell>
          <table:table-cell office:value-type="float" office:value="-2.75914">
            <text:p>-2.75914</text:p>
          </table:table-cell>
          <table:table-cell office:value-type="float" office:value="247.759">
            <text:p>247.7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3464">
            <text:p>19.3464</text:p>
          </table:table-cell>
          <table:table-cell office:value-type="float" office:value="-2.58377">
            <text:p>-2.58377</text:p>
          </table:table-cell>
          <table:table-cell office:value-type="float" office:value="247.584">
            <text:p>247.5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4644">
            <text:p>19.4644</text:p>
          </table:table-cell>
          <table:table-cell office:value-type="float" office:value="-2.40361">
            <text:p>-2.40361</text:p>
          </table:table-cell>
          <table:table-cell office:value-type="float" office:value="247.404">
            <text:p>247.4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5816">
            <text:p>19.5816</text:p>
          </table:table-cell>
          <table:table-cell office:value-type="float" office:value="-2.22211">
            <text:p>-2.22211</text:p>
          </table:table-cell>
          <table:table-cell office:value-type="float" office:value="247.222">
            <text:p>247.2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7023">
            <text:p>19.7023</text:p>
          </table:table-cell>
          <table:table-cell office:value-type="float" office:value="-2.03279">
            <text:p>-2.03279</text:p>
          </table:table-cell>
          <table:table-cell office:value-type="float" office:value="247.033">
            <text:p>247.0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8212">
            <text:p>19.8212</text:p>
          </table:table-cell>
          <table:table-cell office:value-type="float" office:value="-1.84445">
            <text:p>-1.84445</text:p>
          </table:table-cell>
          <table:table-cell office:value-type="float" office:value="246.844">
            <text:p>246.8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19.9432">
            <text:p>19.9432</text:p>
          </table:table-cell>
          <table:table-cell office:value-type="float" office:value="-1.64925">
            <text:p>-1.64925</text:p>
          </table:table-cell>
          <table:table-cell office:value-type="float" office:value="246.649">
            <text:p>246.6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0706">
            <text:p>20.0706</text:p>
          </table:table-cell>
          <table:table-cell office:value-type="float" office:value="-1.44398">
            <text:p>-1.44398</text:p>
          </table:table-cell>
          <table:table-cell office:value-type="float" office:value="246.444">
            <text:p>246.4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1926">
            <text:p>20.1926</text:p>
          </table:table-cell>
          <table:table-cell office:value-type="float" office:value="-1.24615">
            <text:p>-1.24615</text:p>
          </table:table-cell>
          <table:table-cell office:value-type="float" office:value="246.246">
            <text:p>246.2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3121">
            <text:p>20.3121</text:p>
          </table:table-cell>
          <table:table-cell office:value-type="float" office:value="-1.05188">
            <text:p>-1.05188</text:p>
          </table:table-cell>
          <table:table-cell office:value-type="float" office:value="246.052">
            <text:p>246.0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442">
            <text:p>20.442</text:p>
          </table:table-cell>
          <table:table-cell office:value-type="float" office:value="-0.839828">
            <text:p>-0.839828</text:p>
          </table:table-cell>
          <table:table-cell office:value-type="float" office:value="245.84">
            <text:p>245.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5601">
            <text:p>20.5601</text:p>
          </table:table-cell>
          <table:table-cell office:value-type="float" office:value="-0.646866">
            <text:p>-0.646866</text:p>
          </table:table-cell>
          <table:table-cell office:value-type="float" office:value="245.647">
            <text:p>245.6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6752">
            <text:p>20.6752</text:p>
          </table:table-cell>
          <table:table-cell office:value-type="float" office:value="-0.458633">
            <text:p>-0.458633</text:p>
          </table:table-cell>
          <table:table-cell office:value-type="float" office:value="245.459">
            <text:p>245.4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7944">
            <text:p>20.7944</text:p>
          </table:table-cell>
          <table:table-cell office:value-type="float" office:value="-0.264038">
            <text:p>-0.264038</text:p>
          </table:table-cell>
          <table:table-cell office:value-type="float" office:value="245.264">
            <text:p>245.2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0.9183">
            <text:p>20.9183</text:p>
          </table:table-cell>
          <table:table-cell office:value-type="float" office:value="-0.0617218">
            <text:p>-0.0617218</text:p>
          </table:table-cell>
          <table:table-cell office:value-type="float" office:value="245.062">
            <text:p>245.06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0367">
            <text:p>21.0367</text:p>
          </table:table-cell>
          <table:table-cell office:value-type="float" office:value="0.13121">
            <text:p>0.13121</text:p>
          </table:table-cell>
          <table:table-cell office:value-type="float" office:value="244.869">
            <text:p>244.869</text:p>
          </table:table-cell>
          <table:table-cell office:value-type="float" office:value="0.0524841">
            <text:p>0.052484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1553">
            <text:p>21.1553</text:p>
          </table:table-cell>
          <table:table-cell office:value-type="float" office:value="0.323746">
            <text:p>0.323746</text:p>
          </table:table-cell>
          <table:table-cell office:value-type="float" office:value="244.676">
            <text:p>244.676</text:p>
          </table:table-cell>
          <table:table-cell office:value-type="float" office:value="0.129498">
            <text:p>0.12949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2732">
            <text:p>21.2732</text:p>
          </table:table-cell>
          <table:table-cell office:value-type="float" office:value="0.51442">
            <text:p>0.51442</text:p>
          </table:table-cell>
          <table:table-cell office:value-type="float" office:value="244.486">
            <text:p>244.486</text:p>
          </table:table-cell>
          <table:table-cell office:value-type="float" office:value="0.205768">
            <text:p>0.20576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3933">
            <text:p>21.3933</text:p>
          </table:table-cell>
          <table:table-cell office:value-type="float" office:value="0.707993">
            <text:p>0.707993</text:p>
          </table:table-cell>
          <table:table-cell office:value-type="float" office:value="244.292">
            <text:p>244.292</text:p>
          </table:table-cell>
          <table:table-cell office:value-type="float" office:value="0.283197">
            <text:p>0.28319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5148">
            <text:p>21.5148</text:p>
          </table:table-cell>
          <table:table-cell office:value-type="float" office:value="0.902863">
            <text:p>0.902863</text:p>
          </table:table-cell>
          <table:table-cell office:value-type="float" office:value="244.097">
            <text:p>244.097</text:p>
          </table:table-cell>
          <table:table-cell office:value-type="float" office:value="0.361145">
            <text:p>0.36114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6309">
            <text:p>21.6309</text:p>
          </table:table-cell>
          <table:table-cell office:value-type="float" office:value="1.08797">
            <text:p>1.08797</text:p>
          </table:table-cell>
          <table:table-cell office:value-type="float" office:value="243.912">
            <text:p>243.912</text:p>
          </table:table-cell>
          <table:table-cell office:value-type="float" office:value="0.435187">
            <text:p>0.43518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7545">
            <text:p>21.7545</text:p>
          </table:table-cell>
          <table:table-cell office:value-type="float" office:value="1.28424">
            <text:p>1.28424</text:p>
          </table:table-cell>
          <table:table-cell office:value-type="float" office:value="243.716">
            <text:p>243.716</text:p>
          </table:table-cell>
          <table:table-cell office:value-type="float" office:value="0.513696">
            <text:p>0.51369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8781">
            <text:p>21.8781</text:p>
          </table:table-cell>
          <table:table-cell office:value-type="float" office:value="1.47882">
            <text:p>1.47882</text:p>
          </table:table-cell>
          <table:table-cell office:value-type="float" office:value="243.521">
            <text:p>243.521</text:p>
          </table:table-cell>
          <table:table-cell office:value-type="float" office:value="0.591528">
            <text:p>0.59152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1.9906">
            <text:p>21.9906</text:p>
          </table:table-cell>
          <table:table-cell office:value-type="float" office:value="1.65457">
            <text:p>1.65457</text:p>
          </table:table-cell>
          <table:table-cell office:value-type="float" office:value="243.345">
            <text:p>243.345</text:p>
          </table:table-cell>
          <table:table-cell office:value-type="float" office:value="0.661829">
            <text:p>0.66182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1154">
            <text:p>22.1154</text:p>
          </table:table-cell>
          <table:table-cell office:value-type="float" office:value="1.84799">
            <text:p>1.84799</text:p>
          </table:table-cell>
          <table:table-cell office:value-type="float" office:value="243.152">
            <text:p>243.152</text:p>
          </table:table-cell>
          <table:table-cell office:value-type="float" office:value="0.739197">
            <text:p>0.73919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2242">
            <text:p>22.2242</text:p>
          </table:table-cell>
          <table:table-cell office:value-type="float" office:value="2.01505">
            <text:p>2.01505</text:p>
          </table:table-cell>
          <table:table-cell office:value-type="float" office:value="242.985">
            <text:p>242.985</text:p>
          </table:table-cell>
          <table:table-cell office:value-type="float" office:value="0.806018">
            <text:p>0.80601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3335">
            <text:p>22.3335</text:p>
          </table:table-cell>
          <table:table-cell office:value-type="float" office:value="2.18102">
            <text:p>2.18102</text:p>
          </table:table-cell>
          <table:table-cell office:value-type="float" office:value="242.819">
            <text:p>242.819</text:p>
          </table:table-cell>
          <table:table-cell office:value-type="float" office:value="0.872406">
            <text:p>0.87240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4512">
            <text:p>22.4512</text:p>
          </table:table-cell>
          <table:table-cell office:value-type="float" office:value="2.35764">
            <text:p>2.35764</text:p>
          </table:table-cell>
          <table:table-cell office:value-type="float" office:value="242.642">
            <text:p>242.642</text:p>
          </table:table-cell>
          <table:table-cell office:value-type="float" office:value="0.943054">
            <text:p>0.94305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5692">
            <text:p>22.5692</text:p>
          </table:table-cell>
          <table:table-cell office:value-type="float" office:value="2.53111">
            <text:p>2.53111</text:p>
          </table:table-cell>
          <table:table-cell office:value-type="float" office:value="242.469">
            <text:p>242.4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6854">
            <text:p>22.6854</text:p>
          </table:table-cell>
          <table:table-cell office:value-type="float" office:value="2.69844">
            <text:p>2.69844</text:p>
          </table:table-cell>
          <table:table-cell office:value-type="float" office:value="242.302">
            <text:p>242.3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8103">
            <text:p>22.8103</text:p>
          </table:table-cell>
          <table:table-cell office:value-type="float" office:value="2.87375">
            <text:p>2.87375</text:p>
          </table:table-cell>
          <table:table-cell office:value-type="float" office:value="242.126">
            <text:p>242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2.9314">
            <text:p>22.9314</text:p>
          </table:table-cell>
          <table:table-cell office:value-type="float" office:value="3.0386">
            <text:p>3.0386</text:p>
          </table:table-cell>
          <table:table-cell office:value-type="float" office:value="241.961">
            <text:p>241.9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0486">
            <text:p>23.0486</text:p>
          </table:table-cell>
          <table:table-cell office:value-type="float" office:value="3.19299">
            <text:p>3.19299</text:p>
          </table:table-cell>
          <table:table-cell office:value-type="float" office:value="241.807">
            <text:p>241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1692">
            <text:p>23.1692</text:p>
          </table:table-cell>
          <table:table-cell office:value-type="float" office:value="3.34572">
            <text:p>3.34572</text:p>
          </table:table-cell>
          <table:table-cell office:value-type="float" office:value="241.654">
            <text:p>241.6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2871">
            <text:p>23.2871</text:p>
          </table:table-cell>
          <table:table-cell office:value-type="float" office:value="3.48842">
            <text:p>3.48842</text:p>
          </table:table-cell>
          <table:table-cell office:value-type="float" office:value="241.512">
            <text:p>241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4089">
            <text:p>23.4089</text:p>
          </table:table-cell>
          <table:table-cell office:value-type="float" office:value="3.6288">
            <text:p>3.6288</text:p>
          </table:table-cell>
          <table:table-cell office:value-type="float" office:value="241.371">
            <text:p>241.3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5307">
            <text:p>23.5307</text:p>
          </table:table-cell>
          <table:table-cell office:value-type="float" office:value="3.76111">
            <text:p>3.76111</text:p>
          </table:table-cell>
          <table:table-cell office:value-type="float" office:value="241.239">
            <text:p>241.2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6569">
            <text:p>23.6569</text:p>
          </table:table-cell>
          <table:table-cell office:value-type="float" office:value="3.88892">
            <text:p>3.88892</text:p>
          </table:table-cell>
          <table:table-cell office:value-type="float" office:value="241.111">
            <text:p>241.1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7724">
            <text:p>23.7724</text:p>
          </table:table-cell>
          <table:table-cell office:value-type="float" office:value="3.99722">
            <text:p>3.99722</text:p>
          </table:table-cell>
          <table:table-cell office:value-type="float" office:value="241.003">
            <text:p>241.0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3.8831">
            <text:p>23.8831</text:p>
          </table:table-cell>
          <table:table-cell office:value-type="float" office:value="4.09286">
            <text:p>4.09286</text:p>
          </table:table-cell>
          <table:table-cell office:value-type="float" office:value="240.907">
            <text:p>240.9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0119">
            <text:p>24.0119</text:p>
          </table:table-cell>
          <table:table-cell office:value-type="float" office:value="4.19307">
            <text:p>4.19307</text:p>
          </table:table-cell>
          <table:table-cell office:value-type="float" office:value="240.807">
            <text:p>240.8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134">
            <text:p>24.134</text:p>
          </table:table-cell>
          <table:table-cell office:value-type="float" office:value="4.27649">
            <text:p>4.27649</text:p>
          </table:table-cell>
          <table:table-cell office:value-type="float" office:value="240.724">
            <text:p>240.7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2543">
            <text:p>24.2543</text:p>
          </table:table-cell>
          <table:table-cell office:value-type="float" office:value="4.34698">
            <text:p>4.34698</text:p>
          </table:table-cell>
          <table:table-cell office:value-type="float" office:value="240.653">
            <text:p>240.6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3778">
            <text:p>24.3778</text:p>
          </table:table-cell>
          <table:table-cell office:value-type="float" office:value="4.40685">
            <text:p>4.40685</text:p>
          </table:table-cell>
          <table:table-cell office:value-type="float" office:value="240.593">
            <text:p>240.5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4975">
            <text:p>24.4975</text:p>
          </table:table-cell>
          <table:table-cell office:value-type="float" office:value="4.45183">
            <text:p>4.45183</text:p>
          </table:table-cell>
          <table:table-cell office:value-type="float" office:value="240.548">
            <text:p>240.5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6194">
            <text:p>24.6194</text:p>
          </table:table-cell>
          <table:table-cell office:value-type="float" office:value="4.48386">
            <text:p>4.48386</text:p>
          </table:table-cell>
          <table:table-cell office:value-type="float" office:value="240.516">
            <text:p>240.5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7413">
            <text:p>24.7413</text:p>
          </table:table-cell>
          <table:table-cell office:value-type="float" office:value="4.50125">
            <text:p>4.50125</text:p>
          </table:table-cell>
          <table:table-cell office:value-type="float" office:value="240.499">
            <text:p>240.4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8599">
            <text:p>24.8599</text:p>
          </table:table-cell>
          <table:table-cell office:value-type="float" office:value="4.5034">
            <text:p>4.5034</text:p>
          </table:table-cell>
          <table:table-cell office:value-type="float" office:value="240.497">
            <text:p>240.4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4.9875">
            <text:p>24.9875</text:p>
          </table:table-cell>
          <table:table-cell office:value-type="float" office:value="4.4888">
            <text:p>4.4888</text:p>
          </table:table-cell>
          <table:table-cell office:value-type="float" office:value="240.511">
            <text:p>240.5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1046">
            <text:p>25.1046</text:p>
          </table:table-cell>
          <table:table-cell office:value-type="float" office:value="4.45924">
            <text:p>4.45924</text:p>
          </table:table-cell>
          <table:table-cell office:value-type="float" office:value="240.541">
            <text:p>240.5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215">
            <text:p>25.215</text:p>
          </table:table-cell>
          <table:table-cell office:value-type="float" office:value="4.41689">
            <text:p>4.41689</text:p>
          </table:table-cell>
          <table:table-cell office:value-type="float" office:value="240.583">
            <text:p>240.5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3336">
            <text:p>25.3336</text:p>
          </table:table-cell>
          <table:table-cell office:value-type="float" office:value="4.35493">
            <text:p>4.35493</text:p>
          </table:table-cell>
          <table:table-cell office:value-type="float" office:value="240.645">
            <text:p>240.6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4587">
            <text:p>25.4587</text:p>
          </table:table-cell>
          <table:table-cell office:value-type="float" office:value="4.2706">
            <text:p>4.2706</text:p>
          </table:table-cell>
          <table:table-cell office:value-type="float" office:value="240.729">
            <text:p>240.7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5774">
            <text:p>25.5774</text:p>
          </table:table-cell>
          <table:table-cell office:value-type="float" office:value="4.17192">
            <text:p>4.17192</text:p>
          </table:table-cell>
          <table:table-cell office:value-type="float" office:value="240.828">
            <text:p>240.8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6947">
            <text:p>25.6947</text:p>
          </table:table-cell>
          <table:table-cell office:value-type="float" office:value="4.05617">
            <text:p>4.05617</text:p>
          </table:table-cell>
          <table:table-cell office:value-type="float" office:value="240.944">
            <text:p>240.9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815">
            <text:p>25.815</text:p>
          </table:table-cell>
          <table:table-cell office:value-type="float" office:value="3.91805">
            <text:p>3.91805</text:p>
          </table:table-cell>
          <table:table-cell office:value-type="float" office:value="241.082">
            <text:p>241.0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5.9433">
            <text:p>25.9433</text:p>
          </table:table-cell>
          <table:table-cell office:value-type="float" office:value="3.7486">
            <text:p>3.7486</text:p>
          </table:table-cell>
          <table:table-cell office:value-type="float" office:value="241.251">
            <text:p>241.2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0654">
            <text:p>26.0654</text:p>
          </table:table-cell>
          <table:table-cell office:value-type="float" office:value="3.56569">
            <text:p>3.56569</text:p>
          </table:table-cell>
          <table:table-cell office:value-type="float" office:value="241.434">
            <text:p>241.4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1898">
            <text:p>26.1898</text:p>
          </table:table-cell>
          <table:table-cell office:value-type="float" office:value="3.35744">
            <text:p>3.35744</text:p>
          </table:table-cell>
          <table:table-cell office:value-type="float" office:value="241.643">
            <text:p>241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3022">
            <text:p>26.3022</text:p>
          </table:table-cell>
          <table:table-cell office:value-type="float" office:value="3.14981">
            <text:p>3.14981</text:p>
          </table:table-cell>
          <table:table-cell office:value-type="float" office:value="241.85">
            <text:p>241.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4202">
            <text:p>26.4202</text:p>
          </table:table-cell>
          <table:table-cell office:value-type="float" office:value="2.91228">
            <text:p>2.91228</text:p>
          </table:table-cell>
          <table:table-cell office:value-type="float" office:value="242.088">
            <text:p>242.0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5409">
            <text:p>26.5409</text:p>
          </table:table-cell>
          <table:table-cell office:value-type="float" office:value="2.64815">
            <text:p>2.64815</text:p>
          </table:table-cell>
          <table:table-cell office:value-type="float" office:value="242.352">
            <text:p>242.3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6657">
            <text:p>26.6657</text:p>
          </table:table-cell>
          <table:table-cell office:value-type="float" office:value="2.35257">
            <text:p>2.35257</text:p>
          </table:table-cell>
          <table:table-cell office:value-type="float" office:value="242.647">
            <text:p>242.647</text:p>
          </table:table-cell>
          <table:table-cell office:value-type="float" office:value="0.941028">
            <text:p>0.94102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7939">
            <text:p>26.7939</text:p>
          </table:table-cell>
          <table:table-cell office:value-type="float" office:value="2.02515">
            <text:p>2.02515</text:p>
          </table:table-cell>
          <table:table-cell office:value-type="float" office:value="242.975">
            <text:p>242.975</text:p>
          </table:table-cell>
          <table:table-cell office:value-type="float" office:value="0.810059">
            <text:p>0.81005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6.9168">
            <text:p>26.9168</text:p>
          </table:table-cell>
          <table:table-cell office:value-type="float" office:value="1.68892">
            <text:p>1.68892</text:p>
          </table:table-cell>
          <table:table-cell office:value-type="float" office:value="243.311">
            <text:p>243.311</text:p>
          </table:table-cell>
          <table:table-cell office:value-type="float" office:value="0.675568">
            <text:p>0.67556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0328">
            <text:p>27.0328</text:p>
          </table:table-cell>
          <table:table-cell office:value-type="float" office:value="1.35204">
            <text:p>1.35204</text:p>
          </table:table-cell>
          <table:table-cell office:value-type="float" office:value="243.648">
            <text:p>243.648</text:p>
          </table:table-cell>
          <table:table-cell office:value-type="float" office:value="0.540814">
            <text:p>0.54081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1555">
            <text:p>27.1555</text:p>
          </table:table-cell>
          <table:table-cell office:value-type="float" office:value="0.9767">
            <text:p>0.9767</text:p>
          </table:table-cell>
          <table:table-cell office:value-type="float" office:value="244.023">
            <text:p>244.023</text:p>
          </table:table-cell>
          <table:table-cell office:value-type="float" office:value="0.39068">
            <text:p>0.3906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2769">
            <text:p>27.2769</text:p>
          </table:table-cell>
          <table:table-cell office:value-type="float" office:value="0.588776">
            <text:p>0.588776</text:p>
          </table:table-cell>
          <table:table-cell office:value-type="float" office:value="244.411">
            <text:p>244.411</text:p>
          </table:table-cell>
          <table:table-cell office:value-type="float" office:value="0.23551">
            <text:p>0.2355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3989">
            <text:p>27.3989</text:p>
          </table:table-cell>
          <table:table-cell office:value-type="float" office:value="0.185669">
            <text:p>0.185669</text:p>
          </table:table-cell>
          <table:table-cell office:value-type="float" office:value="244.814">
            <text:p>244.814</text:p>
          </table:table-cell>
          <table:table-cell office:value-type="float" office:value="0.0742676">
            <text:p>0.074267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5178">
            <text:p>27.5178</text:p>
          </table:table-cell>
          <table:table-cell office:value-type="float" office:value="-0.214996">
            <text:p>-0.214996</text:p>
          </table:table-cell>
          <table:table-cell office:value-type="float" office:value="245.215">
            <text:p>245.21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6255">
            <text:p>27.6255</text:p>
          </table:table-cell>
          <table:table-cell office:value-type="float" office:value="-0.580963">
            <text:p>-0.580963</text:p>
          </table:table-cell>
          <table:table-cell office:value-type="float" office:value="245.581">
            <text:p>245.5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7458">
            <text:p>27.7458</text:p>
          </table:table-cell>
          <table:table-cell office:value-type="float" office:value="-0.987762">
            <text:p>-0.987762</text:p>
          </table:table-cell>
          <table:table-cell office:value-type="float" office:value="245.988">
            <text:p>245.9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8634">
            <text:p>27.8634</text:p>
          </table:table-cell>
          <table:table-cell office:value-type="float" office:value="-1.37836">
            <text:p>-1.37836</text:p>
          </table:table-cell>
          <table:table-cell office:value-type="float" office:value="246.378">
            <text:p>246.37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7.9894">
            <text:p>27.9894</text:p>
          </table:table-cell>
          <table:table-cell office:value-type="float" office:value="-1.78461">
            <text:p>-1.78461</text:p>
          </table:table-cell>
          <table:table-cell office:value-type="float" office:value="246.785">
            <text:p>246.78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1123">
            <text:p>28.1123</text:p>
          </table:table-cell>
          <table:table-cell office:value-type="float" office:value="-2.1636">
            <text:p>-2.1636</text:p>
          </table:table-cell>
          <table:table-cell office:value-type="float" office:value="247.164">
            <text:p>247.1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2439">
            <text:p>28.2439</text:p>
          </table:table-cell>
          <table:table-cell office:value-type="float" office:value="-2.54712">
            <text:p>-2.54712</text:p>
          </table:table-cell>
          <table:table-cell office:value-type="float" office:value="247.547">
            <text:p>247.5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3622">
            <text:p>28.3622</text:p>
          </table:table-cell>
          <table:table-cell office:value-type="float" office:value="-2.86729">
            <text:p>-2.86729</text:p>
          </table:table-cell>
          <table:table-cell office:value-type="float" office:value="247.867">
            <text:p>247.8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4868">
            <text:p>28.4868</text:p>
          </table:table-cell>
          <table:table-cell office:value-type="float" office:value="-3.17885">
            <text:p>-3.17885</text:p>
          </table:table-cell>
          <table:table-cell office:value-type="float" office:value="248.179">
            <text:p>248.1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6051">
            <text:p>28.6051</text:p>
          </table:table-cell>
          <table:table-cell office:value-type="float" office:value="-3.44771">
            <text:p>-3.44771</text:p>
          </table:table-cell>
          <table:table-cell office:value-type="float" office:value="248.448">
            <text:p>248.4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7277">
            <text:p>28.7277</text:p>
          </table:table-cell>
          <table:table-cell office:value-type="float" office:value="-3.69868">
            <text:p>-3.69868</text:p>
          </table:table-cell>
          <table:table-cell office:value-type="float" office:value="248.699">
            <text:p>248.6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8513">
            <text:p>28.8513</text:p>
          </table:table-cell>
          <table:table-cell office:value-type="float" office:value="-3.9221">
            <text:p>-3.9221</text:p>
          </table:table-cell>
          <table:table-cell office:value-type="float" office:value="248.922">
            <text:p>248.9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8.9781">
            <text:p>28.9781</text:p>
          </table:table-cell>
          <table:table-cell office:value-type="float" office:value="-4.12059">
            <text:p>-4.12059</text:p>
          </table:table-cell>
          <table:table-cell office:value-type="float" office:value="249.121">
            <text:p>249.1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0979">
            <text:p>29.0979</text:p>
          </table:table-cell>
          <table:table-cell office:value-type="float" office:value="-4.28003">
            <text:p>-4.28003</text:p>
          </table:table-cell>
          <table:table-cell office:value-type="float" office:value="249.28">
            <text:p>249.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2163">
            <text:p>29.2163</text:p>
          </table:table-cell>
          <table:table-cell office:value-type="float" office:value="-4.41113">
            <text:p>-4.41113</text:p>
          </table:table-cell>
          <table:table-cell office:value-type="float" office:value="249.411">
            <text:p>249.4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342">
            <text:p>29.342</text:p>
          </table:table-cell>
          <table:table-cell office:value-type="float" office:value="-4.52252">
            <text:p>-4.52252</text:p>
          </table:table-cell>
          <table:table-cell office:value-type="float" office:value="249.523">
            <text:p>249.5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4686">
            <text:p>29.4686</text:p>
          </table:table-cell>
          <table:table-cell office:value-type="float" office:value="-4.6069">
            <text:p>-4.6069</text:p>
          </table:table-cell>
          <table:table-cell office:value-type="float" office:value="249.607">
            <text:p>249.6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5845">
            <text:p>29.5845</text:p>
          </table:table-cell>
          <table:table-cell office:value-type="float" office:value="-4.66087">
            <text:p>-4.66087</text:p>
          </table:table-cell>
          <table:table-cell office:value-type="float" office:value="249.661">
            <text:p>249.6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7044">
            <text:p>29.7044</text:p>
          </table:table-cell>
          <table:table-cell office:value-type="float" office:value="-4.69444">
            <text:p>-4.69444</text:p>
          </table:table-cell>
          <table:table-cell office:value-type="float" office:value="249.694">
            <text:p>249.6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8259">
            <text:p>29.8259</text:p>
          </table:table-cell>
          <table:table-cell office:value-type="float" office:value="-4.70654">
            <text:p>-4.70654</text:p>
          </table:table-cell>
          <table:table-cell office:value-type="float" office:value="249.707">
            <text:p>249.7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29.9321">
            <text:p>29.9321</text:p>
          </table:table-cell>
          <table:table-cell office:value-type="float" office:value="-4.70023">
            <text:p>-4.70023</text:p>
          </table:table-cell>
          <table:table-cell office:value-type="float" office:value="249.7">
            <text:p>249.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05">
            <text:p>30.05</text:p>
          </table:table-cell>
          <table:table-cell office:value-type="float" office:value="-4.67577">
            <text:p>-4.67577</text:p>
          </table:table-cell>
          <table:table-cell office:value-type="float" office:value="249.676">
            <text:p>249.67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1679">
            <text:p>30.1679</text:p>
          </table:table-cell>
          <table:table-cell office:value-type="float" office:value="-4.63412">
            <text:p>-4.63412</text:p>
          </table:table-cell>
          <table:table-cell office:value-type="float" office:value="249.634">
            <text:p>249.6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2803">
            <text:p>30.2803</text:p>
          </table:table-cell>
          <table:table-cell office:value-type="float" office:value="-4.57971">
            <text:p>-4.57971</text:p>
          </table:table-cell>
          <table:table-cell office:value-type="float" office:value="249.58">
            <text:p>249.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3955">
            <text:p>30.3955</text:p>
          </table:table-cell>
          <table:table-cell office:value-type="float" office:value="-4.50992">
            <text:p>-4.50992</text:p>
          </table:table-cell>
          <table:table-cell office:value-type="float" office:value="249.51">
            <text:p>249.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5158">
            <text:p>30.5158</text:p>
          </table:table-cell>
          <table:table-cell office:value-type="float" office:value="-4.42329">
            <text:p>-4.42329</text:p>
          </table:table-cell>
          <table:table-cell office:value-type="float" office:value="249.423">
            <text:p>249.4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6372">
            <text:p>30.6372</text:p>
          </table:table-cell>
          <table:table-cell office:value-type="float" office:value="-4.32251">
            <text:p>-4.32251</text:p>
          </table:table-cell>
          <table:table-cell office:value-type="float" office:value="249.323">
            <text:p>249.3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7622">
            <text:p>30.7622</text:p>
          </table:table-cell>
          <table:table-cell office:value-type="float" office:value="-4.20599">
            <text:p>-4.20599</text:p>
          </table:table-cell>
          <table:table-cell office:value-type="float" office:value="249.206">
            <text:p>249.2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8859">
            <text:p>30.8859</text:p>
          </table:table-cell>
          <table:table-cell office:value-type="float" office:value="-4.07913">
            <text:p>-4.07913</text:p>
          </table:table-cell>
          <table:table-cell office:value-type="float" office:value="249.079">
            <text:p>249.0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0.9887">
            <text:p>30.9887</text:p>
          </table:table-cell>
          <table:table-cell office:value-type="float" office:value="-3.96567">
            <text:p>-3.96567</text:p>
          </table:table-cell>
          <table:table-cell office:value-type="float" office:value="248.966">
            <text:p>248.9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1021">
            <text:p>31.1021</text:p>
          </table:table-cell>
          <table:table-cell office:value-type="float" office:value="-3.83276">
            <text:p>-3.83276</text:p>
          </table:table-cell>
          <table:table-cell office:value-type="float" office:value="248.833">
            <text:p>248.8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2281">
            <text:p>31.2281</text:p>
          </table:table-cell>
          <table:table-cell office:value-type="float" office:value="-3.67686">
            <text:p>-3.67686</text:p>
          </table:table-cell>
          <table:table-cell office:value-type="float" office:value="248.677">
            <text:p>248.6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3464">
            <text:p>31.3464</text:p>
          </table:table-cell>
          <table:table-cell office:value-type="float" office:value="-3.52328">
            <text:p>-3.52328</text:p>
          </table:table-cell>
          <table:table-cell office:value-type="float" office:value="248.523">
            <text:p>248.5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4714">
            <text:p>31.4714</text:p>
          </table:table-cell>
          <table:table-cell office:value-type="float" office:value="-3.35408">
            <text:p>-3.35408</text:p>
          </table:table-cell>
          <table:table-cell office:value-type="float" office:value="248.354">
            <text:p>248.3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5852">
            <text:p>31.5852</text:p>
          </table:table-cell>
          <table:table-cell office:value-type="float" office:value="-3.19461">
            <text:p>-3.19461</text:p>
          </table:table-cell>
          <table:table-cell office:value-type="float" office:value="248.195">
            <text:p>248.1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7084">
            <text:p>31.7084</text:p>
          </table:table-cell>
          <table:table-cell office:value-type="float" office:value="-3.01682">
            <text:p>-3.01682</text:p>
          </table:table-cell>
          <table:table-cell office:value-type="float" office:value="248.017">
            <text:p>248.0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8301">
            <text:p>31.8301</text:p>
          </table:table-cell>
          <table:table-cell office:value-type="float" office:value="-2.83649">
            <text:p>-2.83649</text:p>
          </table:table-cell>
          <table:table-cell office:value-type="float" office:value="247.836">
            <text:p>247.8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1.9501">
            <text:p>31.9501</text:p>
          </table:table-cell>
          <table:table-cell office:value-type="float" office:value="-2.65472">
            <text:p>-2.65472</text:p>
          </table:table-cell>
          <table:table-cell office:value-type="float" office:value="247.655">
            <text:p>247.65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0548">
            <text:p>32.0548</text:p>
          </table:table-cell>
          <table:table-cell office:value-type="float" office:value="-2.49312">
            <text:p>-2.49312</text:p>
          </table:table-cell>
          <table:table-cell office:value-type="float" office:value="247.493">
            <text:p>247.4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1768">
            <text:p>32.1768</text:p>
          </table:table-cell>
          <table:table-cell office:value-type="float" office:value="-2.30222">
            <text:p>-2.30222</text:p>
          </table:table-cell>
          <table:table-cell office:value-type="float" office:value="247.302">
            <text:p>247.3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2793">
            <text:p>32.2793</text:p>
          </table:table-cell>
          <table:table-cell office:value-type="float" office:value="-2.13969">
            <text:p>-2.13969</text:p>
          </table:table-cell>
          <table:table-cell office:value-type="float" office:value="247.14">
            <text:p>247.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3842">
            <text:p>32.3842</text:p>
          </table:table-cell>
          <table:table-cell office:value-type="float" office:value="-1.97162">
            <text:p>-1.97162</text:p>
          </table:table-cell>
          <table:table-cell office:value-type="float" office:value="246.972">
            <text:p>246.9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4868">
            <text:p>32.4868</text:p>
          </table:table-cell>
          <table:table-cell office:value-type="float" office:value="-1.80605">
            <text:p>-1.80605</text:p>
          </table:table-cell>
          <table:table-cell office:value-type="float" office:value="246.806">
            <text:p>246.8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6103">
            <text:p>32.6103</text:p>
          </table:table-cell>
          <table:table-cell office:value-type="float" office:value="-1.60512">
            <text:p>-1.60512</text:p>
          </table:table-cell>
          <table:table-cell office:value-type="float" office:value="246.605">
            <text:p>246.6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7386">
            <text:p>32.7386</text:p>
          </table:table-cell>
          <table:table-cell office:value-type="float" office:value="-1.39523">
            <text:p>-1.39523</text:p>
          </table:table-cell>
          <table:table-cell office:value-type="float" office:value="246.395">
            <text:p>246.3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8649">
            <text:p>32.8649</text:p>
          </table:table-cell>
          <table:table-cell office:value-type="float" office:value="-1.18732">
            <text:p>-1.18732</text:p>
          </table:table-cell>
          <table:table-cell office:value-type="float" office:value="246.187">
            <text:p>246.18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2.9803">
            <text:p>32.9803</text:p>
          </table:table-cell>
          <table:table-cell office:value-type="float" office:value="-0.996902">
            <text:p>-0.996902</text:p>
          </table:table-cell>
          <table:table-cell office:value-type="float" office:value="245.997">
            <text:p>245.99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0817">
            <text:p>33.0817</text:p>
          </table:table-cell>
          <table:table-cell office:value-type="float" office:value="-0.829132">
            <text:p>-0.829132</text:p>
          </table:table-cell>
          <table:table-cell office:value-type="float" office:value="245.829">
            <text:p>245.8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2108">
            <text:p>33.2108</text:p>
          </table:table-cell>
          <table:table-cell office:value-type="float" office:value="-0.615448">
            <text:p>-0.615448</text:p>
          </table:table-cell>
          <table:table-cell office:value-type="float" office:value="245.615">
            <text:p>245.61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3281">
            <text:p>33.3281</text:p>
          </table:table-cell>
          <table:table-cell office:value-type="float" office:value="-0.421326">
            <text:p>-0.421326</text:p>
          </table:table-cell>
          <table:table-cell office:value-type="float" office:value="245.421">
            <text:p>245.4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48">
            <text:p>33.48</text:p>
          </table:table-cell>
          <table:table-cell office:value-type="float" office:value="-0.168106">
            <text:p>-0.168106</text:p>
          </table:table-cell>
          <table:table-cell office:value-type="float" office:value="245.168">
            <text:p>245.1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5935">
            <text:p>33.5935</text:p>
          </table:table-cell>
          <table:table-cell office:value-type="float" office:value="0.0190277">
            <text:p>0.0190277</text:p>
          </table:table-cell>
          <table:table-cell office:value-type="float" office:value="244.981">
            <text:p>244.981</text:p>
          </table:table-cell>
          <table:table-cell office:value-type="float" office:value="0.00761108">
            <text:p>0.0076110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731">
            <text:p>33.731</text:p>
          </table:table-cell>
          <table:table-cell office:value-type="float" office:value="0.246201">
            <text:p>0.246201</text:p>
          </table:table-cell>
          <table:table-cell office:value-type="float" office:value="244.754">
            <text:p>244.754</text:p>
          </table:table-cell>
          <table:table-cell office:value-type="float" office:value="0.0984802">
            <text:p>0.098480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8412">
            <text:p>33.8412</text:p>
          </table:table-cell>
          <table:table-cell office:value-type="float" office:value="0.4263">
            <text:p>0.4263</text:p>
          </table:table-cell>
          <table:table-cell office:value-type="float" office:value="244.574">
            <text:p>244.574</text:p>
          </table:table-cell>
          <table:table-cell office:value-type="float" office:value="0.17052">
            <text:p>0.1705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3.9639">
            <text:p>33.9639</text:p>
          </table:table-cell>
          <table:table-cell office:value-type="float" office:value="0.625885">
            <text:p>0.625885</text:p>
          </table:table-cell>
          <table:table-cell office:value-type="float" office:value="244.374">
            <text:p>244.374</text:p>
          </table:table-cell>
          <table:table-cell office:value-type="float" office:value="0.250354">
            <text:p>0.25035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0851">
            <text:p>34.0851</text:p>
          </table:table-cell>
          <table:table-cell office:value-type="float" office:value="0.822327">
            <text:p>0.822327</text:p>
          </table:table-cell>
          <table:table-cell office:value-type="float" office:value="244.178">
            <text:p>244.178</text:p>
          </table:table-cell>
          <table:table-cell office:value-type="float" office:value="0.328931">
            <text:p>0.32893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1953">
            <text:p>34.1953</text:p>
          </table:table-cell>
          <table:table-cell office:value-type="float" office:value="1.0002">
            <text:p>1.0002</text:p>
          </table:table-cell>
          <table:table-cell office:value-type="float" office:value="244">
            <text:p>244</text:p>
          </table:table-cell>
          <table:table-cell office:value-type="float" office:value="0.400079">
            <text:p>0.40007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3115">
            <text:p>34.3115</text:p>
          </table:table-cell>
          <table:table-cell office:value-type="float" office:value="1.18654">
            <text:p>1.18654</text:p>
          </table:table-cell>
          <table:table-cell office:value-type="float" office:value="243.813">
            <text:p>243.813</text:p>
          </table:table-cell>
          <table:table-cell office:value-type="float" office:value="0.474615">
            <text:p>0.47461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428">
            <text:p>34.428</text:p>
          </table:table-cell>
          <table:table-cell office:value-type="float" office:value="1.37224">
            <text:p>1.37224</text:p>
          </table:table-cell>
          <table:table-cell office:value-type="float" office:value="243.628">
            <text:p>243.628</text:p>
          </table:table-cell>
          <table:table-cell office:value-type="float" office:value="0.548895">
            <text:p>0.5488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5445">
            <text:p>34.5445</text:p>
          </table:table-cell>
          <table:table-cell office:value-type="float" office:value="1.55688">
            <text:p>1.55688</text:p>
          </table:table-cell>
          <table:table-cell office:value-type="float" office:value="243.443">
            <text:p>243.443</text:p>
          </table:table-cell>
          <table:table-cell office:value-type="float" office:value="0.622754">
            <text:p>0.62275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665">
            <text:p>34.665</text:p>
          </table:table-cell>
          <table:table-cell office:value-type="float" office:value="1.74654">
            <text:p>1.74654</text:p>
          </table:table-cell>
          <table:table-cell office:value-type="float" office:value="243.253">
            <text:p>243.253</text:p>
          </table:table-cell>
          <table:table-cell office:value-type="float" office:value="0.698615">
            <text:p>0.69861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7819">
            <text:p>34.7819</text:p>
          </table:table-cell>
          <table:table-cell office:value-type="float" office:value="1.92851">
            <text:p>1.92851</text:p>
          </table:table-cell>
          <table:table-cell office:value-type="float" office:value="243.071">
            <text:p>243.071</text:p>
          </table:table-cell>
          <table:table-cell office:value-type="float" office:value="0.771405">
            <text:p>0.77140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4.8971">
            <text:p>34.8971</text:p>
          </table:table-cell>
          <table:table-cell office:value-type="float" office:value="2.10596">
            <text:p>2.10596</text:p>
          </table:table-cell>
          <table:table-cell office:value-type="float" office:value="242.894">
            <text:p>242.894</text:p>
          </table:table-cell>
          <table:table-cell office:value-type="float" office:value="0.842383">
            <text:p>0.84238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0112">
            <text:p>35.0112</text:p>
          </table:table-cell>
          <table:table-cell office:value-type="float" office:value="2.27951">
            <text:p>2.27951</text:p>
          </table:table-cell>
          <table:table-cell office:value-type="float" office:value="242.72">
            <text:p>242.72</text:p>
          </table:table-cell>
          <table:table-cell office:value-type="float" office:value="0.911804">
            <text:p>0.91180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1168">
            <text:p>35.1168</text:p>
          </table:table-cell>
          <table:table-cell office:value-type="float" office:value="2.43802">
            <text:p>2.43802</text:p>
          </table:table-cell>
          <table:table-cell office:value-type="float" office:value="242.562">
            <text:p>242.5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229">
            <text:p>35.229</text:p>
          </table:table-cell>
          <table:table-cell office:value-type="float" office:value="2.60326">
            <text:p>2.60326</text:p>
          </table:table-cell>
          <table:table-cell office:value-type="float" office:value="242.397">
            <text:p>242.3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3683">
            <text:p>35.3683</text:p>
          </table:table-cell>
          <table:table-cell office:value-type="float" office:value="2.80397">
            <text:p>2.80397</text:p>
          </table:table-cell>
          <table:table-cell office:value-type="float" office:value="242.196">
            <text:p>242.1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4838">
            <text:p>35.4838</text:p>
          </table:table-cell>
          <table:table-cell office:value-type="float" office:value="2.96486">
            <text:p>2.96486</text:p>
          </table:table-cell>
          <table:table-cell office:value-type="float" office:value="242.035">
            <text:p>242.0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6097">
            <text:p>35.6097</text:p>
          </table:table-cell>
          <table:table-cell office:value-type="float" office:value="3.13477">
            <text:p>3.13477</text:p>
          </table:table-cell>
          <table:table-cell office:value-type="float" office:value="241.865">
            <text:p>241.8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7318">
            <text:p>35.7318</text:p>
          </table:table-cell>
          <table:table-cell office:value-type="float" office:value="3.29326">
            <text:p>3.29326</text:p>
          </table:table-cell>
          <table:table-cell office:value-type="float" office:value="241.707">
            <text:p>241.7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8573">
            <text:p>35.8573</text:p>
          </table:table-cell>
          <table:table-cell office:value-type="float" office:value="3.44942">
            <text:p>3.44942</text:p>
          </table:table-cell>
          <table:table-cell office:value-type="float" office:value="241.551">
            <text:p>241.5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5.9781">
            <text:p>35.9781</text:p>
          </table:table-cell>
          <table:table-cell office:value-type="float" office:value="3.59244">
            <text:p>3.59244</text:p>
          </table:table-cell>
          <table:table-cell office:value-type="float" office:value="241.408">
            <text:p>241.4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0938">
            <text:p>36.0938</text:p>
          </table:table-cell>
          <table:table-cell office:value-type="float" office:value="3.72211">
            <text:p>3.72211</text:p>
          </table:table-cell>
          <table:table-cell office:value-type="float" office:value="241.278">
            <text:p>241.2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2105">
            <text:p>36.2105</text:p>
          </table:table-cell>
          <table:table-cell office:value-type="float" office:value="3.84529">
            <text:p>3.84529</text:p>
          </table:table-cell>
          <table:table-cell office:value-type="float" office:value="241.155">
            <text:p>241.1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3282">
            <text:p>36.3282</text:p>
          </table:table-cell>
          <table:table-cell office:value-type="float" office:value="3.96112">
            <text:p>3.96112</text:p>
          </table:table-cell>
          <table:table-cell office:value-type="float" office:value="241.039">
            <text:p>241.0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4437">
            <text:p>36.4437</text:p>
          </table:table-cell>
          <table:table-cell office:value-type="float" office:value="4.06607">
            <text:p>4.06607</text:p>
          </table:table-cell>
          <table:table-cell office:value-type="float" office:value="240.934">
            <text:p>240.9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5999">
            <text:p>36.5999</text:p>
          </table:table-cell>
          <table:table-cell office:value-type="float" office:value="4.19398">
            <text:p>4.19398</text:p>
          </table:table-cell>
          <table:table-cell office:value-type="float" office:value="240.806">
            <text:p>240.8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7147">
            <text:p>36.7147</text:p>
          </table:table-cell>
          <table:table-cell office:value-type="float" office:value="4.27611">
            <text:p>4.27611</text:p>
          </table:table-cell>
          <table:table-cell office:value-type="float" office:value="240.724">
            <text:p>240.7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845">
            <text:p>36.845</text:p>
          </table:table-cell>
          <table:table-cell office:value-type="float" office:value="4.35652">
            <text:p>4.35652</text:p>
          </table:table-cell>
          <table:table-cell office:value-type="float" office:value="240.643">
            <text:p>240.6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6.9455">
            <text:p>36.9455</text:p>
          </table:table-cell>
          <table:table-cell office:value-type="float" office:value="4.40886">
            <text:p>4.40886</text:p>
          </table:table-cell>
          <table:table-cell office:value-type="float" office:value="240.591">
            <text:p>240.5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0529">
            <text:p>37.0529</text:p>
          </table:table-cell>
          <table:table-cell office:value-type="float" office:value="4.45503">
            <text:p>4.45503</text:p>
          </table:table-cell>
          <table:table-cell office:value-type="float" office:value="240.545">
            <text:p>240.5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1674">
            <text:p>37.1674</text:p>
          </table:table-cell>
          <table:table-cell office:value-type="float" office:value="4.49261">
            <text:p>4.49261</text:p>
          </table:table-cell>
          <table:table-cell office:value-type="float" office:value="240.507">
            <text:p>240.5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2794">
            <text:p>37.2794</text:p>
          </table:table-cell>
          <table:table-cell office:value-type="float" office:value="4.51703">
            <text:p>4.51703</text:p>
          </table:table-cell>
          <table:table-cell office:value-type="float" office:value="240.483">
            <text:p>240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3964">
            <text:p>37.3964</text:p>
          </table:table-cell>
          <table:table-cell office:value-type="float" office:value="4.52927">
            <text:p>4.52927</text:p>
          </table:table-cell>
          <table:table-cell office:value-type="float" office:value="240.471">
            <text:p>240.4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5027">
            <text:p>37.5027</text:p>
          </table:table-cell>
          <table:table-cell office:value-type="float" office:value="4.52779">
            <text:p>4.52779</text:p>
          </table:table-cell>
          <table:table-cell office:value-type="float" office:value="240.472">
            <text:p>240.4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6198">
            <text:p>37.6198</text:p>
          </table:table-cell>
          <table:table-cell office:value-type="float" office:value="4.51205">
            <text:p>4.51205</text:p>
          </table:table-cell>
          <table:table-cell office:value-type="float" office:value="240.488">
            <text:p>240.4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7361">
            <text:p>37.7361</text:p>
          </table:table-cell>
          <table:table-cell office:value-type="float" office:value="4.48094">
            <text:p>4.48094</text:p>
          </table:table-cell>
          <table:table-cell office:value-type="float" office:value="240.519">
            <text:p>240.5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8414">
            <text:p>37.8414</text:p>
          </table:table-cell>
          <table:table-cell office:value-type="float" office:value="4.439">
            <text:p>4.439</text:p>
          </table:table-cell>
          <table:table-cell office:value-type="float" office:value="240.561">
            <text:p>240.5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7.9435">
            <text:p>37.9435</text:p>
          </table:table-cell>
          <table:table-cell office:value-type="float" office:value="4.3855">
            <text:p>4.3855</text:p>
          </table:table-cell>
          <table:table-cell office:value-type="float" office:value="240.615">
            <text:p>240.6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0453">
            <text:p>38.0453</text:p>
          </table:table-cell>
          <table:table-cell office:value-type="float" office:value="4.31927">
            <text:p>4.31927</text:p>
          </table:table-cell>
          <table:table-cell office:value-type="float" office:value="240.681">
            <text:p>240.6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1646">
            <text:p>38.1646</text:p>
          </table:table-cell>
          <table:table-cell office:value-type="float" office:value="4.22466">
            <text:p>4.22466</text:p>
          </table:table-cell>
          <table:table-cell office:value-type="float" office:value="240.775">
            <text:p>240.7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2977">
            <text:p>38.2977</text:p>
          </table:table-cell>
          <table:table-cell office:value-type="float" office:value="4.09706">
            <text:p>4.09706</text:p>
          </table:table-cell>
          <table:table-cell office:value-type="float" office:value="240.903">
            <text:p>240.9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4159">
            <text:p>38.4159</text:p>
          </table:table-cell>
          <table:table-cell office:value-type="float" office:value="3.96347">
            <text:p>3.96347</text:p>
          </table:table-cell>
          <table:table-cell office:value-type="float" office:value="241.037">
            <text:p>241.0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5289">
            <text:p>38.5289</text:p>
          </table:table-cell>
          <table:table-cell office:value-type="float" office:value="3.81772">
            <text:p>3.81772</text:p>
          </table:table-cell>
          <table:table-cell office:value-type="float" office:value="241.182">
            <text:p>241.1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6383">
            <text:p>38.6383</text:p>
          </table:table-cell>
          <table:table-cell office:value-type="float" office:value="3.65948">
            <text:p>3.65948</text:p>
          </table:table-cell>
          <table:table-cell office:value-type="float" office:value="241.341">
            <text:p>241.3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7552">
            <text:p>38.7552</text:p>
          </table:table-cell>
          <table:table-cell office:value-type="float" office:value="3.47163">
            <text:p>3.47163</text:p>
          </table:table-cell>
          <table:table-cell office:value-type="float" office:value="241.528">
            <text:p>241.5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8627">
            <text:p>38.8627</text:p>
          </table:table-cell>
          <table:table-cell office:value-type="float" office:value="3.28134">
            <text:p>3.28134</text:p>
          </table:table-cell>
          <table:table-cell office:value-type="float" office:value="241.719">
            <text:p>241.7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8.9641">
            <text:p>38.9641</text:p>
          </table:table-cell>
          <table:table-cell office:value-type="float" office:value="3.08652">
            <text:p>3.08652</text:p>
          </table:table-cell>
          <table:table-cell office:value-type="float" office:value="241.913">
            <text:p>241.9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0823">
            <text:p>39.0823</text:p>
          </table:table-cell>
          <table:table-cell office:value-type="float" office:value="2.84042">
            <text:p>2.84042</text:p>
          </table:table-cell>
          <table:table-cell office:value-type="float" office:value="242.16">
            <text:p>242.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2009">
            <text:p>39.2009</text:p>
          </table:table-cell>
          <table:table-cell office:value-type="float" office:value="2.5728">
            <text:p>2.5728</text:p>
          </table:table-cell>
          <table:table-cell office:value-type="float" office:value="242.427">
            <text:p>242.4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3039">
            <text:p>39.3039</text:p>
          </table:table-cell>
          <table:table-cell office:value-type="float" office:value="2.32393">
            <text:p>2.32393</text:p>
          </table:table-cell>
          <table:table-cell office:value-type="float" office:value="242.676">
            <text:p>242.676</text:p>
          </table:table-cell>
          <table:table-cell office:value-type="float" office:value="0.929572">
            <text:p>0.92957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41">
            <text:p>39.41</text:p>
          </table:table-cell>
          <table:table-cell office:value-type="float" office:value="2.05092">
            <text:p>2.05092</text:p>
          </table:table-cell>
          <table:table-cell office:value-type="float" office:value="242.949">
            <text:p>242.949</text:p>
          </table:table-cell>
          <table:table-cell office:value-type="float" office:value="0.820367">
            <text:p>0.82036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5136">
            <text:p>39.5136</text:p>
          </table:table-cell>
          <table:table-cell office:value-type="float" office:value="1.76883">
            <text:p>1.76883</text:p>
          </table:table-cell>
          <table:table-cell office:value-type="float" office:value="243.231">
            <text:p>243.231</text:p>
          </table:table-cell>
          <table:table-cell office:value-type="float" office:value="0.707532">
            <text:p>0.70753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6186">
            <text:p>39.6186</text:p>
          </table:table-cell>
          <table:table-cell office:value-type="float" office:value="1.46742">
            <text:p>1.46742</text:p>
          </table:table-cell>
          <table:table-cell office:value-type="float" office:value="243.533">
            <text:p>243.533</text:p>
          </table:table-cell>
          <table:table-cell office:value-type="float" office:value="0.586969">
            <text:p>0.58696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7356">
            <text:p>39.7356</text:p>
          </table:table-cell>
          <table:table-cell office:value-type="float" office:value="1.11407">
            <text:p>1.11407</text:p>
          </table:table-cell>
          <table:table-cell office:value-type="float" office:value="243.886">
            <text:p>243.886</text:p>
          </table:table-cell>
          <table:table-cell office:value-type="float" office:value="0.44563">
            <text:p>0.4456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8525">
            <text:p>39.8525</text:p>
          </table:table-cell>
          <table:table-cell office:value-type="float" office:value="0.74472">
            <text:p>0.74472</text:p>
          </table:table-cell>
          <table:table-cell office:value-type="float" office:value="244.255">
            <text:p>244.255</text:p>
          </table:table-cell>
          <table:table-cell office:value-type="float" office:value="0.297888">
            <text:p>0.29788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39.9624">
            <text:p>39.9624</text:p>
          </table:table-cell>
          <table:table-cell office:value-type="float" office:value="0.385361">
            <text:p>0.385361</text:p>
          </table:table-cell>
          <table:table-cell office:value-type="float" office:value="244.615">
            <text:p>244.615</text:p>
          </table:table-cell>
          <table:table-cell office:value-type="float" office:value="0.154144">
            <text:p>0.15414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08">
            <text:p>40.08</text:p>
          </table:table-cell>
          <table:table-cell office:value-type="float" office:value="-0.00834656">
            <text:p>-0.00834656</text:p>
          </table:table-cell>
          <table:table-cell office:value-type="float" office:value="245.008">
            <text:p>245.0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1996">
            <text:p>40.1996</text:p>
          </table:table-cell>
          <table:table-cell office:value-type="float" office:value="-0.413864">
            <text:p>-0.413864</text:p>
          </table:table-cell>
          <table:table-cell office:value-type="float" office:value="245.414">
            <text:p>245.4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3085">
            <text:p>40.3085</text:p>
          </table:table-cell>
          <table:table-cell office:value-type="float" office:value="-0.783142">
            <text:p>-0.783142</text:p>
          </table:table-cell>
          <table:table-cell office:value-type="float" office:value="245.783">
            <text:p>245.7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4267">
            <text:p>40.4267</text:p>
          </table:table-cell>
          <table:table-cell office:value-type="float" office:value="-1.17946">
            <text:p>-1.17946</text:p>
          </table:table-cell>
          <table:table-cell office:value-type="float" office:value="246.179">
            <text:p>246.1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5456">
            <text:p>40.5456</text:p>
          </table:table-cell>
          <table:table-cell office:value-type="float" office:value="-1.56876">
            <text:p>-1.56876</text:p>
          </table:table-cell>
          <table:table-cell office:value-type="float" office:value="246.569">
            <text:p>246.5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65">
            <text:p>40.65</text:p>
          </table:table-cell>
          <table:table-cell office:value-type="float" office:value="-1.89909">
            <text:p>-1.89909</text:p>
          </table:table-cell>
          <table:table-cell office:value-type="float" office:value="246.899">
            <text:p>246.8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7664">
            <text:p>40.7664</text:p>
          </table:table-cell>
          <table:table-cell office:value-type="float" office:value="-2.25172">
            <text:p>-2.25172</text:p>
          </table:table-cell>
          <table:table-cell office:value-type="float" office:value="247.252">
            <text:p>247.2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0.8997">
            <text:p>40.8997</text:p>
          </table:table-cell>
          <table:table-cell office:value-type="float" office:value="-2.63182">
            <text:p>-2.63182</text:p>
          </table:table-cell>
          <table:table-cell office:value-type="float" office:value="247.632">
            <text:p>247.6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0157">
            <text:p>41.0157</text:p>
          </table:table-cell>
          <table:table-cell office:value-type="float" office:value="-2.93819">
            <text:p>-2.93819</text:p>
          </table:table-cell>
          <table:table-cell office:value-type="float" office:value="247.938">
            <text:p>247.9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1326">
            <text:p>41.1326</text:p>
          </table:table-cell>
          <table:table-cell office:value-type="float" office:value="-3.22287">
            <text:p>-3.22287</text:p>
          </table:table-cell>
          <table:table-cell office:value-type="float" office:value="248.223">
            <text:p>248.2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2446">
            <text:p>41.2446</text:p>
          </table:table-cell>
          <table:table-cell office:value-type="float" office:value="-3.47166">
            <text:p>-3.47166</text:p>
          </table:table-cell>
          <table:table-cell office:value-type="float" office:value="248.472">
            <text:p>248.4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3601">
            <text:p>41.3601</text:p>
          </table:table-cell>
          <table:table-cell office:value-type="float" office:value="-3.70293">
            <text:p>-3.70293</text:p>
          </table:table-cell>
          <table:table-cell office:value-type="float" office:value="248.703">
            <text:p>248.7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4755">
            <text:p>41.4755</text:p>
          </table:table-cell>
          <table:table-cell office:value-type="float" office:value="-3.90828">
            <text:p>-3.90828</text:p>
          </table:table-cell>
          <table:table-cell office:value-type="float" office:value="248.908">
            <text:p>248.9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6129">
            <text:p>41.6129</text:p>
          </table:table-cell>
          <table:table-cell office:value-type="float" office:value="-4.11951">
            <text:p>-4.11951</text:p>
          </table:table-cell>
          <table:table-cell office:value-type="float" office:value="249.12">
            <text:p>249.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7368">
            <text:p>41.7368</text:p>
          </table:table-cell>
          <table:table-cell office:value-type="float" office:value="-4.27884">
            <text:p>-4.27884</text:p>
          </table:table-cell>
          <table:table-cell office:value-type="float" office:value="249.279">
            <text:p>249.2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8618">
            <text:p>41.8618</text:p>
          </table:table-cell>
          <table:table-cell office:value-type="float" office:value="-4.41063">
            <text:p>-4.41063</text:p>
          </table:table-cell>
          <table:table-cell office:value-type="float" office:value="249.411">
            <text:p>249.4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1.9768">
            <text:p>41.9768</text:p>
          </table:table-cell>
          <table:table-cell office:value-type="float" office:value="-4.50705">
            <text:p>-4.50705</text:p>
          </table:table-cell>
          <table:table-cell office:value-type="float" office:value="249.507">
            <text:p>249.5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0915">
            <text:p>42.0915</text:p>
          </table:table-cell>
          <table:table-cell office:value-type="float" office:value="-4.58046">
            <text:p>-4.58046</text:p>
          </table:table-cell>
          <table:table-cell office:value-type="float" office:value="249.58">
            <text:p>249.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2109">
            <text:p>42.2109</text:p>
          </table:table-cell>
          <table:table-cell office:value-type="float" office:value="-4.63387">
            <text:p>-4.63387</text:p>
          </table:table-cell>
          <table:table-cell office:value-type="float" office:value="249.634">
            <text:p>249.6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3272">
            <text:p>42.3272</text:p>
          </table:table-cell>
          <table:table-cell office:value-type="float" office:value="-4.66438">
            <text:p>-4.66438</text:p>
          </table:table-cell>
          <table:table-cell office:value-type="float" office:value="249.664">
            <text:p>249.6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4468">
            <text:p>42.4468</text:p>
          </table:table-cell>
          <table:table-cell office:value-type="float" office:value="-4.67482">
            <text:p>-4.67482</text:p>
          </table:table-cell>
          <table:table-cell office:value-type="float" office:value="249.675">
            <text:p>249.6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5636">
            <text:p>42.5636</text:p>
          </table:table-cell>
          <table:table-cell office:value-type="float" office:value="-4.66591">
            <text:p>-4.66591</text:p>
          </table:table-cell>
          <table:table-cell office:value-type="float" office:value="249.666">
            <text:p>249.6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6734">
            <text:p>42.6734</text:p>
          </table:table-cell>
          <table:table-cell office:value-type="float" office:value="-4.64114">
            <text:p>-4.64114</text:p>
          </table:table-cell>
          <table:table-cell office:value-type="float" office:value="249.641">
            <text:p>249.64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7903">
            <text:p>42.7903</text:p>
          </table:table-cell>
          <table:table-cell office:value-type="float" office:value="-4.59866">
            <text:p>-4.59866</text:p>
          </table:table-cell>
          <table:table-cell office:value-type="float" office:value="249.599">
            <text:p>249.5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2.9079">
            <text:p>42.9079</text:p>
          </table:table-cell>
          <table:table-cell office:value-type="float" office:value="-4.54013">
            <text:p>-4.54013</text:p>
          </table:table-cell>
          <table:table-cell office:value-type="float" office:value="249.54">
            <text:p>249.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0311">
            <text:p>43.0311</text:p>
          </table:table-cell>
          <table:table-cell office:value-type="float" office:value="-4.46327">
            <text:p>-4.46327</text:p>
          </table:table-cell>
          <table:table-cell office:value-type="float" office:value="249.463">
            <text:p>249.4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1478">
            <text:p>43.1478</text:p>
          </table:table-cell>
          <table:table-cell office:value-type="float" office:value="-4.37672">
            <text:p>-4.37672</text:p>
          </table:table-cell>
          <table:table-cell office:value-type="float" office:value="249.377">
            <text:p>249.3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2635">
            <text:p>43.2635</text:p>
          </table:table-cell>
          <table:table-cell office:value-type="float" office:value="-4.27911">
            <text:p>-4.27911</text:p>
          </table:table-cell>
          <table:table-cell office:value-type="float" office:value="249.279">
            <text:p>249.2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3797">
            <text:p>43.3797</text:p>
          </table:table-cell>
          <table:table-cell office:value-type="float" office:value="-4.1701">
            <text:p>-4.1701</text:p>
          </table:table-cell>
          <table:table-cell office:value-type="float" office:value="249.17">
            <text:p>249.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5009">
            <text:p>43.5009</text:p>
          </table:table-cell>
          <table:table-cell office:value-type="float" office:value="-4.04555">
            <text:p>-4.04555</text:p>
          </table:table-cell>
          <table:table-cell office:value-type="float" office:value="249.046">
            <text:p>249.0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6199">
            <text:p>43.6199</text:p>
          </table:table-cell>
          <table:table-cell office:value-type="float" office:value="-3.91356">
            <text:p>-3.91356</text:p>
          </table:table-cell>
          <table:table-cell office:value-type="float" office:value="248.914">
            <text:p>248.9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7391">
            <text:p>43.7391</text:p>
          </table:table-cell>
          <table:table-cell office:value-type="float" office:value="-3.77272">
            <text:p>-3.77272</text:p>
          </table:table-cell>
          <table:table-cell office:value-type="float" office:value="248.773">
            <text:p>248.77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8548">
            <text:p>43.8548</text:p>
          </table:table-cell>
          <table:table-cell office:value-type="float" office:value="-3.62863">
            <text:p>-3.62863</text:p>
          </table:table-cell>
          <table:table-cell office:value-type="float" office:value="248.629">
            <text:p>248.6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3.9686">
            <text:p>43.9686</text:p>
          </table:table-cell>
          <table:table-cell office:value-type="float" office:value="-3.4803">
            <text:p>-3.4803</text:p>
          </table:table-cell>
          <table:table-cell office:value-type="float" office:value="248.48">
            <text:p>248.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0879">
            <text:p>44.0879</text:p>
          </table:table-cell>
          <table:table-cell office:value-type="float" office:value="-3.31856">
            <text:p>-3.31856</text:p>
          </table:table-cell>
          <table:table-cell office:value-type="float" office:value="248.319">
            <text:p>248.3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2016">
            <text:p>44.2016</text:p>
          </table:table-cell>
          <table:table-cell office:value-type="float" office:value="-3.15889">
            <text:p>-3.15889</text:p>
          </table:table-cell>
          <table:table-cell office:value-type="float" office:value="248.159">
            <text:p>248.1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3306">
            <text:p>44.3306</text:p>
          </table:table-cell>
          <table:table-cell office:value-type="float" office:value="-2.97229">
            <text:p>-2.97229</text:p>
          </table:table-cell>
          <table:table-cell office:value-type="float" office:value="247.972">
            <text:p>247.9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4567">
            <text:p>44.4567</text:p>
          </table:table-cell>
          <table:table-cell office:value-type="float" office:value="-2.78517">
            <text:p>-2.78517</text:p>
          </table:table-cell>
          <table:table-cell office:value-type="float" office:value="247.785">
            <text:p>247.78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5837">
            <text:p>44.5837</text:p>
          </table:table-cell>
          <table:table-cell office:value-type="float" office:value="-2.59204">
            <text:p>-2.59204</text:p>
          </table:table-cell>
          <table:table-cell office:value-type="float" office:value="247.592">
            <text:p>247.5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6997">
            <text:p>44.6997</text:p>
          </table:table-cell>
          <table:table-cell office:value-type="float" office:value="-2.41249">
            <text:p>-2.41249</text:p>
          </table:table-cell>
          <table:table-cell office:value-type="float" office:value="247.412">
            <text:p>247.4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8157">
            <text:p>44.8157</text:p>
          </table:table-cell>
          <table:table-cell office:value-type="float" office:value="-2.23039">
            <text:p>-2.23039</text:p>
          </table:table-cell>
          <table:table-cell office:value-type="float" office:value="247.23">
            <text:p>247.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4.9315">
            <text:p>44.9315</text:p>
          </table:table-cell>
          <table:table-cell office:value-type="float" office:value="-2.04616">
            <text:p>-2.04616</text:p>
          </table:table-cell>
          <table:table-cell office:value-type="float" office:value="247.046">
            <text:p>247.0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0488">
            <text:p>45.0488</text:p>
          </table:table-cell>
          <table:table-cell office:value-type="float" office:value="-1.85783">
            <text:p>-1.85783</text:p>
          </table:table-cell>
          <table:table-cell office:value-type="float" office:value="246.858">
            <text:p>246.8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1591">
            <text:p>45.1591</text:p>
          </table:table-cell>
          <table:table-cell office:value-type="float" office:value="-1.67914">
            <text:p>-1.67914</text:p>
          </table:table-cell>
          <table:table-cell office:value-type="float" office:value="246.679">
            <text:p>246.6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2748">
            <text:p>45.2748</text:p>
          </table:table-cell>
          <table:table-cell office:value-type="float" office:value="-1.49019">
            <text:p>-1.49019</text:p>
          </table:table-cell>
          <table:table-cell office:value-type="float" office:value="246.49">
            <text:p>246.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4019">
            <text:p>45.4019</text:p>
          </table:table-cell>
          <table:table-cell office:value-type="float" office:value="-1.28151">
            <text:p>-1.28151</text:p>
          </table:table-cell>
          <table:table-cell office:value-type="float" office:value="246.282">
            <text:p>246.2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5187">
            <text:p>45.5187</text:p>
          </table:table-cell>
          <table:table-cell office:value-type="float" office:value="-1.08894">
            <text:p>-1.08894</text:p>
          </table:table-cell>
          <table:table-cell office:value-type="float" office:value="246.089">
            <text:p>246.08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6316">
            <text:p>45.6316</text:p>
          </table:table-cell>
          <table:table-cell office:value-type="float" office:value="-0.902512">
            <text:p>-0.902512</text:p>
          </table:table-cell>
          <table:table-cell office:value-type="float" office:value="245.903">
            <text:p>245.9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7465">
            <text:p>45.7465</text:p>
          </table:table-cell>
          <table:table-cell office:value-type="float" office:value="-0.712112">
            <text:p>-0.712112</text:p>
          </table:table-cell>
          <table:table-cell office:value-type="float" office:value="245.712">
            <text:p>245.7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8632">
            <text:p>45.8632</text:p>
          </table:table-cell>
          <table:table-cell office:value-type="float" office:value="-0.518753">
            <text:p>-0.518753</text:p>
          </table:table-cell>
          <table:table-cell office:value-type="float" office:value="245.519">
            <text:p>245.5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5.9935">
            <text:p>45.9935</text:p>
          </table:table-cell>
          <table:table-cell office:value-type="float" office:value="-0.302795">
            <text:p>-0.302795</text:p>
          </table:table-cell>
          <table:table-cell office:value-type="float" office:value="245.303">
            <text:p>245.3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1132">
            <text:p>46.1132</text:p>
          </table:table-cell>
          <table:table-cell office:value-type="float" office:value="-0.10495">
            <text:p>-0.10495</text:p>
          </table:table-cell>
          <table:table-cell office:value-type="float" office:value="245.105">
            <text:p>245.1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2333">
            <text:p>46.2333</text:p>
          </table:table-cell>
          <table:table-cell office:value-type="float" office:value="0.0933075">
            <text:p>0.0933075</text:p>
          </table:table-cell>
          <table:table-cell office:value-type="float" office:value="244.907">
            <text:p>244.907</text:p>
          </table:table-cell>
          <table:table-cell office:value-type="float" office:value="0.037323">
            <text:p>0.03732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3549">
            <text:p>46.3549</text:p>
          </table:table-cell>
          <table:table-cell office:value-type="float" office:value="0.293579">
            <text:p>0.293579</text:p>
          </table:table-cell>
          <table:table-cell office:value-type="float" office:value="244.706">
            <text:p>244.706</text:p>
          </table:table-cell>
          <table:table-cell office:value-type="float" office:value="0.117432">
            <text:p>0.11743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4772">
            <text:p>46.4772</text:p>
          </table:table-cell>
          <table:table-cell office:value-type="float" office:value="0.494019">
            <text:p>0.494019</text:p>
          </table:table-cell>
          <table:table-cell office:value-type="float" office:value="244.506">
            <text:p>244.506</text:p>
          </table:table-cell>
          <table:table-cell office:value-type="float" office:value="0.197607">
            <text:p>0.19760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6001">
            <text:p>46.6001</text:p>
          </table:table-cell>
          <table:table-cell office:value-type="float" office:value="0.694687">
            <text:p>0.694687</text:p>
          </table:table-cell>
          <table:table-cell office:value-type="float" office:value="244.305">
            <text:p>244.305</text:p>
          </table:table-cell>
          <table:table-cell office:value-type="float" office:value="0.277875">
            <text:p>0.27787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728">
            <text:p>46.728</text:p>
          </table:table-cell>
          <table:table-cell office:value-type="float" office:value="0.902664">
            <text:p>0.902664</text:p>
          </table:table-cell>
          <table:table-cell office:value-type="float" office:value="244.097">
            <text:p>244.097</text:p>
          </table:table-cell>
          <table:table-cell office:value-type="float" office:value="0.361066">
            <text:p>0.36106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8491">
            <text:p>46.8491</text:p>
          </table:table-cell>
          <table:table-cell office:value-type="float" office:value="1.09834">
            <text:p>1.09834</text:p>
          </table:table-cell>
          <table:table-cell office:value-type="float" office:value="243.902">
            <text:p>243.902</text:p>
          </table:table-cell>
          <table:table-cell office:value-type="float" office:value="0.439337">
            <text:p>0.43933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6.9724">
            <text:p>46.9724</text:p>
          </table:table-cell>
          <table:table-cell office:value-type="float" office:value="1.29626">
            <text:p>1.29626</text:p>
          </table:table-cell>
          <table:table-cell office:value-type="float" office:value="243.704">
            <text:p>243.704</text:p>
          </table:table-cell>
          <table:table-cell office:value-type="float" office:value="0.518506">
            <text:p>0.51850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0949">
            <text:p>47.0949</text:p>
          </table:table-cell>
          <table:table-cell office:value-type="float" office:value="1.49158">
            <text:p>1.49158</text:p>
          </table:table-cell>
          <table:table-cell office:value-type="float" office:value="243.508">
            <text:p>243.508</text:p>
          </table:table-cell>
          <table:table-cell office:value-type="float" office:value="0.596631">
            <text:p>0.59663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2208">
            <text:p>47.2208</text:p>
          </table:table-cell>
          <table:table-cell office:value-type="float" office:value="1.69069">
            <text:p>1.69069</text:p>
          </table:table-cell>
          <table:table-cell office:value-type="float" office:value="243.309">
            <text:p>243.309</text:p>
          </table:table-cell>
          <table:table-cell office:value-type="float" office:value="0.676276">
            <text:p>0.67627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345">
            <text:p>47.345</text:p>
          </table:table-cell>
          <table:table-cell office:value-type="float" office:value="1.88565">
            <text:p>1.88565</text:p>
          </table:table-cell>
          <table:table-cell office:value-type="float" office:value="243.114">
            <text:p>243.114</text:p>
          </table:table-cell>
          <table:table-cell office:value-type="float" office:value="0.75426">
            <text:p>0.7542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4727">
            <text:p>47.4727</text:p>
          </table:table-cell>
          <table:table-cell office:value-type="float" office:value="2.08392">
            <text:p>2.08392</text:p>
          </table:table-cell>
          <table:table-cell office:value-type="float" office:value="242.916">
            <text:p>242.916</text:p>
          </table:table-cell>
          <table:table-cell office:value-type="float" office:value="0.833569">
            <text:p>0.83356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5786">
            <text:p>47.5786</text:p>
          </table:table-cell>
          <table:table-cell office:value-type="float" office:value="2.24649">
            <text:p>2.24649</text:p>
          </table:table-cell>
          <table:table-cell office:value-type="float" office:value="242.754">
            <text:p>242.754</text:p>
          </table:table-cell>
          <table:table-cell office:value-type="float" office:value="0.898596">
            <text:p>0.89859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6843">
            <text:p>47.6843</text:p>
          </table:table-cell>
          <table:table-cell office:value-type="float" office:value="2.40671">
            <text:p>2.40671</text:p>
          </table:table-cell>
          <table:table-cell office:value-type="float" office:value="242.593">
            <text:p>242.5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8128">
            <text:p>47.8128</text:p>
          </table:table-cell>
          <table:table-cell office:value-type="float" office:value="2.5979">
            <text:p>2.5979</text:p>
          </table:table-cell>
          <table:table-cell office:value-type="float" office:value="242.402">
            <text:p>242.4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7.9418">
            <text:p>47.9418</text:p>
          </table:table-cell>
          <table:table-cell office:value-type="float" office:value="2.78546">
            <text:p>2.78546</text:p>
          </table:table-cell>
          <table:table-cell office:value-type="float" office:value="242.215">
            <text:p>242.2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0436">
            <text:p>48.0436</text:p>
          </table:table-cell>
          <table:table-cell office:value-type="float" office:value="2.92995">
            <text:p>2.92995</text:p>
          </table:table-cell>
          <table:table-cell office:value-type="float" office:value="242.07">
            <text:p>242.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1494">
            <text:p>48.1494</text:p>
          </table:table-cell>
          <table:table-cell office:value-type="float" office:value="3.07634">
            <text:p>3.07634</text:p>
          </table:table-cell>
          <table:table-cell office:value-type="float" office:value="241.924">
            <text:p>241.9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2555">
            <text:p>48.2555</text:p>
          </table:table-cell>
          <table:table-cell office:value-type="float" office:value="3.2191">
            <text:p>3.2191</text:p>
          </table:table-cell>
          <table:table-cell office:value-type="float" office:value="241.781">
            <text:p>241.7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3578">
            <text:p>48.3578</text:p>
          </table:table-cell>
          <table:table-cell office:value-type="float" office:value="3.35226">
            <text:p>3.35226</text:p>
          </table:table-cell>
          <table:table-cell office:value-type="float" office:value="241.648">
            <text:p>241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4636">
            <text:p>48.4636</text:p>
          </table:table-cell>
          <table:table-cell office:value-type="float" office:value="3.48508">
            <text:p>3.48508</text:p>
          </table:table-cell>
          <table:table-cell office:value-type="float" office:value="241.515">
            <text:p>241.5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5667">
            <text:p>48.5667</text:p>
          </table:table-cell>
          <table:table-cell office:value-type="float" office:value="3.60922">
            <text:p>3.60922</text:p>
          </table:table-cell>
          <table:table-cell office:value-type="float" office:value="241.391">
            <text:p>241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6703">
            <text:p>48.6703</text:p>
          </table:table-cell>
          <table:table-cell office:value-type="float" office:value="3.72871">
            <text:p>3.72871</text:p>
          </table:table-cell>
          <table:table-cell office:value-type="float" office:value="241.271">
            <text:p>241.2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7772">
            <text:p>48.7772</text:p>
          </table:table-cell>
          <table:table-cell office:value-type="float" office:value="3.84572">
            <text:p>3.84572</text:p>
          </table:table-cell>
          <table:table-cell office:value-type="float" office:value="241.154">
            <text:p>241.1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8.9042">
            <text:p>48.9042</text:p>
          </table:table-cell>
          <table:table-cell office:value-type="float" office:value="3.97586">
            <text:p>3.97586</text:p>
          </table:table-cell>
          <table:table-cell office:value-type="float" office:value="241.024">
            <text:p>241.0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0342">
            <text:p>49.0342</text:p>
          </table:table-cell>
          <table:table-cell office:value-type="float" office:value="4.0988">
            <text:p>4.0988</text:p>
          </table:table-cell>
          <table:table-cell office:value-type="float" office:value="240.901">
            <text:p>240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1518">
            <text:p>49.1518</text:p>
          </table:table-cell>
          <table:table-cell office:value-type="float" office:value="4.20027">
            <text:p>4.20027</text:p>
          </table:table-cell>
          <table:table-cell office:value-type="float" office:value="240.8">
            <text:p>240.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2689">
            <text:p>49.2689</text:p>
          </table:table-cell>
          <table:table-cell office:value-type="float" office:value="4.29152">
            <text:p>4.29152</text:p>
          </table:table-cell>
          <table:table-cell office:value-type="float" office:value="240.708">
            <text:p>240.7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389">
            <text:p>49.389</text:p>
          </table:table-cell>
          <table:table-cell office:value-type="float" office:value="4.37433">
            <text:p>4.37433</text:p>
          </table:table-cell>
          <table:table-cell office:value-type="float" office:value="240.626">
            <text:p>240.6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4898">
            <text:p>49.4898</text:p>
          </table:table-cell>
          <table:table-cell office:value-type="float" office:value="4.43488">
            <text:p>4.43488</text:p>
          </table:table-cell>
          <table:table-cell office:value-type="float" office:value="240.565">
            <text:p>240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5934">
            <text:p>49.5934</text:p>
          </table:table-cell>
          <table:table-cell office:value-type="float" office:value="4.48827">
            <text:p>4.48827</text:p>
          </table:table-cell>
          <table:table-cell office:value-type="float" office:value="240.512">
            <text:p>240.5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6983">
            <text:p>49.6983</text:p>
          </table:table-cell>
          <table:table-cell office:value-type="float" office:value="4.53268">
            <text:p>4.53268</text:p>
          </table:table-cell>
          <table:table-cell office:value-type="float" office:value="240.467">
            <text:p>240.4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8182">
            <text:p>49.8182</text:p>
          </table:table-cell>
          <table:table-cell office:value-type="float" office:value="4.57104">
            <text:p>4.57104</text:p>
          </table:table-cell>
          <table:table-cell office:value-type="float" office:value="240.429">
            <text:p>240.4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49.9341">
            <text:p>49.9341</text:p>
          </table:table-cell>
          <table:table-cell office:value-type="float" office:value="4.59489">
            <text:p>4.59489</text:p>
          </table:table-cell>
          <table:table-cell office:value-type="float" office:value="240.405">
            <text:p>240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04">
            <text:p>50.04</text:p>
          </table:table-cell>
          <table:table-cell office:value-type="float" office:value="4.60477">
            <text:p>4.60477</text:p>
          </table:table-cell>
          <table:table-cell office:value-type="float" office:value="240.395">
            <text:p>240.3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1457">
            <text:p>50.1457</text:p>
          </table:table-cell>
          <table:table-cell office:value-type="float" office:value="4.60291">
            <text:p>4.60291</text:p>
          </table:table-cell>
          <table:table-cell office:value-type="float" office:value="240.397">
            <text:p>240.3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2562">
            <text:p>50.2562</text:p>
          </table:table-cell>
          <table:table-cell office:value-type="float" office:value="4.58789">
            <text:p>4.58789</text:p>
          </table:table-cell>
          <table:table-cell office:value-type="float" office:value="240.412">
            <text:p>240.4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3633">
            <text:p>50.3633</text:p>
          </table:table-cell>
          <table:table-cell office:value-type="float" office:value="4.56024">
            <text:p>4.56024</text:p>
          </table:table-cell>
          <table:table-cell office:value-type="float" office:value="240.44">
            <text:p>240.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4688">
            <text:p>50.4688</text:p>
          </table:table-cell>
          <table:table-cell office:value-type="float" office:value="4.51973">
            <text:p>4.51973</text:p>
          </table:table-cell>
          <table:table-cell office:value-type="float" office:value="240.48">
            <text:p>240.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5754">
            <text:p>50.5754</text:p>
          </table:table-cell>
          <table:table-cell office:value-type="float" office:value="4.46509">
            <text:p>4.46509</text:p>
          </table:table-cell>
          <table:table-cell office:value-type="float" office:value="240.535">
            <text:p>240.5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6957">
            <text:p>50.6957</text:p>
          </table:table-cell>
          <table:table-cell office:value-type="float" office:value="4.38643">
            <text:p>4.38643</text:p>
          </table:table-cell>
          <table:table-cell office:value-type="float" office:value="240.614">
            <text:p>240.6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8061">
            <text:p>50.8061</text:p>
          </table:table-cell>
          <table:table-cell office:value-type="float" office:value="4.29776">
            <text:p>4.29776</text:p>
          </table:table-cell>
          <table:table-cell office:value-type="float" office:value="240.702">
            <text:p>240.7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0.923">
            <text:p>50.923</text:p>
          </table:table-cell>
          <table:table-cell office:value-type="float" office:value="4.18633">
            <text:p>4.18633</text:p>
          </table:table-cell>
          <table:table-cell office:value-type="float" office:value="240.814">
            <text:p>240.8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0344">
            <text:p>51.0344</text:p>
          </table:table-cell>
          <table:table-cell office:value-type="float" office:value="4.06285">
            <text:p>4.06285</text:p>
          </table:table-cell>
          <table:table-cell office:value-type="float" office:value="240.937">
            <text:p>240.9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1571">
            <text:p>51.1571</text:p>
          </table:table-cell>
          <table:table-cell office:value-type="float" office:value="3.90739">
            <text:p>3.90739</text:p>
          </table:table-cell>
          <table:table-cell office:value-type="float" office:value="241.093">
            <text:p>241.0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2734">
            <text:p>51.2734</text:p>
          </table:table-cell>
          <table:table-cell office:value-type="float" office:value="3.74046">
            <text:p>3.74046</text:p>
          </table:table-cell>
          <table:table-cell office:value-type="float" office:value="241.26">
            <text:p>241.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3862">
            <text:p>51.3862</text:p>
          </table:table-cell>
          <table:table-cell office:value-type="float" office:value="3.56001">
            <text:p>3.56001</text:p>
          </table:table-cell>
          <table:table-cell office:value-type="float" office:value="241.44">
            <text:p>241.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5004">
            <text:p>51.5004</text:p>
          </table:table-cell>
          <table:table-cell office:value-type="float" office:value="3.35895">
            <text:p>3.35895</text:p>
          </table:table-cell>
          <table:table-cell office:value-type="float" office:value="241.641">
            <text:p>241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6167">
            <text:p>51.6167</text:p>
          </table:table-cell>
          <table:table-cell office:value-type="float" office:value="3.13428">
            <text:p>3.13428</text:p>
          </table:table-cell>
          <table:table-cell office:value-type="float" office:value="241.866">
            <text:p>241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7359">
            <text:p>51.7359</text:p>
          </table:table-cell>
          <table:table-cell office:value-type="float" office:value="2.88324">
            <text:p>2.88324</text:p>
          </table:table-cell>
          <table:table-cell office:value-type="float" office:value="242.117">
            <text:p>242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8561">
            <text:p>51.8561</text:p>
          </table:table-cell>
          <table:table-cell office:value-type="float" office:value="2.60892">
            <text:p>2.60892</text:p>
          </table:table-cell>
          <table:table-cell office:value-type="float" office:value="242.391">
            <text:p>242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1.9717">
            <text:p>51.9717</text:p>
          </table:table-cell>
          <table:table-cell office:value-type="float" office:value="2.32521">
            <text:p>2.32521</text:p>
          </table:table-cell>
          <table:table-cell office:value-type="float" office:value="242.675">
            <text:p>242.675</text:p>
          </table:table-cell>
          <table:table-cell office:value-type="float" office:value="0.930084">
            <text:p>0.93008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0887">
            <text:p>52.0887</text:p>
          </table:table-cell>
          <table:table-cell office:value-type="float" office:value="2.01796">
            <text:p>2.01796</text:p>
          </table:table-cell>
          <table:table-cell office:value-type="float" office:value="242.982">
            <text:p>242.982</text:p>
          </table:table-cell>
          <table:table-cell office:value-type="float" office:value="0.807184">
            <text:p>0.80718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2067">
            <text:p>52.2067</text:p>
          </table:table-cell>
          <table:table-cell office:value-type="float" office:value="1.68797">
            <text:p>1.68797</text:p>
          </table:table-cell>
          <table:table-cell office:value-type="float" office:value="243.312">
            <text:p>243.312</text:p>
          </table:table-cell>
          <table:table-cell office:value-type="float" office:value="0.675189">
            <text:p>0.67518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3317">
            <text:p>52.3317</text:p>
          </table:table-cell>
          <table:table-cell office:value-type="float" office:value="1.31691">
            <text:p>1.31691</text:p>
          </table:table-cell>
          <table:table-cell office:value-type="float" office:value="243.683">
            <text:p>243.683</text:p>
          </table:table-cell>
          <table:table-cell office:value-type="float" office:value="0.526764">
            <text:p>0.52676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4472">
            <text:p>52.4472</text:p>
          </table:table-cell>
          <table:table-cell office:value-type="float" office:value="0.955429">
            <text:p>0.955429</text:p>
          </table:table-cell>
          <table:table-cell office:value-type="float" office:value="244.045">
            <text:p>244.045</text:p>
          </table:table-cell>
          <table:table-cell office:value-type="float" office:value="0.382172">
            <text:p>0.38217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5626">
            <text:p>52.5626</text:p>
          </table:table-cell>
          <table:table-cell office:value-type="float" office:value="0.578217">
            <text:p>0.578217</text:p>
          </table:table-cell>
          <table:table-cell office:value-type="float" office:value="244.422">
            <text:p>244.422</text:p>
          </table:table-cell>
          <table:table-cell office:value-type="float" office:value="0.231287">
            <text:p>0.23128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6908">
            <text:p>52.6908</text:p>
          </table:table-cell>
          <table:table-cell office:value-type="float" office:value="0.14444">
            <text:p>0.14444</text:p>
          </table:table-cell>
          <table:table-cell office:value-type="float" office:value="244.856">
            <text:p>244.856</text:p>
          </table:table-cell>
          <table:table-cell office:value-type="float" office:value="0.0577759">
            <text:p>0.057775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821">
            <text:p>52.821</text:p>
          </table:table-cell>
          <table:table-cell office:value-type="float" office:value="-0.3069">
            <text:p>-0.3069</text:p>
          </table:table-cell>
          <table:table-cell office:value-type="float" office:value="245.307">
            <text:p>245.3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2.9372">
            <text:p>52.9372</text:p>
          </table:table-cell>
          <table:table-cell office:value-type="float" office:value="-0.71347">
            <text:p>-0.71347</text:p>
          </table:table-cell>
          <table:table-cell office:value-type="float" office:value="245.713">
            <text:p>245.71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0594">
            <text:p>53.0594</text:p>
          </table:table-cell>
          <table:table-cell office:value-type="float" office:value="-1.13979">
            <text:p>-1.13979</text:p>
          </table:table-cell>
          <table:table-cell office:value-type="float" office:value="246.14">
            <text:p>246.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1776">
            <text:p>53.1776</text:p>
          </table:table-cell>
          <table:table-cell office:value-type="float" office:value="-1.5455">
            <text:p>-1.5455</text:p>
          </table:table-cell>
          <table:table-cell office:value-type="float" office:value="246.546">
            <text:p>246.5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2847">
            <text:p>53.2847</text:p>
          </table:table-cell>
          <table:table-cell office:value-type="float" office:value="-1.90347">
            <text:p>-1.90347</text:p>
          </table:table-cell>
          <table:table-cell office:value-type="float" office:value="246.903">
            <text:p>246.9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4142">
            <text:p>53.4142</text:p>
          </table:table-cell>
          <table:table-cell office:value-type="float" office:value="-2.31914">
            <text:p>-2.31914</text:p>
          </table:table-cell>
          <table:table-cell office:value-type="float" office:value="247.319">
            <text:p>247.3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5438">
            <text:p>53.5438</text:p>
          </table:table-cell>
          <table:table-cell office:value-type="float" office:value="-2.71211">
            <text:p>-2.71211</text:p>
          </table:table-cell>
          <table:table-cell office:value-type="float" office:value="247.712">
            <text:p>247.7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648">
            <text:p>53.648</text:p>
          </table:table-cell>
          <table:table-cell office:value-type="float" office:value="-3.00876">
            <text:p>-3.00876</text:p>
          </table:table-cell>
          <table:table-cell office:value-type="float" office:value="248.009">
            <text:p>248.00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7559">
            <text:p>53.7559</text:p>
          </table:table-cell>
          <table:table-cell office:value-type="float" office:value="-3.2962">
            <text:p>-3.2962</text:p>
          </table:table-cell>
          <table:table-cell office:value-type="float" office:value="248.296">
            <text:p>248.2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3.8731">
            <text:p>53.8731</text:p>
          </table:table-cell>
          <table:table-cell office:value-type="float" office:value="-3.58356">
            <text:p>-3.58356</text:p>
          </table:table-cell>
          <table:table-cell office:value-type="float" office:value="248.584">
            <text:p>248.5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0028">
            <text:p>54.0028</text:p>
          </table:table-cell>
          <table:table-cell office:value-type="float" office:value="-3.87093">
            <text:p>-3.87093</text:p>
          </table:table-cell>
          <table:table-cell office:value-type="float" office:value="248.871">
            <text:p>248.8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1303">
            <text:p>54.1303</text:p>
          </table:table-cell>
          <table:table-cell office:value-type="float" office:value="-4.12099">
            <text:p>-4.12099</text:p>
          </table:table-cell>
          <table:table-cell office:value-type="float" office:value="249.121">
            <text:p>249.1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2335">
            <text:p>54.2335</text:p>
          </table:table-cell>
          <table:table-cell office:value-type="float" office:value="-4.29974">
            <text:p>-4.29974</text:p>
          </table:table-cell>
          <table:table-cell office:value-type="float" office:value="249.3">
            <text:p>249.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3524">
            <text:p>54.3524</text:p>
          </table:table-cell>
          <table:table-cell office:value-type="float" office:value="-4.47969">
            <text:p>-4.47969</text:p>
          </table:table-cell>
          <table:table-cell office:value-type="float" office:value="249.48">
            <text:p>249.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4693">
            <text:p>54.4693</text:p>
          </table:table-cell>
          <table:table-cell office:value-type="float" office:value="-4.62987">
            <text:p>-4.62987</text:p>
          </table:table-cell>
          <table:table-cell office:value-type="float" office:value="249.63">
            <text:p>249.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5766">
            <text:p>54.5766</text:p>
          </table:table-cell>
          <table:table-cell office:value-type="float" office:value="-4.74489">
            <text:p>-4.74489</text:p>
          </table:table-cell>
          <table:table-cell office:value-type="float" office:value="249.745">
            <text:p>249.74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6861">
            <text:p>54.6861</text:p>
          </table:table-cell>
          <table:table-cell office:value-type="float" office:value="-4.84081">
            <text:p>-4.84081</text:p>
          </table:table-cell>
          <table:table-cell office:value-type="float" office:value="249.841">
            <text:p>249.84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7874">
            <text:p>54.7874</text:p>
          </table:table-cell>
          <table:table-cell office:value-type="float" office:value="-4.91052">
            <text:p>-4.91052</text:p>
          </table:table-cell>
          <table:table-cell office:value-type="float" office:value="249.911">
            <text:p>249.9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4.9043">
            <text:p>54.9043</text:p>
          </table:table-cell>
          <table:table-cell office:value-type="float" office:value="-4.96921">
            <text:p>-4.96921</text:p>
          </table:table-cell>
          <table:table-cell office:value-type="float" office:value="249.969">
            <text:p>249.9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0186">
            <text:p>55.0186</text:p>
          </table:table-cell>
          <table:table-cell office:value-type="float" office:value="-5.00522">
            <text:p>-5.00522</text:p>
          </table:table-cell>
          <table:table-cell office:value-type="float" office:value="250.005">
            <text:p>250.0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1217">
            <text:p>55.1217</text:p>
          </table:table-cell>
          <table:table-cell office:value-type="float" office:value="-5.02052">
            <text:p>-5.02052</text:p>
          </table:table-cell>
          <table:table-cell office:value-type="float" office:value="250.021">
            <text:p>250.0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2247">
            <text:p>55.2247</text:p>
          </table:table-cell>
          <table:table-cell office:value-type="float" office:value="-5.0204">
            <text:p>-5.0204</text:p>
          </table:table-cell>
          <table:table-cell office:value-type="float" office:value="250.02">
            <text:p>250.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3285">
            <text:p>55.3285</text:p>
          </table:table-cell>
          <table:table-cell office:value-type="float" office:value="-5.00568">
            <text:p>-5.00568</text:p>
          </table:table-cell>
          <table:table-cell office:value-type="float" office:value="250.006">
            <text:p>250.0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4326">
            <text:p>55.4326</text:p>
          </table:table-cell>
          <table:table-cell office:value-type="float" office:value="-4.97685">
            <text:p>-4.97685</text:p>
          </table:table-cell>
          <table:table-cell office:value-type="float" office:value="249.977">
            <text:p>249.9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5356">
            <text:p>55.5356</text:p>
          </table:table-cell>
          <table:table-cell office:value-type="float" office:value="-4.9353">
            <text:p>-4.9353</text:p>
          </table:table-cell>
          <table:table-cell office:value-type="float" office:value="249.935">
            <text:p>249.93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6396">
            <text:p>55.6396</text:p>
          </table:table-cell>
          <table:table-cell office:value-type="float" office:value="-4.8811">
            <text:p>-4.8811</text:p>
          </table:table-cell>
          <table:table-cell office:value-type="float" office:value="249.881">
            <text:p>249.8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7572">
            <text:p>55.7572</text:p>
          </table:table-cell>
          <table:table-cell office:value-type="float" office:value="-4.80609">
            <text:p>-4.80609</text:p>
          </table:table-cell>
          <table:table-cell office:value-type="float" office:value="249.806">
            <text:p>249.8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8749">
            <text:p>55.8749</text:p>
          </table:table-cell>
          <table:table-cell office:value-type="float" office:value="-4.71744">
            <text:p>-4.71744</text:p>
          </table:table-cell>
          <table:table-cell office:value-type="float" office:value="249.717">
            <text:p>249.7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5.9789">
            <text:p>55.9789</text:p>
          </table:table-cell>
          <table:table-cell office:value-type="float" office:value="-4.62875">
            <text:p>-4.62875</text:p>
          </table:table-cell>
          <table:table-cell office:value-type="float" office:value="249.629">
            <text:p>249.6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0813">
            <text:p>56.0813</text:p>
          </table:table-cell>
          <table:table-cell office:value-type="float" office:value="-4.53258">
            <text:p>-4.53258</text:p>
          </table:table-cell>
          <table:table-cell office:value-type="float" office:value="249.533">
            <text:p>249.5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1843">
            <text:p>56.1843</text:p>
          </table:table-cell>
          <table:table-cell office:value-type="float" office:value="-4.42778">
            <text:p>-4.42778</text:p>
          </table:table-cell>
          <table:table-cell office:value-type="float" office:value="249.428">
            <text:p>249.4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2924">
            <text:p>56.2924</text:p>
          </table:table-cell>
          <table:table-cell office:value-type="float" office:value="-4.30966">
            <text:p>-4.30966</text:p>
          </table:table-cell>
          <table:table-cell office:value-type="float" office:value="249.31">
            <text:p>249.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3955">
            <text:p>56.3955</text:p>
          </table:table-cell>
          <table:table-cell office:value-type="float" office:value="-4.19003">
            <text:p>-4.19003</text:p>
          </table:table-cell>
          <table:table-cell office:value-type="float" office:value="249.19">
            <text:p>249.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5127">
            <text:p>56.5127</text:p>
          </table:table-cell>
          <table:table-cell office:value-type="float" office:value="-4.04657">
            <text:p>-4.04657</text:p>
          </table:table-cell>
          <table:table-cell office:value-type="float" office:value="249.047">
            <text:p>249.0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64">
            <text:p>56.64</text:p>
          </table:table-cell>
          <table:table-cell office:value-type="float" office:value="-3.88261">
            <text:p>-3.88261</text:p>
          </table:table-cell>
          <table:table-cell office:value-type="float" office:value="248.883">
            <text:p>248.8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7648">
            <text:p>56.7648</text:p>
          </table:table-cell>
          <table:table-cell office:value-type="float" office:value="-3.71434">
            <text:p>-3.71434</text:p>
          </table:table-cell>
          <table:table-cell office:value-type="float" office:value="248.714">
            <text:p>248.7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6.8852">
            <text:p>56.8852</text:p>
          </table:table-cell>
          <table:table-cell office:value-type="float" office:value="-3.5457">
            <text:p>-3.5457</text:p>
          </table:table-cell>
          <table:table-cell office:value-type="float" office:value="248.546">
            <text:p>248.5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0016">
            <text:p>57.0016</text:p>
          </table:table-cell>
          <table:table-cell office:value-type="float" office:value="-3.37767">
            <text:p>-3.37767</text:p>
          </table:table-cell>
          <table:table-cell office:value-type="float" office:value="248.378">
            <text:p>248.37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1248">
            <text:p>57.1248</text:p>
          </table:table-cell>
          <table:table-cell office:value-type="float" office:value="-3.19487">
            <text:p>-3.19487</text:p>
          </table:table-cell>
          <table:table-cell office:value-type="float" office:value="248.195">
            <text:p>248.1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2604">
            <text:p>57.2604</text:p>
          </table:table-cell>
          <table:table-cell office:value-type="float" office:value="-2.98836">
            <text:p>-2.98836</text:p>
          </table:table-cell>
          <table:table-cell office:value-type="float" office:value="247.988">
            <text:p>247.9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3678">
            <text:p>57.3678</text:p>
          </table:table-cell>
          <table:table-cell office:value-type="float" office:value="-2.82202">
            <text:p>-2.82202</text:p>
          </table:table-cell>
          <table:table-cell office:value-type="float" office:value="247.822">
            <text:p>247.8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4794">
            <text:p>57.4794</text:p>
          </table:table-cell>
          <table:table-cell office:value-type="float" office:value="-2.64656">
            <text:p>-2.64656</text:p>
          </table:table-cell>
          <table:table-cell office:value-type="float" office:value="247.647">
            <text:p>247.6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5986">
            <text:p>57.5986</text:p>
          </table:table-cell>
          <table:table-cell office:value-type="float" office:value="-2.45645">
            <text:p>-2.45645</text:p>
          </table:table-cell>
          <table:table-cell office:value-type="float" office:value="247.456">
            <text:p>247.4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7137">
            <text:p>57.7137</text:p>
          </table:table-cell>
          <table:table-cell office:value-type="float" office:value="-2.27107">
            <text:p>-2.27107</text:p>
          </table:table-cell>
          <table:table-cell office:value-type="float" office:value="247.271">
            <text:p>247.2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8375">
            <text:p>57.8375</text:p>
          </table:table-cell>
          <table:table-cell office:value-type="float" office:value="-2.06926">
            <text:p>-2.06926</text:p>
          </table:table-cell>
          <table:table-cell office:value-type="float" office:value="247.069">
            <text:p>247.0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7.9513">
            <text:p>57.9513</text:p>
          </table:table-cell>
          <table:table-cell office:value-type="float" office:value="-1.88252">
            <text:p>-1.88252</text:p>
          </table:table-cell>
          <table:table-cell office:value-type="float" office:value="246.883">
            <text:p>246.8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0638">
            <text:p>58.0638</text:p>
          </table:table-cell>
          <table:table-cell office:value-type="float" office:value="-1.69707">
            <text:p>-1.69707</text:p>
          </table:table-cell>
          <table:table-cell office:value-type="float" office:value="246.697">
            <text:p>246.69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1808">
            <text:p>58.1808</text:p>
          </table:table-cell>
          <table:table-cell office:value-type="float" office:value="-1.50308">
            <text:p>-1.50308</text:p>
          </table:table-cell>
          <table:table-cell office:value-type="float" office:value="246.503">
            <text:p>246.5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2958">
            <text:p>58.2958</text:p>
          </table:table-cell>
          <table:table-cell office:value-type="float" office:value="-1.31181">
            <text:p>-1.31181</text:p>
          </table:table-cell>
          <table:table-cell office:value-type="float" office:value="246.312">
            <text:p>246.3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4274">
            <text:p>58.4274</text:p>
          </table:table-cell>
          <table:table-cell office:value-type="float" office:value="-1.09241">
            <text:p>-1.09241</text:p>
          </table:table-cell>
          <table:table-cell office:value-type="float" office:value="246.092">
            <text:p>246.0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5462">
            <text:p>58.5462</text:p>
          </table:table-cell>
          <table:table-cell office:value-type="float" office:value="-0.894058">
            <text:p>-0.894058</text:p>
          </table:table-cell>
          <table:table-cell office:value-type="float" office:value="245.894">
            <text:p>245.8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6625">
            <text:p>58.6625</text:p>
          </table:table-cell>
          <table:table-cell office:value-type="float" office:value="-0.700058">
            <text:p>-0.700058</text:p>
          </table:table-cell>
          <table:table-cell office:value-type="float" office:value="245.7">
            <text:p>245.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7643">
            <text:p>58.7643</text:p>
          </table:table-cell>
          <table:table-cell office:value-type="float" office:value="-0.530487">
            <text:p>-0.530487</text:p>
          </table:table-cell>
          <table:table-cell office:value-type="float" office:value="245.53">
            <text:p>245.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8.8842">
            <text:p>58.8842</text:p>
          </table:table-cell>
          <table:table-cell office:value-type="float" office:value="-0.33107">
            <text:p>-0.33107</text:p>
          </table:table-cell>
          <table:table-cell office:value-type="float" office:value="245.331">
            <text:p>245.3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0098">
            <text:p>59.0098</text:p>
          </table:table-cell>
          <table:table-cell office:value-type="float" office:value="-0.12294">
            <text:p>-0.12294</text:p>
          </table:table-cell>
          <table:table-cell office:value-type="float" office:value="245.123">
            <text:p>245.1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1236">
            <text:p>59.1236</text:p>
          </table:table-cell>
          <table:table-cell office:value-type="float" office:value="0.065094">
            <text:p>0.065094</text:p>
          </table:table-cell>
          <table:table-cell office:value-type="float" office:value="244.935">
            <text:p>244.935</text:p>
          </table:table-cell>
          <table:table-cell office:value-type="float" office:value="0.0260376">
            <text:p>0.026037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2555">
            <text:p>59.2555</text:p>
          </table:table-cell>
          <table:table-cell office:value-type="float" office:value="0.282104">
            <text:p>0.282104</text:p>
          </table:table-cell>
          <table:table-cell office:value-type="float" office:value="244.718">
            <text:p>244.718</text:p>
          </table:table-cell>
          <table:table-cell office:value-type="float" office:value="0.112842">
            <text:p>0.11284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3874">
            <text:p>59.3874</text:p>
          </table:table-cell>
          <table:table-cell office:value-type="float" office:value="0.498093">
            <text:p>0.498093</text:p>
          </table:table-cell>
          <table:table-cell office:value-type="float" office:value="244.502">
            <text:p>244.502</text:p>
          </table:table-cell>
          <table:table-cell office:value-type="float" office:value="0.199237">
            <text:p>0.19923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5031">
            <text:p>59.5031</text:p>
          </table:table-cell>
          <table:table-cell office:value-type="float" office:value="0.686447">
            <text:p>0.686447</text:p>
          </table:table-cell>
          <table:table-cell office:value-type="float" office:value="244.314">
            <text:p>244.314</text:p>
          </table:table-cell>
          <table:table-cell office:value-type="float" office:value="0.274579">
            <text:p>0.27457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6304">
            <text:p>59.6304</text:p>
          </table:table-cell>
          <table:table-cell office:value-type="float" office:value="0.892471">
            <text:p>0.892471</text:p>
          </table:table-cell>
          <table:table-cell office:value-type="float" office:value="244.108">
            <text:p>244.108</text:p>
          </table:table-cell>
          <table:table-cell office:value-type="float" office:value="0.356989">
            <text:p>0.35698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7458">
            <text:p>59.7458</text:p>
          </table:table-cell>
          <table:table-cell office:value-type="float" office:value="1.0779">
            <text:p>1.0779</text:p>
          </table:table-cell>
          <table:table-cell office:value-type="float" office:value="243.922">
            <text:p>243.922</text:p>
          </table:table-cell>
          <table:table-cell office:value-type="float" office:value="0.431158">
            <text:p>0.43115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8598">
            <text:p>59.8598</text:p>
          </table:table-cell>
          <table:table-cell office:value-type="float" office:value="1.2599">
            <text:p>1.2599</text:p>
          </table:table-cell>
          <table:table-cell office:value-type="float" office:value="243.74">
            <text:p>243.74</text:p>
          </table:table-cell>
          <table:table-cell office:value-type="float" office:value="0.503961">
            <text:p>0.50396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59.9845">
            <text:p>59.9845</text:p>
          </table:table-cell>
          <table:table-cell office:value-type="float" office:value="1.45738">
            <text:p>1.45738</text:p>
          </table:table-cell>
          <table:table-cell office:value-type="float" office:value="243.543">
            <text:p>243.543</text:p>
          </table:table-cell>
          <table:table-cell office:value-type="float" office:value="0.582953">
            <text:p>0.58295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1088">
            <text:p>60.1088</text:p>
          </table:table-cell>
          <table:table-cell office:value-type="float" office:value="1.65268">
            <text:p>1.65268</text:p>
          </table:table-cell>
          <table:table-cell office:value-type="float" office:value="243.347">
            <text:p>243.347</text:p>
          </table:table-cell>
          <table:table-cell office:value-type="float" office:value="0.661072">
            <text:p>0.66107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2366">
            <text:p>60.2366</text:p>
          </table:table-cell>
          <table:table-cell office:value-type="float" office:value="1.85153">
            <text:p>1.85153</text:p>
          </table:table-cell>
          <table:table-cell office:value-type="float" office:value="243.148">
            <text:p>243.148</text:p>
          </table:table-cell>
          <table:table-cell office:value-type="float" office:value="0.740613">
            <text:p>0.74061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3694">
            <text:p>60.3694</text:p>
          </table:table-cell>
          <table:table-cell office:value-type="float" office:value="2.05653">
            <text:p>2.05653</text:p>
          </table:table-cell>
          <table:table-cell office:value-type="float" office:value="242.943">
            <text:p>242.943</text:p>
          </table:table-cell>
          <table:table-cell office:value-type="float" office:value="0.822614">
            <text:p>0.82261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4972">
            <text:p>60.4972</text:p>
          </table:table-cell>
          <table:table-cell office:value-type="float" office:value="2.2504">
            <text:p>2.2504</text:p>
          </table:table-cell>
          <table:table-cell office:value-type="float" office:value="242.75">
            <text:p>242.75</text:p>
          </table:table-cell>
          <table:table-cell office:value-type="float" office:value="0.900159">
            <text:p>0.90015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6037">
            <text:p>60.6037</text:p>
          </table:table-cell>
          <table:table-cell office:value-type="float" office:value="2.4095">
            <text:p>2.4095</text:p>
          </table:table-cell>
          <table:table-cell office:value-type="float" office:value="242.59">
            <text:p>242.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7193">
            <text:p>60.7193</text:p>
          </table:table-cell>
          <table:table-cell office:value-type="float" office:value="2.57913">
            <text:p>2.57913</text:p>
          </table:table-cell>
          <table:table-cell office:value-type="float" office:value="242.421">
            <text:p>242.4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82">
            <text:p>60.82</text:p>
          </table:table-cell>
          <table:table-cell office:value-type="float" office:value="2.72401">
            <text:p>2.72401</text:p>
          </table:table-cell>
          <table:table-cell office:value-type="float" office:value="242.276">
            <text:p>242.2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0.9271">
            <text:p>60.9271</text:p>
          </table:table-cell>
          <table:table-cell office:value-type="float" office:value="2.87471">
            <text:p>2.87471</text:p>
          </table:table-cell>
          <table:table-cell office:value-type="float" office:value="242.125">
            <text:p>242.1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0394">
            <text:p>61.0394</text:p>
          </table:table-cell>
          <table:table-cell office:value-type="float" office:value="3.02844">
            <text:p>3.02844</text:p>
          </table:table-cell>
          <table:table-cell office:value-type="float" office:value="241.972">
            <text:p>241.9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1425">
            <text:p>61.1425</text:p>
          </table:table-cell>
          <table:table-cell office:value-type="float" office:value="3.16541">
            <text:p>3.16541</text:p>
          </table:table-cell>
          <table:table-cell office:value-type="float" office:value="241.835">
            <text:p>241.8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246">
            <text:p>61.246</text:p>
          </table:table-cell>
          <table:table-cell office:value-type="float" office:value="3.29861">
            <text:p>3.29861</text:p>
          </table:table-cell>
          <table:table-cell office:value-type="float" office:value="241.701">
            <text:p>241.7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3665">
            <text:p>61.3665</text:p>
          </table:table-cell>
          <table:table-cell office:value-type="float" office:value="3.44766">
            <text:p>3.44766</text:p>
          </table:table-cell>
          <table:table-cell office:value-type="float" office:value="241.552">
            <text:p>241.5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4705">
            <text:p>61.4705</text:p>
          </table:table-cell>
          <table:table-cell office:value-type="float" office:value="3.5706">
            <text:p>3.5706</text:p>
          </table:table-cell>
          <table:table-cell office:value-type="float" office:value="241.429">
            <text:p>241.4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5716">
            <text:p>61.5716</text:p>
          </table:table-cell>
          <table:table-cell office:value-type="float" office:value="3.68488">
            <text:p>3.68488</text:p>
          </table:table-cell>
          <table:table-cell office:value-type="float" office:value="241.315">
            <text:p>241.3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6784">
            <text:p>61.6784</text:p>
          </table:table-cell>
          <table:table-cell office:value-type="float" office:value="3.79935">
            <text:p>3.79935</text:p>
          </table:table-cell>
          <table:table-cell office:value-type="float" office:value="241.201">
            <text:p>241.2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8095">
            <text:p>61.8095</text:p>
          </table:table-cell>
          <table:table-cell office:value-type="float" office:value="3.93063">
            <text:p>3.93063</text:p>
          </table:table-cell>
          <table:table-cell office:value-type="float" office:value="241.069">
            <text:p>241.0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1.9255">
            <text:p>61.9255</text:p>
          </table:table-cell>
          <table:table-cell office:value-type="float" office:value="4.03773">
            <text:p>4.03773</text:p>
          </table:table-cell>
          <table:table-cell office:value-type="float" office:value="240.962">
            <text:p>240.9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0432">
            <text:p>62.0432</text:p>
          </table:table-cell>
          <table:table-cell office:value-type="float" office:value="4.13728">
            <text:p>4.13728</text:p>
          </table:table-cell>
          <table:table-cell office:value-type="float" office:value="240.863">
            <text:p>240.8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1456">
            <text:p>62.1456</text:p>
          </table:table-cell>
          <table:table-cell office:value-type="float" office:value="4.21581">
            <text:p>4.21581</text:p>
          </table:table-cell>
          <table:table-cell office:value-type="float" office:value="240.784">
            <text:p>240.7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2494">
            <text:p>62.2494</text:p>
          </table:table-cell>
          <table:table-cell office:value-type="float" office:value="4.28754">
            <text:p>4.28754</text:p>
          </table:table-cell>
          <table:table-cell office:value-type="float" office:value="240.712">
            <text:p>240.7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3555">
            <text:p>62.3555</text:p>
          </table:table-cell>
          <table:table-cell office:value-type="float" office:value="4.35196">
            <text:p>4.35196</text:p>
          </table:table-cell>
          <table:table-cell office:value-type="float" office:value="240.648">
            <text:p>240.6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4752">
            <text:p>62.4752</text:p>
          </table:table-cell>
          <table:table-cell office:value-type="float" office:value="4.41341">
            <text:p>4.41341</text:p>
          </table:table-cell>
          <table:table-cell office:value-type="float" office:value="240.587">
            <text:p>240.5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5931">
            <text:p>62.5931</text:p>
          </table:table-cell>
          <table:table-cell office:value-type="float" office:value="4.46178">
            <text:p>4.46178</text:p>
          </table:table-cell>
          <table:table-cell office:value-type="float" office:value="240.538">
            <text:p>240.53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7005">
            <text:p>62.7005</text:p>
          </table:table-cell>
          <table:table-cell office:value-type="float" office:value="4.49475">
            <text:p>4.49475</text:p>
          </table:table-cell>
          <table:table-cell office:value-type="float" office:value="240.505">
            <text:p>240.5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8065">
            <text:p>62.8065</text:p>
          </table:table-cell>
          <table:table-cell office:value-type="float" office:value="4.51653">
            <text:p>4.51653</text:p>
          </table:table-cell>
          <table:table-cell office:value-type="float" office:value="240.483">
            <text:p>240.4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2.9201">
            <text:p>62.9201</text:p>
          </table:table-cell>
          <table:table-cell office:value-type="float" office:value="4.52731">
            <text:p>4.52731</text:p>
          </table:table-cell>
          <table:table-cell office:value-type="float" office:value="240.473">
            <text:p>240.4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0354">
            <text:p>63.0354</text:p>
          </table:table-cell>
          <table:table-cell office:value-type="float" office:value="4.5244">
            <text:p>4.5244</text:p>
          </table:table-cell>
          <table:table-cell office:value-type="float" office:value="240.476">
            <text:p>240.4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1542">
            <text:p>63.1542</text:p>
          </table:table-cell>
          <table:table-cell office:value-type="float" office:value="4.50627">
            <text:p>4.50627</text:p>
          </table:table-cell>
          <table:table-cell office:value-type="float" office:value="240.494">
            <text:p>240.4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2716">
            <text:p>63.2716</text:p>
          </table:table-cell>
          <table:table-cell office:value-type="float" office:value="4.47282">
            <text:p>4.47282</text:p>
          </table:table-cell>
          <table:table-cell office:value-type="float" office:value="240.527">
            <text:p>240.5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3901">
            <text:p>63.3901</text:p>
          </table:table-cell>
          <table:table-cell office:value-type="float" office:value="4.42252">
            <text:p>4.42252</text:p>
          </table:table-cell>
          <table:table-cell office:value-type="float" office:value="240.577">
            <text:p>240.5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518">
            <text:p>63.518</text:p>
          </table:table-cell>
          <table:table-cell office:value-type="float" office:value="4.34915">
            <text:p>4.34915</text:p>
          </table:table-cell>
          <table:table-cell office:value-type="float" office:value="240.651">
            <text:p>240.6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647">
            <text:p>63.647</text:p>
          </table:table-cell>
          <table:table-cell office:value-type="float" office:value="4.25432">
            <text:p>4.25432</text:p>
          </table:table-cell>
          <table:table-cell office:value-type="float" office:value="240.746">
            <text:p>240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7752">
            <text:p>63.7752</text:p>
          </table:table-cell>
          <table:table-cell office:value-type="float" office:value="4.13843">
            <text:p>4.13843</text:p>
          </table:table-cell>
          <table:table-cell office:value-type="float" office:value="240.862">
            <text:p>240.8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8775">
            <text:p>63.8775</text:p>
          </table:table-cell>
          <table:table-cell office:value-type="float" office:value="4.03014">
            <text:p>4.03014</text:p>
          </table:table-cell>
          <table:table-cell office:value-type="float" office:value="240.97">
            <text:p>240.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3.9808">
            <text:p>63.9808</text:p>
          </table:table-cell>
          <table:table-cell office:value-type="float" office:value="3.90645">
            <text:p>3.90645</text:p>
          </table:table-cell>
          <table:table-cell office:value-type="float" office:value="241.094">
            <text:p>241.09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0845">
            <text:p>64.0845</text:p>
          </table:table-cell>
          <table:table-cell office:value-type="float" office:value="3.76721">
            <text:p>3.76721</text:p>
          </table:table-cell>
          <table:table-cell office:value-type="float" office:value="241.233">
            <text:p>241.2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1887">
            <text:p>64.1887</text:p>
          </table:table-cell>
          <table:table-cell office:value-type="float" office:value="3.61224">
            <text:p>3.61224</text:p>
          </table:table-cell>
          <table:table-cell office:value-type="float" office:value="241.388">
            <text:p>241.3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2923">
            <text:p>64.2923</text:p>
          </table:table-cell>
          <table:table-cell office:value-type="float" office:value="3.44273">
            <text:p>3.44273</text:p>
          </table:table-cell>
          <table:table-cell office:value-type="float" office:value="241.557">
            <text:p>241.5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4248">
            <text:p>64.4248</text:p>
          </table:table-cell>
          <table:table-cell office:value-type="float" office:value="3.20312">
            <text:p>3.20312</text:p>
          </table:table-cell>
          <table:table-cell office:value-type="float" office:value="241.797">
            <text:p>241.7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5419">
            <text:p>64.5419</text:p>
          </table:table-cell>
          <table:table-cell office:value-type="float" office:value="2.97028">
            <text:p>2.97028</text:p>
          </table:table-cell>
          <table:table-cell office:value-type="float" office:value="242.03">
            <text:p>242.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6595">
            <text:p>64.6595</text:p>
          </table:table-cell>
          <table:table-cell office:value-type="float" office:value="2.71634">
            <text:p>2.71634</text:p>
          </table:table-cell>
          <table:table-cell office:value-type="float" office:value="242.284">
            <text:p>242.2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7672">
            <text:p>64.7672</text:p>
          </table:table-cell>
          <table:table-cell office:value-type="float" office:value="2.46596">
            <text:p>2.46596</text:p>
          </table:table-cell>
          <table:table-cell office:value-type="float" office:value="242.534">
            <text:p>242.5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8722">
            <text:p>64.8722</text:p>
          </table:table-cell>
          <table:table-cell office:value-type="float" office:value="2.20522">
            <text:p>2.20522</text:p>
          </table:table-cell>
          <table:table-cell office:value-type="float" office:value="242.795">
            <text:p>242.795</text:p>
          </table:table-cell>
          <table:table-cell office:value-type="float" office:value="0.882086">
            <text:p>0.88208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4.9818">
            <text:p>64.9818</text:p>
          </table:table-cell>
          <table:table-cell office:value-type="float" office:value="1.91605">
            <text:p>1.91605</text:p>
          </table:table-cell>
          <table:table-cell office:value-type="float" office:value="243.084">
            <text:p>243.084</text:p>
          </table:table-cell>
          <table:table-cell office:value-type="float" office:value="0.766418">
            <text:p>0.76641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094">
            <text:p>65.094</text:p>
          </table:table-cell>
          <table:table-cell office:value-type="float" office:value="1.60217">
            <text:p>1.60217</text:p>
          </table:table-cell>
          <table:table-cell office:value-type="float" office:value="243.398">
            <text:p>243.398</text:p>
          </table:table-cell>
          <table:table-cell office:value-type="float" office:value="0.640869">
            <text:p>0.64086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2168">
            <text:p>65.2168</text:p>
          </table:table-cell>
          <table:table-cell office:value-type="float" office:value="1.23843">
            <text:p>1.23843</text:p>
          </table:table-cell>
          <table:table-cell office:value-type="float" office:value="243.762">
            <text:p>243.762</text:p>
          </table:table-cell>
          <table:table-cell office:value-type="float" office:value="0.495374">
            <text:p>0.49537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3191">
            <text:p>65.3191</text:p>
          </table:table-cell>
          <table:table-cell office:value-type="float" office:value="0.920761">
            <text:p>0.920761</text:p>
          </table:table-cell>
          <table:table-cell office:value-type="float" office:value="244.079">
            <text:p>244.079</text:p>
          </table:table-cell>
          <table:table-cell office:value-type="float" office:value="0.368304">
            <text:p>0.36830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4219">
            <text:p>65.4219</text:p>
          </table:table-cell>
          <table:table-cell office:value-type="float" office:value="0.589645">
            <text:p>0.589645</text:p>
          </table:table-cell>
          <table:table-cell office:value-type="float" office:value="244.41">
            <text:p>244.41</text:p>
          </table:table-cell>
          <table:table-cell office:value-type="float" office:value="0.235858">
            <text:p>0.23585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5426">
            <text:p>65.5426</text:p>
          </table:table-cell>
          <table:table-cell office:value-type="float" office:value="0.188416">
            <text:p>0.188416</text:p>
          </table:table-cell>
          <table:table-cell office:value-type="float" office:value="244.812">
            <text:p>244.812</text:p>
          </table:table-cell>
          <table:table-cell office:value-type="float" office:value="0.0753662">
            <text:p>0.075366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6455">
            <text:p>65.6455</text:p>
          </table:table-cell>
          <table:table-cell office:value-type="float" office:value="-0.160217">
            <text:p>-0.160217</text:p>
          </table:table-cell>
          <table:table-cell office:value-type="float" office:value="245.16">
            <text:p>245.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7488">
            <text:p>65.7488</text:p>
          </table:table-cell>
          <table:table-cell office:value-type="float" office:value="-0.513916">
            <text:p>-0.513916</text:p>
          </table:table-cell>
          <table:table-cell office:value-type="float" office:value="245.514">
            <text:p>245.5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8645">
            <text:p>65.8645</text:p>
          </table:table-cell>
          <table:table-cell office:value-type="float" office:value="-0.909103">
            <text:p>-0.909103</text:p>
          </table:table-cell>
          <table:table-cell office:value-type="float" office:value="245.909">
            <text:p>245.90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5.9672">
            <text:p>65.9672</text:p>
          </table:table-cell>
          <table:table-cell office:value-type="float" office:value="-1.25594">
            <text:p>-1.25594</text:p>
          </table:table-cell>
          <table:table-cell office:value-type="float" office:value="246.256">
            <text:p>246.2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0949">
            <text:p>66.0949</text:p>
          </table:table-cell>
          <table:table-cell office:value-type="float" office:value="-1.67703">
            <text:p>-1.67703</text:p>
          </table:table-cell>
          <table:table-cell office:value-type="float" office:value="246.677">
            <text:p>246.6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2085">
            <text:p>66.2085</text:p>
          </table:table-cell>
          <table:table-cell office:value-type="float" office:value="-2.0378">
            <text:p>-2.0378</text:p>
          </table:table-cell>
          <table:table-cell office:value-type="float" office:value="247.038">
            <text:p>247.0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329">
            <text:p>66.329</text:p>
          </table:table-cell>
          <table:table-cell office:value-type="float" office:value="-2.40291">
            <text:p>-2.40291</text:p>
          </table:table-cell>
          <table:table-cell office:value-type="float" office:value="247.403">
            <text:p>247.4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4641">
            <text:p>66.4641</text:p>
          </table:table-cell>
          <table:table-cell office:value-type="float" office:value="-2.78627">
            <text:p>-2.78627</text:p>
          </table:table-cell>
          <table:table-cell office:value-type="float" office:value="247.786">
            <text:p>247.7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5936">
            <text:p>66.5936</text:p>
          </table:table-cell>
          <table:table-cell office:value-type="float" office:value="-3.12479">
            <text:p>-3.12479</text:p>
          </table:table-cell>
          <table:table-cell office:value-type="float" office:value="248.125">
            <text:p>248.1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7106">
            <text:p>66.7106</text:p>
          </table:table-cell>
          <table:table-cell office:value-type="float" office:value="-3.40436">
            <text:p>-3.40436</text:p>
          </table:table-cell>
          <table:table-cell office:value-type="float" office:value="248.404">
            <text:p>248.4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8129">
            <text:p>66.8129</text:p>
          </table:table-cell>
          <table:table-cell office:value-type="float" office:value="-3.62796">
            <text:p>-3.62796</text:p>
          </table:table-cell>
          <table:table-cell office:value-type="float" office:value="248.628">
            <text:p>248.6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6.9186">
            <text:p>66.9186</text:p>
          </table:table-cell>
          <table:table-cell office:value-type="float" office:value="-3.83743">
            <text:p>-3.83743</text:p>
          </table:table-cell>
          <table:table-cell office:value-type="float" office:value="248.837">
            <text:p>248.8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0369">
            <text:p>67.0369</text:p>
          </table:table-cell>
          <table:table-cell office:value-type="float" office:value="-4.0461">
            <text:p>-4.0461</text:p>
          </table:table-cell>
          <table:table-cell office:value-type="float" office:value="249.046">
            <text:p>249.0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1492">
            <text:p>67.1492</text:p>
          </table:table-cell>
          <table:table-cell office:value-type="float" office:value="-4.21889">
            <text:p>-4.21889</text:p>
          </table:table-cell>
          <table:table-cell office:value-type="float" office:value="249.219">
            <text:p>249.2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2702">
            <text:p>67.2702</text:p>
          </table:table-cell>
          <table:table-cell office:value-type="float" office:value="-4.37817">
            <text:p>-4.37817</text:p>
          </table:table-cell>
          <table:table-cell office:value-type="float" office:value="249.378">
            <text:p>249.37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3933">
            <text:p>67.3933</text:p>
          </table:table-cell>
          <table:table-cell office:value-type="float" office:value="-4.51192">
            <text:p>-4.51192</text:p>
          </table:table-cell>
          <table:table-cell office:value-type="float" office:value="249.512">
            <text:p>249.5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4958">
            <text:p>67.4958</text:p>
          </table:table-cell>
          <table:table-cell office:value-type="float" office:value="-4.60229">
            <text:p>-4.60229</text:p>
          </table:table-cell>
          <table:table-cell office:value-type="float" office:value="249.602">
            <text:p>249.6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6247">
            <text:p>67.6247</text:p>
          </table:table-cell>
          <table:table-cell office:value-type="float" office:value="-4.68991">
            <text:p>-4.68991</text:p>
          </table:table-cell>
          <table:table-cell office:value-type="float" office:value="249.69">
            <text:p>249.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7515">
            <text:p>67.7515</text:p>
          </table:table-cell>
          <table:table-cell office:value-type="float" office:value="-4.74878">
            <text:p>-4.74878</text:p>
          </table:table-cell>
          <table:table-cell office:value-type="float" office:value="249.749">
            <text:p>249.7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7.8777">
            <text:p>67.8777</text:p>
          </table:table-cell>
          <table:table-cell office:value-type="float" office:value="-4.78246">
            <text:p>-4.78246</text:p>
          </table:table-cell>
          <table:table-cell office:value-type="float" office:value="249.782">
            <text:p>249.7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0037">
            <text:p>68.0037</text:p>
          </table:table-cell>
          <table:table-cell office:value-type="float" office:value="-4.79219">
            <text:p>-4.79219</text:p>
          </table:table-cell>
          <table:table-cell office:value-type="float" office:value="249.792">
            <text:p>249.7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1162">
            <text:p>68.1162</text:p>
          </table:table-cell>
          <table:table-cell office:value-type="float" office:value="-4.78221">
            <text:p>-4.78221</text:p>
          </table:table-cell>
          <table:table-cell office:value-type="float" office:value="249.782">
            <text:p>249.7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2358">
            <text:p>68.2358</text:p>
          </table:table-cell>
          <table:table-cell office:value-type="float" office:value="-4.75343">
            <text:p>-4.75343</text:p>
          </table:table-cell>
          <table:table-cell office:value-type="float" office:value="249.753">
            <text:p>249.7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3483">
            <text:p>68.3483</text:p>
          </table:table-cell>
          <table:table-cell office:value-type="float" office:value="-4.71028">
            <text:p>-4.71028</text:p>
          </table:table-cell>
          <table:table-cell office:value-type="float" office:value="249.71">
            <text:p>249.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4639">
            <text:p>68.4639</text:p>
          </table:table-cell>
          <table:table-cell office:value-type="float" office:value="-4.65103">
            <text:p>-4.65103</text:p>
          </table:table-cell>
          <table:table-cell office:value-type="float" office:value="249.651">
            <text:p>249.6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5778">
            <text:p>68.5778</text:p>
          </table:table-cell>
          <table:table-cell office:value-type="float" office:value="-4.57883">
            <text:p>-4.57883</text:p>
          </table:table-cell>
          <table:table-cell office:value-type="float" office:value="249.579">
            <text:p>249.5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6922">
            <text:p>68.6922</text:p>
          </table:table-cell>
          <table:table-cell office:value-type="float" office:value="-4.49364">
            <text:p>-4.49364</text:p>
          </table:table-cell>
          <table:table-cell office:value-type="float" office:value="249.494">
            <text:p>249.4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8183">
            <text:p>68.8183</text:p>
          </table:table-cell>
          <table:table-cell office:value-type="float" office:value="-4.38612">
            <text:p>-4.38612</text:p>
          </table:table-cell>
          <table:table-cell office:value-type="float" office:value="249.386">
            <text:p>249.3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8.9412">
            <text:p>68.9412</text:p>
          </table:table-cell>
          <table:table-cell office:value-type="float" office:value="-4.26881">
            <text:p>-4.26881</text:p>
          </table:table-cell>
          <table:table-cell office:value-type="float" office:value="249.269">
            <text:p>249.2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047">
            <text:p>69.047</text:p>
          </table:table-cell>
          <table:table-cell office:value-type="float" office:value="-4.15872">
            <text:p>-4.15872</text:p>
          </table:table-cell>
          <table:table-cell office:value-type="float" office:value="249.159">
            <text:p>249.1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175">
            <text:p>69.175</text:p>
          </table:table-cell>
          <table:table-cell office:value-type="float" office:value="-4.01569">
            <text:p>-4.01569</text:p>
          </table:table-cell>
          <table:table-cell office:value-type="float" office:value="249.016">
            <text:p>249.0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3013">
            <text:p>69.3013</text:p>
          </table:table-cell>
          <table:table-cell office:value-type="float" office:value="-3.86459">
            <text:p>-3.86459</text:p>
          </table:table-cell>
          <table:table-cell office:value-type="float" office:value="248.865">
            <text:p>248.86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4255">
            <text:p>69.4255</text:p>
          </table:table-cell>
          <table:table-cell office:value-type="float" office:value="-3.70755">
            <text:p>-3.70755</text:p>
          </table:table-cell>
          <table:table-cell office:value-type="float" office:value="248.708">
            <text:p>248.7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5475">
            <text:p>69.5475</text:p>
          </table:table-cell>
          <table:table-cell office:value-type="float" office:value="-3.54567">
            <text:p>-3.54567</text:p>
          </table:table-cell>
          <table:table-cell office:value-type="float" office:value="248.546">
            <text:p>248.5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6771">
            <text:p>69.6771</text:p>
          </table:table-cell>
          <table:table-cell office:value-type="float" office:value="-3.36691">
            <text:p>-3.36691</text:p>
          </table:table-cell>
          <table:table-cell office:value-type="float" office:value="248.367">
            <text:p>248.3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8038">
            <text:p>69.8038</text:p>
          </table:table-cell>
          <table:table-cell office:value-type="float" office:value="-3.18596">
            <text:p>-3.18596</text:p>
          </table:table-cell>
          <table:table-cell office:value-type="float" office:value="248.186">
            <text:p>248.1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69.9168">
            <text:p>69.9168</text:p>
          </table:table-cell>
          <table:table-cell office:value-type="float" office:value="-3.02008">
            <text:p>-3.02008</text:p>
          </table:table-cell>
          <table:table-cell office:value-type="float" office:value="248.02">
            <text:p>248.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0186">
            <text:p>70.0186</text:p>
          </table:table-cell>
          <table:table-cell office:value-type="float" office:value="-2.86703">
            <text:p>-2.86703</text:p>
          </table:table-cell>
          <table:table-cell office:value-type="float" office:value="247.867">
            <text:p>247.8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1429">
            <text:p>70.1429</text:p>
          </table:table-cell>
          <table:table-cell office:value-type="float" office:value="-2.67679">
            <text:p>-2.67679</text:p>
          </table:table-cell>
          <table:table-cell office:value-type="float" office:value="247.677">
            <text:p>247.6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2671">
            <text:p>70.2671</text:p>
          </table:table-cell>
          <table:table-cell office:value-type="float" office:value="-2.48317">
            <text:p>-2.48317</text:p>
          </table:table-cell>
          <table:table-cell office:value-type="float" office:value="247.483">
            <text:p>247.4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384">
            <text:p>70.384</text:p>
          </table:table-cell>
          <table:table-cell office:value-type="float" office:value="-2.29794">
            <text:p>-2.29794</text:p>
          </table:table-cell>
          <table:table-cell office:value-type="float" office:value="247.298">
            <text:p>247.29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4862">
            <text:p>70.4862</text:p>
          </table:table-cell>
          <table:table-cell office:value-type="float" office:value="-2.13417">
            <text:p>-2.13417</text:p>
          </table:table-cell>
          <table:table-cell office:value-type="float" office:value="247.134">
            <text:p>247.1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5913">
            <text:p>70.5913</text:p>
          </table:table-cell>
          <table:table-cell office:value-type="float" office:value="-1.96425">
            <text:p>-1.96425</text:p>
          </table:table-cell>
          <table:table-cell office:value-type="float" office:value="246.964">
            <text:p>246.9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6927">
            <text:p>70.6927</text:p>
          </table:table-cell>
          <table:table-cell office:value-type="float" office:value="-1.79918">
            <text:p>-1.79918</text:p>
          </table:table-cell>
          <table:table-cell office:value-type="float" office:value="246.799">
            <text:p>246.7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7939">
            <text:p>70.7939</text:p>
          </table:table-cell>
          <table:table-cell office:value-type="float" office:value="-1.63327">
            <text:p>-1.63327</text:p>
          </table:table-cell>
          <table:table-cell office:value-type="float" office:value="246.633">
            <text:p>246.6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0.9117">
            <text:p>70.9117</text:p>
          </table:table-cell>
          <table:table-cell office:value-type="float" office:value="-1.43912">
            <text:p>-1.43912</text:p>
          </table:table-cell>
          <table:table-cell office:value-type="float" office:value="246.439">
            <text:p>246.4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0173">
            <text:p>71.0173</text:p>
          </table:table-cell>
          <table:table-cell office:value-type="float" office:value="-1.26428">
            <text:p>-1.26428</text:p>
          </table:table-cell>
          <table:table-cell office:value-type="float" office:value="246.264">
            <text:p>246.2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1477">
            <text:p>71.1477</text:p>
          </table:table-cell>
          <table:table-cell office:value-type="float" office:value="-1.04779">
            <text:p>-1.04779</text:p>
          </table:table-cell>
          <table:table-cell office:value-type="float" office:value="246.048">
            <text:p>246.0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2749">
            <text:p>71.2749</text:p>
          </table:table-cell>
          <table:table-cell office:value-type="float" office:value="-0.836273">
            <text:p>-0.836273</text:p>
          </table:table-cell>
          <table:table-cell office:value-type="float" office:value="245.836">
            <text:p>245.8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3775">
            <text:p>71.3775</text:p>
          </table:table-cell>
          <table:table-cell office:value-type="float" office:value="-0.665482">
            <text:p>-0.665482</text:p>
          </table:table-cell>
          <table:table-cell office:value-type="float" office:value="245.665">
            <text:p>245.66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4963">
            <text:p>71.4963</text:p>
          </table:table-cell>
          <table:table-cell office:value-type="float" office:value="-0.467789">
            <text:p>-0.467789</text:p>
          </table:table-cell>
          <table:table-cell office:value-type="float" office:value="245.468">
            <text:p>245.4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5992">
            <text:p>71.5992</text:p>
          </table:table-cell>
          <table:table-cell office:value-type="float" office:value="-0.296661">
            <text:p>-0.296661</text:p>
          </table:table-cell>
          <table:table-cell office:value-type="float" office:value="245.297">
            <text:p>245.29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6997">
            <text:p>71.6997</text:p>
          </table:table-cell>
          <table:table-cell office:value-type="float" office:value="-0.129913">
            <text:p>-0.129913</text:p>
          </table:table-cell>
          <table:table-cell office:value-type="float" office:value="245.13">
            <text:p>245.1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8047">
            <text:p>71.8047</text:p>
          </table:table-cell>
          <table:table-cell office:value-type="float" office:value="0.0439911">
            <text:p>0.0439911</text:p>
          </table:table-cell>
          <table:table-cell office:value-type="float" office:value="244.956">
            <text:p>244.956</text:p>
          </table:table-cell>
          <table:table-cell office:value-type="float" office:value="0.0175964">
            <text:p>0.017596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1.9298">
            <text:p>71.9298</text:p>
          </table:table-cell>
          <table:table-cell office:value-type="float" office:value="0.250504">
            <text:p>0.250504</text:p>
          </table:table-cell>
          <table:table-cell office:value-type="float" office:value="244.749">
            <text:p>244.749</text:p>
          </table:table-cell>
          <table:table-cell office:value-type="float" office:value="0.100201">
            <text:p>0.10020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0336">
            <text:p>72.0336</text:p>
          </table:table-cell>
          <table:table-cell office:value-type="float" office:value="0.421158">
            <text:p>0.421158</text:p>
          </table:table-cell>
          <table:table-cell office:value-type="float" office:value="244.579">
            <text:p>244.579</text:p>
          </table:table-cell>
          <table:table-cell office:value-type="float" office:value="0.168463">
            <text:p>0.16846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1634">
            <text:p>72.1634</text:p>
          </table:table-cell>
          <table:table-cell office:value-type="float" office:value="0.633682">
            <text:p>0.633682</text:p>
          </table:table-cell>
          <table:table-cell office:value-type="float" office:value="244.366">
            <text:p>244.366</text:p>
          </table:table-cell>
          <table:table-cell office:value-type="float" office:value="0.253473">
            <text:p>0.25347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298">
            <text:p>72.298</text:p>
          </table:table-cell>
          <table:table-cell office:value-type="float" office:value="0.853104">
            <text:p>0.853104</text:p>
          </table:table-cell>
          <table:table-cell office:value-type="float" office:value="244.147">
            <text:p>244.147</text:p>
          </table:table-cell>
          <table:table-cell office:value-type="float" office:value="0.341241">
            <text:p>0.34124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4126">
            <text:p>72.4126</text:p>
          </table:table-cell>
          <table:table-cell office:value-type="float" office:value="1.03848">
            <text:p>1.03848</text:p>
          </table:table-cell>
          <table:table-cell office:value-type="float" office:value="243.962">
            <text:p>243.962</text:p>
          </table:table-cell>
          <table:table-cell office:value-type="float" office:value="0.415393">
            <text:p>0.41539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5264">
            <text:p>72.5264</text:p>
          </table:table-cell>
          <table:table-cell office:value-type="float" office:value="1.22163">
            <text:p>1.22163</text:p>
          </table:table-cell>
          <table:table-cell office:value-type="float" office:value="243.778">
            <text:p>243.778</text:p>
          </table:table-cell>
          <table:table-cell office:value-type="float" office:value="0.488654">
            <text:p>0.48865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6506">
            <text:p>72.6506</text:p>
          </table:table-cell>
          <table:table-cell office:value-type="float" office:value="1.42015">
            <text:p>1.42015</text:p>
          </table:table-cell>
          <table:table-cell office:value-type="float" office:value="243.58">
            <text:p>243.58</text:p>
          </table:table-cell>
          <table:table-cell office:value-type="float" office:value="0.56806">
            <text:p>0.5680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7702">
            <text:p>72.7702</text:p>
          </table:table-cell>
          <table:table-cell office:value-type="float" office:value="1.6098">
            <text:p>1.6098</text:p>
          </table:table-cell>
          <table:table-cell office:value-type="float" office:value="243.39">
            <text:p>243.39</text:p>
          </table:table-cell>
          <table:table-cell office:value-type="float" office:value="0.643921">
            <text:p>0.64392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2.892">
            <text:p>72.892</text:p>
          </table:table-cell>
          <table:table-cell office:value-type="float" office:value="1.80153">
            <text:p>1.80153</text:p>
          </table:table-cell>
          <table:table-cell office:value-type="float" office:value="243.198">
            <text:p>243.198</text:p>
          </table:table-cell>
          <table:table-cell office:value-type="float" office:value="0.720612">
            <text:p>0.72061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0173">
            <text:p>73.0173</text:p>
          </table:table-cell>
          <table:table-cell office:value-type="float" office:value="1.99649">
            <text:p>1.99649</text:p>
          </table:table-cell>
          <table:table-cell office:value-type="float" office:value="243.004">
            <text:p>243.004</text:p>
          </table:table-cell>
          <table:table-cell office:value-type="float" office:value="0.798596">
            <text:p>0.79859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1272">
            <text:p>73.1272</text:p>
          </table:table-cell>
          <table:table-cell office:value-type="float" office:value="2.16563">
            <text:p>2.16563</text:p>
          </table:table-cell>
          <table:table-cell office:value-type="float" office:value="242.834">
            <text:p>242.834</text:p>
          </table:table-cell>
          <table:table-cell office:value-type="float" office:value="0.866254">
            <text:p>0.86625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2389">
            <text:p>73.2389</text:p>
          </table:table-cell>
          <table:table-cell office:value-type="float" office:value="2.33528">
            <text:p>2.33528</text:p>
          </table:table-cell>
          <table:table-cell office:value-type="float" office:value="242.665">
            <text:p>242.665</text:p>
          </table:table-cell>
          <table:table-cell office:value-type="float" office:value="0.934113">
            <text:p>0.93411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352">
            <text:p>73.352</text:p>
          </table:table-cell>
          <table:table-cell office:value-type="float" office:value="2.50429">
            <text:p>2.50429</text:p>
          </table:table-cell>
          <table:table-cell office:value-type="float" office:value="242.496">
            <text:p>242.4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461">
            <text:p>73.461</text:p>
          </table:table-cell>
          <table:table-cell office:value-type="float" office:value="2.66388">
            <text:p>2.66388</text:p>
          </table:table-cell>
          <table:table-cell office:value-type="float" office:value="242.336">
            <text:p>242.3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5777">
            <text:p>73.5777</text:p>
          </table:table-cell>
          <table:table-cell office:value-type="float" office:value="2.83116">
            <text:p>2.83116</text:p>
          </table:table-cell>
          <table:table-cell office:value-type="float" office:value="242.169">
            <text:p>242.1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69">
            <text:p>73.69</text:p>
          </table:table-cell>
          <table:table-cell office:value-type="float" office:value="2.98792">
            <text:p>2.98792</text:p>
          </table:table-cell>
          <table:table-cell office:value-type="float" office:value="242.012">
            <text:p>242.01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8025">
            <text:p>73.8025</text:p>
          </table:table-cell>
          <table:table-cell office:value-type="float" office:value="3.14038">
            <text:p>3.14038</text:p>
          </table:table-cell>
          <table:table-cell office:value-type="float" office:value="241.86">
            <text:p>241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3.9225">
            <text:p>73.9225</text:p>
          </table:table-cell>
          <table:table-cell office:value-type="float" office:value="3.29726">
            <text:p>3.29726</text:p>
          </table:table-cell>
          <table:table-cell office:value-type="float" office:value="241.703">
            <text:p>241.7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0463">
            <text:p>74.0463</text:p>
          </table:table-cell>
          <table:table-cell office:value-type="float" office:value="3.45262">
            <text:p>3.45262</text:p>
          </table:table-cell>
          <table:table-cell office:value-type="float" office:value="241.547">
            <text:p>241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1651">
            <text:p>74.1651</text:p>
          </table:table-cell>
          <table:table-cell office:value-type="float" office:value="3.59479">
            <text:p>3.59479</text:p>
          </table:table-cell>
          <table:table-cell office:value-type="float" office:value="241.405">
            <text:p>241.4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2766">
            <text:p>74.2766</text:p>
          </table:table-cell>
          <table:table-cell office:value-type="float" office:value="3.72122">
            <text:p>3.72122</text:p>
          </table:table-cell>
          <table:table-cell office:value-type="float" office:value="241.279">
            <text:p>241.2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3894">
            <text:p>74.3894</text:p>
          </table:table-cell>
          <table:table-cell office:value-type="float" office:value="3.84224">
            <text:p>3.84224</text:p>
          </table:table-cell>
          <table:table-cell office:value-type="float" office:value="241.158">
            <text:p>241.1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51">
            <text:p>74.51</text:p>
          </table:table-cell>
          <table:table-cell office:value-type="float" office:value="3.96321">
            <text:p>3.96321</text:p>
          </table:table-cell>
          <table:table-cell office:value-type="float" office:value="241.037">
            <text:p>241.0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633">
            <text:p>74.633</text:p>
          </table:table-cell>
          <table:table-cell office:value-type="float" office:value="4.07693">
            <text:p>4.07693</text:p>
          </table:table-cell>
          <table:table-cell office:value-type="float" office:value="240.923">
            <text:p>240.9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755">
            <text:p>74.755</text:p>
          </table:table-cell>
          <table:table-cell office:value-type="float" office:value="4.1795">
            <text:p>4.1795</text:p>
          </table:table-cell>
          <table:table-cell office:value-type="float" office:value="240.82">
            <text:p>240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875">
            <text:p>74.875</text:p>
          </table:table-cell>
          <table:table-cell office:value-type="float" office:value="4.26982">
            <text:p>4.26982</text:p>
          </table:table-cell>
          <table:table-cell office:value-type="float" office:value="240.73">
            <text:p>240.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4.9986">
            <text:p>74.9986</text:p>
          </table:table-cell>
          <table:table-cell office:value-type="float" office:value="4.35127">
            <text:p>4.35127</text:p>
          </table:table-cell>
          <table:table-cell office:value-type="float" office:value="240.649">
            <text:p>240.6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1323">
            <text:p>75.1323</text:p>
          </table:table-cell>
          <table:table-cell office:value-type="float" office:value="4.42542">
            <text:p>4.42542</text:p>
          </table:table-cell>
          <table:table-cell office:value-type="float" office:value="240.575">
            <text:p>240.5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2476">
            <text:p>75.2476</text:p>
          </table:table-cell>
          <table:table-cell office:value-type="float" office:value="4.47681">
            <text:p>4.47681</text:p>
          </table:table-cell>
          <table:table-cell office:value-type="float" office:value="240.523">
            <text:p>240.5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3728">
            <text:p>75.3728</text:p>
          </table:table-cell>
          <table:table-cell office:value-type="float" office:value="4.51894">
            <text:p>4.51894</text:p>
          </table:table-cell>
          <table:table-cell office:value-type="float" office:value="240.481">
            <text:p>240.4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4877">
            <text:p>75.4877</text:p>
          </table:table-cell>
          <table:table-cell office:value-type="float" office:value="4.54436">
            <text:p>4.54436</text:p>
          </table:table-cell>
          <table:table-cell office:value-type="float" office:value="240.456">
            <text:p>240.4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6178">
            <text:p>75.6178</text:p>
          </table:table-cell>
          <table:table-cell office:value-type="float" office:value="4.55707">
            <text:p>4.55707</text:p>
          </table:table-cell>
          <table:table-cell office:value-type="float" office:value="240.443">
            <text:p>240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7421">
            <text:p>75.7421</text:p>
          </table:table-cell>
          <table:table-cell office:value-type="float" office:value="4.55258">
            <text:p>4.55258</text:p>
          </table:table-cell>
          <table:table-cell office:value-type="float" office:value="240.447">
            <text:p>240.4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8651">
            <text:p>75.8651</text:p>
          </table:table-cell>
          <table:table-cell office:value-type="float" office:value="4.53143">
            <text:p>4.53143</text:p>
          </table:table-cell>
          <table:table-cell office:value-type="float" office:value="240.469">
            <text:p>240.4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5.9874">
            <text:p>75.9874</text:p>
          </table:table-cell>
          <table:table-cell office:value-type="float" office:value="4.49306">
            <text:p>4.49306</text:p>
          </table:table-cell>
          <table:table-cell office:value-type="float" office:value="240.507">
            <text:p>240.50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1036">
            <text:p>76.1036</text:p>
          </table:table-cell>
          <table:table-cell office:value-type="float" office:value="4.44017">
            <text:p>4.44017</text:p>
          </table:table-cell>
          <table:table-cell office:value-type="float" office:value="240.56">
            <text:p>240.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2236">
            <text:p>76.2236</text:p>
          </table:table-cell>
          <table:table-cell office:value-type="float" office:value="4.36823">
            <text:p>4.36823</text:p>
          </table:table-cell>
          <table:table-cell office:value-type="float" office:value="240.632">
            <text:p>240.6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3428">
            <text:p>76.3428</text:p>
          </table:table-cell>
          <table:table-cell office:value-type="float" office:value="4.27859">
            <text:p>4.27859</text:p>
          </table:table-cell>
          <table:table-cell office:value-type="float" office:value="240.721">
            <text:p>240.7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4661">
            <text:p>76.4661</text:p>
          </table:table-cell>
          <table:table-cell office:value-type="float" office:value="4.1662">
            <text:p>4.1662</text:p>
          </table:table-cell>
          <table:table-cell office:value-type="float" office:value="240.834">
            <text:p>240.8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5864">
            <text:p>76.5864</text:p>
          </table:table-cell>
          <table:table-cell office:value-type="float" office:value="4.03683">
            <text:p>4.03683</text:p>
          </table:table-cell>
          <table:table-cell office:value-type="float" office:value="240.963">
            <text:p>240.9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6998">
            <text:p>76.6998</text:p>
          </table:table-cell>
          <table:table-cell office:value-type="float" office:value="3.89656">
            <text:p>3.89656</text:p>
          </table:table-cell>
          <table:table-cell office:value-type="float" office:value="241.103">
            <text:p>241.1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813">
            <text:p>76.813</text:p>
          </table:table-cell>
          <table:table-cell office:value-type="float" office:value="3.73886">
            <text:p>3.73886</text:p>
          </table:table-cell>
          <table:table-cell office:value-type="float" office:value="241.261">
            <text:p>241.26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6.9314">
            <text:p>76.9314</text:p>
          </table:table-cell>
          <table:table-cell office:value-type="float" office:value="3.55415">
            <text:p>3.55415</text:p>
          </table:table-cell>
          <table:table-cell office:value-type="float" office:value="241.446">
            <text:p>241.4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0491">
            <text:p>77.0491</text:p>
          </table:table-cell>
          <table:table-cell office:value-type="float" office:value="3.35043">
            <text:p>3.35043</text:p>
          </table:table-cell>
          <table:table-cell office:value-type="float" office:value="241.65">
            <text:p>241.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1617">
            <text:p>77.1617</text:p>
          </table:table-cell>
          <table:table-cell office:value-type="float" office:value="3.13676">
            <text:p>3.13676</text:p>
          </table:table-cell>
          <table:table-cell office:value-type="float" office:value="241.863">
            <text:p>241.8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2764">
            <text:p>77.2764</text:p>
          </table:table-cell>
          <table:table-cell office:value-type="float" office:value="2.90022">
            <text:p>2.90022</text:p>
          </table:table-cell>
          <table:table-cell office:value-type="float" office:value="242.1">
            <text:p>242.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3914">
            <text:p>77.3914</text:p>
          </table:table-cell>
          <table:table-cell office:value-type="float" office:value="2.64362">
            <text:p>2.64362</text:p>
          </table:table-cell>
          <table:table-cell office:value-type="float" office:value="242.356">
            <text:p>242.3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5123">
            <text:p>77.5123</text:p>
          </table:table-cell>
          <table:table-cell office:value-type="float" office:value="2.35291">
            <text:p>2.35291</text:p>
          </table:table-cell>
          <table:table-cell office:value-type="float" office:value="242.647">
            <text:p>242.647</text:p>
          </table:table-cell>
          <table:table-cell office:value-type="float" office:value="0.941162">
            <text:p>0.94116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6352">
            <text:p>77.6352</text:p>
          </table:table-cell>
          <table:table-cell office:value-type="float" office:value="2.0351">
            <text:p>2.0351</text:p>
          </table:table-cell>
          <table:table-cell office:value-type="float" office:value="242.965">
            <text:p>242.965</text:p>
          </table:table-cell>
          <table:table-cell office:value-type="float" office:value="0.814038">
            <text:p>0.81403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7501">
            <text:p>77.7501</text:p>
          </table:table-cell>
          <table:table-cell office:value-type="float" office:value="1.71826">
            <text:p>1.71826</text:p>
          </table:table-cell>
          <table:table-cell office:value-type="float" office:value="243.282">
            <text:p>243.282</text:p>
          </table:table-cell>
          <table:table-cell office:value-type="float" office:value="0.687305">
            <text:p>0.68730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8691">
            <text:p>77.8691</text:p>
          </table:table-cell>
          <table:table-cell office:value-type="float" office:value="1.37062">
            <text:p>1.37062</text:p>
          </table:table-cell>
          <table:table-cell office:value-type="float" office:value="243.629">
            <text:p>243.629</text:p>
          </table:table-cell>
          <table:table-cell office:value-type="float" office:value="0.548248">
            <text:p>0.54824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7.9905">
            <text:p>77.9905</text:p>
          </table:table-cell>
          <table:table-cell office:value-type="float" office:value="0.996414">
            <text:p>0.996414</text:p>
          </table:table-cell>
          <table:table-cell office:value-type="float" office:value="244.004">
            <text:p>244.004</text:p>
          </table:table-cell>
          <table:table-cell office:value-type="float" office:value="0.398566">
            <text:p>0.39856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1174">
            <text:p>78.1174</text:p>
          </table:table-cell>
          <table:table-cell office:value-type="float" office:value="0.586838">
            <text:p>0.586838</text:p>
          </table:table-cell>
          <table:table-cell office:value-type="float" office:value="244.413">
            <text:p>244.413</text:p>
          </table:table-cell>
          <table:table-cell office:value-type="float" office:value="0.234735">
            <text:p>0.23473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2398">
            <text:p>78.2398</text:p>
          </table:table-cell>
          <table:table-cell office:value-type="float" office:value="0.178757">
            <text:p>0.178757</text:p>
          </table:table-cell>
          <table:table-cell office:value-type="float" office:value="244.821">
            <text:p>244.821</text:p>
          </table:table-cell>
          <table:table-cell office:value-type="float" office:value="0.0715027">
            <text:p>0.071502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3695">
            <text:p>78.3695</text:p>
          </table:table-cell>
          <table:table-cell office:value-type="float" office:value="-0.263947">
            <text:p>-0.263947</text:p>
          </table:table-cell>
          <table:table-cell office:value-type="float" office:value="245.264">
            <text:p>245.2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4949">
            <text:p>78.4949</text:p>
          </table:table-cell>
          <table:table-cell office:value-type="float" office:value="-0.694763">
            <text:p>-0.694763</text:p>
          </table:table-cell>
          <table:table-cell office:value-type="float" office:value="245.695">
            <text:p>245.6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6012">
            <text:p>78.6012</text:p>
          </table:table-cell>
          <table:table-cell office:value-type="float" office:value="-1.05775">
            <text:p>-1.05775</text:p>
          </table:table-cell>
          <table:table-cell office:value-type="float" office:value="246.058">
            <text:p>246.0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7268">
            <text:p>78.7268</text:p>
          </table:table-cell>
          <table:table-cell office:value-type="float" office:value="-1.47902">
            <text:p>-1.47902</text:p>
          </table:table-cell>
          <table:table-cell office:value-type="float" office:value="246.479">
            <text:p>246.4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8459">
            <text:p>78.8459</text:p>
          </table:table-cell>
          <table:table-cell office:value-type="float" office:value="-1.86571">
            <text:p>-1.86571</text:p>
          </table:table-cell>
          <table:table-cell office:value-type="float" office:value="246.866">
            <text:p>246.8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8.9657">
            <text:p>78.9657</text:p>
          </table:table-cell>
          <table:table-cell office:value-type="float" office:value="-2.23842">
            <text:p>-2.23842</text:p>
          </table:table-cell>
          <table:table-cell office:value-type="float" office:value="247.238">
            <text:p>247.2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0888">
            <text:p>79.0888</text:p>
          </table:table-cell>
          <table:table-cell office:value-type="float" office:value="-2.60008">
            <text:p>-2.60008</text:p>
          </table:table-cell>
          <table:table-cell office:value-type="float" office:value="247.6">
            <text:p>247.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1998">
            <text:p>79.1998</text:p>
          </table:table-cell>
          <table:table-cell office:value-type="float" office:value="-2.90555">
            <text:p>-2.90555</text:p>
          </table:table-cell>
          <table:table-cell office:value-type="float" office:value="247.906">
            <text:p>247.9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3182">
            <text:p>79.3182</text:p>
          </table:table-cell>
          <table:table-cell office:value-type="float" office:value="-3.20792">
            <text:p>-3.20792</text:p>
          </table:table-cell>
          <table:table-cell office:value-type="float" office:value="248.208">
            <text:p>248.2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4468">
            <text:p>79.4468</text:p>
          </table:table-cell>
          <table:table-cell office:value-type="float" office:value="-3.50696">
            <text:p>-3.50696</text:p>
          </table:table-cell>
          <table:table-cell office:value-type="float" office:value="248.507">
            <text:p>248.5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5713">
            <text:p>79.5713</text:p>
          </table:table-cell>
          <table:table-cell office:value-type="float" office:value="-3.76619">
            <text:p>-3.76619</text:p>
          </table:table-cell>
          <table:table-cell office:value-type="float" office:value="248.766">
            <text:p>248.7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6943">
            <text:p>79.6943</text:p>
          </table:table-cell>
          <table:table-cell office:value-type="float" office:value="-3.99251">
            <text:p>-3.99251</text:p>
          </table:table-cell>
          <table:table-cell office:value-type="float" office:value="248.993">
            <text:p>248.9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8596">
            <text:p>79.8596</text:p>
          </table:table-cell>
          <table:table-cell office:value-type="float" office:value="-4.25215">
            <text:p>-4.25215</text:p>
          </table:table-cell>
          <table:table-cell office:value-type="float" office:value="249.252">
            <text:p>249.2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79.9751">
            <text:p>79.9751</text:p>
          </table:table-cell>
          <table:table-cell office:value-type="float" office:value="-4.40077">
            <text:p>-4.40077</text:p>
          </table:table-cell>
          <table:table-cell office:value-type="float" office:value="249.401">
            <text:p>249.4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0969">
            <text:p>80.0969</text:p>
          </table:table-cell>
          <table:table-cell office:value-type="float" office:value="-4.53058">
            <text:p>-4.53058</text:p>
          </table:table-cell>
          <table:table-cell office:value-type="float" office:value="249.531">
            <text:p>249.5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2168">
            <text:p>80.2168</text:p>
          </table:table-cell>
          <table:table-cell office:value-type="float" office:value="-4.6321">
            <text:p>-4.6321</text:p>
          </table:table-cell>
          <table:table-cell office:value-type="float" office:value="249.632">
            <text:p>249.6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3337">
            <text:p>80.3337</text:p>
          </table:table-cell>
          <table:table-cell office:value-type="float" office:value="-4.70709">
            <text:p>-4.70709</text:p>
          </table:table-cell>
          <table:table-cell office:value-type="float" office:value="249.707">
            <text:p>249.7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4523">
            <text:p>80.4523</text:p>
          </table:table-cell>
          <table:table-cell office:value-type="float" office:value="-4.75995">
            <text:p>-4.75995</text:p>
          </table:table-cell>
          <table:table-cell office:value-type="float" office:value="249.76">
            <text:p>249.7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5815">
            <text:p>80.5815</text:p>
          </table:table-cell>
          <table:table-cell office:value-type="float" office:value="-4.79219">
            <text:p>-4.79219</text:p>
          </table:table-cell>
          <table:table-cell office:value-type="float" office:value="249.792">
            <text:p>249.7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7138">
            <text:p>80.7138</text:p>
          </table:table-cell>
          <table:table-cell office:value-type="float" office:value="-4.79991">
            <text:p>-4.79991</text:p>
          </table:table-cell>
          <table:table-cell office:value-type="float" office:value="249.8">
            <text:p>249.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8317">
            <text:p>80.8317</text:p>
          </table:table-cell>
          <table:table-cell office:value-type="float" office:value="-4.78624">
            <text:p>-4.78624</text:p>
          </table:table-cell>
          <table:table-cell office:value-type="float" office:value="249.786">
            <text:p>249.7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0.9347">
            <text:p>80.9347</text:p>
          </table:table-cell>
          <table:table-cell office:value-type="float" office:value="-4.75958">
            <text:p>-4.75958</text:p>
          </table:table-cell>
          <table:table-cell office:value-type="float" office:value="249.76">
            <text:p>249.7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0488">
            <text:p>81.0488</text:p>
          </table:table-cell>
          <table:table-cell office:value-type="float" office:value="-4.71504">
            <text:p>-4.71504</text:p>
          </table:table-cell>
          <table:table-cell office:value-type="float" office:value="249.715">
            <text:p>249.71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1687">
            <text:p>81.1687</text:p>
          </table:table-cell>
          <table:table-cell office:value-type="float" office:value="-4.65253">
            <text:p>-4.65253</text:p>
          </table:table-cell>
          <table:table-cell office:value-type="float" office:value="249.653">
            <text:p>249.6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293">
            <text:p>81.293</text:p>
          </table:table-cell>
          <table:table-cell office:value-type="float" office:value="-4.57178">
            <text:p>-4.57178</text:p>
          </table:table-cell>
          <table:table-cell office:value-type="float" office:value="249.572">
            <text:p>249.5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4144">
            <text:p>81.4144</text:p>
          </table:table-cell>
          <table:table-cell office:value-type="float" office:value="-4.47874">
            <text:p>-4.47874</text:p>
          </table:table-cell>
          <table:table-cell office:value-type="float" office:value="249.479">
            <text:p>249.4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5327">
            <text:p>81.5327</text:p>
          </table:table-cell>
          <table:table-cell office:value-type="float" office:value="-4.37561">
            <text:p>-4.37561</text:p>
          </table:table-cell>
          <table:table-cell office:value-type="float" office:value="249.376">
            <text:p>249.37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6486">
            <text:p>81.6486</text:p>
          </table:table-cell>
          <table:table-cell office:value-type="float" office:value="-4.26367">
            <text:p>-4.26367</text:p>
          </table:table-cell>
          <table:table-cell office:value-type="float" office:value="249.264">
            <text:p>249.2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7595">
            <text:p>81.7595</text:p>
          </table:table-cell>
          <table:table-cell office:value-type="float" office:value="-4.14738">
            <text:p>-4.14738</text:p>
          </table:table-cell>
          <table:table-cell office:value-type="float" office:value="249.147">
            <text:p>249.1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1.8816">
            <text:p>81.8816</text:p>
          </table:table-cell>
          <table:table-cell office:value-type="float" office:value="-4.00972">
            <text:p>-4.00972</text:p>
          </table:table-cell>
          <table:table-cell office:value-type="float" office:value="249.01">
            <text:p>249.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0064">
            <text:p>82.0064</text:p>
          </table:table-cell>
          <table:table-cell office:value-type="float" office:value="-3.85983">
            <text:p>-3.85983</text:p>
          </table:table-cell>
          <table:table-cell office:value-type="float" office:value="248.86">
            <text:p>248.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1296">
            <text:p>82.1296</text:p>
          </table:table-cell>
          <table:table-cell office:value-type="float" office:value="-3.70335">
            <text:p>-3.70335</text:p>
          </table:table-cell>
          <table:table-cell office:value-type="float" office:value="248.703">
            <text:p>248.7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2446">
            <text:p>82.2446</text:p>
          </table:table-cell>
          <table:table-cell office:value-type="float" office:value="-3.55072">
            <text:p>-3.55072</text:p>
          </table:table-cell>
          <table:table-cell office:value-type="float" office:value="248.551">
            <text:p>248.5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3744">
            <text:p>82.3744</text:p>
          </table:table-cell>
          <table:table-cell office:value-type="float" office:value="-3.37166">
            <text:p>-3.37166</text:p>
          </table:table-cell>
          <table:table-cell office:value-type="float" office:value="248.372">
            <text:p>248.3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4978">
            <text:p>82.4978</text:p>
          </table:table-cell>
          <table:table-cell office:value-type="float" office:value="-3.19569">
            <text:p>-3.19569</text:p>
          </table:table-cell>
          <table:table-cell office:value-type="float" office:value="248.196">
            <text:p>248.1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6177">
            <text:p>82.6177</text:p>
          </table:table-cell>
          <table:table-cell office:value-type="float" office:value="-3.01968">
            <text:p>-3.01968</text:p>
          </table:table-cell>
          <table:table-cell office:value-type="float" office:value="248.02">
            <text:p>248.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7404">
            <text:p>82.7404</text:p>
          </table:table-cell>
          <table:table-cell office:value-type="float" office:value="-2.8351">
            <text:p>-2.8351</text:p>
          </table:table-cell>
          <table:table-cell office:value-type="float" office:value="247.835">
            <text:p>247.83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8648">
            <text:p>82.8648</text:p>
          </table:table-cell>
          <table:table-cell office:value-type="float" office:value="-2.64398">
            <text:p>-2.64398</text:p>
          </table:table-cell>
          <table:table-cell office:value-type="float" office:value="247.644">
            <text:p>247.6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2.9897">
            <text:p>82.9897</text:p>
          </table:table-cell>
          <table:table-cell office:value-type="float" office:value="-2.44859">
            <text:p>-2.44859</text:p>
          </table:table-cell>
          <table:table-cell office:value-type="float" office:value="247.449">
            <text:p>247.4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1147">
            <text:p>83.1147</text:p>
          </table:table-cell>
          <table:table-cell office:value-type="float" office:value="-2.25037">
            <text:p>-2.25037</text:p>
          </table:table-cell>
          <table:table-cell office:value-type="float" office:value="247.25">
            <text:p>247.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2292">
            <text:p>83.2292</text:p>
          </table:table-cell>
          <table:table-cell office:value-type="float" office:value="-2.06635">
            <text:p>-2.06635</text:p>
          </table:table-cell>
          <table:table-cell office:value-type="float" office:value="247.066">
            <text:p>247.0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3521">
            <text:p>83.3521</text:p>
          </table:table-cell>
          <table:table-cell office:value-type="float" office:value="-1.86726">
            <text:p>-1.86726</text:p>
          </table:table-cell>
          <table:table-cell office:value-type="float" office:value="246.867">
            <text:p>246.8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4805">
            <text:p>83.4805</text:p>
          </table:table-cell>
          <table:table-cell office:value-type="float" office:value="-1.65723">
            <text:p>-1.65723</text:p>
          </table:table-cell>
          <table:table-cell office:value-type="float" office:value="246.657">
            <text:p>246.65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605">
            <text:p>83.605</text:p>
          </table:table-cell>
          <table:table-cell office:value-type="float" office:value="-1.45233">
            <text:p>-1.45233</text:p>
          </table:table-cell>
          <table:table-cell office:value-type="float" office:value="246.452">
            <text:p>246.4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7312">
            <text:p>83.7312</text:p>
          </table:table-cell>
          <table:table-cell office:value-type="float" office:value="-1.24371">
            <text:p>-1.24371</text:p>
          </table:table-cell>
          <table:table-cell office:value-type="float" office:value="246.244">
            <text:p>246.2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8591">
            <text:p>83.8591</text:p>
          </table:table-cell>
          <table:table-cell office:value-type="float" office:value="-1.03168">
            <text:p>-1.03168</text:p>
          </table:table-cell>
          <table:table-cell office:value-type="float" office:value="246.032">
            <text:p>246.0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3.9744">
            <text:p>83.9744</text:p>
          </table:table-cell>
          <table:table-cell office:value-type="float" office:value="-0.839981">
            <text:p>-0.839981</text:p>
          </table:table-cell>
          <table:table-cell office:value-type="float" office:value="245.84">
            <text:p>245.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082">
            <text:p>84.082</text:p>
          </table:table-cell>
          <table:table-cell office:value-type="float" office:value="-0.661087">
            <text:p>-0.661087</text:p>
          </table:table-cell>
          <table:table-cell office:value-type="float" office:value="245.661">
            <text:p>245.6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2006">
            <text:p>84.2006</text:p>
          </table:table-cell>
          <table:table-cell office:value-type="float" office:value="-0.46376">
            <text:p>-0.46376</text:p>
          </table:table-cell>
          <table:table-cell office:value-type="float" office:value="245.464">
            <text:p>245.4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3412">
            <text:p>84.3412</text:p>
          </table:table-cell>
          <table:table-cell office:value-type="float" office:value="-0.229767">
            <text:p>-0.229767</text:p>
          </table:table-cell>
          <table:table-cell office:value-type="float" office:value="245.23">
            <text:p>245.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458">
            <text:p>84.458</text:p>
          </table:table-cell>
          <table:table-cell office:value-type="float" office:value="-0.0363464">
            <text:p>-0.0363464</text:p>
          </table:table-cell>
          <table:table-cell office:value-type="float" office:value="245.036">
            <text:p>245.0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573">
            <text:p>84.573</text:p>
          </table:table-cell>
          <table:table-cell office:value-type="float" office:value="0.153519">
            <text:p>0.153519</text:p>
          </table:table-cell>
          <table:table-cell office:value-type="float" office:value="244.846">
            <text:p>244.846</text:p>
          </table:table-cell>
          <table:table-cell office:value-type="float" office:value="0.0614075">
            <text:p>0.061407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6869">
            <text:p>84.6869</text:p>
          </table:table-cell>
          <table:table-cell office:value-type="float" office:value="0.341064">
            <text:p>0.341064</text:p>
          </table:table-cell>
          <table:table-cell office:value-type="float" office:value="244.659">
            <text:p>244.659</text:p>
          </table:table-cell>
          <table:table-cell office:value-type="float" office:value="0.136426">
            <text:p>0.13642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7912">
            <text:p>84.7912</text:p>
          </table:table-cell>
          <table:table-cell office:value-type="float" office:value="0.511932">
            <text:p>0.511932</text:p>
          </table:table-cell>
          <table:table-cell office:value-type="float" office:value="244.488">
            <text:p>244.488</text:p>
          </table:table-cell>
          <table:table-cell office:value-type="float" office:value="0.204773">
            <text:p>0.20477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4.8942">
            <text:p>84.8942</text:p>
          </table:table-cell>
          <table:table-cell office:value-type="float" office:value="0.680115">
            <text:p>0.680115</text:p>
          </table:table-cell>
          <table:table-cell office:value-type="float" office:value="244.32">
            <text:p>244.32</text:p>
          </table:table-cell>
          <table:table-cell office:value-type="float" office:value="0.272046">
            <text:p>0.27204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0134">
            <text:p>85.0134</text:p>
          </table:table-cell>
          <table:table-cell office:value-type="float" office:value="0.873734">
            <text:p>0.873734</text:p>
          </table:table-cell>
          <table:table-cell office:value-type="float" office:value="244.126">
            <text:p>244.126</text:p>
          </table:table-cell>
          <table:table-cell office:value-type="float" office:value="0.349493">
            <text:p>0.34949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1276">
            <text:p>85.1276</text:p>
          </table:table-cell>
          <table:table-cell office:value-type="float" office:value="1.0585">
            <text:p>1.0585</text:p>
          </table:table-cell>
          <table:table-cell office:value-type="float" office:value="243.941">
            <text:p>243.941</text:p>
          </table:table-cell>
          <table:table-cell office:value-type="float" office:value="0.423401">
            <text:p>0.42340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2426">
            <text:p>85.2426</text:p>
          </table:table-cell>
          <table:table-cell office:value-type="float" office:value="1.24327">
            <text:p>1.24327</text:p>
          </table:table-cell>
          <table:table-cell office:value-type="float" office:value="243.757">
            <text:p>243.757</text:p>
          </table:table-cell>
          <table:table-cell office:value-type="float" office:value="0.497308">
            <text:p>0.49730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3616">
            <text:p>85.3616</text:p>
          </table:table-cell>
          <table:table-cell office:value-type="float" office:value="1.43317">
            <text:p>1.43317</text:p>
          </table:table-cell>
          <table:table-cell office:value-type="float" office:value="243.567">
            <text:p>243.567</text:p>
          </table:table-cell>
          <table:table-cell office:value-type="float" office:value="0.573267">
            <text:p>0.573267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47">
            <text:p>85.47</text:p>
          </table:table-cell>
          <table:table-cell office:value-type="float" office:value="1.60486">
            <text:p>1.60486</text:p>
          </table:table-cell>
          <table:table-cell office:value-type="float" office:value="243.395">
            <text:p>243.395</text:p>
          </table:table-cell>
          <table:table-cell office:value-type="float" office:value="0.641943">
            <text:p>0.641943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5748">
            <text:p>85.5748</text:p>
          </table:table-cell>
          <table:table-cell office:value-type="float" office:value="1.76956">
            <text:p>1.76956</text:p>
          </table:table-cell>
          <table:table-cell office:value-type="float" office:value="243.23">
            <text:p>243.23</text:p>
          </table:table-cell>
          <table:table-cell office:value-type="float" office:value="0.707825">
            <text:p>0.70782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6938">
            <text:p>85.6938</text:p>
          </table:table-cell>
          <table:table-cell office:value-type="float" office:value="1.95491">
            <text:p>1.95491</text:p>
          </table:table-cell>
          <table:table-cell office:value-type="float" office:value="243.045">
            <text:p>243.045</text:p>
          </table:table-cell>
          <table:table-cell office:value-type="float" office:value="0.781964">
            <text:p>0.78196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796">
            <text:p>85.796</text:p>
          </table:table-cell>
          <table:table-cell office:value-type="float" office:value="2.11258">
            <text:p>2.11258</text:p>
          </table:table-cell>
          <table:table-cell office:value-type="float" office:value="242.887">
            <text:p>242.887</text:p>
          </table:table-cell>
          <table:table-cell office:value-type="float" office:value="0.845032">
            <text:p>0.845032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5.9138">
            <text:p>85.9138</text:p>
          </table:table-cell>
          <table:table-cell office:value-type="float" office:value="2.29198">
            <text:p>2.29198</text:p>
          </table:table-cell>
          <table:table-cell office:value-type="float" office:value="242.708">
            <text:p>242.708</text:p>
          </table:table-cell>
          <table:table-cell office:value-type="float" office:value="0.916791">
            <text:p>0.91679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0212">
            <text:p>86.0212</text:p>
          </table:table-cell>
          <table:table-cell office:value-type="float" office:value="2.45311">
            <text:p>2.45311</text:p>
          </table:table-cell>
          <table:table-cell office:value-type="float" office:value="242.547">
            <text:p>242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1386">
            <text:p>86.1386</text:p>
          </table:table-cell>
          <table:table-cell office:value-type="float" office:value="2.62639">
            <text:p>2.62639</text:p>
          </table:table-cell>
          <table:table-cell office:value-type="float" office:value="242.374">
            <text:p>242.37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2518">
            <text:p>86.2518</text:p>
          </table:table-cell>
          <table:table-cell office:value-type="float" office:value="2.78963">
            <text:p>2.78963</text:p>
          </table:table-cell>
          <table:table-cell office:value-type="float" office:value="242.21">
            <text:p>242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3696">
            <text:p>86.3696</text:p>
          </table:table-cell>
          <table:table-cell office:value-type="float" office:value="2.95496">
            <text:p>2.95496</text:p>
          </table:table-cell>
          <table:table-cell office:value-type="float" office:value="242.045">
            <text:p>242.04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4787">
            <text:p>86.4787</text:p>
          </table:table-cell>
          <table:table-cell office:value-type="float" office:value="3.10387">
            <text:p>3.10387</text:p>
          </table:table-cell>
          <table:table-cell office:value-type="float" office:value="241.896">
            <text:p>241.8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587">
            <text:p>86.587</text:p>
          </table:table-cell>
          <table:table-cell office:value-type="float" office:value="3.24704">
            <text:p>3.24704</text:p>
          </table:table-cell>
          <table:table-cell office:value-type="float" office:value="241.753">
            <text:p>241.7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7004">
            <text:p>86.7004</text:p>
          </table:table-cell>
          <table:table-cell office:value-type="float" office:value="3.39159">
            <text:p>3.39159</text:p>
          </table:table-cell>
          <table:table-cell office:value-type="float" office:value="241.608">
            <text:p>241.6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8187">
            <text:p>86.8187</text:p>
          </table:table-cell>
          <table:table-cell office:value-type="float" office:value="3.53601">
            <text:p>3.53601</text:p>
          </table:table-cell>
          <table:table-cell office:value-type="float" office:value="241.464">
            <text:p>241.4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6.9359">
            <text:p>86.9359</text:p>
          </table:table-cell>
          <table:table-cell office:value-type="float" office:value="3.67223">
            <text:p>3.67223</text:p>
          </table:table-cell>
          <table:table-cell office:value-type="float" office:value="241.328">
            <text:p>241.3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0683">
            <text:p>87.0683</text:p>
          </table:table-cell>
          <table:table-cell office:value-type="float" office:value="3.8168">
            <text:p>3.8168</text:p>
          </table:table-cell>
          <table:table-cell office:value-type="float" office:value="241.183">
            <text:p>241.1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1737">
            <text:p>87.1737</text:p>
          </table:table-cell>
          <table:table-cell office:value-type="float" office:value="3.92471">
            <text:p>3.92471</text:p>
          </table:table-cell>
          <table:table-cell office:value-type="float" office:value="241.075">
            <text:p>241.0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2863">
            <text:p>87.2863</text:p>
          </table:table-cell>
          <table:table-cell office:value-type="float" office:value="4.03232">
            <text:p>4.03232</text:p>
          </table:table-cell>
          <table:table-cell office:value-type="float" office:value="240.968">
            <text:p>240.9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3881">
            <text:p>87.3881</text:p>
          </table:table-cell>
          <table:table-cell office:value-type="float" office:value="4.12238">
            <text:p>4.12238</text:p>
          </table:table-cell>
          <table:table-cell office:value-type="float" office:value="240.878">
            <text:p>240.8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4945">
            <text:p>87.4945</text:p>
          </table:table-cell>
          <table:table-cell office:value-type="float" office:value="4.20872">
            <text:p>4.20872</text:p>
          </table:table-cell>
          <table:table-cell office:value-type="float" office:value="240.791">
            <text:p>240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6129">
            <text:p>87.6129</text:p>
          </table:table-cell>
          <table:table-cell office:value-type="float" office:value="4.29504">
            <text:p>4.29504</text:p>
          </table:table-cell>
          <table:table-cell office:value-type="float" office:value="240.705">
            <text:p>240.7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7298">
            <text:p>87.7298</text:p>
          </table:table-cell>
          <table:table-cell office:value-type="float" office:value="4.3696">
            <text:p>4.3696</text:p>
          </table:table-cell>
          <table:table-cell office:value-type="float" office:value="240.63">
            <text:p>240.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8375">
            <text:p>87.8375</text:p>
          </table:table-cell>
          <table:table-cell office:value-type="float" office:value="4.42822">
            <text:p>4.42822</text:p>
          </table:table-cell>
          <table:table-cell office:value-type="float" office:value="240.572">
            <text:p>240.57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7.9441">
            <text:p>87.9441</text:p>
          </table:table-cell>
          <table:table-cell office:value-type="float" office:value="4.47639">
            <text:p>4.47639</text:p>
          </table:table-cell>
          <table:table-cell office:value-type="float" office:value="240.524">
            <text:p>240.5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0503">
            <text:p>88.0503</text:p>
          </table:table-cell>
          <table:table-cell office:value-type="float" office:value="4.51413">
            <text:p>4.51413</text:p>
          </table:table-cell>
          <table:table-cell office:value-type="float" office:value="240.486">
            <text:p>240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1582">
            <text:p>88.1582</text:p>
          </table:table-cell>
          <table:table-cell office:value-type="float" office:value="4.54153">
            <text:p>4.54153</text:p>
          </table:table-cell>
          <table:table-cell office:value-type="float" office:value="240.458">
            <text:p>240.4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2662">
            <text:p>88.2662</text:p>
          </table:table-cell>
          <table:table-cell office:value-type="float" office:value="4.55737">
            <text:p>4.55737</text:p>
          </table:table-cell>
          <table:table-cell office:value-type="float" office:value="240.443">
            <text:p>240.4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374">
            <text:p>88.374</text:p>
          </table:table-cell>
          <table:table-cell office:value-type="float" office:value="4.56134">
            <text:p>4.56134</text:p>
          </table:table-cell>
          <table:table-cell office:value-type="float" office:value="240.439">
            <text:p>240.4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4939">
            <text:p>88.4939</text:p>
          </table:table-cell>
          <table:table-cell office:value-type="float" office:value="4.55098">
            <text:p>4.55098</text:p>
          </table:table-cell>
          <table:table-cell office:value-type="float" office:value="240.449">
            <text:p>240.4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614">
            <text:p>88.614</text:p>
          </table:table-cell>
          <table:table-cell office:value-type="float" office:value="4.52449">
            <text:p>4.52449</text:p>
          </table:table-cell>
          <table:table-cell office:value-type="float" office:value="240.476">
            <text:p>240.4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7252">
            <text:p>88.7252</text:p>
          </table:table-cell>
          <table:table-cell office:value-type="float" office:value="4.485">
            <text:p>4.485</text:p>
          </table:table-cell>
          <table:table-cell office:value-type="float" office:value="240.515">
            <text:p>240.5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8283">
            <text:p>88.8283</text:p>
          </table:table-cell>
          <table:table-cell office:value-type="float" office:value="4.43527">
            <text:p>4.43527</text:p>
          </table:table-cell>
          <table:table-cell office:value-type="float" office:value="240.565">
            <text:p>240.5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8.9386">
            <text:p>88.9386</text:p>
          </table:table-cell>
          <table:table-cell office:value-type="float" office:value="4.36743">
            <text:p>4.36743</text:p>
          </table:table-cell>
          <table:table-cell office:value-type="float" office:value="240.633">
            <text:p>240.6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0572">
            <text:p>89.0572</text:p>
          </table:table-cell>
          <table:table-cell office:value-type="float" office:value="4.27715">
            <text:p>4.27715</text:p>
          </table:table-cell>
          <table:table-cell office:value-type="float" office:value="240.723">
            <text:p>240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1588">
            <text:p>89.1588</text:p>
          </table:table-cell>
          <table:table-cell office:value-type="float" office:value="4.1852">
            <text:p>4.1852</text:p>
          </table:table-cell>
          <table:table-cell office:value-type="float" office:value="240.815">
            <text:p>240.8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2675">
            <text:p>89.2675</text:p>
          </table:table-cell>
          <table:table-cell office:value-type="float" office:value="4.07147">
            <text:p>4.07147</text:p>
          </table:table-cell>
          <table:table-cell office:value-type="float" office:value="240.929">
            <text:p>240.92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3746">
            <text:p>89.3746</text:p>
          </table:table-cell>
          <table:table-cell office:value-type="float" office:value="3.94357">
            <text:p>3.94357</text:p>
          </table:table-cell>
          <table:table-cell office:value-type="float" office:value="241.056">
            <text:p>241.0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4905">
            <text:p>89.4905</text:p>
          </table:table-cell>
          <table:table-cell office:value-type="float" office:value="3.78735">
            <text:p>3.78735</text:p>
          </table:table-cell>
          <table:table-cell office:value-type="float" office:value="241.213">
            <text:p>241.2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6105">
            <text:p>89.6105</text:p>
          </table:table-cell>
          <table:table-cell office:value-type="float" office:value="3.60536">
            <text:p>3.60536</text:p>
          </table:table-cell>
          <table:table-cell office:value-type="float" office:value="241.395">
            <text:p>241.39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7208">
            <text:p>89.7208</text:p>
          </table:table-cell>
          <table:table-cell office:value-type="float" office:value="3.4198">
            <text:p>3.4198</text:p>
          </table:table-cell>
          <table:table-cell office:value-type="float" office:value="241.58">
            <text:p>241.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822">
            <text:p>89.822</text:p>
          </table:table-cell>
          <table:table-cell office:value-type="float" office:value="3.23396">
            <text:p>3.23396</text:p>
          </table:table-cell>
          <table:table-cell office:value-type="float" office:value="241.766">
            <text:p>241.7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89.947">
            <text:p>89.947</text:p>
          </table:table-cell>
          <table:table-cell office:value-type="float" office:value="2.98381">
            <text:p>2.98381</text:p>
          </table:table-cell>
          <table:table-cell office:value-type="float" office:value="242.016">
            <text:p>242.0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0538">
            <text:p>90.0538</text:p>
          </table:table-cell>
          <table:table-cell office:value-type="float" office:value="2.752">
            <text:p>2.752</text:p>
          </table:table-cell>
          <table:table-cell office:value-type="float" office:value="242.248">
            <text:p>242.2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1623">
            <text:p>90.1623</text:p>
          </table:table-cell>
          <table:table-cell office:value-type="float" office:value="2.49931">
            <text:p>2.49931</text:p>
          </table:table-cell>
          <table:table-cell office:value-type="float" office:value="242.501">
            <text:p>242.5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2737">
            <text:p>90.2737</text:p>
          </table:table-cell>
          <table:table-cell office:value-type="float" office:value="2.22171">
            <text:p>2.22171</text:p>
          </table:table-cell>
          <table:table-cell office:value-type="float" office:value="242.778">
            <text:p>242.778</text:p>
          </table:table-cell>
          <table:table-cell office:value-type="float" office:value="0.888684">
            <text:p>0.888684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3956">
            <text:p>90.3956</text:p>
          </table:table-cell>
          <table:table-cell office:value-type="float" office:value="1.89761">
            <text:p>1.89761</text:p>
          </table:table-cell>
          <table:table-cell office:value-type="float" office:value="243.102">
            <text:p>243.102</text:p>
          </table:table-cell>
          <table:table-cell office:value-type="float" office:value="0.759045">
            <text:p>0.759045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4993">
            <text:p>90.4993</text:p>
          </table:table-cell>
          <table:table-cell office:value-type="float" office:value="1.60464">
            <text:p>1.60464</text:p>
          </table:table-cell>
          <table:table-cell office:value-type="float" office:value="243.395">
            <text:p>243.395</text:p>
          </table:table-cell>
          <table:table-cell office:value-type="float" office:value="0.641858">
            <text:p>0.64185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6084">
            <text:p>90.6084</text:p>
          </table:table-cell>
          <table:table-cell office:value-type="float" office:value="1.28001">
            <text:p>1.28001</text:p>
          </table:table-cell>
          <table:table-cell office:value-type="float" office:value="243.72">
            <text:p>243.72</text:p>
          </table:table-cell>
          <table:table-cell office:value-type="float" office:value="0.512006">
            <text:p>0.512006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7175">
            <text:p>90.7175</text:p>
          </table:table-cell>
          <table:table-cell office:value-type="float" office:value="0.940353">
            <text:p>0.940353</text:p>
          </table:table-cell>
          <table:table-cell office:value-type="float" office:value="244.06">
            <text:p>244.06</text:p>
          </table:table-cell>
          <table:table-cell office:value-type="float" office:value="0.376141">
            <text:p>0.376141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8266">
            <text:p>90.8266</text:p>
          </table:table-cell>
          <table:table-cell office:value-type="float" office:value="0.587494">
            <text:p>0.587494</text:p>
          </table:table-cell>
          <table:table-cell office:value-type="float" office:value="244.413">
            <text:p>244.413</text:p>
          </table:table-cell>
          <table:table-cell office:value-type="float" office:value="0.234998">
            <text:p>0.234998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0.9373">
            <text:p>90.9373</text:p>
          </table:table-cell>
          <table:table-cell office:value-type="float" office:value="0.218582">
            <text:p>0.218582</text:p>
          </table:table-cell>
          <table:table-cell office:value-type="float" office:value="244.781">
            <text:p>244.781</text:p>
          </table:table-cell>
          <table:table-cell office:value-type="float" office:value="0.0874329">
            <text:p>0.0874329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046">
            <text:p>91.046</text:p>
          </table:table-cell>
          <table:table-cell office:value-type="float" office:value="-0.150818">
            <text:p>-0.150818</text:p>
          </table:table-cell>
          <table:table-cell office:value-type="float" office:value="245.151">
            <text:p>245.1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1567">
            <text:p>91.1567</text:p>
          </table:table-cell>
          <table:table-cell office:value-type="float" office:value="-0.530624">
            <text:p>-0.530624</text:p>
          </table:table-cell>
          <table:table-cell office:value-type="float" office:value="245.531">
            <text:p>245.5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2741">
            <text:p>91.2741</text:p>
          </table:table-cell>
          <table:table-cell office:value-type="float" office:value="-0.9328">
            <text:p>-0.9328</text:p>
          </table:table-cell>
          <table:table-cell office:value-type="float" office:value="245.933">
            <text:p>245.9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3808">
            <text:p>91.3808</text:p>
          </table:table-cell>
          <table:table-cell office:value-type="float" office:value="-1.29327">
            <text:p>-1.29327</text:p>
          </table:table-cell>
          <table:table-cell office:value-type="float" office:value="246.293">
            <text:p>246.2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5127">
            <text:p>91.5127</text:p>
          </table:table-cell>
          <table:table-cell office:value-type="float" office:value="-1.72665">
            <text:p>-1.72665</text:p>
          </table:table-cell>
          <table:table-cell office:value-type="float" office:value="246.727">
            <text:p>246.72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6231">
            <text:p>91.6231</text:p>
          </table:table-cell>
          <table:table-cell office:value-type="float" office:value="-2.07571">
            <text:p>-2.07571</text:p>
          </table:table-cell>
          <table:table-cell office:value-type="float" office:value="247.076">
            <text:p>247.07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7341">
            <text:p>91.7341</text:p>
          </table:table-cell>
          <table:table-cell office:value-type="float" office:value="-2.41077">
            <text:p>-2.41077</text:p>
          </table:table-cell>
          <table:table-cell office:value-type="float" office:value="247.411">
            <text:p>247.4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8391">
            <text:p>91.8391</text:p>
          </table:table-cell>
          <table:table-cell office:value-type="float" office:value="-2.7104">
            <text:p>-2.7104</text:p>
          </table:table-cell>
          <table:table-cell office:value-type="float" office:value="247.71">
            <text:p>247.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1.9407">
            <text:p>91.9407</text:p>
          </table:table-cell>
          <table:table-cell office:value-type="float" office:value="-2.98297">
            <text:p>-2.98297</text:p>
          </table:table-cell>
          <table:table-cell office:value-type="float" office:value="247.983">
            <text:p>247.9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0428">
            <text:p>92.0428</text:p>
          </table:table-cell>
          <table:table-cell office:value-type="float" office:value="-3.23822">
            <text:p>-3.23822</text:p>
          </table:table-cell>
          <table:table-cell office:value-type="float" office:value="248.238">
            <text:p>248.2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1449">
            <text:p>92.1449</text:p>
          </table:table-cell>
          <table:table-cell office:value-type="float" office:value="-3.47426">
            <text:p>-3.47426</text:p>
          </table:table-cell>
          <table:table-cell office:value-type="float" office:value="248.474">
            <text:p>248.4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2528">
            <text:p>92.2528</text:p>
          </table:table-cell>
          <table:table-cell office:value-type="float" office:value="-3.70195">
            <text:p>-3.70195</text:p>
          </table:table-cell>
          <table:table-cell office:value-type="float" office:value="248.702">
            <text:p>248.7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3583">
            <text:p>92.3583</text:p>
          </table:table-cell>
          <table:table-cell office:value-type="float" office:value="-3.90254">
            <text:p>-3.90254</text:p>
          </table:table-cell>
          <table:table-cell office:value-type="float" office:value="248.903">
            <text:p>248.9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4893">
            <text:p>92.4893</text:p>
          </table:table-cell>
          <table:table-cell office:value-type="float" office:value="-4.12155">
            <text:p>-4.12155</text:p>
          </table:table-cell>
          <table:table-cell office:value-type="float" office:value="249.122">
            <text:p>249.1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6069">
            <text:p>92.6069</text:p>
          </table:table-cell>
          <table:table-cell office:value-type="float" office:value="-4.28984">
            <text:p>-4.28984</text:p>
          </table:table-cell>
          <table:table-cell office:value-type="float" office:value="249.29">
            <text:p>249.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7228">
            <text:p>92.7228</text:p>
          </table:table-cell>
          <table:table-cell office:value-type="float" office:value="-4.42984">
            <text:p>-4.42984</text:p>
          </table:table-cell>
          <table:table-cell office:value-type="float" office:value="249.43">
            <text:p>249.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8389">
            <text:p>92.8389</text:p>
          </table:table-cell>
          <table:table-cell office:value-type="float" office:value="-4.54521">
            <text:p>-4.54521</text:p>
          </table:table-cell>
          <table:table-cell office:value-type="float" office:value="249.545">
            <text:p>249.54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2.9444">
            <text:p>92.9444</text:p>
          </table:table-cell>
          <table:table-cell office:value-type="float" office:value="-4.62926">
            <text:p>-4.62926</text:p>
          </table:table-cell>
          <table:table-cell office:value-type="float" office:value="249.629">
            <text:p>249.6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0475">
            <text:p>93.0475</text:p>
          </table:table-cell>
          <table:table-cell office:value-type="float" office:value="-4.69264">
            <text:p>-4.69264</text:p>
          </table:table-cell>
          <table:table-cell office:value-type="float" office:value="249.693">
            <text:p>249.6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153">
            <text:p>93.153</text:p>
          </table:table-cell>
          <table:table-cell office:value-type="float" office:value="-4.73944">
            <text:p>-4.73944</text:p>
          </table:table-cell>
          <table:table-cell office:value-type="float" office:value="249.739">
            <text:p>249.7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2614">
            <text:p>93.2614</text:p>
          </table:table-cell>
          <table:table-cell office:value-type="float" office:value="-4.76923">
            <text:p>-4.76923</text:p>
          </table:table-cell>
          <table:table-cell office:value-type="float" office:value="249.769">
            <text:p>249.76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3718">
            <text:p>93.3718</text:p>
          </table:table-cell>
          <table:table-cell office:value-type="float" office:value="-4.78142">
            <text:p>-4.78142</text:p>
          </table:table-cell>
          <table:table-cell office:value-type="float" office:value="249.781">
            <text:p>249.7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4763">
            <text:p>93.4763</text:p>
          </table:table-cell>
          <table:table-cell office:value-type="float" office:value="-4.77698">
            <text:p>-4.77698</text:p>
          </table:table-cell>
          <table:table-cell office:value-type="float" office:value="249.777">
            <text:p>249.7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5843">
            <text:p>93.5843</text:p>
          </table:table-cell>
          <table:table-cell office:value-type="float" office:value="-4.757">
            <text:p>-4.757</text:p>
          </table:table-cell>
          <table:table-cell office:value-type="float" office:value="249.757">
            <text:p>249.75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7144">
            <text:p>93.7144</text:p>
          </table:table-cell>
          <table:table-cell office:value-type="float" office:value="-4.71373">
            <text:p>-4.71373</text:p>
          </table:table-cell>
          <table:table-cell office:value-type="float" office:value="249.714">
            <text:p>249.7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8305">
            <text:p>93.8305</text:p>
          </table:table-cell>
          <table:table-cell office:value-type="float" office:value="-4.65833">
            <text:p>-4.65833</text:p>
          </table:table-cell>
          <table:table-cell office:value-type="float" office:value="249.658">
            <text:p>249.6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3.9315">
            <text:p>93.9315</text:p>
          </table:table-cell>
          <table:table-cell office:value-type="float" office:value="-4.59824">
            <text:p>-4.59824</text:p>
          </table:table-cell>
          <table:table-cell office:value-type="float" office:value="249.598">
            <text:p>249.59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0404">
            <text:p>94.0404</text:p>
          </table:table-cell>
          <table:table-cell office:value-type="float" office:value="-4.52194">
            <text:p>-4.52194</text:p>
          </table:table-cell>
          <table:table-cell office:value-type="float" office:value="249.522">
            <text:p>249.5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1433">
            <text:p>94.1433</text:p>
          </table:table-cell>
          <table:table-cell office:value-type="float" office:value="-4.43974">
            <text:p>-4.43974</text:p>
          </table:table-cell>
          <table:table-cell office:value-type="float" office:value="249.44">
            <text:p>249.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2475">
            <text:p>94.2475</text:p>
          </table:table-cell>
          <table:table-cell office:value-type="float" office:value="-4.34715">
            <text:p>-4.34715</text:p>
          </table:table-cell>
          <table:table-cell office:value-type="float" office:value="249.347">
            <text:p>249.3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35">
            <text:p>94.35</text:p>
          </table:table-cell>
          <table:table-cell office:value-type="float" office:value="-4.24774">
            <text:p>-4.24774</text:p>
          </table:table-cell>
          <table:table-cell office:value-type="float" office:value="249.248">
            <text:p>249.2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4693">
            <text:p>94.4693</text:p>
          </table:table-cell>
          <table:table-cell office:value-type="float" office:value="-4.12224">
            <text:p>-4.12224</text:p>
          </table:table-cell>
          <table:table-cell office:value-type="float" office:value="249.122">
            <text:p>249.1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5722">
            <text:p>94.5722</text:p>
          </table:table-cell>
          <table:table-cell office:value-type="float" office:value="-4.00647">
            <text:p>-4.00647</text:p>
          </table:table-cell>
          <table:table-cell office:value-type="float" office:value="249.006">
            <text:p>249.0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6755">
            <text:p>94.6755</text:p>
          </table:table-cell>
          <table:table-cell office:value-type="float" office:value="-3.88368">
            <text:p>-3.88368</text:p>
          </table:table-cell>
          <table:table-cell office:value-type="float" office:value="248.884">
            <text:p>248.8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  <table:table-row table:style-name="ro1">
          <table:table-cell office:value-type="float" office:value="94.7931">
            <text:p>94.7931</text:p>
          </table:table-cell>
          <table:table-cell office:value-type="float" office:value="-3.7366">
            <text:p>-3.7366</text:p>
          </table:table-cell>
          <table:table-cell office:value-type="float" office:value="248.737">
            <text:p>248.7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6"/>
        </table:table-row>
      </table:table>
      <table:table table:name="Tabelle4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Kp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Ki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d</text:p>
          </table:table-cell>
          <table:table-cell office:value-type="float" office:value="0">
            <text:p>0</text:p>
          </table:table-cell>
          <table:table-cell table:number-columns-repeated="4"/>
          <table:table-cell>
            <draw:frame table:end-cell-address="Tabelle4.N23" table:end-x="0.997cm" table:end-y="0.064cm" draw:z-index="0" draw:style-name="gr1" draw:text-style-name="P1" svg:width="15.999cm" svg:height="8.999cm" svg:x="0.805cm" svg:y="0.097cm">
              <draw:object draw:notify-on-update-of-ranges="Tabelle4.A10:Tabelle4.A10 Tabelle4.A11:Tabelle4.A540 Tabelle4.C10:Tabelle4.C10 Tabelle4.C11:Tabelle4.C540 Tabelle4.E10:Tabelle4.E10 Tabelle4.E11:Tabelle4.E540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tau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limMin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limMax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1">
          <table:table-cell office:value-type="string">
            <text:p>intLimMin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intLimMax</text:p>
          </table:table-cell>
          <table:table-cell office:value-type="float" office:value="0.45">
            <text:p>0.45</text:p>
          </table:table-cell>
          <table:table-cell table:number-columns-repeated="5"/>
        </table:table-row>
        <table:table-row table:style-name="ro1">
          <table:table-cell office:value-type="string">
            <text:p>setpoint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2"/>
        </table:table-row>
        <table:table-row table:style-name="ro1">
          <table:table-cell office:value-type="float" office:value="0.175568">
            <text:p>0.175568</text:p>
          </table:table-cell>
          <table:table-cell office:value-type="float" office:value="4.90924">
            <text:p>4.90924</text:p>
          </table:table-cell>
          <table:table-cell office:value-type="float" office:value="240.091">
            <text:p>240.0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30545">
            <text:p>0.30545</text:p>
          </table:table-cell>
          <table:table-cell office:value-type="float" office:value="4.89447">
            <text:p>4.89447</text:p>
          </table:table-cell>
          <table:table-cell office:value-type="float" office:value="240.106">
            <text:p>240.1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414581">
            <text:p>0.414581</text:p>
          </table:table-cell>
          <table:table-cell office:value-type="float" office:value="4.882">
            <text:p>4.882</text:p>
          </table:table-cell>
          <table:table-cell office:value-type="float" office:value="240.118">
            <text:p>240.1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530457">
            <text:p>0.530457</text:p>
          </table:table-cell>
          <table:table-cell office:value-type="float" office:value="4.86824">
            <text:p>4.86824</text:p>
          </table:table-cell>
          <table:table-cell office:value-type="float" office:value="240.132">
            <text:p>240.1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646271">
            <text:p>0.646271</text:p>
          </table:table-cell>
          <table:table-cell office:value-type="float" office:value="4.85316">
            <text:p>4.85316</text:p>
          </table:table-cell>
          <table:table-cell office:value-type="float" office:value="240.147">
            <text:p>240.1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759552">
            <text:p>0.759552</text:p>
          </table:table-cell>
          <table:table-cell office:value-type="float" office:value="4.83603">
            <text:p>4.83603</text:p>
          </table:table-cell>
          <table:table-cell office:value-type="float" office:value="240.164">
            <text:p>240.1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87265">
            <text:p>0.87265</text:p>
          </table:table-cell>
          <table:table-cell office:value-type="float" office:value="4.81528">
            <text:p>4.81528</text:p>
          </table:table-cell>
          <table:table-cell office:value-type="float" office:value="240.185">
            <text:p>240.1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0.983551">
            <text:p>0.983551</text:p>
          </table:table-cell>
          <table:table-cell office:value-type="float" office:value="4.79022">
            <text:p>4.79022</text:p>
          </table:table-cell>
          <table:table-cell office:value-type="float" office:value="240.21">
            <text:p>240.2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09509">
            <text:p>1.09509</text:p>
          </table:table-cell>
          <table:table-cell office:value-type="float" office:value="4.75871">
            <text:p>4.75871</text:p>
          </table:table-cell>
          <table:table-cell office:value-type="float" office:value="240.241">
            <text:p>240.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20569">
            <text:p>1.20569</text:p>
          </table:table-cell>
          <table:table-cell office:value-type="float" office:value="4.72012">
            <text:p>4.72012</text:p>
          </table:table-cell>
          <table:table-cell office:value-type="float" office:value="240.28">
            <text:p>240.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3219">
            <text:p>1.3219</text:p>
          </table:table-cell>
          <table:table-cell office:value-type="float" office:value="4.67024">
            <text:p>4.67024</text:p>
          </table:table-cell>
          <table:table-cell office:value-type="float" office:value="240.33">
            <text:p>240.3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43771">
            <text:p>1.43771</text:p>
          </table:table-cell>
          <table:table-cell office:value-type="float" office:value="4.60971">
            <text:p>4.60971</text:p>
          </table:table-cell>
          <table:table-cell office:value-type="float" office:value="240.39">
            <text:p>240.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55215">
            <text:p>1.55215</text:p>
          </table:table-cell>
          <table:table-cell office:value-type="float" office:value="4.53833">
            <text:p>4.53833</text:p>
          </table:table-cell>
          <table:table-cell office:value-type="float" office:value="240.462">
            <text:p>240.4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66214">
            <text:p>1.66214</text:p>
          </table:table-cell>
          <table:table-cell office:value-type="float" office:value="4.45787">
            <text:p>4.45787</text:p>
          </table:table-cell>
          <table:table-cell office:value-type="float" office:value="240.542">
            <text:p>240.5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7738">
            <text:p>1.7738</text:p>
          </table:table-cell>
          <table:table-cell office:value-type="float" office:value="4.36365">
            <text:p>4.36365</text:p>
          </table:table-cell>
          <table:table-cell office:value-type="float" office:value="240.636">
            <text:p>240.6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88422">
            <text:p>1.88422</text:p>
          </table:table-cell>
          <table:table-cell office:value-type="float" office:value="4.25737">
            <text:p>4.25737</text:p>
          </table:table-cell>
          <table:table-cell office:value-type="float" office:value="240.743">
            <text:p>240.7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.99905">
            <text:p>1.99905</text:p>
          </table:table-cell>
          <table:table-cell office:value-type="float" office:value="4.13246">
            <text:p>4.13246</text:p>
          </table:table-cell>
          <table:table-cell office:value-type="float" office:value="240.868">
            <text:p>240.8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10806">
            <text:p>2.10806</text:p>
          </table:table-cell>
          <table:table-cell office:value-type="float" office:value="4.00008">
            <text:p>4.00008</text:p>
          </table:table-cell>
          <table:table-cell office:value-type="float" office:value="241">
            <text:p>2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22934">
            <text:p>2.22934</text:p>
          </table:table-cell>
          <table:table-cell office:value-type="float" office:value="3.8365">
            <text:p>3.8365</text:p>
          </table:table-cell>
          <table:table-cell office:value-type="float" office:value="241.163">
            <text:p>241.1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33667">
            <text:p>2.33667</text:p>
          </table:table-cell>
          <table:table-cell office:value-type="float" office:value="3.67763">
            <text:p>3.67763</text:p>
          </table:table-cell>
          <table:table-cell office:value-type="float" office:value="241.322">
            <text:p>241.3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44763">
            <text:p>2.44763</text:p>
          </table:table-cell>
          <table:table-cell office:value-type="float" office:value="3.49925">
            <text:p>3.49925</text:p>
          </table:table-cell>
          <table:table-cell office:value-type="float" office:value="241.501">
            <text:p>241.5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56363">
            <text:p>2.56363</text:p>
          </table:table-cell>
          <table:table-cell office:value-type="float" office:value="3.29733">
            <text:p>3.29733</text:p>
          </table:table-cell>
          <table:table-cell office:value-type="float" office:value="241.703">
            <text:p>241.70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67206">
            <text:p>2.67206</text:p>
          </table:table-cell>
          <table:table-cell office:value-type="float" office:value="3.09464">
            <text:p>3.09464</text:p>
          </table:table-cell>
          <table:table-cell office:value-type="float" office:value="241.905">
            <text:p>241.9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78482">
            <text:p>2.78482</text:p>
          </table:table-cell>
          <table:table-cell office:value-type="float" office:value="2.86955">
            <text:p>2.86955</text:p>
          </table:table-cell>
          <table:table-cell office:value-type="float" office:value="242.13">
            <text:p>242.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.90485">
            <text:p>2.90485</text:p>
          </table:table-cell>
          <table:table-cell office:value-type="float" office:value="2.61397">
            <text:p>2.61397</text:p>
          </table:table-cell>
          <table:table-cell office:value-type="float" office:value="242.386">
            <text:p>242.3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01572">
            <text:p>3.01572</text:p>
          </table:table-cell>
          <table:table-cell office:value-type="float" office:value="2.36433">
            <text:p>2.36433</text:p>
          </table:table-cell>
          <table:table-cell office:value-type="float" office:value="242.636">
            <text:p>242.6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12857">
            <text:p>3.12857</text:p>
          </table:table-cell>
          <table:table-cell office:value-type="float" office:value="2.09647">
            <text:p>2.09647</text:p>
          </table:table-cell>
          <table:table-cell office:value-type="float" office:value="242.904">
            <text:p>242.9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23541">
            <text:p>3.23541</text:p>
          </table:table-cell>
          <table:table-cell office:value-type="float" office:value="1.83087">
            <text:p>1.83087</text:p>
          </table:table-cell>
          <table:table-cell office:value-type="float" office:value="243.169">
            <text:p>243.169</text:p>
          </table:table-cell>
          <table:table-cell office:value-type="float" office:value="0.915436">
            <text:p>0.9154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34155">
            <text:p>3.34155</text:p>
          </table:table-cell>
          <table:table-cell office:value-type="float" office:value="1.55554">
            <text:p>1.55554</text:p>
          </table:table-cell>
          <table:table-cell office:value-type="float" office:value="243.444">
            <text:p>243.444</text:p>
          </table:table-cell>
          <table:table-cell office:value-type="float" office:value="0.777771">
            <text:p>0.77777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4675">
            <text:p>3.4675</text:p>
          </table:table-cell>
          <table:table-cell office:value-type="float" office:value="1.21481">
            <text:p>1.21481</text:p>
          </table:table-cell>
          <table:table-cell office:value-type="float" office:value="243.785">
            <text:p>243.785</text:p>
          </table:table-cell>
          <table:table-cell office:value-type="float" office:value="0.607407">
            <text:p>0.60740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58896">
            <text:p>3.58896</text:p>
          </table:table-cell>
          <table:table-cell office:value-type="float" office:value="0.872238">
            <text:p>0.872238</text:p>
          </table:table-cell>
          <table:table-cell office:value-type="float" office:value="244.128">
            <text:p>244.128</text:p>
          </table:table-cell>
          <table:table-cell office:value-type="float" office:value="0.436119">
            <text:p>0.4361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71707">
            <text:p>3.71707</text:p>
          </table:table-cell>
          <table:table-cell office:value-type="float" office:value="0.497665">
            <text:p>0.497665</text:p>
          </table:table-cell>
          <table:table-cell office:value-type="float" office:value="244.502">
            <text:p>244.502</text:p>
          </table:table-cell>
          <table:table-cell office:value-type="float" office:value="0.248833">
            <text:p>0.24883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84387">
            <text:p>3.84387</text:p>
          </table:table-cell>
          <table:table-cell office:value-type="float" office:value="0.116318">
            <text:p>0.116318</text:p>
          </table:table-cell>
          <table:table-cell office:value-type="float" office:value="244.884">
            <text:p>244.884</text:p>
          </table:table-cell>
          <table:table-cell office:value-type="float" office:value="0.0581589">
            <text:p>0.058158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.97107">
            <text:p>3.97107</text:p>
          </table:table-cell>
          <table:table-cell office:value-type="float" office:value="-0.272659">
            <text:p>-0.272659</text:p>
          </table:table-cell>
          <table:table-cell office:value-type="float" office:value="245.273">
            <text:p>245.27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09482">
            <text:p>4.09482</text:p>
          </table:table-cell>
          <table:table-cell office:value-type="float" office:value="-0.653168">
            <text:p>-0.653168</text:p>
          </table:table-cell>
          <table:table-cell office:value-type="float" office:value="245.653">
            <text:p>245.65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19864">
            <text:p>4.19864</text:p>
          </table:table-cell>
          <table:table-cell office:value-type="float" office:value="-0.97084">
            <text:p>-0.97084</text:p>
          </table:table-cell>
          <table:table-cell office:value-type="float" office:value="245.971">
            <text:p>245.9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31738">
            <text:p>4.31738</text:p>
          </table:table-cell>
          <table:table-cell office:value-type="float" office:value="-1.328">
            <text:p>-1.328</text:p>
          </table:table-cell>
          <table:table-cell office:value-type="float" office:value="246.328">
            <text:p>246.3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43466">
            <text:p>4.43466</text:p>
          </table:table-cell>
          <table:table-cell office:value-type="float" office:value="-1.67046">
            <text:p>-1.67046</text:p>
          </table:table-cell>
          <table:table-cell office:value-type="float" office:value="246.67">
            <text:p>246.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54034">
            <text:p>4.54034</text:p>
          </table:table-cell>
          <table:table-cell office:value-type="float" office:value="-1.96761">
            <text:p>-1.96761</text:p>
          </table:table-cell>
          <table:table-cell office:value-type="float" office:value="246.968">
            <text:p>246.9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65164">
            <text:p>4.65164</text:p>
          </table:table-cell>
          <table:table-cell office:value-type="float" office:value="-2.26562">
            <text:p>-2.26562</text:p>
          </table:table-cell>
          <table:table-cell office:value-type="float" office:value="247.266">
            <text:p>247.2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77069">
            <text:p>4.77069</text:p>
          </table:table-cell>
          <table:table-cell office:value-type="float" office:value="-2.5656">
            <text:p>-2.5656</text:p>
          </table:table-cell>
          <table:table-cell office:value-type="float" office:value="247.566">
            <text:p>247.5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87857">
            <text:p>4.87857</text:p>
          </table:table-cell>
          <table:table-cell office:value-type="float" office:value="-2.81882">
            <text:p>-2.81882</text:p>
          </table:table-cell>
          <table:table-cell office:value-type="float" office:value="247.819">
            <text:p>247.8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.99734">
            <text:p>4.99734</text:p>
          </table:table-cell>
          <table:table-cell office:value-type="float" office:value="-3.07516">
            <text:p>-3.07516</text:p>
          </table:table-cell>
          <table:table-cell office:value-type="float" office:value="248.075">
            <text:p>248.0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11301">
            <text:p>5.11301</text:p>
          </table:table-cell>
          <table:table-cell office:value-type="float" office:value="-3.3013">
            <text:p>-3.3013</text:p>
          </table:table-cell>
          <table:table-cell office:value-type="float" office:value="248.301">
            <text:p>248.3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22388">
            <text:p>5.22388</text:p>
          </table:table-cell>
          <table:table-cell office:value-type="float" office:value="-3.49591">
            <text:p>-3.49591</text:p>
          </table:table-cell>
          <table:table-cell office:value-type="float" office:value="248.496">
            <text:p>248.4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35172">
            <text:p>5.35172</text:p>
          </table:table-cell>
          <table:table-cell office:value-type="float" office:value="-3.6925">
            <text:p>-3.6925</text:p>
          </table:table-cell>
          <table:table-cell office:value-type="float" office:value="248.693">
            <text:p>248.6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46555">
            <text:p>5.46555</text:p>
          </table:table-cell>
          <table:table-cell office:value-type="float" office:value="-3.84308">
            <text:p>-3.84308</text:p>
          </table:table-cell>
          <table:table-cell office:value-type="float" office:value="248.843">
            <text:p>248.8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59512">
            <text:p>5.59512</text:p>
          </table:table-cell>
          <table:table-cell office:value-type="float" office:value="-3.98647">
            <text:p>-3.98647</text:p>
          </table:table-cell>
          <table:table-cell office:value-type="float" office:value="248.986">
            <text:p>248.9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70755">
            <text:p>5.70755</text:p>
          </table:table-cell>
          <table:table-cell office:value-type="float" office:value="-4.08734">
            <text:p>-4.08734</text:p>
          </table:table-cell>
          <table:table-cell office:value-type="float" office:value="249.087">
            <text:p>249.08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82565">
            <text:p>5.82565</text:p>
          </table:table-cell>
          <table:table-cell office:value-type="float" office:value="-4.17041">
            <text:p>-4.17041</text:p>
          </table:table-cell>
          <table:table-cell office:value-type="float" office:value="249.17">
            <text:p>249.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.95648">
            <text:p>5.95648</text:p>
          </table:table-cell>
          <table:table-cell office:value-type="float" office:value="-4.23633">
            <text:p>-4.23633</text:p>
          </table:table-cell>
          <table:table-cell office:value-type="float" office:value="249.236">
            <text:p>249.2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08542">
            <text:p>6.08542</text:p>
          </table:table-cell>
          <table:table-cell office:value-type="float" office:value="-4.2755">
            <text:p>-4.2755</text:p>
          </table:table-cell>
          <table:table-cell office:value-type="float" office:value="249.275">
            <text:p>249.2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20929">
            <text:p>6.20929</text:p>
          </table:table-cell>
          <table:table-cell office:value-type="float" office:value="-4.29062">
            <text:p>-4.29062</text:p>
          </table:table-cell>
          <table:table-cell office:value-type="float" office:value="249.291">
            <text:p>249.29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33588">
            <text:p>6.33588</text:p>
          </table:table-cell>
          <table:table-cell office:value-type="float" office:value="-4.28439">
            <text:p>-4.28439</text:p>
          </table:table-cell>
          <table:table-cell office:value-type="float" office:value="249.284">
            <text:p>249.2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45554">
            <text:p>6.45554</text:p>
          </table:table-cell>
          <table:table-cell office:value-type="float" office:value="-4.25966">
            <text:p>-4.25966</text:p>
          </table:table-cell>
          <table:table-cell office:value-type="float" office:value="249.26">
            <text:p>249.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56982">
            <text:p>6.56982</text:p>
          </table:table-cell>
          <table:table-cell office:value-type="float" office:value="-4.22018">
            <text:p>-4.22018</text:p>
          </table:table-cell>
          <table:table-cell office:value-type="float" office:value="249.22">
            <text:p>249.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6944">
            <text:p>6.6944</text:p>
          </table:table-cell>
          <table:table-cell office:value-type="float" office:value="-4.16089">
            <text:p>-4.16089</text:p>
          </table:table-cell>
          <table:table-cell office:value-type="float" office:value="249.161">
            <text:p>249.1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81909">
            <text:p>6.81909</text:p>
          </table:table-cell>
          <table:table-cell office:value-type="float" office:value="-4.08557">
            <text:p>-4.08557</text:p>
          </table:table-cell>
          <table:table-cell office:value-type="float" office:value="249.086">
            <text:p>249.0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.93674">
            <text:p>6.93674</text:p>
          </table:table-cell>
          <table:table-cell office:value-type="float" office:value="-4.00108">
            <text:p>-4.00108</text:p>
          </table:table-cell>
          <table:table-cell office:value-type="float" office:value="249.001">
            <text:p>249.0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06433">
            <text:p>7.06433</text:p>
          </table:table-cell>
          <table:table-cell office:value-type="float" office:value="-3.89619">
            <text:p>-3.89619</text:p>
          </table:table-cell>
          <table:table-cell office:value-type="float" office:value="248.896">
            <text:p>248.8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17975">
            <text:p>7.17975</text:p>
          </table:table-cell>
          <table:table-cell office:value-type="float" office:value="-3.79019">
            <text:p>-3.79019</text:p>
          </table:table-cell>
          <table:table-cell office:value-type="float" office:value="248.79">
            <text:p>248.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30362">
            <text:p>7.30362</text:p>
          </table:table-cell>
          <table:table-cell office:value-type="float" office:value="-3.66614">
            <text:p>-3.66614</text:p>
          </table:table-cell>
          <table:table-cell office:value-type="float" office:value="248.666">
            <text:p>248.6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42596">
            <text:p>7.42596</text:p>
          </table:table-cell>
          <table:table-cell office:value-type="float" office:value="-3.5341">
            <text:p>-3.5341</text:p>
          </table:table-cell>
          <table:table-cell office:value-type="float" office:value="248.534">
            <text:p>248.5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54947">
            <text:p>7.54947</text:p>
          </table:table-cell>
          <table:table-cell office:value-type="float" office:value="-3.39209">
            <text:p>-3.39209</text:p>
          </table:table-cell>
          <table:table-cell office:value-type="float" office:value="248.392">
            <text:p>248.3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66217">
            <text:p>7.66217</text:p>
          </table:table-cell>
          <table:table-cell office:value-type="float" office:value="-3.25551">
            <text:p>-3.25551</text:p>
          </table:table-cell>
          <table:table-cell office:value-type="float" office:value="248.256">
            <text:p>248.2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77863">
            <text:p>7.77863</text:p>
          </table:table-cell>
          <table:table-cell office:value-type="float" office:value="-3.10822">
            <text:p>-3.10822</text:p>
          </table:table-cell>
          <table:table-cell office:value-type="float" office:value="248.108">
            <text:p>248.1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88046">
            <text:p>7.88046</text:p>
          </table:table-cell>
          <table:table-cell office:value-type="float" office:value="-2.97475">
            <text:p>-2.97475</text:p>
          </table:table-cell>
          <table:table-cell office:value-type="float" office:value="247.975">
            <text:p>247.9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7.99503">
            <text:p>7.99503</text:p>
          </table:table-cell>
          <table:table-cell office:value-type="float" office:value="-2.82025">
            <text:p>-2.82025</text:p>
          </table:table-cell>
          <table:table-cell office:value-type="float" office:value="247.82">
            <text:p>247.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11957">
            <text:p>8.11957</text:p>
          </table:table-cell>
          <table:table-cell office:value-type="float" office:value="-2.64758">
            <text:p>-2.64758</text:p>
          </table:table-cell>
          <table:table-cell office:value-type="float" office:value="247.648">
            <text:p>247.6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24316">
            <text:p>8.24316</text:p>
          </table:table-cell>
          <table:table-cell office:value-type="float" office:value="-2.47169">
            <text:p>-2.47169</text:p>
          </table:table-cell>
          <table:table-cell office:value-type="float" office:value="247.472">
            <text:p>247.4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3613">
            <text:p>8.3613</text:p>
          </table:table-cell>
          <table:table-cell office:value-type="float" office:value="-2.30002">
            <text:p>-2.30002</text:p>
          </table:table-cell>
          <table:table-cell office:value-type="float" office:value="247.3">
            <text:p>247.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4787">
            <text:p>8.4787</text:p>
          </table:table-cell>
          <table:table-cell office:value-type="float" office:value="-2.12656">
            <text:p>-2.12656</text:p>
          </table:table-cell>
          <table:table-cell office:value-type="float" office:value="247.127">
            <text:p>247.12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59775">
            <text:p>8.59775</text:p>
          </table:table-cell>
          <table:table-cell office:value-type="float" office:value="-1.94815">
            <text:p>-1.94815</text:p>
          </table:table-cell>
          <table:table-cell office:value-type="float" office:value="246.948">
            <text:p>246.9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71542">
            <text:p>8.71542</text:p>
          </table:table-cell>
          <table:table-cell office:value-type="float" office:value="-1.76964">
            <text:p>-1.76964</text:p>
          </table:table-cell>
          <table:table-cell office:value-type="float" office:value="246.77">
            <text:p>246.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81726">
            <text:p>8.81726</text:p>
          </table:table-cell>
          <table:table-cell office:value-type="float" office:value="-1.61374">
            <text:p>-1.61374</text:p>
          </table:table-cell>
          <table:table-cell office:value-type="float" office:value="246.614">
            <text:p>246.6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8.94553">
            <text:p>8.94553</text:p>
          </table:table-cell>
          <table:table-cell office:value-type="float" office:value="-1.41605">
            <text:p>-1.41605</text:p>
          </table:table-cell>
          <table:table-cell office:value-type="float" office:value="246.416">
            <text:p>246.4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06323">
            <text:p>9.06323</text:p>
          </table:table-cell>
          <table:table-cell office:value-type="float" office:value="-1.23347">
            <text:p>-1.23347</text:p>
          </table:table-cell>
          <table:table-cell office:value-type="float" office:value="246.233">
            <text:p>246.2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17441">
            <text:p>9.17441</text:p>
          </table:table-cell>
          <table:table-cell office:value-type="float" office:value="-1.06027">
            <text:p>-1.06027</text:p>
          </table:table-cell>
          <table:table-cell office:value-type="float" office:value="246.06">
            <text:p>246.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30194">
            <text:p>9.30194</text:p>
          </table:table-cell>
          <table:table-cell office:value-type="float" office:value="-0.860992">
            <text:p>-0.860992</text:p>
          </table:table-cell>
          <table:table-cell office:value-type="float" office:value="245.861">
            <text:p>245.8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43408">
            <text:p>9.43408</text:p>
          </table:table-cell>
          <table:table-cell office:value-type="float" office:value="-0.6539">
            <text:p>-0.6539</text:p>
          </table:table-cell>
          <table:table-cell office:value-type="float" office:value="245.654">
            <text:p>245.6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55316">
            <text:p>9.55316</text:p>
          </table:table-cell>
          <table:table-cell office:value-type="float" office:value="-0.467194">
            <text:p>-0.467194</text:p>
          </table:table-cell>
          <table:table-cell office:value-type="float" office:value="245.467">
            <text:p>245.4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66693">
            <text:p>9.66693</text:p>
          </table:table-cell>
          <table:table-cell office:value-type="float" office:value="-0.288864">
            <text:p>-0.288864</text:p>
          </table:table-cell>
          <table:table-cell office:value-type="float" office:value="245.289">
            <text:p>245.28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79282">
            <text:p>9.79282</text:p>
          </table:table-cell>
          <table:table-cell office:value-type="float" office:value="-0.0919495">
            <text:p>-0.0919495</text:p>
          </table:table-cell>
          <table:table-cell office:value-type="float" office:value="245.092">
            <text:p>245.0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9.91922">
            <text:p>9.91922</text:p>
          </table:table-cell>
          <table:table-cell office:value-type="float" office:value="0.10524">
            <text:p>0.10524</text:p>
          </table:table-cell>
          <table:table-cell office:value-type="float" office:value="244.895">
            <text:p>244.895</text:p>
          </table:table-cell>
          <table:table-cell office:value-type="float" office:value="0.0526199">
            <text:p>0.052619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0435">
            <text:p>10.0435</text:p>
          </table:table-cell>
          <table:table-cell office:value-type="float" office:value="0.298782">
            <text:p>0.298782</text:p>
          </table:table-cell>
          <table:table-cell office:value-type="float" office:value="244.701">
            <text:p>244.701</text:p>
          </table:table-cell>
          <table:table-cell office:value-type="float" office:value="0.149391">
            <text:p>0.14939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1682">
            <text:p>10.1682</text:p>
          </table:table-cell>
          <table:table-cell office:value-type="float" office:value="0.492065">
            <text:p>0.492065</text:p>
          </table:table-cell>
          <table:table-cell office:value-type="float" office:value="244.508">
            <text:p>244.508</text:p>
          </table:table-cell>
          <table:table-cell office:value-type="float" office:value="0.246033">
            <text:p>0.24603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2903">
            <text:p>10.2903</text:p>
          </table:table-cell>
          <table:table-cell office:value-type="float" office:value="0.680771">
            <text:p>0.680771</text:p>
          </table:table-cell>
          <table:table-cell office:value-type="float" office:value="244.319">
            <text:p>244.319</text:p>
          </table:table-cell>
          <table:table-cell office:value-type="float" office:value="0.340385">
            <text:p>0.3403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4147">
            <text:p>10.4147</text:p>
          </table:table-cell>
          <table:table-cell office:value-type="float" office:value="0.871994">
            <text:p>0.871994</text:p>
          </table:table-cell>
          <table:table-cell office:value-type="float" office:value="244.128">
            <text:p>244.128</text:p>
          </table:table-cell>
          <table:table-cell office:value-type="float" office:value="0.435997">
            <text:p>0.4359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5161">
            <text:p>10.5161</text:p>
          </table:table-cell>
          <table:table-cell office:value-type="float" office:value="1.02708">
            <text:p>1.02708</text:p>
          </table:table-cell>
          <table:table-cell office:value-type="float" office:value="243.973">
            <text:p>243.973</text:p>
          </table:table-cell>
          <table:table-cell office:value-type="float" office:value="0.513542">
            <text:p>0.51354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6352">
            <text:p>10.6352</text:p>
          </table:table-cell>
          <table:table-cell office:value-type="float" office:value="1.20941">
            <text:p>1.20941</text:p>
          </table:table-cell>
          <table:table-cell office:value-type="float" office:value="243.791">
            <text:p>243.791</text:p>
          </table:table-cell>
          <table:table-cell office:value-type="float" office:value="0.604706">
            <text:p>0.60470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7645">
            <text:p>10.7645</text:p>
          </table:table-cell>
          <table:table-cell office:value-type="float" office:value="1.40498">
            <text:p>1.40498</text:p>
          </table:table-cell>
          <table:table-cell office:value-type="float" office:value="243.595">
            <text:p>243.595</text:p>
          </table:table-cell>
          <table:table-cell office:value-type="float" office:value="0.702492">
            <text:p>0.70249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8677">
            <text:p>10.8677</text:p>
          </table:table-cell>
          <table:table-cell office:value-type="float" office:value="1.55948">
            <text:p>1.55948</text:p>
          </table:table-cell>
          <table:table-cell office:value-type="float" office:value="243.441">
            <text:p>243.441</text:p>
          </table:table-cell>
          <table:table-cell office:value-type="float" office:value="0.779739">
            <text:p>0.7797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0.9968">
            <text:p>10.9968</text:p>
          </table:table-cell>
          <table:table-cell office:value-type="float" office:value="1.75154">
            <text:p>1.75154</text:p>
          </table:table-cell>
          <table:table-cell office:value-type="float" office:value="243.248">
            <text:p>243.248</text:p>
          </table:table-cell>
          <table:table-cell office:value-type="float" office:value="0.875771">
            <text:p>0.87577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1261">
            <text:p>11.1261</text:p>
          </table:table-cell>
          <table:table-cell office:value-type="float" office:value="1.94144">
            <text:p>1.94144</text:p>
          </table:table-cell>
          <table:table-cell office:value-type="float" office:value="243.059">
            <text:p>243.05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2283">
            <text:p>11.2283</text:p>
          </table:table-cell>
          <table:table-cell office:value-type="float" office:value="2.0899">
            <text:p>2.0899</text:p>
          </table:table-cell>
          <table:table-cell office:value-type="float" office:value="242.91">
            <text:p>242.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3452">
            <text:p>11.3452</text:p>
          </table:table-cell>
          <table:table-cell office:value-type="float" office:value="2.25745">
            <text:p>2.25745</text:p>
          </table:table-cell>
          <table:table-cell office:value-type="float" office:value="242.743">
            <text:p>242.7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4456">
            <text:p>11.4456</text:p>
          </table:table-cell>
          <table:table-cell office:value-type="float" office:value="2.39922">
            <text:p>2.39922</text:p>
          </table:table-cell>
          <table:table-cell office:value-type="float" office:value="242.601">
            <text:p>242.6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5771">
            <text:p>11.5771</text:p>
          </table:table-cell>
          <table:table-cell office:value-type="float" office:value="2.5808">
            <text:p>2.5808</text:p>
          </table:table-cell>
          <table:table-cell office:value-type="float" office:value="242.419">
            <text:p>242.4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6794">
            <text:p>11.6794</text:p>
          </table:table-cell>
          <table:table-cell office:value-type="float" office:value="2.71873">
            <text:p>2.71873</text:p>
          </table:table-cell>
          <table:table-cell office:value-type="float" office:value="242.281">
            <text:p>242.2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8045">
            <text:p>11.8045</text:p>
          </table:table-cell>
          <table:table-cell office:value-type="float" office:value="2.88254">
            <text:p>2.88254</text:p>
          </table:table-cell>
          <table:table-cell office:value-type="float" office:value="242.117">
            <text:p>242.1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1.9289">
            <text:p>11.9289</text:p>
          </table:table-cell>
          <table:table-cell office:value-type="float" office:value="3.03992">
            <text:p>3.03992</text:p>
          </table:table-cell>
          <table:table-cell office:value-type="float" office:value="241.96">
            <text:p>241.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0544">
            <text:p>12.0544</text:p>
          </table:table-cell>
          <table:table-cell office:value-type="float" office:value="3.19243">
            <text:p>3.19243</text:p>
          </table:table-cell>
          <table:table-cell office:value-type="float" office:value="241.808">
            <text:p>241.8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1735">
            <text:p>12.1735</text:p>
          </table:table-cell>
          <table:table-cell office:value-type="float" office:value="3.33066">
            <text:p>3.33066</text:p>
          </table:table-cell>
          <table:table-cell office:value-type="float" office:value="241.669">
            <text:p>241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2776">
            <text:p>12.2776</text:p>
          </table:table-cell>
          <table:table-cell office:value-type="float" office:value="3.44579">
            <text:p>3.44579</text:p>
          </table:table-cell>
          <table:table-cell office:value-type="float" office:value="241.554">
            <text:p>241.5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4104">
            <text:p>12.4104</text:p>
          </table:table-cell>
          <table:table-cell office:value-type="float" office:value="3.58459">
            <text:p>3.58459</text:p>
          </table:table-cell>
          <table:table-cell office:value-type="float" office:value="241.415">
            <text:p>241.4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5362">
            <text:p>12.5362</text:p>
          </table:table-cell>
          <table:table-cell office:value-type="float" office:value="3.7066">
            <text:p>3.7066</text:p>
          </table:table-cell>
          <table:table-cell office:value-type="float" office:value="241.293">
            <text:p>241.2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6613">
            <text:p>12.6613</text:p>
          </table:table-cell>
          <table:table-cell office:value-type="float" office:value="3.81865">
            <text:p>3.81865</text:p>
          </table:table-cell>
          <table:table-cell office:value-type="float" office:value="241.181">
            <text:p>241.1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7833">
            <text:p>12.7833</text:p>
          </table:table-cell>
          <table:table-cell office:value-type="float" office:value="3.91771">
            <text:p>3.91771</text:p>
          </table:table-cell>
          <table:table-cell office:value-type="float" office:value="241.082">
            <text:p>241.0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8867">
            <text:p>12.8867</text:p>
          </table:table-cell>
          <table:table-cell office:value-type="float" office:value="3.99377">
            <text:p>3.99377</text:p>
          </table:table-cell>
          <table:table-cell office:value-type="float" office:value="241.006">
            <text:p>241.0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2.9887">
            <text:p>12.9887</text:p>
          </table:table-cell>
          <table:table-cell office:value-type="float" office:value="4.06114">
            <text:p>4.06114</text:p>
          </table:table-cell>
          <table:table-cell office:value-type="float" office:value="240.939">
            <text:p>240.93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0906">
            <text:p>13.0906</text:p>
          </table:table-cell>
          <table:table-cell office:value-type="float" office:value="4.12045">
            <text:p>4.12045</text:p>
          </table:table-cell>
          <table:table-cell office:value-type="float" office:value="240.88">
            <text:p>240.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195">
            <text:p>13.195</text:p>
          </table:table-cell>
          <table:table-cell office:value-type="float" office:value="4.17242">
            <text:p>4.17242</text:p>
          </table:table-cell>
          <table:table-cell office:value-type="float" office:value="240.828">
            <text:p>240.82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3102">
            <text:p>13.3102</text:p>
          </table:table-cell>
          <table:table-cell office:value-type="float" office:value="4.21893">
            <text:p>4.21893</text:p>
          </table:table-cell>
          <table:table-cell office:value-type="float" office:value="240.781">
            <text:p>240.7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4255">
            <text:p>13.4255</text:p>
          </table:table-cell>
          <table:table-cell office:value-type="float" office:value="4.25366">
            <text:p>4.25366</text:p>
          </table:table-cell>
          <table:table-cell office:value-type="float" office:value="240.746">
            <text:p>240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5501">
            <text:p>13.5501</text:p>
          </table:table-cell>
          <table:table-cell office:value-type="float" office:value="4.27711">
            <text:p>4.27711</text:p>
          </table:table-cell>
          <table:table-cell office:value-type="float" office:value="240.723">
            <text:p>240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6785">
            <text:p>13.6785</text:p>
          </table:table-cell>
          <table:table-cell office:value-type="float" office:value="4.28517">
            <text:p>4.28517</text:p>
          </table:table-cell>
          <table:table-cell office:value-type="float" office:value="240.715">
            <text:p>240.7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8039">
            <text:p>13.8039</text:p>
          </table:table-cell>
          <table:table-cell office:value-type="float" office:value="4.27658">
            <text:p>4.27658</text:p>
          </table:table-cell>
          <table:table-cell office:value-type="float" office:value="240.723">
            <text:p>240.7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3.9282">
            <text:p>13.9282</text:p>
          </table:table-cell>
          <table:table-cell office:value-type="float" office:value="4.25117">
            <text:p>4.25117</text:p>
          </table:table-cell>
          <table:table-cell office:value-type="float" office:value="240.749">
            <text:p>240.7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0402">
            <text:p>14.0402</text:p>
          </table:table-cell>
          <table:table-cell office:value-type="float" office:value="4.2133">
            <text:p>4.2133</text:p>
          </table:table-cell>
          <table:table-cell office:value-type="float" office:value="240.787">
            <text:p>240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1586">
            <text:p>14.1586</text:p>
          </table:table-cell>
          <table:table-cell office:value-type="float" office:value="4.1572">
            <text:p>4.1572</text:p>
          </table:table-cell>
          <table:table-cell office:value-type="float" office:value="240.843">
            <text:p>240.84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2859">
            <text:p>14.2859</text:p>
          </table:table-cell>
          <table:table-cell office:value-type="float" office:value="4.078">
            <text:p>4.078</text:p>
          </table:table-cell>
          <table:table-cell office:value-type="float" office:value="240.922">
            <text:p>240.92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4085">
            <text:p>14.4085</text:p>
          </table:table-cell>
          <table:table-cell office:value-type="float" office:value="3.98222">
            <text:p>3.98222</text:p>
          </table:table-cell>
          <table:table-cell office:value-type="float" office:value="241.018">
            <text:p>241.0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53">
            <text:p>14.53</text:p>
          </table:table-cell>
          <table:table-cell office:value-type="float" office:value="3.86816">
            <text:p>3.86816</text:p>
          </table:table-cell>
          <table:table-cell office:value-type="float" office:value="241.132">
            <text:p>241.1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6422">
            <text:p>14.6422</text:p>
          </table:table-cell>
          <table:table-cell office:value-type="float" office:value="3.74518">
            <text:p>3.74518</text:p>
          </table:table-cell>
          <table:table-cell office:value-type="float" office:value="241.255">
            <text:p>241.2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7661">
            <text:p>14.7661</text:p>
          </table:table-cell>
          <table:table-cell office:value-type="float" office:value="3.58971">
            <text:p>3.58971</text:p>
          </table:table-cell>
          <table:table-cell office:value-type="float" office:value="241.41">
            <text:p>241.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4.8859">
            <text:p>14.8859</text:p>
          </table:table-cell>
          <table:table-cell office:value-type="float" office:value="3.41905">
            <text:p>3.41905</text:p>
          </table:table-cell>
          <table:table-cell office:value-type="float" office:value="241.581">
            <text:p>241.5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0121">
            <text:p>15.0121</text:p>
          </table:table-cell>
          <table:table-cell office:value-type="float" office:value="3.21692">
            <text:p>3.21692</text:p>
          </table:table-cell>
          <table:table-cell office:value-type="float" office:value="241.783">
            <text:p>241.7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1421">
            <text:p>15.1421</text:p>
          </table:table-cell>
          <table:table-cell office:value-type="float" office:value="2.98503">
            <text:p>2.98503</text:p>
          </table:table-cell>
          <table:table-cell office:value-type="float" office:value="242.015">
            <text:p>242.01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2726">
            <text:p>15.2726</text:p>
          </table:table-cell>
          <table:table-cell office:value-type="float" office:value="2.72729">
            <text:p>2.72729</text:p>
          </table:table-cell>
          <table:table-cell office:value-type="float" office:value="242.273">
            <text:p>242.2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3876">
            <text:p>15.3876</text:p>
          </table:table-cell>
          <table:table-cell office:value-type="float" office:value="2.47961">
            <text:p>2.47961</text:p>
          </table:table-cell>
          <table:table-cell office:value-type="float" office:value="242.52">
            <text:p>242.5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5153">
            <text:p>15.5153</text:p>
          </table:table-cell>
          <table:table-cell office:value-type="float" office:value="2.18214">
            <text:p>2.18214</text:p>
          </table:table-cell>
          <table:table-cell office:value-type="float" office:value="242.818">
            <text:p>242.81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6434">
            <text:p>15.6434</text:p>
          </table:table-cell>
          <table:table-cell office:value-type="float" office:value="1.85916">
            <text:p>1.85916</text:p>
          </table:table-cell>
          <table:table-cell office:value-type="float" office:value="243.141">
            <text:p>243.141</text:p>
          </table:table-cell>
          <table:table-cell office:value-type="float" office:value="0.929581">
            <text:p>0.9295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7538">
            <text:p>15.7538</text:p>
          </table:table-cell>
          <table:table-cell office:value-type="float" office:value="1.56171">
            <text:p>1.56171</text:p>
          </table:table-cell>
          <table:table-cell office:value-type="float" office:value="243.438">
            <text:p>243.438</text:p>
          </table:table-cell>
          <table:table-cell office:value-type="float" office:value="0.780853">
            <text:p>0.78085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8767">
            <text:p>15.8767</text:p>
          </table:table-cell>
          <table:table-cell office:value-type="float" office:value="1.21004">
            <text:p>1.21004</text:p>
          </table:table-cell>
          <table:table-cell office:value-type="float" office:value="243.79">
            <text:p>243.79</text:p>
          </table:table-cell>
          <table:table-cell office:value-type="float" office:value="0.605019">
            <text:p>0.6050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5.9885">
            <text:p>15.9885</text:p>
          </table:table-cell>
          <table:table-cell office:value-type="float" office:value="0.871353">
            <text:p>0.871353</text:p>
          </table:table-cell>
          <table:table-cell office:value-type="float" office:value="244.129">
            <text:p>244.129</text:p>
          </table:table-cell>
          <table:table-cell office:value-type="float" office:value="0.435677">
            <text:p>0.43567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1163">
            <text:p>16.1163</text:p>
          </table:table-cell>
          <table:table-cell office:value-type="float" office:value="0.463303">
            <text:p>0.463303</text:p>
          </table:table-cell>
          <table:table-cell office:value-type="float" office:value="244.537">
            <text:p>244.537</text:p>
          </table:table-cell>
          <table:table-cell office:value-type="float" office:value="0.231651">
            <text:p>0.23165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2353">
            <text:p>16.2353</text:p>
          </table:table-cell>
          <table:table-cell office:value-type="float" office:value="0.0653076">
            <text:p>0.0653076</text:p>
          </table:table-cell>
          <table:table-cell office:value-type="float" office:value="244.935">
            <text:p>244.935</text:p>
          </table:table-cell>
          <table:table-cell office:value-type="float" office:value="0.0326538">
            <text:p>0.032653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3496">
            <text:p>16.3496</text:p>
          </table:table-cell>
          <table:table-cell office:value-type="float" office:value="-0.330154">
            <text:p>-0.330154</text:p>
          </table:table-cell>
          <table:table-cell office:value-type="float" office:value="245.33">
            <text:p>245.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4646">
            <text:p>16.4646</text:p>
          </table:table-cell>
          <table:table-cell office:value-type="float" office:value="-0.737595">
            <text:p>-0.737595</text:p>
          </table:table-cell>
          <table:table-cell office:value-type="float" office:value="245.738">
            <text:p>245.7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586">
            <text:p>16.586</text:p>
          </table:table-cell>
          <table:table-cell office:value-type="float" office:value="-1.17311">
            <text:p>-1.17311</text:p>
          </table:table-cell>
          <table:table-cell office:value-type="float" office:value="246.173">
            <text:p>246.17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6999">
            <text:p>16.6999</text:p>
          </table:table-cell>
          <table:table-cell office:value-type="float" office:value="-1.58228">
            <text:p>-1.58228</text:p>
          </table:table-cell>
          <table:table-cell office:value-type="float" office:value="246.582">
            <text:p>246.5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-1.93832">
            <text:p>-1.93832</text:p>
          </table:table-cell>
          <table:table-cell office:value-type="float" office:value="246.938">
            <text:p>246.9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6.9294">
            <text:p>16.9294</text:p>
          </table:table-cell>
          <table:table-cell office:value-type="float" office:value="-2.38873">
            <text:p>-2.38873</text:p>
          </table:table-cell>
          <table:table-cell office:value-type="float" office:value="247.389">
            <text:p>247.38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047">
            <text:p>17.047</text:p>
          </table:table-cell>
          <table:table-cell office:value-type="float" office:value="-2.78345">
            <text:p>-2.78345</text:p>
          </table:table-cell>
          <table:table-cell office:value-type="float" office:value="247.783">
            <text:p>247.7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164">
            <text:p>17.164</text:p>
          </table:table-cell>
          <table:table-cell office:value-type="float" office:value="-3.15834">
            <text:p>-3.15834</text:p>
          </table:table-cell>
          <table:table-cell office:value-type="float" office:value="248.158">
            <text:p>248.1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2914">
            <text:p>17.2914</text:p>
          </table:table-cell>
          <table:table-cell office:value-type="float" office:value="-3.54297">
            <text:p>-3.54297</text:p>
          </table:table-cell>
          <table:table-cell office:value-type="float" office:value="248.543">
            <text:p>248.5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4098">
            <text:p>17.4098</text:p>
          </table:table-cell>
          <table:table-cell office:value-type="float" office:value="-3.87544">
            <text:p>-3.87544</text:p>
          </table:table-cell>
          <table:table-cell office:value-type="float" office:value="248.875">
            <text:p>248.8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5217">
            <text:p>17.5217</text:p>
          </table:table-cell>
          <table:table-cell office:value-type="float" office:value="-4.16623">
            <text:p>-4.16623</text:p>
          </table:table-cell>
          <table:table-cell office:value-type="float" office:value="249.166">
            <text:p>249.1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6409">
            <text:p>17.6409</text:p>
          </table:table-cell>
          <table:table-cell office:value-type="float" office:value="-4.44905">
            <text:p>-4.44905</text:p>
          </table:table-cell>
          <table:table-cell office:value-type="float" office:value="249.449">
            <text:p>249.4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7701">
            <text:p>17.7701</text:p>
          </table:table-cell>
          <table:table-cell office:value-type="float" office:value="-4.7235">
            <text:p>-4.7235</text:p>
          </table:table-cell>
          <table:table-cell office:value-type="float" office:value="249.723">
            <text:p>249.7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7.8917">
            <text:p>17.8917</text:p>
          </table:table-cell>
          <table:table-cell office:value-type="float" office:value="-4.95081">
            <text:p>-4.95081</text:p>
          </table:table-cell>
          <table:table-cell office:value-type="float" office:value="249.951">
            <text:p>249.9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0096">
            <text:p>18.0096</text:p>
          </table:table-cell>
          <table:table-cell office:value-type="float" office:value="-5.1427">
            <text:p>-5.1427</text:p>
          </table:table-cell>
          <table:table-cell office:value-type="float" office:value="250.143">
            <text:p>250.1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1401">
            <text:p>18.1401</text:p>
          </table:table-cell>
          <table:table-cell office:value-type="float" office:value="-5.32314">
            <text:p>-5.32314</text:p>
          </table:table-cell>
          <table:table-cell office:value-type="float" office:value="250.323">
            <text:p>250.3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2686">
            <text:p>18.2686</text:p>
          </table:table-cell>
          <table:table-cell office:value-type="float" office:value="-5.46848">
            <text:p>-5.46848</text:p>
          </table:table-cell>
          <table:table-cell office:value-type="float" office:value="250.468">
            <text:p>250.4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3941">
            <text:p>18.3941</text:p>
          </table:table-cell>
          <table:table-cell office:value-type="float" office:value="-5.58051">
            <text:p>-5.58051</text:p>
          </table:table-cell>
          <table:table-cell office:value-type="float" office:value="250.581">
            <text:p>250.5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5148">
            <text:p>18.5148</text:p>
          </table:table-cell>
          <table:table-cell office:value-type="float" office:value="-5.6617">
            <text:p>-5.6617</text:p>
          </table:table-cell>
          <table:table-cell office:value-type="float" office:value="250.662">
            <text:p>250.66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6317">
            <text:p>18.6317</text:p>
          </table:table-cell>
          <table:table-cell office:value-type="float" office:value="-5.71667">
            <text:p>-5.71667</text:p>
          </table:table-cell>
          <table:table-cell office:value-type="float" office:value="250.717">
            <text:p>250.7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7548">
            <text:p>18.7548</text:p>
          </table:table-cell>
          <table:table-cell office:value-type="float" office:value="-5.75064">
            <text:p>-5.75064</text:p>
          </table:table-cell>
          <table:table-cell office:value-type="float" office:value="250.751">
            <text:p>250.75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8752">
            <text:p>18.8752</text:p>
          </table:table-cell>
          <table:table-cell office:value-type="float" office:value="-5.76151">
            <text:p>-5.76151</text:p>
          </table:table-cell>
          <table:table-cell office:value-type="float" office:value="250.762">
            <text:p>250.76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8.9953">
            <text:p>18.9953</text:p>
          </table:table-cell>
          <table:table-cell office:value-type="float" office:value="-5.75169">
            <text:p>-5.75169</text:p>
          </table:table-cell>
          <table:table-cell office:value-type="float" office:value="250.752">
            <text:p>250.7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1189">
            <text:p>19.1189</text:p>
          </table:table-cell>
          <table:table-cell office:value-type="float" office:value="-5.72142">
            <text:p>-5.72142</text:p>
          </table:table-cell>
          <table:table-cell office:value-type="float" office:value="250.721">
            <text:p>250.7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2475">
            <text:p>19.2475</text:p>
          </table:table-cell>
          <table:table-cell office:value-type="float" office:value="-5.66985">
            <text:p>-5.66985</text:p>
          </table:table-cell>
          <table:table-cell office:value-type="float" office:value="250.67">
            <text:p>250.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3645">
            <text:p>19.3645</text:p>
          </table:table-cell>
          <table:table-cell office:value-type="float" office:value="-5.60646">
            <text:p>-5.60646</text:p>
          </table:table-cell>
          <table:table-cell office:value-type="float" office:value="250.606">
            <text:p>250.6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4839">
            <text:p>19.4839</text:p>
          </table:table-cell>
          <table:table-cell office:value-type="float" office:value="-5.52705">
            <text:p>-5.52705</text:p>
          </table:table-cell>
          <table:table-cell office:value-type="float" office:value="250.527">
            <text:p>250.52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6009">
            <text:p>19.6009</text:p>
          </table:table-cell>
          <table:table-cell office:value-type="float" office:value="-5.43559">
            <text:p>-5.43559</text:p>
          </table:table-cell>
          <table:table-cell office:value-type="float" office:value="250.436">
            <text:p>250.4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7282">
            <text:p>19.7282</text:p>
          </table:table-cell>
          <table:table-cell office:value-type="float" office:value="-5.32214">
            <text:p>-5.32214</text:p>
          </table:table-cell>
          <table:table-cell office:value-type="float" office:value="250.322">
            <text:p>250.3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8509">
            <text:p>19.8509</text:p>
          </table:table-cell>
          <table:table-cell office:value-type="float" office:value="-5.20058">
            <text:p>-5.20058</text:p>
          </table:table-cell>
          <table:table-cell office:value-type="float" office:value="250.201">
            <text:p>250.2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19.9796">
            <text:p>19.9796</text:p>
          </table:table-cell>
          <table:table-cell office:value-type="float" office:value="-5.06108">
            <text:p>-5.06108</text:p>
          </table:table-cell>
          <table:table-cell office:value-type="float" office:value="250.061">
            <text:p>250.0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1073">
            <text:p>20.1073</text:p>
          </table:table-cell>
          <table:table-cell office:value-type="float" office:value="-4.91191">
            <text:p>-4.91191</text:p>
          </table:table-cell>
          <table:table-cell office:value-type="float" office:value="249.912">
            <text:p>249.9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2247">
            <text:p>20.2247</text:p>
          </table:table-cell>
          <table:table-cell office:value-type="float" office:value="-4.76614">
            <text:p>-4.76614</text:p>
          </table:table-cell>
          <table:table-cell office:value-type="float" office:value="249.766">
            <text:p>249.7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3528">
            <text:p>20.3528</text:p>
          </table:table-cell>
          <table:table-cell office:value-type="float" office:value="-4.59888">
            <text:p>-4.59888</text:p>
          </table:table-cell>
          <table:table-cell office:value-type="float" office:value="249.599">
            <text:p>249.5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4697">
            <text:p>20.4697</text:p>
          </table:table-cell>
          <table:table-cell office:value-type="float" office:value="-4.43971">
            <text:p>-4.43971</text:p>
          </table:table-cell>
          <table:table-cell office:value-type="float" office:value="249.44">
            <text:p>249.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5848">
            <text:p>20.5848</text:p>
          </table:table-cell>
          <table:table-cell office:value-type="float" office:value="-4.27745">
            <text:p>-4.27745</text:p>
          </table:table-cell>
          <table:table-cell office:value-type="float" office:value="249.277">
            <text:p>249.2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7029">
            <text:p>20.7029</text:p>
          </table:table-cell>
          <table:table-cell office:value-type="float" office:value="-4.10567">
            <text:p>-4.10567</text:p>
          </table:table-cell>
          <table:table-cell office:value-type="float" office:value="249.106">
            <text:p>249.1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8197">
            <text:p>20.8197</text:p>
          </table:table-cell>
          <table:table-cell office:value-type="float" office:value="-3.931">
            <text:p>-3.931</text:p>
          </table:table-cell>
          <table:table-cell office:value-type="float" office:value="248.931">
            <text:p>248.9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0.9443">
            <text:p>20.9443</text:p>
          </table:table-cell>
          <table:table-cell office:value-type="float" office:value="-3.74065">
            <text:p>-3.74065</text:p>
          </table:table-cell>
          <table:table-cell office:value-type="float" office:value="248.741">
            <text:p>248.74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0608">
            <text:p>21.0608</text:p>
          </table:table-cell>
          <table:table-cell office:value-type="float" office:value="-3.55901">
            <text:p>-3.55901</text:p>
          </table:table-cell>
          <table:table-cell office:value-type="float" office:value="248.559">
            <text:p>248.5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1838">
            <text:p>21.1838</text:p>
          </table:table-cell>
          <table:table-cell office:value-type="float" office:value="-3.36407">
            <text:p>-3.36407</text:p>
          </table:table-cell>
          <table:table-cell office:value-type="float" office:value="248.364">
            <text:p>248.3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3018">
            <text:p>21.3018</text:p>
          </table:table-cell>
          <table:table-cell office:value-type="float" office:value="-3.17467">
            <text:p>-3.17467</text:p>
          </table:table-cell>
          <table:table-cell office:value-type="float" office:value="248.175">
            <text:p>248.1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4186">
            <text:p>21.4186</text:p>
          </table:table-cell>
          <table:table-cell office:value-type="float" office:value="-2.98509">
            <text:p>-2.98509</text:p>
          </table:table-cell>
          <table:table-cell office:value-type="float" office:value="247.985">
            <text:p>247.98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537">
            <text:p>21.537</text:p>
          </table:table-cell>
          <table:table-cell office:value-type="float" office:value="-2.79111">
            <text:p>-2.79111</text:p>
          </table:table-cell>
          <table:table-cell office:value-type="float" office:value="247.791">
            <text:p>247.79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6557">
            <text:p>21.6557</text:p>
          </table:table-cell>
          <table:table-cell office:value-type="float" office:value="-2.59521">
            <text:p>-2.59521</text:p>
          </table:table-cell>
          <table:table-cell office:value-type="float" office:value="247.595">
            <text:p>247.59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7776">
            <text:p>21.7776</text:p>
          </table:table-cell>
          <table:table-cell office:value-type="float" office:value="-2.39276">
            <text:p>-2.39276</text:p>
          </table:table-cell>
          <table:table-cell office:value-type="float" office:value="247.393">
            <text:p>247.3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1.8973">
            <text:p>21.8973</text:p>
          </table:table-cell>
          <table:table-cell office:value-type="float" office:value="-2.19328">
            <text:p>-2.19328</text:p>
          </table:table-cell>
          <table:table-cell office:value-type="float" office:value="247.193">
            <text:p>247.19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0185">
            <text:p>22.0185</text:p>
          </table:table-cell>
          <table:table-cell office:value-type="float" office:value="-1.99068">
            <text:p>-1.99068</text:p>
          </table:table-cell>
          <table:table-cell office:value-type="float" office:value="246.991">
            <text:p>246.99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1289">
            <text:p>22.1289</text:p>
          </table:table-cell>
          <table:table-cell office:value-type="float" office:value="-1.80588">
            <text:p>-1.80588</text:p>
          </table:table-cell>
          <table:table-cell office:value-type="float" office:value="246.806">
            <text:p>246.80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2406">
            <text:p>22.2406</text:p>
          </table:table-cell>
          <table:table-cell office:value-type="float" office:value="-1.61882">
            <text:p>-1.61882</text:p>
          </table:table-cell>
          <table:table-cell office:value-type="float" office:value="246.619">
            <text:p>246.6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3605">
            <text:p>22.3605</text:p>
          </table:table-cell>
          <table:table-cell office:value-type="float" office:value="-1.4182">
            <text:p>-1.4182</text:p>
          </table:table-cell>
          <table:table-cell office:value-type="float" office:value="246.418">
            <text:p>246.41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476">
            <text:p>22.476</text:p>
          </table:table-cell>
          <table:table-cell office:value-type="float" office:value="-1.22491">
            <text:p>-1.22491</text:p>
          </table:table-cell>
          <table:table-cell office:value-type="float" office:value="246.225">
            <text:p>246.2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6001">
            <text:p>22.6001</text:p>
          </table:table-cell>
          <table:table-cell office:value-type="float" office:value="-1.0179">
            <text:p>-1.0179</text:p>
          </table:table-cell>
          <table:table-cell office:value-type="float" office:value="246.018">
            <text:p>246.01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7144">
            <text:p>22.7144</text:p>
          </table:table-cell>
          <table:table-cell office:value-type="float" office:value="-0.827789">
            <text:p>-0.827789</text:p>
          </table:table-cell>
          <table:table-cell office:value-type="float" office:value="245.828">
            <text:p>245.8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8404">
            <text:p>22.8404</text:p>
          </table:table-cell>
          <table:table-cell office:value-type="float" office:value="-0.619064">
            <text:p>-0.619064</text:p>
          </table:table-cell>
          <table:table-cell office:value-type="float" office:value="245.619">
            <text:p>245.6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2.9511">
            <text:p>22.9511</text:p>
          </table:table-cell>
          <table:table-cell office:value-type="float" office:value="-0.436523">
            <text:p>-0.436523</text:p>
          </table:table-cell>
          <table:table-cell office:value-type="float" office:value="245.437">
            <text:p>245.4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0671">
            <text:p>23.0671</text:p>
          </table:table-cell>
          <table:table-cell office:value-type="float" office:value="-0.246063">
            <text:p>-0.246063</text:p>
          </table:table-cell>
          <table:table-cell office:value-type="float" office:value="245.246">
            <text:p>245.2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1788">
            <text:p>23.1788</text:p>
          </table:table-cell>
          <table:table-cell office:value-type="float" office:value="-0.0638428">
            <text:p>-0.0638428</text:p>
          </table:table-cell>
          <table:table-cell office:value-type="float" office:value="245.064">
            <text:p>245.0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2942">
            <text:p>23.2942</text:p>
          </table:table-cell>
          <table:table-cell office:value-type="float" office:value="0.123489">
            <text:p>0.123489</text:p>
          </table:table-cell>
          <table:table-cell office:value-type="float" office:value="244.877">
            <text:p>244.877</text:p>
          </table:table-cell>
          <table:table-cell office:value-type="float" office:value="0.0617447">
            <text:p>0.061744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411">
            <text:p>23.411</text:p>
          </table:table-cell>
          <table:table-cell office:value-type="float" office:value="0.311844">
            <text:p>0.311844</text:p>
          </table:table-cell>
          <table:table-cell office:value-type="float" office:value="244.688">
            <text:p>244.688</text:p>
          </table:table-cell>
          <table:table-cell office:value-type="float" office:value="0.155922">
            <text:p>0.1559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5243">
            <text:p>23.5243</text:p>
          </table:table-cell>
          <table:table-cell office:value-type="float" office:value="0.49353">
            <text:p>0.49353</text:p>
          </table:table-cell>
          <table:table-cell office:value-type="float" office:value="244.506">
            <text:p>244.506</text:p>
          </table:table-cell>
          <table:table-cell office:value-type="float" office:value="0.246765">
            <text:p>0.24676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6385">
            <text:p>23.6385</text:p>
          </table:table-cell>
          <table:table-cell office:value-type="float" office:value="0.6754">
            <text:p>0.6754</text:p>
          </table:table-cell>
          <table:table-cell office:value-type="float" office:value="244.325">
            <text:p>244.325</text:p>
          </table:table-cell>
          <table:table-cell office:value-type="float" office:value="0.3377">
            <text:p>0.337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7545">
            <text:p>23.7545</text:p>
          </table:table-cell>
          <table:table-cell office:value-type="float" office:value="0.85878">
            <text:p>0.85878</text:p>
          </table:table-cell>
          <table:table-cell office:value-type="float" office:value="244.141">
            <text:p>244.141</text:p>
          </table:table-cell>
          <table:table-cell office:value-type="float" office:value="0.42939">
            <text:p>0.429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8753">
            <text:p>23.8753</text:p>
          </table:table-cell>
          <table:table-cell office:value-type="float" office:value="1.04832">
            <text:p>1.04832</text:p>
          </table:table-cell>
          <table:table-cell office:value-type="float" office:value="243.952">
            <text:p>243.952</text:p>
          </table:table-cell>
          <table:table-cell office:value-type="float" office:value="0.524162">
            <text:p>0.52416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.9933">
            <text:p>23.9933</text:p>
          </table:table-cell>
          <table:table-cell office:value-type="float" office:value="1.23207">
            <text:p>1.23207</text:p>
          </table:table-cell>
          <table:table-cell office:value-type="float" office:value="243.768">
            <text:p>243.768</text:p>
          </table:table-cell>
          <table:table-cell office:value-type="float" office:value="0.616035">
            <text:p>0.61603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1104">
            <text:p>24.1104</text:p>
          </table:table-cell>
          <table:table-cell office:value-type="float" office:value="1.41269">
            <text:p>1.41269</text:p>
          </table:table-cell>
          <table:table-cell office:value-type="float" office:value="243.587">
            <text:p>243.587</text:p>
          </table:table-cell>
          <table:table-cell office:value-type="float" office:value="0.706345">
            <text:p>0.70634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2275">
            <text:p>24.2275</text:p>
          </table:table-cell>
          <table:table-cell office:value-type="float" office:value="1.59174">
            <text:p>1.59174</text:p>
          </table:table-cell>
          <table:table-cell office:value-type="float" office:value="243.408">
            <text:p>243.408</text:p>
          </table:table-cell>
          <table:table-cell office:value-type="float" office:value="0.795868">
            <text:p>0.79586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3455">
            <text:p>24.3455</text:p>
          </table:table-cell>
          <table:table-cell office:value-type="float" office:value="1.77036">
            <text:p>1.77036</text:p>
          </table:table-cell>
          <table:table-cell office:value-type="float" office:value="243.23">
            <text:p>243.23</text:p>
          </table:table-cell>
          <table:table-cell office:value-type="float" office:value="0.885178">
            <text:p>0.885178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4708">
            <text:p>24.4708</text:p>
          </table:table-cell>
          <table:table-cell office:value-type="float" office:value="1.95795">
            <text:p>1.95795</text:p>
          </table:table-cell>
          <table:table-cell office:value-type="float" office:value="243.042">
            <text:p>243.0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5903">
            <text:p>24.5903</text:p>
          </table:table-cell>
          <table:table-cell office:value-type="float" office:value="2.13422">
            <text:p>2.13422</text:p>
          </table:table-cell>
          <table:table-cell office:value-type="float" office:value="242.866">
            <text:p>242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704">
            <text:p>24.704</text:p>
          </table:table-cell>
          <table:table-cell office:value-type="float" office:value="2.29916">
            <text:p>2.29916</text:p>
          </table:table-cell>
          <table:table-cell office:value-type="float" office:value="242.701">
            <text:p>242.7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8291">
            <text:p>24.8291</text:p>
          </table:table-cell>
          <table:table-cell office:value-type="float" office:value="2.47749">
            <text:p>2.47749</text:p>
          </table:table-cell>
          <table:table-cell office:value-type="float" office:value="242.523">
            <text:p>242.5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4.9446">
            <text:p>24.9446</text:p>
          </table:table-cell>
          <table:table-cell office:value-type="float" office:value="2.63818">
            <text:p>2.63818</text:p>
          </table:table-cell>
          <table:table-cell office:value-type="float" office:value="242.362">
            <text:p>242.3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0602">
            <text:p>25.0602</text:p>
          </table:table-cell>
          <table:table-cell office:value-type="float" office:value="2.79472">
            <text:p>2.79472</text:p>
          </table:table-cell>
          <table:table-cell office:value-type="float" office:value="242.205">
            <text:p>242.2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175">
            <text:p>25.175</text:p>
          </table:table-cell>
          <table:table-cell office:value-type="float" office:value="2.94563">
            <text:p>2.94563</text:p>
          </table:table-cell>
          <table:table-cell office:value-type="float" office:value="242.054">
            <text:p>242.0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2957">
            <text:p>25.2957</text:p>
          </table:table-cell>
          <table:table-cell office:value-type="float" office:value="3.09901">
            <text:p>3.09901</text:p>
          </table:table-cell>
          <table:table-cell office:value-type="float" office:value="241.901">
            <text:p>241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4143">
            <text:p>25.4143</text:p>
          </table:table-cell>
          <table:table-cell office:value-type="float" office:value="3.24367">
            <text:p>3.24367</text:p>
          </table:table-cell>
          <table:table-cell office:value-type="float" office:value="241.756">
            <text:p>241.7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5311">
            <text:p>25.5311</text:p>
          </table:table-cell>
          <table:table-cell office:value-type="float" office:value="3.37975">
            <text:p>3.37975</text:p>
          </table:table-cell>
          <table:table-cell office:value-type="float" office:value="241.62">
            <text:p>241.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6496">
            <text:p>25.6496</text:p>
          </table:table-cell>
          <table:table-cell office:value-type="float" office:value="3.51106">
            <text:p>3.51106</text:p>
          </table:table-cell>
          <table:table-cell office:value-type="float" office:value="241.489">
            <text:p>241.48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7663">
            <text:p>25.7663</text:p>
          </table:table-cell>
          <table:table-cell office:value-type="float" office:value="3.63306">
            <text:p>3.63306</text:p>
          </table:table-cell>
          <table:table-cell office:value-type="float" office:value="241.367">
            <text:p>241.36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5.8855">
            <text:p>25.8855</text:p>
          </table:table-cell>
          <table:table-cell office:value-type="float" office:value="3.74953">
            <text:p>3.74953</text:p>
          </table:table-cell>
          <table:table-cell office:value-type="float" office:value="241.25">
            <text:p>241.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0071">
            <text:p>26.0071</text:p>
          </table:table-cell>
          <table:table-cell office:value-type="float" office:value="3.85954">
            <text:p>3.85954</text:p>
          </table:table-cell>
          <table:table-cell office:value-type="float" office:value="241.14">
            <text:p>241.1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1335">
            <text:p>26.1335</text:p>
          </table:table-cell>
          <table:table-cell office:value-type="float" office:value="3.96367">
            <text:p>3.96367</text:p>
          </table:table-cell>
          <table:table-cell office:value-type="float" office:value="241.036">
            <text:p>241.03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2595">
            <text:p>26.2595</text:p>
          </table:table-cell>
          <table:table-cell office:value-type="float" office:value="4.05644">
            <text:p>4.05644</text:p>
          </table:table-cell>
          <table:table-cell office:value-type="float" office:value="240.944">
            <text:p>240.94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3802">
            <text:p>26.3802</text:p>
          </table:table-cell>
          <table:table-cell office:value-type="float" office:value="4.13409">
            <text:p>4.13409</text:p>
          </table:table-cell>
          <table:table-cell office:value-type="float" office:value="240.866">
            <text:p>240.86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4952">
            <text:p>26.4952</text:p>
          </table:table-cell>
          <table:table-cell office:value-type="float" office:value="4.19756">
            <text:p>4.19756</text:p>
          </table:table-cell>
          <table:table-cell office:value-type="float" office:value="240.802">
            <text:p>240.8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6149">
            <text:p>26.6149</text:p>
          </table:table-cell>
          <table:table-cell office:value-type="float" office:value="4.25186">
            <text:p>4.25186</text:p>
          </table:table-cell>
          <table:table-cell office:value-type="float" office:value="240.748">
            <text:p>240.74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741">
            <text:p>26.741</text:p>
          </table:table-cell>
          <table:table-cell office:value-type="float" office:value="4.29555">
            <text:p>4.29555</text:p>
          </table:table-cell>
          <table:table-cell office:value-type="float" office:value="240.704">
            <text:p>240.7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8645">
            <text:p>26.8645</text:p>
          </table:table-cell>
          <table:table-cell office:value-type="float" office:value="4.32416">
            <text:p>4.32416</text:p>
          </table:table-cell>
          <table:table-cell office:value-type="float" office:value="240.676">
            <text:p>240.6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.9939">
            <text:p>26.9939</text:p>
          </table:table-cell>
          <table:table-cell office:value-type="float" office:value="4.33827">
            <text:p>4.33827</text:p>
          </table:table-cell>
          <table:table-cell office:value-type="float" office:value="240.662">
            <text:p>240.6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1164">
            <text:p>27.1164</text:p>
          </table:table-cell>
          <table:table-cell office:value-type="float" office:value="4.33568">
            <text:p>4.33568</text:p>
          </table:table-cell>
          <table:table-cell office:value-type="float" office:value="240.664">
            <text:p>240.6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2389">
            <text:p>27.2389</text:p>
          </table:table-cell>
          <table:table-cell office:value-type="float" office:value="4.31728">
            <text:p>4.31728</text:p>
          </table:table-cell>
          <table:table-cell office:value-type="float" office:value="240.683">
            <text:p>240.68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3564">
            <text:p>27.3564</text:p>
          </table:table-cell>
          <table:table-cell office:value-type="float" office:value="4.28391">
            <text:p>4.28391</text:p>
          </table:table-cell>
          <table:table-cell office:value-type="float" office:value="240.716">
            <text:p>240.71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4704">
            <text:p>27.4704</text:p>
          </table:table-cell>
          <table:table-cell office:value-type="float" office:value="4.23615">
            <text:p>4.23615</text:p>
          </table:table-cell>
          <table:table-cell office:value-type="float" office:value="240.764">
            <text:p>240.76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5829">
            <text:p>27.5829</text:p>
          </table:table-cell>
          <table:table-cell office:value-type="float" office:value="4.17383">
            <text:p>4.17383</text:p>
          </table:table-cell>
          <table:table-cell office:value-type="float" office:value="240.826">
            <text:p>240.8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702">
            <text:p>27.702</text:p>
          </table:table-cell>
          <table:table-cell office:value-type="float" office:value="4.09064">
            <text:p>4.09064</text:p>
          </table:table-cell>
          <table:table-cell office:value-type="float" office:value="240.909">
            <text:p>240.90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8276">
            <text:p>27.8276</text:p>
          </table:table-cell>
          <table:table-cell office:value-type="float" office:value="3.98335">
            <text:p>3.98335</text:p>
          </table:table-cell>
          <table:table-cell office:value-type="float" office:value="241.017">
            <text:p>241.0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7.946">
            <text:p>27.946</text:p>
          </table:table-cell>
          <table:table-cell office:value-type="float" office:value="3.86305">
            <text:p>3.86305</text:p>
          </table:table-cell>
          <table:table-cell office:value-type="float" office:value="241.137">
            <text:p>241.13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0665">
            <text:p>28.0665</text:p>
          </table:table-cell>
          <table:table-cell office:value-type="float" office:value="3.72145">
            <text:p>3.72145</text:p>
          </table:table-cell>
          <table:table-cell office:value-type="float" office:value="241.279">
            <text:p>241.2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1777">
            <text:p>28.1777</text:p>
          </table:table-cell>
          <table:table-cell office:value-type="float" office:value="3.57301">
            <text:p>3.57301</text:p>
          </table:table-cell>
          <table:table-cell office:value-type="float" office:value="241.427">
            <text:p>241.4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2938">
            <text:p>28.2938</text:p>
          </table:table-cell>
          <table:table-cell office:value-type="float" office:value="3.39951">
            <text:p>3.39951</text:p>
          </table:table-cell>
          <table:table-cell office:value-type="float" office:value="241.6">
            <text:p>241.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4158">
            <text:p>28.4158</text:p>
          </table:table-cell>
          <table:table-cell office:value-type="float" office:value="3.19627">
            <text:p>3.19627</text:p>
          </table:table-cell>
          <table:table-cell office:value-type="float" office:value="241.804">
            <text:p>241.8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5359">
            <text:p>28.5359</text:p>
          </table:table-cell>
          <table:table-cell office:value-type="float" office:value="2.97528">
            <text:p>2.97528</text:p>
          </table:table-cell>
          <table:table-cell office:value-type="float" office:value="242.025">
            <text:p>242.02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6542">
            <text:p>28.6542</text:p>
          </table:table-cell>
          <table:table-cell office:value-type="float" office:value="2.7372">
            <text:p>2.7372</text:p>
          </table:table-cell>
          <table:table-cell office:value-type="float" office:value="242.263">
            <text:p>242.2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7646">
            <text:p>28.7646</text:p>
          </table:table-cell>
          <table:table-cell office:value-type="float" office:value="2.49648">
            <text:p>2.49648</text:p>
          </table:table-cell>
          <table:table-cell office:value-type="float" office:value="242.504">
            <text:p>242.5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8867">
            <text:p>28.8867</text:p>
          </table:table-cell>
          <table:table-cell office:value-type="float" office:value="2.20944">
            <text:p>2.20944</text:p>
          </table:table-cell>
          <table:table-cell office:value-type="float" office:value="242.791">
            <text:p>242.7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8.9997">
            <text:p>28.9997</text:p>
          </table:table-cell>
          <table:table-cell office:value-type="float" office:value="1.92461">
            <text:p>1.92461</text:p>
          </table:table-cell>
          <table:table-cell office:value-type="float" office:value="243.075">
            <text:p>243.07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1159">
            <text:p>29.1159</text:p>
          </table:table-cell>
          <table:table-cell office:value-type="float" office:value="1.61188">
            <text:p>1.61188</text:p>
          </table:table-cell>
          <table:table-cell office:value-type="float" office:value="243.388">
            <text:p>243.388</text:p>
          </table:table-cell>
          <table:table-cell office:value-type="float" office:value="0.805939">
            <text:p>0.8059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2403">
            <text:p>29.2403</text:p>
          </table:table-cell>
          <table:table-cell office:value-type="float" office:value="1.25543">
            <text:p>1.25543</text:p>
          </table:table-cell>
          <table:table-cell office:value-type="float" office:value="243.745">
            <text:p>243.745</text:p>
          </table:table-cell>
          <table:table-cell office:value-type="float" office:value="0.627716">
            <text:p>0.62771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3658">
            <text:p>29.3658</text:p>
          </table:table-cell>
          <table:table-cell office:value-type="float" office:value="0.873474">
            <text:p>0.873474</text:p>
          </table:table-cell>
          <table:table-cell office:value-type="float" office:value="244.127">
            <text:p>244.127</text:p>
          </table:table-cell>
          <table:table-cell office:value-type="float" office:value="0.436737">
            <text:p>0.43673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477">
            <text:p>29.477</text:p>
          </table:table-cell>
          <table:table-cell office:value-type="float" office:value="0.517624">
            <text:p>0.517624</text:p>
          </table:table-cell>
          <table:table-cell office:value-type="float" office:value="244.482">
            <text:p>244.482</text:p>
          </table:table-cell>
          <table:table-cell office:value-type="float" office:value="0.258812">
            <text:p>0.25881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5893">
            <text:p>29.5893</text:p>
          </table:table-cell>
          <table:table-cell office:value-type="float" office:value="0.142273">
            <text:p>0.142273</text:p>
          </table:table-cell>
          <table:table-cell office:value-type="float" office:value="244.858">
            <text:p>244.858</text:p>
          </table:table-cell>
          <table:table-cell office:value-type="float" office:value="0.0711365">
            <text:p>0.071136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7089">
            <text:p>29.7089</text:p>
          </table:table-cell>
          <table:table-cell office:value-type="float" office:value="-0.271561">
            <text:p>-0.271561</text:p>
          </table:table-cell>
          <table:table-cell office:value-type="float" office:value="245.272">
            <text:p>245.2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8349">
            <text:p>29.8349</text:p>
          </table:table-cell>
          <table:table-cell office:value-type="float" office:value="-0.719757">
            <text:p>-0.719757</text:p>
          </table:table-cell>
          <table:table-cell office:value-type="float" office:value="245.72">
            <text:p>245.7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9.9525">
            <text:p>29.9525</text:p>
          </table:table-cell>
          <table:table-cell office:value-type="float" office:value="-1.14365">
            <text:p>-1.14365</text:p>
          </table:table-cell>
          <table:table-cell office:value-type="float" office:value="246.144">
            <text:p>246.1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0688">
            <text:p>30.0688</text:p>
          </table:table-cell>
          <table:table-cell office:value-type="float" office:value="-1.5634">
            <text:p>-1.5634</text:p>
          </table:table-cell>
          <table:table-cell office:value-type="float" office:value="246.563">
            <text:p>246.5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184">
            <text:p>30.184</text:p>
          </table:table-cell>
          <table:table-cell office:value-type="float" office:value="-1.97513">
            <text:p>-1.97513</text:p>
          </table:table-cell>
          <table:table-cell office:value-type="float" office:value="246.975">
            <text:p>246.9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3012">
            <text:p>30.3012</text:p>
          </table:table-cell>
          <table:table-cell office:value-type="float" office:value="-2.38475">
            <text:p>-2.38475</text:p>
          </table:table-cell>
          <table:table-cell office:value-type="float" office:value="247.385">
            <text:p>247.38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4165">
            <text:p>30.4165</text:p>
          </table:table-cell>
          <table:table-cell office:value-type="float" office:value="-2.77409">
            <text:p>-2.77409</text:p>
          </table:table-cell>
          <table:table-cell office:value-type="float" office:value="247.774">
            <text:p>247.7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5284">
            <text:p>30.5284</text:p>
          </table:table-cell>
          <table:table-cell office:value-type="float" office:value="-3.13562">
            <text:p>-3.13562</text:p>
          </table:table-cell>
          <table:table-cell office:value-type="float" office:value="248.136">
            <text:p>248.1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6415">
            <text:p>30.6415</text:p>
          </table:table-cell>
          <table:table-cell office:value-type="float" office:value="-3.48215">
            <text:p>-3.48215</text:p>
          </table:table-cell>
          <table:table-cell office:value-type="float" office:value="248.482">
            <text:p>248.4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7571">
            <text:p>30.7571</text:p>
          </table:table-cell>
          <table:table-cell office:value-type="float" office:value="-3.81392">
            <text:p>-3.81392</text:p>
          </table:table-cell>
          <table:table-cell office:value-type="float" office:value="248.814">
            <text:p>248.8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8662">
            <text:p>30.8662</text:p>
          </table:table-cell>
          <table:table-cell office:value-type="float" office:value="-4.10448">
            <text:p>-4.10448</text:p>
          </table:table-cell>
          <table:table-cell office:value-type="float" office:value="249.104">
            <text:p>249.1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0.9829">
            <text:p>30.9829</text:p>
          </table:table-cell>
          <table:table-cell office:value-type="float" office:value="-4.38986">
            <text:p>-4.38986</text:p>
          </table:table-cell>
          <table:table-cell office:value-type="float" office:value="249.39">
            <text:p>249.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1119">
            <text:p>31.1119</text:p>
          </table:table-cell>
          <table:table-cell office:value-type="float" office:value="-4.67322">
            <text:p>-4.67322</text:p>
          </table:table-cell>
          <table:table-cell office:value-type="float" office:value="249.673">
            <text:p>249.67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2377">
            <text:p>31.2377</text:p>
          </table:table-cell>
          <table:table-cell office:value-type="float" office:value="-4.91702">
            <text:p>-4.91702</text:p>
          </table:table-cell>
          <table:table-cell office:value-type="float" office:value="249.917">
            <text:p>249.9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3643">
            <text:p>31.3643</text:p>
          </table:table-cell>
          <table:table-cell office:value-type="float" office:value="-5.12994">
            <text:p>-5.12994</text:p>
          </table:table-cell>
          <table:table-cell office:value-type="float" office:value="250.13">
            <text:p>250.1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4857">
            <text:p>31.4857</text:p>
          </table:table-cell>
          <table:table-cell office:value-type="float" office:value="-5.3036">
            <text:p>-5.3036</text:p>
          </table:table-cell>
          <table:table-cell office:value-type="float" office:value="250.304">
            <text:p>250.3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6013">
            <text:p>31.6013</text:p>
          </table:table-cell>
          <table:table-cell office:value-type="float" office:value="-5.44206">
            <text:p>-5.44206</text:p>
          </table:table-cell>
          <table:table-cell office:value-type="float" office:value="250.442">
            <text:p>250.44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728">
            <text:p>31.728</text:p>
          </table:table-cell>
          <table:table-cell office:value-type="float" office:value="-5.56467">
            <text:p>-5.56467</text:p>
          </table:table-cell>
          <table:table-cell office:value-type="float" office:value="250.565">
            <text:p>250.56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8553">
            <text:p>31.8553</text:p>
          </table:table-cell>
          <table:table-cell office:value-type="float" office:value="-5.6582">
            <text:p>-5.6582</text:p>
          </table:table-cell>
          <table:table-cell office:value-type="float" office:value="250.658">
            <text:p>250.6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1.9759">
            <text:p>31.9759</text:p>
          </table:table-cell>
          <table:table-cell office:value-type="float" office:value="-5.72058">
            <text:p>-5.72058</text:p>
          </table:table-cell>
          <table:table-cell office:value-type="float" office:value="250.721">
            <text:p>250.7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0966">
            <text:p>32.0966</text:p>
          </table:table-cell>
          <table:table-cell office:value-type="float" office:value="-5.75888">
            <text:p>-5.75888</text:p>
          </table:table-cell>
          <table:table-cell office:value-type="float" office:value="250.759">
            <text:p>250.7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2101">
            <text:p>32.2101</text:p>
          </table:table-cell>
          <table:table-cell office:value-type="float" office:value="-5.77425">
            <text:p>-5.77425</text:p>
          </table:table-cell>
          <table:table-cell office:value-type="float" office:value="250.774">
            <text:p>250.7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3261">
            <text:p>32.3261</text:p>
          </table:table-cell>
          <table:table-cell office:value-type="float" office:value="-5.77028">
            <text:p>-5.77028</text:p>
          </table:table-cell>
          <table:table-cell office:value-type="float" office:value="250.77">
            <text:p>250.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4416">
            <text:p>32.4416</text:p>
          </table:table-cell>
          <table:table-cell office:value-type="float" office:value="-5.74788">
            <text:p>-5.74788</text:p>
          </table:table-cell>
          <table:table-cell office:value-type="float" office:value="250.748">
            <text:p>250.7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5591">
            <text:p>32.5591</text:p>
          </table:table-cell>
          <table:table-cell office:value-type="float" office:value="-5.70752">
            <text:p>-5.70752</text:p>
          </table:table-cell>
          <table:table-cell office:value-type="float" office:value="250.708">
            <text:p>250.7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6731">
            <text:p>32.6731</text:p>
          </table:table-cell>
          <table:table-cell office:value-type="float" office:value="-5.65239">
            <text:p>-5.65239</text:p>
          </table:table-cell>
          <table:table-cell office:value-type="float" office:value="250.652">
            <text:p>250.6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7879">
            <text:p>32.7879</text:p>
          </table:table-cell>
          <table:table-cell office:value-type="float" office:value="-5.58235">
            <text:p>-5.58235</text:p>
          </table:table-cell>
          <table:table-cell office:value-type="float" office:value="250.582">
            <text:p>250.5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2.9132">
            <text:p>32.9132</text:p>
          </table:table-cell>
          <table:table-cell office:value-type="float" office:value="-5.4904">
            <text:p>-5.4904</text:p>
          </table:table-cell>
          <table:table-cell office:value-type="float" office:value="250.49">
            <text:p>250.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0303">
            <text:p>33.0303</text:p>
          </table:table-cell>
          <table:table-cell office:value-type="float" office:value="-5.39102">
            <text:p>-5.39102</text:p>
          </table:table-cell>
          <table:table-cell office:value-type="float" office:value="250.391">
            <text:p>250.39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1497">
            <text:p>33.1497</text:p>
          </table:table-cell>
          <table:table-cell office:value-type="float" office:value="-5.27769">
            <text:p>-5.27769</text:p>
          </table:table-cell>
          <table:table-cell office:value-type="float" office:value="250.278">
            <text:p>250.27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2752">
            <text:p>33.2752</text:p>
          </table:table-cell>
          <table:table-cell office:value-type="float" office:value="-5.14635">
            <text:p>-5.14635</text:p>
          </table:table-cell>
          <table:table-cell office:value-type="float" office:value="250.146">
            <text:p>250.1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4014">
            <text:p>33.4014</text:p>
          </table:table-cell>
          <table:table-cell office:value-type="float" office:value="-5.00305">
            <text:p>-5.00305</text:p>
          </table:table-cell>
          <table:table-cell office:value-type="float" office:value="250.003">
            <text:p>250.00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5274">
            <text:p>33.5274</text:p>
          </table:table-cell>
          <table:table-cell office:value-type="float" office:value="-4.84987">
            <text:p>-4.84987</text:p>
          </table:table-cell>
          <table:table-cell office:value-type="float" office:value="249.85">
            <text:p>249.8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6489">
            <text:p>33.6489</text:p>
          </table:table-cell>
          <table:table-cell office:value-type="float" office:value="-4.69376">
            <text:p>-4.69376</text:p>
          </table:table-cell>
          <table:table-cell office:value-type="float" office:value="249.694">
            <text:p>249.6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772">
            <text:p>33.772</text:p>
          </table:table-cell>
          <table:table-cell office:value-type="float" office:value="-4.52809">
            <text:p>-4.52809</text:p>
          </table:table-cell>
          <table:table-cell office:value-type="float" office:value="249.528">
            <text:p>249.5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3.886">
            <text:p>33.886</text:p>
          </table:table-cell>
          <table:table-cell office:value-type="float" office:value="-4.36816">
            <text:p>-4.36816</text:p>
          </table:table-cell>
          <table:table-cell office:value-type="float" office:value="249.368">
            <text:p>249.3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0043">
            <text:p>34.0043</text:p>
          </table:table-cell>
          <table:table-cell office:value-type="float" office:value="-4.19707">
            <text:p>-4.19707</text:p>
          </table:table-cell>
          <table:table-cell office:value-type="float" office:value="249.197">
            <text:p>249.19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1159">
            <text:p>34.1159</text:p>
          </table:table-cell>
          <table:table-cell office:value-type="float" office:value="-4.0307">
            <text:p>-4.0307</text:p>
          </table:table-cell>
          <table:table-cell office:value-type="float" office:value="249.031">
            <text:p>249.0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2306">
            <text:p>34.2306</text:p>
          </table:table-cell>
          <table:table-cell office:value-type="float" office:value="-3.85594">
            <text:p>-3.85594</text:p>
          </table:table-cell>
          <table:table-cell office:value-type="float" office:value="248.856">
            <text:p>248.8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3469">
            <text:p>34.3469</text:p>
          </table:table-cell>
          <table:table-cell office:value-type="float" office:value="-3.67485">
            <text:p>-3.67485</text:p>
          </table:table-cell>
          <table:table-cell office:value-type="float" office:value="248.675">
            <text:p>248.6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4706">
            <text:p>34.4706</text:p>
          </table:table-cell>
          <table:table-cell office:value-type="float" office:value="-3.47879">
            <text:p>-3.47879</text:p>
          </table:table-cell>
          <table:table-cell office:value-type="float" office:value="248.479">
            <text:p>248.4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5924">
            <text:p>34.5924</text:p>
          </table:table-cell>
          <table:table-cell office:value-type="float" office:value="-3.28264">
            <text:p>-3.28264</text:p>
          </table:table-cell>
          <table:table-cell office:value-type="float" office:value="248.283">
            <text:p>248.2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7131">
            <text:p>34.7131</text:p>
          </table:table-cell>
          <table:table-cell office:value-type="float" office:value="-3.08575">
            <text:p>-3.08575</text:p>
          </table:table-cell>
          <table:table-cell office:value-type="float" office:value="248.086">
            <text:p>248.0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8293">
            <text:p>34.8293</text:p>
          </table:table-cell>
          <table:table-cell office:value-type="float" office:value="-2.8943">
            <text:p>-2.8943</text:p>
          </table:table-cell>
          <table:table-cell office:value-type="float" office:value="247.894">
            <text:p>247.8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4.9544">
            <text:p>34.9544</text:p>
          </table:table-cell>
          <table:table-cell office:value-type="float" office:value="-2.68643">
            <text:p>-2.68643</text:p>
          </table:table-cell>
          <table:table-cell office:value-type="float" office:value="247.686">
            <text:p>247.6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0779">
            <text:p>35.0779</text:p>
          </table:table-cell>
          <table:table-cell office:value-type="float" office:value="-2.47981">
            <text:p>-2.47981</text:p>
          </table:table-cell>
          <table:table-cell office:value-type="float" office:value="247.48">
            <text:p>247.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1972">
            <text:p>35.1972</text:p>
          </table:table-cell>
          <table:table-cell office:value-type="float" office:value="-2.27922">
            <text:p>-2.27922</text:p>
          </table:table-cell>
          <table:table-cell office:value-type="float" office:value="247.279">
            <text:p>247.2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3135">
            <text:p>35.3135</text:p>
          </table:table-cell>
          <table:table-cell office:value-type="float" office:value="-2.08307">
            <text:p>-2.08307</text:p>
          </table:table-cell>
          <table:table-cell office:value-type="float" office:value="247.083">
            <text:p>247.0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4312">
            <text:p>35.4312</text:p>
          </table:table-cell>
          <table:table-cell office:value-type="float" office:value="-1.88434">
            <text:p>-1.88434</text:p>
          </table:table-cell>
          <table:table-cell office:value-type="float" office:value="246.884">
            <text:p>246.8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5554">
            <text:p>35.5554</text:p>
          </table:table-cell>
          <table:table-cell office:value-type="float" office:value="-1.67429">
            <text:p>-1.67429</text:p>
          </table:table-cell>
          <table:table-cell office:value-type="float" office:value="246.674">
            <text:p>246.6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6815">
            <text:p>35.6815</text:p>
          </table:table-cell>
          <table:table-cell office:value-type="float" office:value="-1.46088">
            <text:p>-1.46088</text:p>
          </table:table-cell>
          <table:table-cell office:value-type="float" office:value="246.461">
            <text:p>246.4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8083">
            <text:p>35.8083</text:p>
          </table:table-cell>
          <table:table-cell office:value-type="float" office:value="-1.24651">
            <text:p>-1.24651</text:p>
          </table:table-cell>
          <table:table-cell office:value-type="float" office:value="246.247">
            <text:p>246.24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5.9198">
            <text:p>35.9198</text:p>
          </table:table-cell>
          <table:table-cell office:value-type="float" office:value="-1.05864">
            <text:p>-1.05864</text:p>
          </table:table-cell>
          <table:table-cell office:value-type="float" office:value="246.059">
            <text:p>246.05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0382">
            <text:p>36.0382</text:p>
          </table:table-cell>
          <table:table-cell office:value-type="float" office:value="-0.859665">
            <text:p>-0.859665</text:p>
          </table:table-cell>
          <table:table-cell office:value-type="float" office:value="245.86">
            <text:p>245.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153">
            <text:p>36.153</text:p>
          </table:table-cell>
          <table:table-cell office:value-type="float" office:value="-0.667389">
            <text:p>-0.667389</text:p>
          </table:table-cell>
          <table:table-cell office:value-type="float" office:value="245.667">
            <text:p>245.6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2658">
            <text:p>36.2658</text:p>
          </table:table-cell>
          <table:table-cell office:value-type="float" office:value="-0.479263">
            <text:p>-0.479263</text:p>
          </table:table-cell>
          <table:table-cell office:value-type="float" office:value="245.479">
            <text:p>245.47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382">
            <text:p>36.382</text:p>
          </table:table-cell>
          <table:table-cell office:value-type="float" office:value="-0.286392">
            <text:p>-0.286392</text:p>
          </table:table-cell>
          <table:table-cell office:value-type="float" office:value="245.286">
            <text:p>245.2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4995">
            <text:p>36.4995</text:p>
          </table:table-cell>
          <table:table-cell office:value-type="float" office:value="-0.0924835">
            <text:p>-0.0924835</text:p>
          </table:table-cell>
          <table:table-cell office:value-type="float" office:value="245.092">
            <text:p>245.09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6204">
            <text:p>36.6204</text:p>
          </table:table-cell>
          <table:table-cell office:value-type="float" office:value="0.106064">
            <text:p>0.106064</text:p>
          </table:table-cell>
          <table:table-cell office:value-type="float" office:value="244.894">
            <text:p>244.894</text:p>
          </table:table-cell>
          <table:table-cell office:value-type="float" office:value="0.0530319">
            <text:p>0.053031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7459">
            <text:p>36.7459</text:p>
          </table:table-cell>
          <table:table-cell office:value-type="float" office:value="0.310822">
            <text:p>0.310822</text:p>
          </table:table-cell>
          <table:table-cell office:value-type="float" office:value="244.689">
            <text:p>244.689</text:p>
          </table:table-cell>
          <table:table-cell office:value-type="float" office:value="0.155411">
            <text:p>0.15541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8702">
            <text:p>36.8702</text:p>
          </table:table-cell>
          <table:table-cell office:value-type="float" office:value="0.511978">
            <text:p>0.511978</text:p>
          </table:table-cell>
          <table:table-cell office:value-type="float" office:value="244.488">
            <text:p>244.488</text:p>
          </table:table-cell>
          <table:table-cell office:value-type="float" office:value="0.255989">
            <text:p>0.25598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6.9744">
            <text:p>36.9744</text:p>
          </table:table-cell>
          <table:table-cell office:value-type="float" office:value="0.679626">
            <text:p>0.679626</text:p>
          </table:table-cell>
          <table:table-cell office:value-type="float" office:value="244.32">
            <text:p>244.32</text:p>
          </table:table-cell>
          <table:table-cell office:value-type="float" office:value="0.339813">
            <text:p>0.33981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0957">
            <text:p>37.0957</text:p>
          </table:table-cell>
          <table:table-cell office:value-type="float" office:value="0.87326">
            <text:p>0.87326</text:p>
          </table:table-cell>
          <table:table-cell office:value-type="float" office:value="244.127">
            <text:p>244.127</text:p>
          </table:table-cell>
          <table:table-cell office:value-type="float" office:value="0.43663">
            <text:p>0.4366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2142">
            <text:p>37.2142</text:p>
          </table:table-cell>
          <table:table-cell office:value-type="float" office:value="1.06085">
            <text:p>1.06085</text:p>
          </table:table-cell>
          <table:table-cell office:value-type="float" office:value="243.939">
            <text:p>243.939</text:p>
          </table:table-cell>
          <table:table-cell office:value-type="float" office:value="0.530426">
            <text:p>0.53042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3375">
            <text:p>37.3375</text:p>
          </table:table-cell>
          <table:table-cell office:value-type="float" office:value="1.25444">
            <text:p>1.25444</text:p>
          </table:table-cell>
          <table:table-cell office:value-type="float" office:value="243.746">
            <text:p>243.746</text:p>
          </table:table-cell>
          <table:table-cell office:value-type="float" office:value="0.62722">
            <text:p>0.627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4594">
            <text:p>37.4594</text:p>
          </table:table-cell>
          <table:table-cell office:value-type="float" office:value="1.44424">
            <text:p>1.44424</text:p>
          </table:table-cell>
          <table:table-cell office:value-type="float" office:value="243.556">
            <text:p>243.556</text:p>
          </table:table-cell>
          <table:table-cell office:value-type="float" office:value="0.722122">
            <text:p>0.7221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5812">
            <text:p>37.5812</text:p>
          </table:table-cell>
          <table:table-cell office:value-type="float" office:value="1.63203">
            <text:p>1.63203</text:p>
          </table:table-cell>
          <table:table-cell office:value-type="float" office:value="243.368">
            <text:p>243.368</text:p>
          </table:table-cell>
          <table:table-cell office:value-type="float" office:value="0.816017">
            <text:p>0.81601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6993">
            <text:p>37.6993</text:p>
          </table:table-cell>
          <table:table-cell office:value-type="float" office:value="1.81204">
            <text:p>1.81204</text:p>
          </table:table-cell>
          <table:table-cell office:value-type="float" office:value="243.188">
            <text:p>243.188</text:p>
          </table:table-cell>
          <table:table-cell office:value-type="float" office:value="0.906021">
            <text:p>0.90602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821">
            <text:p>37.821</text:p>
          </table:table-cell>
          <table:table-cell office:value-type="float" office:value="1.99545">
            <text:p>1.99545</text:p>
          </table:table-cell>
          <table:table-cell office:value-type="float" office:value="243.005">
            <text:p>243.00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7.9454">
            <text:p>37.9454</text:p>
          </table:table-cell>
          <table:table-cell office:value-type="float" office:value="2.18027">
            <text:p>2.18027</text:p>
          </table:table-cell>
          <table:table-cell office:value-type="float" office:value="242.82">
            <text:p>242.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0644">
            <text:p>38.0644</text:p>
          </table:table-cell>
          <table:table-cell office:value-type="float" office:value="2.35388">
            <text:p>2.35388</text:p>
          </table:table-cell>
          <table:table-cell office:value-type="float" office:value="242.646">
            <text:p>242.6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1908">
            <text:p>38.1908</text:p>
          </table:table-cell>
          <table:table-cell office:value-type="float" office:value="2.53453">
            <text:p>2.53453</text:p>
          </table:table-cell>
          <table:table-cell office:value-type="float" office:value="242.465">
            <text:p>242.46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3076">
            <text:p>38.3076</text:p>
          </table:table-cell>
          <table:table-cell office:value-type="float" office:value="2.69751">
            <text:p>2.69751</text:p>
          </table:table-cell>
          <table:table-cell office:value-type="float" office:value="242.302">
            <text:p>242.3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4317">
            <text:p>38.4317</text:p>
          </table:table-cell>
          <table:table-cell office:value-type="float" office:value="2.86577">
            <text:p>2.86577</text:p>
          </table:table-cell>
          <table:table-cell office:value-type="float" office:value="242.134">
            <text:p>242.1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5486">
            <text:p>38.5486</text:p>
          </table:table-cell>
          <table:table-cell office:value-type="float" office:value="3.01915">
            <text:p>3.01915</text:p>
          </table:table-cell>
          <table:table-cell office:value-type="float" office:value="241.981">
            <text:p>241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6674">
            <text:p>38.6674</text:p>
          </table:table-cell>
          <table:table-cell office:value-type="float" office:value="3.16924">
            <text:p>3.16924</text:p>
          </table:table-cell>
          <table:table-cell office:value-type="float" office:value="241.831">
            <text:p>241.83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7938">
            <text:p>38.7938</text:p>
          </table:table-cell>
          <table:table-cell office:value-type="float" office:value="3.32234">
            <text:p>3.32234</text:p>
          </table:table-cell>
          <table:table-cell office:value-type="float" office:value="241.678">
            <text:p>241.6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8.9273">
            <text:p>38.9273</text:p>
          </table:table-cell>
          <table:table-cell office:value-type="float" office:value="3.47594">
            <text:p>3.47594</text:p>
          </table:table-cell>
          <table:table-cell office:value-type="float" office:value="241.524">
            <text:p>241.52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0498">
            <text:p>39.0498</text:p>
          </table:table-cell>
          <table:table-cell office:value-type="float" office:value="3.60857">
            <text:p>3.60857</text:p>
          </table:table-cell>
          <table:table-cell office:value-type="float" office:value="241.391">
            <text:p>241.39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1612">
            <text:p>39.1612</text:p>
          </table:table-cell>
          <table:table-cell office:value-type="float" office:value="3.72203">
            <text:p>3.72203</text:p>
          </table:table-cell>
          <table:table-cell office:value-type="float" office:value="241.278">
            <text:p>241.2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2877">
            <text:p>39.2877</text:p>
          </table:table-cell>
          <table:table-cell office:value-type="float" office:value="3.84172">
            <text:p>3.84172</text:p>
          </table:table-cell>
          <table:table-cell office:value-type="float" office:value="241.158">
            <text:p>241.1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416">
            <text:p>39.416</text:p>
          </table:table-cell>
          <table:table-cell office:value-type="float" office:value="3.95285">
            <text:p>3.95285</text:p>
          </table:table-cell>
          <table:table-cell office:value-type="float" office:value="241.047">
            <text:p>241.0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5461">
            <text:p>39.5461</text:p>
          </table:table-cell>
          <table:table-cell office:value-type="float" office:value="4.05382">
            <text:p>4.05382</text:p>
          </table:table-cell>
          <table:table-cell office:value-type="float" office:value="240.946">
            <text:p>240.9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6716">
            <text:p>39.6716</text:p>
          </table:table-cell>
          <table:table-cell office:value-type="float" office:value="4.13971">
            <text:p>4.13971</text:p>
          </table:table-cell>
          <table:table-cell office:value-type="float" office:value="240.86">
            <text:p>240.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7965">
            <text:p>39.7965</text:p>
          </table:table-cell>
          <table:table-cell office:value-type="float" office:value="4.21295">
            <text:p>4.21295</text:p>
          </table:table-cell>
          <table:table-cell office:value-type="float" office:value="240.787">
            <text:p>240.78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39.9237">
            <text:p>39.9237</text:p>
          </table:table-cell>
          <table:table-cell office:value-type="float" office:value="4.27446">
            <text:p>4.27446</text:p>
          </table:table-cell>
          <table:table-cell office:value-type="float" office:value="240.726">
            <text:p>240.7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0464">
            <text:p>40.0464</text:p>
          </table:table-cell>
          <table:table-cell office:value-type="float" office:value="4.32051">
            <text:p>4.32051</text:p>
          </table:table-cell>
          <table:table-cell office:value-type="float" office:value="240.679">
            <text:p>240.67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162">
            <text:p>40.162</text:p>
          </table:table-cell>
          <table:table-cell office:value-type="float" office:value="4.35126">
            <text:p>4.35126</text:p>
          </table:table-cell>
          <table:table-cell office:value-type="float" office:value="240.649">
            <text:p>240.64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285">
            <text:p>40.285</text:p>
          </table:table-cell>
          <table:table-cell office:value-type="float" office:value="4.36986">
            <text:p>4.36986</text:p>
          </table:table-cell>
          <table:table-cell office:value-type="float" office:value="240.63">
            <text:p>240.6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4068">
            <text:p>40.4068</text:p>
          </table:table-cell>
          <table:table-cell office:value-type="float" office:value="4.37321">
            <text:p>4.37321</text:p>
          </table:table-cell>
          <table:table-cell office:value-type="float" office:value="240.627">
            <text:p>240.6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5372">
            <text:p>40.5372</text:p>
          </table:table-cell>
          <table:table-cell office:value-type="float" office:value="4.35944">
            <text:p>4.35944</text:p>
          </table:table-cell>
          <table:table-cell office:value-type="float" office:value="240.641">
            <text:p>240.64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6514">
            <text:p>40.6514</text:p>
          </table:table-cell>
          <table:table-cell office:value-type="float" office:value="4.33209">
            <text:p>4.33209</text:p>
          </table:table-cell>
          <table:table-cell office:value-type="float" office:value="240.668">
            <text:p>240.66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7659">
            <text:p>40.7659</text:p>
          </table:table-cell>
          <table:table-cell office:value-type="float" office:value="4.28957">
            <text:p>4.28957</text:p>
          </table:table-cell>
          <table:table-cell office:value-type="float" office:value="240.71">
            <text:p>240.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0.8841">
            <text:p>40.8841</text:p>
          </table:table-cell>
          <table:table-cell office:value-type="float" office:value="4.2292">
            <text:p>4.2292</text:p>
          </table:table-cell>
          <table:table-cell office:value-type="float" office:value="240.771">
            <text:p>240.77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0089">
            <text:p>41.0089</text:p>
          </table:table-cell>
          <table:table-cell office:value-type="float" office:value="4.14685">
            <text:p>4.14685</text:p>
          </table:table-cell>
          <table:table-cell office:value-type="float" office:value="240.853">
            <text:p>240.85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119">
            <text:p>41.119</text:p>
          </table:table-cell>
          <table:table-cell office:value-type="float" office:value="4.05777">
            <text:p>4.05777</text:p>
          </table:table-cell>
          <table:table-cell office:value-type="float" office:value="240.942">
            <text:p>240.94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2369">
            <text:p>41.2369</text:p>
          </table:table-cell>
          <table:table-cell office:value-type="float" office:value="3.94478">
            <text:p>3.94478</text:p>
          </table:table-cell>
          <table:table-cell office:value-type="float" office:value="241.055">
            <text:p>241.0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3525">
            <text:p>41.3525</text:p>
          </table:table-cell>
          <table:table-cell office:value-type="float" office:value="3.81615">
            <text:p>3.81615</text:p>
          </table:table-cell>
          <table:table-cell office:value-type="float" office:value="241.184">
            <text:p>241.18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4703">
            <text:p>41.4703</text:p>
          </table:table-cell>
          <table:table-cell office:value-type="float" office:value="3.66606">
            <text:p>3.66606</text:p>
          </table:table-cell>
          <table:table-cell office:value-type="float" office:value="241.334">
            <text:p>241.3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5913">
            <text:p>41.5913</text:p>
          </table:table-cell>
          <table:table-cell office:value-type="float" office:value="3.49179">
            <text:p>3.49179</text:p>
          </table:table-cell>
          <table:table-cell office:value-type="float" office:value="241.508">
            <text:p>241.5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7087">
            <text:p>41.7087</text:p>
          </table:table-cell>
          <table:table-cell office:value-type="float" office:value="3.30266">
            <text:p>3.30266</text:p>
          </table:table-cell>
          <table:table-cell office:value-type="float" office:value="241.697">
            <text:p>241.6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8237">
            <text:p>41.8237</text:p>
          </table:table-cell>
          <table:table-cell office:value-type="float" office:value="3.09856">
            <text:p>3.09856</text:p>
          </table:table-cell>
          <table:table-cell office:value-type="float" office:value="241.901">
            <text:p>241.90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1.9395">
            <text:p>41.9395</text:p>
          </table:table-cell>
          <table:table-cell office:value-type="float" office:value="2.87331">
            <text:p>2.87331</text:p>
          </table:table-cell>
          <table:table-cell office:value-type="float" office:value="242.127">
            <text:p>242.12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056">
            <text:p>42.056</text:p>
          </table:table-cell>
          <table:table-cell office:value-type="float" office:value="2.62723">
            <text:p>2.62723</text:p>
          </table:table-cell>
          <table:table-cell office:value-type="float" office:value="242.373">
            <text:p>242.37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1705">
            <text:p>42.1705</text:p>
          </table:table-cell>
          <table:table-cell office:value-type="float" office:value="2.36569">
            <text:p>2.36569</text:p>
          </table:table-cell>
          <table:table-cell office:value-type="float" office:value="242.634">
            <text:p>242.6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2841">
            <text:p>42.2841</text:p>
          </table:table-cell>
          <table:table-cell office:value-type="float" office:value="2.08746">
            <text:p>2.08746</text:p>
          </table:table-cell>
          <table:table-cell office:value-type="float" office:value="242.913">
            <text:p>242.91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3971">
            <text:p>42.3971</text:p>
          </table:table-cell>
          <table:table-cell office:value-type="float" office:value="1.79179">
            <text:p>1.79179</text:p>
          </table:table-cell>
          <table:table-cell office:value-type="float" office:value="243.208">
            <text:p>243.208</text:p>
          </table:table-cell>
          <table:table-cell office:value-type="float" office:value="0.895897">
            <text:p>0.89589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51">
            <text:p>42.51</text:p>
          </table:table-cell>
          <table:table-cell office:value-type="float" office:value="1.47784">
            <text:p>1.47784</text:p>
          </table:table-cell>
          <table:table-cell office:value-type="float" office:value="243.522">
            <text:p>243.522</text:p>
          </table:table-cell>
          <table:table-cell office:value-type="float" office:value="0.738922">
            <text:p>0.73892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6252">
            <text:p>42.6252</text:p>
          </table:table-cell>
          <table:table-cell office:value-type="float" office:value="1.13889">
            <text:p>1.13889</text:p>
          </table:table-cell>
          <table:table-cell office:value-type="float" office:value="243.861">
            <text:p>243.861</text:p>
          </table:table-cell>
          <table:table-cell office:value-type="float" office:value="0.569443">
            <text:p>0.56944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7463">
            <text:p>42.7463</text:p>
          </table:table-cell>
          <table:table-cell office:value-type="float" office:value="0.761948">
            <text:p>0.761948</text:p>
          </table:table-cell>
          <table:table-cell office:value-type="float" office:value="244.238">
            <text:p>244.238</text:p>
          </table:table-cell>
          <table:table-cell office:value-type="float" office:value="0.380974">
            <text:p>0.38097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8662">
            <text:p>42.8662</text:p>
          </table:table-cell>
          <table:table-cell office:value-type="float" office:value="0.369888">
            <text:p>0.369888</text:p>
          </table:table-cell>
          <table:table-cell office:value-type="float" office:value="244.63">
            <text:p>244.63</text:p>
          </table:table-cell>
          <table:table-cell office:value-type="float" office:value="0.184944">
            <text:p>0.18494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2.9804">
            <text:p>42.9804</text:p>
          </table:table-cell>
          <table:table-cell office:value-type="float" office:value="-0.0187836">
            <text:p>-0.0187836</text:p>
          </table:table-cell>
          <table:table-cell office:value-type="float" office:value="245.019">
            <text:p>245.0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0992">
            <text:p>43.0992</text:p>
          </table:table-cell>
          <table:table-cell office:value-type="float" office:value="-0.435806">
            <text:p>-0.435806</text:p>
          </table:table-cell>
          <table:table-cell office:value-type="float" office:value="245.436">
            <text:p>245.43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2144">
            <text:p>43.2144</text:p>
          </table:table-cell>
          <table:table-cell office:value-type="float" office:value="-0.847977">
            <text:p>-0.847977</text:p>
          </table:table-cell>
          <table:table-cell office:value-type="float" office:value="245.848">
            <text:p>245.8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3287">
            <text:p>43.3287</text:p>
          </table:table-cell>
          <table:table-cell office:value-type="float" office:value="-1.2605">
            <text:p>-1.2605</text:p>
          </table:table-cell>
          <table:table-cell office:value-type="float" office:value="246.26">
            <text:p>246.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4497">
            <text:p>43.4497</text:p>
          </table:table-cell>
          <table:table-cell office:value-type="float" office:value="-1.69598">
            <text:p>-1.69598</text:p>
          </table:table-cell>
          <table:table-cell office:value-type="float" office:value="246.696">
            <text:p>246.6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5705">
            <text:p>43.5705</text:p>
          </table:table-cell>
          <table:table-cell office:value-type="float" office:value="-2.1236">
            <text:p>-2.1236</text:p>
          </table:table-cell>
          <table:table-cell office:value-type="float" office:value="247.124">
            <text:p>247.12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6857">
            <text:p>43.6857</text:p>
          </table:table-cell>
          <table:table-cell office:value-type="float" office:value="-2.52013">
            <text:p>-2.52013</text:p>
          </table:table-cell>
          <table:table-cell office:value-type="float" office:value="247.52">
            <text:p>247.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8026">
            <text:p>43.8026</text:p>
          </table:table-cell>
          <table:table-cell office:value-type="float" office:value="-2.90707">
            <text:p>-2.90707</text:p>
          </table:table-cell>
          <table:table-cell office:value-type="float" office:value="247.907">
            <text:p>247.90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3.9174">
            <text:p>43.9174</text:p>
          </table:table-cell>
          <table:table-cell office:value-type="float" office:value="-3.26819">
            <text:p>-3.26819</text:p>
          </table:table-cell>
          <table:table-cell office:value-type="float" office:value="248.268">
            <text:p>248.2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0374">
            <text:p>44.0374</text:p>
          </table:table-cell>
          <table:table-cell office:value-type="float" office:value="-3.6234">
            <text:p>-3.6234</text:p>
          </table:table-cell>
          <table:table-cell office:value-type="float" office:value="248.623">
            <text:p>248.62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1545">
            <text:p>44.1545</text:p>
          </table:table-cell>
          <table:table-cell office:value-type="float" office:value="-3.94492">
            <text:p>-3.94492</text:p>
          </table:table-cell>
          <table:table-cell office:value-type="float" office:value="248.945">
            <text:p>248.94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2738">
            <text:p>44.2738</text:p>
          </table:table-cell>
          <table:table-cell office:value-type="float" office:value="-4.24609">
            <text:p>-4.24609</text:p>
          </table:table-cell>
          <table:table-cell office:value-type="float" office:value="249.246">
            <text:p>249.2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391">
            <text:p>44.391</text:p>
          </table:table-cell>
          <table:table-cell office:value-type="float" office:value="-4.5141">
            <text:p>-4.5141</text:p>
          </table:table-cell>
          <table:table-cell office:value-type="float" office:value="249.514">
            <text:p>249.5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5102">
            <text:p>44.5102</text:p>
          </table:table-cell>
          <table:table-cell office:value-type="float" office:value="-4.7583">
            <text:p>-4.7583</text:p>
          </table:table-cell>
          <table:table-cell office:value-type="float" office:value="249.758">
            <text:p>249.75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628">
            <text:p>44.628</text:p>
          </table:table-cell>
          <table:table-cell office:value-type="float" office:value="-4.97116">
            <text:p>-4.97116</text:p>
          </table:table-cell>
          <table:table-cell office:value-type="float" office:value="249.971">
            <text:p>249.97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7559">
            <text:p>44.7559</text:p>
          </table:table-cell>
          <table:table-cell office:value-type="float" office:value="-5.17047">
            <text:p>-5.17047</text:p>
          </table:table-cell>
          <table:table-cell office:value-type="float" office:value="250.17">
            <text:p>250.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8694">
            <text:p>44.8694</text:p>
          </table:table-cell>
          <table:table-cell office:value-type="float" office:value="-5.32007">
            <text:p>-5.32007</text:p>
          </table:table-cell>
          <table:table-cell office:value-type="float" office:value="250.32">
            <text:p>250.3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4.9991">
            <text:p>44.9991</text:p>
          </table:table-cell>
          <table:table-cell office:value-type="float" office:value="-5.4604">
            <text:p>-5.4604</text:p>
          </table:table-cell>
          <table:table-cell office:value-type="float" office:value="250.46">
            <text:p>250.4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1165">
            <text:p>45.1165</text:p>
          </table:table-cell>
          <table:table-cell office:value-type="float" office:value="-5.56023">
            <text:p>-5.56023</text:p>
          </table:table-cell>
          <table:table-cell office:value-type="float" office:value="250.56">
            <text:p>250.5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2369">
            <text:p>45.2369</text:p>
          </table:table-cell>
          <table:table-cell office:value-type="float" office:value="-5.63702">
            <text:p>-5.63702</text:p>
          </table:table-cell>
          <table:table-cell office:value-type="float" office:value="250.637">
            <text:p>250.6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3545">
            <text:p>45.3545</text:p>
          </table:table-cell>
          <table:table-cell office:value-type="float" office:value="-5.68796">
            <text:p>-5.68796</text:p>
          </table:table-cell>
          <table:table-cell office:value-type="float" office:value="250.688">
            <text:p>250.6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476">
            <text:p>45.476</text:p>
          </table:table-cell>
          <table:table-cell office:value-type="float" office:value="-5.71725">
            <text:p>-5.71725</text:p>
          </table:table-cell>
          <table:table-cell office:value-type="float" office:value="250.717">
            <text:p>250.71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5935">
            <text:p>45.5935</text:p>
          </table:table-cell>
          <table:table-cell office:value-type="float" office:value="-5.72411">
            <text:p>-5.72411</text:p>
          </table:table-cell>
          <table:table-cell office:value-type="float" office:value="250.724">
            <text:p>250.72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7134">
            <text:p>45.7134</text:p>
          </table:table-cell>
          <table:table-cell office:value-type="float" office:value="-5.71075">
            <text:p>-5.71075</text:p>
          </table:table-cell>
          <table:table-cell office:value-type="float" office:value="250.711">
            <text:p>250.71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8357">
            <text:p>45.8357</text:p>
          </table:table-cell>
          <table:table-cell office:value-type="float" office:value="-5.67729">
            <text:p>-5.67729</text:p>
          </table:table-cell>
          <table:table-cell office:value-type="float" office:value="250.677">
            <text:p>250.6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5.9536">
            <text:p>45.9536</text:p>
          </table:table-cell>
          <table:table-cell office:value-type="float" office:value="-5.6275">
            <text:p>-5.6275</text:p>
          </table:table-cell>
          <table:table-cell office:value-type="float" office:value="250.628">
            <text:p>250.6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0721">
            <text:p>46.0721</text:p>
          </table:table-cell>
          <table:table-cell office:value-type="float" office:value="-5.56128">
            <text:p>-5.56128</text:p>
          </table:table-cell>
          <table:table-cell office:value-type="float" office:value="250.561">
            <text:p>250.5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1883">
            <text:p>46.1883</text:p>
          </table:table-cell>
          <table:table-cell office:value-type="float" office:value="-5.4819">
            <text:p>-5.4819</text:p>
          </table:table-cell>
          <table:table-cell office:value-type="float" office:value="250.482">
            <text:p>250.4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3055">
            <text:p>46.3055</text:p>
          </table:table-cell>
          <table:table-cell office:value-type="float" office:value="-5.38831">
            <text:p>-5.38831</text:p>
          </table:table-cell>
          <table:table-cell office:value-type="float" office:value="250.388">
            <text:p>250.38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4211">
            <text:p>46.4211</text:p>
          </table:table-cell>
          <table:table-cell office:value-type="float" office:value="-5.28419">
            <text:p>-5.28419</text:p>
          </table:table-cell>
          <table:table-cell office:value-type="float" office:value="250.284">
            <text:p>250.28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5379">
            <text:p>46.5379</text:p>
          </table:table-cell>
          <table:table-cell office:value-type="float" office:value="-5.16763">
            <text:p>-5.16763</text:p>
          </table:table-cell>
          <table:table-cell office:value-type="float" office:value="250.168">
            <text:p>250.16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6572">
            <text:p>46.6572</text:p>
          </table:table-cell>
          <table:table-cell office:value-type="float" office:value="-5.0381">
            <text:p>-5.0381</text:p>
          </table:table-cell>
          <table:table-cell office:value-type="float" office:value="250.038">
            <text:p>250.03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7779">
            <text:p>46.7779</text:p>
          </table:table-cell>
          <table:table-cell office:value-type="float" office:value="-4.89713">
            <text:p>-4.89713</text:p>
          </table:table-cell>
          <table:table-cell office:value-type="float" office:value="249.897">
            <text:p>249.89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6.8868">
            <text:p>46.8868</text:p>
          </table:table-cell>
          <table:table-cell office:value-type="float" office:value="-4.76201">
            <text:p>-4.76201</text:p>
          </table:table-cell>
          <table:table-cell office:value-type="float" office:value="249.762">
            <text:p>249.76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0106">
            <text:p>47.0106</text:p>
          </table:table-cell>
          <table:table-cell office:value-type="float" office:value="-4.60054">
            <text:p>-4.60054</text:p>
          </table:table-cell>
          <table:table-cell office:value-type="float" office:value="249.601">
            <text:p>249.60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1254">
            <text:p>47.1254</text:p>
          </table:table-cell>
          <table:table-cell office:value-type="float" office:value="-4.4442">
            <text:p>-4.4442</text:p>
          </table:table-cell>
          <table:table-cell office:value-type="float" office:value="249.444">
            <text:p>249.4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2367">
            <text:p>47.2367</text:p>
          </table:table-cell>
          <table:table-cell office:value-type="float" office:value="-4.28714">
            <text:p>-4.28714</text:p>
          </table:table-cell>
          <table:table-cell office:value-type="float" office:value="249.287">
            <text:p>249.28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3557">
            <text:p>47.3557</text:p>
          </table:table-cell>
          <table:table-cell office:value-type="float" office:value="-4.11385">
            <text:p>-4.11385</text:p>
          </table:table-cell>
          <table:table-cell office:value-type="float" office:value="249.114">
            <text:p>249.1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4736">
            <text:p>47.4736</text:p>
          </table:table-cell>
          <table:table-cell office:value-type="float" office:value="-3.93745">
            <text:p>-3.93745</text:p>
          </table:table-cell>
          <table:table-cell office:value-type="float" office:value="248.937">
            <text:p>248.93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5995">
            <text:p>47.5995</text:p>
          </table:table-cell>
          <table:table-cell office:value-type="float" office:value="-3.74416">
            <text:p>-3.74416</text:p>
          </table:table-cell>
          <table:table-cell office:value-type="float" office:value="248.744">
            <text:p>248.7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7206">
            <text:p>47.7206</text:p>
          </table:table-cell>
          <table:table-cell office:value-type="float" office:value="-3.55438">
            <text:p>-3.55438</text:p>
          </table:table-cell>
          <table:table-cell office:value-type="float" office:value="248.554">
            <text:p>248.5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8398">
            <text:p>47.8398</text:p>
          </table:table-cell>
          <table:table-cell office:value-type="float" office:value="-3.36427">
            <text:p>-3.36427</text:p>
          </table:table-cell>
          <table:table-cell office:value-type="float" office:value="248.364">
            <text:p>248.3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7.9569">
            <text:p>47.9569</text:p>
          </table:table-cell>
          <table:table-cell office:value-type="float" office:value="-3.17479">
            <text:p>-3.17479</text:p>
          </table:table-cell>
          <table:table-cell office:value-type="float" office:value="248.175">
            <text:p>248.17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0745">
            <text:p>48.0745</text:p>
          </table:table-cell>
          <table:table-cell office:value-type="float" office:value="-2.98235">
            <text:p>-2.98235</text:p>
          </table:table-cell>
          <table:table-cell office:value-type="float" office:value="247.982">
            <text:p>247.98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1965">
            <text:p>48.1965</text:p>
          </table:table-cell>
          <table:table-cell office:value-type="float" office:value="-2.78056">
            <text:p>-2.78056</text:p>
          </table:table-cell>
          <table:table-cell office:value-type="float" office:value="247.781">
            <text:p>247.7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3162">
            <text:p>48.3162</text:p>
          </table:table-cell>
          <table:table-cell office:value-type="float" office:value="-2.58093">
            <text:p>-2.58093</text:p>
          </table:table-cell>
          <table:table-cell office:value-type="float" office:value="247.581">
            <text:p>247.5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4323">
            <text:p>48.4323</text:p>
          </table:table-cell>
          <table:table-cell office:value-type="float" office:value="-2.38635">
            <text:p>-2.38635</text:p>
          </table:table-cell>
          <table:table-cell office:value-type="float" office:value="247.386">
            <text:p>247.38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5397">
            <text:p>48.5397</text:p>
          </table:table-cell>
          <table:table-cell office:value-type="float" office:value="-2.2054">
            <text:p>-2.2054</text:p>
          </table:table-cell>
          <table:table-cell office:value-type="float" office:value="247.205">
            <text:p>247.2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6523">
            <text:p>48.6523</text:p>
          </table:table-cell>
          <table:table-cell office:value-type="float" office:value="-2.01526">
            <text:p>-2.01526</text:p>
          </table:table-cell>
          <table:table-cell office:value-type="float" office:value="247.015">
            <text:p>247.01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7672">
            <text:p>48.7672</text:p>
          </table:table-cell>
          <table:table-cell office:value-type="float" office:value="-1.82101">
            <text:p>-1.82101</text:p>
          </table:table-cell>
          <table:table-cell office:value-type="float" office:value="246.821">
            <text:p>246.8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8.8823">
            <text:p>48.8823</text:p>
          </table:table-cell>
          <table:table-cell office:value-type="float" office:value="-1.6261">
            <text:p>-1.6261</text:p>
          </table:table-cell>
          <table:table-cell office:value-type="float" office:value="246.626">
            <text:p>246.6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0073">
            <text:p>49.0073</text:p>
          </table:table-cell>
          <table:table-cell office:value-type="float" office:value="-1.41429">
            <text:p>-1.41429</text:p>
          </table:table-cell>
          <table:table-cell office:value-type="float" office:value="246.414">
            <text:p>246.4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1153">
            <text:p>49.1153</text:p>
          </table:table-cell>
          <table:table-cell office:value-type="float" office:value="-1.23146">
            <text:p>-1.23146</text:p>
          </table:table-cell>
          <table:table-cell office:value-type="float" office:value="246.231">
            <text:p>246.2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2393">
            <text:p>49.2393</text:p>
          </table:table-cell>
          <table:table-cell office:value-type="float" office:value="-1.02209">
            <text:p>-1.02209</text:p>
          </table:table-cell>
          <table:table-cell office:value-type="float" office:value="246.022">
            <text:p>246.02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3564">
            <text:p>49.3564</text:p>
          </table:table-cell>
          <table:table-cell office:value-type="float" office:value="-0.825012">
            <text:p>-0.825012</text:p>
          </table:table-cell>
          <table:table-cell office:value-type="float" office:value="245.825">
            <text:p>245.8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4722">
            <text:p>49.4722</text:p>
          </table:table-cell>
          <table:table-cell office:value-type="float" office:value="-0.630875">
            <text:p>-0.630875</text:p>
          </table:table-cell>
          <table:table-cell office:value-type="float" office:value="245.631">
            <text:p>245.6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5894">
            <text:p>49.5894</text:p>
          </table:table-cell>
          <table:table-cell office:value-type="float" office:value="-0.435089">
            <text:p>-0.435089</text:p>
          </table:table-cell>
          <table:table-cell office:value-type="float" office:value="245.435">
            <text:p>245.43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7122">
            <text:p>49.7122</text:p>
          </table:table-cell>
          <table:table-cell office:value-type="float" office:value="-0.231201">
            <text:p>-0.231201</text:p>
          </table:table-cell>
          <table:table-cell office:value-type="float" office:value="245.231">
            <text:p>245.2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8422">
            <text:p>49.8422</text:p>
          </table:table-cell>
          <table:table-cell office:value-type="float" office:value="-0.0163269">
            <text:p>-0.0163269</text:p>
          </table:table-cell>
          <table:table-cell office:value-type="float" office:value="245.016">
            <text:p>245.01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49.9728">
            <text:p>49.9728</text:p>
          </table:table-cell>
          <table:table-cell office:value-type="float" office:value="0.198334">
            <text:p>0.198334</text:p>
          </table:table-cell>
          <table:table-cell office:value-type="float" office:value="244.802">
            <text:p>244.802</text:p>
          </table:table-cell>
          <table:table-cell office:value-type="float" office:value="0.0991669">
            <text:p>0.099166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081">
            <text:p>50.081</text:p>
          </table:table-cell>
          <table:table-cell office:value-type="float" office:value="0.374878">
            <text:p>0.374878</text:p>
          </table:table-cell>
          <table:table-cell office:value-type="float" office:value="244.625">
            <text:p>244.625</text:p>
          </table:table-cell>
          <table:table-cell office:value-type="float" office:value="0.187439">
            <text:p>0.18743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1858">
            <text:p>50.1858</text:p>
          </table:table-cell>
          <table:table-cell office:value-type="float" office:value="0.544968">
            <text:p>0.544968</text:p>
          </table:table-cell>
          <table:table-cell office:value-type="float" office:value="244.455">
            <text:p>244.455</text:p>
          </table:table-cell>
          <table:table-cell office:value-type="float" office:value="0.272484">
            <text:p>0.27248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2919">
            <text:p>50.2919</text:p>
          </table:table-cell>
          <table:table-cell office:value-type="float" office:value="0.71608">
            <text:p>0.71608</text:p>
          </table:table-cell>
          <table:table-cell office:value-type="float" office:value="244.284">
            <text:p>244.284</text:p>
          </table:table-cell>
          <table:table-cell office:value-type="float" office:value="0.35804">
            <text:p>0.3580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3997">
            <text:p>50.3997</text:p>
          </table:table-cell>
          <table:table-cell office:value-type="float" office:value="0.888733">
            <text:p>0.888733</text:p>
          </table:table-cell>
          <table:table-cell office:value-type="float" office:value="244.111">
            <text:p>244.111</text:p>
          </table:table-cell>
          <table:table-cell office:value-type="float" office:value="0.444366">
            <text:p>0.44436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5095">
            <text:p>50.5095</text:p>
          </table:table-cell>
          <table:table-cell office:value-type="float" office:value="1.06339">
            <text:p>1.06339</text:p>
          </table:table-cell>
          <table:table-cell office:value-type="float" office:value="243.937">
            <text:p>243.937</text:p>
          </table:table-cell>
          <table:table-cell office:value-type="float" office:value="0.531693">
            <text:p>0.53169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6227">
            <text:p>50.6227</text:p>
          </table:table-cell>
          <table:table-cell office:value-type="float" office:value="1.24202">
            <text:p>1.24202</text:p>
          </table:table-cell>
          <table:table-cell office:value-type="float" office:value="243.758">
            <text:p>243.758</text:p>
          </table:table-cell>
          <table:table-cell office:value-type="float" office:value="0.62101">
            <text:p>0.6210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7363">
            <text:p>50.7363</text:p>
          </table:table-cell>
          <table:table-cell office:value-type="float" office:value="1.41966">
            <text:p>1.41966</text:p>
          </table:table-cell>
          <table:table-cell office:value-type="float" office:value="243.58">
            <text:p>243.58</text:p>
          </table:table-cell>
          <table:table-cell office:value-type="float" office:value="0.709831">
            <text:p>0.70983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8461">
            <text:p>50.8461</text:p>
          </table:table-cell>
          <table:table-cell office:value-type="float" office:value="1.59007">
            <text:p>1.59007</text:p>
          </table:table-cell>
          <table:table-cell office:value-type="float" office:value="243.41">
            <text:p>243.41</text:p>
          </table:table-cell>
          <table:table-cell office:value-type="float" office:value="0.795036">
            <text:p>0.79503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0.9628">
            <text:p>50.9628</text:p>
          </table:table-cell>
          <table:table-cell office:value-type="float" office:value="1.76938">
            <text:p>1.76938</text:p>
          </table:table-cell>
          <table:table-cell office:value-type="float" office:value="243.231">
            <text:p>243.231</text:p>
          </table:table-cell>
          <table:table-cell office:value-type="float" office:value="0.884689">
            <text:p>0.88468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0763">
            <text:p>51.0763</text:p>
          </table:table-cell>
          <table:table-cell office:value-type="float" office:value="1.94194">
            <text:p>1.94194</text:p>
          </table:table-cell>
          <table:table-cell office:value-type="float" office:value="243.058">
            <text:p>243.05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1968">
            <text:p>51.1968</text:p>
          </table:table-cell>
          <table:table-cell office:value-type="float" office:value="2.12318">
            <text:p>2.12318</text:p>
          </table:table-cell>
          <table:table-cell office:value-type="float" office:value="242.877">
            <text:p>242.8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3088">
            <text:p>51.3088</text:p>
          </table:table-cell>
          <table:table-cell office:value-type="float" office:value="2.28893">
            <text:p>2.28893</text:p>
          </table:table-cell>
          <table:table-cell office:value-type="float" office:value="242.711">
            <text:p>242.7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4213">
            <text:p>51.4213</text:p>
          </table:table-cell>
          <table:table-cell office:value-type="float" office:value="2.45271">
            <text:p>2.45271</text:p>
          </table:table-cell>
          <table:table-cell office:value-type="float" office:value="242.547">
            <text:p>242.5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5329">
            <text:p>51.5329</text:p>
          </table:table-cell>
          <table:table-cell office:value-type="float" office:value="2.61198">
            <text:p>2.61198</text:p>
          </table:table-cell>
          <table:table-cell office:value-type="float" office:value="242.388">
            <text:p>242.3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6444">
            <text:p>51.6444</text:p>
          </table:table-cell>
          <table:table-cell office:value-type="float" office:value="2.76761">
            <text:p>2.76761</text:p>
          </table:table-cell>
          <table:table-cell office:value-type="float" office:value="242.232">
            <text:p>242.2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7567">
            <text:p>51.7567</text:p>
          </table:table-cell>
          <table:table-cell office:value-type="float" office:value="2.92026">
            <text:p>2.92026</text:p>
          </table:table-cell>
          <table:table-cell office:value-type="float" office:value="242.08">
            <text:p>242.0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8665">
            <text:p>51.8665</text:p>
          </table:table-cell>
          <table:table-cell office:value-type="float" office:value="3.06508">
            <text:p>3.06508</text:p>
          </table:table-cell>
          <table:table-cell office:value-type="float" office:value="241.935">
            <text:p>241.9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1.9815">
            <text:p>51.9815</text:p>
          </table:table-cell>
          <table:table-cell office:value-type="float" office:value="3.21187">
            <text:p>3.21187</text:p>
          </table:table-cell>
          <table:table-cell office:value-type="float" office:value="241.788">
            <text:p>241.78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0906">
            <text:p>52.0906</text:p>
          </table:table-cell>
          <table:table-cell office:value-type="float" office:value="3.34579">
            <text:p>3.34579</text:p>
          </table:table-cell>
          <table:table-cell office:value-type="float" office:value="241.654">
            <text:p>241.6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2024">
            <text:p>52.2024</text:p>
          </table:table-cell>
          <table:table-cell office:value-type="float" office:value="3.47737">
            <text:p>3.47737</text:p>
          </table:table-cell>
          <table:table-cell office:value-type="float" office:value="241.523">
            <text:p>241.52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3102">
            <text:p>52.3102</text:p>
          </table:table-cell>
          <table:table-cell office:value-type="float" office:value="3.59825">
            <text:p>3.59825</text:p>
          </table:table-cell>
          <table:table-cell office:value-type="float" office:value="241.402">
            <text:p>241.4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419">
            <text:p>52.419</text:p>
          </table:table-cell>
          <table:table-cell office:value-type="float" office:value="3.71396">
            <text:p>3.71396</text:p>
          </table:table-cell>
          <table:table-cell office:value-type="float" office:value="241.286">
            <text:p>241.2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5271">
            <text:p>52.5271</text:p>
          </table:table-cell>
          <table:table-cell office:value-type="float" office:value="3.82233">
            <text:p>3.82233</text:p>
          </table:table-cell>
          <table:table-cell office:value-type="float" office:value="241.178">
            <text:p>241.178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6348">
            <text:p>52.6348</text:p>
          </table:table-cell>
          <table:table-cell office:value-type="float" office:value="3.92328">
            <text:p>3.92328</text:p>
          </table:table-cell>
          <table:table-cell office:value-type="float" office:value="241.077">
            <text:p>241.07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7446">
            <text:p>52.7446</text:p>
          </table:table-cell>
          <table:table-cell office:value-type="float" office:value="4.01851">
            <text:p>4.01851</text:p>
          </table:table-cell>
          <table:table-cell office:value-type="float" office:value="240.981">
            <text:p>240.98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8562">
            <text:p>52.8562</text:p>
          </table:table-cell>
          <table:table-cell office:value-type="float" office:value="4.10696">
            <text:p>4.10696</text:p>
          </table:table-cell>
          <table:table-cell office:value-type="float" office:value="240.893">
            <text:p>240.893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2.9628">
            <text:p>52.9628</text:p>
          </table:table-cell>
          <table:table-cell office:value-type="float" office:value="4.18304">
            <text:p>4.18304</text:p>
          </table:table-cell>
          <table:table-cell office:value-type="float" office:value="240.817">
            <text:p>240.81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0739">
            <text:p>53.0739</text:p>
          </table:table-cell>
          <table:table-cell office:value-type="float" office:value="4.25311">
            <text:p>4.25311</text:p>
          </table:table-cell>
          <table:table-cell office:value-type="float" office:value="240.747">
            <text:p>240.74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1885">
            <text:p>53.1885</text:p>
          </table:table-cell>
          <table:table-cell office:value-type="float" office:value="4.31516">
            <text:p>4.31516</text:p>
          </table:table-cell>
          <table:table-cell office:value-type="float" office:value="240.685">
            <text:p>240.68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3004">
            <text:p>53.3004</text:p>
          </table:table-cell>
          <table:table-cell office:value-type="float" office:value="4.36507">
            <text:p>4.36507</text:p>
          </table:table-cell>
          <table:table-cell office:value-type="float" office:value="240.635">
            <text:p>240.63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4132">
            <text:p>53.4132</text:p>
          </table:table-cell>
          <table:table-cell office:value-type="float" office:value="4.40414">
            <text:p>4.40414</text:p>
          </table:table-cell>
          <table:table-cell office:value-type="float" office:value="240.596">
            <text:p>240.59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5195">
            <text:p>53.5195</text:p>
          </table:table-cell>
          <table:table-cell office:value-type="float" office:value="4.43022">
            <text:p>4.43022</text:p>
          </table:table-cell>
          <table:table-cell office:value-type="float" office:value="240.57">
            <text:p>240.5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629">
            <text:p>53.629</text:p>
          </table:table-cell>
          <table:table-cell office:value-type="float" office:value="4.44556">
            <text:p>4.44556</text:p>
          </table:table-cell>
          <table:table-cell office:value-type="float" office:value="240.554">
            <text:p>240.55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7343">
            <text:p>53.7343</text:p>
          </table:table-cell>
          <table:table-cell office:value-type="float" office:value="4.44891">
            <text:p>4.44891</text:p>
          </table:table-cell>
          <table:table-cell office:value-type="float" office:value="240.551">
            <text:p>240.55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8443">
            <text:p>53.8443</text:p>
          </table:table-cell>
          <table:table-cell office:value-type="float" office:value="4.44002">
            <text:p>4.44002</text:p>
          </table:table-cell>
          <table:table-cell office:value-type="float" office:value="240.56">
            <text:p>240.5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3.954">
            <text:p>53.954</text:p>
          </table:table-cell>
          <table:table-cell office:value-type="float" office:value="4.41792">
            <text:p>4.41792</text:p>
          </table:table-cell>
          <table:table-cell office:value-type="float" office:value="240.582">
            <text:p>240.58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0658">
            <text:p>54.0658</text:p>
          </table:table-cell>
          <table:table-cell office:value-type="float" office:value="4.38129">
            <text:p>4.38129</text:p>
          </table:table-cell>
          <table:table-cell office:value-type="float" office:value="240.619">
            <text:p>240.61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1756">
            <text:p>54.1756</text:p>
          </table:table-cell>
          <table:table-cell office:value-type="float" office:value="4.33105">
            <text:p>4.33105</text:p>
          </table:table-cell>
          <table:table-cell office:value-type="float" office:value="240.669">
            <text:p>240.66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2821">
            <text:p>54.2821</text:p>
          </table:table-cell>
          <table:table-cell office:value-type="float" office:value="4.26833">
            <text:p>4.26833</text:p>
          </table:table-cell>
          <table:table-cell office:value-type="float" office:value="240.732">
            <text:p>240.73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386">
            <text:p>54.386</text:p>
          </table:table-cell>
          <table:table-cell office:value-type="float" office:value="4.19351">
            <text:p>4.19351</text:p>
          </table:table-cell>
          <table:table-cell office:value-type="float" office:value="240.806">
            <text:p>240.80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4939">
            <text:p>54.4939</text:p>
          </table:table-cell>
          <table:table-cell office:value-type="float" office:value="4.10089">
            <text:p>4.10089</text:p>
          </table:table-cell>
          <table:table-cell office:value-type="float" office:value="240.899">
            <text:p>240.899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5992">
            <text:p>54.5992</text:p>
          </table:table-cell>
          <table:table-cell office:value-type="float" office:value="3.99591">
            <text:p>3.99591</text:p>
          </table:table-cell>
          <table:table-cell office:value-type="float" office:value="241.004">
            <text:p>241.00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7062">
            <text:p>54.7062</text:p>
          </table:table-cell>
          <table:table-cell office:value-type="float" office:value="3.87378">
            <text:p>3.87378</text:p>
          </table:table-cell>
          <table:table-cell office:value-type="float" office:value="241.126">
            <text:p>241.12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8119">
            <text:p>54.8119</text:p>
          </table:table-cell>
          <table:table-cell office:value-type="float" office:value="3.73758">
            <text:p>3.73758</text:p>
          </table:table-cell>
          <table:table-cell office:value-type="float" office:value="241.262">
            <text:p>241.26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4.9158">
            <text:p>54.9158</text:p>
          </table:table-cell>
          <table:table-cell office:value-type="float" office:value="3.58864">
            <text:p>3.58864</text:p>
          </table:table-cell>
          <table:table-cell office:value-type="float" office:value="241.411">
            <text:p>241.411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0198">
            <text:p>55.0198</text:p>
          </table:table-cell>
          <table:table-cell office:value-type="float" office:value="3.42421">
            <text:p>3.42421</text:p>
          </table:table-cell>
          <table:table-cell office:value-type="float" office:value="241.576">
            <text:p>241.57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1233">
            <text:p>55.1233</text:p>
          </table:table-cell>
          <table:table-cell office:value-type="float" office:value="3.245">
            <text:p>3.245</text:p>
          </table:table-cell>
          <table:table-cell office:value-type="float" office:value="241.755">
            <text:p>241.755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2509">
            <text:p>55.2509</text:p>
          </table:table-cell>
          <table:table-cell office:value-type="float" office:value="3.00256">
            <text:p>3.00256</text:p>
          </table:table-cell>
          <table:table-cell office:value-type="float" office:value="241.997">
            <text:p>241.997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3649">
            <text:p>55.3649</text:p>
          </table:table-cell>
          <table:table-cell office:value-type="float" office:value="2.76581">
            <text:p>2.76581</text:p>
          </table:table-cell>
          <table:table-cell office:value-type="float" office:value="242.234">
            <text:p>242.234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4771">
            <text:p>55.4771</text:p>
          </table:table-cell>
          <table:table-cell office:value-type="float" office:value="2.51428">
            <text:p>2.51428</text:p>
          </table:table-cell>
          <table:table-cell office:value-type="float" office:value="242.486">
            <text:p>242.48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5855">
            <text:p>55.5855</text:p>
          </table:table-cell>
          <table:table-cell office:value-type="float" office:value="2.2536">
            <text:p>2.2536</text:p>
          </table:table-cell>
          <table:table-cell office:value-type="float" office:value="242.746">
            <text:p>242.746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6924">
            <text:p>55.6924</text:p>
          </table:table-cell>
          <table:table-cell office:value-type="float" office:value="1.97963">
            <text:p>1.97963</text:p>
          </table:table-cell>
          <table:table-cell office:value-type="float" office:value="243.02">
            <text:p>243.02</text:p>
          </table:table-cell>
          <table:table-cell office:value-type="float" office:value="0.95">
            <text:p>0.9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7978">
            <text:p>55.7978</text:p>
          </table:table-cell>
          <table:table-cell office:value-type="float" office:value="1.69331">
            <text:p>1.69331</text:p>
          </table:table-cell>
          <table:table-cell office:value-type="float" office:value="243.307">
            <text:p>243.307</text:p>
          </table:table-cell>
          <table:table-cell office:value-type="float" office:value="0.846657">
            <text:p>0.8466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5.9039">
            <text:p>55.9039</text:p>
          </table:table-cell>
          <table:table-cell office:value-type="float" office:value="1.38858">
            <text:p>1.38858</text:p>
          </table:table-cell>
          <table:table-cell office:value-type="float" office:value="243.611">
            <text:p>243.611</text:p>
          </table:table-cell>
          <table:table-cell office:value-type="float" office:value="0.69429">
            <text:p>0.69429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0089">
            <text:p>56.0089</text:p>
          </table:table-cell>
          <table:table-cell office:value-type="float" office:value="1.07123">
            <text:p>1.07123</text:p>
          </table:table-cell>
          <table:table-cell office:value-type="float" office:value="243.929">
            <text:p>243.929</text:p>
          </table:table-cell>
          <table:table-cell office:value-type="float" office:value="0.535614">
            <text:p>0.535614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1155">
            <text:p>56.1155</text:p>
          </table:table-cell>
          <table:table-cell office:value-type="float" office:value="0.732773">
            <text:p>0.732773</text:p>
          </table:table-cell>
          <table:table-cell office:value-type="float" office:value="244.267">
            <text:p>244.267</text:p>
          </table:table-cell>
          <table:table-cell office:value-type="float" office:value="0.366386">
            <text:p>0.366386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2275">
            <text:p>56.2275</text:p>
          </table:table-cell>
          <table:table-cell office:value-type="float" office:value="0.360504">
            <text:p>0.360504</text:p>
          </table:table-cell>
          <table:table-cell office:value-type="float" office:value="244.639">
            <text:p>244.639</text:p>
          </table:table-cell>
          <table:table-cell office:value-type="float" office:value="0.180252">
            <text:p>0.180252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333">
            <text:p>56.333</text:p>
          </table:table-cell>
          <table:table-cell office:value-type="float" office:value="-0.00357056">
            <text:p>-0.00357056</text:p>
          </table:table-cell>
          <table:table-cell office:value-type="float" office:value="245.004">
            <text:p>245.00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4472">
            <text:p>56.4472</text:p>
          </table:table-cell>
          <table:table-cell office:value-type="float" office:value="-0.411545">
            <text:p>-0.411545</text:p>
          </table:table-cell>
          <table:table-cell office:value-type="float" office:value="245.412">
            <text:p>245.4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5598">
            <text:p>56.5598</text:p>
          </table:table-cell>
          <table:table-cell office:value-type="float" office:value="-0.824097">
            <text:p>-0.824097</text:p>
          </table:table-cell>
          <table:table-cell office:value-type="float" office:value="245.824">
            <text:p>245.82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6757">
            <text:p>56.6757</text:p>
          </table:table-cell>
          <table:table-cell office:value-type="float" office:value="-1.25488">
            <text:p>-1.25488</text:p>
          </table:table-cell>
          <table:table-cell office:value-type="float" office:value="246.255">
            <text:p>246.25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794">
            <text:p>56.794</text:p>
          </table:table-cell>
          <table:table-cell office:value-type="float" office:value="-1.69646">
            <text:p>-1.69646</text:p>
          </table:table-cell>
          <table:table-cell office:value-type="float" office:value="246.696">
            <text:p>246.69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6.9109">
            <text:p>56.9109</text:p>
          </table:table-cell>
          <table:table-cell office:value-type="float" office:value="-2.12933">
            <text:p>-2.12933</text:p>
          </table:table-cell>
          <table:table-cell office:value-type="float" office:value="247.129">
            <text:p>247.12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0283">
            <text:p>57.0283</text:p>
          </table:table-cell>
          <table:table-cell office:value-type="float" office:value="-2.55524">
            <text:p>-2.55524</text:p>
          </table:table-cell>
          <table:table-cell office:value-type="float" office:value="247.555">
            <text:p>247.55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1338">
            <text:p>57.1338</text:p>
          </table:table-cell>
          <table:table-cell office:value-type="float" office:value="-2.92657">
            <text:p>-2.92657</text:p>
          </table:table-cell>
          <table:table-cell office:value-type="float" office:value="247.927">
            <text:p>247.92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2472">
            <text:p>57.2472</text:p>
          </table:table-cell>
          <table:table-cell office:value-type="float" office:value="-3.31013">
            <text:p>-3.31013</text:p>
          </table:table-cell>
          <table:table-cell office:value-type="float" office:value="248.31">
            <text:p>248.3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3558">
            <text:p>57.3558</text:p>
          </table:table-cell>
          <table:table-cell office:value-type="float" office:value="-3.6597">
            <text:p>-3.6597</text:p>
          </table:table-cell>
          <table:table-cell office:value-type="float" office:value="248.66">
            <text:p>248.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4659">
            <text:p>57.4659</text:p>
          </table:table-cell>
          <table:table-cell office:value-type="float" office:value="-3.99365">
            <text:p>-3.99365</text:p>
          </table:table-cell>
          <table:table-cell office:value-type="float" office:value="248.994">
            <text:p>248.99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5818">
            <text:p>57.5818</text:p>
          </table:table-cell>
          <table:table-cell office:value-type="float" office:value="-4.3208">
            <text:p>-4.3208</text:p>
          </table:table-cell>
          <table:table-cell office:value-type="float" office:value="249.321">
            <text:p>249.32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6992">
            <text:p>57.6992</text:p>
          </table:table-cell>
          <table:table-cell office:value-type="float" office:value="-4.62535">
            <text:p>-4.62535</text:p>
          </table:table-cell>
          <table:table-cell office:value-type="float" office:value="249.625">
            <text:p>249.62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8153">
            <text:p>57.8153</text:p>
          </table:table-cell>
          <table:table-cell office:value-type="float" office:value="-4.89938">
            <text:p>-4.89938</text:p>
          </table:table-cell>
          <table:table-cell office:value-type="float" office:value="249.899">
            <text:p>249.89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7.9332">
            <text:p>57.9332</text:p>
          </table:table-cell>
          <table:table-cell office:value-type="float" office:value="-5.14847">
            <text:p>-5.14847</text:p>
          </table:table-cell>
          <table:table-cell office:value-type="float" office:value="250.148">
            <text:p>250.1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0484">
            <text:p>58.0484</text:p>
          </table:table-cell>
          <table:table-cell office:value-type="float" office:value="-5.36395">
            <text:p>-5.36395</text:p>
          </table:table-cell>
          <table:table-cell office:value-type="float" office:value="250.364">
            <text:p>250.36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1636">
            <text:p>58.1636</text:p>
          </table:table-cell>
          <table:table-cell office:value-type="float" office:value="-5.55157">
            <text:p>-5.55157</text:p>
          </table:table-cell>
          <table:table-cell office:value-type="float" office:value="250.552">
            <text:p>250.5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2759">
            <text:p>58.2759</text:p>
          </table:table-cell>
          <table:table-cell office:value-type="float" office:value="-5.70844">
            <text:p>-5.70844</text:p>
          </table:table-cell>
          <table:table-cell office:value-type="float" office:value="250.708">
            <text:p>250.7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3813">
            <text:p>58.3813</text:p>
          </table:table-cell>
          <table:table-cell office:value-type="float" office:value="-5.83253">
            <text:p>-5.83253</text:p>
          </table:table-cell>
          <table:table-cell office:value-type="float" office:value="250.833">
            <text:p>250.8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4857">
            <text:p>58.4857</text:p>
          </table:table-cell>
          <table:table-cell office:value-type="float" office:value="-5.93433">
            <text:p>-5.93433</text:p>
          </table:table-cell>
          <table:table-cell office:value-type="float" office:value="250.934">
            <text:p>250.93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5878">
            <text:p>58.5878</text:p>
          </table:table-cell>
          <table:table-cell office:value-type="float" office:value="-6.0141">
            <text:p>-6.0141</text:p>
          </table:table-cell>
          <table:table-cell office:value-type="float" office:value="251.014">
            <text:p>251.01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7017">
            <text:p>58.7017</text:p>
          </table:table-cell>
          <table:table-cell office:value-type="float" office:value="-6.08101">
            <text:p>-6.08101</text:p>
          </table:table-cell>
          <table:table-cell office:value-type="float" office:value="251.081">
            <text:p>251.0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8161">
            <text:p>58.8161</text:p>
          </table:table-cell>
          <table:table-cell office:value-type="float" office:value="-6.12589">
            <text:p>-6.12589</text:p>
          </table:table-cell>
          <table:table-cell office:value-type="float" office:value="251.126">
            <text:p>251.12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8.9217">
            <text:p>58.9217</text:p>
          </table:table-cell>
          <table:table-cell office:value-type="float" office:value="-6.14847">
            <text:p>-6.14847</text:p>
          </table:table-cell>
          <table:table-cell office:value-type="float" office:value="251.148">
            <text:p>251.14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0237">
            <text:p>59.0237</text:p>
          </table:table-cell>
          <table:table-cell office:value-type="float" office:value="-6.15393">
            <text:p>-6.15393</text:p>
          </table:table-cell>
          <table:table-cell office:value-type="float" office:value="251.154">
            <text:p>251.15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1463">
            <text:p>59.1463</text:p>
          </table:table-cell>
          <table:table-cell office:value-type="float" office:value="-6.14058">
            <text:p>-6.14058</text:p>
          </table:table-cell>
          <table:table-cell office:value-type="float" office:value="251.141">
            <text:p>251.14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2642">
            <text:p>59.2642</text:p>
          </table:table-cell>
          <table:table-cell office:value-type="float" office:value="-6.10838">
            <text:p>-6.10838</text:p>
          </table:table-cell>
          <table:table-cell office:value-type="float" office:value="251.108">
            <text:p>251.10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3957">
            <text:p>59.3957</text:p>
          </table:table-cell>
          <table:table-cell office:value-type="float" office:value="-6.05168">
            <text:p>-6.05168</text:p>
          </table:table-cell>
          <table:table-cell office:value-type="float" office:value="251.052">
            <text:p>251.0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5047">
            <text:p>59.5047</text:p>
          </table:table-cell>
          <table:table-cell office:value-type="float" office:value="-5.98947">
            <text:p>-5.98947</text:p>
          </table:table-cell>
          <table:table-cell office:value-type="float" office:value="250.989">
            <text:p>250.98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6152">
            <text:p>59.6152</text:p>
          </table:table-cell>
          <table:table-cell office:value-type="float" office:value="-5.91344">
            <text:p>-5.91344</text:p>
          </table:table-cell>
          <table:table-cell office:value-type="float" office:value="250.913">
            <text:p>250.91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723">
            <text:p>59.723</text:p>
          </table:table-cell>
          <table:table-cell office:value-type="float" office:value="-5.82753">
            <text:p>-5.82753</text:p>
          </table:table-cell>
          <table:table-cell office:value-type="float" office:value="250.828">
            <text:p>250.82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8267">
            <text:p>59.8267</text:p>
          </table:table-cell>
          <table:table-cell office:value-type="float" office:value="-5.73471">
            <text:p>-5.73471</text:p>
          </table:table-cell>
          <table:table-cell office:value-type="float" office:value="250.735">
            <text:p>250.73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59.9326">
            <text:p>59.9326</text:p>
          </table:table-cell>
          <table:table-cell office:value-type="float" office:value="-5.63046">
            <text:p>-5.63046</text:p>
          </table:table-cell>
          <table:table-cell office:value-type="float" office:value="250.63">
            <text:p>250.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0382">
            <text:p>60.0382</text:p>
          </table:table-cell>
          <table:table-cell office:value-type="float" office:value="-5.51788">
            <text:p>-5.51788</text:p>
          </table:table-cell>
          <table:table-cell office:value-type="float" office:value="250.518">
            <text:p>250.51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1496">
            <text:p>60.1496</text:p>
          </table:table-cell>
          <table:table-cell office:value-type="float" office:value="-5.39046">
            <text:p>-5.39046</text:p>
          </table:table-cell>
          <table:table-cell office:value-type="float" office:value="250.39">
            <text:p>250.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2596">
            <text:p>60.2596</text:p>
          </table:table-cell>
          <table:table-cell office:value-type="float" office:value="-5.25665">
            <text:p>-5.25665</text:p>
          </table:table-cell>
          <table:table-cell office:value-type="float" office:value="250.257">
            <text:p>250.25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3666">
            <text:p>60.3666</text:p>
          </table:table-cell>
          <table:table-cell office:value-type="float" office:value="-5.11966">
            <text:p>-5.11966</text:p>
          </table:table-cell>
          <table:table-cell office:value-type="float" office:value="250.12">
            <text:p>250.1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4758">
            <text:p>60.4758</text:p>
          </table:table-cell>
          <table:table-cell office:value-type="float" office:value="-4.97366">
            <text:p>-4.97366</text:p>
          </table:table-cell>
          <table:table-cell office:value-type="float" office:value="249.974">
            <text:p>249.9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5966">
            <text:p>60.5966</text:p>
          </table:table-cell>
          <table:table-cell office:value-type="float" office:value="-4.80511">
            <text:p>-4.80511</text:p>
          </table:table-cell>
          <table:table-cell office:value-type="float" office:value="249.805">
            <text:p>249.805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7251">
            <text:p>60.7251</text:p>
          </table:table-cell>
          <table:table-cell office:value-type="float" office:value="-4.61911">
            <text:p>-4.61911</text:p>
          </table:table-cell>
          <table:table-cell office:value-type="float" office:value="249.619">
            <text:p>249.6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8393">
            <text:p>60.8393</text:p>
          </table:table-cell>
          <table:table-cell office:value-type="float" office:value="-4.44867">
            <text:p>-4.44867</text:p>
          </table:table-cell>
          <table:table-cell office:value-type="float" office:value="249.449">
            <text:p>249.44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0.9535">
            <text:p>60.9535</text:p>
          </table:table-cell>
          <table:table-cell office:value-type="float" office:value="-4.27402">
            <text:p>-4.27402</text:p>
          </table:table-cell>
          <table:table-cell office:value-type="float" office:value="249.274">
            <text:p>249.27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0634">
            <text:p>61.0634</text:p>
          </table:table-cell>
          <table:table-cell office:value-type="float" office:value="-4.10242">
            <text:p>-4.10242</text:p>
          </table:table-cell>
          <table:table-cell office:value-type="float" office:value="249.102">
            <text:p>249.10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1784">
            <text:p>61.1784</text:p>
          </table:table-cell>
          <table:table-cell office:value-type="float" office:value="-3.91943">
            <text:p>-3.91943</text:p>
          </table:table-cell>
          <table:table-cell office:value-type="float" office:value="248.919">
            <text:p>248.9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3022">
            <text:p>61.3022</text:p>
          </table:table-cell>
          <table:table-cell office:value-type="float" office:value="-3.71909">
            <text:p>-3.71909</text:p>
          </table:table-cell>
          <table:table-cell office:value-type="float" office:value="248.719">
            <text:p>248.7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4102">
            <text:p>61.4102</text:p>
          </table:table-cell>
          <table:table-cell office:value-type="float" office:value="-3.54216">
            <text:p>-3.54216</text:p>
          </table:table-cell>
          <table:table-cell office:value-type="float" office:value="248.542">
            <text:p>248.54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5168">
            <text:p>61.5168</text:p>
          </table:table-cell>
          <table:table-cell office:value-type="float" office:value="-3.36609">
            <text:p>-3.36609</text:p>
          </table:table-cell>
          <table:table-cell office:value-type="float" office:value="248.366">
            <text:p>248.366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6324">
            <text:p>61.6324</text:p>
          </table:table-cell>
          <table:table-cell office:value-type="float" office:value="-3.17294">
            <text:p>-3.17294</text:p>
          </table:table-cell>
          <table:table-cell office:value-type="float" office:value="248.173">
            <text:p>248.17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7575">
            <text:p>61.7575</text:p>
          </table:table-cell>
          <table:table-cell office:value-type="float" office:value="-2.9623">
            <text:p>-2.9623</text:p>
          </table:table-cell>
          <table:table-cell office:value-type="float" office:value="247.962">
            <text:p>247.96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8763">
            <text:p>61.8763</text:p>
          </table:table-cell>
          <table:table-cell office:value-type="float" office:value="-2.76128">
            <text:p>-2.76128</text:p>
          </table:table-cell>
          <table:table-cell office:value-type="float" office:value="247.761">
            <text:p>247.76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1.993">
            <text:p>61.993</text:p>
          </table:table-cell>
          <table:table-cell office:value-type="float" office:value="-2.56306">
            <text:p>-2.56306</text:p>
          </table:table-cell>
          <table:table-cell office:value-type="float" office:value="247.563">
            <text:p>247.56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1141">
            <text:p>62.1141</text:p>
          </table:table-cell>
          <table:table-cell office:value-type="float" office:value="-2.35655">
            <text:p>-2.35655</text:p>
          </table:table-cell>
          <table:table-cell office:value-type="float" office:value="247.357">
            <text:p>247.35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62.2198">
            <text:p>62.2198</text:p>
          </table:table-cell>
          <table:table-cell office:value-type="float" office:value="-2.17654">
            <text:p>-2.17654</text:p>
          </table:table-cell>
          <table:table-cell office:value-type="float" office:value="247.177">
            <text:p>247.17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5">11/05/2023</text:date>, <text:time>02:4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5T02:49:08.48</dc:date>
    <dc:creator>Thorsten Kuypers</dc:creator>
    <meta:generator>OpenOffice/4.1.13$Win32 OpenOffice.org_project/4113m1$Build-9810</meta:generator>
    <meta:editing-duration>PT49M35S</meta:editing-duration>
    <meta:editing-cycles>9</meta:editing-cycles>
    <meta:document-statistic meta:table-count="4" meta:cell-count="120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26cm" style:legend-expansion="high" chart:style-name="ch2"/>
        <chart:plot-area chart:style-name="ch3" table:cell-range-address="Tabelle1.A11:Tabelle1.A463 Tabelle1.C10:Tabelle1.C463 Tabelle1.E10:Tabelle1.E463" chart:data-source-has-labels="both" svg:x="0.77cm" svg:y="0.855cm" svg:width="12.029cm" svg:height="7.545cm">
          <chartooo:coordinate-region svg:x="1.577cm" svg:y="1.067cm" svg:width="10.987cm" svg:height="6.236cm"/>
          <chart:axis chart:dimension="x" chart:name="primary-x" chart:style-name="ch4" chartooo:axis-type="text">
            <chart:categories table:cell-range-address="Tabelle1.A11:Tabelle1.A4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1:Tabelle1.C463" chart:label-cell-address="Tabelle1.C10:Tabelle1.C10" chart:class="chart:line">
            <chart:data-point chart:repeated="453"/>
          </chart:series>
          <chart:series chart:style-name="ch8" chart:values-cell-range-address="Tabelle1.E11:Tabelle1.E463" chart:label-cell-address="Tabelle1.E10:Tabelle1.E10" chart:class="chart:line">
            <chart:data-point chart:repeated="4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220001">
                <text:p>0</text:p>
                <draw:g>
                  <svg:desc>Tabelle1.A11:Tabelle1.A463</svg:desc>
                </draw:g>
              </table:table-cell>
              <table:table-cell office:value-type="float" office:value="239.775">
                <text:p>239.775</text:p>
                <draw:g>
                  <svg:desc>Tabelle1.C11:Tabelle1.C463</svg:desc>
                </draw:g>
              </table:table-cell>
              <table:table-cell office:value-type="float" office:value="245">
                <text:p>245</text:p>
                <draw:g>
                  <svg:desc>Tabelle1.E11:Tabelle1.E463</svg:desc>
                </draw:g>
              </table:table-cell>
            </table:table-row>
            <table:table-row>
              <table:table-cell office:value-type="float" office:value="0.323303">
                <text:p>0</text:p>
              </table:table-cell>
              <table:table-cell office:value-type="float" office:value="239.775">
                <text:p>239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28894">
                <text:p>0</text:p>
              </table:table-cell>
              <table:table-cell office:value-type="float" office:value="239.774">
                <text:p>239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31006">
                <text:p>0</text:p>
              </table:table-cell>
              <table:table-cell office:value-type="float" office:value="239.774">
                <text:p>239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39938">
                <text:p>0</text:p>
              </table:table-cell>
              <table:table-cell office:value-type="float" office:value="239.774">
                <text:p>239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50992">
                <text:p>0</text:p>
              </table:table-cell>
              <table:table-cell office:value-type="float" office:value="239.777">
                <text:p>239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62305">
                <text:p>0</text:p>
              </table:table-cell>
              <table:table-cell office:value-type="float" office:value="239.782">
                <text:p>239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71283">
                <text:p>0</text:p>
              </table:table-cell>
              <table:table-cell office:value-type="float" office:value="239.79">
                <text:p>239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7343">
                <text:p/>
              </table:table-cell>
              <table:table-cell office:value-type="float" office:value="239.803">
                <text:p>239.8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9649">
                <text:p/>
              </table:table-cell>
              <table:table-cell office:value-type="float" office:value="239.826">
                <text:p>239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143">
                <text:p/>
              </table:table-cell>
              <table:table-cell office:value-type="float" office:value="239.857">
                <text:p>239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2453">
                <text:p/>
              </table:table-cell>
              <table:table-cell office:value-type="float" office:value="239.895">
                <text:p>239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3226">
                <text:p/>
              </table:table-cell>
              <table:table-cell office:value-type="float" office:value="239.942">
                <text:p>239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4221">
                <text:p/>
              </table:table-cell>
              <table:table-cell office:value-type="float" office:value="240.001">
                <text:p>240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5125">
                <text:p/>
              </table:table-cell>
              <table:table-cell office:value-type="float" office:value="240.071">
                <text:p>240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5738">
                <text:p/>
              </table:table-cell>
              <table:table-cell office:value-type="float" office:value="240.151">
                <text:p>240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6933">
                <text:p/>
              </table:table-cell>
              <table:table-cell office:value-type="float" office:value="240.248">
                <text:p>240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77">
                <text:p/>
              </table:table-cell>
              <table:table-cell office:value-type="float" office:value="240.355">
                <text:p>240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8683">
                <text:p/>
              </table:table-cell>
              <table:table-cell office:value-type="float" office:value="240.477">
                <text:p>240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9997">
                <text:p/>
              </table:table-cell>
              <table:table-cell office:value-type="float" office:value="240.619">
                <text:p>240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0726">
                <text:p/>
              </table:table-cell>
              <table:table-cell office:value-type="float" office:value="240.766">
                <text:p>240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1584">
                <text:p/>
              </table:table-cell>
              <table:table-cell office:value-type="float" office:value="240.929">
                <text:p>240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1713">
                <text:p/>
              </table:table-cell>
              <table:table-cell office:value-type="float" office:value="241.092">
                <text:p>241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2385">
                <text:p/>
              </table:table-cell>
              <table:table-cell office:value-type="float" office:value="241.275">
                <text:p>241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2794">
                <text:p/>
              </table:table-cell>
              <table:table-cell office:value-type="float" office:value="241.462">
                <text:p>24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3079">
                <text:p/>
              </table:table-cell>
              <table:table-cell office:value-type="float" office:value="241.655">
                <text:p>241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3355">
                <text:p/>
              </table:table-cell>
              <table:table-cell office:value-type="float" office:value="241.853">
                <text:p>241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423">
                <text:p/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5911">
                <text:p/>
              </table:table-cell>
              <table:table-cell office:value-type="float" office:value="242.302">
                <text:p>242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6755">
                <text:p/>
              </table:table-cell>
              <table:table-cell office:value-type="float" office:value="242.521">
                <text:p>242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7017">
                <text:p/>
              </table:table-cell>
              <table:table-cell office:value-type="float" office:value="242.727">
                <text:p>242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7999">
                <text:p/>
              </table:table-cell>
              <table:table-cell office:value-type="float" office:value="242.947">
                <text:p>242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9067">
                <text:p/>
              </table:table-cell>
              <table:table-cell office:value-type="float" office:value="243.165">
                <text:p>243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998">
                <text:p/>
              </table:table-cell>
              <table:table-cell office:value-type="float" office:value="243.375">
                <text:p>243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0889">
                <text:p/>
              </table:table-cell>
              <table:table-cell office:value-type="float" office:value="243.58">
                <text:p>243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179">
                <text:p/>
              </table:table-cell>
              <table:table-cell office:value-type="float" office:value="243.777">
                <text:p>243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2669">
                <text:p/>
              </table:table-cell>
              <table:table-cell office:value-type="float" office:value="243.966">
                <text:p>243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472">
                <text:p/>
              </table:table-cell>
              <table:table-cell office:value-type="float" office:value="244.161">
                <text:p>244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4891">
                <text:p/>
              </table:table-cell>
              <table:table-cell office:value-type="float" office:value="244.323">
                <text:p>244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6069">
                <text:p/>
              </table:table-cell>
              <table:table-cell office:value-type="float" office:value="244.485">
                <text:p>244.4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6842">
                <text:p/>
              </table:table-cell>
              <table:table-cell office:value-type="float" office:value="244.631">
                <text:p>244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7567">
                <text:p/>
              </table:table-cell>
              <table:table-cell office:value-type="float" office:value="244.763">
                <text:p>244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8818">
                <text:p/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9769">
                <text:p/>
              </table:table-cell>
              <table:table-cell office:value-type="float" office:value="244.997">
                <text:p>244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134">
                <text:p>10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2177">
                <text:p>10</text:p>
              </table:table-cell>
              <table:table-cell office:value-type="float" office:value="245.177">
                <text:p>24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4539">
                <text:p>10</text:p>
              </table:table-cell>
              <table:table-cell office:value-type="float" office:value="245.251">
                <text:p>245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5349">
                <text:p>10</text:p>
              </table:table-cell>
              <table:table-cell office:value-type="float" office:value="245.302">
                <text:p>245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6422">
                <text:p>10</text:p>
              </table:table-cell>
              <table:table-cell office:value-type="float" office:value="245.339">
                <text:p>245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7492">
                <text:p>10</text:p>
              </table:table-cell>
              <table:table-cell office:value-type="float" office:value="245.363">
                <text:p>245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8214">
                <text:p>10</text:p>
              </table:table-cell>
              <table:table-cell office:value-type="float" office:value="245.374">
                <text:p>245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9375">
                <text:p>10</text:p>
              </table:table-cell>
              <table:table-cell office:value-type="float" office:value="245.372">
                <text:p>245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9931">
                <text:p>10</text:p>
              </table:table-cell>
              <table:table-cell office:value-type="float" office:value="245.357">
                <text:p>245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0591">
                <text:p>10</text:p>
              </table:table-cell>
              <table:table-cell office:value-type="float" office:value="245.332">
                <text:p>245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1008">
                <text:p>10</text:p>
              </table:table-cell>
              <table:table-cell office:value-type="float" office:value="245.296">
                <text:p>245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151">
                <text:p>10</text:p>
              </table:table-cell>
              <table:table-cell office:value-type="float" office:value="245.251">
                <text:p>245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1894">
                <text:p>10</text:p>
              </table:table-cell>
              <table:table-cell office:value-type="float" office:value="245.196">
                <text:p>245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207">
                <text:p>10</text:p>
              </table:table-cell>
              <table:table-cell office:value-type="float" office:value="245.134">
                <text:p>245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2914">
                <text:p>10</text:p>
              </table:table-cell>
              <table:table-cell office:value-type="float" office:value="245.059">
                <text:p>245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3016">
                <text:p>10</text:p>
              </table:table-cell>
              <table:table-cell office:value-type="float" office:value="244.981">
                <text:p>244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3495">
                <text:p>10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3742">
                <text:p>10</text:p>
              </table:table-cell>
              <table:table-cell office:value-type="float" office:value="244.8">
                <text:p>244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4218">
                <text:p>10</text:p>
              </table:table-cell>
              <table:table-cell office:value-type="float" office:value="244.699">
                <text:p>244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4779">
                <text:p>10</text:p>
              </table:table-cell>
              <table:table-cell office:value-type="float" office:value="244.591">
                <text:p>244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5565">
                <text:p>10</text:p>
              </table:table-cell>
              <table:table-cell office:value-type="float" office:value="244.474">
                <text:p>244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7014">
                <text:p>10</text:p>
              </table:table-cell>
              <table:table-cell office:value-type="float" office:value="244.345">
                <text:p>244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7788">
                <text:p>10</text:p>
              </table:table-cell>
              <table:table-cell office:value-type="float" office:value="244.218">
                <text:p>244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8953">
                <text:p>10</text:p>
              </table:table-cell>
              <table:table-cell office:value-type="float" office:value="244.083">
                <text:p>244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9616">
                <text:p>10</text:p>
              </table:table-cell>
              <table:table-cell office:value-type="float" office:value="243.949">
                <text:p>243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9905">
                <text:p>10</text:p>
              </table:table-cell>
              <table:table-cell office:value-type="float" office:value="243.817">
                <text:p>243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08">
                <text:p>10</text:p>
              </table:table-cell>
              <table:table-cell office:value-type="float" office:value="243.674">
                <text:p>243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1437">
                <text:p>10</text:p>
              </table:table-cell>
              <table:table-cell office:value-type="float" office:value="243.532">
                <text:p>243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2">
                <text:p>10</text:p>
              </table:table-cell>
              <table:table-cell office:value-type="float" office:value="243.389">
                <text:p>243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3074">
                <text:p>10</text:p>
              </table:table-cell>
              <table:table-cell office:value-type="float" office:value="243.237">
                <text:p>243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393">
                <text:p>10</text:p>
              </table:table-cell>
              <table:table-cell office:value-type="float" office:value="243.087">
                <text:p>243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4297">
                <text:p>10</text:p>
              </table:table-cell>
              <table:table-cell office:value-type="float" office:value="242.942">
                <text:p>242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5233">
                <text:p>10</text:p>
              </table:table-cell>
              <table:table-cell office:value-type="float" office:value="242.789">
                <text:p>242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6331">
                <text:p>10</text:p>
              </table:table-cell>
              <table:table-cell office:value-type="float" office:value="242.633">
                <text:p>242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7805">
                <text:p>10</text:p>
              </table:table-cell>
              <table:table-cell office:value-type="float" office:value="242.472">
                <text:p>242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8401">
                <text:p>10</text:p>
              </table:table-cell>
              <table:table-cell office:value-type="float" office:value="242.323">
                <text:p>242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927">
                <text:p>10</text:p>
              </table:table-cell>
              <table:table-cell office:value-type="float" office:value="242.172">
                <text:p>242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0749">
                <text:p>10</text:p>
              </table:table-cell>
              <table:table-cell office:value-type="float" office:value="242.014">
                <text:p>242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1356">
                <text:p>10</text:p>
              </table:table-cell>
              <table:table-cell office:value-type="float" office:value="241.869">
                <text:p>241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2522">
                <text:p>10</text:p>
              </table:table-cell>
              <table:table-cell office:value-type="float" office:value="241.719">
                <text:p>241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3649">
                <text:p>10</text:p>
              </table:table-cell>
              <table:table-cell office:value-type="float" office:value="241.572">
                <text:p>241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5033">
                <text:p>10</text:p>
              </table:table-cell>
              <table:table-cell office:value-type="float" office:value="241.426">
                <text:p>241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5768">
                <text:p>10</text:p>
              </table:table-cell>
              <table:table-cell office:value-type="float" office:value="241.291">
                <text:p>241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5895">
                <text:p>10</text:p>
              </table:table-cell>
              <table:table-cell office:value-type="float" office:value="241.166">
                <text:p>241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7325">
                <text:p>10</text:p>
              </table:table-cell>
              <table:table-cell office:value-type="float" office:value="241.03">
                <text:p>241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8309">
                <text:p>10</text:p>
              </table:table-cell>
              <table:table-cell office:value-type="float" office:value="240.904">
                <text:p>240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8726">
                <text:p>10</text:p>
              </table:table-cell>
              <table:table-cell office:value-type="float" office:value="240.789">
                <text:p>240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999">
                <text:p>10</text:p>
              </table:table-cell>
              <table:table-cell office:value-type="float" office:value="240.67">
                <text:p>240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074">
                <text:p>10</text:p>
              </table:table-cell>
              <table:table-cell office:value-type="float" office:value="240.562">
                <text:p>240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107">
                <text:p>10</text:p>
              </table:table-cell>
              <table:table-cell office:value-type="float" office:value="240.463">
                <text:p>240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187">
                <text:p>10</text:p>
              </table:table-cell>
              <table:table-cell office:value-type="float" office:value="240.366">
                <text:p>240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23">
                <text:p>10</text:p>
              </table:table-cell>
              <table:table-cell office:value-type="float" office:value="240.277">
                <text:p>240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324">
                <text:p>10</text:p>
              </table:table-cell>
              <table:table-cell office:value-type="float" office:value="240.19">
                <text:p>240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364">
                <text:p>10</text:p>
              </table:table-cell>
              <table:table-cell office:value-type="float" office:value="240.114">
                <text:p>240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375">
                <text:p>10</text:p>
              </table:table-cell>
              <table:table-cell office:value-type="float" office:value="240.047">
                <text:p>240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459">
                <text:p>10</text:p>
              </table:table-cell>
              <table:table-cell office:value-type="float" office:value="239.982">
                <text:p>239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501">
                <text:p>10</text:p>
              </table:table-cell>
              <table:table-cell office:value-type="float" office:value="239.927">
                <text:p>239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513">
                <text:p>10</text:p>
              </table:table-cell>
              <table:table-cell office:value-type="float" office:value="239.882">
                <text:p>239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618">
                <text:p>10</text:p>
              </table:table-cell>
              <table:table-cell office:value-type="float" office:value="239.842">
                <text:p>239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775">
                <text:p>10</text:p>
              </table:table-cell>
              <table:table-cell office:value-type="float" office:value="239.811">
                <text:p>239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872">
                <text:p>10</text:p>
              </table:table-cell>
              <table:table-cell office:value-type="float" office:value="239.793">
                <text:p>239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997">
                <text:p>10</text:p>
              </table:table-cell>
              <table:table-cell office:value-type="float" office:value="239.787">
                <text:p>239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124">
                <text:p>10</text:p>
              </table:table-cell>
              <table:table-cell office:value-type="float" office:value="239.793">
                <text:p>239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207">
                <text:p>10</text:p>
              </table:table-cell>
              <table:table-cell office:value-type="float" office:value="239.812">
                <text:p>239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255">
                <text:p>10</text:p>
              </table:table-cell>
              <table:table-cell office:value-type="float" office:value="239.842">
                <text:p>239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35">
                <text:p>10</text:p>
              </table:table-cell>
              <table:table-cell office:value-type="float" office:value="239.886">
                <text:p>239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373">
                <text:p>10</text:p>
              </table:table-cell>
              <table:table-cell office:value-type="float" office:value="239.939">
                <text:p>239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426">
                <text:p>10</text:p>
              </table:table-cell>
              <table:table-cell office:value-type="float" office:value="240.006">
                <text:p>240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582">
                <text:p>10</text:p>
              </table:table-cell>
              <table:table-cell office:value-type="float" office:value="240.094">
                <text:p>240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635">
                <text:p>10</text:p>
              </table:table-cell>
              <table:table-cell office:value-type="float" office:value="240.188">
                <text:p>240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703">
                <text:p>10</text:p>
              </table:table-cell>
              <table:table-cell office:value-type="float" office:value="240.296">
                <text:p>240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745">
                <text:p>10</text:p>
              </table:table-cell>
              <table:table-cell office:value-type="float" office:value="240.414">
                <text:p>240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829">
                <text:p>10</text:p>
              </table:table-cell>
              <table:table-cell office:value-type="float" office:value="240.55">
                <text:p>240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841">
                <text:p>10</text:p>
              </table:table-cell>
              <table:table-cell office:value-type="float" office:value="240.689">
                <text:p>240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851">
                <text:p>10</text:p>
              </table:table-cell>
              <table:table-cell office:value-type="float" office:value="240.84">
                <text:p>240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899">
                <text:p>10</text:p>
              </table:table-cell>
              <table:table-cell office:value-type="float" office:value="241.008">
                <text:p>241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948">
                <text:p>10</text:p>
              </table:table-cell>
              <table:table-cell office:value-type="float" office:value="241.187">
                <text:p>241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033">
                <text:p>10</text:p>
              </table:table-cell>
              <table:table-cell office:value-type="float" office:value="241.383">
                <text:p>241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145">
                <text:p>10</text:p>
              </table:table-cell>
              <table:table-cell office:value-type="float" office:value="241.593">
                <text:p>241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157">
                <text:p>10</text:p>
              </table:table-cell>
              <table:table-cell office:value-type="float" office:value="241.791">
                <text:p>241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271">
                <text:p>10</text:p>
              </table:table-cell>
              <table:table-cell office:value-type="float" office:value="242.014">
                <text:p>242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358">
                <text:p>10</text:p>
              </table:table-cell>
              <table:table-cell office:value-type="float" office:value="242.236">
                <text:p>242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43">
                <text:p>10</text:p>
              </table:table-cell>
              <table:table-cell office:value-type="float" office:value="242.457">
                <text:p>242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522">
                <text:p>10</text:p>
              </table:table-cell>
              <table:table-cell office:value-type="float" office:value="242.683">
                <text:p>242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613">
                <text:p>10</text:p>
              </table:table-cell>
              <table:table-cell office:value-type="float" office:value="242.907">
                <text:p>242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743">
                <text:p>10</text:p>
              </table:table-cell>
              <table:table-cell office:value-type="float" office:value="243.136">
                <text:p>243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812">
                <text:p>10</text:p>
              </table:table-cell>
              <table:table-cell office:value-type="float" office:value="243.348">
                <text:p>243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921">
                <text:p>10</text:p>
              </table:table-cell>
              <table:table-cell office:value-type="float" office:value="243.563">
                <text:p>243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984">
                <text:p>10</text:p>
              </table:table-cell>
              <table:table-cell office:value-type="float" office:value="243.763">
                <text:p>243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06">
                <text:p>10</text:p>
              </table:table-cell>
              <table:table-cell office:value-type="float" office:value="243.957">
                <text:p>243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108">
                <text:p>10</text:p>
              </table:table-cell>
              <table:table-cell office:value-type="float" office:value="244.138">
                <text:p>244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244">
                <text:p>10</text:p>
              </table:table-cell>
              <table:table-cell office:value-type="float" office:value="244.324">
                <text:p>244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296">
                <text:p>10</text:p>
              </table:table-cell>
              <table:table-cell office:value-type="float" office:value="244.486">
                <text:p>244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415">
                <text:p>20</text:p>
              </table:table-cell>
              <table:table-cell office:value-type="float" office:value="244.647">
                <text:p>244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506">
                <text:p>20</text:p>
              </table:table-cell>
              <table:table-cell office:value-type="float" office:value="244.791">
                <text:p>244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594">
                <text:p>20</text:p>
              </table:table-cell>
              <table:table-cell office:value-type="float" office:value="244.921">
                <text:p>244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85">
                <text:p>20</text:p>
              </table:table-cell>
              <table:table-cell office:value-type="float" office:value="245.057">
                <text:p>245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869">
                <text:p>20</text:p>
              </table:table-cell>
              <table:table-cell office:value-type="float" office:value="245.152">
                <text:p>245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941">
                <text:p>20</text:p>
              </table:table-cell>
              <table:table-cell office:value-type="float" office:value="245.241">
                <text:p>245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943">
                <text:p>20</text:p>
              </table:table-cell>
              <table:table-cell office:value-type="float" office:value="245.311">
                <text:p>245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983">
                <text:p>20</text:p>
              </table:table-cell>
              <table:table-cell office:value-type="float" office:value="245.371">
                <text:p>245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055">
                <text:p>20</text:p>
              </table:table-cell>
              <table:table-cell office:value-type="float" office:value="245.421">
                <text:p>245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102">
                <text:p>20</text:p>
              </table:table-cell>
              <table:table-cell office:value-type="float" office:value="245.456">
                <text:p>245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127">
                <text:p>20</text:p>
              </table:table-cell>
              <table:table-cell office:value-type="float" office:value="245.479">
                <text:p>245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225">
                <text:p>20</text:p>
              </table:table-cell>
              <table:table-cell office:value-type="float" office:value="245.491">
                <text:p>245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242">
                <text:p>20</text:p>
              </table:table-cell>
              <table:table-cell office:value-type="float" office:value="245.49">
                <text:p>245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453">
                <text:p>20</text:p>
              </table:table-cell>
              <table:table-cell office:value-type="float" office:value="245.475">
                <text:p>245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529">
                <text:p>20</text:p>
              </table:table-cell>
              <table:table-cell office:value-type="float" office:value="245.45">
                <text:p>245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61">
                <text:p>20</text:p>
              </table:table-cell>
              <table:table-cell office:value-type="float" office:value="245.413">
                <text:p>245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673">
                <text:p>20</text:p>
              </table:table-cell>
              <table:table-cell office:value-type="float" office:value="245.367">
                <text:p>245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743">
                <text:p>20</text:p>
              </table:table-cell>
              <table:table-cell office:value-type="float" office:value="245.31">
                <text:p>245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839">
                <text:p>20</text:p>
              </table:table-cell>
              <table:table-cell office:value-type="float" office:value="245.243">
                <text:p>245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884">
                <text:p>20</text:p>
              </table:table-cell>
              <table:table-cell office:value-type="float" office:value="245.17">
                <text:p>245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983">
                <text:p>20</text:p>
              </table:table-cell>
              <table:table-cell office:value-type="float" office:value="245.084">
                <text:p>245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146">
                <text:p>20</text:p>
              </table:table-cell>
              <table:table-cell office:value-type="float" office:value="244.985">
                <text:p>244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267">
                <text:p>20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325">
                <text:p>20</text:p>
              </table:table-cell>
              <table:table-cell office:value-type="float" office:value="244.778">
                <text:p>244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338">
                <text:p>20</text:p>
              </table:table-cell>
              <table:table-cell office:value-type="float" office:value="244.672">
                <text:p>244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343">
                <text:p>20</text:p>
              </table:table-cell>
              <table:table-cell office:value-type="float" office:value="244.563">
                <text:p>244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461">
                <text:p>20</text:p>
              </table:table-cell>
              <table:table-cell office:value-type="float" office:value="244.436">
                <text:p>244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528">
                <text:p>20</text:p>
              </table:table-cell>
              <table:table-cell office:value-type="float" office:value="244.309">
                <text:p>244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621">
                <text:p>20</text:p>
              </table:table-cell>
              <table:table-cell office:value-type="float" office:value="244.175">
                <text:p>244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696">
                <text:p>20</text:p>
              </table:table-cell>
              <table:table-cell office:value-type="float" office:value="244.04">
                <text:p>244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86">
                <text:p>20</text:p>
              </table:table-cell>
              <table:table-cell office:value-type="float" office:value="243.889">
                <text:p>243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936">
                <text:p>20</text:p>
              </table:table-cell>
              <table:table-cell office:value-type="float" office:value="243.746">
                <text:p>243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965">
                <text:p>20</text:p>
              </table:table-cell>
              <table:table-cell office:value-type="float" office:value="243.607">
                <text:p>243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086">
                <text:p>20</text:p>
              </table:table-cell>
              <table:table-cell office:value-type="float" office:value="243.453">
                <text:p>243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108">
                <text:p>20</text:p>
              </table:table-cell>
              <table:table-cell office:value-type="float" office:value="243.311">
                <text:p>243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193">
                <text:p>20</text:p>
              </table:table-cell>
              <table:table-cell office:value-type="float" office:value="243.159">
                <text:p>243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288">
                <text:p>20</text:p>
              </table:table-cell>
              <table:table-cell office:value-type="float" office:value="243.003">
                <text:p>243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322">
                <text:p>20</text:p>
              </table:table-cell>
              <table:table-cell office:value-type="float" office:value="242.856">
                <text:p>242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384">
                <text:p>20</text:p>
              </table:table-cell>
              <table:table-cell office:value-type="float" office:value="242.704">
                <text:p>242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42">
                <text:p>20</text:p>
              </table:table-cell>
              <table:table-cell office:value-type="float" office:value="242.556">
                <text:p>242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448">
                <text:p>20</text:p>
              </table:table-cell>
              <table:table-cell office:value-type="float" office:value="242.409">
                <text:p>242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566">
                <text:p>20</text:p>
              </table:table-cell>
              <table:table-cell office:value-type="float" office:value="242.25">
                <text:p>242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589">
                <text:p>20</text:p>
              </table:table-cell>
              <table:table-cell office:value-type="float" office:value="242.105">
                <text:p>242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689">
                <text:p>20</text:p>
              </table:table-cell>
              <table:table-cell office:value-type="float" office:value="241.951">
                <text:p>241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721">
                <text:p>20</text:p>
              </table:table-cell>
              <table:table-cell office:value-type="float" office:value="241.808">
                <text:p>241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769">
                <text:p>20</text:p>
              </table:table-cell>
              <table:table-cell office:value-type="float" office:value="241.665">
                <text:p>241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861">
                <text:p>20</text:p>
              </table:table-cell>
              <table:table-cell office:value-type="float" office:value="241.519">
                <text:p>241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907">
                <text:p>20</text:p>
              </table:table-cell>
              <table:table-cell office:value-type="float" office:value="241.382">
                <text:p>241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019">
                <text:p>20</text:p>
              </table:table-cell>
              <table:table-cell office:value-type="float" office:value="241.239">
                <text:p>241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124">
                <text:p>20</text:p>
              </table:table-cell>
              <table:table-cell office:value-type="float" office:value="241.101">
                <text:p>241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246">
                <text:p>20</text:p>
              </table:table-cell>
              <table:table-cell office:value-type="float" office:value="240.966">
                <text:p>240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325">
                <text:p>20</text:p>
              </table:table-cell>
              <table:table-cell office:value-type="float" office:value="240.84">
                <text:p>240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425">
                <text:p>20</text:p>
              </table:table-cell>
              <table:table-cell office:value-type="float" office:value="240.717">
                <text:p>240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565">
                <text:p>20</text:p>
              </table:table-cell>
              <table:table-cell office:value-type="float" office:value="240.595">
                <text:p>240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723">
                <text:p>20</text:p>
              </table:table-cell>
              <table:table-cell office:value-type="float" office:value="240.477">
                <text:p>240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801">
                <text:p>20</text:p>
              </table:table-cell>
              <table:table-cell office:value-type="float" office:value="240.374">
                <text:p>240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866">
                <text:p>20</text:p>
              </table:table-cell>
              <table:table-cell office:value-type="float" office:value="240.277">
                <text:p>240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983">
                <text:p>20</text:p>
              </table:table-cell>
              <table:table-cell office:value-type="float" office:value="240.182">
                <text:p>240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02">
                <text:p>20</text:p>
              </table:table-cell>
              <table:table-cell office:value-type="float" office:value="240.1">
                <text:p>240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128">
                <text:p>20</text:p>
              </table:table-cell>
              <table:table-cell office:value-type="float" office:value="240.02">
                <text:p>240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227">
                <text:p>20</text:p>
              </table:table-cell>
              <table:table-cell office:value-type="float" office:value="239.949">
                <text:p>239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302">
                <text:p>20</text:p>
              </table:table-cell>
              <table:table-cell office:value-type="float" office:value="239.887">
                <text:p>239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421">
                <text:p>20</text:p>
              </table:table-cell>
              <table:table-cell office:value-type="float" office:value="239.832">
                <text:p>239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462">
                <text:p>20</text:p>
              </table:table-cell>
              <table:table-cell office:value-type="float" office:value="239.79">
                <text:p>239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626">
                <text:p>20</text:p>
              </table:table-cell>
              <table:table-cell office:value-type="float" office:value="239.754">
                <text:p>239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728">
                <text:p>20</text:p>
              </table:table-cell>
              <table:table-cell office:value-type="float" office:value="239.732">
                <text:p>239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8">
                <text:p>20</text:p>
              </table:table-cell>
              <table:table-cell office:value-type="float" office:value="239.721">
                <text:p>239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954">
                <text:p>20</text:p>
              </table:table-cell>
              <table:table-cell office:value-type="float" office:value="239.723">
                <text:p>239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996">
                <text:p>20</text:p>
              </table:table-cell>
              <table:table-cell office:value-type="float" office:value="239.736">
                <text:p>239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098">
                <text:p>20</text:p>
              </table:table-cell>
              <table:table-cell office:value-type="float" office:value="239.763">
                <text:p>239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17">
                <text:p>20</text:p>
              </table:table-cell>
              <table:table-cell office:value-type="float" office:value="239.801">
                <text:p>239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363">
                <text:p>20</text:p>
              </table:table-cell>
              <table:table-cell office:value-type="float" office:value="239.86">
                <text:p>239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488">
                <text:p>20</text:p>
              </table:table-cell>
              <table:table-cell office:value-type="float" office:value="239.93">
                <text:p>239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577">
                <text:p>20</text:p>
              </table:table-cell>
              <table:table-cell office:value-type="float" office:value="240.011">
                <text:p>240.0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734">
                <text:p>20</text:p>
              </table:table-cell>
              <table:table-cell office:value-type="float" office:value="240.113">
                <text:p>240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869">
                <text:p>20</text:p>
              </table:table-cell>
              <table:table-cell office:value-type="float" office:value="240.228">
                <text:p>240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981">
                <text:p>20</text:p>
              </table:table-cell>
              <table:table-cell office:value-type="float" office:value="240.355">
                <text:p>240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059">
                <text:p>20</text:p>
              </table:table-cell>
              <table:table-cell office:value-type="float" office:value="240.492">
                <text:p>240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173">
                <text:p>20</text:p>
              </table:table-cell>
              <table:table-cell office:value-type="float" office:value="240.647">
                <text:p>240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306">
                <text:p>20</text:p>
              </table:table-cell>
              <table:table-cell office:value-type="float" office:value="240.82">
                <text:p>24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373">
                <text:p>20</text:p>
              </table:table-cell>
              <table:table-cell office:value-type="float" office:value="240.995">
                <text:p>240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426">
                <text:p>20</text:p>
              </table:table-cell>
              <table:table-cell office:value-type="float" office:value="241.179">
                <text:p>241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532">
                <text:p>20</text:p>
              </table:table-cell>
              <table:table-cell office:value-type="float" office:value="241.382">
                <text:p>241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585">
                <text:p>20</text:p>
              </table:table-cell>
              <table:table-cell office:value-type="float" office:value="241.585">
                <text:p>241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7">
                <text:p>20</text:p>
              </table:table-cell>
              <table:table-cell office:value-type="float" office:value="241.807">
                <text:p>241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893">
                <text:p>20</text:p>
              </table:table-cell>
              <table:table-cell office:value-type="float" office:value="242.05">
                <text:p>242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992">
                <text:p>20</text:p>
              </table:table-cell>
              <table:table-cell office:value-type="float" office:value="242.278">
                <text:p>242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153">
                <text:p>20</text:p>
              </table:table-cell>
              <table:table-cell office:value-type="float" office:value="242.52">
                <text:p>242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311">
                <text:p>20</text:p>
              </table:table-cell>
              <table:table-cell office:value-type="float" office:value="242.761">
                <text:p>242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382">
                <text:p>20</text:p>
              </table:table-cell>
              <table:table-cell office:value-type="float" office:value="242.983">
                <text:p>242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441">
                <text:p>20</text:p>
              </table:table-cell>
              <table:table-cell office:value-type="float" office:value="243.199">
                <text:p>243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542">
                <text:p>20</text:p>
              </table:table-cell>
              <table:table-cell office:value-type="float" office:value="243.419">
                <text:p>243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623">
                <text:p>30</text:p>
              </table:table-cell>
              <table:table-cell office:value-type="float" office:value="243.629">
                <text:p>243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701">
                <text:p>30</text:p>
              </table:table-cell>
              <table:table-cell office:value-type="float" office:value="243.832">
                <text:p>243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821">
                <text:p>30</text:p>
              </table:table-cell>
              <table:table-cell office:value-type="float" office:value="244.034">
                <text:p>244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903">
                <text:p>30</text:p>
              </table:table-cell>
              <table:table-cell office:value-type="float" office:value="244.22">
                <text:p>244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126">
                <text:p>30</text:p>
              </table:table-cell>
              <table:table-cell office:value-type="float" office:value="244.419">
                <text:p>244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203">
                <text:p>30</text:p>
              </table:table-cell>
              <table:table-cell office:value-type="float" office:value="244.581">
                <text:p>244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294">
                <text:p>30</text:p>
              </table:table-cell>
              <table:table-cell office:value-type="float" office:value="244.734">
                <text:p>244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387">
                <text:p>30</text:p>
              </table:table-cell>
              <table:table-cell office:value-type="float" office:value="244.875">
                <text:p>24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513">
                <text:p>30</text:p>
              </table:table-cell>
              <table:table-cell office:value-type="float" office:value="245.006">
                <text:p>245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589">
                <text:p>30</text:p>
              </table:table-cell>
              <table:table-cell office:value-type="float" office:value="245.118">
                <text:p>245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718">
                <text:p>30</text:p>
              </table:table-cell>
              <table:table-cell office:value-type="float" office:value="245.221">
                <text:p>245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863">
                <text:p>30</text:p>
              </table:table-cell>
              <table:table-cell office:value-type="float" office:value="245.31">
                <text:p>245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979">
                <text:p>30</text:p>
              </table:table-cell>
              <table:table-cell office:value-type="float" office:value="245.382">
                <text:p>245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086">
                <text:p>30</text:p>
              </table:table-cell>
              <table:table-cell office:value-type="float" office:value="245.439">
                <text:p>245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192">
                <text:p>30</text:p>
              </table:table-cell>
              <table:table-cell office:value-type="float" office:value="245.481">
                <text:p>245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384">
                <text:p>30</text:p>
              </table:table-cell>
              <table:table-cell office:value-type="float" office:value="245.512">
                <text:p>245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389">
                <text:p>30</text:p>
              </table:table-cell>
              <table:table-cell office:value-type="float" office:value="245.525">
                <text:p>245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483">
                <text:p>30</text:p>
              </table:table-cell>
              <table:table-cell office:value-type="float" office:value="245.527">
                <text:p>245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622">
                <text:p>30</text:p>
              </table:table-cell>
              <table:table-cell office:value-type="float" office:value="245.516">
                <text:p>245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693">
                <text:p>30</text:p>
              </table:table-cell>
              <table:table-cell office:value-type="float" office:value="245.493">
                <text:p>245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767">
                <text:p>30</text:p>
              </table:table-cell>
              <table:table-cell office:value-type="float" office:value="245.459">
                <text:p>245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84">
                <text:p>30</text:p>
              </table:table-cell>
              <table:table-cell office:value-type="float" office:value="245.414">
                <text:p>245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934">
                <text:p>30</text:p>
              </table:table-cell>
              <table:table-cell office:value-type="float" office:value="245.358">
                <text:p>245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036">
                <text:p>30</text:p>
              </table:table-cell>
              <table:table-cell office:value-type="float" office:value="245.292">
                <text:p>245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194">
                <text:p>30</text:p>
              </table:table-cell>
              <table:table-cell office:value-type="float" office:value="245.212">
                <text:p>245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293">
                <text:p>30</text:p>
              </table:table-cell>
              <table:table-cell office:value-type="float" office:value="245.127">
                <text:p>245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442">
                <text:p>30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553">
                <text:p>30</text:p>
              </table:table-cell>
              <table:table-cell office:value-type="float" office:value="244.927">
                <text:p>244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668">
                <text:p>30</text:p>
              </table:table-cell>
              <table:table-cell office:value-type="float" office:value="244.817">
                <text:p>244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702">
                <text:p>30</text:p>
              </table:table-cell>
              <table:table-cell office:value-type="float" office:value="244.709">
                <text:p>244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788">
                <text:p>30</text:p>
              </table:table-cell>
              <table:table-cell office:value-type="float" office:value="244.59">
                <text:p>244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895">
                <text:p>30</text:p>
              </table:table-cell>
              <table:table-cell office:value-type="float" office:value="244.463">
                <text:p>244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948">
                <text:p>30</text:p>
              </table:table-cell>
              <table:table-cell office:value-type="float" office:value="244.337">
                <text:p>244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048">
                <text:p>30</text:p>
              </table:table-cell>
              <table:table-cell office:value-type="float" office:value="244.202">
                <text:p>244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123">
                <text:p>30</text:p>
              </table:table-cell>
              <table:table-cell office:value-type="float" office:value="244.066">
                <text:p>244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17">
                <text:p>30</text:p>
              </table:table-cell>
              <table:table-cell office:value-type="float" office:value="243.93">
                <text:p>243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307">
                <text:p>30</text:p>
              </table:table-cell>
              <table:table-cell office:value-type="float" office:value="243.778">
                <text:p>243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404">
                <text:p>30</text:p>
              </table:table-cell>
              <table:table-cell office:value-type="float" office:value="243.63">
                <text:p>243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545">
                <text:p>30</text:p>
              </table:table-cell>
              <table:table-cell office:value-type="float" office:value="243.472">
                <text:p>243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641">
                <text:p>30</text:p>
              </table:table-cell>
              <table:table-cell office:value-type="float" office:value="243.319">
                <text:p>243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76">
                <text:p>30</text:p>
              </table:table-cell>
              <table:table-cell office:value-type="float" office:value="243.161">
                <text:p>243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959">
                <text:p>30</text:p>
              </table:table-cell>
              <table:table-cell office:value-type="float" office:value="242.991">
                <text:p>242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056">
                <text:p>30</text:p>
              </table:table-cell>
              <table:table-cell office:value-type="float" office:value="242.834">
                <text:p>242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173">
                <text:p>30</text:p>
              </table:table-cell>
              <table:table-cell office:value-type="float" office:value="242.673">
                <text:p>242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337">
                <text:p>30</text:p>
              </table:table-cell>
              <table:table-cell office:value-type="float" office:value="242.507">
                <text:p>242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386">
                <text:p>30</text:p>
              </table:table-cell>
              <table:table-cell office:value-type="float" office:value="242.356">
                <text:p>242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496">
                <text:p>30</text:p>
              </table:table-cell>
              <table:table-cell office:value-type="float" office:value="242.199">
                <text:p>242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608">
                <text:p>30</text:p>
              </table:table-cell>
              <table:table-cell office:value-type="float" office:value="242.043">
                <text:p>242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695">
                <text:p>30</text:p>
              </table:table-cell>
              <table:table-cell office:value-type="float" office:value="241.891">
                <text:p>241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871">
                <text:p>30</text:p>
              </table:table-cell>
              <table:table-cell office:value-type="float" office:value="241.73">
                <text:p>241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41.579">
                <text:p>241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124">
                <text:p>30</text:p>
              </table:table-cell>
              <table:table-cell office:value-type="float" office:value="241.431">
                <text:p>241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224">
                <text:p>30</text:p>
              </table:table-cell>
              <table:table-cell office:value-type="float" office:value="241.29">
                <text:p>241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332">
                <text:p>30</text:p>
              </table:table-cell>
              <table:table-cell office:value-type="float" office:value="241.152">
                <text:p>241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435">
                <text:p>30</text:p>
              </table:table-cell>
              <table:table-cell office:value-type="float" office:value="241.018">
                <text:p>241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534">
                <text:p>30</text:p>
              </table:table-cell>
              <table:table-cell office:value-type="float" office:value="240.89">
                <text:p>240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653">
                <text:p>30</text:p>
              </table:table-cell>
              <table:table-cell office:value-type="float" office:value="240.764">
                <text:p>240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722">
                <text:p>30</text:p>
              </table:table-cell>
              <table:table-cell office:value-type="float" office:value="240.65">
                <text:p>240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835">
                <text:p>30</text:p>
              </table:table-cell>
              <table:table-cell office:value-type="float" office:value="240.536">
                <text:p>240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954">
                <text:p>30</text:p>
              </table:table-cell>
              <table:table-cell office:value-type="float" office:value="240.428">
                <text:p>240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065">
                <text:p>30</text:p>
              </table:table-cell>
              <table:table-cell office:value-type="float" office:value="240.326">
                <text:p>240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151">
                <text:p>30</text:p>
              </table:table-cell>
              <table:table-cell office:value-type="float" office:value="240.234">
                <text:p>240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287">
                <text:p>30</text:p>
              </table:table-cell>
              <table:table-cell office:value-type="float" office:value="240.144">
                <text:p>240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366">
                <text:p>30</text:p>
              </table:table-cell>
              <table:table-cell office:value-type="float" office:value="240.065">
                <text:p>240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461">
                <text:p>30</text:p>
              </table:table-cell>
              <table:table-cell office:value-type="float" office:value="239.993">
                <text:p>239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556">
                <text:p>30</text:p>
              </table:table-cell>
              <table:table-cell office:value-type="float" office:value="239.929">
                <text:p>239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643">
                <text:p>30</text:p>
              </table:table-cell>
              <table:table-cell office:value-type="float" office:value="239.874">
                <text:p>239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695">
                <text:p>30</text:p>
              </table:table-cell>
              <table:table-cell office:value-type="float" office:value="239.83">
                <text:p>239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746">
                <text:p>30</text:p>
              </table:table-cell>
              <table:table-cell office:value-type="float" office:value="239.794">
                <text:p>239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893">
                <text:p>30</text:p>
              </table:table-cell>
              <table:table-cell office:value-type="float" office:value="239.767">
                <text:p>239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003">
                <text:p>30</text:p>
              </table:table-cell>
              <table:table-cell office:value-type="float" office:value="239.752">
                <text:p>239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124">
                <text:p>30</text:p>
              </table:table-cell>
              <table:table-cell office:value-type="float" office:value="239.75">
                <text:p>239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202">
                <text:p>30</text:p>
              </table:table-cell>
              <table:table-cell office:value-type="float" office:value="239.76">
                <text:p>239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322">
                <text:p>30</text:p>
              </table:table-cell>
              <table:table-cell office:value-type="float" office:value="239.783">
                <text:p>239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426">
                <text:p>30</text:p>
              </table:table-cell>
              <table:table-cell office:value-type="float" office:value="239.819">
                <text:p>239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542">
                <text:p>30</text:p>
              </table:table-cell>
              <table:table-cell office:value-type="float" office:value="239.869">
                <text:p>239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702">
                <text:p>30</text:p>
              </table:table-cell>
              <table:table-cell office:value-type="float" office:value="239.937">
                <text:p>239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807">
                <text:p>30</text:p>
              </table:table-cell>
              <table:table-cell office:value-type="float" office:value="240.015">
                <text:p>240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994">
                <text:p>30</text:p>
              </table:table-cell>
              <table:table-cell office:value-type="float" office:value="240.116">
                <text:p>240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115">
                <text:p>30</text:p>
              </table:table-cell>
              <table:table-cell office:value-type="float" office:value="240.225">
                <text:p>240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29">
                <text:p>30</text:p>
              </table:table-cell>
              <table:table-cell office:value-type="float" office:value="240.356">
                <text:p>240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435">
                <text:p>30</text:p>
              </table:table-cell>
              <table:table-cell office:value-type="float" office:value="240.499">
                <text:p>240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65">
                <text:p>30</text:p>
              </table:table-cell>
              <table:table-cell office:value-type="float" office:value="240.667">
                <text:p>240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819">
                <text:p>30</text:p>
              </table:table-cell>
              <table:table-cell office:value-type="float" office:value="240.844">
                <text:p>240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018">
                <text:p>30</text:p>
              </table:table-cell>
              <table:table-cell office:value-type="float" office:value="241.041">
                <text:p>241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16">
                <text:p>30</text:p>
              </table:table-cell>
              <table:table-cell office:value-type="float" office:value="241.242">
                <text:p>241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292">
                <text:p>30</text:p>
              </table:table-cell>
              <table:table-cell office:value-type="float" office:value="241.452">
                <text:p>241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427">
                <text:p>30</text:p>
              </table:table-cell>
              <table:table-cell office:value-type="float" office:value="241.672">
                <text:p>241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589">
                <text:p>30</text:p>
              </table:table-cell>
              <table:table-cell office:value-type="float" office:value="241.904">
                <text:p>241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711">
                <text:p>30</text:p>
              </table:table-cell>
              <table:table-cell office:value-type="float" office:value="242.133">
                <text:p>242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911">
                <text:p>40</text:p>
              </table:table-cell>
              <table:table-cell office:value-type="float" office:value="242.382">
                <text:p>24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052">
                <text:p>40</text:p>
              </table:table-cell>
              <table:table-cell office:value-type="float" office:value="242.619">
                <text:p>242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206">
                <text:p>40</text:p>
              </table:table-cell>
              <table:table-cell office:value-type="float" office:value="242.858">
                <text:p>242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326">
                <text:p>40</text:p>
              </table:table-cell>
              <table:table-cell office:value-type="float" office:value="243.088">
                <text:p>243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436">
                <text:p>40</text:p>
              </table:table-cell>
              <table:table-cell office:value-type="float" office:value="243.311">
                <text:p>243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669">
                <text:p>40</text:p>
              </table:table-cell>
              <table:table-cell office:value-type="float" office:value="243.553">
                <text:p>243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765">
                <text:p>40</text:p>
              </table:table-cell>
              <table:table-cell office:value-type="float" office:value="243.761">
                <text:p>243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93">
                <text:p>40</text:p>
              </table:table-cell>
              <table:table-cell office:value-type="float" office:value="243.974">
                <text:p>243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065">
                <text:p>40</text:p>
              </table:table-cell>
              <table:table-cell office:value-type="float" office:value="244.171">
                <text:p>244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065">
                <text:p>40</text:p>
              </table:table-cell>
              <table:table-cell office:value-type="float" office:value="244.336">
                <text:p>244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143">
                <text:p>40</text:p>
              </table:table-cell>
              <table:table-cell office:value-type="float" office:value="244.504">
                <text:p>244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329">
                <text:p>40</text:p>
              </table:table-cell>
              <table:table-cell office:value-type="float" office:value="244.675">
                <text:p>244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444">
                <text:p>40</text:p>
              </table:table-cell>
              <table:table-cell office:value-type="float" office:value="244.823">
                <text:p>244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59">
                <text:p>40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598">
                <text:p>40</text:p>
              </table:table-cell>
              <table:table-cell office:value-type="float" office:value="245.069">
                <text:p>245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621">
                <text:p>40</text:p>
              </table:table-cell>
              <table:table-cell office:value-type="float" office:value="245.168">
                <text:p>245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809">
                <text:p>40</text:p>
              </table:table-cell>
              <table:table-cell office:value-type="float" office:value="245.267">
                <text:p>245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81">
                <text:p>40</text:p>
              </table:table-cell>
              <table:table-cell office:value-type="float" office:value="245.338">
                <text:p>245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973">
                <text:p>40</text:p>
              </table:table-cell>
              <table:table-cell office:value-type="float" office:value="245.405">
                <text:p>245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104">
                <text:p>40</text:p>
              </table:table-cell>
              <table:table-cell office:value-type="float" office:value="245.455">
                <text:p>245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12">
                <text:p>40</text:p>
              </table:table-cell>
              <table:table-cell office:value-type="float" office:value="245.487">
                <text:p>245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286">
                <text:p>40</text:p>
              </table:table-cell>
              <table:table-cell office:value-type="float" office:value="245.51">
                <text:p>245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392">
                <text:p>40</text:p>
              </table:table-cell>
              <table:table-cell office:value-type="float" office:value="245.517">
                <text:p>245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599">
                <text:p>40</text:p>
              </table:table-cell>
              <table:table-cell office:value-type="float" office:value="245.51">
                <text:p>245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769">
                <text:p>40</text:p>
              </table:table-cell>
              <table:table-cell office:value-type="float" office:value="245.49">
                <text:p>245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878">
                <text:p>40</text:p>
              </table:table-cell>
              <table:table-cell office:value-type="float" office:value="245.457">
                <text:p>245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956">
                <text:p>40</text:p>
              </table:table-cell>
              <table:table-cell office:value-type="float" office:value="245.415">
                <text:p>245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064">
                <text:p>40</text:p>
              </table:table-cell>
              <table:table-cell office:value-type="float" office:value="245.36">
                <text:p>245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168">
                <text:p>40</text:p>
              </table:table-cell>
              <table:table-cell office:value-type="float" office:value="245.296">
                <text:p>245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339">
                <text:p>40</text:p>
              </table:table-cell>
              <table:table-cell office:value-type="float" office:value="245.217">
                <text:p>245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441">
                <text:p>40</text:p>
              </table:table-cell>
              <table:table-cell office:value-type="float" office:value="245.133">
                <text:p>245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592">
                <text:p>40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774">
                <text:p>40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946">
                <text:p>40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104">
                <text:p>40</text:p>
              </table:table-cell>
              <table:table-cell office:value-type="float" office:value="244.692">
                <text:p>244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237">
                <text:p>40</text:p>
              </table:table-cell>
              <table:table-cell office:value-type="float" office:value="244.568">
                <text:p>244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342">
                <text:p>40</text:p>
              </table:table-cell>
              <table:table-cell office:value-type="float" office:value="244.441">
                <text:p>244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438">
                <text:p>40</text:p>
              </table:table-cell>
              <table:table-cell office:value-type="float" office:value="244.309">
                <text:p>244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538">
                <text:p>40</text:p>
              </table:table-cell>
              <table:table-cell office:value-type="float" office:value="244.173">
                <text:p>244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664">
                <text:p>40</text:p>
              </table:table-cell>
              <table:table-cell office:value-type="float" office:value="244.029">
                <text:p>244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853">
                <text:p>40</text:p>
              </table:table-cell>
              <table:table-cell office:value-type="float" office:value="243.874">
                <text:p>243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963">
                <text:p>40</text:p>
              </table:table-cell>
              <table:table-cell office:value-type="float" office:value="243.725">
                <text:p>243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097">
                <text:p>40</text:p>
              </table:table-cell>
              <table:table-cell office:value-type="float" office:value="243.57">
                <text:p>243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208">
                <text:p>40</text:p>
              </table:table-cell>
              <table:table-cell office:value-type="float" office:value="243.417">
                <text:p>243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266">
                <text:p>40</text:p>
              </table:table-cell>
              <table:table-cell office:value-type="float" office:value="243.269">
                <text:p>243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387">
                <text:p>40</text:p>
              </table:table-cell>
              <table:table-cell office:value-type="float" office:value="243.11">
                <text:p>243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565">
                <text:p>40</text:p>
              </table:table-cell>
              <table:table-cell office:value-type="float" office:value="242.942">
                <text:p>242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736">
                <text:p>40</text:p>
              </table:table-cell>
              <table:table-cell office:value-type="float" office:value="242.774">
                <text:p>242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951">
                <text:p>40</text:p>
              </table:table-cell>
              <table:table-cell office:value-type="float" office:value="242.599">
                <text:p>242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088">
                <text:p>40</text:p>
              </table:table-cell>
              <table:table-cell office:value-type="float" office:value="242.436">
                <text:p>242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23">
                <text:p>40</text:p>
              </table:table-cell>
              <table:table-cell office:value-type="float" office:value="242.273">
                <text:p>242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34">
                <text:p>40</text:p>
              </table:table-cell>
              <table:table-cell office:value-type="float" office:value="242.116">
                <text:p>242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405">
                <text:p>40</text:p>
              </table:table-cell>
              <table:table-cell office:value-type="float" office:value="241.967">
                <text:p>241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515">
                <text:p>40</text:p>
              </table:table-cell>
              <table:table-cell office:value-type="float" office:value="241.813">
                <text:p>241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598">
                <text:p>40</text:p>
              </table:table-cell>
              <table:table-cell office:value-type="float" office:value="241.666">
                <text:p>241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761">
                <text:p>40</text:p>
              </table:table-cell>
              <table:table-cell office:value-type="float" office:value="241.511">
                <text:p>241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915">
                <text:p>40</text:p>
              </table:table-cell>
              <table:table-cell office:value-type="float" office:value="241.36">
                <text:p>241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061">
                <text:p>40</text:p>
              </table:table-cell>
              <table:table-cell office:value-type="float" office:value="241.215">
                <text:p>241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148">
                <text:p>40</text:p>
              </table:table-cell>
              <table:table-cell office:value-type="float" office:value="241.081">
                <text:p>241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281">
                <text:p>40</text:p>
              </table:table-cell>
              <table:table-cell office:value-type="float" office:value="240.946">
                <text:p>240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39">
                <text:p>40</text:p>
              </table:table-cell>
              <table:table-cell office:value-type="float" office:value="240.819">
                <text:p>240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507">
                <text:p>40</text:p>
              </table:table-cell>
              <table:table-cell office:value-type="float" office:value="240.696">
                <text:p>240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627">
                <text:p>40</text:p>
              </table:table-cell>
              <table:table-cell office:value-type="float" office:value="240.578">
                <text:p>240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747">
                <text:p>40</text:p>
              </table:table-cell>
              <table:table-cell office:value-type="float" office:value="240.467">
                <text:p>240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87">
                <text:p>40</text:p>
              </table:table-cell>
              <table:table-cell office:value-type="float" office:value="240.361">
                <text:p>240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024">
                <text:p>40</text:p>
              </table:table-cell>
              <table:table-cell office:value-type="float" office:value="240.26">
                <text:p>240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076">
                <text:p>40</text:p>
              </table:table-cell>
              <table:table-cell office:value-type="float" office:value="240.173">
                <text:p>240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172">
                <text:p>40</text:p>
              </table:table-cell>
              <table:table-cell office:value-type="float" office:value="240.09">
                <text:p>240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263">
                <text:p>40</text:p>
              </table:table-cell>
              <table:table-cell office:value-type="float" office:value="240.015">
                <text:p>240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367">
                <text:p>40</text:p>
              </table:table-cell>
              <table:table-cell office:value-type="float" office:value="239.947">
                <text:p>239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449">
                <text:p>40</text:p>
              </table:table-cell>
              <table:table-cell office:value-type="float" office:value="239.889">
                <text:p>239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541">
                <text:p>40</text:p>
              </table:table-cell>
              <table:table-cell office:value-type="float" office:value="239.839">
                <text:p>239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625">
                <text:p>40</text:p>
              </table:table-cell>
              <table:table-cell office:value-type="float" office:value="239.8">
                <text:p>239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728">
                <text:p>40</text:p>
              </table:table-cell>
              <table:table-cell office:value-type="float" office:value="239.77">
                <text:p>239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728">
                <text:p>40</text:p>
              </table:table-cell>
              <table:table-cell office:value-type="float" office:value="239.753">
                <text:p>239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736">
                <text:p>40</text:p>
              </table:table-cell>
              <table:table-cell office:value-type="float" office:value="239.746">
                <text:p>239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868">
                <text:p>40</text:p>
              </table:table-cell>
              <table:table-cell office:value-type="float" office:value="239.75">
                <text:p>239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046">
                <text:p>40</text:p>
              </table:table-cell>
              <table:table-cell office:value-type="float" office:value="239.769">
                <text:p>239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055">
                <text:p>40</text:p>
              </table:table-cell>
              <table:table-cell office:value-type="float" office:value="239.796">
                <text:p>239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178">
                <text:p>40</text:p>
              </table:table-cell>
              <table:table-cell office:value-type="float" office:value="239.841">
                <text:p>239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277">
                <text:p>40</text:p>
              </table:table-cell>
              <table:table-cell office:value-type="float" office:value="239.898">
                <text:p>239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415">
                <text:p>40</text:p>
              </table:table-cell>
              <table:table-cell office:value-type="float" office:value="239.971">
                <text:p>239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544">
                <text:p>40</text:p>
              </table:table-cell>
              <table:table-cell office:value-type="float" office:value="240.059">
                <text:p>240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556">
                <text:p>40</text:p>
              </table:table-cell>
              <table:table-cell office:value-type="float" office:value="240.151">
                <text:p>240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674">
                <text:p>40</text:p>
              </table:table-cell>
              <table:table-cell office:value-type="float" office:value="240.265">
                <text:p>240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789">
                <text:p>40</text:p>
              </table:table-cell>
              <table:table-cell office:value-type="float" office:value="240.394">
                <text:p>240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862">
                <text:p>40</text:p>
              </table:table-cell>
              <table:table-cell office:value-type="float" office:value="240.532">
                <text:p>240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997">
                <text:p>40</text:p>
              </table:table-cell>
              <table:table-cell office:value-type="float" office:value="240.692">
                <text:p>240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107">
                <text:p>40</text:p>
              </table:table-cell>
              <table:table-cell office:value-type="float" office:value="240.862">
                <text:p>240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12">
                <text:p>50</text:p>
              </table:table-cell>
              <table:table-cell office:value-type="float" office:value="241.029">
                <text:p>241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281">
                <text:p>50</text:p>
              </table:table-cell>
              <table:table-cell office:value-type="float" office:value="241.234">
                <text:p>241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283">
                <text:p>50</text:p>
              </table:table-cell>
              <table:table-cell office:value-type="float" office:value="241.42">
                <text:p>241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307">
                <text:p>50</text:p>
              </table:table-cell>
              <table:table-cell office:value-type="float" office:value="241.617">
                <text:p>241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485">
                <text:p>50</text:p>
              </table:table-cell>
              <table:table-cell office:value-type="float" office:value="241.852">
                <text:p>241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606">
                <text:p>50</text:p>
              </table:table-cell>
              <table:table-cell office:value-type="float" office:value="242.082">
                <text:p>242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735">
                <text:p>50</text:p>
              </table:table-cell>
              <table:table-cell office:value-type="float" office:value="242.316">
                <text:p>242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189">
                <text:p>50</text:p>
              </table:table-cell>
              <table:table-cell office:value-type="float" office:value="242.621">
                <text:p>242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366">
                <text:p>50</text:p>
              </table:table-cell>
              <table:table-cell office:value-type="float" office:value="242.866">
                <text:p>242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394">
                <text:p>50</text:p>
              </table:table-cell>
              <table:table-cell office:value-type="float" office:value="243.077">
                <text:p>243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425">
                <text:p>50</text:p>
              </table:table-cell>
              <table:table-cell office:value-type="float" office:value="243.286">
                <text:p>243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793">
                <text:p>50</text:p>
              </table:table-cell>
              <table:table-cell office:value-type="float" office:value="243.556">
                <text:p>243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159">
                <text:p>50</text:p>
              </table:table-cell>
              <table:table-cell office:value-type="float" office:value="243.815">
                <text:p>243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346">
                <text:p>50</text:p>
              </table:table-cell>
              <table:table-cell office:value-type="float" office:value="244.029">
                <text:p>244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504">
                <text:p>50</text:p>
              </table:table-cell>
              <table:table-cell office:value-type="float" office:value="244.228">
                <text:p>244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513">
                <text:p>50</text:p>
              </table:table-cell>
              <table:table-cell office:value-type="float" office:value="244.391">
                <text:p>244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632">
                <text:p>50</text:p>
              </table:table-cell>
              <table:table-cell office:value-type="float" office:value="244.56">
                <text:p>244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81">
                <text:p>50</text:p>
              </table:table-cell>
              <table:table-cell office:value-type="float" office:value="244.725">
                <text:p>244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948">
                <text:p>50</text:p>
              </table:table-cell>
              <table:table-cell office:value-type="float" office:value="244.871">
                <text:p>244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084">
                <text:p>50</text:p>
              </table:table-cell>
              <table:table-cell office:value-type="float" office:value="245.002">
                <text:p>245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225">
                <text:p>50</text:p>
              </table:table-cell>
              <table:table-cell office:value-type="float" office:value="245.119">
                <text:p>245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327">
                <text:p>50</text:p>
              </table:table-cell>
              <table:table-cell office:value-type="float" office:value="245.218">
                <text:p>245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478">
                <text:p>50</text:p>
              </table:table-cell>
              <table:table-cell office:value-type="float" office:value="245.306">
                <text:p>245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606">
                <text:p>50</text:p>
              </table:table-cell>
              <table:table-cell office:value-type="float" office:value="245.378">
                <text:p>245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75">
                <text:p>50</text:p>
              </table:table-cell>
              <table:table-cell office:value-type="float" office:value="245.435">
                <text:p>245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789">
                <text:p>50</text:p>
              </table:table-cell>
              <table:table-cell office:value-type="float" office:value="245.473">
                <text:p>245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972">
                <text:p>50</text:p>
              </table:table-cell>
              <table:table-cell office:value-type="float" office:value="245.502">
                <text:p>245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086">
                <text:p>50</text:p>
              </table:table-cell>
              <table:table-cell office:value-type="float" office:value="245.516">
                <text:p>245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226">
                <text:p>50</text:p>
              </table:table-cell>
              <table:table-cell office:value-type="float" office:value="245.515">
                <text:p>245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242">
                <text:p>50</text:p>
              </table:table-cell>
              <table:table-cell office:value-type="float" office:value="245.503">
                <text:p>245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395">
                <text:p>50</text:p>
              </table:table-cell>
              <table:table-cell office:value-type="float" office:value="245.477">
                <text:p>245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526">
                <text:p>50</text:p>
              </table:table-cell>
              <table:table-cell office:value-type="float" office:value="245.439">
                <text:p>245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63">
                <text:p>50</text:p>
              </table:table-cell>
              <table:table-cell office:value-type="float" office:value="245.391">
                <text:p>245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813">
                <text:p>50</text:p>
              </table:table-cell>
              <table:table-cell office:value-type="float" office:value="245.327">
                <text:p>245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96">
                <text:p>50</text:p>
              </table:table-cell>
              <table:table-cell office:value-type="float" office:value="245.255">
                <text:p>245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02">
                <text:p>50</text:p>
              </table:table-cell>
              <table:table-cell office:value-type="float" office:value="245.179">
                <text:p>245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025">
                <text:p>50</text:p>
              </table:table-cell>
              <table:table-cell office:value-type="float" office:value="245.099">
                <text:p>245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214">
                <text:p>50</text:p>
              </table:table-cell>
              <table:table-cell office:value-type="float" office:value="244.996">
                <text:p>244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241">
                <text:p>50</text:p>
              </table:table-cell>
              <table:table-cell office:value-type="float" office:value="244.9">
                <text:p>244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263">
                <text:p>50</text:p>
              </table:table-cell>
              <table:table-cell office:value-type="float" office:value="244.798">
                <text:p>244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41">
                <text:p>50</text:p>
              </table:table-cell>
              <table:table-cell office:value-type="float" office:value="244.678">
                <text:p>244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532">
                <text:p>50</text:p>
              </table:table-cell>
              <table:table-cell office:value-type="float" office:value="244.554">
                <text:p>244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625">
                <text:p>50</text:p>
              </table:table-cell>
              <table:table-cell office:value-type="float" office:value="244.427">
                <text:p>244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824">
                <text:p>50</text:p>
              </table:table-cell>
              <table:table-cell office:value-type="float" office:value="244.283">
                <text:p>244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986">
                <text:p>50</text:p>
              </table:table-cell>
              <table:table-cell office:value-type="float" office:value="244.138">
                <text:p>244.138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188cm" style:legend-expansion="high" chart:style-name="ch2"/>
        <chart:plot-area chart:style-name="ch3" table:cell-range-address="Tabelle1.A11:Tabelle1.A463 Tabelle1.D10:Tabelle1.D463" chart:data-source-has-labels="both" svg:x="0.77cm" svg:y="0.855cm" svg:width="12.77cm" svg:height="7.545cm">
          <chartooo:coordinate-region svg:x="1.603cm" svg:y="1.067cm" svg:width="11.862cm" svg:height="7.121cm"/>
          <chart:axis chart:dimension="x" chart:name="primary-x" chart:style-name="ch4" chartooo:axis-type="auto">
            <chartooo:date-scale/>
            <chart:categories table:cell-range-address="Tabelle1.A11:Tabelle1.A4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11:Tabelle1.D463" chart:label-cell-address="Tabelle1.D10:Tabelle1.D10" chart:class="chart:line">
            <chart:data-point chart:repeated="4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Tabelle1.D10:Tabelle1.D10</svg:desc>
                </draw:g>
              </table:table-cell>
            </table:table-row>
          </table:table-header-rows>
          <table:table-rows>
            <table:table-row>
              <table:table-cell office:value-type="float" office:value="0.220001">
                <text:p>0</text:p>
                <draw:g>
                  <svg:desc>Tabelle1.A11:Tabelle1.A463</svg:desc>
                </draw:g>
              </table:table-cell>
              <table:table-cell office:value-type="float" office:value="0.95">
                <text:p>0.95</text:p>
                <draw:g>
                  <svg:desc>Tabelle1.D11:Tabelle1.D463</svg:desc>
                </draw:g>
              </table:table-cell>
            </table:table-row>
            <table:table-row>
              <table:table-cell office:value-type="float" office:value="0.323303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428894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531006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639938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750992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862305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971283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0734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1964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314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4245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5322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64221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7512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8573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9693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077">
                <text:p/>
              </table:table-cell>
              <table:table-cell office:value-type="float" office:value="0.929044">
                <text:p>0.929044</text:p>
              </table:table-cell>
            </table:table-row>
            <table:table-row>
              <table:table-cell office:value-type="float" office:value="2.18683">
                <text:p/>
              </table:table-cell>
              <table:table-cell office:value-type="float" office:value="0.904507">
                <text:p>0.904507</text:p>
              </table:table-cell>
            </table:table-row>
            <table:table-row>
              <table:table-cell office:value-type="float" office:value="2.29997">
                <text:p/>
              </table:table-cell>
              <table:table-cell office:value-type="float" office:value="0.876276">
                <text:p>0.876276</text:p>
              </table:table-cell>
            </table:table-row>
            <table:table-row>
              <table:table-cell office:value-type="float" office:value="2.40726">
                <text:p/>
              </table:table-cell>
              <table:table-cell office:value-type="float" office:value="0.846762">
                <text:p>0.846762</text:p>
              </table:table-cell>
            </table:table-row>
            <table:table-row>
              <table:table-cell office:value-type="float" office:value="2.51584">
                <text:p/>
              </table:table-cell>
              <table:table-cell office:value-type="float" office:value="0.814209">
                <text:p>0.814209</text:p>
              </table:table-cell>
            </table:table-row>
            <table:table-row>
              <table:table-cell office:value-type="float" office:value="2.61713">
                <text:p/>
              </table:table-cell>
              <table:table-cell office:value-type="float" office:value="0.781577">
                <text:p>0.781577</text:p>
              </table:table-cell>
            </table:table-row>
            <table:table-row>
              <table:table-cell office:value-type="float" office:value="2.72385">
                <text:p/>
              </table:table-cell>
              <table:table-cell office:value-type="float" office:value="0.745053">
                <text:p>0.745053</text:p>
              </table:table-cell>
            </table:table-row>
            <table:table-row>
              <table:table-cell office:value-type="float" office:value="2.82794">
                <text:p/>
              </table:table-cell>
              <table:table-cell office:value-type="float" office:value="0.707553">
                <text:p>0.707553</text:p>
              </table:table-cell>
            </table:table-row>
            <table:table-row>
              <table:table-cell office:value-type="float" office:value="2.93079">
                <text:p/>
              </table:table-cell>
              <table:table-cell office:value-type="float" office:value="0.66904">
                <text:p>0.66904</text:p>
              </table:table-cell>
            </table:table-row>
            <table:table-row>
              <table:table-cell office:value-type="float" office:value="3.03355">
                <text:p/>
              </table:table-cell>
              <table:table-cell office:value-type="float" office:value="0.629379">
                <text:p>0.629379</text:p>
              </table:table-cell>
            </table:table-row>
            <table:table-row>
              <table:table-cell office:value-type="float" office:value="3.1423">
                <text:p/>
              </table:table-cell>
              <table:table-cell office:value-type="float" office:value="0.586456">
                <text:p>0.586456</text:p>
              </table:table-cell>
            </table:table-row>
            <table:table-row>
              <table:table-cell office:value-type="float" office:value="3.25911">
                <text:p/>
              </table:table-cell>
              <table:table-cell office:value-type="float" office:value="0.539624">
                <text:p>0.539624</text:p>
              </table:table-cell>
            </table:table-row>
            <table:table-row>
              <table:table-cell office:value-type="float" office:value="3.36755">
                <text:p/>
              </table:table-cell>
              <table:table-cell office:value-type="float" office:value="0.495892">
                <text:p>0.495892</text:p>
              </table:table-cell>
            </table:table-row>
            <table:table-row>
              <table:table-cell office:value-type="float" office:value="3.47017">
                <text:p/>
              </table:table-cell>
              <table:table-cell office:value-type="float" office:value="0.454584">
                <text:p>0.454584</text:p>
              </table:table-cell>
            </table:table-row>
            <table:table-row>
              <table:table-cell office:value-type="float" office:value="3.57999">
                <text:p/>
              </table:table-cell>
              <table:table-cell office:value-type="float" office:value="0.410684">
                <text:p>0.410684</text:p>
              </table:table-cell>
            </table:table-row>
            <table:table-row>
              <table:table-cell office:value-type="float" office:value="3.69067">
                <text:p/>
              </table:table-cell>
              <table:table-cell office:value-type="float" office:value="0.367075">
                <text:p>0.367075</text:p>
              </table:table-cell>
            </table:table-row>
            <table:table-row>
              <table:table-cell office:value-type="float" office:value="3.7998">
                <text:p/>
              </table:table-cell>
              <table:table-cell office:value-type="float" office:value="0.324985">
                <text:p>0.324985</text:p>
              </table:table-cell>
            </table:table-row>
            <table:table-row>
              <table:table-cell office:value-type="float" office:value="3.90889">
                <text:p/>
              </table:table-cell>
              <table:table-cell office:value-type="float" office:value="0.284082">
                <text:p>0.284082</text:p>
              </table:table-cell>
            </table:table-row>
            <table:table-row>
              <table:table-cell office:value-type="float" office:value="4.0179">
                <text:p/>
              </table:table-cell>
              <table:table-cell office:value-type="float" office:value="0.244589">
                <text:p>0.244589</text:p>
              </table:table-cell>
            </table:table-row>
            <table:table-row>
              <table:table-cell office:value-type="float" office:value="4.12669">
                <text:p/>
              </table:table-cell>
              <table:table-cell office:value-type="float" office:value="0.206808">
                <text:p>0.206808</text:p>
              </table:table-cell>
            </table:table-row>
            <table:table-row>
              <table:table-cell office:value-type="float" office:value="4.24472">
                <text:p/>
              </table:table-cell>
              <table:table-cell office:value-type="float" office:value="0.167841">
                <text:p>0.167841</text:p>
              </table:table-cell>
            </table:table-row>
            <table:table-row>
              <table:table-cell office:value-type="float" office:value="4.34891">
                <text:p/>
              </table:table-cell>
              <table:table-cell office:value-type="float" office:value="0.135461">
                <text:p>0.135461</text:p>
              </table:table-cell>
            </table:table-row>
            <table:table-row>
              <table:table-cell office:value-type="float" office:value="4.46069">
                <text:p/>
              </table:table-cell>
              <table:table-cell office:value-type="float" office:value="0.102908">
                <text:p>0.102908</text:p>
              </table:table-cell>
            </table:table-row>
            <table:table-row>
              <table:table-cell office:value-type="float" office:value="4.56842">
                <text:p/>
              </table:table-cell>
              <table:table-cell office:value-type="float" office:value="0.0738983">
                <text:p>0.0738983</text:p>
              </table:table-cell>
            </table:table-row>
            <table:table-row>
              <table:table-cell office:value-type="float" office:value="4.67567">
                <text:p/>
              </table:table-cell>
              <table:table-cell office:value-type="float" office:value="0.0473999">
                <text:p>0.0473999</text:p>
              </table:table-cell>
            </table:table-row>
            <table:table-row>
              <table:table-cell office:value-type="float" office:value="4.78818">
                <text:p/>
              </table:table-cell>
              <table:table-cell office:value-type="float" office:value="0.0222656">
                <text:p>0.0222656</text:p>
              </table:table-cell>
            </table:table-row>
            <table:table-row>
              <table:table-cell office:value-type="float" office:value="4.89769">
                <text:p/>
              </table:table-cell>
              <table:table-cell office:value-type="float" office:value="0.000521851">
                <text:p>0.000521851</text:p>
              </table:table-cell>
            </table:table-row>
            <table:table-row>
              <table:table-cell office:value-type="float" office:value="5.0134">
                <text:p>10</text:p>
              </table:table-cell>
              <table:table-cell office:value-type="float" office:value="-0.0194855">
                <text:p>-0.0194855</text:p>
              </table:table-cell>
            </table:table-row>
            <table:table-row>
              <table:table-cell office:value-type="float" office:value="5.12177">
                <text:p>10</text:p>
              </table:table-cell>
              <table:table-cell office:value-type="float" office:value="-0.0354279">
                <text:p>-0.0354279</text:p>
              </table:table-cell>
            </table:table-row>
            <table:table-row>
              <table:table-cell office:value-type="float" office:value="5.24539">
                <text:p>10</text:p>
              </table:table-cell>
              <table:table-cell office:value-type="float" office:value="-0.0502716">
                <text:p>-0.0502716</text:p>
              </table:table-cell>
            </table:table-row>
            <table:table-row>
              <table:table-cell office:value-type="float" office:value="5.35349">
                <text:p>10</text:p>
              </table:table-cell>
              <table:table-cell office:value-type="float" office:value="-0.0603607">
                <text:p>-0.0603607</text:p>
              </table:table-cell>
            </table:table-row>
            <table:table-row>
              <table:table-cell office:value-type="float" office:value="5.46422">
                <text:p>10</text:p>
              </table:table-cell>
              <table:table-cell office:value-type="float" office:value="-0.0678986">
                <text:p>-0.0678986</text:p>
              </table:table-cell>
            </table:table-row>
            <table:table-row>
              <table:table-cell office:value-type="float" office:value="5.57492">
                <text:p>10</text:p>
              </table:table-cell>
              <table:table-cell office:value-type="float" office:value="-0.0726898">
                <text:p>-0.0726898</text:p>
              </table:table-cell>
            </table:table-row>
            <table:table-row>
              <table:table-cell office:value-type="float" office:value="5.68214">
                <text:p>10</text:p>
              </table:table-cell>
              <table:table-cell office:value-type="float" office:value="-0.074765">
                <text:p>-0.074765</text:p>
              </table:table-cell>
            </table:table-row>
            <table:table-row>
              <table:table-cell office:value-type="float" office:value="5.79375">
                <text:p>10</text:p>
              </table:table-cell>
              <table:table-cell office:value-type="float" office:value="-0.0743073">
                <text:p>-0.0743073</text:p>
              </table:table-cell>
            </table:table-row>
            <table:table-row>
              <table:table-cell office:value-type="float" office:value="5.89931">
                <text:p>10</text:p>
              </table:table-cell>
              <table:table-cell office:value-type="float" office:value="-0.0714874">
                <text:p>-0.0714874</text:p>
              </table:table-cell>
            </table:table-row>
            <table:table-row>
              <table:table-cell office:value-type="float" office:value="6.00591">
                <text:p>10</text:p>
              </table:table-cell>
              <table:table-cell office:value-type="float" office:value="-0.0663849">
                <text:p>-0.0663849</text:p>
              </table:table-cell>
            </table:table-row>
            <table:table-row>
              <table:table-cell office:value-type="float" office:value="6.11008">
                <text:p>10</text:p>
              </table:table-cell>
              <table:table-cell office:value-type="float" office:value="-0.0592957">
                <text:p>-0.0592957</text:p>
              </table:table-cell>
            </table:table-row>
            <table:table-row>
              <table:table-cell office:value-type="float" office:value="6.2151">
                <text:p>10</text:p>
              </table:table-cell>
              <table:table-cell office:value-type="float" office:value="-0.0501373">
                <text:p>-0.0501373</text:p>
              </table:table-cell>
            </table:table-row>
            <table:table-row>
              <table:table-cell office:value-type="float" office:value="6.31894">
                <text:p>10</text:p>
              </table:table-cell>
              <table:table-cell office:value-type="float" office:value="-0.0391724">
                <text:p>-0.0391724</text:p>
              </table:table-cell>
            </table:table-row>
            <table:table-row>
              <table:table-cell office:value-type="float" office:value="6.4207">
                <text:p>10</text:p>
              </table:table-cell>
              <table:table-cell office:value-type="float" office:value="-0.0267426">
                <text:p>-0.0267426</text:p>
              </table:table-cell>
            </table:table-row>
            <table:table-row>
              <table:table-cell office:value-type="float" office:value="6.52914">
                <text:p>10</text:p>
              </table:table-cell>
              <table:table-cell office:value-type="float" office:value="-0.0117065">
                <text:p>-0.0117065</text:p>
              </table:table-cell>
            </table:table-row>
            <table:table-row>
              <table:table-cell office:value-type="float" office:value="6.63016">
                <text:p>10</text:p>
              </table:table-cell>
              <table:table-cell office:value-type="float" office:value="0.00383301">
                <text:p>0.00383301</text:p>
              </table:table-cell>
            </table:table-row>
            <table:table-row>
              <table:table-cell office:value-type="float" office:value="6.73495">
                <text:p>10</text:p>
              </table:table-cell>
              <table:table-cell office:value-type="float" office:value="0.0214355">
                <text:p>0.0214355</text:p>
              </table:table-cell>
            </table:table-row>
            <table:table-row>
              <table:table-cell office:value-type="float" office:value="6.83742">
                <text:p>10</text:p>
              </table:table-cell>
              <table:table-cell office:value-type="float" office:value="0.0399933">
                <text:p>0.0399933</text:p>
              </table:table-cell>
            </table:table-row>
            <table:table-row>
              <table:table-cell office:value-type="float" office:value="6.94218">
                <text:p>10</text:p>
              </table:table-cell>
              <table:table-cell office:value-type="float" office:value="0.0602417">
                <text:p>0.0602417</text:p>
              </table:table-cell>
            </table:table-row>
            <table:table-row>
              <table:table-cell office:value-type="float" office:value="7.04779">
                <text:p>10</text:p>
              </table:table-cell>
              <table:table-cell office:value-type="float" office:value="0.0818726">
                <text:p>0.0818726</text:p>
              </table:table-cell>
            </table:table-row>
            <table:table-row>
              <table:table-cell office:value-type="float" office:value="7.15565">
                <text:p>10</text:p>
              </table:table-cell>
              <table:table-cell office:value-type="float" office:value="0.105139">
                <text:p>0.105139</text:p>
              </table:table-cell>
            </table:table-row>
            <table:table-row>
              <table:table-cell office:value-type="float" office:value="7.27014">
                <text:p>10</text:p>
              </table:table-cell>
              <table:table-cell office:value-type="float" office:value="0.130991">
                <text:p>0.130991</text:p>
              </table:table-cell>
            </table:table-row>
            <table:table-row>
              <table:table-cell office:value-type="float" office:value="7.37788">
                <text:p>10</text:p>
              </table:table-cell>
              <table:table-cell office:value-type="float" office:value="0.156317">
                <text:p>0.156317</text:p>
              </table:table-cell>
            </table:table-row>
            <table:table-row>
              <table:table-cell office:value-type="float" office:value="7.48953">
                <text:p>10</text:p>
              </table:table-cell>
              <table:table-cell office:value-type="float" office:value="0.183475">
                <text:p>0.183475</text:p>
              </table:table-cell>
            </table:table-row>
            <table:table-row>
              <table:table-cell office:value-type="float" office:value="7.59616">
                <text:p>10</text:p>
              </table:table-cell>
              <table:table-cell office:value-type="float" office:value="0.210172">
                <text:p>0.210172</text:p>
              </table:table-cell>
            </table:table-row>
            <table:table-row>
              <table:table-cell office:value-type="float" office:value="7.69905">
                <text:p>10</text:p>
              </table:table-cell>
              <table:table-cell office:value-type="float" office:value="0.236554">
                <text:p>0.236554</text:p>
              </table:table-cell>
            </table:table-row>
            <table:table-row>
              <table:table-cell office:value-type="float" office:value="7.808">
                <text:p>10</text:p>
              </table:table-cell>
              <table:table-cell office:value-type="float" office:value="0.265125">
                <text:p>0.265125</text:p>
              </table:table-cell>
            </table:table-row>
            <table:table-row>
              <table:table-cell office:value-type="float" office:value="7.91437">
                <text:p>10</text:p>
              </table:table-cell>
              <table:table-cell office:value-type="float" office:value="0.293518">
                <text:p>0.293518</text:p>
              </table:table-cell>
            </table:table-row>
            <table:table-row>
              <table:table-cell office:value-type="float" office:value="8.02">
                <text:p>10</text:p>
              </table:table-cell>
              <table:table-cell office:value-type="float" office:value="0.322137">
                <text:p>0.322137</text:p>
              </table:table-cell>
            </table:table-row>
            <table:table-row>
              <table:table-cell office:value-type="float" office:value="8.13074">
                <text:p>10</text:p>
              </table:table-cell>
              <table:table-cell office:value-type="float" office:value="0.352524">
                <text:p>0.352524</text:p>
              </table:table-cell>
            </table:table-row>
            <table:table-row>
              <table:table-cell office:value-type="float" office:value="8.2393">
                <text:p>10</text:p>
              </table:table-cell>
              <table:table-cell office:value-type="float" office:value="0.38259">
                <text:p>0.38259</text:p>
              </table:table-cell>
            </table:table-row>
            <table:table-row>
              <table:table-cell office:value-type="float" office:value="8.34297">
                <text:p>10</text:p>
              </table:table-cell>
              <table:table-cell office:value-type="float" office:value="0.411508">
                <text:p>0.411508</text:p>
              </table:table-cell>
            </table:table-row>
            <table:table-row>
              <table:table-cell office:value-type="float" office:value="8.45233">
                <text:p>10</text:p>
              </table:table-cell>
              <table:table-cell office:value-type="float" office:value="0.442181">
                <text:p>0.442181</text:p>
              </table:table-cell>
            </table:table-row>
            <table:table-row>
              <table:table-cell office:value-type="float" office:value="8.56331">
                <text:p>10</text:p>
              </table:table-cell>
              <table:table-cell office:value-type="float" office:value="0.473392">
                <text:p>0.473392</text:p>
              </table:table-cell>
            </table:table-row>
            <table:table-row>
              <table:table-cell office:value-type="float" office:value="8.67805">
                <text:p>10</text:p>
              </table:table-cell>
              <table:table-cell office:value-type="float" office:value="0.505658">
                <text:p>0.505658</text:p>
              </table:table-cell>
            </table:table-row>
            <table:table-row>
              <table:table-cell office:value-type="float" office:value="8.78401">
                <text:p>10</text:p>
              </table:table-cell>
              <table:table-cell office:value-type="float" office:value="0.535339">
                <text:p>0.535339</text:p>
              </table:table-cell>
            </table:table-row>
            <table:table-row>
              <table:table-cell office:value-type="float" office:value="8.8927">
                <text:p>10</text:p>
              </table:table-cell>
              <table:table-cell office:value-type="float" office:value="0.565591">
                <text:p>0.565591</text:p>
              </table:table-cell>
            </table:table-row>
            <table:table-row>
              <table:table-cell office:value-type="float" office:value="9.00749">
                <text:p>10</text:p>
              </table:table-cell>
              <table:table-cell office:value-type="float" office:value="0.597287">
                <text:p>0.597287</text:p>
              </table:table-cell>
            </table:table-row>
            <table:table-row>
              <table:table-cell office:value-type="float" office:value="9.11356">
                <text:p>10</text:p>
              </table:table-cell>
              <table:table-cell office:value-type="float" office:value="0.626184">
                <text:p>0.626184</text:p>
              </table:table-cell>
            </table:table-row>
            <table:table-row>
              <table:table-cell office:value-type="float" office:value="9.22522">
                <text:p>10</text:p>
              </table:table-cell>
              <table:table-cell office:value-type="float" office:value="0.656161">
                <text:p>0.656161</text:p>
              </table:table-cell>
            </table:table-row>
            <table:table-row>
              <table:table-cell office:value-type="float" office:value="9.33649">
                <text:p>10</text:p>
              </table:table-cell>
              <table:table-cell office:value-type="float" office:value="0.685516">
                <text:p>0.685516</text:p>
              </table:table-cell>
            </table:table-row>
            <table:table-row>
              <table:table-cell office:value-type="float" office:value="9.45033">
                <text:p>10</text:p>
              </table:table-cell>
              <table:table-cell office:value-type="float" office:value="0.714877">
                <text:p>0.714877</text:p>
              </table:table-cell>
            </table:table-row>
            <table:table-row>
              <table:table-cell office:value-type="float" office:value="9.55768">
                <text:p>10</text:p>
              </table:table-cell>
              <table:table-cell office:value-type="float" office:value="0.741885">
                <text:p>0.741885</text:p>
              </table:table-cell>
            </table:table-row>
            <table:table-row>
              <table:table-cell office:value-type="float" office:value="9.65895">
                <text:p>10</text:p>
              </table:table-cell>
              <table:table-cell office:value-type="float" office:value="0.766742">
                <text:p>0.766742</text:p>
              </table:table-cell>
            </table:table-row>
            <table:table-row>
              <table:table-cell office:value-type="float" office:value="9.77325">
                <text:p>10</text:p>
              </table:table-cell>
              <table:table-cell office:value-type="float" office:value="0.793921">
                <text:p>0.793921</text:p>
              </table:table-cell>
            </table:table-row>
            <table:table-row>
              <table:table-cell office:value-type="float" office:value="9.88309">
                <text:p>10</text:p>
              </table:table-cell>
              <table:table-cell office:value-type="float" office:value="0.819113">
                <text:p>0.819113</text:p>
              </table:table-cell>
            </table:table-row>
            <table:table-row>
              <table:table-cell office:value-type="float" office:value="9.98726">
                <text:p>10</text:p>
              </table:table-cell>
              <table:table-cell office:value-type="float" office:value="0.842102">
                <text:p>0.842102</text:p>
              </table:table-cell>
            </table:table-row>
            <table:table-row>
              <table:table-cell office:value-type="float" office:value="10.0999">
                <text:p>10</text:p>
              </table:table-cell>
              <table:table-cell office:value-type="float" office:value="0.865942">
                <text:p>0.865942</text:p>
              </table:table-cell>
            </table:table-row>
            <table:table-row>
              <table:table-cell office:value-type="float" office:value="10.2074">
                <text:p>10</text:p>
              </table:table-cell>
              <table:table-cell office:value-type="float" office:value="0.887595">
                <text:p>0.887595</text:p>
              </table:table-cell>
            </table:table-row>
            <table:table-row>
              <table:table-cell office:value-type="float" office:value="10.3107">
                <text:p>10</text:p>
              </table:table-cell>
              <table:table-cell office:value-type="float" office:value="0.907355">
                <text:p>0.907355</text:p>
              </table:table-cell>
            </table:table-row>
            <table:table-row>
              <table:table-cell office:value-type="float" office:value="10.4187">
                <text:p>10</text:p>
              </table:table-cell>
              <table:table-cell office:value-type="float" office:value="0.92688">
                <text:p>0.92688</text:p>
              </table:table-cell>
            </table:table-row>
            <table:table-row>
              <table:table-cell office:value-type="float" office:value="10.523">
                <text:p>10</text:p>
              </table:table-cell>
              <table:table-cell office:value-type="float" office:value="0.944611">
                <text:p>0.944611</text:p>
              </table:table-cell>
            </table:table-row>
            <table:table-row>
              <table:table-cell office:value-type="float" office:value="10.632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736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837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945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050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151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261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377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487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599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712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820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925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0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137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242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358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46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5703">
                <text:p>10</text:p>
              </table:table-cell>
              <table:table-cell office:value-type="float" office:value="0.940787">
                <text:p>0.940787</text:p>
              </table:table-cell>
            </table:table-row>
            <table:table-row>
              <table:table-cell office:value-type="float" office:value="12.6745">
                <text:p>10</text:p>
              </table:table-cell>
              <table:table-cell office:value-type="float" office:value="0.917175">
                <text:p>0.917175</text:p>
              </table:table-cell>
            </table:table-row>
            <table:table-row>
              <table:table-cell office:value-type="float" office:value="12.7829">
                <text:p>10</text:p>
              </table:table-cell>
              <table:table-cell office:value-type="float" office:value="0.889941">
                <text:p>0.889941</text:p>
              </table:table-cell>
            </table:table-row>
            <table:table-row>
              <table:table-cell office:value-type="float" office:value="12.8841">
                <text:p>10</text:p>
              </table:table-cell>
              <table:table-cell office:value-type="float" office:value="0.862119">
                <text:p>0.862119</text:p>
              </table:table-cell>
            </table:table-row>
            <table:table-row>
              <table:table-cell office:value-type="float" office:value="12.9851">
                <text:p>10</text:p>
              </table:table-cell>
              <table:table-cell office:value-type="float" office:value="0.832056">
                <text:p>0.832056</text:p>
              </table:table-cell>
            </table:table-row>
            <table:table-row>
              <table:table-cell office:value-type="float" office:value="13.0899">
                <text:p>10</text:p>
              </table:table-cell>
              <table:table-cell office:value-type="float" office:value="0.798495">
                <text:p>0.798495</text:p>
              </table:table-cell>
            </table:table-row>
            <table:table-row>
              <table:table-cell office:value-type="float" office:value="13.1948">
                <text:p>10</text:p>
              </table:table-cell>
              <table:table-cell office:value-type="float" office:value="0.762677">
                <text:p>0.762677</text:p>
              </table:table-cell>
            </table:table-row>
            <table:table-row>
              <table:table-cell office:value-type="float" office:value="13.3033">
                <text:p>10</text:p>
              </table:table-cell>
              <table:table-cell office:value-type="float" office:value="0.723459">
                <text:p>0.723459</text:p>
              </table:table-cell>
            </table:table-row>
            <table:table-row>
              <table:table-cell office:value-type="float" office:value="13.4145">
                <text:p>10</text:p>
              </table:table-cell>
              <table:table-cell office:value-type="float" office:value="0.68143">
                <text:p>0.68143</text:p>
              </table:table-cell>
            </table:table-row>
            <table:table-row>
              <table:table-cell office:value-type="float" office:value="13.5157">
                <text:p>10</text:p>
              </table:table-cell>
              <table:table-cell office:value-type="float" office:value="0.641864">
                <text:p>0.641864</text:p>
              </table:table-cell>
            </table:table-row>
            <table:table-row>
              <table:table-cell office:value-type="float" office:value="13.6271">
                <text:p>10</text:p>
              </table:table-cell>
              <table:table-cell office:value-type="float" office:value="0.597107">
                <text:p>0.597107</text:p>
              </table:table-cell>
            </table:table-row>
            <table:table-row>
              <table:table-cell office:value-type="float" office:value="13.7358">
                <text:p>10</text:p>
              </table:table-cell>
              <table:table-cell office:value-type="float" office:value="0.552744">
                <text:p>0.552744</text:p>
              </table:table-cell>
            </table:table-row>
            <table:table-row>
              <table:table-cell office:value-type="float" office:value="13.843">
                <text:p>10</text:p>
              </table:table-cell>
              <table:table-cell office:value-type="float" office:value="0.508554">
                <text:p>0.508554</text:p>
              </table:table-cell>
            </table:table-row>
            <table:table-row>
              <table:table-cell office:value-type="float" office:value="13.9522">
                <text:p>10</text:p>
              </table:table-cell>
              <table:table-cell office:value-type="float" office:value="0.463483">
                <text:p>0.463483</text:p>
              </table:table-cell>
            </table:table-row>
            <table:table-row>
              <table:table-cell office:value-type="float" office:value="14.0613">
                <text:p>10</text:p>
              </table:table-cell>
              <table:table-cell office:value-type="float" office:value="0.418683">
                <text:p>0.418683</text:p>
              </table:table-cell>
            </table:table-row>
            <table:table-row>
              <table:table-cell office:value-type="float" office:value="14.1743">
                <text:p>10</text:p>
              </table:table-cell>
              <table:table-cell office:value-type="float" office:value="0.372858">
                <text:p>0.372858</text:p>
              </table:table-cell>
            </table:table-row>
            <table:table-row>
              <table:table-cell office:value-type="float" office:value="14.2812">
                <text:p>10</text:p>
              </table:table-cell>
              <table:table-cell office:value-type="float" office:value="0.330365">
                <text:p>0.330365</text:p>
              </table:table-cell>
            </table:table-row>
            <table:table-row>
              <table:table-cell office:value-type="float" office:value="14.3921">
                <text:p>10</text:p>
              </table:table-cell>
              <table:table-cell office:value-type="float" office:value="0.287314">
                <text:p>0.287314</text:p>
              </table:table-cell>
            </table:table-row>
            <table:table-row>
              <table:table-cell office:value-type="float" office:value="14.4984">
                <text:p>10</text:p>
              </table:table-cell>
              <table:table-cell office:value-type="float" office:value="0.247418">
                <text:p>0.247418</text:p>
              </table:table-cell>
            </table:table-row>
            <table:table-row>
              <table:table-cell office:value-type="float" office:value="14.606">
                <text:p>10</text:p>
              </table:table-cell>
              <table:table-cell office:value-type="float" office:value="0.208557">
                <text:p>0.208557</text:p>
              </table:table-cell>
            </table:table-row>
            <table:table-row>
              <table:table-cell office:value-type="float" office:value="14.7108">
                <text:p>10</text:p>
              </table:table-cell>
              <table:table-cell office:value-type="float" office:value="0.172345">
                <text:p>0.172345</text:p>
              </table:table-cell>
            </table:table-row>
            <table:table-row>
              <table:table-cell office:value-type="float" office:value="14.8244">
                <text:p>10</text:p>
              </table:table-cell>
              <table:table-cell office:value-type="float" office:value="0.135135">
                <text:p>0.135135</text:p>
              </table:table-cell>
            </table:table-row>
            <table:table-row>
              <table:table-cell office:value-type="float" office:value="14.9296">
                <text:p>10</text:p>
              </table:table-cell>
              <table:table-cell office:value-type="float" office:value="0.102774">
                <text:p>0.102774</text:p>
              </table:table-cell>
            </table:table-row>
            <table:table-row>
              <table:table-cell office:value-type="float" office:value="15.0415">
                <text:p>20</text:p>
              </table:table-cell>
              <table:table-cell office:value-type="float" office:value="0.0706696">
                <text:p>0.0706696</text:p>
              </table:table-cell>
            </table:table-row>
            <table:table-row>
              <table:table-cell office:value-type="float" office:value="15.1506">
                <text:p>20</text:p>
              </table:table-cell>
              <table:table-cell office:value-type="float" office:value="0.0418823">
                <text:p>0.0418823</text:p>
              </table:table-cell>
            </table:table-row>
            <table:table-row>
              <table:table-cell office:value-type="float" office:value="15.2594">
                <text:p>20</text:p>
              </table:table-cell>
              <table:table-cell office:value-type="float" office:value="0.0157166">
                <text:p>0.0157166</text:p>
              </table:table-cell>
            </table:table-row>
            <table:table-row>
              <table:table-cell office:value-type="float" office:value="15.385">
                <text:p>20</text:p>
              </table:table-cell>
              <table:table-cell office:value-type="float" office:value="-0.0113007">
                <text:p>-0.0113007</text:p>
              </table:table-cell>
            </table:table-row>
            <table:table-row>
              <table:table-cell office:value-type="float" office:value="15.4869">
                <text:p>20</text:p>
              </table:table-cell>
              <table:table-cell office:value-type="float" office:value="-0.0304962">
                <text:p>-0.0304962</text:p>
              </table:table-cell>
            </table:table-row>
            <table:table-row>
              <table:table-cell office:value-type="float" office:value="15.5941">
                <text:p>20</text:p>
              </table:table-cell>
              <table:table-cell office:value-type="float" office:value="-0.0481171">
                <text:p>-0.0481171</text:p>
              </table:table-cell>
            </table:table-row>
            <table:table-row>
              <table:table-cell office:value-type="float" office:value="15.6943">
                <text:p>20</text:p>
              </table:table-cell>
              <table:table-cell office:value-type="float" office:value="-0.0621582">
                <text:p>-0.0621582</text:p>
              </table:table-cell>
            </table:table-row>
            <table:table-row>
              <table:table-cell office:value-type="float" office:value="15.7983">
                <text:p>20</text:p>
              </table:table-cell>
              <table:table-cell office:value-type="float" office:value="-0.0742706">
                <text:p>-0.0742706</text:p>
              </table:table-cell>
            </table:table-row>
            <table:table-row>
              <table:table-cell office:value-type="float" office:value="15.9055">
                <text:p>20</text:p>
              </table:table-cell>
              <table:table-cell office:value-type="float" office:value="-0.0841431">
                <text:p>-0.0841431</text:p>
              </table:table-cell>
            </table:table-row>
            <table:table-row>
              <table:table-cell office:value-type="float" office:value="16.0102">
                <text:p>20</text:p>
              </table:table-cell>
              <table:table-cell office:value-type="float" office:value="-0.0912293">
                <text:p>-0.0912293</text:p>
              </table:table-cell>
            </table:table-row>
            <table:table-row>
              <table:table-cell office:value-type="float" office:value="16.1127">
                <text:p>20</text:p>
              </table:table-cell>
              <table:table-cell office:value-type="float" office:value="-0.0958069">
                <text:p>-0.0958069</text:p>
              </table:table-cell>
            </table:table-row>
            <table:table-row>
              <table:table-cell office:value-type="float" office:value="16.2225">
                <text:p>20</text:p>
              </table:table-cell>
              <table:table-cell office:value-type="float" office:value="-0.098111">
                <text:p>-0.098111</text:p>
              </table:table-cell>
            </table:table-row>
            <table:table-row>
              <table:table-cell office:value-type="float" office:value="16.3242">
                <text:p>20</text:p>
              </table:table-cell>
              <table:table-cell office:value-type="float" office:value="-0.0979797">
                <text:p>-0.0979797</text:p>
              </table:table-cell>
            </table:table-row>
            <table:table-row>
              <table:table-cell office:value-type="float" office:value="16.4453">
                <text:p>20</text:p>
              </table:table-cell>
              <table:table-cell office:value-type="float" office:value="-0.0950317">
                <text:p>-0.0950317</text:p>
              </table:table-cell>
            </table:table-row>
            <table:table-row>
              <table:table-cell office:value-type="float" office:value="16.5529">
                <text:p>20</text:p>
              </table:table-cell>
              <table:table-cell office:value-type="float" office:value="-0.0899567">
                <text:p>-0.0899567</text:p>
              </table:table-cell>
            </table:table-row>
            <table:table-row>
              <table:table-cell office:value-type="float" office:value="16.661">
                <text:p>20</text:p>
              </table:table-cell>
              <table:table-cell office:value-type="float" office:value="-0.0826386">
                <text:p>-0.0826386</text:p>
              </table:table-cell>
            </table:table-row>
            <table:table-row>
              <table:table-cell office:value-type="float" office:value="16.7673">
                <text:p>20</text:p>
              </table:table-cell>
              <table:table-cell office:value-type="float" office:value="-0.0733765">
                <text:p>-0.0733765</text:p>
              </table:table-cell>
            </table:table-row>
            <table:table-row>
              <table:table-cell office:value-type="float" office:value="16.8743">
                <text:p>20</text:p>
              </table:table-cell>
              <table:table-cell office:value-type="float" office:value="-0.0620819">
                <text:p>-0.0620819</text:p>
              </table:table-cell>
            </table:table-row>
            <table:table-row>
              <table:table-cell office:value-type="float" office:value="16.9839">
                <text:p>20</text:p>
              </table:table-cell>
              <table:table-cell office:value-type="float" office:value="-0.0485565">
                <text:p>-0.0485565</text:p>
              </table:table-cell>
            </table:table-row>
            <table:table-row>
              <table:table-cell office:value-type="float" office:value="17.0884">
                <text:p>20</text:p>
              </table:table-cell>
              <table:table-cell office:value-type="float" office:value="-0.0339569">
                <text:p>-0.0339569</text:p>
              </table:table-cell>
            </table:table-row>
            <table:table-row>
              <table:table-cell office:value-type="float" office:value="17.1983">
                <text:p>20</text:p>
              </table:table-cell>
              <table:table-cell office:value-type="float" office:value="-0.0168915">
                <text:p>-0.0168915</text:p>
              </table:table-cell>
            </table:table-row>
            <table:table-row>
              <table:table-cell office:value-type="float" office:value="17.3146">
                <text:p>20</text:p>
              </table:table-cell>
              <table:table-cell office:value-type="float" office:value="0.00290833">
                <text:p>0.00290833</text:p>
              </table:table-cell>
            </table:table-row>
            <table:table-row>
              <table:table-cell office:value-type="float" office:value="17.4267">
                <text:p>20</text:p>
              </table:table-cell>
              <table:table-cell office:value-type="float" office:value="0.0236053">
                <text:p>0.0236053</text:p>
              </table:table-cell>
            </table:table-row>
            <table:table-row>
              <table:table-cell office:value-type="float" office:value="17.5325">
                <text:p>20</text:p>
              </table:table-cell>
              <table:table-cell office:value-type="float" office:value="0.0444489">
                <text:p>0.0444489</text:p>
              </table:table-cell>
            </table:table-row>
            <table:table-row>
              <table:table-cell office:value-type="float" office:value="17.6338">
                <text:p>20</text:p>
              </table:table-cell>
              <table:table-cell office:value-type="float" office:value="0.0655121">
                <text:p>0.0655121</text:p>
              </table:table-cell>
            </table:table-row>
            <table:table-row>
              <table:table-cell office:value-type="float" office:value="17.7343">
                <text:p>20</text:p>
              </table:table-cell>
              <table:table-cell office:value-type="float" office:value="0.0874207">
                <text:p>0.0874207</text:p>
              </table:table-cell>
            </table:table-row>
            <table:table-row>
              <table:table-cell office:value-type="float" office:value="17.8461">
                <text:p>20</text:p>
              </table:table-cell>
              <table:table-cell office:value-type="float" office:value="0.112894">
                <text:p>0.112894</text:p>
              </table:table-cell>
            </table:table-row>
            <table:table-row>
              <table:table-cell office:value-type="float" office:value="17.9528">
                <text:p>20</text:p>
              </table:table-cell>
              <table:table-cell office:value-type="float" office:value="0.138168">
                <text:p>0.138168</text:p>
              </table:table-cell>
            </table:table-row>
            <table:table-row>
              <table:table-cell office:value-type="float" office:value="18.0621">
                <text:p>20</text:p>
              </table:table-cell>
              <table:table-cell office:value-type="float" office:value="0.164954">
                <text:p>0.164954</text:p>
              </table:table-cell>
            </table:table-row>
            <table:table-row>
              <table:table-cell office:value-type="float" office:value="18.1696">
                <text:p>20</text:p>
              </table:table-cell>
              <table:table-cell office:value-type="float" office:value="0.192062">
                <text:p>0.192062</text:p>
              </table:table-cell>
            </table:table-row>
            <table:table-row>
              <table:table-cell office:value-type="float" office:value="18.286">
                <text:p>20</text:p>
              </table:table-cell>
              <table:table-cell office:value-type="float" office:value="0.222269">
                <text:p>0.222269</text:p>
              </table:table-cell>
            </table:table-row>
            <table:table-row>
              <table:table-cell office:value-type="float" office:value="18.3936">
                <text:p>20</text:p>
              </table:table-cell>
              <table:table-cell office:value-type="float" office:value="0.250775">
                <text:p>0.250775</text:p>
              </table:table-cell>
            </table:table-row>
            <table:table-row>
              <table:table-cell office:value-type="float" office:value="18.4965">
                <text:p>20</text:p>
              </table:table-cell>
              <table:table-cell office:value-type="float" office:value="0.278561">
                <text:p>0.278561</text:p>
              </table:table-cell>
            </table:table-row>
            <table:table-row>
              <table:table-cell office:value-type="float" office:value="18.6086">
                <text:p>20</text:p>
              </table:table-cell>
              <table:table-cell office:value-type="float" office:value="0.309326">
                <text:p>0.309326</text:p>
              </table:table-cell>
            </table:table-row>
            <table:table-row>
              <table:table-cell office:value-type="float" office:value="18.7108">
                <text:p>20</text:p>
              </table:table-cell>
              <table:table-cell office:value-type="float" office:value="0.337784">
                <text:p>0.337784</text:p>
              </table:table-cell>
            </table:table-row>
            <table:table-row>
              <table:table-cell office:value-type="float" office:value="18.8193">
                <text:p>20</text:p>
              </table:table-cell>
              <table:table-cell office:value-type="float" office:value="0.368259">
                <text:p>0.368259</text:p>
              </table:table-cell>
            </table:table-row>
            <table:table-row>
              <table:table-cell office:value-type="float" office:value="18.9288">
                <text:p>20</text:p>
              </table:table-cell>
              <table:table-cell office:value-type="float" office:value="0.399313">
                <text:p>0.399313</text:p>
              </table:table-cell>
            </table:table-row>
            <table:table-row>
              <table:table-cell office:value-type="float" office:value="19.0322">
                <text:p>20</text:p>
              </table:table-cell>
              <table:table-cell office:value-type="float" office:value="0.428772">
                <text:p>0.428772</text:p>
              </table:table-cell>
            </table:table-row>
            <table:table-row>
              <table:table-cell office:value-type="float" office:value="19.1384">
                <text:p>20</text:p>
              </table:table-cell>
              <table:table-cell office:value-type="float" office:value="0.459158">
                <text:p>0.459158</text:p>
              </table:table-cell>
            </table:table-row>
            <table:table-row>
              <table:table-cell office:value-type="float" office:value="19.242">
                <text:p>20</text:p>
              </table:table-cell>
              <table:table-cell office:value-type="float" office:value="0.488806">
                <text:p>0.488806</text:p>
              </table:table-cell>
            </table:table-row>
            <table:table-row>
              <table:table-cell office:value-type="float" office:value="19.3448">
                <text:p>20</text:p>
              </table:table-cell>
              <table:table-cell office:value-type="float" office:value="0.518216">
                <text:p>0.518216</text:p>
              </table:table-cell>
            </table:table-row>
            <table:table-row>
              <table:table-cell office:value-type="float" office:value="19.4566">
                <text:p>20</text:p>
              </table:table-cell>
              <table:table-cell office:value-type="float" office:value="0.550073">
                <text:p>0.550073</text:p>
              </table:table-cell>
            </table:table-row>
            <table:table-row>
              <table:table-cell office:value-type="float" office:value="19.5589">
                <text:p>20</text:p>
              </table:table-cell>
              <table:table-cell office:value-type="float" office:value="0.578995">
                <text:p>0.578995</text:p>
              </table:table-cell>
            </table:table-row>
            <table:table-row>
              <table:table-cell office:value-type="float" office:value="19.6689">
                <text:p>20</text:p>
              </table:table-cell>
              <table:table-cell office:value-type="float" office:value="0.609845">
                <text:p>0.609845</text:p>
              </table:table-cell>
            </table:table-row>
            <table:table-row>
              <table:table-cell office:value-type="float" office:value="19.7721">
                <text:p>20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float" office:value="19.8769">
                <text:p>20</text:p>
              </table:table-cell>
              <table:table-cell office:value-type="float" office:value="0.666968">
                <text:p>0.666968</text:p>
              </table:table-cell>
            </table:table-row>
            <table:table-row>
              <table:table-cell office:value-type="float" office:value="19.9861">
                <text:p>20</text:p>
              </table:table-cell>
              <table:table-cell office:value-type="float" office:value="0.696231">
                <text:p>0.696231</text:p>
              </table:table-cell>
            </table:table-row>
            <table:table-row>
              <table:table-cell office:value-type="float" office:value="20.0907">
                <text:p>20</text:p>
              </table:table-cell>
              <table:table-cell office:value-type="float" office:value="0.723679">
                <text:p>0.723679</text:p>
              </table:table-cell>
            </table:table-row>
            <table:table-row>
              <table:table-cell office:value-type="float" office:value="20.2019">
                <text:p>20</text:p>
              </table:table-cell>
              <table:table-cell office:value-type="float" office:value="0.75217">
                <text:p>0.75217</text:p>
              </table:table-cell>
            </table:table-row>
            <table:table-row>
              <table:table-cell office:value-type="float" office:value="20.3124">
                <text:p>20</text:p>
              </table:table-cell>
              <table:table-cell office:value-type="float" office:value="0.779715">
                <text:p>0.779715</text:p>
              </table:table-cell>
            </table:table-row>
            <table:table-row>
              <table:table-cell office:value-type="float" office:value="20.4246">
                <text:p>20</text:p>
              </table:table-cell>
              <table:table-cell office:value-type="float" office:value="0.806793">
                <text:p>0.806793</text:p>
              </table:table-cell>
            </table:table-row>
            <table:table-row>
              <table:table-cell office:value-type="float" office:value="20.5325">
                <text:p>20</text:p>
              </table:table-cell>
              <table:table-cell office:value-type="float" office:value="0.831906">
                <text:p>0.831906</text:p>
              </table:table-cell>
            </table:table-row>
            <table:table-row>
              <table:table-cell office:value-type="float" office:value="20.6425">
                <text:p>20</text:p>
              </table:table-cell>
              <table:table-cell office:value-type="float" office:value="0.856561">
                <text:p>0.856561</text:p>
              </table:table-cell>
            </table:table-row>
            <table:table-row>
              <table:table-cell office:value-type="float" office:value="20.7565">
                <text:p>20</text:p>
              </table:table-cell>
              <table:table-cell office:value-type="float" office:value="0.880969">
                <text:p>0.880969</text:p>
              </table:table-cell>
            </table:table-row>
            <table:table-row>
              <table:table-cell office:value-type="float" office:value="20.8723">
                <text:p>20</text:p>
              </table:table-cell>
              <table:table-cell office:value-type="float" office:value="0.904541">
                <text:p>0.904541</text:p>
              </table:table-cell>
            </table:table-row>
            <table:table-row>
              <table:table-cell office:value-type="float" office:value="20.9801">
                <text:p>20</text:p>
              </table:table-cell>
              <table:table-cell office:value-type="float" office:value="0.925265">
                <text:p>0.925265</text:p>
              </table:table-cell>
            </table:table-row>
            <table:table-row>
              <table:table-cell office:value-type="float" office:value="21.0866">
                <text:p>20</text:p>
              </table:table-cell>
              <table:table-cell office:value-type="float" office:value="0.944595">
                <text:p>0.944595</text:p>
              </table:table-cell>
            </table:table-row>
            <table:table-row>
              <table:table-cell office:value-type="float" office:value="21.198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30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412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522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630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742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846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9626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072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1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295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3996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509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61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736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848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957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073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186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2981">
                <text:p>20</text:p>
              </table:table-cell>
              <table:table-cell office:value-type="float" office:value="0.928964">
                <text:p>0.928964</text:p>
              </table:table-cell>
            </table:table-row>
            <table:table-row>
              <table:table-cell office:value-type="float" office:value="23.4059">
                <text:p>20</text:p>
              </table:table-cell>
              <table:table-cell office:value-type="float" office:value="0.901621">
                <text:p>0.901621</text:p>
              </table:table-cell>
            </table:table-row>
            <table:table-row>
              <table:table-cell office:value-type="float" office:value="23.5173">
                <text:p>20</text:p>
              </table:table-cell>
              <table:table-cell office:value-type="float" office:value="0.870514">
                <text:p>0.870514</text:p>
              </table:table-cell>
            </table:table-row>
            <table:table-row>
              <table:table-cell office:value-type="float" office:value="23.6306">
                <text:p>20</text:p>
              </table:table-cell>
              <table:table-cell office:value-type="float" office:value="0.836008">
                <text:p>0.836008</text:p>
              </table:table-cell>
            </table:table-row>
            <table:table-row>
              <table:table-cell office:value-type="float" office:value="23.7373">
                <text:p>20</text:p>
              </table:table-cell>
              <table:table-cell office:value-type="float" office:value="0.801028">
                <text:p>0.801028</text:p>
              </table:table-cell>
            </table:table-row>
            <table:table-row>
              <table:table-cell office:value-type="float" office:value="23.8426">
                <text:p>20</text:p>
              </table:table-cell>
              <table:table-cell office:value-type="float" office:value="0.76427">
                <text:p>0.76427</text:p>
              </table:table-cell>
            </table:table-row>
            <table:table-row>
              <table:table-cell office:value-type="float" office:value="23.9532">
                <text:p>20</text:p>
              </table:table-cell>
              <table:table-cell office:value-type="float" office:value="0.723511">
                <text:p>0.723511</text:p>
              </table:table-cell>
            </table:table-row>
            <table:table-row>
              <table:table-cell office:value-type="float" office:value="24.0585">
                <text:p>20</text:p>
              </table:table-cell>
              <table:table-cell office:value-type="float" office:value="0.683002">
                <text:p>0.683002</text:p>
              </table:table-cell>
            </table:table-row>
            <table:table-row>
              <table:table-cell office:value-type="float" office:value="24.17">
                <text:p>20</text:p>
              </table:table-cell>
              <table:table-cell office:value-type="float" office:value="0.638641">
                <text:p>0.638641</text:p>
              </table:table-cell>
            </table:table-row>
            <table:table-row>
              <table:table-cell office:value-type="float" office:value="24.2893">
                <text:p>20</text:p>
              </table:table-cell>
              <table:table-cell office:value-type="float" office:value="0.589938">
                <text:p>0.589938</text:p>
              </table:table-cell>
            </table:table-row>
            <table:table-row>
              <table:table-cell office:value-type="float" office:value="24.3992">
                <text:p>20</text:p>
              </table:table-cell>
              <table:table-cell office:value-type="float" office:value="0.544443">
                <text:p>0.544443</text:p>
              </table:table-cell>
            </table:table-row>
            <table:table-row>
              <table:table-cell office:value-type="float" office:value="24.5153">
                <text:p>20</text:p>
              </table:table-cell>
              <table:table-cell office:value-type="float" office:value="0.496005">
                <text:p>0.496005</text:p>
              </table:table-cell>
            </table:table-row>
            <table:table-row>
              <table:table-cell office:value-type="float" office:value="24.6311">
                <text:p>20</text:p>
              </table:table-cell>
              <table:table-cell office:value-type="float" office:value="0.447705">
                <text:p>0.447705</text:p>
              </table:table-cell>
            </table:table-row>
            <table:table-row>
              <table:table-cell office:value-type="float" office:value="24.7382">
                <text:p>20</text:p>
              </table:table-cell>
              <table:table-cell office:value-type="float" office:value="0.403409">
                <text:p>0.403409</text:p>
              </table:table-cell>
            </table:table-row>
            <table:table-row>
              <table:table-cell office:value-type="float" office:value="24.8441">
                <text:p>20</text:p>
              </table:table-cell>
              <table:table-cell office:value-type="float" office:value="0.36022">
                <text:p>0.36022</text:p>
              </table:table-cell>
            </table:table-row>
            <table:table-row>
              <table:table-cell office:value-type="float" office:value="24.9542">
                <text:p>20</text:p>
              </table:table-cell>
              <table:table-cell office:value-type="float" office:value="0.31622">
                <text:p>0.31622</text:p>
              </table:table-cell>
            </table:table-row>
            <table:table-row>
              <table:table-cell office:value-type="float" office:value="25.0623">
                <text:p>30</text:p>
              </table:table-cell>
              <table:table-cell office:value-type="float" office:value="0.274197">
                <text:p>0.274197</text:p>
              </table:table-cell>
            </table:table-row>
            <table:table-row>
              <table:table-cell office:value-type="float" office:value="25.1701">
                <text:p>30</text:p>
              </table:table-cell>
              <table:table-cell office:value-type="float" office:value="0.233627">
                <text:p>0.233627</text:p>
              </table:table-cell>
            </table:table-row>
            <table:table-row>
              <table:table-cell office:value-type="float" office:value="25.2821">
                <text:p>30</text:p>
              </table:table-cell>
              <table:table-cell office:value-type="float" office:value="0.193173">
                <text:p>0.193173</text:p>
              </table:table-cell>
            </table:table-row>
            <table:table-row>
              <table:table-cell office:value-type="float" office:value="25.3903">
                <text:p>30</text:p>
              </table:table-cell>
              <table:table-cell office:value-type="float" office:value="0.155972">
                <text:p>0.155972</text:p>
              </table:table-cell>
            </table:table-row>
            <table:table-row>
              <table:table-cell office:value-type="float" office:value="25.5126">
                <text:p>30</text:p>
              </table:table-cell>
              <table:table-cell office:value-type="float" office:value="0.116299">
                <text:p>0.116299</text:p>
              </table:table-cell>
            </table:table-row>
            <table:table-row>
              <table:table-cell office:value-type="float" office:value="25.6203">
                <text:p>30</text:p>
              </table:table-cell>
              <table:table-cell office:value-type="float" office:value="0.0837585">
                <text:p>0.0837585</text:p>
              </table:table-cell>
            </table:table-row>
            <table:table-row>
              <table:table-cell office:value-type="float" office:value="25.7294">
                <text:p>30</text:p>
              </table:table-cell>
              <table:table-cell office:value-type="float" office:value="0.0531616">
                <text:p>0.0531616</text:p>
              </table:table-cell>
            </table:table-row>
            <table:table-row>
              <table:table-cell office:value-type="float" office:value="25.8387">
                <text:p>30</text:p>
              </table:table-cell>
              <table:table-cell office:value-type="float" office:value="0.0250519">
                <text:p>0.0250519</text:p>
              </table:table-cell>
            </table:table-row>
            <table:table-row>
              <table:table-cell office:value-type="float" office:value="25.9513">
                <text:p>30</text:p>
              </table:table-cell>
              <table:table-cell office:value-type="float" office:value="-0.00119324">
                <text:p>-0.00119324</text:p>
              </table:table-cell>
            </table:table-row>
            <table:table-row>
              <table:table-cell office:value-type="float" office:value="26.0589">
                <text:p>30</text:p>
              </table:table-cell>
              <table:table-cell office:value-type="float" office:value="-0.0235474">
                <text:p>-0.0235474</text:p>
              </table:table-cell>
            </table:table-row>
            <table:table-row>
              <table:table-cell office:value-type="float" office:value="26.1718">
                <text:p>30</text:p>
              </table:table-cell>
              <table:table-cell office:value-type="float" office:value="-0.0441101">
                <text:p>-0.0441101</text:p>
              </table:table-cell>
            </table:table-row>
            <table:table-row>
              <table:table-cell office:value-type="float" office:value="26.2863">
                <text:p>30</text:p>
              </table:table-cell>
              <table:table-cell office:value-type="float" office:value="-0.0619293">
                <text:p>-0.0619293</text:p>
              </table:table-cell>
            </table:table-row>
            <table:table-row>
              <table:table-cell office:value-type="float" office:value="26.3979">
                <text:p>30</text:p>
              </table:table-cell>
              <table:table-cell office:value-type="float" office:value="-0.0763336">
                <text:p>-0.0763336</text:p>
              </table:table-cell>
            </table:table-row>
            <table:table-row>
              <table:table-cell office:value-type="float" office:value="26.5086">
                <text:p>30</text:p>
              </table:table-cell>
              <table:table-cell office:value-type="float" office:value="-0.0877411">
                <text:p>-0.0877411</text:p>
              </table:table-cell>
            </table:table-row>
            <table:table-row>
              <table:table-cell office:value-type="float" office:value="26.6192">
                <text:p>30</text:p>
              </table:table-cell>
              <table:table-cell office:value-type="float" office:value="-0.096286">
                <text:p>-0.096286</text:p>
              </table:table-cell>
            </table:table-row>
            <table:table-row>
              <table:table-cell office:value-type="float" office:value="26.7384">
                <text:p>30</text:p>
              </table:table-cell>
              <table:table-cell office:value-type="float" office:value="-0.102344">
                <text:p>-0.102344</text:p>
              </table:table-cell>
            </table:table-row>
            <table:table-row>
              <table:table-cell office:value-type="float" office:value="26.8389">
                <text:p>30</text:p>
              </table:table-cell>
              <table:table-cell office:value-type="float" office:value="-0.104996">
                <text:p>-0.104996</text:p>
              </table:table-cell>
            </table:table-row>
            <table:table-row>
              <table:table-cell office:value-type="float" office:value="26.9483">
                <text:p>30</text:p>
              </table:table-cell>
              <table:table-cell office:value-type="float" office:value="-0.105386">
                <text:p>-0.105386</text:p>
              </table:table-cell>
            </table:table-row>
            <table:table-row>
              <table:table-cell office:value-type="float" office:value="27.0622">
                <text:p>30</text:p>
              </table:table-cell>
              <table:table-cell office:value-type="float" office:value="-0.10311">
                <text:p>-0.10311</text:p>
              </table:table-cell>
            </table:table-row>
            <table:table-row>
              <table:table-cell office:value-type="float" office:value="27.1693">
                <text:p>30</text:p>
              </table:table-cell>
              <table:table-cell office:value-type="float" office:value="-0.0985779">
                <text:p>-0.0985779</text:p>
              </table:table-cell>
            </table:table-row>
            <table:table-row>
              <table:table-cell office:value-type="float" office:value="27.2767">
                <text:p>30</text:p>
              </table:table-cell>
              <table:table-cell office:value-type="float" office:value="-0.0917908">
                <text:p>-0.0917908</text:p>
              </table:table-cell>
            </table:table-row>
            <table:table-row>
              <table:table-cell office:value-type="float" office:value="27.384">
                <text:p>30</text:p>
              </table:table-cell>
              <table:table-cell office:value-type="float" office:value="-0.0828491">
                <text:p>-0.0828491</text:p>
              </table:table-cell>
            </table:table-row>
            <table:table-row>
              <table:table-cell office:value-type="float" office:value="27.4934">
                <text:p>30</text:p>
              </table:table-cell>
              <table:table-cell office:value-type="float" office:value="-0.0716522">
                <text:p>-0.0716522</text:p>
              </table:table-cell>
            </table:table-row>
            <table:table-row>
              <table:table-cell office:value-type="float" office:value="27.6036">
                <text:p>30</text:p>
              </table:table-cell>
              <table:table-cell office:value-type="float" office:value="-0.0583832">
                <text:p>-0.0583832</text:p>
              </table:table-cell>
            </table:table-row>
            <table:table-row>
              <table:table-cell office:value-type="float" office:value="27.7194">
                <text:p>30</text:p>
              </table:table-cell>
              <table:table-cell office:value-type="float" office:value="-0.0423767">
                <text:p>-0.0423767</text:p>
              </table:table-cell>
            </table:table-row>
            <table:table-row>
              <table:table-cell office:value-type="float" office:value="27.8293">
                <text:p>30</text:p>
              </table:table-cell>
              <table:table-cell office:value-type="float" office:value="-0.0253662">
                <text:p>-0.0253662</text:p>
              </table:table-cell>
            </table:table-row>
            <table:table-row>
              <table:table-cell office:value-type="float" office:value="27.9442">
                <text:p>30</text:p>
              </table:table-cell>
              <table:table-cell office:value-type="float" office:value="-0.00582275">
                <text:p>-0.00582275</text:p>
              </table:table-cell>
            </table:table-row>
            <table:table-row>
              <table:table-cell office:value-type="float" office:value="28.0553">
                <text:p>30</text:p>
              </table:table-cell>
              <table:table-cell office:value-type="float" office:value="0.0146454">
                <text:p>0.0146454</text:p>
              </table:table-cell>
            </table:table-row>
            <table:table-row>
              <table:table-cell office:value-type="float" office:value="28.1668">
                <text:p>30</text:p>
              </table:table-cell>
              <table:table-cell office:value-type="float" office:value="0.0366394">
                <text:p>0.0366394</text:p>
              </table:table-cell>
            </table:table-row>
            <table:table-row>
              <table:table-cell office:value-type="float" office:value="28.2702">
                <text:p>30</text:p>
              </table:table-cell>
              <table:table-cell office:value-type="float" office:value="0.0582581">
                <text:p>0.0582581</text:p>
              </table:table-cell>
            </table:table-row>
            <table:table-row>
              <table:table-cell office:value-type="float" office:value="28.3788">
                <text:p>30</text:p>
              </table:table-cell>
              <table:table-cell office:value-type="float" office:value="0.0820496">
                <text:p>0.0820496</text:p>
              </table:table-cell>
            </table:table-row>
            <table:table-row>
              <table:table-cell office:value-type="float" office:value="28.4895">
                <text:p>30</text:p>
              </table:table-cell>
              <table:table-cell office:value-type="float" office:value="0.107455">
                <text:p>0.107455</text:p>
              </table:table-cell>
            </table:table-row>
            <table:table-row>
              <table:table-cell office:value-type="float" office:value="28.5948">
                <text:p>30</text:p>
              </table:table-cell>
              <table:table-cell office:value-type="float" office:value="0.132532">
                <text:p>0.132532</text:p>
              </table:table-cell>
            </table:table-row>
            <table:table-row>
              <table:table-cell office:value-type="float" office:value="28.7048">
                <text:p>30</text:p>
              </table:table-cell>
              <table:table-cell office:value-type="float" office:value="0.159613">
                <text:p>0.159613</text:p>
              </table:table-cell>
            </table:table-row>
            <table:table-row>
              <table:table-cell office:value-type="float" office:value="28.8123">
                <text:p>30</text:p>
              </table:table-cell>
              <table:table-cell office:value-type="float" office:value="0.18685">
                <text:p>0.18685</text:p>
              </table:table-cell>
            </table:table-row>
            <table:table-row>
              <table:table-cell office:value-type="float" office:value="28.917">
                <text:p>30</text:p>
              </table:table-cell>
              <table:table-cell office:value-type="float" office:value="0.214081">
                <text:p>0.214081</text:p>
              </table:table-cell>
            </table:table-row>
            <table:table-row>
              <table:table-cell office:value-type="float" office:value="29.0307">
                <text:p>30</text:p>
              </table:table-cell>
              <table:table-cell office:value-type="float" office:value="0.244333">
                <text:p>0.244333</text:p>
              </table:table-cell>
            </table:table-row>
            <table:table-row>
              <table:table-cell office:value-type="float" office:value="29.1404">
                <text:p>30</text:p>
              </table:table-cell>
              <table:table-cell office:value-type="float" office:value="0.274069">
                <text:p>0.274069</text:p>
              </table:table-cell>
            </table:table-row>
            <table:table-row>
              <table:table-cell office:value-type="float" office:value="29.2545">
                <text:p>30</text:p>
              </table:table-cell>
              <table:table-cell office:value-type="float" office:value="0.305518">
                <text:p>0.305518</text:p>
              </table:table-cell>
            </table:table-row>
            <table:table-row>
              <table:table-cell office:value-type="float" office:value="29.3641">
                <text:p>30</text:p>
              </table:table-cell>
              <table:table-cell office:value-type="float" office:value="0.336163">
                <text:p>0.336163</text:p>
              </table:table-cell>
            </table:table-row>
            <table:table-row>
              <table:table-cell office:value-type="float" office:value="29.476">
                <text:p>30</text:p>
              </table:table-cell>
              <table:table-cell office:value-type="float" office:value="0.367728">
                <text:p>0.367728</text:p>
              </table:table-cell>
            </table:table-row>
            <table:table-row>
              <table:table-cell office:value-type="float" office:value="29.5959">
                <text:p>30</text:p>
              </table:table-cell>
              <table:table-cell office:value-type="float" office:value="0.40188">
                <text:p>0.40188</text:p>
              </table:table-cell>
            </table:table-row>
            <table:table-row>
              <table:table-cell office:value-type="float" office:value="29.7056">
                <text:p>30</text:p>
              </table:table-cell>
              <table:table-cell office:value-type="float" office:value="0.433289">
                <text:p>0.433289</text:p>
              </table:table-cell>
            </table:table-row>
            <table:table-row>
              <table:table-cell office:value-type="float" office:value="29.8173">
                <text:p>30</text:p>
              </table:table-cell>
              <table:table-cell office:value-type="float" office:value="0.465317">
                <text:p>0.465317</text:p>
              </table:table-cell>
            </table:table-row>
            <table:table-row>
              <table:table-cell office:value-type="float" office:value="29.9337">
                <text:p>30</text:p>
              </table:table-cell>
              <table:table-cell office:value-type="float" office:value="0.498691">
                <text:p>0.498691</text:p>
              </table:table-cell>
            </table:table-row>
            <table:table-row>
              <table:table-cell office:value-type="float" office:value="30.0386">
                <text:p>30</text:p>
              </table:table-cell>
              <table:table-cell office:value-type="float" office:value="0.528708">
                <text:p>0.528708</text:p>
              </table:table-cell>
            </table:table-row>
            <table:table-row>
              <table:table-cell office:value-type="float" office:value="30.1496">
                <text:p>30</text:p>
              </table:table-cell>
              <table:table-cell office:value-type="float" office:value="0.560229">
                <text:p>0.560229</text:p>
              </table:table-cell>
            </table:table-row>
            <table:table-row>
              <table:table-cell office:value-type="float" office:value="30.2608">
                <text:p>30</text:p>
              </table:table-cell>
              <table:table-cell office:value-type="float" office:value="0.591498">
                <text:p>0.591498</text:p>
              </table:table-cell>
            </table:table-row>
            <table:table-row>
              <table:table-cell office:value-type="float" office:value="30.3695">
                <text:p>30</text:p>
              </table:table-cell>
              <table:table-cell office:value-type="float" office:value="0.621735">
                <text:p>0.621735</text:p>
              </table:table-cell>
            </table:table-row>
            <table:table-row>
              <table:table-cell office:value-type="float" office:value="30.4871">
                <text:p>30</text:p>
              </table:table-cell>
              <table:table-cell office:value-type="float" office:value="0.653961">
                <text:p>0.653961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0.684296">
                <text:p>0.684296</text:p>
              </table:table-cell>
            </table:table-row>
            <table:table-row>
              <table:table-cell office:value-type="float" office:value="30.7124">
                <text:p>30</text:p>
              </table:table-cell>
              <table:table-cell office:value-type="float" office:value="0.713867">
                <text:p>0.713867</text:p>
              </table:table-cell>
            </table:table-row>
            <table:table-row>
              <table:table-cell office:value-type="float" office:value="30.8224">
                <text:p>30</text:p>
              </table:table-cell>
              <table:table-cell office:value-type="float" office:value="0.742081">
                <text:p>0.742081</text:p>
              </table:table-cell>
            </table:table-row>
            <table:table-row>
              <table:table-cell office:value-type="float" office:value="30.9332">
                <text:p>30</text:p>
              </table:table-cell>
              <table:table-cell office:value-type="float" office:value="0.769699">
                <text:p>0.769699</text:p>
              </table:table-cell>
            </table:table-row>
            <table:table-row>
              <table:table-cell office:value-type="float" office:value="31.0435">
                <text:p>30</text:p>
              </table:table-cell>
              <table:table-cell office:value-type="float" office:value="0.796356">
                <text:p>0.796356</text:p>
              </table:table-cell>
            </table:table-row>
            <table:table-row>
              <table:table-cell office:value-type="float" office:value="31.1534">
                <text:p>30</text:p>
              </table:table-cell>
              <table:table-cell office:value-type="float" office:value="0.821994">
                <text:p>0.821994</text:p>
              </table:table-cell>
            </table:table-row>
            <table:table-row>
              <table:table-cell office:value-type="float" office:value="31.2653">
                <text:p>30</text:p>
              </table:table-cell>
              <table:table-cell office:value-type="float" office:value="0.847104">
                <text:p>0.847104</text:p>
              </table:table-cell>
            </table:table-row>
            <table:table-row>
              <table:table-cell office:value-type="float" office:value="31.3722">
                <text:p>30</text:p>
              </table:table-cell>
              <table:table-cell office:value-type="float" office:value="0.870041">
                <text:p>0.870041</text:p>
              </table:table-cell>
            </table:table-row>
            <table:table-row>
              <table:table-cell office:value-type="float" office:value="31.4835">
                <text:p>30</text:p>
              </table:table-cell>
              <table:table-cell office:value-type="float" office:value="0.892825">
                <text:p>0.892825</text:p>
              </table:table-cell>
            </table:table-row>
            <table:table-row>
              <table:table-cell office:value-type="float" office:value="31.5954">
                <text:p>30</text:p>
              </table:table-cell>
              <table:table-cell office:value-type="float" office:value="0.914487">
                <text:p>0.914487</text:p>
              </table:table-cell>
            </table:table-row>
            <table:table-row>
              <table:table-cell office:value-type="float" office:value="31.7065">
                <text:p>30</text:p>
              </table:table-cell>
              <table:table-cell office:value-type="float" office:value="0.93475">
                <text:p>0.93475</text:p>
              </table:table-cell>
            </table:table-row>
            <table:table-row>
              <table:table-cell office:value-type="float" office:value="31.815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1.928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036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146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255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364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469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574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689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800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2.912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020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132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242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354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470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580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699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811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929">
                <text:p>30</text:p>
              </table:table-cell>
              <table:table-cell office:value-type="float" office:value="0.928812">
                <text:p>0.928812</text:p>
              </table:table-cell>
            </table:table-row>
            <table:table-row>
              <table:table-cell office:value-type="float" office:value="34.0435">
                <text:p>30</text:p>
              </table:table-cell>
              <table:table-cell office:value-type="float" office:value="0.900259">
                <text:p>0.900259</text:p>
              </table:table-cell>
            </table:table-row>
            <table:table-row>
              <table:table-cell office:value-type="float" office:value="34.165">
                <text:p>30</text:p>
              </table:table-cell>
              <table:table-cell office:value-type="float" office:value="0.86666">
                <text:p>0.86666</text:p>
              </table:table-cell>
            </table:table-row>
            <table:table-row>
              <table:table-cell office:value-type="float" office:value="34.2819">
                <text:p>30</text:p>
              </table:table-cell>
              <table:table-cell office:value-type="float" office:value="0.831207">
                <text:p>0.831207</text:p>
              </table:table-cell>
            </table:table-row>
            <table:table-row>
              <table:table-cell office:value-type="float" office:value="34.4018">
                <text:p>30</text:p>
              </table:table-cell>
              <table:table-cell office:value-type="float" office:value="0.791727">
                <text:p>0.791727</text:p>
              </table:table-cell>
            </table:table-row>
            <table:table-row>
              <table:table-cell office:value-type="float" office:value="34.516">
                <text:p>30</text:p>
              </table:table-cell>
              <table:table-cell office:value-type="float" office:value="0.751566">
                <text:p>0.751566</text:p>
              </table:table-cell>
            </table:table-row>
            <table:table-row>
              <table:table-cell office:value-type="float" office:value="34.6292">
                <text:p>30</text:p>
              </table:table-cell>
              <table:table-cell office:value-type="float" office:value="0.709531">
                <text:p>0.709531</text:p>
              </table:table-cell>
            </table:table-row>
            <table:table-row>
              <table:table-cell office:value-type="float" office:value="34.7427">
                <text:p>30</text:p>
              </table:table-cell>
              <table:table-cell office:value-type="float" office:value="0.665579">
                <text:p>0.665579</text:p>
              </table:table-cell>
            </table:table-row>
            <table:table-row>
              <table:table-cell office:value-type="float" office:value="34.8589">
                <text:p>30</text:p>
              </table:table-cell>
              <table:table-cell office:value-type="float" office:value="0.619119">
                <text:p>0.619119</text:p>
              </table:table-cell>
            </table:table-row>
            <table:table-row>
              <table:table-cell office:value-type="float" office:value="34.9711">
                <text:p>30</text:p>
              </table:table-cell>
              <table:table-cell office:value-type="float" office:value="0.573303">
                <text:p>0.573303</text:p>
              </table:table-cell>
            </table:table-row>
            <table:table-row>
              <table:table-cell office:value-type="float" office:value="35.0911">
                <text:p>40</text:p>
              </table:table-cell>
              <table:table-cell office:value-type="float" office:value="0.523633">
                <text:p>0.523633</text:p>
              </table:table-cell>
            </table:table-row>
            <table:table-row>
              <table:table-cell office:value-type="float" office:value="35.2052">
                <text:p>40</text:p>
              </table:table-cell>
              <table:table-cell office:value-type="float" office:value="0.476215">
                <text:p>0.476215</text:p>
              </table:table-cell>
            </table:table-row>
            <table:table-row>
              <table:table-cell office:value-type="float" office:value="35.3206">
                <text:p>40</text:p>
              </table:table-cell>
              <table:table-cell office:value-type="float" office:value="0.428381">
                <text:p>0.428381</text:p>
              </table:table-cell>
            </table:table-row>
            <table:table-row>
              <table:table-cell office:value-type="float" office:value="35.4326">
                <text:p>40</text:p>
              </table:table-cell>
              <table:table-cell office:value-type="float" office:value="0.382489">
                <text:p>0.382489</text:p>
              </table:table-cell>
            </table:table-row>
            <table:table-row>
              <table:table-cell office:value-type="float" office:value="35.5436">
                <text:p>40</text:p>
              </table:table-cell>
              <table:table-cell office:value-type="float" office:value="0.33782">
                <text:p>0.33782</text:p>
              </table:table-cell>
            </table:table-row>
            <table:table-row>
              <table:table-cell office:value-type="float" office:value="35.6669">
                <text:p>40</text:p>
              </table:table-cell>
              <table:table-cell office:value-type="float" office:value="0.289371">
                <text:p>0.289371</text:p>
              </table:table-cell>
            </table:table-row>
            <table:table-row>
              <table:table-cell office:value-type="float" office:value="35.7765">
                <text:p>40</text:p>
              </table:table-cell>
              <table:table-cell office:value-type="float" office:value="0.247769">
                <text:p>0.247769</text:p>
              </table:table-cell>
            </table:table-row>
            <table:table-row>
              <table:table-cell office:value-type="float" office:value="35.893">
                <text:p>40</text:p>
              </table:table-cell>
              <table:table-cell office:value-type="float" office:value="0.205243">
                <text:p>0.205243</text:p>
              </table:table-cell>
            </table:table-row>
            <table:table-row>
              <table:table-cell office:value-type="float" office:value="36.0065">
                <text:p>40</text:p>
              </table:table-cell>
              <table:table-cell office:value-type="float" office:value="0.165793">
                <text:p>0.165793</text:p>
              </table:table-cell>
            </table:table-row>
            <table:table-row>
              <table:table-cell office:value-type="float" office:value="36.1065">
                <text:p>40</text:p>
              </table:table-cell>
              <table:table-cell office:value-type="float" office:value="0.132773">
                <text:p>0.132773</text:p>
              </table:table-cell>
            </table:table-row>
            <table:table-row>
              <table:table-cell office:value-type="float" office:value="36.2143">
                <text:p>40</text:p>
              </table:table-cell>
              <table:table-cell office:value-type="float" office:value="0.0992798">
                <text:p>0.0992798</text:p>
              </table:table-cell>
            </table:table-row>
            <table:table-row>
              <table:table-cell office:value-type="float" office:value="36.3329">
                <text:p>40</text:p>
              </table:table-cell>
              <table:table-cell office:value-type="float" office:value="0.0650147">
                <text:p>0.0650147</text:p>
              </table:table-cell>
            </table:table-row>
            <table:table-row>
              <table:table-cell office:value-type="float" office:value="36.4444">
                <text:p>40</text:p>
              </table:table-cell>
              <table:table-cell office:value-type="float" office:value="0.0354553">
                <text:p>0.0354553</text:p>
              </table:table-cell>
            </table:table-row>
            <table:table-row>
              <table:table-cell office:value-type="float" office:value="36.559">
                <text:p>40</text:p>
              </table:table-cell>
              <table:table-cell office:value-type="float" office:value="0.0079071">
                <text:p>0.0079071</text:p>
              </table:table-cell>
            </table:table-row>
            <table:table-row>
              <table:table-cell office:value-type="float" office:value="36.6598">
                <text:p>40</text:p>
              </table:table-cell>
              <table:table-cell office:value-type="float" office:value="-0.0138855">
                <text:p>-0.0138855</text:p>
              </table:table-cell>
            </table:table-row>
            <table:table-row>
              <table:table-cell office:value-type="float" office:value="36.7621">
                <text:p>40</text:p>
              </table:table-cell>
              <table:table-cell office:value-type="float" office:value="-0.0336273">
                <text:p>-0.0336273</text:p>
              </table:table-cell>
            </table:table-row>
            <table:table-row>
              <table:table-cell office:value-type="float" office:value="36.8809">
                <text:p>40</text:p>
              </table:table-cell>
              <table:table-cell office:value-type="float" office:value="-0.0534515">
                <text:p>-0.0534515</text:p>
              </table:table-cell>
            </table:table-row>
            <table:table-row>
              <table:table-cell office:value-type="float" office:value="36.981">
                <text:p>40</text:p>
              </table:table-cell>
              <table:table-cell office:value-type="float" office:value="-0.0675598">
                <text:p>-0.0675598</text:p>
              </table:table-cell>
            </table:table-row>
            <table:table-row>
              <table:table-cell office:value-type="float" office:value="37.0973">
                <text:p>40</text:p>
              </table:table-cell>
              <table:table-cell office:value-type="float" office:value="-0.0809662">
                <text:p>-0.0809662</text:p>
              </table:table-cell>
            </table:table-row>
            <table:table-row>
              <table:table-cell office:value-type="float" office:value="37.2104">
                <text:p>40</text:p>
              </table:table-cell>
              <table:table-cell office:value-type="float" office:value="-0.0909668">
                <text:p>-0.0909668</text:p>
              </table:table-cell>
            </table:table-row>
            <table:table-row>
              <table:table-cell office:value-type="float" office:value="37.312">
                <text:p>40</text:p>
              </table:table-cell>
              <table:table-cell office:value-type="float" office:value="-0.0974243">
                <text:p>-0.0974243</text:p>
              </table:table-cell>
            </table:table-row>
            <table:table-row>
              <table:table-cell office:value-type="float" office:value="37.4286">
                <text:p>40</text:p>
              </table:table-cell>
              <table:table-cell office:value-type="float" office:value="-0.101956">
                <text:p>-0.101956</text:p>
              </table:table-cell>
            </table:table-row>
            <table:table-row>
              <table:table-cell office:value-type="float" office:value="37.5392">
                <text:p>40</text:p>
              </table:table-cell>
              <table:table-cell office:value-type="float" office:value="-0.103464">
                <text:p>-0.103464</text:p>
              </table:table-cell>
            </table:table-row>
            <table:table-row>
              <table:table-cell office:value-type="float" office:value="37.6599">
                <text:p>40</text:p>
              </table:table-cell>
              <table:table-cell office:value-type="float" office:value="-0.102097">
                <text:p>-0.102097</text:p>
              </table:table-cell>
            </table:table-row>
            <table:table-row>
              <table:table-cell office:value-type="float" office:value="37.7769">
                <text:p>40</text:p>
              </table:table-cell>
              <table:table-cell office:value-type="float" office:value="-0.0979309">
                <text:p>-0.0979309</text:p>
              </table:table-cell>
            </table:table-row>
            <table:table-row>
              <table:table-cell office:value-type="float" office:value="37.8878">
                <text:p>40</text:p>
              </table:table-cell>
              <table:table-cell office:value-type="float" office:value="-0.0914642">
                <text:p>-0.0914642</text:p>
              </table:table-cell>
            </table:table-row>
            <table:table-row>
              <table:table-cell office:value-type="float" office:value="37.9956">
                <text:p>40</text:p>
              </table:table-cell>
              <table:table-cell office:value-type="float" office:value="-0.0829742">
                <text:p>-0.0829742</text:p>
              </table:table-cell>
            </table:table-row>
            <table:table-row>
              <table:table-cell office:value-type="float" office:value="38.1064">
                <text:p>40</text:p>
              </table:table-cell>
              <table:table-cell office:value-type="float" office:value="-0.0720764">
                <text:p>-0.0720764</text:p>
              </table:table-cell>
            </table:table-row>
            <table:table-row>
              <table:table-cell office:value-type="float" office:value="38.2168">
                <text:p>40</text:p>
              </table:table-cell>
              <table:table-cell office:value-type="float" office:value="-0.0591492">
                <text:p>-0.0591492</text:p>
              </table:table-cell>
            </table:table-row>
            <table:table-row>
              <table:table-cell office:value-type="float" office:value="38.3339">
                <text:p>40</text:p>
              </table:table-cell>
              <table:table-cell office:value-type="float" office:value="-0.0433258">
                <text:p>-0.0433258</text:p>
              </table:table-cell>
            </table:table-row>
            <table:table-row>
              <table:table-cell office:value-type="float" office:value="38.4441">
                <text:p>40</text:p>
              </table:table-cell>
              <table:table-cell office:value-type="float" office:value="-0.0265869">
                <text:p>-0.0265869</text:p>
              </table:table-cell>
            </table:table-row>
            <table:table-row>
              <table:table-cell office:value-type="float" office:value="38.5592">
                <text:p>40</text:p>
              </table:table-cell>
              <table:table-cell office:value-type="float" office:value="-0.0072937">
                <text:p>-0.0072937</text:p>
              </table:table-cell>
            </table:table-row>
            <table:table-row>
              <table:table-cell office:value-type="float" office:value="38.6774">
                <text:p>40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float" office:value="38.7946">
                <text:p>40</text:p>
              </table:table-cell>
              <table:table-cell office:value-type="float" office:value="0.0372986">
                <text:p>0.0372986</text:p>
              </table:table-cell>
            </table:table-row>
            <table:table-row>
              <table:table-cell office:value-type="float" office:value="38.9104">
                <text:p>40</text:p>
              </table:table-cell>
              <table:table-cell office:value-type="float" office:value="0.0615112">
                <text:p>0.0615112</text:p>
              </table:table-cell>
            </table:table-row>
            <table:table-row>
              <table:table-cell office:value-type="float" office:value="39.0237">
                <text:p>40</text:p>
              </table:table-cell>
              <table:table-cell office:value-type="float" office:value="0.0864502">
                <text:p>0.0864502</text:p>
              </table:table-cell>
            </table:table-row>
            <table:table-row>
              <table:table-cell office:value-type="float" office:value="39.1342">
                <text:p>40</text:p>
              </table:table-cell>
              <table:table-cell office:value-type="float" office:value="0.111884">
                <text:p>0.111884</text:p>
              </table:table-cell>
            </table:table-row>
            <table:table-row>
              <table:table-cell office:value-type="float" office:value="39.2438">
                <text:p>40</text:p>
              </table:table-cell>
              <table:table-cell office:value-type="float" office:value="0.138132">
                <text:p>0.138132</text:p>
              </table:table-cell>
            </table:table-row>
            <table:table-row>
              <table:table-cell office:value-type="float" office:value="39.3538">
                <text:p>40</text:p>
              </table:table-cell>
              <table:table-cell office:value-type="float" office:value="0.165414">
                <text:p>0.165414</text:p>
              </table:table-cell>
            </table:table-row>
            <table:table-row>
              <table:table-cell office:value-type="float" office:value="39.4664">
                <text:p>40</text:p>
              </table:table-cell>
              <table:table-cell office:value-type="float" office:value="0.194144">
                <text:p>0.194144</text:p>
              </table:table-cell>
            </table:table-row>
            <table:table-row>
              <table:table-cell office:value-type="float" office:value="39.5853">
                <text:p>40</text:p>
              </table:table-cell>
              <table:table-cell office:value-type="float" office:value="0.225284">
                <text:p>0.225284</text:p>
              </table:table-cell>
            </table:table-row>
            <table:table-row>
              <table:table-cell office:value-type="float" office:value="39.6963">
                <text:p>40</text:p>
              </table:table-cell>
              <table:table-cell office:value-type="float" office:value="0.25499">
                <text:p>0.25499</text:p>
              </table:table-cell>
            </table:table-row>
            <table:table-row>
              <table:table-cell office:value-type="float" office:value="39.8097">
                <text:p>40</text:p>
              </table:table-cell>
              <table:table-cell office:value-type="float" office:value="0.285907">
                <text:p>0.285907</text:p>
              </table:table-cell>
            </table:table-row>
            <table:table-row>
              <table:table-cell office:value-type="float" office:value="39.9208">
                <text:p>40</text:p>
              </table:table-cell>
              <table:table-cell office:value-type="float" office:value="0.316657">
                <text:p>0.316657</text:p>
              </table:table-cell>
            </table:table-row>
            <table:table-row>
              <table:table-cell office:value-type="float" office:value="40.0266">
                <text:p>40</text:p>
              </table:table-cell>
              <table:table-cell office:value-type="float" office:value="0.346295">
                <text:p>0.346295</text:p>
              </table:table-cell>
            </table:table-row>
            <table:table-row>
              <table:table-cell office:value-type="float" office:value="40.1387">
                <text:p>40</text:p>
              </table:table-cell>
              <table:table-cell office:value-type="float" office:value="0.378027">
                <text:p>0.378027</text:p>
              </table:table-cell>
            </table:table-row>
            <table:table-row>
              <table:table-cell office:value-type="float" office:value="40.2565">
                <text:p>40</text:p>
              </table:table-cell>
              <table:table-cell office:value-type="float" office:value="0.411652">
                <text:p>0.411652</text:p>
              </table:table-cell>
            </table:table-row>
            <table:table-row>
              <table:table-cell office:value-type="float" office:value="40.3736">
                <text:p>40</text:p>
              </table:table-cell>
              <table:table-cell office:value-type="float" office:value="0.445251">
                <text:p>0.445251</text:p>
              </table:table-cell>
            </table:table-row>
            <table:table-row>
              <table:table-cell office:value-type="float" office:value="40.4951">
                <text:p>40</text:p>
              </table:table-cell>
              <table:table-cell office:value-type="float" office:value="0.480173">
                <text:p>0.480173</text:p>
              </table:table-cell>
            </table:table-row>
            <table:table-row>
              <table:table-cell office:value-type="float" office:value="40.6088">
                <text:p>40</text:p>
              </table:table-cell>
              <table:table-cell office:value-type="float" office:value="0.512766">
                <text:p>0.512766</text:p>
              </table:table-cell>
            </table:table-row>
            <table:table-row>
              <table:table-cell office:value-type="float" office:value="40.723">
                <text:p>40</text:p>
              </table:table-cell>
              <table:table-cell office:value-type="float" office:value="0.545352">
                <text:p>0.545352</text:p>
              </table:table-cell>
            </table:table-row>
            <table:table-row>
              <table:table-cell office:value-type="float" office:value="40.834">
                <text:p>40</text:p>
              </table:table-cell>
              <table:table-cell office:value-type="float" office:value="0.576801">
                <text:p>0.576801</text:p>
              </table:table-cell>
            </table:table-row>
            <table:table-row>
              <table:table-cell office:value-type="float" office:value="40.9405">
                <text:p>40</text:p>
              </table:table-cell>
              <table:table-cell office:value-type="float" office:value="0.606619">
                <text:p>0.606619</text:p>
              </table:table-cell>
            </table:table-row>
            <table:table-row>
              <table:table-cell office:value-type="float" office:value="41.0515">
                <text:p>40</text:p>
              </table:table-cell>
              <table:table-cell office:value-type="float" office:value="0.637338">
                <text:p>0.637338</text:p>
              </table:table-cell>
            </table:table-row>
            <table:table-row>
              <table:table-cell office:value-type="float" office:value="41.1598">
                <text:p>40</text:p>
              </table:table-cell>
              <table:table-cell office:value-type="float" office:value="0.666824">
                <text:p>0.666824</text:p>
              </table:table-cell>
            </table:table-row>
            <table:table-row>
              <table:table-cell office:value-type="float" office:value="41.2761">
                <text:p>40</text:p>
              </table:table-cell>
              <table:table-cell office:value-type="float" office:value="0.697876">
                <text:p>0.697876</text:p>
              </table:table-cell>
            </table:table-row>
            <table:table-row>
              <table:table-cell office:value-type="float" office:value="41.3915">
                <text:p>40</text:p>
              </table:table-cell>
              <table:table-cell office:value-type="float" office:value="0.727991">
                <text:p>0.727991</text:p>
              </table:table-cell>
            </table:table-row>
            <table:table-row>
              <table:table-cell office:value-type="float" office:value="41.5061">
                <text:p>40</text:p>
              </table:table-cell>
              <table:table-cell office:value-type="float" office:value="0.757095">
                <text:p>0.757095</text:p>
              </table:table-cell>
            </table:table-row>
            <table:table-row>
              <table:table-cell office:value-type="float" office:value="41.6148">
                <text:p>40</text:p>
              </table:table-cell>
              <table:table-cell office:value-type="float" office:value="0.783847">
                <text:p>0.783847</text:p>
              </table:table-cell>
            </table:table-row>
            <table:table-row>
              <table:table-cell office:value-type="float" office:value="41.7281">
                <text:p>40</text:p>
              </table:table-cell>
              <table:table-cell office:value-type="float" office:value="0.810825">
                <text:p>0.810825</text:p>
              </table:table-cell>
            </table:table-row>
            <table:table-row>
              <table:table-cell office:value-type="float" office:value="41.839">
                <text:p>40</text:p>
              </table:table-cell>
              <table:table-cell office:value-type="float" office:value="0.836267">
                <text:p>0.836267</text:p>
              </table:table-cell>
            </table:table-row>
            <table:table-row>
              <table:table-cell office:value-type="float" office:value="41.9507">
                <text:p>40</text:p>
              </table:table-cell>
              <table:table-cell office:value-type="float" office:value="0.860822">
                <text:p>0.860822</text:p>
              </table:table-cell>
            </table:table-row>
            <table:table-row>
              <table:table-cell office:value-type="float" office:value="42.0627">
                <text:p>40</text:p>
              </table:table-cell>
              <table:table-cell office:value-type="float" office:value="0.884332">
                <text:p>0.884332</text:p>
              </table:table-cell>
            </table:table-row>
            <table:table-row>
              <table:table-cell office:value-type="float" office:value="42.1747">
                <text:p>40</text:p>
              </table:table-cell>
              <table:table-cell office:value-type="float" office:value="0.906635">
                <text:p>0.906635</text:p>
              </table:table-cell>
            </table:table-row>
            <table:table-row>
              <table:table-cell office:value-type="float" office:value="42.287">
                <text:p>40</text:p>
              </table:table-cell>
              <table:table-cell office:value-type="float" office:value="0.927734">
                <text:p>0.927734</text:p>
              </table:table-cell>
            </table:table-row>
            <table:table-row>
              <table:table-cell office:value-type="float" office:value="42.4024">
                <text:p>40</text:p>
              </table:table-cell>
              <table:table-cell office:value-type="float" office:value="0.94808">
                <text:p>0.94808</text:p>
              </table:table-cell>
            </table:table-row>
            <table:table-row>
              <table:table-cell office:value-type="float" office:value="42.507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2.6172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2.726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2.836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2.944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054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162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272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372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473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586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704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805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3.917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027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141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254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355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4674">
                <text:p>40</text:p>
              </table:table-cell>
              <table:table-cell office:value-type="float" office:value="0.946963">
                <text:p>0.946963</text:p>
              </table:table-cell>
            </table:table-row>
            <table:table-row>
              <table:table-cell office:value-type="float" office:value="44.5789">
                <text:p>40</text:p>
              </table:table-cell>
              <table:table-cell office:value-type="float" office:value="0.921198">
                <text:p>0.921198</text:p>
              </table:table-cell>
            </table:table-row>
            <table:table-row>
              <table:table-cell office:value-type="float" office:value="44.6862">
                <text:p>40</text:p>
              </table:table-cell>
              <table:table-cell office:value-type="float" office:value="0.893661">
                <text:p>0.893661</text:p>
              </table:table-cell>
            </table:table-row>
            <table:table-row>
              <table:table-cell office:value-type="float" office:value="44.7997">
                <text:p>40</text:p>
              </table:table-cell>
              <table:table-cell office:value-type="float" office:value="0.861649">
                <text:p>0.861649</text:p>
              </table:table-cell>
            </table:table-row>
            <table:table-row>
              <table:table-cell office:value-type="float" office:value="44.9107">
                <text:p>40</text:p>
              </table:table-cell>
              <table:table-cell office:value-type="float" office:value="0.827567">
                <text:p>0.827567</text:p>
              </table:table-cell>
            </table:table-row>
            <table:table-row>
              <table:table-cell office:value-type="float" office:value="45.012">
                <text:p>50</text:p>
              </table:table-cell>
              <table:table-cell office:value-type="float" office:value="0.794125">
                <text:p>0.794125</text:p>
              </table:table-cell>
            </table:table-row>
            <table:table-row>
              <table:table-cell office:value-type="float" office:value="45.1281">
                <text:p>50</text:p>
              </table:table-cell>
              <table:table-cell office:value-type="float" office:value="0.753262">
                <text:p>0.753262</text:p>
              </table:table-cell>
            </table:table-row>
            <table:table-row>
              <table:table-cell office:value-type="float" office:value="45.2283">
                <text:p>50</text:p>
              </table:table-cell>
              <table:table-cell office:value-type="float" office:value="0.71608">
                <text:p>0.71608</text:p>
              </table:table-cell>
            </table:table-row>
            <table:table-row>
              <table:table-cell office:value-type="float" office:value="45.3307">
                <text:p>50</text:p>
              </table:table-cell>
              <table:table-cell office:value-type="float" office:value="0.676523">
                <text:p>0.676523</text:p>
              </table:table-cell>
            </table:table-row>
            <table:table-row>
              <table:table-cell office:value-type="float" office:value="45.4485">
                <text:p>50</text:p>
              </table:table-cell>
              <table:table-cell office:value-type="float" office:value="0.629523">
                <text:p>0.629523</text:p>
              </table:table-cell>
            </table:table-row>
            <table:table-row>
              <table:table-cell office:value-type="float" office:value="45.5606">
                <text:p>50</text:p>
              </table:table-cell>
              <table:table-cell office:value-type="float" office:value="0.583694">
                <text:p>0.583694</text:p>
              </table:table-cell>
            </table:table-row>
            <table:table-row>
              <table:table-cell office:value-type="float" office:value="45.6735">
                <text:p>50</text:p>
              </table:table-cell>
              <table:table-cell office:value-type="float" office:value="0.536829">
                <text:p>0.536829</text:p>
              </table:table-cell>
            </table:table-row>
            <table:table-row>
              <table:table-cell office:value-type="float" office:value="45.8189">
                <text:p>50</text:p>
              </table:table-cell>
              <table:table-cell office:value-type="float" office:value="0.475772">
                <text:p>0.475772</text:p>
              </table:table-cell>
            </table:table-row>
            <table:table-row>
              <table:table-cell office:value-type="float" office:value="45.9366">
                <text:p>50</text:p>
              </table:table-cell>
              <table:table-cell office:value-type="float" office:value="0.426898">
                <text:p>0.426898</text:p>
              </table:table-cell>
            </table:table-row>
            <table:table-row>
              <table:table-cell office:value-type="float" office:value="46.0394">
                <text:p>50</text:p>
              </table:table-cell>
              <table:table-cell office:value-type="float" office:value="0.384613">
                <text:p>0.384613</text:p>
              </table:table-cell>
            </table:table-row>
            <table:table-row>
              <table:table-cell office:value-type="float" office:value="46.1425">
                <text:p>50</text:p>
              </table:table-cell>
              <table:table-cell office:value-type="float" office:value="0.342871">
                <text:p>0.342871</text:p>
              </table:table-cell>
            </table:table-row>
            <table:table-row>
              <table:table-cell office:value-type="float" office:value="46.2793">
                <text:p>50</text:p>
              </table:table-cell>
              <table:table-cell office:value-type="float" office:value="0.288797">
                <text:p>0.288797</text:p>
              </table:table-cell>
            </table:table-row>
            <table:table-row>
              <table:table-cell office:value-type="float" office:value="46.4159">
                <text:p>50</text:p>
              </table:table-cell>
              <table:table-cell office:value-type="float" office:value="0.237021">
                <text:p>0.237021</text:p>
              </table:table-cell>
            </table:table-row>
            <table:table-row>
              <table:table-cell office:value-type="float" office:value="46.5346">
                <text:p>50</text:p>
              </table:table-cell>
              <table:table-cell office:value-type="float" office:value="0.194113">
                <text:p>0.194113</text:p>
              </table:table-cell>
            </table:table-row>
            <table:table-row>
              <table:table-cell office:value-type="float" office:value="46.6504">
                <text:p>50</text:p>
              </table:table-cell>
              <table:table-cell office:value-type="float" office:value="0.154498">
                <text:p>0.154498</text:p>
              </table:table-cell>
            </table:table-row>
            <table:table-row>
              <table:table-cell office:value-type="float" office:value="46.7513">
                <text:p>50</text:p>
              </table:table-cell>
              <table:table-cell office:value-type="float" office:value="0.121872">
                <text:p>0.121872</text:p>
              </table:table-cell>
            </table:table-row>
            <table:table-row>
              <table:table-cell office:value-type="float" office:value="46.8632">
                <text:p>50</text:p>
              </table:table-cell>
              <table:table-cell office:value-type="float" office:value="0.0879639">
                <text:p>0.0879639</text:p>
              </table:table-cell>
            </table:table-row>
            <table:table-row>
              <table:table-cell office:value-type="float" office:value="46.981">
                <text:p>50</text:p>
              </table:table-cell>
              <table:table-cell office:value-type="float" office:value="0.05495">
                <text:p>0.05495</text:p>
              </table:table-cell>
            </table:table-row>
            <table:table-row>
              <table:table-cell office:value-type="float" office:value="47.0948">
                <text:p>50</text:p>
              </table:table-cell>
              <table:table-cell office:value-type="float" office:value="0.0258118">
                <text:p>0.0258118</text:p>
              </table:table-cell>
            </table:table-row>
            <table:table-row>
              <table:table-cell office:value-type="float" office:value="47.2084">
                <text:p>50</text:p>
              </table:table-cell>
              <table:table-cell office:value-type="float" office:value="-0.000439453">
                <text:p>-0.000439453</text:p>
              </table:table-cell>
            </table:table-row>
            <table:table-row>
              <table:table-cell office:value-type="float" office:value="47.3225">
                <text:p>50</text:p>
              </table:table-cell>
              <table:table-cell office:value-type="float" office:value="-0.0238678">
                <text:p>-0.0238678</text:p>
              </table:table-cell>
            </table:table-row>
            <table:table-row>
              <table:table-cell office:value-type="float" office:value="47.4327">
                <text:p>50</text:p>
              </table:table-cell>
              <table:table-cell office:value-type="float" office:value="-0.0436707">
                <text:p>-0.0436707</text:p>
              </table:table-cell>
            </table:table-row>
            <table:table-row>
              <table:table-cell office:value-type="float" office:value="47.5478">
                <text:p>50</text:p>
              </table:table-cell>
              <table:table-cell office:value-type="float" office:value="-0.0612701">
                <text:p>-0.0612701</text:p>
              </table:table-cell>
            </table:table-row>
            <table:table-row>
              <table:table-cell office:value-type="float" office:value="47.6606">
                <text:p>50</text:p>
              </table:table-cell>
              <table:table-cell office:value-type="float" office:value="-0.0755066">
                <text:p>-0.0755066</text:p>
              </table:table-cell>
            </table:table-row>
            <table:table-row>
              <table:table-cell office:value-type="float" office:value="47.775">
                <text:p>50</text:p>
              </table:table-cell>
              <table:table-cell office:value-type="float" office:value="-0.0869324">
                <text:p>-0.0869324</text:p>
              </table:table-cell>
            </table:table-row>
            <table:table-row>
              <table:table-cell office:value-type="float" office:value="47.8789">
                <text:p>50</text:p>
              </table:table-cell>
              <table:table-cell office:value-type="float" office:value="-0.0946808">
                <text:p>-0.0946808</text:p>
              </table:table-cell>
            </table:table-row>
            <table:table-row>
              <table:table-cell office:value-type="float" office:value="47.9972">
                <text:p>50</text:p>
              </table:table-cell>
              <table:table-cell office:value-type="float" office:value="-0.100497">
                <text:p>-0.100497</text:p>
              </table:table-cell>
            </table:table-row>
            <table:table-row>
              <table:table-cell office:value-type="float" office:value="48.1086">
                <text:p>50</text:p>
              </table:table-cell>
              <table:table-cell office:value-type="float" office:value="-0.103134">
                <text:p>-0.103134</text:p>
              </table:table-cell>
            </table:table-row>
            <table:table-row>
              <table:table-cell office:value-type="float" office:value="48.2226">
                <text:p>50</text:p>
              </table:table-cell>
              <table:table-cell office:value-type="float" office:value="-0.103058">
                <text:p>-0.103058</text:p>
              </table:table-cell>
            </table:table-row>
            <table:table-row>
              <table:table-cell office:value-type="float" office:value="48.3242">
                <text:p>50</text:p>
              </table:table-cell>
              <table:table-cell office:value-type="float" office:value="-0.100668">
                <text:p>-0.100668</text:p>
              </table:table-cell>
            </table:table-row>
            <table:table-row>
              <table:table-cell office:value-type="float" office:value="48.4395">
                <text:p>50</text:p>
              </table:table-cell>
              <table:table-cell office:value-type="float" office:value="-0.095462">
                <text:p>-0.095462</text:p>
              </table:table-cell>
            </table:table-row>
            <table:table-row>
              <table:table-cell office:value-type="float" office:value="48.5526">
                <text:p>50</text:p>
              </table:table-cell>
              <table:table-cell office:value-type="float" office:value="-0.0878876">
                <text:p>-0.0878876</text:p>
              </table:table-cell>
            </table:table-row>
            <table:table-row>
              <table:table-cell office:value-type="float" office:value="48.663">
                <text:p>50</text:p>
              </table:table-cell>
              <table:table-cell office:value-type="float" office:value="-0.0782043">
                <text:p>-0.0782043</text:p>
              </table:table-cell>
            </table:table-row>
            <table:table-row>
              <table:table-cell office:value-type="float" office:value="48.7813">
                <text:p>50</text:p>
              </table:table-cell>
              <table:table-cell office:value-type="float" office:value="-0.0654785">
                <text:p>-0.0654785</text:p>
              </table:table-cell>
            </table:table-row>
            <table:table-row>
              <table:table-cell office:value-type="float" office:value="48.896">
                <text:p>50</text:p>
              </table:table-cell>
              <table:table-cell office:value-type="float" office:value="-0.0509491">
                <text:p>-0.0509491</text:p>
              </table:table-cell>
            </table:table-row>
            <table:table-row>
              <table:table-cell office:value-type="float" office:value="49.002">
                <text:p>50</text:p>
              </table:table-cell>
              <table:table-cell office:value-type="float" office:value="-0.0357239">
                <text:p>-0.0357239</text:p>
              </table:table-cell>
            </table:table-row>
            <table:table-row>
              <table:table-cell office:value-type="float" office:value="49.1025">
                <text:p>50</text:p>
              </table:table-cell>
              <table:table-cell office:value-type="float" office:value="-0.0197906">
                <text:p>-0.0197906</text:p>
              </table:table-cell>
            </table:table-row>
            <table:table-row>
              <table:table-cell office:value-type="float" office:value="49.2214">
                <text:p>50</text:p>
              </table:table-cell>
              <table:table-cell office:value-type="float" office:value="0.000790405">
                <text:p>0.000790405</text:p>
              </table:table-cell>
            </table:table-row>
            <table:table-row>
              <table:table-cell office:value-type="float" office:value="49.3241">
                <text:p>50</text:p>
              </table:table-cell>
              <table:table-cell office:value-type="float" office:value="0.0200012">
                <text:p>0.0200012</text:p>
              </table:table-cell>
            </table:table-row>
            <table:table-row>
              <table:table-cell office:value-type="float" office:value="49.4263">
                <text:p>50</text:p>
              </table:table-cell>
              <table:table-cell office:value-type="float" office:value="0.0403229">
                <text:p>0.0403229</text:p>
              </table:table-cell>
            </table:table-row>
            <table:table-row>
              <table:table-cell office:value-type="float" office:value="49.541">
                <text:p>50</text:p>
              </table:table-cell>
              <table:table-cell office:value-type="float" office:value="0.0644135">
                <text:p>0.0644135</text:p>
              </table:table-cell>
            </table:table-row>
            <table:table-row>
              <table:table-cell office:value-type="float" office:value="49.6532">
                <text:p>50</text:p>
              </table:table-cell>
              <table:table-cell office:value-type="float" office:value="0.0892639">
                <text:p>0.0892639</text:p>
              </table:table-cell>
            </table:table-row>
            <table:table-row>
              <table:table-cell office:value-type="float" office:value="49.7625">
                <text:p>50</text:p>
              </table:table-cell>
              <table:table-cell office:value-type="float" office:value="0.114526">
                <text:p>0.114526</text:p>
              </table:table-cell>
            </table:table-row>
            <table:table-row>
              <table:table-cell office:value-type="float" office:value="49.8824">
                <text:p>50</text:p>
              </table:table-cell>
              <table:table-cell office:value-type="float" office:value="0.143378">
                <text:p>0.143378</text:p>
              </table:table-cell>
            </table:table-row>
            <table:table-row>
              <table:table-cell office:value-type="float" office:value="49.9986">
                <text:p>50</text:p>
              </table:table-cell>
              <table:table-cell office:value-type="float" office:value="0.17233">
                <text:p>0.17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scatter" chart:style-name="ch1">
        <chart:legend chart:legend-position="end" svg:x="13.339cm" svg:y="3.929cm" style:legend-expansion="high" chart:style-name="ch2"/>
        <chart:plot-area chart:style-name="ch3" table:cell-range-address="Tabelle2.A10:Tabelle2.A612 Tabelle2.C10:Tabelle2.C612 Tabelle2.E10:Tabelle2.E612" svg:x="0.77cm" svg:y="0.855cm" svg:width="11.929cm" svg:height="7.552cm">
          <chartooo:coordinate-region svg:x="1.577cm" svg:y="1.067cm" svg:width="10.93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C10:Tabelle2.C612" chart:class="chart:scatter">
            <chart:domain table:cell-range-address="Tabelle2.A10:Tabelle2.A612"/>
            <chart:data-point chart:repeated="603"/>
          </chart:series>
          <chart:series chart:style-name="ch7" chart:values-cell-range-address="Tabelle2.E10:Tabelle2.E612" chart:class="chart:scatter">
            <chart:data-point chart:repeated="6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2.A10:Tabelle2.A612</svg:desc>
                </draw:g>
              </table:table-cell>
              <table:table-cell office:value-type="float" office:value="NaN">
                <text:p>NaN</text:p>
                <draw:g>
                  <svg:desc>Tabelle2.C10:Tabelle2.C612</svg:desc>
                </draw:g>
              </table:table-cell>
              <table:table-cell office:value-type="float" office:value="NaN">
                <text:p>NaN</text:p>
                <draw:g>
                  <svg:desc>Tabelle2.E10:Tabelle2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989">
                <text:p>0.213989</text:p>
              </table:table-cell>
              <table:table-cell office:value-type="float" office:value="239.542">
                <text:p>239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341">
                <text:p>0.324341</text:p>
              </table:table-cell>
              <table:table-cell office:value-type="float" office:value="239.577">
                <text:p>239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61">
                <text:p>0.43161</text:p>
              </table:table-cell>
              <table:table-cell office:value-type="float" office:value="239.611">
                <text:p>239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3335">
                <text:p>0.543335</text:p>
              </table:table-cell>
              <table:table-cell office:value-type="float" office:value="239.648">
                <text:p>239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9149">
                <text:p>0.659149</text:p>
              </table:table-cell>
              <table:table-cell office:value-type="float" office:value="239.686">
                <text:p>239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346">
                <text:p>0.773346</text:p>
              </table:table-cell>
              <table:table-cell office:value-type="float" office:value="239.727">
                <text:p>239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8">
                <text:p>0.888</text:p>
              </table:table-cell>
              <table:table-cell office:value-type="float" office:value="239.772">
                <text:p>239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809">
                <text:p>1.00809</text:p>
              </table:table-cell>
              <table:table-cell office:value-type="float" office:value="239.825">
                <text:p>239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393">
                <text:p>1.12393</text:p>
              </table:table-cell>
              <table:table-cell office:value-type="float" office:value="239.884">
                <text:p>239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636">
                <text:p>1.23636</text:p>
              </table:table-cell>
              <table:table-cell office:value-type="float" office:value="239.949">
                <text:p>239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272">
                <text:p>1.35272</text:p>
              </table:table-cell>
              <table:table-cell office:value-type="float" office:value="240.027">
                <text:p>240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6753">
                <text:p>1.46753</text:p>
              </table:table-cell>
              <table:table-cell office:value-type="float" office:value="240.116">
                <text:p>240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64">
                <text:p>1.5864</text:p>
              </table:table-cell>
              <table:table-cell office:value-type="float" office:value="240.22">
                <text:p>240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9592">
                <text:p>1.69592</text:p>
              </table:table-cell>
              <table:table-cell office:value-type="float" office:value="240.329">
                <text:p>240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1268">
                <text:p>1.81268</text:p>
              </table:table-cell>
              <table:table-cell office:value-type="float" office:value="240.458">
                <text:p>240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648">
                <text:p>1.92648</text:p>
              </table:table-cell>
              <table:table-cell office:value-type="float" office:value="240.599">
                <text:p>240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33">
                <text:p>2.03333</text:p>
              </table:table-cell>
              <table:table-cell office:value-type="float" office:value="240.744">
                <text:p>240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4304">
                <text:p>2.14304</text:p>
              </table:table-cell>
              <table:table-cell office:value-type="float" office:value="240.906">
                <text:p>240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496">
                <text:p>2.2496</text:p>
              </table:table-cell>
              <table:table-cell office:value-type="float" office:value="241.076">
                <text:p>241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6108">
                <text:p>2.36108</text:p>
              </table:table-cell>
              <table:table-cell office:value-type="float" office:value="241.268">
                <text:p>241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7656">
                <text:p>2.47656</text:p>
              </table:table-cell>
              <table:table-cell office:value-type="float" office:value="241.481">
                <text:p>241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9155">
                <text:p>2.59155</text:p>
              </table:table-cell>
              <table:table-cell office:value-type="float" office:value="241.709">
                <text:p>241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1414">
                <text:p>2.71414</text:p>
              </table:table-cell>
              <table:table-cell office:value-type="float" office:value="241.968">
                <text:p>241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1516">
                <text:p>2.81516</text:p>
              </table:table-cell>
              <table:table-cell office:value-type="float" office:value="242.193">
                <text:p>242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2642">
                <text:p>2.92642</text:p>
              </table:table-cell>
              <table:table-cell office:value-type="float" office:value="242.454">
                <text:p>242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4355">
                <text:p>3.04355</text:p>
              </table:table-cell>
              <table:table-cell office:value-type="float" office:value="242.741">
                <text:p>242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071">
                <text:p>3.16071</text:p>
              </table:table-cell>
              <table:table-cell office:value-type="float" office:value="243.041">
                <text:p>243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27768">
                <text:p>3.27768</text:p>
              </table:table-cell>
              <table:table-cell office:value-type="float" office:value="243.35">
                <text:p>243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8916">
                <text:p>3.38916</text:p>
              </table:table-cell>
              <table:table-cell office:value-type="float" office:value="243.652">
                <text:p>243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0467">
                <text:p>3.50467</text:p>
              </table:table-cell>
              <table:table-cell office:value-type="float" office:value="243.969">
                <text:p>243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862">
                <text:p>3.61862</text:p>
              </table:table-cell>
              <table:table-cell office:value-type="float" office:value="244.283">
                <text:p>244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3401">
                <text:p>3.73401</text:p>
              </table:table-cell>
              <table:table-cell office:value-type="float" office:value="244.598">
                <text:p>244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5095">
                <text:p>3.85095</text:p>
              </table:table-cell>
              <table:table-cell office:value-type="float" office:value="244.911">
                <text:p>244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7339">
                <text:p>3.97339</text:p>
              </table:table-cell>
              <table:table-cell office:value-type="float" office:value="245.23">
                <text:p>245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863">
                <text:p>4.0863</text:p>
              </table:table-cell>
              <table:table-cell office:value-type="float" office:value="245.511">
                <text:p>245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9568">
                <text:p>4.19568</text:p>
              </table:table-cell>
              <table:table-cell office:value-type="float" office:value="245.771">
                <text:p>245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0753">
                <text:p>4.30753</text:p>
              </table:table-cell>
              <table:table-cell office:value-type="float" office:value="246.021">
                <text:p>246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1702">
                <text:p>4.41702</text:p>
              </table:table-cell>
              <table:table-cell office:value-type="float" office:value="246.249">
                <text:p>246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3113">
                <text:p>4.53113</text:p>
              </table:table-cell>
              <table:table-cell office:value-type="float" office:value="246.468">
                <text:p>246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3931">
                <text:p>4.63931</text:p>
              </table:table-cell>
              <table:table-cell office:value-type="float" office:value="246.657">
                <text:p>246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5629">
                <text:p>4.75629</text:p>
              </table:table-cell>
              <table:table-cell office:value-type="float" office:value="246.84">
                <text:p>246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86688">
                <text:p>4.86688</text:p>
              </table:table-cell>
              <table:table-cell office:value-type="float" office:value="246.993">
                <text:p>246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873">
                <text:p>4.9873</text:p>
              </table:table-cell>
              <table:table-cell office:value-type="float" office:value="247.137">
                <text:p>247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09988">
                <text:p>5.09988</text:p>
              </table:table-cell>
              <table:table-cell office:value-type="float" office:value="247.25">
                <text:p>247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21326">
                <text:p>5.21326</text:p>
              </table:table-cell>
              <table:table-cell office:value-type="float" office:value="247.343">
                <text:p>247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1607">
                <text:p>5.31607</text:p>
              </table:table-cell>
              <table:table-cell office:value-type="float" office:value="247.411">
                <text:p>247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42908">
                <text:p>5.42908</text:p>
              </table:table-cell>
              <table:table-cell office:value-type="float" office:value="247.467">
                <text:p>247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53278">
                <text:p>5.53278</text:p>
              </table:table-cell>
              <table:table-cell office:value-type="float" office:value="247.502">
                <text:p>247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4996">
                <text:p>5.64996</text:p>
              </table:table-cell>
              <table:table-cell office:value-type="float" office:value="247.524">
                <text:p>247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5098">
                <text:p>5.75098</text:p>
              </table:table-cell>
              <table:table-cell office:value-type="float" office:value="247.528">
                <text:p>247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86197">
                <text:p>5.86197</text:p>
              </table:table-cell>
              <table:table-cell office:value-type="float" office:value="247.518">
                <text:p>247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98721">
                <text:p>5.98721</text:p>
              </table:table-cell>
              <table:table-cell office:value-type="float" office:value="247.489">
                <text:p>247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10016">
                <text:p>6.10016</text:p>
              </table:table-cell>
              <table:table-cell office:value-type="float" office:value="247.448">
                <text:p>247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1384">
                <text:p>6.21384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2635">
                <text:p>6.32635</text:p>
              </table:table-cell>
              <table:table-cell office:value-type="float" office:value="247.326">
                <text:p>247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44147">
                <text:p>6.44147</text:p>
              </table:table-cell>
              <table:table-cell office:value-type="float" office:value="247.247">
                <text:p>247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55511">
                <text:p>6.55511</text:p>
              </table:table-cell>
              <table:table-cell office:value-type="float" office:value="247.158">
                <text:p>247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6">
                <text:p>6.66</text:p>
              </table:table-cell>
              <table:table-cell office:value-type="float" office:value="247.066">
                <text:p>247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76172">
                <text:p>6.76172</text:p>
              </table:table-cell>
              <table:table-cell office:value-type="float" office:value="246.971">
                <text:p>246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86557">
                <text:p>6.86557</text:p>
              </table:table-cell>
              <table:table-cell office:value-type="float" office:value="246.866">
                <text:p>246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6841">
                <text:p>6.96841</text:p>
              </table:table-cell>
              <table:table-cell office:value-type="float" office:value="246.757">
                <text:p>246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08145">
                <text:p>7.08145</text:p>
              </table:table-cell>
              <table:table-cell office:value-type="float" office:value="246.63">
                <text:p>246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8265">
                <text:p>7.18265</text:p>
              </table:table-cell>
              <table:table-cell office:value-type="float" office:value="246.511">
                <text:p>246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9578">
                <text:p>7.29578</text:p>
              </table:table-cell>
              <table:table-cell office:value-type="float" office:value="246.373">
                <text:p>246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1492">
                <text:p>7.41492</text:p>
              </table:table-cell>
              <table:table-cell office:value-type="float" office:value="246.222">
                <text:p>246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2594">
                <text:p>7.52594</text:p>
              </table:table-cell>
              <table:table-cell office:value-type="float" office:value="246.077">
                <text:p>246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366">
                <text:p>7.6366</text:p>
              </table:table-cell>
              <table:table-cell office:value-type="float" office:value="245.928">
                <text:p>245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7522">
                <text:p>7.7522</text:p>
              </table:table-cell>
              <table:table-cell office:value-type="float" office:value="245.77">
                <text:p>245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6319">
                <text:p>7.86319</text:p>
              </table:table-cell>
              <table:table-cell office:value-type="float" office:value="245.615">
                <text:p>245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8239">
                <text:p>7.98239</text:p>
              </table:table-cell>
              <table:table-cell office:value-type="float" office:value="245.444">
                <text:p>245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08957">
                <text:p>8.08957</text:p>
              </table:table-cell>
              <table:table-cell office:value-type="float" office:value="245.29">
                <text:p>245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0853">
                <text:p>8.20853</text:p>
              </table:table-cell>
              <table:table-cell office:value-type="float" office:value="245.116">
                <text:p>245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1851">
                <text:p>8.31851</text:p>
              </table:table-cell>
              <table:table-cell office:value-type="float" office:value="244.953">
                <text:p>244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3124">
                <text:p>8.43124</text:p>
              </table:table-cell>
              <table:table-cell office:value-type="float" office:value="244.786">
                <text:p>244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4465">
                <text:p>8.54465</text:p>
              </table:table-cell>
              <table:table-cell office:value-type="float" office:value="244.616">
                <text:p>244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5662">
                <text:p>8.65662</text:p>
              </table:table-cell>
              <table:table-cell office:value-type="float" office:value="244.447">
                <text:p>244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7179">
                <text:p>8.77179</text:p>
              </table:table-cell>
              <table:table-cell office:value-type="float" office:value="244.273">
                <text:p>244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8574">
                <text:p>8.88574</text:p>
              </table:table-cell>
              <table:table-cell office:value-type="float" office:value="244.101">
                <text:p>244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00238">
                <text:p>9.00238</text:p>
              </table:table-cell>
              <table:table-cell office:value-type="float" office:value="243.924">
                <text:p>243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1401">
                <text:p>9.11401</text:p>
              </table:table-cell>
              <table:table-cell office:value-type="float" office:value="243.754">
                <text:p>243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2379">
                <text:p>9.22379</text:p>
              </table:table-cell>
              <table:table-cell office:value-type="float" office:value="243.588">
                <text:p>243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33606">
                <text:p>9.33606</text:p>
              </table:table-cell>
              <table:table-cell office:value-type="float" office:value="243.417">
                <text:p>243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44699">
                <text:p>9.44699</text:p>
              </table:table-cell>
              <table:table-cell office:value-type="float" office:value="243.25">
                <text:p>243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56628">
                <text:p>9.56628</text:p>
              </table:table-cell>
              <table:table-cell office:value-type="float" office:value="243.071">
                <text:p>243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67563">
                <text:p>9.67563</text:p>
              </table:table-cell>
              <table:table-cell office:value-type="float" office:value="242.908">
                <text:p>242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78937">
                <text:p>9.78937</text:p>
              </table:table-cell>
              <table:table-cell office:value-type="float" office:value="242.74">
                <text:p>242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89786">
                <text:p>9.89786</text:p>
              </table:table-cell>
              <table:table-cell office:value-type="float" office:value="242.582">
                <text:p>242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0129">
                <text:p>10.0129</text:p>
              </table:table-cell>
              <table:table-cell office:value-type="float" office:value="242.418">
                <text:p>242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1196">
                <text:p>10.1196</text:p>
              </table:table-cell>
              <table:table-cell office:value-type="float" office:value="242.268">
                <text:p>242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2337">
                <text:p>10.2337</text:p>
              </table:table-cell>
              <table:table-cell office:value-type="float" office:value="242.112">
                <text:p>242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3419">
                <text:p>10.3419</text:p>
              </table:table-cell>
              <table:table-cell office:value-type="float" office:value="241.967">
                <text:p>241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4484">
                <text:p>10.4484</text:p>
              </table:table-cell>
              <table:table-cell office:value-type="float" office:value="241.83">
                <text:p>241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612">
                <text:p>10.5612</text:p>
              </table:table-cell>
              <table:table-cell office:value-type="float" office:value="241.689">
                <text:p>241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711">
                <text:p>10.6711</text:p>
              </table:table-cell>
              <table:table-cell office:value-type="float" office:value="241.558">
                <text:p>241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7797">
                <text:p>10.7797</text:p>
              </table:table-cell>
              <table:table-cell office:value-type="float" office:value="241.434">
                <text:p>241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8936">
                <text:p>10.8936</text:p>
              </table:table-cell>
              <table:table-cell office:value-type="float" office:value="241.311">
                <text:p>241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0055">
                <text:p>11.0055</text:p>
              </table:table-cell>
              <table:table-cell office:value-type="float" office:value="241.197">
                <text:p>241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114">
                <text:p>11.114</text:p>
              </table:table-cell>
              <table:table-cell office:value-type="float" office:value="241.094">
                <text:p>241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2231">
                <text:p>11.2231</text:p>
              </table:table-cell>
              <table:table-cell office:value-type="float" office:value="240.999">
                <text:p>240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3365">
                <text:p>11.3365</text:p>
              </table:table-cell>
              <table:table-cell office:value-type="float" office:value="240.908">
                <text:p>240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4498">
                <text:p>11.4498</text:p>
              </table:table-cell>
              <table:table-cell office:value-type="float" office:value="240.827">
                <text:p>240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5625">
                <text:p>11.5625</text:p>
              </table:table-cell>
              <table:table-cell office:value-type="float" office:value="240.756">
                <text:p>240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6767">
                <text:p>11.6767</text:p>
              </table:table-cell>
              <table:table-cell office:value-type="float" office:value="240.695">
                <text:p>240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7852">
                <text:p>11.7852</text:p>
              </table:table-cell>
              <table:table-cell office:value-type="float" office:value="240.648">
                <text:p>240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9013">
                <text:p>11.9013</text:p>
              </table:table-cell>
              <table:table-cell office:value-type="float" office:value="240.61">
                <text:p>240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0211">
                <text:p>12.0211</text:p>
              </table:table-cell>
              <table:table-cell office:value-type="float" office:value="240.584">
                <text:p>240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315">
                <text:p>12.1315</text:p>
              </table:table-cell>
              <table:table-cell office:value-type="float" office:value="240.573">
                <text:p>24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2438">
                <text:p>12.2438</text:p>
              </table:table-cell>
              <table:table-cell office:value-type="float" office:value="240.574">
                <text:p>240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539">
                <text:p>12.3539</text:p>
              </table:table-cell>
              <table:table-cell office:value-type="float" office:value="240.59">
                <text:p>240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4633">
                <text:p>12.4633</text:p>
              </table:table-cell>
              <table:table-cell office:value-type="float" office:value="240.618">
                <text:p>240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578">
                <text:p>12.578</text:p>
              </table:table-cell>
              <table:table-cell office:value-type="float" office:value="240.664">
                <text:p>240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872">
                <text:p>12.6872</text:p>
              </table:table-cell>
              <table:table-cell office:value-type="float" office:value="240.721">
                <text:p>24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8029">
                <text:p>12.8029</text:p>
              </table:table-cell>
              <table:table-cell office:value-type="float" office:value="240.799">
                <text:p>240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9035">
                <text:p>12.9035</text:p>
              </table:table-cell>
              <table:table-cell office:value-type="float" office:value="240.88">
                <text:p>240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0168">
                <text:p>13.0168</text:p>
              </table:table-cell>
              <table:table-cell office:value-type="float" office:value="240.987">
                <text:p>240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1288">
                <text:p>13.1288</text:p>
              </table:table-cell>
              <table:table-cell office:value-type="float" office:value="241.108">
                <text:p>241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2389">
                <text:p>13.2389</text:p>
              </table:table-cell>
              <table:table-cell office:value-type="float" office:value="241.243">
                <text:p>241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3528">
                <text:p>13.3528</text:p>
              </table:table-cell>
              <table:table-cell office:value-type="float" office:value="241.4">
                <text:p>241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4617">
                <text:p>13.4617</text:p>
              </table:table-cell>
              <table:table-cell office:value-type="float" office:value="241.564">
                <text:p>241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5721">
                <text:p>13.5721</text:p>
              </table:table-cell>
              <table:table-cell office:value-type="float" office:value="241.746">
                <text:p>241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6794">
                <text:p>13.6794</text:p>
              </table:table-cell>
              <table:table-cell office:value-type="float" office:value="241.938">
                <text:p>241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7859">
                <text:p>13.7859</text:p>
              </table:table-cell>
              <table:table-cell office:value-type="float" office:value="242.142">
                <text:p>242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8939">
                <text:p>13.8939</text:p>
              </table:table-cell>
              <table:table-cell office:value-type="float" office:value="242.362">
                <text:p>242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0034">
                <text:p>14.0034</text:p>
              </table:table-cell>
              <table:table-cell office:value-type="float" office:value="242.6">
                <text:p>242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1128">
                <text:p>14.1128</text:p>
              </table:table-cell>
              <table:table-cell office:value-type="float" office:value="242.85">
                <text:p>242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2209">
                <text:p>14.2209</text:p>
              </table:table-cell>
              <table:table-cell office:value-type="float" office:value="243.109">
                <text:p>243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3391">
                <text:p>14.3391</text:p>
              </table:table-cell>
              <table:table-cell office:value-type="float" office:value="243.403">
                <text:p>243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4491">
                <text:p>14.4491</text:p>
              </table:table-cell>
              <table:table-cell office:value-type="float" office:value="243.685">
                <text:p>243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5514">
                <text:p>14.5514</text:p>
              </table:table-cell>
              <table:table-cell office:value-type="float" office:value="243.951">
                <text:p>243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6629">
                <text:p>14.6629</text:p>
              </table:table-cell>
              <table:table-cell office:value-type="float" office:value="244.244">
                <text:p>244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7786">
                <text:p>14.7786</text:p>
              </table:table-cell>
              <table:table-cell office:value-type="float" office:value="244.547">
                <text:p>244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8929">
                <text:p>14.8929</text:p>
              </table:table-cell>
              <table:table-cell office:value-type="float" office:value="244.843">
                <text:p>244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0103">
                <text:p>15.0103</text:p>
              </table:table-cell>
              <table:table-cell office:value-type="float" office:value="245.139">
                <text:p>245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1212">
                <text:p>15.1212</text:p>
              </table:table-cell>
              <table:table-cell office:value-type="float" office:value="245.409">
                <text:p>245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2385">
                <text:p>15.2385</text:p>
              </table:table-cell>
              <table:table-cell office:value-type="float" office:value="245.682">
                <text:p>245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3527">
                <text:p>15.3527</text:p>
              </table:table-cell>
              <table:table-cell office:value-type="float" office:value="245.932">
                <text:p>245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4677">
                <text:p>15.4677</text:p>
              </table:table-cell>
              <table:table-cell office:value-type="float" office:value="246.168">
                <text:p>246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5772">
                <text:p>15.5772</text:p>
              </table:table-cell>
              <table:table-cell office:value-type="float" office:value="246.376">
                <text:p>246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6925">
                <text:p>15.6925</text:p>
              </table:table-cell>
              <table:table-cell office:value-type="float" office:value="246.576">
                <text:p>246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8076">
                <text:p>15.8076</text:p>
              </table:table-cell>
              <table:table-cell office:value-type="float" office:value="246.756">
                <text:p>246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9144">
                <text:p>15.9144</text:p>
              </table:table-cell>
              <table:table-cell office:value-type="float" office:value="246.905">
                <text:p>246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.0247">
                <text:p>16.0247</text:p>
              </table:table-cell>
              <table:table-cell office:value-type="float" office:value="247.04">
                <text:p>247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129">
                <text:p>16.129</text:p>
              </table:table-cell>
              <table:table-cell office:value-type="float" office:value="247.15">
                <text:p>247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2469">
                <text:p>16.2469</text:p>
              </table:table-cell>
              <table:table-cell office:value-type="float" office:value="247.255">
                <text:p>247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3578">
                <text:p>16.3578</text:p>
              </table:table-cell>
              <table:table-cell office:value-type="float" office:value="247.334">
                <text:p>247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4658">
                <text:p>16.4658</text:p>
              </table:table-cell>
              <table:table-cell office:value-type="float" office:value="247.394">
                <text:p>247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578">
                <text:p>16.578</text:p>
              </table:table-cell>
              <table:table-cell office:value-type="float" office:value="247.438">
                <text:p>247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6893">
                <text:p>16.6893</text:p>
              </table:table-cell>
              <table:table-cell office:value-type="float" office:value="247.466">
                <text:p>247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8007">
                <text:p>16.8007</text:p>
              </table:table-cell>
              <table:table-cell office:value-type="float" office:value="247.477">
                <text:p>247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9159">
                <text:p>16.9159</text:p>
              </table:table-cell>
              <table:table-cell office:value-type="float" office:value="247.472">
                <text:p>247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0343">
                <text:p>17.0343</text:p>
              </table:table-cell>
              <table:table-cell office:value-type="float" office:value="247.451">
                <text:p>247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468">
                <text:p>17.1468</text:p>
              </table:table-cell>
              <table:table-cell office:value-type="float" office:value="247.416">
                <text:p>247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2577">
                <text:p>17.2577</text:p>
              </table:table-cell>
              <table:table-cell office:value-type="float" office:value="247.369">
                <text:p>247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3679">
                <text:p>17.3679</text:p>
              </table:table-cell>
              <table:table-cell office:value-type="float" office:value="247.311">
                <text:p>247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4774">
                <text:p>17.4774</text:p>
              </table:table-cell>
              <table:table-cell office:value-type="float" office:value="247.242">
                <text:p>247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5846">
                <text:p>17.5846</text:p>
              </table:table-cell>
              <table:table-cell office:value-type="float" office:value="247.164">
                <text:p>247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6957">
                <text:p>17.6957</text:p>
              </table:table-cell>
              <table:table-cell office:value-type="float" office:value="247.074">
                <text:p>247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8068">
                <text:p>17.8068</text:p>
              </table:table-cell>
              <table:table-cell office:value-type="float" office:value="246.975">
                <text:p>246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9159">
                <text:p>17.9159</text:p>
              </table:table-cell>
              <table:table-cell office:value-type="float" office:value="246.87">
                <text:p>246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0303">
                <text:p>18.0303</text:p>
              </table:table-cell>
              <table:table-cell office:value-type="float" office:value="246.751">
                <text:p>246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1393">
                <text:p>18.1393</text:p>
              </table:table-cell>
              <table:table-cell office:value-type="float" office:value="246.632">
                <text:p>246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2476">
                <text:p>18.2476</text:p>
              </table:table-cell>
              <table:table-cell office:value-type="float" office:value="246.507">
                <text:p>246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3597">
                <text:p>18.3597</text:p>
              </table:table-cell>
              <table:table-cell office:value-type="float" office:value="246.372">
                <text:p>246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4662">
                <text:p>18.4662</text:p>
              </table:table-cell>
              <table:table-cell office:value-type="float" office:value="246.238">
                <text:p>246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5815">
                <text:p>18.5815</text:p>
              </table:table-cell>
              <table:table-cell office:value-type="float" office:value="246.089">
                <text:p>246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6911">
                <text:p>18.6911</text:p>
              </table:table-cell>
              <table:table-cell office:value-type="float" office:value="245.942">
                <text:p>245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8043">
                <text:p>18.8043</text:p>
              </table:table-cell>
              <table:table-cell office:value-type="float" office:value="245.787">
                <text:p>245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9207">
                <text:p>18.9207</text:p>
              </table:table-cell>
              <table:table-cell office:value-type="float" office:value="245.624">
                <text:p>245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0277">
                <text:p>19.0277</text:p>
              </table:table-cell>
              <table:table-cell office:value-type="float" office:value="245.471">
                <text:p>245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1376">
                <text:p>19.1376</text:p>
              </table:table-cell>
              <table:table-cell office:value-type="float" office:value="245.311">
                <text:p>245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.2445">
                <text:p>19.2445</text:p>
              </table:table-cell>
              <table:table-cell office:value-type="float" office:value="245.154">
                <text:p>245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3615">
                <text:p>19.3615</text:p>
              </table:table-cell>
              <table:table-cell office:value-type="float" office:value="244.979">
                <text:p>244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.4716">
                <text:p>19.4716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582">
                <text:p>19.582</text:p>
              </table:table-cell>
              <table:table-cell office:value-type="float" office:value="244.644">
                <text:p>244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6923">
                <text:p>19.6923</text:p>
              </table:table-cell>
              <table:table-cell office:value-type="float" office:value="244.474">
                <text:p>244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8094">
                <text:p>19.8094</text:p>
              </table:table-cell>
              <table:table-cell office:value-type="float" office:value="244.293">
                <text:p>244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9218">
                <text:p>19.9218</text:p>
              </table:table-cell>
              <table:table-cell office:value-type="float" office:value="244.118">
                <text:p>244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0241">
                <text:p>20.0241</text:p>
              </table:table-cell>
              <table:table-cell office:value-type="float" office:value="243.958">
                <text:p>243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1243">
                <text:p>20.1243</text:p>
              </table:table-cell>
              <table:table-cell office:value-type="float" office:value="243.801">
                <text:p>243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2346">
                <text:p>20.2346</text:p>
              </table:table-cell>
              <table:table-cell office:value-type="float" office:value="243.629">
                <text:p>243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506">
                <text:p>20.3506</text:p>
              </table:table-cell>
              <table:table-cell office:value-type="float" office:value="243.446">
                <text:p>243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4597">
                <text:p>20.4597</text:p>
              </table:table-cell>
              <table:table-cell office:value-type="float" office:value="243.276">
                <text:p>243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57">
                <text:p>20.57</text:p>
              </table:table-cell>
              <table:table-cell office:value-type="float" office:value="243.103">
                <text:p>243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6807">
                <text:p>20.6807</text:p>
              </table:table-cell>
              <table:table-cell office:value-type="float" office:value="242.931">
                <text:p>242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7949">
                <text:p>20.7949</text:p>
              </table:table-cell>
              <table:table-cell office:value-type="float" office:value="242.754">
                <text:p>242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9023">
                <text:p>20.9023</text:p>
              </table:table-cell>
              <table:table-cell office:value-type="float" office:value="242.589">
                <text:p>242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0132">
                <text:p>21.0132</text:p>
              </table:table-cell>
              <table:table-cell office:value-type="float" office:value="242.421">
                <text:p>242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128">
                <text:p>21.128</text:p>
              </table:table-cell>
              <table:table-cell office:value-type="float" office:value="242.249">
                <text:p>242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2442">
                <text:p>21.2442</text:p>
              </table:table-cell>
              <table:table-cell office:value-type="float" office:value="242.079">
                <text:p>242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3578">
                <text:p>21.3578</text:p>
              </table:table-cell>
              <table:table-cell office:value-type="float" office:value="241.917">
                <text:p>241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4737">
                <text:p>21.4737</text:p>
              </table:table-cell>
              <table:table-cell office:value-type="float" office:value="241.756">
                <text:p>241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842">
                <text:p>21.5842</text:p>
              </table:table-cell>
              <table:table-cell office:value-type="float" office:value="241.607">
                <text:p>241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6953">
                <text:p>21.6953</text:p>
              </table:table-cell>
              <table:table-cell office:value-type="float" office:value="241.462">
                <text:p>24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8098">
                <text:p>21.8098</text:p>
              </table:table-cell>
              <table:table-cell office:value-type="float" office:value="241.32">
                <text:p>241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9185">
                <text:p>21.9185</text:p>
              </table:table-cell>
              <table:table-cell office:value-type="float" office:value="241.191">
                <text:p>241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0189">
                <text:p>22.0189</text:p>
              </table:table-cell>
              <table:table-cell office:value-type="float" office:value="241.077">
                <text:p>241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1237">
                <text:p>22.1237</text:p>
              </table:table-cell>
              <table:table-cell office:value-type="float" office:value="240.965">
                <text:p>240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302">
                <text:p>22.2302</text:p>
              </table:table-cell>
              <table:table-cell office:value-type="float" office:value="240.858">
                <text:p>240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3488">
                <text:p>22.3488</text:p>
              </table:table-cell>
              <table:table-cell office:value-type="float" office:value="240.748">
                <text:p>240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4614">
                <text:p>22.4614</text:p>
              </table:table-cell>
              <table:table-cell office:value-type="float" office:value="240.652">
                <text:p>240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5756">
                <text:p>22.5756</text:p>
              </table:table-cell>
              <table:table-cell office:value-type="float" office:value="240.565">
                <text:p>24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689">
                <text:p>22.689</text:p>
              </table:table-cell>
              <table:table-cell office:value-type="float" office:value="240.49">
                <text:p>240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789">
                <text:p>22.789</text:p>
              </table:table-cell>
              <table:table-cell office:value-type="float" office:value="240.432">
                <text:p>240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9058">
                <text:p>22.9058</text:p>
              </table:table-cell>
              <table:table-cell office:value-type="float" office:value="240.376">
                <text:p>240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0219">
                <text:p>23.0219</text:p>
              </table:table-cell>
              <table:table-cell office:value-type="float" office:value="240.333">
                <text:p>240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1287">
                <text:p>23.1287</text:p>
              </table:table-cell>
              <table:table-cell office:value-type="float" office:value="240.305">
                <text:p>240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2428">
                <text:p>23.2428</text:p>
              </table:table-cell>
              <table:table-cell office:value-type="float" office:value="240.288">
                <text:p>240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3577">
                <text:p>23.3577</text:p>
              </table:table-cell>
              <table:table-cell office:value-type="float" office:value="240.285">
                <text:p>240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4727">
                <text:p>23.4727</text:p>
              </table:table-cell>
              <table:table-cell office:value-type="float" office:value="240.296">
                <text:p>240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5808">
                <text:p>23.5808</text:p>
              </table:table-cell>
              <table:table-cell office:value-type="float" office:value="240.321">
                <text:p>240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681">
                <text:p>23.681</text:p>
              </table:table-cell>
              <table:table-cell office:value-type="float" office:value="240.357">
                <text:p>240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7921">
                <text:p>23.7921</text:p>
              </table:table-cell>
              <table:table-cell office:value-type="float" office:value="240.411">
                <text:p>240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9074">
                <text:p>23.9074</text:p>
              </table:table-cell>
              <table:table-cell office:value-type="float" office:value="240.484">
                <text:p>240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0239">
                <text:p>24.0239</text:p>
              </table:table-cell>
              <table:table-cell office:value-type="float" office:value="240.575">
                <text:p>24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1367">
                <text:p>24.1367</text:p>
              </table:table-cell>
              <table:table-cell office:value-type="float" office:value="240.68">
                <text:p>240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.2422">
                <text:p>24.2422</text:p>
              </table:table-cell>
              <table:table-cell office:value-type="float" office:value="240.794">
                <text:p>240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3542">
                <text:p>24.3542</text:p>
              </table:table-cell>
              <table:table-cell office:value-type="float" office:value="240.932">
                <text:p>240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4667">
                <text:p>24.4667</text:p>
              </table:table-cell>
              <table:table-cell office:value-type="float" office:value="241.088">
                <text:p>241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5731">
                <text:p>24.5731</text:p>
              </table:table-cell>
              <table:table-cell office:value-type="float" office:value="241.251">
                <text:p>241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.6912">
                <text:p>24.6912</text:p>
              </table:table-cell>
              <table:table-cell office:value-type="float" office:value="241.449">
                <text:p>241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8039">
                <text:p>24.8039</text:p>
              </table:table-cell>
              <table:table-cell office:value-type="float" office:value="241.656">
                <text:p>241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.9208">
                <text:p>24.9208</text:p>
              </table:table-cell>
              <table:table-cell office:value-type="float" office:value="241.888">
                <text:p>241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0453">
                <text:p>25.0453</text:p>
              </table:table-cell>
              <table:table-cell office:value-type="float" office:value="242.155">
                <text:p>242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1585">
                <text:p>25.1585</text:p>
              </table:table-cell>
              <table:table-cell office:value-type="float" office:value="242.413">
                <text:p>242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2721">
                <text:p>25.2721</text:p>
              </table:table-cell>
              <table:table-cell office:value-type="float" office:value="242.688">
                <text:p>242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3831">
                <text:p>25.3831</text:p>
              </table:table-cell>
              <table:table-cell office:value-type="float" office:value="242.97">
                <text:p>242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4989">
                <text:p>25.4989</text:p>
              </table:table-cell>
              <table:table-cell office:value-type="float" office:value="243.278">
                <text:p>243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6132">
                <text:p>25.6132</text:p>
              </table:table-cell>
              <table:table-cell office:value-type="float" office:value="243.592">
                <text:p>243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7282">
                <text:p>25.7282</text:p>
              </table:table-cell>
              <table:table-cell office:value-type="float" office:value="243.916">
                <text:p>243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8457">
                <text:p>25.8457</text:p>
              </table:table-cell>
              <table:table-cell office:value-type="float" office:value="244.252">
                <text:p>244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.9593">
                <text:p>25.9593</text:p>
              </table:table-cell>
              <table:table-cell office:value-type="float" office:value="244.577">
                <text:p>244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0765">
                <text:p>26.0765</text:p>
              </table:table-cell>
              <table:table-cell office:value-type="float" office:value="244.909">
                <text:p>244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1869">
                <text:p>26.1869</text:p>
              </table:table-cell>
              <table:table-cell office:value-type="float" office:value="245.215">
                <text:p>245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295">
                <text:p>26.295</text:p>
              </table:table-cell>
              <table:table-cell office:value-type="float" office:value="245.506">
                <text:p>245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4117">
                <text:p>26.4117</text:p>
              </table:table-cell>
              <table:table-cell office:value-type="float" office:value="245.807">
                <text:p>245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5226">
                <text:p>26.5226</text:p>
              </table:table-cell>
              <table:table-cell office:value-type="float" office:value="246.078">
                <text:p>246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226">
                <text:p>26.6226</text:p>
              </table:table-cell>
              <table:table-cell office:value-type="float" office:value="246.309">
                <text:p>246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7335">
                <text:p>26.7335</text:p>
              </table:table-cell>
              <table:table-cell office:value-type="float" office:value="246.548">
                <text:p>246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8455">
                <text:p>26.8455</text:p>
              </table:table-cell>
              <table:table-cell office:value-type="float" office:value="246.771">
                <text:p>246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9606">
                <text:p>26.9606</text:p>
              </table:table-cell>
              <table:table-cell office:value-type="float" office:value="246.978">
                <text:p>246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0711">
                <text:p>27.0711</text:p>
              </table:table-cell>
              <table:table-cell office:value-type="float" office:value="247.157">
                <text:p>247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1872">
                <text:p>27.1872</text:p>
              </table:table-cell>
              <table:table-cell office:value-type="float" office:value="247.322">
                <text:p>247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2954">
                <text:p>27.2954</text:p>
              </table:table-cell>
              <table:table-cell office:value-type="float" office:value="247.456">
                <text:p>247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4054">
                <text:p>27.4054</text:p>
              </table:table-cell>
              <table:table-cell office:value-type="float" office:value="247.573">
                <text:p>247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517">
                <text:p>27.517</text:p>
              </table:table-cell>
              <table:table-cell office:value-type="float" office:value="247.671">
                <text:p>247.6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6375">
                <text:p>27.6375</text:p>
              </table:table-cell>
              <table:table-cell office:value-type="float" office:value="247.754">
                <text:p>247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7471">
                <text:p>27.7471</text:p>
              </table:table-cell>
              <table:table-cell office:value-type="float" office:value="247.811">
                <text:p>247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8665">
                <text:p>27.8665</text:p>
              </table:table-cell>
              <table:table-cell office:value-type="float" office:value="247.853">
                <text:p>247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9785">
                <text:p>27.9785</text:p>
              </table:table-cell>
              <table:table-cell office:value-type="float" office:value="247.874">
                <text:p>247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0915">
                <text:p>28.0915</text:p>
              </table:table-cell>
              <table:table-cell office:value-type="float" office:value="247.878">
                <text:p>247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205">
                <text:p>28.205</text:p>
              </table:table-cell>
              <table:table-cell office:value-type="float" office:value="247.866">
                <text:p>247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3134">
                <text:p>28.3134</text:p>
              </table:table-cell>
              <table:table-cell office:value-type="float" office:value="247.84">
                <text:p>247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4276">
                <text:p>28.4276</text:p>
              </table:table-cell>
              <table:table-cell office:value-type="float" office:value="247.799">
                <text:p>247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5372">
                <text:p>28.5372</text:p>
              </table:table-cell>
              <table:table-cell office:value-type="float" office:value="247.746">
                <text:p>247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6476">
                <text:p>28.6476</text:p>
              </table:table-cell>
              <table:table-cell office:value-type="float" office:value="247.681">
                <text:p>247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7552">
                <text:p>28.7552</text:p>
              </table:table-cell>
              <table:table-cell office:value-type="float" office:value="247.607">
                <text:p>247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867">
                <text:p>28.867</text:p>
              </table:table-cell>
              <table:table-cell office:value-type="float" office:value="247.52">
                <text:p>247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9734">
                <text:p>28.9734</text:p>
              </table:table-cell>
              <table:table-cell office:value-type="float" office:value="247.428">
                <text:p>247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.1119">
                <text:p>29.1119</text:p>
              </table:table-cell>
              <table:table-cell office:value-type="float" office:value="247.296">
                <text:p>247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2189">
                <text:p>29.2189</text:p>
              </table:table-cell>
              <table:table-cell office:value-type="float" office:value="247.185">
                <text:p>247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3306">
                <text:p>29.3306</text:p>
              </table:table-cell>
              <table:table-cell office:value-type="float" office:value="247.063">
                <text:p>247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4446">
                <text:p>29.4446</text:p>
              </table:table-cell>
              <table:table-cell office:value-type="float" office:value="246.931">
                <text:p>246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5594">
                <text:p>29.5594</text:p>
              </table:table-cell>
              <table:table-cell office:value-type="float" office:value="246.791">
                <text:p>246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6652">
                <text:p>29.6652</text:p>
              </table:table-cell>
              <table:table-cell office:value-type="float" office:value="246.658">
                <text:p>246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7808">
                <text:p>29.7808</text:p>
              </table:table-cell>
              <table:table-cell office:value-type="float" office:value="246.506">
                <text:p>246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8903">
                <text:p>29.8903</text:p>
              </table:table-cell>
              <table:table-cell office:value-type="float" office:value="246.359">
                <text:p>246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9915">
                <text:p>29.9915</text:p>
              </table:table-cell>
              <table:table-cell office:value-type="float" office:value="246.219">
                <text:p>246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.107">
                <text:p>30.107</text:p>
              </table:table-cell>
              <table:table-cell office:value-type="float" office:value="246.055">
                <text:p>246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.2157">
                <text:p>30.2157</text:p>
              </table:table-cell>
              <table:table-cell office:value-type="float" office:value="245.898">
                <text:p>245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.3292">
                <text:p>30.3292</text:p>
              </table:table-cell>
              <table:table-cell office:value-type="float" office:value="245.732">
                <text:p>245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4445">
                <text:p>30.4445</text:p>
              </table:table-cell>
              <table:table-cell office:value-type="float" office:value="245.56">
                <text:p>245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5536">
                <text:p>30.5536</text:p>
              </table:table-cell>
              <table:table-cell office:value-type="float" office:value="245.395">
                <text:p>245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6653">
                <text:p>30.6653</text:p>
              </table:table-cell>
              <table:table-cell office:value-type="float" office:value="245.225">
                <text:p>245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7734">
                <text:p>30.7734</text:p>
              </table:table-cell>
              <table:table-cell office:value-type="float" office:value="245.058">
                <text:p>245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8841">
                <text:p>30.8841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9955">
                <text:p>30.9955</text:p>
              </table:table-cell>
              <table:table-cell office:value-type="float" office:value="244.712">
                <text:p>244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114">
                <text:p>31.114</text:p>
              </table:table-cell>
              <table:table-cell office:value-type="float" office:value="244.526">
                <text:p>244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.2283">
                <text:p>31.2283</text:p>
              </table:table-cell>
              <table:table-cell office:value-type="float" office:value="244.345">
                <text:p>244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.3353">
                <text:p>31.3353</text:p>
              </table:table-cell>
              <table:table-cell office:value-type="float" office:value="244.176">
                <text:p>244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4476">
                <text:p>31.4476</text:p>
              </table:table-cell>
              <table:table-cell office:value-type="float" office:value="243.998">
                <text:p>243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.5556">
                <text:p>31.5556</text:p>
              </table:table-cell>
              <table:table-cell office:value-type="float" office:value="243.827">
                <text:p>243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6559">
                <text:p>31.6559</text:p>
              </table:table-cell>
              <table:table-cell office:value-type="float" office:value="243.668">
                <text:p>243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7639">
                <text:p>31.7639</text:p>
              </table:table-cell>
              <table:table-cell office:value-type="float" office:value="243.497">
                <text:p>243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8755">
                <text:p>31.8755</text:p>
              </table:table-cell>
              <table:table-cell office:value-type="float" office:value="243.32">
                <text:p>243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9933">
                <text:p>31.9933</text:p>
              </table:table-cell>
              <table:table-cell office:value-type="float" office:value="243.134">
                <text:p>243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1031">
                <text:p>32.1031</text:p>
              </table:table-cell>
              <table:table-cell office:value-type="float" office:value="242.962">
                <text:p>242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2202">
                <text:p>32.2202</text:p>
              </table:table-cell>
              <table:table-cell office:value-type="float" office:value="242.779">
                <text:p>242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3346">
                <text:p>32.3346</text:p>
              </table:table-cell>
              <table:table-cell office:value-type="float" office:value="242.603">
                <text:p>242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4474">
                <text:p>32.4474</text:p>
              </table:table-cell>
              <table:table-cell office:value-type="float" office:value="242.431">
                <text:p>242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5638">
                <text:p>32.5638</text:p>
              </table:table-cell>
              <table:table-cell office:value-type="float" office:value="242.257">
                <text:p>242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.6811">
                <text:p>32.6811</text:p>
              </table:table-cell>
              <table:table-cell office:value-type="float" office:value="242.085">
                <text:p>242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799">
                <text:p>32.799</text:p>
              </table:table-cell>
              <table:table-cell office:value-type="float" office:value="241.916">
                <text:p>241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.9128">
                <text:p>32.9128</text:p>
              </table:table-cell>
              <table:table-cell office:value-type="float" office:value="241.757">
                <text:p>241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0307">
                <text:p>33.0307</text:p>
              </table:table-cell>
              <table:table-cell office:value-type="float" office:value="241.599">
                <text:p>241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1443">
                <text:p>33.1443</text:p>
              </table:table-cell>
              <table:table-cell office:value-type="float" office:value="241.451">
                <text:p>241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2609">
                <text:p>33.2609</text:p>
              </table:table-cell>
              <table:table-cell office:value-type="float" office:value="241.306">
                <text:p>241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.369">
                <text:p>33.369</text:p>
              </table:table-cell>
              <table:table-cell office:value-type="float" office:value="241.178">
                <text:p>241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.4843">
                <text:p>33.4843</text:p>
              </table:table-cell>
              <table:table-cell office:value-type="float" office:value="241.048">
                <text:p>241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5935">
                <text:p>33.5935</text:p>
              </table:table-cell>
              <table:table-cell office:value-type="float" office:value="240.933">
                <text:p>240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7078">
                <text:p>33.7078</text:p>
              </table:table-cell>
              <table:table-cell office:value-type="float" office:value="240.82">
                <text:p>24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8223">
                <text:p>33.8223</text:p>
              </table:table-cell>
              <table:table-cell office:value-type="float" office:value="240.716">
                <text:p>240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9393">
                <text:p>33.9393</text:p>
              </table:table-cell>
              <table:table-cell office:value-type="float" office:value="240.619">
                <text:p>240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041">
                <text:p>34.041</text:p>
              </table:table-cell>
              <table:table-cell office:value-type="float" office:value="240.544">
                <text:p>240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1599">
                <text:p>34.1599</text:p>
              </table:table-cell>
              <table:table-cell office:value-type="float" office:value="240.466">
                <text:p>240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2739">
                <text:p>34.2739</text:p>
              </table:table-cell>
              <table:table-cell office:value-type="float" office:value="240.403">
                <text:p>240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3906">
                <text:p>34.3906</text:p>
              </table:table-cell>
              <table:table-cell office:value-type="float" office:value="240.35">
                <text:p>240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505">
                <text:p>34.505</text:p>
              </table:table-cell>
              <table:table-cell office:value-type="float" office:value="240.311">
                <text:p>240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6214">
                <text:p>34.6214</text:p>
              </table:table-cell>
              <table:table-cell office:value-type="float" office:value="240.285">
                <text:p>240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7368">
                <text:p>34.7368</text:p>
              </table:table-cell>
              <table:table-cell office:value-type="float" office:value="240.272">
                <text:p>240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.8513">
                <text:p>34.8513</text:p>
              </table:table-cell>
              <table:table-cell office:value-type="float" office:value="240.274">
                <text:p>240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.9542">
                <text:p>34.9542</text:p>
              </table:table-cell>
              <table:table-cell office:value-type="float" office:value="240.288">
                <text:p>240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0553">
                <text:p>35.0553</text:p>
              </table:table-cell>
              <table:table-cell office:value-type="float" office:value="240.314">
                <text:p>240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1784">
                <text:p>35.1784</text:p>
              </table:table-cell>
              <table:table-cell office:value-type="float" office:value="240.362">
                <text:p>240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2924">
                <text:p>35.2924</text:p>
              </table:table-cell>
              <table:table-cell office:value-type="float" office:value="240.424">
                <text:p>240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4077">
                <text:p>35.4077</text:p>
              </table:table-cell>
              <table:table-cell office:value-type="float" office:value="240.502">
                <text:p>240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5191">
                <text:p>35.5191</text:p>
              </table:table-cell>
              <table:table-cell office:value-type="float" office:value="240.595">
                <text:p>240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6316">
                <text:p>35.6316</text:p>
              </table:table-cell>
              <table:table-cell office:value-type="float" office:value="240.706">
                <text:p>240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7404">
                <text:p>35.7404</text:p>
              </table:table-cell>
              <table:table-cell office:value-type="float" office:value="240.829">
                <text:p>240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8543">
                <text:p>35.8543</text:p>
              </table:table-cell>
              <table:table-cell office:value-type="float" office:value="240.976">
                <text:p>240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.9658">
                <text:p>35.9658</text:p>
              </table:table-cell>
              <table:table-cell office:value-type="float" office:value="241.138">
                <text:p>241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0839">
                <text:p>36.0839</text:p>
              </table:table-cell>
              <table:table-cell office:value-type="float" office:value="241.328">
                <text:p>241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1929">
                <text:p>36.1929</text:p>
              </table:table-cell>
              <table:table-cell office:value-type="float" office:value="241.521">
                <text:p>241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3051">
                <text:p>36.3051</text:p>
              </table:table-cell>
              <table:table-cell office:value-type="float" office:value="241.737">
                <text:p>241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4187">
                <text:p>36.4187</text:p>
              </table:table-cell>
              <table:table-cell office:value-type="float" office:value="241.973">
                <text:p>241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5375">
                <text:p>36.5375</text:p>
              </table:table-cell>
              <table:table-cell office:value-type="float" office:value="242.238">
                <text:p>242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6546">
                <text:p>36.6546</text:p>
              </table:table-cell>
              <table:table-cell office:value-type="float" office:value="242.518">
                <text:p>242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772">
                <text:p>36.772</text:p>
              </table:table-cell>
              <table:table-cell office:value-type="float" office:value="242.815">
                <text:p>242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8922">
                <text:p>36.8922</text:p>
              </table:table-cell>
              <table:table-cell office:value-type="float" office:value="243.134">
                <text:p>243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.0108">
                <text:p>37.0108</text:p>
              </table:table-cell>
              <table:table-cell office:value-type="float" office:value="243.462">
                <text:p>243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.1125">
                <text:p>37.1125</text:p>
              </table:table-cell>
              <table:table-cell office:value-type="float" office:value="243.751">
                <text:p>243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.217">
                <text:p>37.217</text:p>
              </table:table-cell>
              <table:table-cell office:value-type="float" office:value="244.052">
                <text:p>244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3297">
                <text:p>37.3297</text:p>
              </table:table-cell>
              <table:table-cell office:value-type="float" office:value="244.379">
                <text:p>244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4422">
                <text:p>37.4422</text:p>
              </table:table-cell>
              <table:table-cell office:value-type="float" office:value="244.705">
                <text:p>244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5529">
                <text:p>37.5529</text:p>
              </table:table-cell>
              <table:table-cell office:value-type="float" office:value="245.021">
                <text:p>245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666">
                <text:p>37.666</text:p>
              </table:table-cell>
              <table:table-cell office:value-type="float" office:value="245.336">
                <text:p>245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7813">
                <text:p>37.7813</text:p>
              </table:table-cell>
              <table:table-cell office:value-type="float" office:value="245.647">
                <text:p>245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8948">
                <text:p>37.8948</text:p>
              </table:table-cell>
              <table:table-cell office:value-type="float" office:value="245.939">
                <text:p>245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.0111">
                <text:p>38.0111</text:p>
              </table:table-cell>
              <table:table-cell office:value-type="float" office:value="246.221">
                <text:p>246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.125">
                <text:p>38.125</text:p>
              </table:table-cell>
              <table:table-cell office:value-type="float" office:value="246.48">
                <text:p>246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.2407">
                <text:p>38.2407</text:p>
              </table:table-cell>
              <table:table-cell office:value-type="float" office:value="246.723">
                <text:p>246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.3552">
                <text:p>38.3552</text:p>
              </table:table-cell>
              <table:table-cell office:value-type="float" office:value="246.943">
                <text:p>246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.4628">
                <text:p>38.4628</text:p>
              </table:table-cell>
              <table:table-cell office:value-type="float" office:value="247.13">
                <text:p>247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.5791">
                <text:p>38.5791</text:p>
              </table:table-cell>
              <table:table-cell office:value-type="float" office:value="247.31">
                <text:p>247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.6794">
                <text:p>38.6794</text:p>
              </table:table-cell>
              <table:table-cell office:value-type="float" office:value="247.447">
                <text:p>247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.7947">
                <text:p>38.7947</text:p>
              </table:table-cell>
              <table:table-cell office:value-type="float" office:value="247.584">
                <text:p>247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.91">
                <text:p>38.91</text:p>
              </table:table-cell>
              <table:table-cell office:value-type="float" office:value="247.699">
                <text:p>247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.0217">
                <text:p>39.0217</text:p>
              </table:table-cell>
              <table:table-cell office:value-type="float" office:value="247.789">
                <text:p>247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.1451">
                <text:p>39.1451</text:p>
              </table:table-cell>
              <table:table-cell office:value-type="float" office:value="247.866">
                <text:p>247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.2556">
                <text:p>39.2556</text:p>
              </table:table-cell>
              <table:table-cell office:value-type="float" office:value="247.916">
                <text:p>247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3691">
                <text:p>39.3691</text:p>
              </table:table-cell>
              <table:table-cell office:value-type="float" office:value="247.948">
                <text:p>247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.486">
                <text:p>39.486</text:p>
              </table:table-cell>
              <table:table-cell office:value-type="float" office:value="247.963">
                <text:p>247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.5996">
                <text:p>39.5996</text:p>
              </table:table-cell>
              <table:table-cell office:value-type="float" office:value="247.96">
                <text:p>247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.7007">
                <text:p>39.7007</text:p>
              </table:table-cell>
              <table:table-cell office:value-type="float" office:value="247.944">
                <text:p>247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.8127">
                <text:p>39.8127</text:p>
              </table:table-cell>
              <table:table-cell office:value-type="float" office:value="247.912">
                <text:p>247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.9326">
                <text:p>39.9326</text:p>
              </table:table-cell>
              <table:table-cell office:value-type="float" office:value="247.863">
                <text:p>247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.0359">
                <text:p>40.0359</text:p>
              </table:table-cell>
              <table:table-cell office:value-type="float" office:value="247.808">
                <text:p>247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.154">
                <text:p>40.154</text:p>
              </table:table-cell>
              <table:table-cell office:value-type="float" office:value="247.734">
                <text:p>247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.2668">
                <text:p>40.2668</text:p>
              </table:table-cell>
              <table:table-cell office:value-type="float" office:value="247.651">
                <text:p>247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.3826">
                <text:p>40.3826</text:p>
              </table:table-cell>
              <table:table-cell office:value-type="float" office:value="247.555">
                <text:p>247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.4976">
                <text:p>40.4976</text:p>
              </table:table-cell>
              <table:table-cell office:value-type="float" office:value="247.449">
                <text:p>247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.6096">
                <text:p>40.6096</text:p>
              </table:table-cell>
              <table:table-cell office:value-type="float" office:value="247.338">
                <text:p>247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.721">
                <text:p>40.721</text:p>
              </table:table-cell>
              <table:table-cell office:value-type="float" office:value="247.219">
                <text:p>247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.8355">
                <text:p>40.8355</text:p>
              </table:table-cell>
              <table:table-cell office:value-type="float" office:value="247.09">
                <text:p>247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.9487">
                <text:p>40.9487</text:p>
              </table:table-cell>
              <table:table-cell office:value-type="float" office:value="246.955">
                <text:p>246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.0593">
                <text:p>41.0593</text:p>
              </table:table-cell>
              <table:table-cell office:value-type="float" office:value="246.818">
                <text:p>246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.1743">
                <text:p>41.1743</text:p>
              </table:table-cell>
              <table:table-cell office:value-type="float" office:value="246.669">
                <text:p>246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.2909">
                <text:p>41.2909</text:p>
              </table:table-cell>
              <table:table-cell office:value-type="float" office:value="246.513">
                <text:p>246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.4026">
                <text:p>41.4026</text:p>
              </table:table-cell>
              <table:table-cell office:value-type="float" office:value="246.36">
                <text:p>246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.5146">
                <text:p>41.5146</text:p>
              </table:table-cell>
              <table:table-cell office:value-type="float" office:value="246.202">
                <text:p>246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.6264">
                <text:p>41.6264</text:p>
              </table:table-cell>
              <table:table-cell office:value-type="float" office:value="246.041">
                <text:p>246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.7336">
                <text:p>41.7336</text:p>
              </table:table-cell>
              <table:table-cell office:value-type="float" office:value="245.884">
                <text:p>245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8439">
                <text:p>41.8439</text:p>
              </table:table-cell>
              <table:table-cell office:value-type="float" office:value="245.719">
                <text:p>245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.955">
                <text:p>41.955</text:p>
              </table:table-cell>
              <table:table-cell office:value-type="float" office:value="245.552">
                <text:p>245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0659">
                <text:p>42.0659</text:p>
              </table:table-cell>
              <table:table-cell office:value-type="float" office:value="245.382">
                <text:p>245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.1775">
                <text:p>42.1775</text:p>
              </table:table-cell>
              <table:table-cell office:value-type="float" office:value="245.21">
                <text:p>245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.2951">
                <text:p>42.2951</text:p>
              </table:table-cell>
              <table:table-cell office:value-type="float" office:value="245.026">
                <text:p>245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.4085">
                <text:p>42.4085</text:p>
              </table:table-cell>
              <table:table-cell office:value-type="float" office:value="244.848">
                <text:p>244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.5292">
                <text:p>42.5292</text:p>
              </table:table-cell>
              <table:table-cell office:value-type="float" office:value="244.658">
                <text:p>244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6438">
                <text:p>42.6438</text:p>
              </table:table-cell>
              <table:table-cell office:value-type="float" office:value="244.476">
                <text:p>244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7579">
                <text:p>42.7579</text:p>
              </table:table-cell>
              <table:table-cell office:value-type="float" office:value="244.295">
                <text:p>244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.8595">
                <text:p>42.8595</text:p>
              </table:table-cell>
              <table:table-cell office:value-type="float" office:value="244.133">
                <text:p>244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.9689">
                <text:p>42.9689</text:p>
              </table:table-cell>
              <table:table-cell office:value-type="float" office:value="243.958">
                <text:p>243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0701">
                <text:p>43.0701</text:p>
              </table:table-cell>
              <table:table-cell office:value-type="float" office:value="243.797">
                <text:p>243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1814">
                <text:p>43.1814</text:p>
              </table:table-cell>
              <table:table-cell office:value-type="float" office:value="243.619">
                <text:p>243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3051">
                <text:p>43.3051</text:p>
              </table:table-cell>
              <table:table-cell office:value-type="float" office:value="243.422">
                <text:p>243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4131">
                <text:p>43.4131</text:p>
              </table:table-cell>
              <table:table-cell office:value-type="float" office:value="243.25">
                <text:p>243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5262">
                <text:p>43.5262</text:p>
              </table:table-cell>
              <table:table-cell office:value-type="float" office:value="243.071">
                <text:p>243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6364">
                <text:p>43.6364</text:p>
              </table:table-cell>
              <table:table-cell office:value-type="float" office:value="242.898">
                <text:p>242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7529">
                <text:p>43.7529</text:p>
              </table:table-cell>
              <table:table-cell office:value-type="float" office:value="242.716">
                <text:p>242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8705">
                <text:p>43.8705</text:p>
              </table:table-cell>
              <table:table-cell office:value-type="float" office:value="242.534">
                <text:p>242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9797">
                <text:p>43.9797</text:p>
              </table:table-cell>
              <table:table-cell office:value-type="float" office:value="242.367">
                <text:p>242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0939">
                <text:p>44.0939</text:p>
              </table:table-cell>
              <table:table-cell office:value-type="float" office:value="242.196">
                <text:p>242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2094">
                <text:p>44.2094</text:p>
              </table:table-cell>
              <table:table-cell office:value-type="float" office:value="242.026">
                <text:p>242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3283">
                <text:p>44.3283</text:p>
              </table:table-cell>
              <table:table-cell office:value-type="float" office:value="241.855">
                <text:p>241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4411">
                <text:p>44.4411</text:p>
              </table:table-cell>
              <table:table-cell office:value-type="float" office:value="241.698">
                <text:p>241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5448">
                <text:p>44.5448</text:p>
              </table:table-cell>
              <table:table-cell office:value-type="float" office:value="241.558">
                <text:p>241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6599">
                <text:p>44.6599</text:p>
              </table:table-cell>
              <table:table-cell office:value-type="float" office:value="241.408">
                <text:p>241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7783">
                <text:p>44.7783</text:p>
              </table:table-cell>
              <table:table-cell office:value-type="float" office:value="241.26">
                <text:p>241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895">
                <text:p>44.895</text:p>
              </table:table-cell>
              <table:table-cell office:value-type="float" office:value="241.121">
                <text:p>241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.0121">
                <text:p>45.0121</text:p>
              </table:table-cell>
              <table:table-cell office:value-type="float" office:value="240.989">
                <text:p>240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.1129">
                <text:p>45.1129</text:p>
              </table:table-cell>
              <table:table-cell office:value-type="float" office:value="240.883">
                <text:p>240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.2137">
                <text:p>45.2137</text:p>
              </table:table-cell>
              <table:table-cell office:value-type="float" office:value="240.782">
                <text:p>240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5.32">
                <text:p>45.32</text:p>
              </table:table-cell>
              <table:table-cell office:value-type="float" office:value="240.684">
                <text:p>240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.4255">
                <text:p>45.4255</text:p>
              </table:table-cell>
              <table:table-cell office:value-type="float" office:value="240.594">
                <text:p>240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5.5266">
                <text:p>45.5266</text:p>
              </table:table-cell>
              <table:table-cell office:value-type="float" office:value="240.516">
                <text:p>240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5.639">
                <text:p>45.639</text:p>
              </table:table-cell>
              <table:table-cell office:value-type="float" office:value="240.439">
                <text:p>240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.755">
                <text:p>45.755</text:p>
              </table:table-cell>
              <table:table-cell office:value-type="float" office:value="240.37">
                <text:p>240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5.8687">
                <text:p>45.8687</text:p>
              </table:table-cell>
              <table:table-cell office:value-type="float" office:value="240.314">
                <text:p>240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9825">
                <text:p>45.9825</text:p>
              </table:table-cell>
              <table:table-cell office:value-type="float" office:value="240.27">
                <text:p>240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.0993">
                <text:p>46.0993</text:p>
              </table:table-cell>
              <table:table-cell office:value-type="float" office:value="240.238">
                <text:p>240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.2093">
                <text:p>46.2093</text:p>
              </table:table-cell>
              <table:table-cell office:value-type="float" office:value="240.221">
                <text:p>240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.3221">
                <text:p>46.3221</text:p>
              </table:table-cell>
              <table:table-cell office:value-type="float" office:value="240.216">
                <text:p>240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6.4222">
                <text:p>46.4222</text:p>
              </table:table-cell>
              <table:table-cell office:value-type="float" office:value="240.224">
                <text:p>240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6.5408">
                <text:p>46.5408</text:p>
              </table:table-cell>
              <table:table-cell office:value-type="float" office:value="240.247">
                <text:p>240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6.6558">
                <text:p>46.6558</text:p>
              </table:table-cell>
              <table:table-cell office:value-type="float" office:value="240.286">
                <text:p>240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6.7596">
                <text:p>46.7596</text:p>
              </table:table-cell>
              <table:table-cell office:value-type="float" office:value="240.335">
                <text:p>240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6.8706">
                <text:p>46.8706</text:p>
              </table:table-cell>
              <table:table-cell office:value-type="float" office:value="240.403">
                <text:p>240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6.9824">
                <text:p>46.9824</text:p>
              </table:table-cell>
              <table:table-cell office:value-type="float" office:value="240.487">
                <text:p>240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.0888">
                <text:p>47.0888</text:p>
              </table:table-cell>
              <table:table-cell office:value-type="float" office:value="240.583">
                <text:p>240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.2049">
                <text:p>47.2049</text:p>
              </table:table-cell>
              <table:table-cell office:value-type="float" office:value="240.704">
                <text:p>240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.3072">
                <text:p>47.3072</text:p>
              </table:table-cell>
              <table:table-cell office:value-type="float" office:value="240.827">
                <text:p>240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4072">
                <text:p>47.4072</text:p>
              </table:table-cell>
              <table:table-cell office:value-type="float" office:value="240.962">
                <text:p>240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.5087">
                <text:p>47.5087</text:p>
              </table:table-cell>
              <table:table-cell office:value-type="float" office:value="241.113">
                <text:p>241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6271">
                <text:p>47.6271</text:p>
              </table:table-cell>
              <table:table-cell office:value-type="float" office:value="241.307">
                <text:p>241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7422">
                <text:p>47.7422</text:p>
              </table:table-cell>
              <table:table-cell office:value-type="float" office:value="241.515">
                <text:p>241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8527">
                <text:p>47.8527</text:p>
              </table:table-cell>
              <table:table-cell office:value-type="float" office:value="241.733">
                <text:p>241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9851">
                <text:p>47.9851</text:p>
              </table:table-cell>
              <table:table-cell office:value-type="float" office:value="242.017">
                <text:p>242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.1044">
                <text:p>48.1044</text:p>
              </table:table-cell>
              <table:table-cell office:value-type="float" office:value="242.293">
                <text:p>242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.2045">
                <text:p>48.2045</text:p>
              </table:table-cell>
              <table:table-cell office:value-type="float" office:value="242.539">
                <text:p>242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.3202">
                <text:p>48.3202</text:p>
              </table:table-cell>
              <table:table-cell office:value-type="float" office:value="242.839">
                <text:p>242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.4343">
                <text:p>48.4343</text:p>
              </table:table-cell>
              <table:table-cell office:value-type="float" office:value="243.149">
                <text:p>243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8.5358">
                <text:p>48.5358</text:p>
              </table:table-cell>
              <table:table-cell office:value-type="float" office:value="243.435">
                <text:p>243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.644">
                <text:p>48.644</text:p>
              </table:table-cell>
              <table:table-cell office:value-type="float" office:value="243.75">
                <text:p>243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8.7595">
                <text:p>48.7595</text:p>
              </table:table-cell>
              <table:table-cell office:value-type="float" office:value="244.09">
                <text:p>244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8.8611">
                <text:p>48.8611</text:p>
              </table:table-cell>
              <table:table-cell office:value-type="float" office:value="244.392">
                <text:p>244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8.9751">
                <text:p>48.9751</text:p>
              </table:table-cell>
              <table:table-cell office:value-type="float" office:value="244.729">
                <text:p>244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.0976">
                <text:p>49.0976</text:p>
              </table:table-cell>
              <table:table-cell office:value-type="float" office:value="245.087">
                <text:p>24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.2143">
                <text:p>49.2143</text:p>
              </table:table-cell>
              <table:table-cell office:value-type="float" office:value="245.418">
                <text:p>245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.3264">
                <text:p>49.3264</text:p>
              </table:table-cell>
              <table:table-cell office:value-type="float" office:value="245.724">
                <text:p>245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.4393">
                <text:p>49.4393</text:p>
              </table:table-cell>
              <table:table-cell office:value-type="float" office:value="246.019">
                <text:p>246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.5554">
                <text:p>49.5554</text:p>
              </table:table-cell>
              <table:table-cell office:value-type="float" office:value="246.304">
                <text:p>246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.6692">
                <text:p>49.6692</text:p>
              </table:table-cell>
              <table:table-cell office:value-type="float" office:value="246.565">
                <text:p>246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.7886">
                <text:p>49.7886</text:p>
              </table:table-cell>
              <table:table-cell office:value-type="float" office:value="246.817">
                <text:p>246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.9025">
                <text:p>49.9025</text:p>
              </table:table-cell>
              <table:table-cell office:value-type="float" office:value="247.036">
                <text:p>247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.0086">
                <text:p>50.0086</text:p>
              </table:table-cell>
              <table:table-cell office:value-type="float" office:value="247.22">
                <text:p>247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.1259">
                <text:p>50.1259</text:p>
              </table:table-cell>
              <table:table-cell office:value-type="float" office:value="247.401">
                <text:p>247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.2375">
                <text:p>50.2375</text:p>
              </table:table-cell>
              <table:table-cell office:value-type="float" office:value="247.551">
                <text:p>247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.3505">
                <text:p>50.3505</text:p>
              </table:table-cell>
              <table:table-cell office:value-type="float" office:value="247.682">
                <text:p>247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.4703">
                <text:p>50.4703</text:p>
              </table:table-cell>
              <table:table-cell office:value-type="float" office:value="247.797">
                <text:p>247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.5827">
                <text:p>50.5827</text:p>
              </table:table-cell>
              <table:table-cell office:value-type="float" office:value="247.883">
                <text:p>247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.7011">
                <text:p>50.7011</text:p>
              </table:table-cell>
              <table:table-cell office:value-type="float" office:value="247.953">
                <text:p>247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.8123">
                <text:p>50.8123</text:p>
              </table:table-cell>
              <table:table-cell office:value-type="float" office:value="247.999">
                <text:p>247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.9277">
                <text:p>50.9277</text:p>
              </table:table-cell>
              <table:table-cell office:value-type="float" office:value="248.028">
                <text:p>248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.037">
                <text:p>51.037</text:p>
              </table:table-cell>
              <table:table-cell office:value-type="float" office:value="248.038">
                <text:p>248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.1556">
                <text:p>51.1556</text:p>
              </table:table-cell>
              <table:table-cell office:value-type="float" office:value="248.031">
                <text:p>248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.2645">
                <text:p>51.2645</text:p>
              </table:table-cell>
              <table:table-cell office:value-type="float" office:value="248.01">
                <text:p>248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.3794">
                <text:p>51.3794</text:p>
              </table:table-cell>
              <table:table-cell office:value-type="float" office:value="247.972">
                <text:p>247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.4837">
                <text:p>51.4837</text:p>
              </table:table-cell>
              <table:table-cell office:value-type="float" office:value="247.925">
                <text:p>247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.5901">
                <text:p>51.5901</text:p>
              </table:table-cell>
              <table:table-cell office:value-type="float" office:value="247.866">
                <text:p>247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1.7004">
                <text:p>51.7004</text:p>
              </table:table-cell>
              <table:table-cell office:value-type="float" office:value="247.794">
                <text:p>247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.8088">
                <text:p>51.8088</text:p>
              </table:table-cell>
              <table:table-cell office:value-type="float" office:value="247.713">
                <text:p>247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1.9233">
                <text:p>51.9233</text:p>
              </table:table-cell>
              <table:table-cell office:value-type="float" office:value="247.616">
                <text:p>247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.0351">
                <text:p>52.0351</text:p>
              </table:table-cell>
              <table:table-cell office:value-type="float" office:value="247.512">
                <text:p>247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.1532">
                <text:p>52.1532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.2683">
                <text:p>52.2683</text:p>
              </table:table-cell>
              <table:table-cell office:value-type="float" office:value="247.269">
                <text:p>247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.3808">
                <text:p>52.3808</text:p>
              </table:table-cell>
              <table:table-cell office:value-type="float" office:value="247.14">
                <text:p>247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.4846">
                <text:p>52.4846</text:p>
              </table:table-cell>
              <table:table-cell office:value-type="float" office:value="247.015">
                <text:p>247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2.6058">
                <text:p>52.6058</text:p>
              </table:table-cell>
              <table:table-cell office:value-type="float" office:value="246.863">
                <text:p>246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2.7235">
                <text:p>52.7235</text:p>
              </table:table-cell>
              <table:table-cell office:value-type="float" office:value="246.709">
                <text:p>246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2.8392">
                <text:p>52.8392</text:p>
              </table:table-cell>
              <table:table-cell office:value-type="float" office:value="246.553">
                <text:p>246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.95">
                <text:p>52.95</text:p>
              </table:table-cell>
              <table:table-cell office:value-type="float" office:value="246.4">
                <text:p>246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.0686">
                <text:p>53.0686</text:p>
              </table:table-cell>
              <table:table-cell office:value-type="float" office:value="246.231">
                <text:p>246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.1815">
                <text:p>53.1815</text:p>
              </table:table-cell>
              <table:table-cell office:value-type="float" office:value="246.067">
                <text:p>246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.2977">
                <text:p>53.2977</text:p>
              </table:table-cell>
              <table:table-cell office:value-type="float" office:value="245.895">
                <text:p>245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.4084">
                <text:p>53.4084</text:p>
              </table:table-cell>
              <table:table-cell office:value-type="float" office:value="245.729">
                <text:p>245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.5172">
                <text:p>53.5172</text:p>
              </table:table-cell>
              <table:table-cell office:value-type="float" office:value="245.563">
                <text:p>245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3.63">
                <text:p>53.63</text:p>
              </table:table-cell>
              <table:table-cell office:value-type="float" office:value="245.389">
                <text:p>245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.7498">
                <text:p>53.7498</text:p>
              </table:table-cell>
              <table:table-cell office:value-type="float" office:value="245.203">
                <text:p>245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.8651">
                <text:p>53.8651</text:p>
              </table:table-cell>
              <table:table-cell office:value-type="float" office:value="245.022">
                <text:p>245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.9771">
                <text:p>53.9771</text:p>
              </table:table-cell>
              <table:table-cell office:value-type="float" office:value="244.845">
                <text:p>244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.0823">
                <text:p>54.0823</text:p>
              </table:table-cell>
              <table:table-cell office:value-type="float" office:value="244.678">
                <text:p>244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4.1922">
                <text:p>54.1922</text:p>
              </table:table-cell>
              <table:table-cell office:value-type="float" office:value="244.503">
                <text:p>244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4.3081">
                <text:p>54.3081</text:p>
              </table:table-cell>
              <table:table-cell office:value-type="float" office:value="244.318">
                <text:p>244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4.4201">
                <text:p>54.4201</text:p>
              </table:table-cell>
              <table:table-cell office:value-type="float" office:value="244.139">
                <text:p>244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4.5338">
                <text:p>54.5338</text:p>
              </table:table-cell>
              <table:table-cell office:value-type="float" office:value="243.957">
                <text:p>243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4.6451">
                <text:p>54.6451</text:p>
              </table:table-cell>
              <table:table-cell office:value-type="float" office:value="243.779">
                <text:p>243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.7585">
                <text:p>54.7585</text:p>
              </table:table-cell>
              <table:table-cell office:value-type="float" office:value="243.598">
                <text:p>243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.8673">
                <text:p>54.8673</text:p>
              </table:table-cell>
              <table:table-cell office:value-type="float" office:value="243.424">
                <text:p>243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.9817">
                <text:p>54.9817</text:p>
              </table:table-cell>
              <table:table-cell office:value-type="float" office:value="243.242">
                <text:p>243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.0825">
                <text:p>55.0825</text:p>
              </table:table-cell>
              <table:table-cell office:value-type="float" office:value="243.082">
                <text:p>243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.1891">
                <text:p>55.1891</text:p>
              </table:table-cell>
              <table:table-cell office:value-type="float" office:value="242.914">
                <text:p>242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5.3025">
                <text:p>55.3025</text:p>
              </table:table-cell>
              <table:table-cell office:value-type="float" office:value="242.736">
                <text:p>242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.4099">
                <text:p>55.4099</text:p>
              </table:table-cell>
              <table:table-cell office:value-type="float" office:value="242.57">
                <text:p>242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.5132">
                <text:p>55.5132</text:p>
              </table:table-cell>
              <table:table-cell office:value-type="float" office:value="242.411">
                <text:p>242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.6253">
                <text:p>55.6253</text:p>
              </table:table-cell>
              <table:table-cell office:value-type="float" office:value="242.242">
                <text:p>242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5.7425">
                <text:p>55.7425</text:p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.8512">
                <text:p>55.8512</text:p>
              </table:table-cell>
              <table:table-cell office:value-type="float" office:value="241.911">
                <text:p>241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.9708">
                <text:p>55.9708</text:p>
              </table:table-cell>
              <table:table-cell office:value-type="float" office:value="241.743">
                <text:p>241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.0875">
                <text:p>56.0875</text:p>
              </table:table-cell>
              <table:table-cell office:value-type="float" office:value="241.583">
                <text:p>241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.1994">
                <text:p>56.1994</text:p>
              </table:table-cell>
              <table:table-cell office:value-type="float" office:value="241.436">
                <text:p>241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.3086">
                <text:p>56.3086</text:p>
              </table:table-cell>
              <table:table-cell office:value-type="float" office:value="241.298">
                <text:p>241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.4199">
                <text:p>56.4199</text:p>
              </table:table-cell>
              <table:table-cell office:value-type="float" office:value="241.163">
                <text:p>241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.5323">
                <text:p>56.5323</text:p>
              </table:table-cell>
              <table:table-cell office:value-type="float" office:value="241.034">
                <text:p>241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.6489">
                <text:p>56.6489</text:p>
              </table:table-cell>
              <table:table-cell office:value-type="float" office:value="240.907">
                <text:p>240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.7617">
                <text:p>56.7617</text:p>
              </table:table-cell>
              <table:table-cell office:value-type="float" office:value="240.793">
                <text:p>240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.8684">
                <text:p>56.8684</text:p>
              </table:table-cell>
              <table:table-cell office:value-type="float" office:value="240.693">
                <text:p>240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6.9807">
                <text:p>56.9807</text:p>
              </table:table-cell>
              <table:table-cell office:value-type="float" office:value="240.596">
                <text:p>240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.0967">
                <text:p>57.0967</text:p>
              </table:table-cell>
              <table:table-cell office:value-type="float" office:value="240.506">
                <text:p>240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.2124">
                <text:p>57.2124</text:p>
              </table:table-cell>
              <table:table-cell office:value-type="float" office:value="240.427">
                <text:p>240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.3299">
                <text:p>57.3299</text:p>
              </table:table-cell>
              <table:table-cell office:value-type="float" office:value="240.358">
                <text:p>240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.441">
                <text:p>57.441</text:p>
              </table:table-cell>
              <table:table-cell office:value-type="float" office:value="240.304">
                <text:p>240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.5488">
                <text:p>57.5488</text:p>
              </table:table-cell>
              <table:table-cell office:value-type="float" office:value="240.263">
                <text:p>240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.6649">
                <text:p>57.6649</text:p>
              </table:table-cell>
              <table:table-cell office:value-type="float" office:value="240.231">
                <text:p>240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799">
                <text:p>57.7799</text:p>
              </table:table-cell>
              <table:table-cell office:value-type="float" office:value="240.213">
                <text:p>240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.8882">
                <text:p>57.8882</text:p>
              </table:table-cell>
              <table:table-cell office:value-type="float" office:value="240.208">
                <text:p>240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.0069">
                <text:p>58.0069</text:p>
              </table:table-cell>
              <table:table-cell office:value-type="float" office:value="240.219">
                <text:p>240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.1074">
                <text:p>58.1074</text:p>
              </table:table-cell>
              <table:table-cell office:value-type="float" office:value="240.24">
                <text:p>240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.2253">
                <text:p>58.2253</text:p>
              </table:table-cell>
              <table:table-cell office:value-type="float" office:value="240.28">
                <text:p>240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.3442">
                <text:p>58.3442</text:p>
              </table:table-cell>
              <table:table-cell office:value-type="float" office:value="240.338">
                <text:p>240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.4553">
                <text:p>58.4553</text:p>
              </table:table-cell>
              <table:table-cell office:value-type="float" office:value="240.407">
                <text:p>240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.5687">
                <text:p>58.5687</text:p>
              </table:table-cell>
              <table:table-cell office:value-type="float" office:value="240.496">
                <text:p>240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.6852">
                <text:p>58.6852</text:p>
              </table:table-cell>
              <table:table-cell office:value-type="float" office:value="240.604">
                <text:p>240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.7952">
                <text:p>58.7952</text:p>
              </table:table-cell>
              <table:table-cell office:value-type="float" office:value="240.723">
                <text:p>240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.9062">
                <text:p>58.9062</text:p>
              </table:table-cell>
              <table:table-cell office:value-type="float" office:value="240.861">
                <text:p>240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.0161">
                <text:p>59.0161</text:p>
              </table:table-cell>
              <table:table-cell office:value-type="float" office:value="241.014">
                <text:p>241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.1321">
                <text:p>59.1321</text:p>
              </table:table-cell>
              <table:table-cell office:value-type="float" office:value="241.195">
                <text:p>241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9.2431">
                <text:p>59.2431</text:p>
              </table:table-cell>
              <table:table-cell office:value-type="float" office:value="241.386">
                <text:p>241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9.3557">
                <text:p>59.3557</text:p>
              </table:table-cell>
              <table:table-cell office:value-type="float" office:value="241.598">
                <text:p>241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9.4666">
                <text:p>59.4666</text:p>
              </table:table-cell>
              <table:table-cell office:value-type="float" office:value="241.824">
                <text:p>241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9.586">
                <text:p>59.586</text:p>
              </table:table-cell>
              <table:table-cell office:value-type="float" office:value="242.088">
                <text:p>242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9.6988">
                <text:p>59.6988</text:p>
              </table:table-cell>
              <table:table-cell office:value-type="float" office:value="242.355">
                <text:p>242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.8101">
                <text:p>59.8101</text:p>
              </table:table-cell>
              <table:table-cell office:value-type="float" office:value="242.636">
                <text:p>242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.9209">
                <text:p>59.9209</text:p>
              </table:table-cell>
              <table:table-cell office:value-type="float" office:value="242.93">
                <text:p>242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.0373">
                <text:p>60.0373</text:p>
              </table:table-cell>
              <table:table-cell office:value-type="float" office:value="243.255">
                <text:p>243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.155">
                <text:p>60.155</text:p>
              </table:table-cell>
              <table:table-cell office:value-type="float" office:value="243.596">
                <text:p>243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.2701">
                <text:p>60.2701</text:p>
              </table:table-cell>
              <table:table-cell office:value-type="float" office:value="243.939">
                <text:p>243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.3835">
                <text:p>60.3835</text:p>
              </table:table-cell>
              <table:table-cell office:value-type="float" office:value="244.282">
                <text:p>244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.4922">
                <text:p>60.4922</text:p>
              </table:table-cell>
              <table:table-cell office:value-type="float" office:value="244.612">
                <text:p>244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.6125">
                <text:p>60.6125</text:p>
              </table:table-cell>
              <table:table-cell office:value-type="float" office:value="244.975">
                <text:p>24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7242">
                <text:p>60.7242</text:p>
              </table:table-cell>
              <table:table-cell office:value-type="float" office:value="245.305">
                <text:p>245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.8392">
                <text:p>60.8392</text:p>
              </table:table-cell>
              <table:table-cell office:value-type="float" office:value="245.636">
                <text:p>245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9507">
                <text:p>60.9507</text:p>
              </table:table-cell>
              <table:table-cell office:value-type="float" office:value="245.943">
                <text:p>245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.0684">
                <text:p>61.0684</text:p>
              </table:table-cell>
              <table:table-cell office:value-type="float" office:value="246.251">
                <text:p>246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.1822">
                <text:p>61.1822</text:p>
              </table:table-cell>
              <table:table-cell office:value-type="float" office:value="246.53">
                <text:p>246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.2992">
                <text:p>61.2992</text:p>
              </table:table-cell>
              <table:table-cell office:value-type="float" office:value="246.797">
                <text:p>246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.4146">
                <text:p>61.4146</text:p>
              </table:table-cell>
              <table:table-cell office:value-type="float" office:value="247.038">
                <text:p>247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.5281">
                <text:p>61.5281</text:p>
              </table:table-cell>
              <table:table-cell office:value-type="float" office:value="247.253">
                <text:p>247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.6309">
                <text:p>61.6309</text:p>
              </table:table-cell>
              <table:table-cell office:value-type="float" office:value="247.429">
                <text:p>247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.7426">
                <text:p>61.7426</text:p>
              </table:table-cell>
              <table:table-cell office:value-type="float" office:value="247.598">
                <text:p>247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.8535">
                <text:p>61.8535</text:p>
              </table:table-cell>
              <table:table-cell office:value-type="float" office:value="247.745">
                <text:p>247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.9651">
                <text:p>61.9651</text:p>
              </table:table-cell>
              <table:table-cell office:value-type="float" office:value="247.871">
                <text:p>247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2.0905">
                <text:p>62.0905</text:p>
              </table:table-cell>
              <table:table-cell office:value-type="float" office:value="247.988">
                <text:p>247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2.2071">
                <text:p>62.2071</text:p>
              </table:table-cell>
              <table:table-cell office:value-type="float" office:value="248.073">
                <text:p>248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2.3204">
                <text:p>62.3204</text:p>
              </table:table-cell>
              <table:table-cell office:value-type="float" office:value="248.135">
                <text:p>248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2.4388">
                <text:p>62.4388</text:p>
              </table:table-cell>
              <table:table-cell office:value-type="float" office:value="248.18">
                <text:p>248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.5574">
                <text:p>62.5574</text:p>
              </table:table-cell>
              <table:table-cell office:value-type="float" office:value="248.203">
                <text:p>248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.6717">
                <text:p>62.6717</text:p>
              </table:table-cell>
              <table:table-cell office:value-type="float" office:value="248.208">
                <text:p>248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2.7824">
                <text:p>62.7824</text:p>
              </table:table-cell>
              <table:table-cell office:value-type="float" office:value="248.196">
                <text:p>248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2.8939">
                <text:p>62.8939</text:p>
              </table:table-cell>
              <table:table-cell office:value-type="float" office:value="248.169">
                <text:p>248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.0105">
                <text:p>63.0105</text:p>
              </table:table-cell>
              <table:table-cell office:value-type="float" office:value="248.126">
                <text:p>248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3.1122">
                <text:p>63.1122</text:p>
              </table:table-cell>
              <table:table-cell office:value-type="float" office:value="248.076">
                <text:p>248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3.2277">
                <text:p>63.2277</text:p>
              </table:table-cell>
              <table:table-cell office:value-type="float" office:value="248.007">
                <text:p>248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.3357">
                <text:p>63.3357</text:p>
              </table:table-cell>
              <table:table-cell office:value-type="float" office:value="247.931">
                <text:p>247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.449">
                <text:p>63.449</text:p>
              </table:table-cell>
              <table:table-cell office:value-type="float" office:value="247.841">
                <text:p>247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3.5514">
                <text:p>63.5514</text:p>
              </table:table-cell>
              <table:table-cell office:value-type="float" office:value="247.751">
                <text:p>247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3.6576">
                <text:p>63.6576</text:p>
              </table:table-cell>
              <table:table-cell office:value-type="float" office:value="247.649">
                <text:p>247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3.7685">
                <text:p>63.7685</text:p>
              </table:table-cell>
              <table:table-cell office:value-type="float" office:value="247.534">
                <text:p>247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3.8785">
                <text:p>63.8785</text:p>
              </table:table-cell>
              <table:table-cell office:value-type="float" office:value="247.414">
                <text:p>247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3.9899">
                <text:p>63.9899</text:p>
              </table:table-cell>
              <table:table-cell office:value-type="float" office:value="247.284">
                <text:p>247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0914">
                <text:p>64.0914</text:p>
              </table:table-cell>
              <table:table-cell office:value-type="float" office:value="247.16">
                <text:p>247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2016">
                <text:p>64.2016</text:p>
              </table:table-cell>
              <table:table-cell office:value-type="float" office:value="247.021">
                <text:p>247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3136">
                <text:p>64.3136</text:p>
              </table:table-cell>
              <table:table-cell office:value-type="float" office:value="246.874">
                <text:p>246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4257">
                <text:p>64.4257</text:p>
              </table:table-cell>
              <table:table-cell office:value-type="float" office:value="246.722">
                <text:p>246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4.531">
                <text:p>64.531</text:p>
              </table:table-cell>
              <table:table-cell office:value-type="float" office:value="246.575">
                <text:p>246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.6414">
                <text:p>64.6414</text:p>
              </table:table-cell>
              <table:table-cell office:value-type="float" office:value="246.418">
                <text:p>246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.747">
                <text:p>64.747</text:p>
              </table:table-cell>
              <table:table-cell office:value-type="float" office:value="246.264">
                <text:p>246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.8567">
                <text:p>64.8567</text:p>
              </table:table-cell>
              <table:table-cell office:value-type="float" office:value="246.102">
                <text:p>246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4.9608">
                <text:p>64.9608</text:p>
              </table:table-cell>
              <table:table-cell office:value-type="float" office:value="245.945">
                <text:p>245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5.0785">
                <text:p>65.0785</text:p>
              </table:table-cell>
              <table:table-cell office:value-type="float" office:value="245.766">
                <text:p>245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5.1893">
                <text:p>65.1893</text:p>
              </table:table-cell>
              <table:table-cell office:value-type="float" office:value="245.595">
                <text:p>245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5.3004">
                <text:p>65.3004</text:p>
              </table:table-cell>
              <table:table-cell office:value-type="float" office:value="245.422">
                <text:p>245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5.4015">
                <text:p>65.4015</text:p>
              </table:table-cell>
              <table:table-cell office:value-type="float" office:value="245.263">
                <text:p>245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5.514">
                <text:p>65.514</text:p>
              </table:table-cell>
              <table:table-cell office:value-type="float" office:value="245.085">
                <text:p>245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5.616">
                <text:p>65.616</text:p>
              </table:table-cell>
              <table:table-cell office:value-type="float" office:value="244.923">
                <text:p>244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5.7184">
                <text:p>65.7184</text:p>
              </table:table-cell>
              <table:table-cell office:value-type="float" office:value="244.76">
                <text:p>244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5.8285">
                <text:p>65.8285</text:p>
              </table:table-cell>
              <table:table-cell office:value-type="float" office:value="244.584">
                <text:p>244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5.945">
                <text:p>65.945</text:p>
              </table:table-cell>
              <table:table-cell office:value-type="float" office:value="244.397">
                <text:p>244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.0588">
                <text:p>66.0588</text:p>
              </table:table-cell>
              <table:table-cell office:value-type="float" office:value="244.214">
                <text:p>244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6.1733">
                <text:p>66.1733</text:p>
              </table:table-cell>
              <table:table-cell office:value-type="float" office:value="244.03">
                <text:p>244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6.2897">
                <text:p>66.2897</text:p>
              </table:table-cell>
              <table:table-cell office:value-type="float" office:value="243.843">
                <text:p>243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6.4073">
                <text:p>66.4073</text:p>
              </table:table-cell>
              <table:table-cell office:value-type="float" office:value="243.654">
                <text:p>243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.5183">
                <text:p>66.5183</text:p>
              </table:table-cell>
              <table:table-cell office:value-type="float" office:value="243.477">
                <text:p>243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6377">
                <text:p>66.6377</text:p>
              </table:table-cell>
              <table:table-cell office:value-type="float" office:value="243.286">
                <text:p>243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.7551">
                <text:p>66.7551</text:p>
              </table:table-cell>
              <table:table-cell office:value-type="float" office:value="243.1">
                <text:p>243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8584">
                <text:p>66.8584</text:p>
              </table:table-cell>
              <table:table-cell office:value-type="float" office:value="242.937">
                <text:p>242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.9756">
                <text:p>66.9756</text:p>
              </table:table-cell>
              <table:table-cell office:value-type="float" office:value="242.754">
                <text:p>242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7.0965">
                <text:p>67.0965</text:p>
              </table:table-cell>
              <table:table-cell office:value-type="float" office:value="242.567">
                <text:p>242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.2178">
                <text:p>67.2178</text:p>
              </table:table-cell>
              <table:table-cell office:value-type="float" office:value="242.382">
                <text:p>242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7.3178">
                <text:p>67.3178</text:p>
              </table:table-cell>
              <table:table-cell office:value-type="float" office:value="242.232">
                <text:p>242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7.4188">
                <text:p>67.4188</text:p>
              </table:table-cell>
              <table:table-cell office:value-type="float" office:value="242.084">
                <text:p>242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7.5341">
                <text:p>67.5341</text:p>
              </table:table-cell>
              <table:table-cell office:value-type="float" office:value="241.919">
                <text:p>241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7.6489">
                <text:p>67.6489</text:p>
              </table:table-cell>
              <table:table-cell office:value-type="float" office:value="241.759">
                <text:p>241.759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4.188cm" style:legend-expansion="high" chart:style-name="ch2"/>
        <chart:plot-area chart:style-name="ch3" table:cell-range-address="Tabelle2.A10:Tabelle2.A612 Tabelle2.D10:Tabelle2.D612" chart:data-source-has-labels="both" svg:x="0.77cm" svg:y="0.855cm" svg:width="12.77cm" svg:height="7.545cm">
          <chartooo:coordinate-region svg:x="1.603cm" svg:y="1.067cm" svg:width="11.78cm" svg:height="7.121cm"/>
          <chart:axis chart:dimension="x" chart:name="primary-x" chart:style-name="ch4" chartooo:axis-type="auto">
            <chartooo:date-scale/>
            <chart:categories table:cell-range-address="Tabelle2.A11:Tabelle2.A6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2.D11:Tabelle2.D612" chart:label-cell-address="Tabelle2.D10:Tabelle2.D10" chart:class="chart:line">
            <chart:data-point chart:repeated="6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Tabelle2.D10:Tabelle2.D10</svg:desc>
                </draw:g>
              </table:table-cell>
            </table:table-row>
          </table:table-header-rows>
          <table:table-rows>
            <table:table-row>
              <table:table-cell office:value-type="float" office:value="0.213989">
                <text:p>0</text:p>
                <draw:g>
                  <svg:desc>Tabelle2.A11:Tabelle2.A612</svg:desc>
                </draw:g>
              </table:table-cell>
              <table:table-cell office:value-type="float" office:value="0.95">
                <text:p>0.95</text:p>
                <draw:g>
                  <svg:desc>Tabelle2.D11:Tabelle2.D612</svg:desc>
                </draw:g>
              </table:table-cell>
            </table:table-row>
            <table:table-row>
              <table:table-cell office:value-type="float" office:value="0.324341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43161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543335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659149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773346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888">
                <text:p>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00809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1239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2363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3527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4675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586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69592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8126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.9264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03333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14304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249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36108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47656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59155">
                <text:p/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.71414">
                <text:p/>
              </table:table-cell>
              <table:table-cell office:value-type="float" office:value="0.909673">
                <text:p>0.909673</text:p>
              </table:table-cell>
            </table:table-row>
            <table:table-row>
              <table:table-cell office:value-type="float" office:value="2.81516">
                <text:p/>
              </table:table-cell>
              <table:table-cell office:value-type="float" office:value="0.842056">
                <text:p>0.842056</text:p>
              </table:table-cell>
            </table:table-row>
            <table:table-row>
              <table:table-cell office:value-type="float" office:value="2.92642">
                <text:p/>
              </table:table-cell>
              <table:table-cell office:value-type="float" office:value="0.763934">
                <text:p>0.763934</text:p>
              </table:table-cell>
            </table:table-row>
            <table:table-row>
              <table:table-cell office:value-type="float" office:value="3.04355">
                <text:p/>
              </table:table-cell>
              <table:table-cell office:value-type="float" office:value="0.677696">
                <text:p>0.677696</text:p>
              </table:table-cell>
            </table:table-row>
            <table:table-row>
              <table:table-cell office:value-type="float" office:value="3.16071">
                <text:p/>
              </table:table-cell>
              <table:table-cell office:value-type="float" office:value="0.587718">
                <text:p>0.587718</text:p>
              </table:table-cell>
            </table:table-row>
            <table:table-row>
              <table:table-cell office:value-type="float" office:value="3.27768">
                <text:p/>
              </table:table-cell>
              <table:table-cell office:value-type="float" office:value="0.49487">
                <text:p>0.49487</text:p>
              </table:table-cell>
            </table:table-row>
            <table:table-row>
              <table:table-cell office:value-type="float" office:value="3.38916">
                <text:p/>
              </table:table-cell>
              <table:table-cell office:value-type="float" office:value="0.404347">
                <text:p>0.404347</text:p>
              </table:table-cell>
            </table:table-row>
            <table:table-row>
              <table:table-cell office:value-type="float" office:value="3.50467">
                <text:p/>
              </table:table-cell>
              <table:table-cell office:value-type="float" office:value="0.309279">
                <text:p>0.309279</text:p>
              </table:table-cell>
            </table:table-row>
            <table:table-row>
              <table:table-cell office:value-type="float" office:value="3.61862">
                <text:p/>
              </table:table-cell>
              <table:table-cell office:value-type="float" office:value="0.215236">
                <text:p>0.215236</text:p>
              </table:table-cell>
            </table:table-row>
            <table:table-row>
              <table:table-cell office:value-type="float" office:value="3.73401">
                <text:p/>
              </table:table-cell>
              <table:table-cell office:value-type="float" office:value="0.120717">
                <text:p>0.120717</text:p>
              </table:table-cell>
            </table:table-row>
            <table:table-row>
              <table:table-cell office:value-type="float" office:value="3.85095">
                <text:p/>
              </table:table-cell>
              <table:table-cell office:value-type="float" office:value="0.0266602">
                <text:p>0.0266602</text:p>
              </table:table-cell>
            </table:table-row>
            <table:table-row>
              <table:table-cell office:value-type="float" office:value="3.97339">
                <text:p/>
              </table:table-cell>
              <table:table-cell office:value-type="float" office:value="-0.0688797">
                <text:p>-0.0688797</text:p>
              </table:table-cell>
            </table:table-row>
            <table:table-row>
              <table:table-cell office:value-type="float" office:value="4.0863">
                <text:p/>
              </table:table-cell>
              <table:table-cell office:value-type="float" office:value="-0.153392">
                <text:p>-0.153392</text:p>
              </table:table-cell>
            </table:table-row>
            <table:table-row>
              <table:table-cell office:value-type="float" office:value="4.19568">
                <text:p/>
              </table:table-cell>
              <table:table-cell office:value-type="float" office:value="-0.231253">
                <text:p>-0.231253</text:p>
              </table:table-cell>
            </table:table-row>
            <table:table-row>
              <table:table-cell office:value-type="float" office:value="4.30753">
                <text:p/>
              </table:table-cell>
              <table:table-cell office:value-type="float" office:value="-0.306248">
                <text:p>-0.306248</text:p>
              </table:table-cell>
            </table:table-row>
            <table:table-row>
              <table:table-cell office:value-type="float" office:value="4.41702">
                <text:p/>
              </table:table-cell>
              <table:table-cell office:value-type="float" office:value="-0.37468">
                <text:p>-0.37468</text:p>
              </table:table-cell>
            </table:table-row>
            <table:table-row>
              <table:table-cell office:value-type="float" office:value="4.53113">
                <text:p/>
              </table:table-cell>
              <table:table-cell office:value-type="float" office:value="-0.44036">
                <text:p>-0.44036</text:p>
              </table:table-cell>
            </table:table-row>
            <table:table-row>
              <table:table-cell office:value-type="float" office:value="4.63931">
                <text:p/>
              </table:table-cell>
              <table:table-cell office:value-type="float" office:value="-0.497031">
                <text:p>-0.497031</text:p>
              </table:table-cell>
            </table:table-row>
            <table:table-row>
              <table:table-cell office:value-type="float" office:value="4.75629">
                <text:p/>
              </table:table-cell>
              <table:table-cell office:value-type="float" office:value="-0.551999">
                <text:p>-0.551999</text:p>
              </table:table-cell>
            </table:table-row>
            <table:table-row>
              <table:table-cell office:value-type="float" office:value="4.86688">
                <text:p/>
              </table:table-cell>
              <table:table-cell office:value-type="float" office:value="-0.597826">
                <text:p>-0.597826</text:p>
              </table:table-cell>
            </table:table-row>
            <table:table-row>
              <table:table-cell office:value-type="float" office:value="4.9873">
                <text:p/>
              </table:table-cell>
              <table:table-cell office:value-type="float" office:value="-0.64097">
                <text:p>-0.64097</text:p>
              </table:table-cell>
            </table:table-row>
            <table:table-row>
              <table:table-cell office:value-type="float" office:value="5.09988">
                <text:p>10</text:p>
              </table:table-cell>
              <table:table-cell office:value-type="float" office:value="-0.674927">
                <text:p>-0.674927</text:p>
              </table:table-cell>
            </table:table-row>
            <table:table-row>
              <table:table-cell office:value-type="float" office:value="5.21326">
                <text:p>10</text:p>
              </table:table-cell>
              <table:table-cell office:value-type="float" office:value="-0.703006">
                <text:p>-0.703006</text:p>
              </table:table-cell>
            </table:table-row>
            <table:table-row>
              <table:table-cell office:value-type="float" office:value="5.31607">
                <text:p>10</text:p>
              </table:table-cell>
              <table:table-cell office:value-type="float" office:value="-0.723322">
                <text:p>-0.723322</text:p>
              </table:table-cell>
            </table:table-row>
            <table:table-row>
              <table:table-cell office:value-type="float" office:value="5.42908">
                <text:p>10</text:p>
              </table:table-cell>
              <table:table-cell office:value-type="float" office:value="-0.740112">
                <text:p>-0.740112</text:p>
              </table:table-cell>
            </table:table-row>
            <table:table-row>
              <table:table-cell office:value-type="float" office:value="5.53278">
                <text:p>10</text:p>
              </table:table-cell>
              <table:table-cell office:value-type="float" office:value="-0.750627">
                <text:p>-0.750627</text:p>
              </table:table-cell>
            </table:table-row>
            <table:table-row>
              <table:table-cell office:value-type="float" office:value="5.64996">
                <text:p>10</text:p>
              </table:table-cell>
              <table:table-cell office:value-type="float" office:value="-0.75715">
                <text:p>-0.75715</text:p>
              </table:table-cell>
            </table:table-row>
            <table:table-row>
              <table:table-cell office:value-type="float" office:value="5.75098">
                <text:p>10</text:p>
              </table:table-cell>
              <table:table-cell office:value-type="float" office:value="-0.758405">
                <text:p>-0.758405</text:p>
              </table:table-cell>
            </table:table-row>
            <table:table-row>
              <table:table-cell office:value-type="float" office:value="5.86197">
                <text:p>10</text:p>
              </table:table-cell>
              <table:table-cell office:value-type="float" office:value="-0.755342">
                <text:p>-0.755342</text:p>
              </table:table-cell>
            </table:table-row>
            <table:table-row>
              <table:table-cell office:value-type="float" office:value="5.98721">
                <text:p>10</text:p>
              </table:table-cell>
              <table:table-cell office:value-type="float" office:value="-0.746599">
                <text:p>-0.746599</text:p>
              </table:table-cell>
            </table:table-row>
            <table:table-row>
              <table:table-cell office:value-type="float" office:value="6.10016">
                <text:p>10</text:p>
              </table:table-cell>
              <table:table-cell office:value-type="float" office:value="-0.734258">
                <text:p>-0.734258</text:p>
              </table:table-cell>
            </table:table-row>
            <table:table-row>
              <table:table-cell office:value-type="float" office:value="6.21384">
                <text:p>10</text:p>
              </table:table-cell>
              <table:table-cell office:value-type="float" office:value="-0.717856">
                <text:p>-0.717856</text:p>
              </table:table-cell>
            </table:table-row>
            <table:table-row>
              <table:table-cell office:value-type="float" office:value="6.32635">
                <text:p>10</text:p>
              </table:table-cell>
              <table:table-cell office:value-type="float" office:value="-0.697948">
                <text:p>-0.697948</text:p>
              </table:table-cell>
            </table:table-row>
            <table:table-row>
              <table:table-cell office:value-type="float" office:value="6.44147">
                <text:p>10</text:p>
              </table:table-cell>
              <table:table-cell office:value-type="float" office:value="-0.674075">
                <text:p>-0.674075</text:p>
              </table:table-cell>
            </table:table-row>
            <table:table-row>
              <table:table-cell office:value-type="float" office:value="6.55511">
                <text:p>10</text:p>
              </table:table-cell>
              <table:table-cell office:value-type="float" office:value="-0.647282">
                <text:p>-0.647282</text:p>
              </table:table-cell>
            </table:table-row>
            <table:table-row>
              <table:table-cell office:value-type="float" office:value="6.66">
                <text:p>10</text:p>
              </table:table-cell>
              <table:table-cell office:value-type="float" office:value="-0.619949">
                <text:p>-0.619949</text:p>
              </table:table-cell>
            </table:table-row>
            <table:table-row>
              <table:table-cell office:value-type="float" office:value="6.76172">
                <text:p>10</text:p>
              </table:table-cell>
              <table:table-cell office:value-type="float" office:value="-0.591257">
                <text:p>-0.591257</text:p>
              </table:table-cell>
            </table:table-row>
            <table:table-row>
              <table:table-cell office:value-type="float" office:value="6.86557">
                <text:p>10</text:p>
              </table:table-cell>
              <table:table-cell office:value-type="float" office:value="-0.559918">
                <text:p>-0.559918</text:p>
              </table:table-cell>
            </table:table-row>
            <table:table-row>
              <table:table-cell office:value-type="float" office:value="6.96841">
                <text:p>10</text:p>
              </table:table-cell>
              <table:table-cell office:value-type="float" office:value="-0.527032">
                <text:p>-0.527032</text:p>
              </table:table-cell>
            </table:table-row>
            <table:table-row>
              <table:table-cell office:value-type="float" office:value="7.08145">
                <text:p>10</text:p>
              </table:table-cell>
              <table:table-cell office:value-type="float" office:value="-0.488974">
                <text:p>-0.488974</text:p>
              </table:table-cell>
            </table:table-row>
            <table:table-row>
              <table:table-cell office:value-type="float" office:value="7.18265">
                <text:p>10</text:p>
              </table:table-cell>
              <table:table-cell office:value-type="float" office:value="-0.453296">
                <text:p>-0.453296</text:p>
              </table:table-cell>
            </table:table-row>
            <table:table-row>
              <table:table-cell office:value-type="float" office:value="7.29578">
                <text:p>10</text:p>
              </table:table-cell>
              <table:table-cell office:value-type="float" office:value="-0.411845">
                <text:p>-0.411845</text:p>
              </table:table-cell>
            </table:table-row>
            <table:table-row>
              <table:table-cell office:value-type="float" office:value="7.41492">
                <text:p>10</text:p>
              </table:table-cell>
              <table:table-cell office:value-type="float" office:value="-0.366568">
                <text:p>-0.366568</text:p>
              </table:table-cell>
            </table:table-row>
            <table:table-row>
              <table:table-cell office:value-type="float" office:value="7.52594">
                <text:p>10</text:p>
              </table:table-cell>
              <table:table-cell office:value-type="float" office:value="-0.323044">
                <text:p>-0.323044</text:p>
              </table:table-cell>
            </table:table-row>
            <table:table-row>
              <table:table-cell office:value-type="float" office:value="7.6366">
                <text:p>10</text:p>
              </table:table-cell>
              <table:table-cell office:value-type="float" office:value="-0.278522">
                <text:p>-0.278522</text:p>
              </table:table-cell>
            </table:table-row>
            <table:table-row>
              <table:table-cell office:value-type="float" office:value="7.7522">
                <text:p>10</text:p>
              </table:table-cell>
              <table:table-cell office:value-type="float" office:value="-0.230956">
                <text:p>-0.230956</text:p>
              </table:table-cell>
            </table:table-row>
            <table:table-row>
              <table:table-cell office:value-type="float" office:value="7.86319">
                <text:p>10</text:p>
              </table:table-cell>
              <table:table-cell office:value-type="float" office:value="-0.184351">
                <text:p>-0.184351</text:p>
              </table:table-cell>
            </table:table-row>
            <table:table-row>
              <table:table-cell office:value-type="float" office:value="7.98239">
                <text:p>10</text:p>
              </table:table-cell>
              <table:table-cell office:value-type="float" office:value="-0.133278">
                <text:p>-0.133278</text:p>
              </table:table-cell>
            </table:table-row>
            <table:table-row>
              <table:table-cell office:value-type="float" office:value="8.08957">
                <text:p>10</text:p>
              </table:table-cell>
              <table:table-cell office:value-type="float" office:value="-0.0869019">
                <text:p>-0.0869019</text:p>
              </table:table-cell>
            </table:table-row>
            <table:table-row>
              <table:table-cell office:value-type="float" office:value="8.20853">
                <text:p>10</text:p>
              </table:table-cell>
              <table:table-cell office:value-type="float" office:value="-0.0347168">
                <text:p>-0.0347168</text:p>
              </table:table-cell>
            </table:table-row>
            <table:table-row>
              <table:table-cell office:value-type="float" office:value="8.31851">
                <text:p>10</text:p>
              </table:table-cell>
              <table:table-cell office:value-type="float" office:value="0.0139847">
                <text:p>0.0139847</text:p>
              </table:table-cell>
            </table:table-row>
            <table:table-row>
              <table:table-cell office:value-type="float" office:value="8.43124">
                <text:p>10</text:p>
              </table:table-cell>
              <table:table-cell office:value-type="float" office:value="0.0642929">
                <text:p>0.0642929</text:p>
              </table:table-cell>
            </table:table-row>
            <table:table-row>
              <table:table-cell office:value-type="float" office:value="8.54465">
                <text:p>10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float" office:value="8.65662">
                <text:p>10</text:p>
              </table:table-cell>
              <table:table-cell office:value-type="float" office:value="0.165807">
                <text:p>0.165807</text:p>
              </table:table-cell>
            </table:table-row>
            <table:table-row>
              <table:table-cell office:value-type="float" office:value="8.77179">
                <text:p>10</text:p>
              </table:table-cell>
              <table:table-cell office:value-type="float" office:value="0.218028">
                <text:p>0.218028</text:p>
              </table:table-cell>
            </table:table-row>
            <table:table-row>
              <table:table-cell office:value-type="float" office:value="8.88574">
                <text:p>10</text:p>
              </table:table-cell>
              <table:table-cell office:value-type="float" office:value="0.269815">
                <text:p>0.269815</text:p>
              </table:table-cell>
            </table:table-row>
            <table:table-row>
              <table:table-cell office:value-type="float" office:value="9.00238">
                <text:p>10</text:p>
              </table:table-cell>
              <table:table-cell office:value-type="float" office:value="0.322948">
                <text:p>0.322948</text:p>
              </table:table-cell>
            </table:table-row>
            <table:table-row>
              <table:table-cell office:value-type="float" office:value="9.11401">
                <text:p>10</text:p>
              </table:table-cell>
              <table:table-cell office:value-type="float" office:value="0.373773">
                <text:p>0.373773</text:p>
              </table:table-cell>
            </table:table-row>
            <table:table-row>
              <table:table-cell office:value-type="float" office:value="9.22379">
                <text:p>10</text:p>
              </table:table-cell>
              <table:table-cell office:value-type="float" office:value="0.423747">
                <text:p>0.423747</text:p>
              </table:table-cell>
            </table:table-row>
            <table:table-row>
              <table:table-cell office:value-type="float" office:value="9.33606">
                <text:p>10</text:p>
              </table:table-cell>
              <table:table-cell office:value-type="float" office:value="0.474756">
                <text:p>0.474756</text:p>
              </table:table-cell>
            </table:table-row>
            <table:table-row>
              <table:table-cell office:value-type="float" office:value="9.44699">
                <text:p>10</text:p>
              </table:table-cell>
              <table:table-cell office:value-type="float" office:value="0.524959">
                <text:p>0.524959</text:p>
              </table:table-cell>
            </table:table-row>
            <table:table-row>
              <table:table-cell office:value-type="float" office:value="9.56628">
                <text:p>10</text:p>
              </table:table-cell>
              <table:table-cell office:value-type="float" office:value="0.578696">
                <text:p>0.578696</text:p>
              </table:table-cell>
            </table:table-row>
            <table:table-row>
              <table:table-cell office:value-type="float" office:value="9.67563">
                <text:p>10</text:p>
              </table:table-cell>
              <table:table-cell office:value-type="float" office:value="0.627539">
                <text:p>0.627539</text:p>
              </table:table-cell>
            </table:table-row>
            <table:table-row>
              <table:table-cell office:value-type="float" office:value="9.78937">
                <text:p>10</text:p>
              </table:table-cell>
              <table:table-cell office:value-type="float" office:value="0.677879">
                <text:p>0.677879</text:p>
              </table:table-cell>
            </table:table-row>
            <table:table-row>
              <table:table-cell office:value-type="float" office:value="9.89786">
                <text:p>10</text:p>
              </table:table-cell>
              <table:table-cell office:value-type="float" office:value="0.725258">
                <text:p>0.725258</text:p>
              </table:table-cell>
            </table:table-row>
            <table:table-row>
              <table:table-cell office:value-type="float" office:value="10.0129">
                <text:p>10</text:p>
              </table:table-cell>
              <table:table-cell office:value-type="float" office:value="0.774719">
                <text:p>0.774719</text:p>
              </table:table-cell>
            </table:table-row>
            <table:table-row>
              <table:table-cell office:value-type="float" office:value="10.1196">
                <text:p>10</text:p>
              </table:table-cell>
              <table:table-cell office:value-type="float" office:value="0.819594">
                <text:p>0.819594</text:p>
              </table:table-cell>
            </table:table-row>
            <table:table-row>
              <table:table-cell office:value-type="float" office:value="10.2337">
                <text:p>10</text:p>
              </table:table-cell>
              <table:table-cell office:value-type="float" office:value="0.866538">
                <text:p>0.866538</text:p>
              </table:table-cell>
            </table:table-row>
            <table:table-row>
              <table:table-cell office:value-type="float" office:value="10.3419">
                <text:p>10</text:p>
              </table:table-cell>
              <table:table-cell office:value-type="float" office:value="0.909801">
                <text:p>0.909801</text:p>
              </table:table-cell>
            </table:table-row>
            <table:table-row>
              <table:table-cell office:value-type="float" office:value="10.448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561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671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779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.8936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005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114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223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336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449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562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676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785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1.901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021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131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243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353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4633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57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6872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802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9035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016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128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2389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3528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4617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5721">
                <text:p>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3.6794">
                <text:p>10</text:p>
              </table:table-cell>
              <table:table-cell office:value-type="float" office:value="0.918658">
                <text:p>0.918658</text:p>
              </table:table-cell>
            </table:table-row>
            <table:table-row>
              <table:table-cell office:value-type="float" office:value="13.7859">
                <text:p>10</text:p>
              </table:table-cell>
              <table:table-cell office:value-type="float" office:value="0.857542">
                <text:p>0.857542</text:p>
              </table:table-cell>
            </table:table-row>
            <table:table-row>
              <table:table-cell office:value-type="float" office:value="13.8939">
                <text:p>10</text:p>
              </table:table-cell>
              <table:table-cell office:value-type="float" office:value="0.79135">
                <text:p>0.79135</text:p>
              </table:table-cell>
            </table:table-row>
            <table:table-row>
              <table:table-cell office:value-type="float" office:value="14.0034">
                <text:p>10</text:p>
              </table:table-cell>
              <table:table-cell office:value-type="float" office:value="0.720145">
                <text:p>0.720145</text:p>
              </table:table-cell>
            </table:table-row>
            <table:table-row>
              <table:table-cell office:value-type="float" office:value="14.1128">
                <text:p>10</text:p>
              </table:table-cell>
              <table:table-cell office:value-type="float" office:value="0.645122">
                <text:p>0.645122</text:p>
              </table:table-cell>
            </table:table-row>
            <table:table-row>
              <table:table-cell office:value-type="float" office:value="14.2209">
                <text:p>10</text:p>
              </table:table-cell>
              <table:table-cell office:value-type="float" office:value="0.567448">
                <text:p>0.567448</text:p>
              </table:table-cell>
            </table:table-row>
            <table:table-row>
              <table:table-cell office:value-type="float" office:value="14.3391">
                <text:p>10</text:p>
              </table:table-cell>
              <table:table-cell office:value-type="float" office:value="0.47921">
                <text:p>0.47921</text:p>
              </table:table-cell>
            </table:table-row>
            <table:table-row>
              <table:table-cell office:value-type="float" office:value="14.4491">
                <text:p>10</text:p>
              </table:table-cell>
              <table:table-cell office:value-type="float" office:value="0.394643">
                <text:p>0.394643</text:p>
              </table:table-cell>
            </table:table-row>
            <table:table-row>
              <table:table-cell office:value-type="float" office:value="14.5514">
                <text:p>10</text:p>
              </table:table-cell>
              <table:table-cell office:value-type="float" office:value="0.314662">
                <text:p>0.314662</text:p>
              </table:table-cell>
            </table:table-row>
            <table:table-row>
              <table:table-cell office:value-type="float" office:value="14.6629">
                <text:p>10</text:p>
              </table:table-cell>
              <table:table-cell office:value-type="float" office:value="0.226836">
                <text:p>0.226836</text:p>
              </table:table-cell>
            </table:table-row>
            <table:table-row>
              <table:table-cell office:value-type="float" office:value="14.7786">
                <text:p>10</text:p>
              </table:table-cell>
              <table:table-cell office:value-type="float" office:value="0.135942">
                <text:p>0.135942</text:p>
              </table:table-cell>
            </table:table-row>
            <table:table-row>
              <table:table-cell office:value-type="float" office:value="14.8929">
                <text:p>10</text:p>
              </table:table-cell>
              <table:table-cell office:value-type="float" office:value="0.0469803">
                <text:p>0.0469803</text:p>
              </table:table-cell>
            </table:table-row>
            <table:table-row>
              <table:table-cell office:value-type="float" office:value="15.0103">
                <text:p>20</text:p>
              </table:table-cell>
              <table:table-cell office:value-type="float" office:value="-0.0417435">
                <text:p>-0.0417435</text:p>
              </table:table-cell>
            </table:table-row>
            <table:table-row>
              <table:table-cell office:value-type="float" office:value="15.1212">
                <text:p>20</text:p>
              </table:table-cell>
              <table:table-cell office:value-type="float" office:value="-0.122699">
                <text:p>-0.122699</text:p>
              </table:table-cell>
            </table:table-row>
            <table:table-row>
              <table:table-cell office:value-type="float" office:value="15.2385">
                <text:p>20</text:p>
              </table:table-cell>
              <table:table-cell office:value-type="float" office:value="-0.204488">
                <text:p>-0.204488</text:p>
              </table:table-cell>
            </table:table-row>
            <table:table-row>
              <table:table-cell office:value-type="float" office:value="15.3527">
                <text:p>20</text:p>
              </table:table-cell>
              <table:table-cell office:value-type="float" office:value="-0.279698">
                <text:p>-0.279698</text:p>
              </table:table-cell>
            </table:table-row>
            <table:table-row>
              <table:table-cell office:value-type="float" office:value="15.4677">
                <text:p>20</text:p>
              </table:table-cell>
              <table:table-cell office:value-type="float" office:value="-0.350455">
                <text:p>-0.350455</text:p>
              </table:table-cell>
            </table:table-row>
            <table:table-row>
              <table:table-cell office:value-type="float" office:value="15.5772">
                <text:p>20</text:p>
              </table:table-cell>
              <table:table-cell office:value-type="float" office:value="-0.412766">
                <text:p>-0.412766</text:p>
              </table:table-cell>
            </table:table-row>
            <table:table-row>
              <table:table-cell office:value-type="float" office:value="15.6925">
                <text:p>20</text:p>
              </table:table-cell>
              <table:table-cell office:value-type="float" office:value="-0.472801">
                <text:p>-0.472801</text:p>
              </table:table-cell>
            </table:table-row>
            <table:table-row>
              <table:table-cell office:value-type="float" office:value="15.8076">
                <text:p>20</text:p>
              </table:table-cell>
              <table:table-cell office:value-type="float" office:value="-0.526744">
                <text:p>-0.526744</text:p>
              </table:table-cell>
            </table:table-row>
            <table:table-row>
              <table:table-cell office:value-type="float" office:value="15.9144">
                <text:p>20</text:p>
              </table:table-cell>
              <table:table-cell office:value-type="float" office:value="-0.571385">
                <text:p>-0.571385</text:p>
              </table:table-cell>
            </table:table-row>
            <table:table-row>
              <table:table-cell office:value-type="float" office:value="16.0247">
                <text:p>20</text:p>
              </table:table-cell>
              <table:table-cell office:value-type="float" office:value="-0.611938">
                <text:p>-0.611938</text:p>
              </table:table-cell>
            </table:table-row>
            <table:table-row>
              <table:table-cell office:value-type="float" office:value="16.129">
                <text:p>20</text:p>
              </table:table-cell>
              <table:table-cell office:value-type="float" office:value="-0.644994">
                <text:p>-0.644994</text:p>
              </table:table-cell>
            </table:table-row>
            <table:table-row>
              <table:table-cell office:value-type="float" office:value="16.2469">
                <text:p>20</text:p>
              </table:table-cell>
              <table:table-cell office:value-type="float" office:value="-0.676392">
                <text:p>-0.676392</text:p>
              </table:table-cell>
            </table:table-row>
            <table:table-row>
              <table:table-cell office:value-type="float" office:value="16.3578">
                <text:p>20</text:p>
              </table:table-cell>
              <table:table-cell office:value-type="float" office:value="-0.70015">
                <text:p>-0.70015</text:p>
              </table:table-cell>
            </table:table-row>
            <table:table-row>
              <table:table-cell office:value-type="float" office:value="16.4658">
                <text:p>20</text:p>
              </table:table-cell>
              <table:table-cell office:value-type="float" office:value="-0.718103">
                <text:p>-0.718103</text:p>
              </table:table-cell>
            </table:table-row>
            <table:table-row>
              <table:table-cell office:value-type="float" office:value="16.578">
                <text:p>20</text:p>
              </table:table-cell>
              <table:table-cell office:value-type="float" office:value="-0.731502">
                <text:p>-0.731502</text:p>
              </table:table-cell>
            </table:table-row>
            <table:table-row>
              <table:table-cell office:value-type="float" office:value="16.6893">
                <text:p>20</text:p>
              </table:table-cell>
              <table:table-cell office:value-type="float" office:value="-0.739691">
                <text:p>-0.739691</text:p>
              </table:table-cell>
            </table:table-row>
            <table:table-row>
              <table:table-cell office:value-type="float" office:value="16.8007">
                <text:p>20</text:p>
              </table:table-cell>
              <table:table-cell office:value-type="float" office:value="-0.743051">
                <text:p>-0.743051</text:p>
              </table:table-cell>
            </table:table-row>
            <table:table-row>
              <table:table-cell office:value-type="float" office:value="16.9159">
                <text:p>20</text:p>
              </table:table-cell>
              <table:table-cell office:value-type="float" office:value="-0.741641">
                <text:p>-0.741641</text:p>
              </table:table-cell>
            </table:table-row>
            <table:table-row>
              <table:table-cell office:value-type="float" office:value="17.0343">
                <text:p>20</text:p>
              </table:table-cell>
              <table:table-cell office:value-type="float" office:value="-0.73531">
                <text:p>-0.73531</text:p>
              </table:table-cell>
            </table:table-row>
            <table:table-row>
              <table:table-cell office:value-type="float" office:value="17.1468">
                <text:p>20</text:p>
              </table:table-cell>
              <table:table-cell office:value-type="float" office:value="-0.724924">
                <text:p>-0.724924</text:p>
              </table:table-cell>
            </table:table-row>
            <table:table-row>
              <table:table-cell office:value-type="float" office:value="17.2577">
                <text:p>20</text:p>
              </table:table-cell>
              <table:table-cell office:value-type="float" office:value="-0.710838">
                <text:p>-0.710838</text:p>
              </table:table-cell>
            </table:table-row>
            <table:table-row>
              <table:table-cell office:value-type="float" office:value="17.3679">
                <text:p>20</text:p>
              </table:table-cell>
              <table:table-cell office:value-type="float" office:value="-0.69326">
                <text:p>-0.69326</text:p>
              </table:table-cell>
            </table:table-row>
            <table:table-row>
              <table:table-cell office:value-type="float" office:value="17.4774">
                <text:p>20</text:p>
              </table:table-cell>
              <table:table-cell office:value-type="float" office:value="-0.672496">
                <text:p>-0.672496</text:p>
              </table:table-cell>
            </table:table-row>
            <table:table-row>
              <table:table-cell office:value-type="float" office:value="17.5846">
                <text:p>20</text:p>
              </table:table-cell>
              <table:table-cell office:value-type="float" office:value="-0.649219">
                <text:p>-0.649219</text:p>
              </table:table-cell>
            </table:table-row>
            <table:table-row>
              <table:table-cell office:value-type="float" office:value="17.6957">
                <text:p>20</text:p>
              </table:table-cell>
              <table:table-cell office:value-type="float" office:value="-0.622206">
                <text:p>-0.622206</text:p>
              </table:table-cell>
            </table:table-row>
            <table:table-row>
              <table:table-cell office:value-type="float" office:value="17.8068">
                <text:p>20</text:p>
              </table:table-cell>
              <table:table-cell office:value-type="float" office:value="-0.59247">
                <text:p>-0.59247</text:p>
              </table:table-cell>
            </table:table-row>
            <table:table-row>
              <table:table-cell office:value-type="float" office:value="17.9159">
                <text:p>20</text:p>
              </table:table-cell>
              <table:table-cell office:value-type="float" office:value="-0.560902">
                <text:p>-0.560902</text:p>
              </table:table-cell>
            </table:table-row>
            <table:table-row>
              <table:table-cell office:value-type="float" office:value="18.0303">
                <text:p>20</text:p>
              </table:table-cell>
              <table:table-cell office:value-type="float" office:value="-0.525366">
                <text:p>-0.525366</text:p>
              </table:table-cell>
            </table:table-row>
            <table:table-row>
              <table:table-cell office:value-type="float" office:value="18.1393">
                <text:p>20</text:p>
              </table:table-cell>
              <table:table-cell office:value-type="float" office:value="-0.489468">
                <text:p>-0.489468</text:p>
              </table:table-cell>
            </table:table-row>
            <table:table-row>
              <table:table-cell office:value-type="float" office:value="18.2476">
                <text:p>20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float" office:value="18.3597">
                <text:p>20</text:p>
              </table:table-cell>
              <table:table-cell office:value-type="float" office:value="-0.411456">
                <text:p>-0.411456</text:p>
              </table:table-cell>
            </table:table-row>
            <table:table-row>
              <table:table-cell office:value-type="float" office:value="18.4662">
                <text:p>20</text:p>
              </table:table-cell>
              <table:table-cell office:value-type="float" office:value="-0.371443">
                <text:p>-0.371443</text:p>
              </table:table-cell>
            </table:table-row>
            <table:table-row>
              <table:table-cell office:value-type="float" office:value="18.5815">
                <text:p>20</text:p>
              </table:table-cell>
              <table:table-cell office:value-type="float" office:value="-0.326601">
                <text:p>-0.326601</text:p>
              </table:table-cell>
            </table:table-row>
            <table:table-row>
              <table:table-cell office:value-type="float" office:value="18.6911">
                <text:p>20</text:p>
              </table:table-cell>
              <table:table-cell office:value-type="float" office:value="-0.282701">
                <text:p>-0.282701</text:p>
              </table:table-cell>
            </table:table-row>
            <table:table-row>
              <table:table-cell office:value-type="float" office:value="18.8043">
                <text:p>20</text:p>
              </table:table-cell>
              <table:table-cell office:value-type="float" office:value="-0.236183">
                <text:p>-0.236183</text:p>
              </table:table-cell>
            </table:table-row>
            <table:table-row>
              <table:table-cell office:value-type="float" office:value="18.9207">
                <text:p>20</text:p>
              </table:table-cell>
              <table:table-cell office:value-type="float" office:value="-0.187225">
                <text:p>-0.187225</text:p>
              </table:table-cell>
            </table:table-row>
            <table:table-row>
              <table:table-cell office:value-type="float" office:value="19.0277">
                <text:p>20</text:p>
              </table:table-cell>
              <table:table-cell office:value-type="float" office:value="-0.14127">
                <text:p>-0.14127</text:p>
              </table:table-cell>
            </table:table-row>
            <table:table-row>
              <table:table-cell office:value-type="float" office:value="19.1376">
                <text:p>20</text:p>
              </table:table-cell>
              <table:table-cell office:value-type="float" office:value="-0.0933518">
                <text:p>-0.0933518</text:p>
              </table:table-cell>
            </table:table-row>
            <table:table-row>
              <table:table-cell office:value-type="float" office:value="19.2445">
                <text:p>20</text:p>
              </table:table-cell>
              <table:table-cell office:value-type="float" office:value="-0.0460739">
                <text:p>-0.0460739</text:p>
              </table:table-cell>
            </table:table-row>
            <table:table-row>
              <table:table-cell office:value-type="float" office:value="19.3615">
                <text:p>20</text:p>
              </table:table-cell>
              <table:table-cell office:value-type="float" office:value="0.00640869">
                <text:p>0.00640869</text:p>
              </table:table-cell>
            </table:table-row>
            <table:table-row>
              <table:table-cell office:value-type="float" office:value="19.4716">
                <text:p>20</text:p>
              </table:table-cell>
              <table:table-cell office:value-type="float" office:value="0.0562912">
                <text:p>0.0562912</text:p>
              </table:table-cell>
            </table:table-row>
            <table:table-row>
              <table:table-cell office:value-type="float" office:value="19.582">
                <text:p>20</text:p>
              </table:table-cell>
              <table:table-cell office:value-type="float" office:value="0.10681">
                <text:p>0.10681</text:p>
              </table:table-cell>
            </table:table-row>
            <table:table-row>
              <table:table-cell office:value-type="float" office:value="19.6923">
                <text:p>20</text:p>
              </table:table-cell>
              <table:table-cell office:value-type="float" office:value="0.157686">
                <text:p>0.157686</text:p>
              </table:table-cell>
            </table:table-row>
            <table:table-row>
              <table:table-cell office:value-type="float" office:value="19.8094">
                <text:p>20</text:p>
              </table:table-cell>
              <table:table-cell office:value-type="float" office:value="0.212032">
                <text:p>0.212032</text:p>
              </table:table-cell>
            </table:table-row>
            <table:table-row>
              <table:table-cell office:value-type="float" office:value="19.9218">
                <text:p>20</text:p>
              </table:table-cell>
              <table:table-cell office:value-type="float" office:value="0.264496">
                <text:p>0.264496</text:p>
              </table:table-cell>
            </table:table-row>
            <table:table-row>
              <table:table-cell office:value-type="float" office:value="20.0241">
                <text:p>20</text:p>
              </table:table-cell>
              <table:table-cell office:value-type="float" office:value="0.312474">
                <text:p>0.312474</text:p>
              </table:table-cell>
            </table:table-row>
            <table:table-row>
              <table:table-cell office:value-type="float" office:value="20.1243">
                <text:p>20</text:p>
              </table:table-cell>
              <table:table-cell office:value-type="float" office:value="0.35956">
                <text:p>0.35956</text:p>
              </table:table-cell>
            </table:table-row>
            <table:table-row>
              <table:table-cell office:value-type="float" office:value="20.2346">
                <text:p>20</text:p>
              </table:table-cell>
              <table:table-cell office:value-type="float" office:value="0.411438">
                <text:p>0.411438</text:p>
              </table:table-cell>
            </table:table-row>
            <table:table-row>
              <table:table-cell office:value-type="float" office:value="20.3506">
                <text:p>20</text:p>
              </table:table-cell>
              <table:table-cell office:value-type="float" office:value="0.466058">
                <text:p>0.466058</text:p>
              </table:table-cell>
            </table:table-row>
            <table:table-row>
              <table:table-cell office:value-type="float" office:value="20.4597">
                <text:p>20</text:p>
              </table:table-cell>
              <table:table-cell office:value-type="float" office:value="0.517282">
                <text:p>0.517282</text:p>
              </table:table-cell>
            </table:table-row>
            <table:table-row>
              <table:table-cell office:value-type="float" office:value="20.57">
                <text:p>20</text:p>
              </table:table-cell>
              <table:table-cell office:value-type="float" office:value="0.569028">
                <text:p>0.569028</text:p>
              </table:table-cell>
            </table:table-row>
            <table:table-row>
              <table:table-cell office:value-type="float" office:value="20.6807">
                <text:p>20</text:p>
              </table:table-cell>
              <table:table-cell office:value-type="float" office:value="0.620732">
                <text:p>0.620732</text:p>
              </table:table-cell>
            </table:table-row>
            <table:table-row>
              <table:table-cell office:value-type="float" office:value="20.7949">
                <text:p>20</text:p>
              </table:table-cell>
              <table:table-cell office:value-type="float" office:value="0.673824">
                <text:p>0.673824</text:p>
              </table:table-cell>
            </table:table-row>
            <table:table-row>
              <table:table-cell office:value-type="float" office:value="20.9023">
                <text:p>20</text:p>
              </table:table-cell>
              <table:table-cell office:value-type="float" office:value="0.72323">
                <text:p>0.72323</text:p>
              </table:table-cell>
            </table:table-row>
            <table:table-row>
              <table:table-cell office:value-type="float" office:value="21.0132">
                <text:p>20</text:p>
              </table:table-cell>
              <table:table-cell office:value-type="float" office:value="0.773795">
                <text:p>0.773795</text:p>
              </table:table-cell>
            </table:table-row>
            <table:table-row>
              <table:table-cell office:value-type="float" office:value="21.128">
                <text:p>20</text:p>
              </table:table-cell>
              <table:table-cell office:value-type="float" office:value="0.825215">
                <text:p>0.825215</text:p>
              </table:table-cell>
            </table:table-row>
            <table:table-row>
              <table:table-cell office:value-type="float" office:value="21.2442">
                <text:p>20</text:p>
              </table:table-cell>
              <table:table-cell office:value-type="float" office:value="0.876242">
                <text:p>0.876242</text:p>
              </table:table-cell>
            </table:table-row>
            <table:table-row>
              <table:table-cell office:value-type="float" office:value="21.3578">
                <text:p>20</text:p>
              </table:table-cell>
              <table:table-cell office:value-type="float" office:value="0.924948">
                <text:p>0.924948</text:p>
              </table:table-cell>
            </table:table-row>
            <table:table-row>
              <table:table-cell office:value-type="float" office:value="21.473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584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6953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809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1.9185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018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123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230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348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461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5756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68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78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2.905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021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128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242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357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472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5808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68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792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3.9074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023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136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242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354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4667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5731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6912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8039">
                <text:p>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24.9208">
                <text:p>20</text:p>
              </table:table-cell>
              <table:table-cell office:value-type="float" office:value="0.93354">
                <text:p>0.93354</text:p>
              </table:table-cell>
            </table:table-row>
            <table:table-row>
              <table:table-cell office:value-type="float" office:value="25.0453">
                <text:p>30</text:p>
              </table:table-cell>
              <table:table-cell office:value-type="float" office:value="0.853615">
                <text:p>0.853615</text:p>
              </table:table-cell>
            </table:table-row>
            <table:table-row>
              <table:table-cell office:value-type="float" office:value="25.1585">
                <text:p>30</text:p>
              </table:table-cell>
              <table:table-cell office:value-type="float" office:value="0.776088">
                <text:p>0.776088</text:p>
              </table:table-cell>
            </table:table-row>
            <table:table-row>
              <table:table-cell office:value-type="float" office:value="25.2721">
                <text:p>30</text:p>
              </table:table-cell>
              <table:table-cell office:value-type="float" office:value="0.693613">
                <text:p>0.693613</text:p>
              </table:table-cell>
            </table:table-row>
            <table:table-row>
              <table:table-cell office:value-type="float" office:value="25.3831">
                <text:p>30</text:p>
              </table:table-cell>
              <table:table-cell office:value-type="float" office:value="0.608931">
                <text:p>0.608931</text:p>
              </table:table-cell>
            </table:table-row>
            <table:table-row>
              <table:table-cell office:value-type="float" office:value="25.4989">
                <text:p>30</text:p>
              </table:table-cell>
              <table:table-cell office:value-type="float" office:value="0.516628">
                <text:p>0.516628</text:p>
              </table:table-cell>
            </table:table-row>
            <table:table-row>
              <table:table-cell office:value-type="float" office:value="25.6132">
                <text:p>30</text:p>
              </table:table-cell>
              <table:table-cell office:value-type="float" office:value="0.422351">
                <text:p>0.422351</text:p>
              </table:table-cell>
            </table:table-row>
            <table:table-row>
              <table:table-cell office:value-type="float" office:value="25.7282">
                <text:p>30</text:p>
              </table:table-cell>
              <table:table-cell office:value-type="float" office:value="0.325177">
                <text:p>0.325177</text:p>
              </table:table-cell>
            </table:table-row>
            <table:table-row>
              <table:table-cell office:value-type="float" office:value="25.8457">
                <text:p>30</text:p>
              </table:table-cell>
              <table:table-cell office:value-type="float" office:value="0.224529">
                <text:p>0.224529</text:p>
              </table:table-cell>
            </table:table-row>
            <table:table-row>
              <table:table-cell office:value-type="float" office:value="25.9593">
                <text:p>30</text:p>
              </table:table-cell>
              <table:table-cell office:value-type="float" office:value="0.126997">
                <text:p>0.126997</text:p>
              </table:table-cell>
            </table:table-row>
            <table:table-row>
              <table:table-cell office:value-type="float" office:value="26.0765">
                <text:p>30</text:p>
              </table:table-cell>
              <table:table-cell office:value-type="float" office:value="0.027356">
                <text:p>0.027356</text:p>
              </table:table-cell>
            </table:table-row>
            <table:table-row>
              <table:table-cell office:value-type="float" office:value="26.1869">
                <text:p>30</text:p>
              </table:table-cell>
              <table:table-cell office:value-type="float" office:value="-0.0643845">
                <text:p>-0.0643845</text:p>
              </table:table-cell>
            </table:table-row>
            <table:table-row>
              <table:table-cell office:value-type="float" office:value="26.295">
                <text:p>30</text:p>
              </table:table-cell>
              <table:table-cell office:value-type="float" office:value="-0.151657">
                <text:p>-0.151657</text:p>
              </table:table-cell>
            </table:table-row>
            <table:table-row>
              <table:table-cell office:value-type="float" office:value="26.4117">
                <text:p>30</text:p>
              </table:table-cell>
              <table:table-cell office:value-type="float" office:value="-0.242006">
                <text:p>-0.242006</text:p>
              </table:table-cell>
            </table:table-row>
            <table:table-row>
              <table:table-cell office:value-type="float" office:value="26.5226">
                <text:p>30</text:p>
              </table:table-cell>
              <table:table-cell office:value-type="float" office:value="-0.323378">
                <text:p>-0.323378</text:p>
              </table:table-cell>
            </table:table-row>
            <table:table-row>
              <table:table-cell office:value-type="float" office:value="26.6226">
                <text:p>30</text:p>
              </table:table-cell>
              <table:table-cell office:value-type="float" office:value="-0.392642">
                <text:p>-0.392642</text:p>
              </table:table-cell>
            </table:table-row>
            <table:table-row>
              <table:table-cell office:value-type="float" office:value="26.7335">
                <text:p>30</text:p>
              </table:table-cell>
              <table:table-cell office:value-type="float" office:value="-0.464507">
                <text:p>-0.464507</text:p>
              </table:table-cell>
            </table:table-row>
            <table:table-row>
              <table:table-cell office:value-type="float" office:value="26.8455">
                <text:p>30</text:p>
              </table:table-cell>
              <table:table-cell office:value-type="float" office:value="-0.531152">
                <text:p>-0.531152</text:p>
              </table:table-cell>
            </table:table-row>
            <table:table-row>
              <table:table-cell office:value-type="float" office:value="26.9606">
                <text:p>30</text:p>
              </table:table-cell>
              <table:table-cell office:value-type="float" office:value="-0.593376">
                <text:p>-0.593376</text:p>
              </table:table-cell>
            </table:table-row>
            <table:table-row>
              <table:table-cell office:value-type="float" office:value="27.0711">
                <text:p>30</text:p>
              </table:table-cell>
              <table:table-cell office:value-type="float" office:value="-0.647058">
                <text:p>-0.647058</text:p>
              </table:table-cell>
            </table:table-row>
            <table:table-row>
              <table:table-cell office:value-type="float" office:value="27.1872">
                <text:p>30</text:p>
              </table:table-cell>
              <table:table-cell office:value-type="float" office:value="-0.696721">
                <text:p>-0.696721</text:p>
              </table:table-cell>
            </table:table-row>
            <table:table-row>
              <table:table-cell office:value-type="float" office:value="27.2954">
                <text:p>30</text:p>
              </table:table-cell>
              <table:table-cell office:value-type="float" office:value="-0.736867">
                <text:p>-0.736867</text:p>
              </table:table-cell>
            </table:table-row>
            <table:table-row>
              <table:table-cell office:value-type="float" office:value="27.4054">
                <text:p>30</text:p>
              </table:table-cell>
              <table:table-cell office:value-type="float" office:value="-0.771753">
                <text:p>-0.771753</text:p>
              </table:table-cell>
            </table:table-row>
            <table:table-row>
              <table:table-cell office:value-type="float" office:value="27.517">
                <text:p>30</text:p>
              </table:table-cell>
              <table:table-cell office:value-type="float" office:value="-0.801173">
                <text:p>-0.801173</text:p>
              </table:table-cell>
            </table:table-row>
            <table:table-row>
              <table:table-cell office:value-type="float" office:value="27.6375">
                <text:p>30</text:p>
              </table:table-cell>
              <table:table-cell office:value-type="float" office:value="-0.826263">
                <text:p>-0.826263</text:p>
              </table:table-cell>
            </table:table-row>
            <table:table-row>
              <table:table-cell office:value-type="float" office:value="27.7471">
                <text:p>30</text:p>
              </table:table-cell>
              <table:table-cell office:value-type="float" office:value="-0.843311">
                <text:p>-0.843311</text:p>
              </table:table-cell>
            </table:table-row>
            <table:table-row>
              <table:table-cell office:value-type="float" office:value="27.8665">
                <text:p>30</text:p>
              </table:table-cell>
              <table:table-cell office:value-type="float" office:value="-0.855821">
                <text:p>-0.855821</text:p>
              </table:table-cell>
            </table:table-row>
            <table:table-row>
              <table:table-cell office:value-type="float" office:value="27.9785">
                <text:p>30</text:p>
              </table:table-cell>
              <table:table-cell office:value-type="float" office:value="-0.862125">
                <text:p>-0.862125</text:p>
              </table:table-cell>
            </table:table-row>
            <table:table-row>
              <table:table-cell office:value-type="float" office:value="28.0915">
                <text:p>30</text:p>
              </table:table-cell>
              <table:table-cell office:value-type="float" office:value="-0.863411">
                <text:p>-0.863411</text:p>
              </table:table-cell>
            </table:table-row>
            <table:table-row>
              <table:table-cell office:value-type="float" office:value="28.205">
                <text:p>30</text:p>
              </table:table-cell>
              <table:table-cell office:value-type="float" office:value="-0.859799">
                <text:p>-0.859799</text:p>
              </table:table-cell>
            </table:table-row>
            <table:table-row>
              <table:table-cell office:value-type="float" office:value="28.3134">
                <text:p>30</text:p>
              </table:table-cell>
              <table:table-cell office:value-type="float" office:value="-0.852049">
                <text:p>-0.852049</text:p>
              </table:table-cell>
            </table:table-row>
            <table:table-row>
              <table:table-cell office:value-type="float" office:value="28.4276">
                <text:p>30</text:p>
              </table:table-cell>
              <table:table-cell office:value-type="float" office:value="-0.839616">
                <text:p>-0.839616</text:p>
              </table:table-cell>
            </table:table-row>
            <table:table-row>
              <table:table-cell office:value-type="float" office:value="28.5372">
                <text:p>30</text:p>
              </table:table-cell>
              <table:table-cell office:value-type="float" office:value="-0.823842">
                <text:p>-0.823842</text:p>
              </table:table-cell>
            </table:table-row>
            <table:table-row>
              <table:table-cell office:value-type="float" office:value="28.6476">
                <text:p>30</text:p>
              </table:table-cell>
              <table:table-cell office:value-type="float" office:value="-0.80435">
                <text:p>-0.80435</text:p>
              </table:table-cell>
            </table:table-row>
            <table:table-row>
              <table:table-cell office:value-type="float" office:value="28.7552">
                <text:p>30</text:p>
              </table:table-cell>
              <table:table-cell office:value-type="float" office:value="-0.78219">
                <text:p>-0.78219</text:p>
              </table:table-cell>
            </table:table-row>
            <table:table-row>
              <table:table-cell office:value-type="float" office:value="28.867">
                <text:p>30</text:p>
              </table:table-cell>
              <table:table-cell office:value-type="float" office:value="-0.756033">
                <text:p>-0.756033</text:p>
              </table:table-cell>
            </table:table-row>
            <table:table-row>
              <table:table-cell office:value-type="float" office:value="28.9734">
                <text:p>30</text:p>
              </table:table-cell>
              <table:table-cell office:value-type="float" office:value="-0.728444">
                <text:p>-0.728444</text:p>
              </table:table-cell>
            </table:table-row>
            <table:table-row>
              <table:table-cell office:value-type="float" office:value="29.1119">
                <text:p>30</text:p>
              </table:table-cell>
              <table:table-cell office:value-type="float" office:value="-0.688673">
                <text:p>-0.688673</text:p>
              </table:table-cell>
            </table:table-row>
            <table:table-row>
              <table:table-cell office:value-type="float" office:value="29.2189">
                <text:p>30</text:p>
              </table:table-cell>
              <table:table-cell office:value-type="float" office:value="-0.655559">
                <text:p>-0.655559</text:p>
              </table:table-cell>
            </table:table-row>
            <table:table-row>
              <table:table-cell office:value-type="float" office:value="29.3306">
                <text:p>30</text:p>
              </table:table-cell>
              <table:table-cell office:value-type="float" office:value="-0.618814">
                <text:p>-0.618814</text:p>
              </table:table-cell>
            </table:table-row>
            <table:table-row>
              <table:table-cell office:value-type="float" office:value="29.4446">
                <text:p>30</text:p>
              </table:table-cell>
              <table:table-cell office:value-type="float" office:value="-0.579176">
                <text:p>-0.579176</text:p>
              </table:table-cell>
            </table:table-row>
            <table:table-row>
              <table:table-cell office:value-type="float" office:value="29.5594">
                <text:p>30</text:p>
              </table:table-cell>
              <table:table-cell office:value-type="float" office:value="-0.537318">
                <text:p>-0.537318</text:p>
              </table:table-cell>
            </table:table-row>
            <table:table-row>
              <table:table-cell office:value-type="float" office:value="29.6652">
                <text:p>30</text:p>
              </table:table-cell>
              <table:table-cell office:value-type="float" office:value="-0.49726">
                <text:p>-0.49726</text:p>
              </table:table-cell>
            </table:table-row>
            <table:table-row>
              <table:table-cell office:value-type="float" office:value="29.7808">
                <text:p>30</text:p>
              </table:table-cell>
              <table:table-cell office:value-type="float" office:value="-0.451918">
                <text:p>-0.451918</text:p>
              </table:table-cell>
            </table:table-row>
            <table:table-row>
              <table:table-cell office:value-type="float" office:value="29.8903">
                <text:p>30</text:p>
              </table:table-cell>
              <table:table-cell office:value-type="float" office:value="-0.407634">
                <text:p>-0.407634</text:p>
              </table:table-cell>
            </table:table-row>
            <table:table-row>
              <table:table-cell office:value-type="float" office:value="29.9915">
                <text:p>30</text:p>
              </table:table-cell>
              <table:table-cell office:value-type="float" office:value="-0.365634">
                <text:p>-0.365634</text:p>
              </table:table-cell>
            </table:table-row>
            <table:table-row>
              <table:table-cell office:value-type="float" office:value="30.107">
                <text:p>30</text:p>
              </table:table-cell>
              <table:table-cell office:value-type="float" office:value="-0.316608">
                <text:p>-0.316608</text:p>
              </table:table-cell>
            </table:table-row>
            <table:table-row>
              <table:table-cell office:value-type="float" office:value="30.2157">
                <text:p>30</text:p>
              </table:table-cell>
              <table:table-cell office:value-type="float" office:value="-0.269545">
                <text:p>-0.269545</text:p>
              </table:table-cell>
            </table:table-row>
            <table:table-row>
              <table:table-cell office:value-type="float" office:value="30.3292">
                <text:p>30</text:p>
              </table:table-cell>
              <table:table-cell office:value-type="float" office:value="-0.219576">
                <text:p>-0.219576</text:p>
              </table:table-cell>
            </table:table-row>
            <table:table-row>
              <table:table-cell office:value-type="float" office:value="30.4445">
                <text:p>30</text:p>
              </table:table-cell>
              <table:table-cell office:value-type="float" office:value="-0.167986">
                <text:p>-0.167986</text:p>
              </table:table-cell>
            </table:table-row>
            <table:table-row>
              <table:table-cell office:value-type="float" office:value="30.5536">
                <text:p>30</text:p>
              </table:table-cell>
              <table:table-cell office:value-type="float" office:value="-0.118552">
                <text:p>-0.118552</text:p>
              </table:table-cell>
            </table:table-row>
            <table:table-row>
              <table:table-cell office:value-type="float" office:value="30.6653">
                <text:p>30</text:p>
              </table:table-cell>
              <table:table-cell office:value-type="float" office:value="-0.0673737">
                <text:p>-0.0673737</text:p>
              </table:table-cell>
            </table:table-row>
            <table:table-row>
              <table:table-cell office:value-type="float" office:value="30.7734">
                <text:p>30</text:p>
              </table:table-cell>
              <table:table-cell office:value-type="float" office:value="-0.0173904">
                <text:p>-0.0173904</text:p>
              </table:table-cell>
            </table:table-row>
            <table:table-row>
              <table:table-cell office:value-type="float" office:value="30.8841">
                <text:p>30</text:p>
              </table:table-cell>
              <table:table-cell office:value-type="float" office:value="0.0341858">
                <text:p>0.0341858</text:p>
              </table:table-cell>
            </table:table-row>
            <table:table-row>
              <table:table-cell office:value-type="float" office:value="30.9955">
                <text:p>30</text:p>
              </table:table-cell>
              <table:table-cell office:value-type="float" office:value="0.0864212">
                <text:p>0.0864212</text:p>
              </table:table-cell>
            </table:table-row>
            <table:table-row>
              <table:table-cell office:value-type="float" office:value="31.114">
                <text:p>30</text:p>
              </table:table-cell>
              <table:table-cell office:value-type="float" office:value="0.142323">
                <text:p>0.142323</text:p>
              </table:table-cell>
            </table:table-row>
            <table:table-row>
              <table:table-cell office:value-type="float" office:value="31.2283">
                <text:p>30</text:p>
              </table:table-cell>
              <table:table-cell office:value-type="float" office:value="0.196436">
                <text:p>0.196436</text:p>
              </table:table-cell>
            </table:table-row>
            <table:table-row>
              <table:table-cell office:value-type="float" office:value="31.3353">
                <text:p>30</text:p>
              </table:table-cell>
              <table:table-cell office:value-type="float" office:value="0.247215">
                <text:p>0.247215</text:p>
              </table:table-cell>
            </table:table-row>
            <table:table-row>
              <table:table-cell office:value-type="float" office:value="31.4476">
                <text:p>30</text:p>
              </table:table-cell>
              <table:table-cell office:value-type="float" office:value="0.300609">
                <text:p>0.300609</text:p>
              </table:table-cell>
            </table:table-row>
            <table:table-row>
              <table:table-cell office:value-type="float" office:value="31.5556">
                <text:p>30</text:p>
              </table:table-cell>
              <table:table-cell office:value-type="float" office:value="0.351993">
                <text:p>0.351993</text:p>
              </table:table-cell>
            </table:table-row>
            <table:table-row>
              <table:table-cell office:value-type="float" office:value="31.6559">
                <text:p>30</text:p>
              </table:table-cell>
              <table:table-cell office:value-type="float" office:value="0.399719">
                <text:p>0.399719</text:p>
              </table:table-cell>
            </table:table-row>
            <table:table-row>
              <table:table-cell office:value-type="float" office:value="31.7639">
                <text:p>30</text:p>
              </table:table-cell>
              <table:table-cell office:value-type="float" office:value="0.451048">
                <text:p>0.451048</text:p>
              </table:table-cell>
            </table:table-row>
            <table:table-row>
              <table:table-cell office:value-type="float" office:value="31.8755">
                <text:p>30</text:p>
              </table:table-cell>
              <table:table-cell office:value-type="float" office:value="0.503975">
                <text:p>0.503975</text:p>
              </table:table-cell>
            </table:table-row>
            <table:table-row>
              <table:table-cell office:value-type="float" office:value="31.9933">
                <text:p>30</text:p>
              </table:table-cell>
              <table:table-cell office:value-type="float" office:value="0.559721">
                <text:p>0.559721</text:p>
              </table:table-cell>
            </table:table-row>
            <table:table-row>
              <table:table-cell office:value-type="float" office:value="32.1031">
                <text:p>30</text:p>
              </table:table-cell>
              <table:table-cell office:value-type="float" office:value="0.611485">
                <text:p>0.611485</text:p>
              </table:table-cell>
            </table:table-row>
            <table:table-row>
              <table:table-cell office:value-type="float" office:value="32.2202">
                <text:p>30</text:p>
              </table:table-cell>
              <table:table-cell office:value-type="float" office:value="0.666202">
                <text:p>0.666202</text:p>
              </table:table-cell>
            </table:table-row>
            <table:table-row>
              <table:table-cell office:value-type="float" office:value="32.3346">
                <text:p>30</text:p>
              </table:table-cell>
              <table:table-cell office:value-type="float" office:value="0.71911">
                <text:p>0.71911</text:p>
              </table:table-cell>
            </table:table-row>
            <table:table-row>
              <table:table-cell office:value-type="float" office:value="32.4474">
                <text:p>30</text:p>
              </table:table-cell>
              <table:table-cell office:value-type="float" office:value="0.770613">
                <text:p>0.770613</text:p>
              </table:table-cell>
            </table:table-row>
            <table:table-row>
              <table:table-cell office:value-type="float" office:value="32.5638">
                <text:p>30</text:p>
              </table:table-cell>
              <table:table-cell office:value-type="float" office:value="0.822958">
                <text:p>0.822958</text:p>
              </table:table-cell>
            </table:table-row>
            <table:table-row>
              <table:table-cell office:value-type="float" office:value="32.6811">
                <text:p>30</text:p>
              </table:table-cell>
              <table:table-cell office:value-type="float" office:value="0.87458">
                <text:p>0.87458</text:p>
              </table:table-cell>
            </table:table-row>
            <table:table-row>
              <table:table-cell office:value-type="float" office:value="32.799">
                <text:p>30</text:p>
              </table:table-cell>
              <table:table-cell office:value-type="float" office:value="0.925282">
                <text:p>0.925282</text:p>
              </table:table-cell>
            </table:table-row>
            <table:table-row>
              <table:table-cell office:value-type="float" office:value="32.912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0307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144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260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36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484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593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707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822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3.939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041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159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2739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3906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505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6214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7368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8513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4.9542">
                <text:p>3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055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178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292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4077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519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6316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7404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854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5.965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083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192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305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6.4187">
                <text:p>40</text:p>
              </table:table-cell>
              <table:table-cell office:value-type="float" office:value="0.908171">
                <text:p>0.908171</text:p>
              </table:table-cell>
            </table:table-row>
            <table:table-row>
              <table:table-cell office:value-type="float" office:value="36.5375">
                <text:p>40</text:p>
              </table:table-cell>
              <table:table-cell office:value-type="float" office:value="0.828529">
                <text:p>0.828529</text:p>
              </table:table-cell>
            </table:table-row>
            <table:table-row>
              <table:table-cell office:value-type="float" office:value="36.6546">
                <text:p>40</text:p>
              </table:table-cell>
              <table:table-cell office:value-type="float" office:value="0.744612">
                <text:p>0.744612</text:p>
              </table:table-cell>
            </table:table-row>
            <table:table-row>
              <table:table-cell office:value-type="float" office:value="36.772">
                <text:p>40</text:p>
              </table:table-cell>
              <table:table-cell office:value-type="float" office:value="0.65555">
                <text:p>0.65555</text:p>
              </table:table-cell>
            </table:table-row>
            <table:table-row>
              <table:table-cell office:value-type="float" office:value="36.8922">
                <text:p>40</text:p>
              </table:table-cell>
              <table:table-cell office:value-type="float" office:value="0.559703">
                <text:p>0.559703</text:p>
              </table:table-cell>
            </table:table-row>
            <table:table-row>
              <table:table-cell office:value-type="float" office:value="37.0108">
                <text:p>40</text:p>
              </table:table-cell>
              <table:table-cell office:value-type="float" office:value="0.461353">
                <text:p>0.461353</text:p>
              </table:table-cell>
            </table:table-row>
            <table:table-row>
              <table:table-cell office:value-type="float" office:value="37.1125">
                <text:p>40</text:p>
              </table:table-cell>
              <table:table-cell office:value-type="float" office:value="0.374707">
                <text:p>0.374707</text:p>
              </table:table-cell>
            </table:table-row>
            <table:table-row>
              <table:table-cell office:value-type="float" office:value="37.217">
                <text:p>40</text:p>
              </table:table-cell>
              <table:table-cell office:value-type="float" office:value="0.284331">
                <text:p>0.284331</text:p>
              </table:table-cell>
            </table:table-row>
            <table:table-row>
              <table:table-cell office:value-type="float" office:value="37.3297">
                <text:p>40</text:p>
              </table:table-cell>
              <table:table-cell office:value-type="float" office:value="0.186218">
                <text:p>0.186218</text:p>
              </table:table-cell>
            </table:table-row>
            <table:table-row>
              <table:table-cell office:value-type="float" office:value="37.4422">
                <text:p>40</text:p>
              </table:table-cell>
              <table:table-cell office:value-type="float" office:value="0.0885544">
                <text:p>0.0885544</text:p>
              </table:table-cell>
            </table:table-row>
            <table:table-row>
              <table:table-cell office:value-type="float" office:value="37.5529">
                <text:p>40</text:p>
              </table:table-cell>
              <table:table-cell office:value-type="float" office:value="-0.00618896">
                <text:p>-0.00618896</text:p>
              </table:table-cell>
            </table:table-row>
            <table:table-row>
              <table:table-cell office:value-type="float" office:value="37.666">
                <text:p>40</text:p>
              </table:table-cell>
              <table:table-cell office:value-type="float" office:value="-0.100795">
                <text:p>-0.100795</text:p>
              </table:table-cell>
            </table:table-row>
            <table:table-row>
              <table:table-cell office:value-type="float" office:value="37.7813">
                <text:p>40</text:p>
              </table:table-cell>
              <table:table-cell office:value-type="float" office:value="-0.194046">
                <text:p>-0.194046</text:p>
              </table:table-cell>
            </table:table-row>
            <table:table-row>
              <table:table-cell office:value-type="float" office:value="37.8948">
                <text:p>40</text:p>
              </table:table-cell>
              <table:table-cell office:value-type="float" office:value="-0.281593">
                <text:p>-0.281593</text:p>
              </table:table-cell>
            </table:table-row>
            <table:table-row>
              <table:table-cell office:value-type="float" office:value="38.0111">
                <text:p>40</text:p>
              </table:table-cell>
              <table:table-cell office:value-type="float" office:value="-0.366412">
                <text:p>-0.366412</text:p>
              </table:table-cell>
            </table:table-row>
            <table:table-row>
              <table:table-cell office:value-type="float" office:value="38.125">
                <text:p>40</text:p>
              </table:table-cell>
              <table:table-cell office:value-type="float" office:value="-0.444081">
                <text:p>-0.444081</text:p>
              </table:table-cell>
            </table:table-row>
            <table:table-row>
              <table:table-cell office:value-type="float" office:value="38.2407">
                <text:p>40</text:p>
              </table:table-cell>
              <table:table-cell office:value-type="float" office:value="-0.516989">
                <text:p>-0.516989</text:p>
              </table:table-cell>
            </table:table-row>
            <table:table-row>
              <table:table-cell office:value-type="float" office:value="38.3552">
                <text:p>40</text:p>
              </table:table-cell>
              <table:table-cell office:value-type="float" office:value="-0.582903">
                <text:p>-0.582903</text:p>
              </table:table-cell>
            </table:table-row>
            <table:table-row>
              <table:table-cell office:value-type="float" office:value="38.4628">
                <text:p>40</text:p>
              </table:table-cell>
              <table:table-cell office:value-type="float" office:value="-0.639011">
                <text:p>-0.639011</text:p>
              </table:table-cell>
            </table:table-row>
            <table:table-row>
              <table:table-cell office:value-type="float" office:value="38.5791">
                <text:p>40</text:p>
              </table:table-cell>
              <table:table-cell office:value-type="float" office:value="-0.693027">
                <text:p>-0.693027</text:p>
              </table:table-cell>
            </table:table-row>
            <table:table-row>
              <table:table-cell office:value-type="float" office:value="38.6794">
                <text:p>40</text:p>
              </table:table-cell>
              <table:table-cell office:value-type="float" office:value="-0.734148">
                <text:p>-0.734148</text:p>
              </table:table-cell>
            </table:table-row>
            <table:table-row>
              <table:table-cell office:value-type="float" office:value="38.7947">
                <text:p>40</text:p>
              </table:table-cell>
              <table:table-cell office:value-type="float" office:value="-0.775172">
                <text:p>-0.775172</text:p>
              </table:table-cell>
            </table:table-row>
            <table:table-row>
              <table:table-cell office:value-type="float" office:value="38.91">
                <text:p>40</text:p>
              </table:table-cell>
              <table:table-cell office:value-type="float" office:value="-0.809569">
                <text:p>-0.809569</text:p>
              </table:table-cell>
            </table:table-row>
            <table:table-row>
              <table:table-cell office:value-type="float" office:value="39.0217">
                <text:p>40</text:p>
              </table:table-cell>
              <table:table-cell office:value-type="float" office:value="-0.8367">
                <text:p>-0.8367</text:p>
              </table:table-cell>
            </table:table-row>
            <table:table-row>
              <table:table-cell office:value-type="float" office:value="39.1451">
                <text:p>40</text:p>
              </table:table-cell>
              <table:table-cell office:value-type="float" office:value="-0.859882">
                <text:p>-0.859882</text:p>
              </table:table-cell>
            </table:table-row>
            <table:table-row>
              <table:table-cell office:value-type="float" office:value="39.2556">
                <text:p>40</text:p>
              </table:table-cell>
              <table:table-cell office:value-type="float" office:value="-0.874759">
                <text:p>-0.874759</text:p>
              </table:table-cell>
            </table:table-row>
            <table:table-row>
              <table:table-cell office:value-type="float" office:value="39.3691">
                <text:p>40</text:p>
              </table:table-cell>
              <table:table-cell office:value-type="float" office:value="-0.884518">
                <text:p>-0.884518</text:p>
              </table:table-cell>
            </table:table-row>
            <table:table-row>
              <table:table-cell office:value-type="float" office:value="39.486">
                <text:p>40</text:p>
              </table:table-cell>
              <table:table-cell office:value-type="float" office:value="-0.88895">
                <text:p>-0.88895</text:p>
              </table:table-cell>
            </table:table-row>
            <table:table-row>
              <table:table-cell office:value-type="float" office:value="39.5996">
                <text:p>40</text:p>
              </table:table-cell>
              <table:table-cell office:value-type="float" office:value="-0.888094">
                <text:p>-0.888094</text:p>
              </table:table-cell>
            </table:table-row>
            <table:table-row>
              <table:table-cell office:value-type="float" office:value="39.7007">
                <text:p>40</text:p>
              </table:table-cell>
              <table:table-cell office:value-type="float" office:value="-0.883232">
                <text:p>-0.883232</text:p>
              </table:table-cell>
            </table:table-row>
            <table:table-row>
              <table:table-cell office:value-type="float" office:value="39.8127">
                <text:p>40</text:p>
              </table:table-cell>
              <table:table-cell office:value-type="float" office:value="-0.873692">
                <text:p>-0.873692</text:p>
              </table:table-cell>
            </table:table-row>
            <table:table-row>
              <table:table-cell office:value-type="float" office:value="39.9326">
                <text:p>40</text:p>
              </table:table-cell>
              <table:table-cell office:value-type="float" office:value="-0.858838">
                <text:p>-0.858838</text:p>
              </table:table-cell>
            </table:table-row>
            <table:table-row>
              <table:table-cell office:value-type="float" office:value="40.0359">
                <text:p>40</text:p>
              </table:table-cell>
              <table:table-cell office:value-type="float" office:value="-0.842519">
                <text:p>-0.842519</text:p>
              </table:table-cell>
            </table:table-row>
            <table:table-row>
              <table:table-cell office:value-type="float" office:value="40.154">
                <text:p>40</text:p>
              </table:table-cell>
              <table:table-cell office:value-type="float" office:value="-0.820088">
                <text:p>-0.820088</text:p>
              </table:table-cell>
            </table:table-row>
            <table:table-row>
              <table:table-cell office:value-type="float" office:value="40.2668">
                <text:p>40</text:p>
              </table:table-cell>
              <table:table-cell office:value-type="float" office:value="-0.795218">
                <text:p>-0.795218</text:p>
              </table:table-cell>
            </table:table-row>
            <table:table-row>
              <table:table-cell office:value-type="float" office:value="40.3826">
                <text:p>40</text:p>
              </table:table-cell>
              <table:table-cell office:value-type="float" office:value="-0.766438">
                <text:p>-0.766438</text:p>
              </table:table-cell>
            </table:table-row>
            <table:table-row>
              <table:table-cell office:value-type="float" office:value="40.4976">
                <text:p>40</text:p>
              </table:table-cell>
              <table:table-cell office:value-type="float" office:value="-0.734798">
                <text:p>-0.734798</text:p>
              </table:table-cell>
            </table:table-row>
            <table:table-row>
              <table:table-cell office:value-type="float" office:value="40.6096">
                <text:p>40</text:p>
              </table:table-cell>
              <table:table-cell office:value-type="float" office:value="-0.701408">
                <text:p>-0.701408</text:p>
              </table:table-cell>
            </table:table-row>
            <table:table-row>
              <table:table-cell office:value-type="float" office:value="40.721">
                <text:p>40</text:p>
              </table:table-cell>
              <table:table-cell office:value-type="float" office:value="-0.66579">
                <text:p>-0.66579</text:p>
              </table:table-cell>
            </table:table-row>
            <table:table-row>
              <table:table-cell office:value-type="float" office:value="40.8355">
                <text:p>40</text:p>
              </table:table-cell>
              <table:table-cell office:value-type="float" office:value="-0.626985">
                <text:p>-0.626985</text:p>
              </table:table-cell>
            </table:table-row>
            <table:table-row>
              <table:table-cell office:value-type="float" office:value="40.9487">
                <text:p>40</text:p>
              </table:table-cell>
              <table:table-cell office:value-type="float" office:value="-0.586578">
                <text:p>-0.586578</text:p>
              </table:table-cell>
            </table:table-row>
            <table:table-row>
              <table:table-cell office:value-type="float" office:value="41.0593">
                <text:p>40</text:p>
              </table:table-cell>
              <table:table-cell office:value-type="float" office:value="-0.545334">
                <text:p>-0.545334</text:p>
              </table:table-cell>
            </table:table-row>
            <table:table-row>
              <table:table-cell office:value-type="float" office:value="41.1743">
                <text:p>40</text:p>
              </table:table-cell>
              <table:table-cell office:value-type="float" office:value="-0.500784">
                <text:p>-0.500784</text:p>
              </table:table-cell>
            </table:table-row>
            <table:table-row>
              <table:table-cell office:value-type="float" office:value="41.2909">
                <text:p>40</text:p>
              </table:table-cell>
              <table:table-cell office:value-type="float" office:value="-0.454015">
                <text:p>-0.454015</text:p>
              </table:table-cell>
            </table:table-row>
            <table:table-row>
              <table:table-cell office:value-type="float" office:value="41.4026">
                <text:p>40</text:p>
              </table:table-cell>
              <table:table-cell office:value-type="float" office:value="-0.407954">
                <text:p>-0.407954</text:p>
              </table:table-cell>
            </table:table-row>
            <table:table-row>
              <table:table-cell office:value-type="float" office:value="41.5146">
                <text:p>40</text:p>
              </table:table-cell>
              <table:table-cell office:value-type="float" office:value="-0.36058">
                <text:p>-0.36058</text:p>
              </table:table-cell>
            </table:table-row>
            <table:table-row>
              <table:table-cell office:value-type="float" office:value="41.6264">
                <text:p>40</text:p>
              </table:table-cell>
              <table:table-cell office:value-type="float" office:value="-0.31225">
                <text:p>-0.31225</text:p>
              </table:table-cell>
            </table:table-row>
            <table:table-row>
              <table:table-cell office:value-type="float" office:value="41.7336">
                <text:p>40</text:p>
              </table:table-cell>
              <table:table-cell office:value-type="float" office:value="-0.265118">
                <text:p>-0.265118</text:p>
              </table:table-cell>
            </table:table-row>
            <table:table-row>
              <table:table-cell office:value-type="float" office:value="41.8439">
                <text:p>40</text:p>
              </table:table-cell>
              <table:table-cell office:value-type="float" office:value="-0.215804">
                <text:p>-0.215804</text:p>
              </table:table-cell>
            </table:table-row>
            <table:table-row>
              <table:table-cell office:value-type="float" office:value="41.955">
                <text:p>40</text:p>
              </table:table-cell>
              <table:table-cell office:value-type="float" office:value="-0.165491">
                <text:p>-0.165491</text:p>
              </table:table-cell>
            </table:table-row>
            <table:table-row>
              <table:table-cell office:value-type="float" office:value="42.0659">
                <text:p>40</text:p>
              </table:table-cell>
              <table:table-cell office:value-type="float" office:value="-0.114583">
                <text:p>-0.114583</text:p>
              </table:table-cell>
            </table:table-row>
            <table:table-row>
              <table:table-cell office:value-type="float" office:value="42.1775">
                <text:p>40</text:p>
              </table:table-cell>
              <table:table-cell office:value-type="float" office:value="-0.062883">
                <text:p>-0.062883</text:p>
              </table:table-cell>
            </table:table-row>
            <table:table-row>
              <table:table-cell office:value-type="float" office:value="42.2951">
                <text:p>40</text:p>
              </table:table-cell>
              <table:table-cell office:value-type="float" office:value="-0.00791931">
                <text:p>-0.00791931</text:p>
              </table:table-cell>
            </table:table-row>
            <table:table-row>
              <table:table-cell office:value-type="float" office:value="42.4085">
                <text:p>40</text:p>
              </table:table-cell>
              <table:table-cell office:value-type="float" office:value="0.0454605">
                <text:p>0.0454605</text:p>
              </table:table-cell>
            </table:table-row>
            <table:table-row>
              <table:table-cell office:value-type="float" office:value="42.5292">
                <text:p>40</text:p>
              </table:table-cell>
              <table:table-cell office:value-type="float" office:value="0.102631">
                <text:p>0.102631</text:p>
              </table:table-cell>
            </table:table-row>
            <table:table-row>
              <table:table-cell office:value-type="float" office:value="42.6438">
                <text:p>40</text:p>
              </table:table-cell>
              <table:table-cell office:value-type="float" office:value="0.157169">
                <text:p>0.157169</text:p>
              </table:table-cell>
            </table:table-row>
            <table:table-row>
              <table:table-cell office:value-type="float" office:value="42.7579">
                <text:p>40</text:p>
              </table:table-cell>
              <table:table-cell office:value-type="float" office:value="0.211583">
                <text:p>0.211583</text:p>
              </table:table-cell>
            </table:table-row>
            <table:table-row>
              <table:table-cell office:value-type="float" office:value="42.8595">
                <text:p>40</text:p>
              </table:table-cell>
              <table:table-cell office:value-type="float" office:value="0.260188">
                <text:p>0.260188</text:p>
              </table:table-cell>
            </table:table-row>
            <table:table-row>
              <table:table-cell office:value-type="float" office:value="42.9689">
                <text:p>40</text:p>
              </table:table-cell>
              <table:table-cell office:value-type="float" office:value="0.312511">
                <text:p>0.312511</text:p>
              </table:table-cell>
            </table:table-row>
            <table:table-row>
              <table:table-cell office:value-type="float" office:value="43.0701">
                <text:p>40</text:p>
              </table:table-cell>
              <table:table-cell office:value-type="float" office:value="0.361043">
                <text:p>0.361043</text:p>
              </table:table-cell>
            </table:table-row>
            <table:table-row>
              <table:table-cell office:value-type="float" office:value="43.1814">
                <text:p>40</text:p>
              </table:table-cell>
              <table:table-cell office:value-type="float" office:value="0.414262">
                <text:p>0.414262</text:p>
              </table:table-cell>
            </table:table-row>
            <table:table-row>
              <table:table-cell office:value-type="float" office:value="43.3051">
                <text:p>40</text:p>
              </table:table-cell>
              <table:table-cell office:value-type="float" office:value="0.473424">
                <text:p>0.473424</text:p>
              </table:table-cell>
            </table:table-row>
            <table:table-row>
              <table:table-cell office:value-type="float" office:value="43.4131">
                <text:p>40</text:p>
              </table:table-cell>
              <table:table-cell office:value-type="float" office:value="0.524858">
                <text:p>0.524858</text:p>
              </table:table-cell>
            </table:table-row>
            <table:table-row>
              <table:table-cell office:value-type="float" office:value="43.5262">
                <text:p>40</text:p>
              </table:table-cell>
              <table:table-cell office:value-type="float" office:value="0.578622">
                <text:p>0.578622</text:p>
              </table:table-cell>
            </table:table-row>
            <table:table-row>
              <table:table-cell office:value-type="float" office:value="43.6364">
                <text:p>40</text:p>
              </table:table-cell>
              <table:table-cell office:value-type="float" office:value="0.630574">
                <text:p>0.630574</text:p>
              </table:table-cell>
            </table:table-row>
            <table:table-row>
              <table:table-cell office:value-type="float" office:value="43.7529">
                <text:p>40</text:p>
              </table:table-cell>
              <table:table-cell office:value-type="float" office:value="0.685226">
                <text:p>0.685226</text:p>
              </table:table-cell>
            </table:table-row>
            <table:table-row>
              <table:table-cell office:value-type="float" office:value="43.8705">
                <text:p>40</text:p>
              </table:table-cell>
              <table:table-cell office:value-type="float" office:value="0.739751">
                <text:p>0.739751</text:p>
              </table:table-cell>
            </table:table-row>
            <table:table-row>
              <table:table-cell office:value-type="float" office:value="43.9797">
                <text:p>40</text:p>
              </table:table-cell>
              <table:table-cell office:value-type="float" office:value="0.789789">
                <text:p>0.789789</text:p>
              </table:table-cell>
            </table:table-row>
            <table:table-row>
              <table:table-cell office:value-type="float" office:value="44.0939">
                <text:p>40</text:p>
              </table:table-cell>
              <table:table-cell office:value-type="float" office:value="0.841264">
                <text:p>0.841264</text:p>
              </table:table-cell>
            </table:table-row>
            <table:table-row>
              <table:table-cell office:value-type="float" office:value="44.2094">
                <text:p>40</text:p>
              </table:table-cell>
              <table:table-cell office:value-type="float" office:value="0.892195">
                <text:p>0.892195</text:p>
              </table:table-cell>
            </table:table-row>
            <table:table-row>
              <table:table-cell office:value-type="float" office:value="44.3283">
                <text:p>40</text:p>
              </table:table-cell>
              <table:table-cell office:value-type="float" office:value="0.943373">
                <text:p>0.943373</text:p>
              </table:table-cell>
            </table:table-row>
            <table:table-row>
              <table:table-cell office:value-type="float" office:value="44.4411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5448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6599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7783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.895">
                <text:p>4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012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112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213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3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425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526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63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75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868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.9825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099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2093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322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422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540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655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759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8706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6.9824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0888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2049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307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407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508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6271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7422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8527">
                <text:p>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7.9851">
                <text:p>50</text:p>
              </table:table-cell>
              <table:table-cell office:value-type="float" office:value="0.894859">
                <text:p>0.894859</text:p>
              </table:table-cell>
            </table:table-row>
            <table:table-row>
              <table:table-cell office:value-type="float" office:value="48.1044">
                <text:p>50</text:p>
              </table:table-cell>
              <table:table-cell office:value-type="float" office:value="0.812164">
                <text:p>0.812164</text:p>
              </table:table-cell>
            </table:table-row>
            <table:table-row>
              <table:table-cell office:value-type="float" office:value="48.2045">
                <text:p>50</text:p>
              </table:table-cell>
              <table:table-cell office:value-type="float" office:value="0.738336">
                <text:p>0.738336</text:p>
              </table:table-cell>
            </table:table-row>
            <table:table-row>
              <table:table-cell office:value-type="float" office:value="48.3202">
                <text:p>50</text:p>
              </table:table-cell>
              <table:table-cell office:value-type="float" office:value="0.648427">
                <text:p>0.648427</text:p>
              </table:table-cell>
            </table:table-row>
            <table:table-row>
              <table:table-cell office:value-type="float" office:value="48.4343">
                <text:p>50</text:p>
              </table:table-cell>
              <table:table-cell office:value-type="float" office:value="0.555327">
                <text:p>0.555327</text:p>
              </table:table-cell>
            </table:table-row>
            <table:table-row>
              <table:table-cell office:value-type="float" office:value="48.5358">
                <text:p>50</text:p>
              </table:table-cell>
              <table:table-cell office:value-type="float" office:value="0.469373">
                <text:p>0.469373</text:p>
              </table:table-cell>
            </table:table-row>
            <table:table-row>
              <table:table-cell office:value-type="float" office:value="48.644">
                <text:p>50</text:p>
              </table:table-cell>
              <table:table-cell office:value-type="float" office:value="0.37505">
                <text:p>0.37505</text:p>
              </table:table-cell>
            </table:table-row>
            <table:table-row>
              <table:table-cell office:value-type="float" office:value="48.7595">
                <text:p>50</text:p>
              </table:table-cell>
              <table:table-cell office:value-type="float" office:value="0.272937">
                <text:p>0.272937</text:p>
              </table:table-cell>
            </table:table-row>
            <table:table-row>
              <table:table-cell office:value-type="float" office:value="48.8611">
                <text:p>50</text:p>
              </table:table-cell>
              <table:table-cell office:value-type="float" office:value="0.18241">
                <text:p>0.18241</text:p>
              </table:table-cell>
            </table:table-row>
            <table:table-row>
              <table:table-cell office:value-type="float" office:value="48.9751">
                <text:p>50</text:p>
              </table:table-cell>
              <table:table-cell office:value-type="float" office:value="0.0812576">
                <text:p>0.0812576</text:p>
              </table:table-cell>
            </table:table-row>
            <table:table-row>
              <table:table-cell office:value-type="float" office:value="49.0976">
                <text:p>50</text:p>
              </table:table-cell>
              <table:table-cell office:value-type="float" office:value="-0.0259827">
                <text:p>-0.0259827</text:p>
              </table:table-cell>
            </table:table-row>
            <table:table-row>
              <table:table-cell office:value-type="float" office:value="49.2143">
                <text:p>50</text:p>
              </table:table-cell>
              <table:table-cell office:value-type="float" office:value="-0.125349">
                <text:p>-0.125349</text:p>
              </table:table-cell>
            </table:table-row>
            <table:table-row>
              <table:table-cell office:value-type="float" office:value="49.3264">
                <text:p>50</text:p>
              </table:table-cell>
              <table:table-cell office:value-type="float" office:value="-0.217282">
                <text:p>-0.217282</text:p>
              </table:table-cell>
            </table:table-row>
            <table:table-row>
              <table:table-cell office:value-type="float" office:value="49.4393">
                <text:p>50</text:p>
              </table:table-cell>
              <table:table-cell office:value-type="float" office:value="-0.305598">
                <text:p>-0.305598</text:p>
              </table:table-cell>
            </table:table-row>
            <table:table-row>
              <table:table-cell office:value-type="float" office:value="49.5554">
                <text:p>50</text:p>
              </table:table-cell>
              <table:table-cell office:value-type="float" office:value="-0.391251">
                <text:p>-0.391251</text:p>
              </table:table-cell>
            </table:table-row>
            <table:table-row>
              <table:table-cell office:value-type="float" office:value="49.6692">
                <text:p>50</text:p>
              </table:table-cell>
              <table:table-cell office:value-type="float" office:value="-0.469524">
                <text:p>-0.469524</text:p>
              </table:table-cell>
            </table:table-row>
            <table:table-row>
              <table:table-cell office:value-type="float" office:value="49.7886">
                <text:p>50</text:p>
              </table:table-cell>
              <table:table-cell office:value-type="float" office:value="-0.545197">
                <text:p>-0.545197</text:p>
              </table:table-cell>
            </table:table-row>
            <table:table-row>
              <table:table-cell office:value-type="float" office:value="49.9025">
                <text:p>50</text:p>
              </table:table-cell>
              <table:table-cell office:value-type="float" office:value="-0.610822">
                <text:p>-0.610822</text:p>
              </table:table-cell>
            </table:table-row>
            <table:table-row>
              <table:table-cell office:value-type="float" office:value="50.0086">
                <text:p>50</text:p>
              </table:table-cell>
              <table:table-cell office:value-type="float" office:value="-0.66611">
                <text:p>-0.66611</text:p>
              </table:table-cell>
            </table:table-row>
            <table:table-row>
              <table:table-cell office:value-type="float" office:value="50.1259">
                <text:p>50</text:p>
              </table:table-cell>
              <table:table-cell office:value-type="float" office:value="-0.72041">
                <text:p>-0.72041</text:p>
              </table:table-cell>
            </table:table-row>
            <table:table-row>
              <table:table-cell office:value-type="float" office:value="50.2375">
                <text:p>50</text:p>
              </table:table-cell>
              <table:table-cell office:value-type="float" office:value="-0.76544">
                <text:p>-0.76544</text:p>
              </table:table-cell>
            </table:table-row>
            <table:table-row>
              <table:table-cell office:value-type="float" office:value="50.3505">
                <text:p>50</text:p>
              </table:table-cell>
              <table:table-cell office:value-type="float" office:value="-0.804579">
                <text:p>-0.804579</text:p>
              </table:table-cell>
            </table:table-row>
            <table:table-row>
              <table:table-cell office:value-type="float" office:value="50.4703">
                <text:p>50</text:p>
              </table:table-cell>
              <table:table-cell office:value-type="float" office:value="-0.839081">
                <text:p>-0.839081</text:p>
              </table:table-cell>
            </table:table-row>
            <table:table-row>
              <table:table-cell office:value-type="float" office:value="50.5827">
                <text:p>50</text:p>
              </table:table-cell>
              <table:table-cell office:value-type="float" office:value="-0.865009">
                <text:p>-0.865009</text:p>
              </table:table-cell>
            </table:table-row>
            <table:table-row>
              <table:table-cell office:value-type="float" office:value="50.7011">
                <text:p>50</text:p>
              </table:table-cell>
              <table:table-cell office:value-type="float" office:value="-0.885915">
                <text:p>-0.885915</text:p>
              </table:table-cell>
            </table:table-row>
            <table:table-row>
              <table:table-cell office:value-type="float" office:value="50.8123">
                <text:p>50</text:p>
              </table:table-cell>
              <table:table-cell office:value-type="float" office:value="-0.899702">
                <text:p>-0.899702</text:p>
              </table:table-cell>
            </table:table-row>
            <table:table-row>
              <table:table-cell office:value-type="float" office:value="50.9277">
                <text:p>50</text:p>
              </table:table-cell>
              <table:table-cell office:value-type="float" office:value="-0.908299">
                <text:p>-0.908299</text:p>
              </table:table-cell>
            </table:table-row>
            <table:table-row>
              <table:table-cell office:value-type="float" office:value="51.037">
                <text:p>50</text:p>
              </table:table-cell>
              <table:table-cell office:value-type="float" office:value="-0.911362">
                <text:p>-0.911362</text:p>
              </table:table-cell>
            </table:table-row>
            <table:table-row>
              <table:table-cell office:value-type="float" office:value="51.1556">
                <text:p>50</text:p>
              </table:table-cell>
              <table:table-cell office:value-type="float" office:value="-0.909348">
                <text:p>-0.909348</text:p>
              </table:table-cell>
            </table:table-row>
            <table:table-row>
              <table:table-cell office:value-type="float" office:value="51.2645">
                <text:p>50</text:p>
              </table:table-cell>
              <table:table-cell office:value-type="float" office:value="-0.90293">
                <text:p>-0.90293</text:p>
              </table:table-cell>
            </table:table-row>
            <table:table-row>
              <table:table-cell office:value-type="float" office:value="51.3794">
                <text:p>50</text:p>
              </table:table-cell>
              <table:table-cell office:value-type="float" office:value="-0.89166">
                <text:p>-0.89166</text:p>
              </table:table-cell>
            </table:table-row>
            <table:table-row>
              <table:table-cell office:value-type="float" office:value="51.4837">
                <text:p>50</text:p>
              </table:table-cell>
              <table:table-cell office:value-type="float" office:value="-0.877615">
                <text:p>-0.877615</text:p>
              </table:table-cell>
            </table:table-row>
            <table:table-row>
              <table:table-cell office:value-type="float" office:value="51.5901">
                <text:p>50</text:p>
              </table:table-cell>
              <table:table-cell office:value-type="float" office:value="-0.859932">
                <text:p>-0.859932</text:p>
              </table:table-cell>
            </table:table-row>
            <table:table-row>
              <table:table-cell office:value-type="float" office:value="51.7004">
                <text:p>50</text:p>
              </table:table-cell>
              <table:table-cell office:value-type="float" office:value="-0.838207">
                <text:p>-0.838207</text:p>
              </table:table-cell>
            </table:table-row>
            <table:table-row>
              <table:table-cell office:value-type="float" office:value="51.8088">
                <text:p>50</text:p>
              </table:table-cell>
              <table:table-cell office:value-type="float" office:value="-0.813757">
                <text:p>-0.813757</text:p>
              </table:table-cell>
            </table:table-row>
            <table:table-row>
              <table:table-cell office:value-type="float" office:value="51.9233">
                <text:p>50</text:p>
              </table:table-cell>
              <table:table-cell office:value-type="float" office:value="-0.784767">
                <text:p>-0.784767</text:p>
              </table:table-cell>
            </table:table-row>
            <table:table-row>
              <table:table-cell office:value-type="float" office:value="52.0351">
                <text:p>50</text:p>
              </table:table-cell>
              <table:table-cell office:value-type="float" office:value="-0.753621">
                <text:p>-0.753621</text:p>
              </table:table-cell>
            </table:table-row>
            <table:table-row>
              <table:table-cell office:value-type="float" office:value="52.1532">
                <text:p>50</text:p>
              </table:table-cell>
              <table:table-cell office:value-type="float" office:value="-0.71792">
                <text:p>-0.71792</text:p>
              </table:table-cell>
            </table:table-row>
            <table:table-row>
              <table:table-cell office:value-type="float" office:value="52.2683">
                <text:p>50</text:p>
              </table:table-cell>
              <table:table-cell office:value-type="float" office:value="-0.680603">
                <text:p>-0.680603</text:p>
              </table:table-cell>
            </table:table-row>
            <table:table-row>
              <table:table-cell office:value-type="float" office:value="52.3808">
                <text:p>50</text:p>
              </table:table-cell>
              <table:table-cell office:value-type="float" office:value="-0.641954">
                <text:p>-0.641954</text:p>
              </table:table-cell>
            </table:table-row>
            <table:table-row>
              <table:table-cell office:value-type="float" office:value="52.4846">
                <text:p>50</text:p>
              </table:table-cell>
              <table:table-cell office:value-type="float" office:value="-0.604486">
                <text:p>-0.604486</text:p>
              </table:table-cell>
            </table:table-row>
            <table:table-row>
              <table:table-cell office:value-type="float" office:value="52.6058">
                <text:p>50</text:p>
              </table:table-cell>
              <table:table-cell office:value-type="float" office:value="-0.558829">
                <text:p>-0.558829</text:p>
              </table:table-cell>
            </table:table-row>
            <table:table-row>
              <table:table-cell office:value-type="float" office:value="52.7235">
                <text:p>50</text:p>
              </table:table-cell>
              <table:table-cell office:value-type="float" office:value="-0.512778">
                <text:p>-0.512778</text:p>
              </table:table-cell>
            </table:table-row>
            <table:table-row>
              <table:table-cell office:value-type="float" office:value="52.8392">
                <text:p>50</text:p>
              </table:table-cell>
              <table:table-cell office:value-type="float" office:value="-0.465976">
                <text:p>-0.465976</text:p>
              </table:table-cell>
            </table:table-row>
            <table:table-row>
              <table:table-cell office:value-type="float" office:value="52.95">
                <text:p>50</text:p>
              </table:table-cell>
              <table:table-cell office:value-type="float" office:value="-0.419897">
                <text:p>-0.419897</text:p>
              </table:table-cell>
            </table:table-row>
            <table:table-row>
              <table:table-cell office:value-type="float" office:value="53.0686">
                <text:p>50</text:p>
              </table:table-cell>
              <table:table-cell office:value-type="float" office:value="-0.369228">
                <text:p>-0.369228</text:p>
              </table:table-cell>
            </table:table-row>
            <table:table-row>
              <table:table-cell office:value-type="float" office:value="53.1815">
                <text:p>50</text:p>
              </table:table-cell>
              <table:table-cell office:value-type="float" office:value="-0.320068">
                <text:p>-0.320068</text:p>
              </table:table-cell>
            </table:table-row>
            <table:table-row>
              <table:table-cell office:value-type="float" office:value="53.2977">
                <text:p>50</text:p>
              </table:table-cell>
              <table:table-cell office:value-type="float" office:value="-0.26846">
                <text:p>-0.26846</text:p>
              </table:table-cell>
            </table:table-row>
            <table:table-row>
              <table:table-cell office:value-type="float" office:value="53.4084">
                <text:p>50</text:p>
              </table:table-cell>
              <table:table-cell office:value-type="float" office:value="-0.218578">
                <text:p>-0.218578</text:p>
              </table:table-cell>
            </table:table-row>
            <table:table-row>
              <table:table-cell office:value-type="float" office:value="53.5172">
                <text:p>50</text:p>
              </table:table-cell>
              <table:table-cell office:value-type="float" office:value="-0.168805">
                <text:p>-0.168805</text:p>
              </table:table-cell>
            </table:table-row>
            <table:table-row>
              <table:table-cell office:value-type="float" office:value="53.63">
                <text:p>50</text:p>
              </table:table-cell>
              <table:table-cell office:value-type="float" office:value="-0.116675">
                <text:p>-0.116675</text:p>
              </table:table-cell>
            </table:table-row>
            <table:table-row>
              <table:table-cell office:value-type="float" office:value="53.7498">
                <text:p>50</text:p>
              </table:table-cell>
              <table:table-cell office:value-type="float" office:value="-0.0607681">
                <text:p>-0.0607681</text:p>
              </table:table-cell>
            </table:table-row>
            <table:table-row>
              <table:table-cell office:value-type="float" office:value="53.8651">
                <text:p>50</text:p>
              </table:table-cell>
              <table:table-cell office:value-type="float" office:value="-0.0065506">
                <text:p>-0.0065506</text:p>
              </table:table-cell>
            </table:table-row>
            <table:table-row>
              <table:table-cell office:value-type="float" office:value="53.9771">
                <text:p>50</text:p>
              </table:table-cell>
              <table:table-cell office:value-type="float" office:value="0.0464767">
                <text:p>0.0464767</text:p>
              </table:table-cell>
            </table:table-row>
            <table:table-row>
              <table:table-cell office:value-type="float" office:value="54.0823">
                <text:p>50</text:p>
              </table:table-cell>
              <table:table-cell office:value-type="float" office:value="0.0965424">
                <text:p>0.0965424</text:p>
              </table:table-cell>
            </table:table-row>
            <table:table-row>
              <table:table-cell office:value-type="float" office:value="54.1922">
                <text:p>50</text:p>
              </table:table-cell>
              <table:table-cell office:value-type="float" office:value="0.148988">
                <text:p>0.148988</text:p>
              </table:table-cell>
            </table:table-row>
            <table:table-row>
              <table:table-cell office:value-type="float" office:value="54.3081">
                <text:p>50</text:p>
              </table:table-cell>
              <table:table-cell office:value-type="float" office:value="0.204543">
                <text:p>0.204543</text:p>
              </table:table-cell>
            </table:table-row>
            <table:table-row>
              <table:table-cell office:value-type="float" office:value="54.4201">
                <text:p>50</text:p>
              </table:table-cell>
              <table:table-cell office:value-type="float" office:value="0.258284">
                <text:p>0.258284</text:p>
              </table:table-cell>
            </table:table-row>
            <table:table-row>
              <table:table-cell office:value-type="float" office:value="54.5338">
                <text:p>50</text:p>
              </table:table-cell>
              <table:table-cell office:value-type="float" office:value="0.312845">
                <text:p>0.312845</text:p>
              </table:table-cell>
            </table:table-row>
            <table:table-row>
              <table:table-cell office:value-type="float" office:value="54.6451">
                <text:p>50</text:p>
              </table:table-cell>
              <table:table-cell office:value-type="float" office:value="0.366275">
                <text:p>0.366275</text:p>
              </table:table-cell>
            </table:table-row>
            <table:table-row>
              <table:table-cell office:value-type="float" office:value="54.7585">
                <text:p>50</text:p>
              </table:table-cell>
              <table:table-cell office:value-type="float" office:value="0.420721">
                <text:p>0.420721</text:p>
              </table:table-cell>
            </table:table-row>
            <table:table-row>
              <table:table-cell office:value-type="float" office:value="54.8673">
                <text:p>50</text:p>
              </table:table-cell>
              <table:table-cell office:value-type="float" office:value="0.472783">
                <text:p>0.472783</text:p>
              </table:table-cell>
            </table:table-row>
            <table:table-row>
              <table:table-cell office:value-type="float" office:value="54.9817">
                <text:p>50</text:p>
              </table:table-cell>
              <table:table-cell office:value-type="float" office:value="0.527444">
                <text:p>0.527444</text:p>
              </table:table-cell>
            </table:table-row>
            <table:table-row>
              <table:table-cell office:value-type="float" office:value="55.0825">
                <text:p>60</text:p>
              </table:table-cell>
              <table:table-cell office:value-type="float" office:value="0.575395">
                <text:p>0.575395</text:p>
              </table:table-cell>
            </table:table-row>
            <table:table-row>
              <table:table-cell office:value-type="float" office:value="55.1891">
                <text:p>60</text:p>
              </table:table-cell>
              <table:table-cell office:value-type="float" office:value="0.625822">
                <text:p>0.625822</text:p>
              </table:table-cell>
            </table:table-row>
            <table:table-row>
              <table:table-cell office:value-type="float" office:value="55.3025">
                <text:p>60</text:p>
              </table:table-cell>
              <table:table-cell office:value-type="float" office:value="0.67912">
                <text:p>0.67912</text:p>
              </table:table-cell>
            </table:table-row>
            <table:table-row>
              <table:table-cell office:value-type="float" office:value="55.4099">
                <text:p>60</text:p>
              </table:table-cell>
              <table:table-cell office:value-type="float" office:value="0.729085">
                <text:p>0.729085</text:p>
              </table:table-cell>
            </table:table-row>
            <table:table-row>
              <table:table-cell office:value-type="float" office:value="55.5132">
                <text:p>60</text:p>
              </table:table-cell>
              <table:table-cell office:value-type="float" office:value="0.776642">
                <text:p>0.776642</text:p>
              </table:table-cell>
            </table:table-row>
            <table:table-row>
              <table:table-cell office:value-type="float" office:value="55.6253">
                <text:p>60</text:p>
              </table:table-cell>
              <table:table-cell office:value-type="float" office:value="0.82739">
                <text:p>0.82739</text:p>
              </table:table-cell>
            </table:table-row>
            <table:table-row>
              <table:table-cell office:value-type="float" office:value="55.7425">
                <text:p>60</text:p>
              </table:table-cell>
              <table:table-cell office:value-type="float" office:value="0.879497">
                <text:p>0.879497</text:p>
              </table:table-cell>
            </table:table-row>
            <table:table-row>
              <table:table-cell office:value-type="float" office:value="55.8512">
                <text:p>60</text:p>
              </table:table-cell>
              <table:table-cell office:value-type="float" office:value="0.926692">
                <text:p>0.926692</text:p>
              </table:table-cell>
            </table:table-row>
            <table:table-row>
              <table:table-cell office:value-type="float" office:value="55.9708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0875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199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3086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419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532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648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761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868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6.980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096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212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329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44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5488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664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779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7.888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0069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1074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225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344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4553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568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685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795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8.9062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016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132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2431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3557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4666">
                <text:p>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59.586">
                <text:p>60</text:p>
              </table:table-cell>
              <table:table-cell office:value-type="float" office:value="0.873605">
                <text:p>0.873605</text:p>
              </table:table-cell>
            </table:table-row>
            <table:table-row>
              <table:table-cell office:value-type="float" office:value="59.6988">
                <text:p>60</text:p>
              </table:table-cell>
              <table:table-cell office:value-type="float" office:value="0.79346">
                <text:p>0.79346</text:p>
              </table:table-cell>
            </table:table-row>
            <table:table-row>
              <table:table-cell office:value-type="float" office:value="59.8101">
                <text:p>60</text:p>
              </table:table-cell>
              <table:table-cell office:value-type="float" office:value="0.709341">
                <text:p>0.709341</text:p>
              </table:table-cell>
            </table:table-row>
            <table:table-row>
              <table:table-cell office:value-type="float" office:value="59.9209">
                <text:p>60</text:p>
              </table:table-cell>
              <table:table-cell office:value-type="float" office:value="0.620929">
                <text:p>0.620929</text:p>
              </table:table-cell>
            </table:table-row>
            <table:table-row>
              <table:table-cell office:value-type="float" office:value="60.0373">
                <text:p>60</text:p>
              </table:table-cell>
              <table:table-cell office:value-type="float" office:value="0.523558">
                <text:p>0.523558</text:p>
              </table:table-cell>
            </table:table-row>
            <table:table-row>
              <table:table-cell office:value-type="float" office:value="60.155">
                <text:p>60</text:p>
              </table:table-cell>
              <table:table-cell office:value-type="float" office:value="0.421193">
                <text:p>0.421193</text:p>
              </table:table-cell>
            </table:table-row>
            <table:table-row>
              <table:table-cell office:value-type="float" office:value="60.2701">
                <text:p>60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float" office:value="60.3835">
                <text:p>60</text:p>
              </table:table-cell>
              <table:table-cell office:value-type="float" office:value="0.215382">
                <text:p>0.215382</text:p>
              </table:table-cell>
            </table:table-row>
            <table:table-row>
              <table:table-cell office:value-type="float" office:value="60.4922">
                <text:p>60</text:p>
              </table:table-cell>
              <table:table-cell office:value-type="float" office:value="0.116354">
                <text:p>0.116354</text:p>
              </table:table-cell>
            </table:table-row>
            <table:table-row>
              <table:table-cell office:value-type="float" office:value="60.6125">
                <text:p>60</text:p>
              </table:table-cell>
              <table:table-cell office:value-type="float" office:value="0.00743866">
                <text:p>0.00743866</text:p>
              </table:table-cell>
            </table:table-row>
            <table:table-row>
              <table:table-cell office:value-type="float" office:value="60.7242">
                <text:p>60</text:p>
              </table:table-cell>
              <table:table-cell office:value-type="float" office:value="-0.0915985">
                <text:p>-0.0915985</text:p>
              </table:table-cell>
            </table:table-row>
            <table:table-row>
              <table:table-cell office:value-type="float" office:value="60.8392">
                <text:p>60</text:p>
              </table:table-cell>
              <table:table-cell office:value-type="float" office:value="-0.190663">
                <text:p>-0.190663</text:p>
              </table:table-cell>
            </table:table-row>
            <table:table-row>
              <table:table-cell office:value-type="float" office:value="60.9507">
                <text:p>60</text:p>
              </table:table-cell>
              <table:table-cell office:value-type="float" office:value="-0.282848">
                <text:p>-0.282848</text:p>
              </table:table-cell>
            </table:table-row>
            <table:table-row>
              <table:table-cell office:value-type="float" office:value="61.0684">
                <text:p>60</text:p>
              </table:table-cell>
              <table:table-cell office:value-type="float" office:value="-0.375243">
                <text:p>-0.375243</text:p>
              </table:table-cell>
            </table:table-row>
            <table:table-row>
              <table:table-cell office:value-type="float" office:value="61.1822">
                <text:p>60</text:p>
              </table:table-cell>
              <table:table-cell office:value-type="float" office:value="-0.459009">
                <text:p>-0.459009</text:p>
              </table:table-cell>
            </table:table-row>
            <table:table-row>
              <table:table-cell office:value-type="float" office:value="61.2992">
                <text:p>60</text:p>
              </table:table-cell>
              <table:table-cell office:value-type="float" office:value="-0.538998">
                <text:p>-0.538998</text:p>
              </table:table-cell>
            </table:table-row>
            <table:table-row>
              <table:table-cell office:value-type="float" office:value="61.4146">
                <text:p>60</text:p>
              </table:table-cell>
              <table:table-cell office:value-type="float" office:value="-0.611412">
                <text:p>-0.611412</text:p>
              </table:table-cell>
            </table:table-row>
            <table:table-row>
              <table:table-cell office:value-type="float" office:value="61.5281">
                <text:p>60</text:p>
              </table:table-cell>
              <table:table-cell office:value-type="float" office:value="-0.675884">
                <text:p>-0.675884</text:p>
              </table:table-cell>
            </table:table-row>
            <table:table-row>
              <table:table-cell office:value-type="float" office:value="61.6309">
                <text:p>60</text:p>
              </table:table-cell>
              <table:table-cell office:value-type="float" office:value="-0.728563">
                <text:p>-0.728563</text:p>
              </table:table-cell>
            </table:table-row>
            <table:table-row>
              <table:table-cell office:value-type="float" office:value="61.7426">
                <text:p>60</text:p>
              </table:table-cell>
              <table:table-cell office:value-type="float" office:value="-0.779498">
                <text:p>-0.779498</text:p>
              </table:table-cell>
            </table:table-row>
            <table:table-row>
              <table:table-cell office:value-type="float" office:value="61.8535">
                <text:p>60</text:p>
              </table:table-cell>
              <table:table-cell office:value-type="float" office:value="-0.823499">
                <text:p>-0.823499</text:p>
              </table:table-cell>
            </table:table-row>
            <table:table-row>
              <table:table-cell office:value-type="float" office:value="61.9651">
                <text:p>60</text:p>
              </table:table-cell>
              <table:table-cell office:value-type="float" office:value="-0.861388">
                <text:p>-0.861388</text:p>
              </table:table-cell>
            </table:table-row>
            <table:table-row>
              <table:table-cell office:value-type="float" office:value="62.0905">
                <text:p>60</text:p>
              </table:table-cell>
              <table:table-cell office:value-type="float" office:value="-0.896402">
                <text:p>-0.896402</text:p>
              </table:table-cell>
            </table:table-row>
            <table:table-row>
              <table:table-cell office:value-type="float" office:value="62.2071">
                <text:p>60</text:p>
              </table:table-cell>
              <table:table-cell office:value-type="float" office:value="-0.921959">
                <text:p>-0.921959</text:p>
              </table:table-cell>
            </table:table-row>
            <table:table-row>
              <table:table-cell office:value-type="float" office:value="62.3204">
                <text:p>60</text:p>
              </table:table-cell>
              <table:table-cell office:value-type="float" office:value="-0.940631">
                <text:p>-0.940631</text:p>
              </table:table-cell>
            </table:table-row>
            <table:table-row>
              <table:table-cell office:value-type="float" office:value="62.4388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557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6717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7824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2.8939">
                <text:p>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63.0105">
                <text:p>60</text:p>
              </table:table-cell>
              <table:table-cell office:value-type="float" office:value="-0.93772">
                <text:p>-0.93772</text:p>
              </table:table-cell>
            </table:table-row>
            <table:table-row>
              <table:table-cell office:value-type="float" office:value="63.1122">
                <text:p>60</text:p>
              </table:table-cell>
              <table:table-cell office:value-type="float" office:value="-0.922783">
                <text:p>-0.922783</text:p>
              </table:table-cell>
            </table:table-row>
            <table:table-row>
              <table:table-cell office:value-type="float" office:value="63.2277">
                <text:p>60</text:p>
              </table:table-cell>
              <table:table-cell office:value-type="float" office:value="-0.902097">
                <text:p>-0.902097</text:p>
              </table:table-cell>
            </table:table-row>
            <table:table-row>
              <table:table-cell office:value-type="float" office:value="63.3357">
                <text:p>60</text:p>
              </table:table-cell>
              <table:table-cell office:value-type="float" office:value="-0.879318">
                <text:p>-0.879318</text:p>
              </table:table-cell>
            </table:table-row>
            <table:table-row>
              <table:table-cell office:value-type="float" office:value="63.449">
                <text:p>60</text:p>
              </table:table-cell>
              <table:table-cell office:value-type="float" office:value="-0.852274">
                <text:p>-0.852274</text:p>
              </table:table-cell>
            </table:table-row>
            <table:table-row>
              <table:table-cell office:value-type="float" office:value="63.5514">
                <text:p>60</text:p>
              </table:table-cell>
              <table:table-cell office:value-type="float" office:value="-0.825183">
                <text:p>-0.825183</text:p>
              </table:table-cell>
            </table:table-row>
            <table:table-row>
              <table:table-cell office:value-type="float" office:value="63.6576">
                <text:p>60</text:p>
              </table:table-cell>
              <table:table-cell office:value-type="float" office:value="-0.794623">
                <text:p>-0.794623</text:p>
              </table:table-cell>
            </table:table-row>
            <table:table-row>
              <table:table-cell office:value-type="float" office:value="63.7685">
                <text:p>60</text:p>
              </table:table-cell>
              <table:table-cell office:value-type="float" office:value="-0.760309">
                <text:p>-0.760309</text:p>
              </table:table-cell>
            </table:table-row>
            <table:table-row>
              <table:table-cell office:value-type="float" office:value="63.8785">
                <text:p>60</text:p>
              </table:table-cell>
              <table:table-cell office:value-type="float" office:value="-0.724072">
                <text:p>-0.724072</text:p>
              </table:table-cell>
            </table:table-row>
            <table:table-row>
              <table:table-cell office:value-type="float" office:value="63.9899">
                <text:p>60</text:p>
              </table:table-cell>
              <table:table-cell office:value-type="float" office:value="-0.685226">
                <text:p>-0.685226</text:p>
              </table:table-cell>
            </table:table-row>
            <table:table-row>
              <table:table-cell office:value-type="float" office:value="64.0914">
                <text:p>60</text:p>
              </table:table-cell>
              <table:table-cell office:value-type="float" office:value="-0.648125">
                <text:p>-0.648125</text:p>
              </table:table-cell>
            </table:table-row>
            <table:table-row>
              <table:table-cell office:value-type="float" office:value="64.2016">
                <text:p>60</text:p>
              </table:table-cell>
              <table:table-cell office:value-type="float" office:value="-0.606299">
                <text:p>-0.606299</text:p>
              </table:table-cell>
            </table:table-row>
            <table:table-row>
              <table:table-cell office:value-type="float" office:value="64.3136">
                <text:p>60</text:p>
              </table:table-cell>
              <table:table-cell office:value-type="float" office:value="-0.56218">
                <text:p>-0.56218</text:p>
              </table:table-cell>
            </table:table-row>
            <table:table-row>
              <table:table-cell office:value-type="float" office:value="64.4257">
                <text:p>60</text:p>
              </table:table-cell>
              <table:table-cell office:value-type="float" office:value="-0.516554">
                <text:p>-0.516554</text:p>
              </table:table-cell>
            </table:table-row>
            <table:table-row>
              <table:table-cell office:value-type="float" office:value="64.531">
                <text:p>60</text:p>
              </table:table-cell>
              <table:table-cell office:value-type="float" office:value="-0.472627">
                <text:p>-0.472627</text:p>
              </table:table-cell>
            </table:table-row>
            <table:table-row>
              <table:table-cell office:value-type="float" office:value="64.6414">
                <text:p>60</text:p>
              </table:table-cell>
              <table:table-cell office:value-type="float" office:value="-0.425372">
                <text:p>-0.425372</text:p>
              </table:table-cell>
            </table:table-row>
            <table:table-row>
              <table:table-cell office:value-type="float" office:value="64.747">
                <text:p>60</text:p>
              </table:table-cell>
              <table:table-cell office:value-type="float" office:value="-0.379308">
                <text:p>-0.379308</text:p>
              </table:table-cell>
            </table:table-row>
            <table:table-row>
              <table:table-cell office:value-type="float" office:value="64.8567">
                <text:p>60</text:p>
              </table:table-cell>
              <table:table-cell office:value-type="float" office:value="-0.330579">
                <text:p>-0.330579</text:p>
              </table:table-cell>
            </table:table-row>
            <table:table-row>
              <table:table-cell office:value-type="float" office:value="64.9608">
                <text:p>60</text:p>
              </table:table-cell>
              <table:table-cell office:value-type="float" office:value="-0.283585">
                <text:p>-0.283585</text:p>
              </table:table-cell>
            </table:table-row>
            <table:table-row>
              <table:table-cell office:value-type="float" office:value="65.0785">
                <text:p>70</text:p>
              </table:table-cell>
              <table:table-cell office:value-type="float" office:value="-0.229756">
                <text:p>-0.229756</text:p>
              </table:table-cell>
            </table:table-row>
            <table:table-row>
              <table:table-cell office:value-type="float" office:value="65.1893">
                <text:p>70</text:p>
              </table:table-cell>
              <table:table-cell office:value-type="float" office:value="-0.1785">
                <text:p>-0.1785</text:p>
              </table:table-cell>
            </table:table-row>
            <table:table-row>
              <table:table-cell office:value-type="float" office:value="65.3004">
                <text:p>70</text:p>
              </table:table-cell>
              <table:table-cell office:value-type="float" office:value="-0.126608">
                <text:p>-0.126608</text:p>
              </table:table-cell>
            </table:table-row>
            <table:table-row>
              <table:table-cell office:value-type="float" office:value="65.4015">
                <text:p>70</text:p>
              </table:table-cell>
              <table:table-cell office:value-type="float" office:value="-0.0789459">
                <text:p>-0.0789459</text:p>
              </table:table-cell>
            </table:table-row>
            <table:table-row>
              <table:table-cell office:value-type="float" office:value="65.514">
                <text:p>70</text:p>
              </table:table-cell>
              <table:table-cell office:value-type="float" office:value="-0.0256119">
                <text:p>-0.0256119</text:p>
              </table:table-cell>
            </table:table-row>
            <table:table-row>
              <table:table-cell office:value-type="float" office:value="65.616">
                <text:p>70</text:p>
              </table:table-cell>
              <table:table-cell office:value-type="float" office:value="0.0230484">
                <text:p>0.0230484</text:p>
              </table:table-cell>
            </table:table-row>
            <table:table-row>
              <table:table-cell office:value-type="float" office:value="65.7184">
                <text:p>70</text:p>
              </table:table-cell>
              <table:table-cell office:value-type="float" office:value="0.0720566">
                <text:p>0.0720566</text:p>
              </table:table-cell>
            </table:table-row>
            <table:table-row>
              <table:table-cell office:value-type="float" office:value="65.8285">
                <text:p>70</text:p>
              </table:table-cell>
              <table:table-cell office:value-type="float" office:value="0.124896">
                <text:p>0.124896</text:p>
              </table:table-cell>
            </table:table-row>
            <table:table-row>
              <table:table-cell office:value-type="float" office:value="65.945">
                <text:p>70</text:p>
              </table:table-cell>
              <table:table-cell office:value-type="float" office:value="0.180945">
                <text:p>0.180945</text:p>
              </table:table-cell>
            </table:table-row>
            <table:table-row>
              <table:table-cell office:value-type="float" office:value="66.0588">
                <text:p>70</text:p>
              </table:table-cell>
              <table:table-cell office:value-type="float" office:value="0.235822">
                <text:p>0.235822</text:p>
              </table:table-cell>
            </table:table-row>
            <table:table-row>
              <table:table-cell office:value-type="float" office:value="66.1733">
                <text:p>70</text:p>
              </table:table-cell>
              <table:table-cell office:value-type="float" office:value="0.291032">
                <text:p>0.291032</text:p>
              </table:table-cell>
            </table:table-row>
            <table:table-row>
              <table:table-cell office:value-type="float" office:value="66.2897">
                <text:p>70</text:p>
              </table:table-cell>
              <table:table-cell office:value-type="float" office:value="0.34709">
                <text:p>0.34709</text:p>
              </table:table-cell>
            </table:table-row>
            <table:table-row>
              <table:table-cell office:value-type="float" office:value="66.4073">
                <text:p>70</text:p>
              </table:table-cell>
              <table:table-cell office:value-type="float" office:value="0.40372">
                <text:p>0.40372</text:p>
              </table:table-cell>
            </table:table-row>
            <table:table-row>
              <table:table-cell office:value-type="float" office:value="66.5183">
                <text:p>70</text:p>
              </table:table-cell>
              <table:table-cell office:value-type="float" office:value="0.456976">
                <text:p>0.456976</text:p>
              </table:table-cell>
            </table:table-row>
            <table:table-row>
              <table:table-cell office:value-type="float" office:value="66.6377">
                <text:p>70</text:p>
              </table:table-cell>
              <table:table-cell office:value-type="float" office:value="0.514105">
                <text:p>0.514105</text:p>
              </table:table-cell>
            </table:table-row>
            <table:table-row>
              <table:table-cell office:value-type="float" office:value="66.7551">
                <text:p>70</text:p>
              </table:table-cell>
              <table:table-cell office:value-type="float" office:value="0.56998">
                <text:p>0.56998</text:p>
              </table:table-cell>
            </table:table-row>
            <table:table-row>
              <table:table-cell office:value-type="float" office:value="66.8584">
                <text:p>70</text:p>
              </table:table-cell>
              <table:table-cell office:value-type="float" office:value="0.61886">
                <text:p>0.61886</text:p>
              </table:table-cell>
            </table:table-row>
            <table:table-row>
              <table:table-cell office:value-type="float" office:value="66.9756">
                <text:p>70</text:p>
              </table:table-cell>
              <table:table-cell office:value-type="float" office:value="0.673915">
                <text:p>0.673915</text:p>
              </table:table-cell>
            </table:table-row>
            <table:table-row>
              <table:table-cell office:value-type="float" office:value="67.0965">
                <text:p>70</text:p>
              </table:table-cell>
              <table:table-cell office:value-type="float" office:value="0.730019">
                <text:p>0.730019</text:p>
              </table:table-cell>
            </table:table-row>
            <table:table-row>
              <table:table-cell office:value-type="float" office:value="67.2178">
                <text:p>70</text:p>
              </table:table-cell>
              <table:table-cell office:value-type="float" office:value="0.785435">
                <text:p>0.785435</text:p>
              </table:table-cell>
            </table:table-row>
            <table:table-row>
              <table:table-cell office:value-type="float" office:value="67.3178">
                <text:p>70</text:p>
              </table:table-cell>
              <table:table-cell office:value-type="float" office:value="0.830347">
                <text:p>0.830347</text:p>
              </table:table-cell>
            </table:table-row>
            <table:table-row>
              <table:table-cell office:value-type="float" office:value="67.4188">
                <text:p>70</text:p>
              </table:table-cell>
              <table:table-cell office:value-type="float" office:value="0.874809">
                <text:p>0.874809</text:p>
              </table:table-cell>
            </table:table-row>
            <table:table-row>
              <table:table-cell office:value-type="float" office:value="67.5341">
                <text:p>70</text:p>
              </table:table-cell>
              <table:table-cell office:value-type="float" office:value="0.924426">
                <text:p>0.924426</text:p>
              </table:table-cell>
            </table:table-row>
            <table:table-row>
              <table:table-cell office:value-type="float" office:value="67.6489">
                <text:p>70</text:p>
              </table:table-cell>
              <table:table-cell office:value-type="float" office:value="0.95">
                <text:p>0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5cm" chart:symbol-height="0.5cm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94cm" xlink:href=".." xlink:type="simple" chart:class="chart:line" chart:style-name="ch1">
        <chart:legend chart:legend-position="end" svg:x="11.932cm" svg:y="3.711cm" style:legend-expansion="high" chart:style-name="ch2"/>
        <chart:plot-area chart:style-name="ch3" table:cell-range-address="Tabelle3.A11:Tabelle3.A821 Tabelle3.C10:Tabelle3.C821 Tabelle3.E10:Tabelle3.E821" chart:data-source-has-labels="both" svg:x="0.77cm" svg:y="0.859cm" svg:width="10.522cm" svg:height="7.634cm">
          <chartooo:coordinate-region svg:x="1.577cm" svg:y="1.071cm" svg:width="9.432cm" svg:height="6.325cm"/>
          <chart:axis chart:dimension="x" chart:name="primary-x" chart:style-name="ch4" chartooo:axis-type="auto">
            <chartooo:date-scale/>
            <chart:categories table:cell-range-address="Tabelle3.A11:Tabelle3.A8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3.C11:Tabelle3.C821" chart:label-cell-address="Tabelle3.C10:Tabelle3.C10" chart:class="chart:line">
            <chart:mean-value chart:style-name="ch7"/>
            <chart:data-point chart:repeated="145"/>
            <chart:data-point chart:style-name="ch8"/>
            <chart:data-point chart:repeated="104"/>
            <chart:data-point chart:style-name="ch8"/>
            <chart:data-point chart:repeated="560"/>
          </chart:series>
          <chart:series chart:style-name="ch9" chart:values-cell-range-address="Tabelle3.E11:Tabelle3.E821" chart:label-cell-address="Tabelle3.E10:Tabelle3.E10" chart:class="chart:line">
            <chart:data-point chart:repeated="8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3.C10:Tabelle3.C10</svg:desc>
                </draw:g>
              </table:table-cell>
              <table:table-cell office:value-type="string">
                <text:p>setpoint</text:p>
                <draw:g>
                  <svg:desc>Tabelle3.E10:Tabelle3.E10</svg:desc>
                </draw:g>
              </table:table-cell>
            </table:table-row>
          </table:table-header-rows>
          <table:table-rows>
            <table:table-row>
              <table:table-cell office:value-type="float" office:value="0.176819">
                <text:p>0</text:p>
                <draw:g>
                  <svg:desc>Tabelle3.A11:Tabelle3.A821</svg:desc>
                </draw:g>
              </table:table-cell>
              <table:table-cell office:value-type="float" office:value="241.199">
                <text:p>241.199</text:p>
                <draw:g>
                  <svg:desc>Tabelle3.C11:Tabelle3.C821</svg:desc>
                </draw:g>
              </table:table-cell>
              <table:table-cell office:value-type="float" office:value="245">
                <text:p>245</text:p>
                <draw:g>
                  <svg:desc>Tabelle3.E11:Tabelle3.E821</svg:desc>
                </draw:g>
              </table:table-cell>
            </table:table-row>
            <table:table-row>
              <table:table-cell office:value-type="float" office:value="0.285156">
                <text:p>0</text:p>
              </table:table-cell>
              <table:table-cell office:value-type="float" office:value="241.192">
                <text:p>241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04053">
                <text:p>0</text:p>
              </table:table-cell>
              <table:table-cell office:value-type="float" office:value="241.184">
                <text:p>241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33569">
                <text:p>0</text:p>
              </table:table-cell>
              <table:table-cell office:value-type="float" office:value="241.177">
                <text:p>241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36642">
                <text:p>0</text:p>
              </table:table-cell>
              <table:table-cell office:value-type="float" office:value="241.171">
                <text:p>241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50626">
                <text:p>0</text:p>
              </table:table-cell>
              <table:table-cell office:value-type="float" office:value="241.167">
                <text:p>241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7973">
                <text:p>0</text:p>
              </table:table-cell>
              <table:table-cell office:value-type="float" office:value="241.167">
                <text:p>241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96109">
                <text:p>0</text:p>
              </table:table-cell>
              <table:table-cell office:value-type="float" office:value="241.172">
                <text:p>241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29">
                <text:p/>
              </table:table-cell>
              <table:table-cell office:value-type="float" office:value="241.185">
                <text:p>241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5713">
                <text:p/>
              </table:table-cell>
              <table:table-cell office:value-type="float" office:value="241.208">
                <text:p>241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6232">
                <text:p/>
              </table:table-cell>
              <table:table-cell office:value-type="float" office:value="241.236">
                <text:p>241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6786">
                <text:p/>
              </table:table-cell>
              <table:table-cell office:value-type="float" office:value="241.273">
                <text:p>241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7045">
                <text:p/>
              </table:table-cell>
              <table:table-cell office:value-type="float" office:value="241.318">
                <text:p>241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7902">
                <text:p/>
              </table:table-cell>
              <table:table-cell office:value-type="float" office:value="241.377">
                <text:p>241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9271">
                <text:p/>
              </table:table-cell>
              <table:table-cell office:value-type="float" office:value="241.451">
                <text:p>241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1565">
                <text:p/>
              </table:table-cell>
              <table:table-cell office:value-type="float" office:value="241.547">
                <text:p>241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3146">
                <text:p/>
              </table:table-cell>
              <table:table-cell office:value-type="float" office:value="241.653">
                <text:p>241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6022">
                <text:p/>
              </table:table-cell>
              <table:table-cell office:value-type="float" office:value="241.788">
                <text:p>24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7702">
                <text:p/>
              </table:table-cell>
              <table:table-cell office:value-type="float" office:value="241.928">
                <text:p>241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0469">
                <text:p/>
              </table:table-cell>
              <table:table-cell office:value-type="float" office:value="242.1">
                <text:p>24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2032">
                <text:p/>
              </table:table-cell>
              <table:table-cell office:value-type="float" office:value="242.272">
                <text:p>242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5096">
                <text:p/>
              </table:table-cell>
              <table:table-cell office:value-type="float" office:value="242.486">
                <text:p>24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5386">
                <text:p/>
              </table:table-cell>
              <table:table-cell office:value-type="float" office:value="242.668">
                <text:p>242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6374">
                <text:p/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9361">
                <text:p/>
              </table:table-cell>
              <table:table-cell office:value-type="float" office:value="243.141">
                <text:p>243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2146">
                <text:p/>
              </table:table-cell>
              <table:table-cell office:value-type="float" office:value="243.419">
                <text:p>243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4295">
                <text:p/>
              </table:table-cell>
              <table:table-cell office:value-type="float" office:value="243.698">
                <text:p>243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67">
                <text:p/>
              </table:table-cell>
              <table:table-cell office:value-type="float" office:value="243.995">
                <text:p>243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8726">
                <text:p/>
              </table:table-cell>
              <table:table-cell office:value-type="float" office:value="244.293">
                <text:p>244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0773">
                <text:p/>
              </table:table-cell>
              <table:table-cell office:value-type="float" office:value="244.596">
                <text:p>244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1965">
                <text:p/>
              </table:table-cell>
              <table:table-cell office:value-type="float" office:value="244.879">
                <text:p>244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4468">
                <text:p/>
              </table:table-cell>
              <table:table-cell office:value-type="float" office:value="245.192">
                <text:p>245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707">
                <text:p/>
              </table:table-cell>
              <table:table-cell office:value-type="float" office:value="245.5">
                <text:p>245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9641">
                <text:p/>
              </table:table-cell>
              <table:table-cell office:value-type="float" office:value="245.795">
                <text:p>245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15">
                <text:p/>
              </table:table-cell>
              <table:table-cell office:value-type="float" office:value="246.06">
                <text:p>246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2933">
                <text:p/>
              </table:table-cell>
              <table:table-cell office:value-type="float" office:value="246.299">
                <text:p>246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4394">
                <text:p/>
              </table:table-cell>
              <table:table-cell office:value-type="float" office:value="246.521">
                <text:p>246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6871">
                <text:p/>
              </table:table-cell>
              <table:table-cell office:value-type="float" office:value="246.742">
                <text:p>246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8907">
                <text:p/>
              </table:table-cell>
              <table:table-cell office:value-type="float" office:value="246.934">
                <text:p>246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0006">
                <text:p/>
              </table:table-cell>
              <table:table-cell office:value-type="float" office:value="247.09">
                <text:p>247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1153">
                <text:p/>
              </table:table-cell>
              <table:table-cell office:value-type="float" office:value="247.227">
                <text:p>247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3011">
                <text:p>10</text:p>
              </table:table-cell>
              <table:table-cell office:value-type="float" office:value="247.352">
                <text:p>247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4183">
                <text:p>10</text:p>
              </table:table-cell>
              <table:table-cell office:value-type="float" office:value="247.449">
                <text:p>247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5243">
                <text:p>10</text:p>
              </table:table-cell>
              <table:table-cell office:value-type="float" office:value="247.526">
                <text:p>247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679">
                <text:p>10</text:p>
              </table:table-cell>
              <table:table-cell office:value-type="float" office:value="247.588">
                <text:p>247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8691">
                <text:p>10</text:p>
              </table:table-cell>
              <table:table-cell office:value-type="float" office:value="247.631">
                <text:p>247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9631">
                <text:p>10</text:p>
              </table:table-cell>
              <table:table-cell office:value-type="float" office:value="247.654">
                <text:p>247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1094">
                <text:p>10</text:p>
              </table:table-cell>
              <table:table-cell office:value-type="float" office:value="247.66">
                <text:p>247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2849">
                <text:p>10</text:p>
              </table:table-cell>
              <table:table-cell office:value-type="float" office:value="247.65">
                <text:p>247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4116">
                <text:p>10</text:p>
              </table:table-cell>
              <table:table-cell office:value-type="float" office:value="247.625">
                <text:p>247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4878">
                <text:p>10</text:p>
              </table:table-cell>
              <table:table-cell office:value-type="float" office:value="247.587">
                <text:p>247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6602">
                <text:p>10</text:p>
              </table:table-cell>
              <table:table-cell office:value-type="float" office:value="247.533">
                <text:p>247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8337">
                <text:p>10</text:p>
              </table:table-cell>
              <table:table-cell office:value-type="float" office:value="247.465">
                <text:p>247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9694">
                <text:p>10</text:p>
              </table:table-cell>
              <table:table-cell office:value-type="float" office:value="247.388">
                <text:p>247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1096">
                <text:p>10</text:p>
              </table:table-cell>
              <table:table-cell office:value-type="float" office:value="247.3">
                <text:p>247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283">
                <text:p>10</text:p>
              </table:table-cell>
              <table:table-cell office:value-type="float" office:value="247.199">
                <text:p>247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4394">
                <text:p>10</text:p>
              </table:table-cell>
              <table:table-cell office:value-type="float" office:value="247.09">
                <text:p>247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8448">
                <text:p>10</text:p>
              </table:table-cell>
              <table:table-cell office:value-type="float" office:value="246.834">
                <text:p>246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9229">
                <text:p>10</text:p>
              </table:table-cell>
              <table:table-cell office:value-type="float" office:value="246.711">
                <text:p>246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0171">
                <text:p>10</text:p>
              </table:table-cell>
              <table:table-cell office:value-type="float" office:value="246.581">
                <text:p>246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1126">
                <text:p>10</text:p>
              </table:table-cell>
              <table:table-cell office:value-type="float" office:value="246.445">
                <text:p>246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1843">
                <text:p>10</text:p>
              </table:table-cell>
              <table:table-cell office:value-type="float" office:value="246.308">
                <text:p>246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2925">
                <text:p>10</text:p>
              </table:table-cell>
              <table:table-cell office:value-type="float" office:value="246.161">
                <text:p>246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4432">
                <text:p>10</text:p>
              </table:table-cell>
              <table:table-cell office:value-type="float" office:value="246.006">
                <text:p>246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5226">
                <text:p>10</text:p>
              </table:table-cell>
              <table:table-cell office:value-type="float" office:value="245.856">
                <text:p>245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6111">
                <text:p>10</text:p>
              </table:table-cell>
              <table:table-cell office:value-type="float" office:value="245.703">
                <text:p>245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6973">
                <text:p>10</text:p>
              </table:table-cell>
              <table:table-cell office:value-type="float" office:value="245.547">
                <text:p>245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8858">
                <text:p>10</text:p>
              </table:table-cell>
              <table:table-cell office:value-type="float" office:value="245.374">
                <text:p>245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9907">
                <text:p>10</text:p>
              </table:table-cell>
              <table:table-cell office:value-type="float" office:value="245.212">
                <text:p>245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199">
                <text:p>10</text:p>
              </table:table-cell>
              <table:table-cell office:value-type="float" office:value="245.032">
                <text:p>245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3869">
                <text:p>10</text:p>
              </table:table-cell>
              <table:table-cell office:value-type="float" office:value="244.854">
                <text:p>244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4617">
                <text:p>10</text:p>
              </table:table-cell>
              <table:table-cell office:value-type="float" office:value="244.691">
                <text:p>244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5166">
                <text:p>10</text:p>
              </table:table-cell>
              <table:table-cell office:value-type="float" office:value="244.531">
                <text:p>244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6416">
                <text:p>10</text:p>
              </table:table-cell>
              <table:table-cell office:value-type="float" office:value="244.36">
                <text:p>244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7376">
                <text:p>10</text:p>
              </table:table-cell>
              <table:table-cell office:value-type="float" office:value="244.192">
                <text:p>244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8949">
                <text:p>10</text:p>
              </table:table-cell>
              <table:table-cell office:value-type="float" office:value="244.015">
                <text:p>244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9949">
                <text:p>10</text:p>
              </table:table-cell>
              <table:table-cell office:value-type="float" office:value="243.846">
                <text:p>243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0937">
                <text:p>10</text:p>
              </table:table-cell>
              <table:table-cell office:value-type="float" office:value="243.678">
                <text:p>243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1992">
                <text:p>10</text:p>
              </table:table-cell>
              <table:table-cell office:value-type="float" office:value="243.509">
                <text:p>243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3732">
                <text:p>10</text:p>
              </table:table-cell>
              <table:table-cell office:value-type="float" office:value="243.329">
                <text:p>243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4163">
                <text:p>10</text:p>
              </table:table-cell>
              <table:table-cell office:value-type="float" office:value="243.171">
                <text:p>243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5099">
                <text:p>10</text:p>
              </table:table-cell>
              <table:table-cell office:value-type="float" office:value="243.005">
                <text:p>243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5772">
                <text:p>10</text:p>
              </table:table-cell>
              <table:table-cell office:value-type="float" office:value="242.845">
                <text:p>242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6351">
                <text:p>10</text:p>
              </table:table-cell>
              <table:table-cell office:value-type="float" office:value="242.687">
                <text:p>242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7171">
                <text:p>10</text:p>
              </table:table-cell>
              <table:table-cell office:value-type="float" office:value="242.529">
                <text:p>242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935">
                <text:p>10</text:p>
              </table:table-cell>
              <table:table-cell office:value-type="float" office:value="242.353">
                <text:p>242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137">
                <text:p>10</text:p>
              </table:table-cell>
              <table:table-cell office:value-type="float" office:value="242.183">
                <text:p>242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335">
                <text:p>10</text:p>
              </table:table-cell>
              <table:table-cell office:value-type="float" office:value="242.019">
                <text:p>242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439">
                <text:p>10</text:p>
              </table:table-cell>
              <table:table-cell office:value-type="float" office:value="241.872">
                <text:p>241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523">
                <text:p>1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696">
                <text:p>10</text:p>
              </table:table-cell>
              <table:table-cell office:value-type="float" office:value="241.586">
                <text:p>241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971">
                <text:p>10</text:p>
              </table:table-cell>
              <table:table-cell office:value-type="float" office:value="241.435">
                <text:p>241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28">
                <text:p>10</text:p>
              </table:table-cell>
              <table:table-cell office:value-type="float" office:value="241.29">
                <text:p>241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595">
                <text:p>10</text:p>
              </table:table-cell>
              <table:table-cell office:value-type="float" office:value="241.153">
                <text:p>241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755">
                <text:p>10</text:p>
              </table:table-cell>
              <table:table-cell office:value-type="float" office:value="241.041">
                <text:p>241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793">
                <text:p>10</text:p>
              </table:table-cell>
              <table:table-cell office:value-type="float" office:value="240.949">
                <text:p>240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999">
                <text:p>10</text:p>
              </table:table-cell>
              <table:table-cell office:value-type="float" office:value="240.851">
                <text:p>240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338">
                <text:p>10</text:p>
              </table:table-cell>
              <table:table-cell office:value-type="float" office:value="240.756">
                <text:p>240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621">
                <text:p>10</text:p>
              </table:table-cell>
              <table:table-cell office:value-type="float" office:value="240.678">
                <text:p>240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679">
                <text:p>10</text:p>
              </table:table-cell>
              <table:table-cell office:value-type="float" office:value="240.624">
                <text:p>240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871">
                <text:p>10</text:p>
              </table:table-cell>
              <table:table-cell office:value-type="float" office:value="240.575">
                <text:p>24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033">
                <text:p>10</text:p>
              </table:table-cell>
              <table:table-cell office:value-type="float" office:value="240.54">
                <text:p>240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291">
                <text:p>10</text:p>
              </table:table-cell>
              <table:table-cell office:value-type="float" office:value="240.518">
                <text:p>240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459">
                <text:p>10</text:p>
              </table:table-cell>
              <table:table-cell office:value-type="float" office:value="240.512">
                <text:p>240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656">
                <text:p>10</text:p>
              </table:table-cell>
              <table:table-cell office:value-type="float" office:value="240.521">
                <text:p>240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867">
                <text:p>10</text:p>
              </table:table-cell>
              <table:table-cell office:value-type="float" office:value="240.547">
                <text:p>240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071">
                <text:p>10</text:p>
              </table:table-cell>
              <table:table-cell office:value-type="float" office:value="240.589">
                <text:p>240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3">
                <text:p>10</text:p>
              </table:table-cell>
              <table:table-cell office:value-type="float" office:value="240.651">
                <text:p>240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56">
                <text:p>10</text:p>
              </table:table-cell>
              <table:table-cell office:value-type="float" office:value="240.734">
                <text:p>240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822">
                <text:p>10</text:p>
              </table:table-cell>
              <table:table-cell office:value-type="float" office:value="240.838">
                <text:p>240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993">
                <text:p>10</text:p>
              </table:table-cell>
              <table:table-cell office:value-type="float" office:value="240.953">
                <text:p>240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147">
                <text:p>10</text:p>
              </table:table-cell>
              <table:table-cell office:value-type="float" office:value="241.085">
                <text:p>241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37">
                <text:p>10</text:p>
              </table:table-cell>
              <table:table-cell office:value-type="float" office:value="241.246">
                <text:p>241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496">
                <text:p>10</text:p>
              </table:table-cell>
              <table:table-cell office:value-type="float" office:value="241.412">
                <text:p>241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691">
                <text:p>10</text:p>
              </table:table-cell>
              <table:table-cell office:value-type="float" office:value="241.609">
                <text:p>241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824">
                <text:p>10</text:p>
              </table:table-cell>
              <table:table-cell office:value-type="float" office:value="241.814">
                <text:p>241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935">
                <text:p>10</text:p>
              </table:table-cell>
              <table:table-cell office:value-type="float" office:value="242.034">
                <text:p>242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099">
                <text:p>10</text:p>
              </table:table-cell>
              <table:table-cell office:value-type="float" office:value="242.284">
                <text:p>242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231">
                <text:p>10</text:p>
              </table:table-cell>
              <table:table-cell office:value-type="float" office:value="242.547">
                <text:p>242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34">
                <text:p>10</text:p>
              </table:table-cell>
              <table:table-cell office:value-type="float" office:value="242.822">
                <text:p>242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482">
                <text:p>10</text:p>
              </table:table-cell>
              <table:table-cell office:value-type="float" office:value="243.124">
                <text:p>243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623">
                <text:p>10</text:p>
              </table:table-cell>
              <table:table-cell office:value-type="float" office:value="243.445">
                <text:p>243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74">
                <text:p>10</text:p>
              </table:table-cell>
              <table:table-cell office:value-type="float" office:value="243.776">
                <text:p>243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845">
                <text:p>10</text:p>
              </table:table-cell>
              <table:table-cell office:value-type="float" office:value="244.119">
                <text:p>244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959">
                <text:p>10</text:p>
              </table:table-cell>
              <table:table-cell office:value-type="float" office:value="244.477">
                <text:p>244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072">
                <text:p>10</text:p>
              </table:table-cell>
              <table:table-cell office:value-type="float" office:value="244.845">
                <text:p>244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223">
                <text:p>10</text:p>
              </table:table-cell>
              <table:table-cell office:value-type="float" office:value="245.232">
                <text:p>245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437">
                <text:p>20</text:p>
              </table:table-cell>
              <table:table-cell office:value-type="float" office:value="245.642">
                <text:p>245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683">
                <text:p>20</text:p>
              </table:table-cell>
              <table:table-cell office:value-type="float" office:value="246.059">
                <text:p>246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929">
                <text:p>20</text:p>
              </table:table-cell>
              <table:table-cell office:value-type="float" office:value="246.467">
                <text:p>246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169">
                <text:p>20</text:p>
              </table:table-cell>
              <table:table-cell office:value-type="float" office:value="246.858">
                <text:p>246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311">
                <text:p>20</text:p>
              </table:table-cell>
              <table:table-cell office:value-type="float" office:value="247.202">
                <text:p>247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539">
                <text:p>20</text:p>
              </table:table-cell>
              <table:table-cell office:value-type="float" office:value="247.551">
                <text:p>247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738">
                <text:p>20</text:p>
              </table:table-cell>
              <table:table-cell office:value-type="float" office:value="247.867">
                <text:p>247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889">
                <text:p>20</text:p>
              </table:table-cell>
              <table:table-cell office:value-type="float" office:value="248.148">
                <text:p>248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014">
                <text:p>20</text:p>
              </table:table-cell>
              <table:table-cell office:value-type="float" office:value="248.399">
                <text:p>248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22">
                <text:p>20</text:p>
              </table:table-cell>
              <table:table-cell office:value-type="float" office:value="248.641">
                <text:p>248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316">
                <text:p>20</text:p>
              </table:table-cell>
              <table:table-cell office:value-type="float" office:value="248.837">
                <text:p>248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522">
                <text:p>20</text:p>
              </table:table-cell>
              <table:table-cell office:value-type="float" office:value="249.026">
                <text:p>249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703">
                <text:p>20</text:p>
              </table:table-cell>
              <table:table-cell office:value-type="float" office:value="249.184">
                <text:p>249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879">
                <text:p>20</text:p>
              </table:table-cell>
              <table:table-cell office:value-type="float" office:value="249.316">
                <text:p>249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023">
                <text:p>20</text:p>
              </table:table-cell>
              <table:table-cell office:value-type="float" office:value="249.421">
                <text:p>249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184">
                <text:p>20</text:p>
              </table:table-cell>
              <table:table-cell office:value-type="float" office:value="249.503">
                <text:p>249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406">
                <text:p>20</text:p>
              </table:table-cell>
              <table:table-cell office:value-type="float" office:value="249.566">
                <text:p>249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598">
                <text:p>20</text:p>
              </table:table-cell>
              <table:table-cell office:value-type="float" office:value="249.605">
                <text:p>249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808">
                <text:p>20</text:p>
              </table:table-cell>
              <table:table-cell office:value-type="float" office:value="249.622">
                <text:p>249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984">
                <text:p>20</text:p>
              </table:table-cell>
              <table:table-cell office:value-type="float" office:value="249.619">
                <text:p>249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163">
                <text:p>20</text:p>
              </table:table-cell>
              <table:table-cell office:value-type="float" office:value="249.598">
                <text:p>249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439">
                <text:p>20</text:p>
              </table:table-cell>
              <table:table-cell office:value-type="float" office:value="249.556">
                <text:p>249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552">
                <text:p>20</text:p>
              </table:table-cell>
              <table:table-cell office:value-type="float" office:value="249.504">
                <text:p>249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792">
                <text:p>20</text:p>
              </table:table-cell>
              <table:table-cell office:value-type="float" office:value="249.431">
                <text:p>249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02">
                <text:p>20</text:p>
              </table:table-cell>
              <table:table-cell office:value-type="float" office:value="249.343">
                <text:p>249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131">
                <text:p>20</text:p>
              </table:table-cell>
              <table:table-cell office:value-type="float" office:value="249.253">
                <text:p>249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288">
                <text:p>20</text:p>
              </table:table-cell>
              <table:table-cell office:value-type="float" office:value="249.147">
                <text:p>249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61">
                <text:p>20</text:p>
              </table:table-cell>
              <table:table-cell office:value-type="float" office:value="249.015">
                <text:p>249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784">
                <text:p>20</text:p>
              </table:table-cell>
              <table:table-cell office:value-type="float" office:value="248.888">
                <text:p>248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105">
                <text:p>20</text:p>
              </table:table-cell>
              <table:table-cell office:value-type="float" office:value="248.734">
                <text:p>248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371">
                <text:p>20</text:p>
              </table:table-cell>
              <table:table-cell office:value-type="float" office:value="248.578">
                <text:p>248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654">
                <text:p>20</text:p>
              </table:table-cell>
              <table:table-cell office:value-type="float" office:value="248.412">
                <text:p>248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803">
                <text:p>20</text:p>
              </table:table-cell>
              <table:table-cell office:value-type="float" office:value="248.257">
                <text:p>248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011">
                <text:p>20</text:p>
              </table:table-cell>
              <table:table-cell office:value-type="float" office:value="248.09">
                <text:p>248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178">
                <text:p>20</text:p>
              </table:table-cell>
              <table:table-cell office:value-type="float" office:value="247.922">
                <text:p>247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292">
                <text:p>20</text:p>
              </table:table-cell>
              <table:table-cell office:value-type="float" office:value="247.759">
                <text:p>247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464">
                <text:p>20</text:p>
              </table:table-cell>
              <table:table-cell office:value-type="float" office:value="247.584">
                <text:p>247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644">
                <text:p>20</text:p>
              </table:table-cell>
              <table:table-cell office:value-type="float" office:value="247.404">
                <text:p>247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816">
                <text:p>20</text:p>
              </table:table-cell>
              <table:table-cell office:value-type="float" office:value="247.222">
                <text:p>247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023">
                <text:p>20</text:p>
              </table:table-cell>
              <table:table-cell office:value-type="float" office:value="247.033">
                <text:p>247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212">
                <text:p>20</text:p>
              </table:table-cell>
              <table:table-cell office:value-type="float" office:value="246.844">
                <text:p>246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432">
                <text:p>20</text:p>
              </table:table-cell>
              <table:table-cell office:value-type="float" office:value="246.649">
                <text:p>246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706">
                <text:p>20</text:p>
              </table:table-cell>
              <table:table-cell office:value-type="float" office:value="246.444">
                <text:p>246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926">
                <text:p>20</text:p>
              </table:table-cell>
              <table:table-cell office:value-type="float" office:value="246.246">
                <text:p>246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121">
                <text:p>20</text:p>
              </table:table-cell>
              <table:table-cell office:value-type="float" office:value="246.052">
                <text:p>246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42">
                <text:p>20</text:p>
              </table:table-cell>
              <table:table-cell office:value-type="float" office:value="245.84">
                <text:p>245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601">
                <text:p>20</text:p>
              </table:table-cell>
              <table:table-cell office:value-type="float" office:value="245.647">
                <text:p>245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752">
                <text:p>20</text:p>
              </table:table-cell>
              <table:table-cell office:value-type="float" office:value="245.459">
                <text:p>245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944">
                <text:p>20</text:p>
              </table:table-cell>
              <table:table-cell office:value-type="float" office:value="245.264">
                <text:p>245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183">
                <text:p>20</text:p>
              </table:table-cell>
              <table:table-cell office:value-type="float" office:value="245.062">
                <text:p>245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367">
                <text:p>20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553">
                <text:p>20</text:p>
              </table:table-cell>
              <table:table-cell office:value-type="float" office:value="244.676">
                <text:p>244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732">
                <text:p>20</text:p>
              </table:table-cell>
              <table:table-cell office:value-type="float" office:value="244.486">
                <text:p>244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933">
                <text:p>20</text:p>
              </table:table-cell>
              <table:table-cell office:value-type="float" office:value="244.292">
                <text:p>244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148">
                <text:p>20</text:p>
              </table:table-cell>
              <table:table-cell office:value-type="float" office:value="244.097">
                <text:p>244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309">
                <text:p>20</text:p>
              </table:table-cell>
              <table:table-cell office:value-type="float" office:value="243.912">
                <text:p>243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545">
                <text:p>20</text:p>
              </table:table-cell>
              <table:table-cell office:value-type="float" office:value="243.716">
                <text:p>243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781">
                <text:p>20</text:p>
              </table:table-cell>
              <table:table-cell office:value-type="float" office:value="243.521">
                <text:p>243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906">
                <text:p>20</text:p>
              </table:table-cell>
              <table:table-cell office:value-type="float" office:value="243.345">
                <text:p>243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154">
                <text:p>20</text:p>
              </table:table-cell>
              <table:table-cell office:value-type="float" office:value="243.152">
                <text:p>243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242">
                <text:p>20</text:p>
              </table:table-cell>
              <table:table-cell office:value-type="float" office:value="242.985">
                <text:p>242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335">
                <text:p>20</text:p>
              </table:table-cell>
              <table:table-cell office:value-type="float" office:value="242.819">
                <text:p>242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512">
                <text:p>20</text:p>
              </table:table-cell>
              <table:table-cell office:value-type="float" office:value="242.642">
                <text:p>242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692">
                <text:p>20</text:p>
              </table:table-cell>
              <table:table-cell office:value-type="float" office:value="242.469">
                <text:p>242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854">
                <text:p>20</text:p>
              </table:table-cell>
              <table:table-cell office:value-type="float" office:value="242.302">
                <text:p>242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103">
                <text:p>20</text:p>
              </table:table-cell>
              <table:table-cell office:value-type="float" office:value="242.126">
                <text:p>242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314">
                <text:p>20</text:p>
              </table:table-cell>
              <table:table-cell office:value-type="float" office:value="241.961">
                <text:p>241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486">
                <text:p>20</text:p>
              </table:table-cell>
              <table:table-cell office:value-type="float" office:value="241.807">
                <text:p>241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692">
                <text:p>20</text:p>
              </table:table-cell>
              <table:table-cell office:value-type="float" office:value="241.654">
                <text:p>241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871">
                <text:p>20</text:p>
              </table:table-cell>
              <table:table-cell office:value-type="float" office:value="241.512">
                <text:p>241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089">
                <text:p>20</text:p>
              </table:table-cell>
              <table:table-cell office:value-type="float" office:value="241.371">
                <text:p>241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307">
                <text:p>20</text:p>
              </table:table-cell>
              <table:table-cell office:value-type="float" office:value="241.239">
                <text:p>241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569">
                <text:p>20</text:p>
              </table:table-cell>
              <table:table-cell office:value-type="float" office:value="241.111">
                <text:p>241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724">
                <text:p>20</text:p>
              </table:table-cell>
              <table:table-cell office:value-type="float" office:value="241.003">
                <text:p>241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831">
                <text:p>20</text:p>
              </table:table-cell>
              <table:table-cell office:value-type="float" office:value="240.907">
                <text:p>240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119">
                <text:p>20</text:p>
              </table:table-cell>
              <table:table-cell office:value-type="float" office:value="240.807">
                <text:p>240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34">
                <text:p>20</text:p>
              </table:table-cell>
              <table:table-cell office:value-type="float" office:value="240.724">
                <text:p>240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543">
                <text:p>20</text:p>
              </table:table-cell>
              <table:table-cell office:value-type="float" office:value="240.653">
                <text:p>240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778">
                <text:p>20</text:p>
              </table:table-cell>
              <table:table-cell office:value-type="float" office:value="240.593">
                <text:p>240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975">
                <text:p>20</text:p>
              </table:table-cell>
              <table:table-cell office:value-type="float" office:value="240.548">
                <text:p>240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194">
                <text:p>20</text:p>
              </table:table-cell>
              <table:table-cell office:value-type="float" office:value="240.516">
                <text:p>240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413">
                <text:p>20</text:p>
              </table:table-cell>
              <table:table-cell office:value-type="float" office:value="240.499">
                <text:p>240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599">
                <text:p>20</text:p>
              </table:table-cell>
              <table:table-cell office:value-type="float" office:value="240.497">
                <text:p>240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875">
                <text:p>20</text:p>
              </table:table-cell>
              <table:table-cell office:value-type="float" office:value="240.511">
                <text:p>240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046">
                <text:p>30</text:p>
              </table:table-cell>
              <table:table-cell office:value-type="float" office:value="240.541">
                <text:p>240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15">
                <text:p>30</text:p>
              </table:table-cell>
              <table:table-cell office:value-type="float" office:value="240.583">
                <text:p>240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336">
                <text:p>30</text:p>
              </table:table-cell>
              <table:table-cell office:value-type="float" office:value="240.645">
                <text:p>240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587">
                <text:p>30</text:p>
              </table:table-cell>
              <table:table-cell office:value-type="float" office:value="240.729">
                <text:p>240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774">
                <text:p>30</text:p>
              </table:table-cell>
              <table:table-cell office:value-type="float" office:value="240.828">
                <text:p>240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947">
                <text:p>30</text:p>
              </table:table-cell>
              <table:table-cell office:value-type="float" office:value="240.944">
                <text:p>240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15">
                <text:p>30</text:p>
              </table:table-cell>
              <table:table-cell office:value-type="float" office:value="241.082">
                <text:p>241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433">
                <text:p>30</text:p>
              </table:table-cell>
              <table:table-cell office:value-type="float" office:value="241.251">
                <text:p>241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654">
                <text:p>30</text:p>
              </table:table-cell>
              <table:table-cell office:value-type="float" office:value="241.434">
                <text:p>241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898">
                <text:p>30</text:p>
              </table:table-cell>
              <table:table-cell office:value-type="float" office:value="241.643">
                <text:p>241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022">
                <text:p>30</text:p>
              </table:table-cell>
              <table:table-cell office:value-type="float" office:value="241.85">
                <text:p>241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202">
                <text:p>30</text:p>
              </table:table-cell>
              <table:table-cell office:value-type="float" office:value="242.088">
                <text:p>242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409">
                <text:p>30</text:p>
              </table:table-cell>
              <table:table-cell office:value-type="float" office:value="242.352">
                <text:p>242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657">
                <text:p>30</text:p>
              </table:table-cell>
              <table:table-cell office:value-type="float" office:value="242.647">
                <text:p>242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939">
                <text:p>30</text:p>
              </table:table-cell>
              <table:table-cell office:value-type="float" office:value="242.975">
                <text:p>242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168">
                <text:p>30</text:p>
              </table:table-cell>
              <table:table-cell office:value-type="float" office:value="243.311">
                <text:p>243.3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328">
                <text:p>30</text:p>
              </table:table-cell>
              <table:table-cell office:value-type="float" office:value="243.648">
                <text:p>243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555">
                <text:p>30</text:p>
              </table:table-cell>
              <table:table-cell office:value-type="float" office:value="244.023">
                <text:p>244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769">
                <text:p>30</text:p>
              </table:table-cell>
              <table:table-cell office:value-type="float" office:value="244.411">
                <text:p>244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989">
                <text:p>30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178">
                <text:p>30</text:p>
              </table:table-cell>
              <table:table-cell office:value-type="float" office:value="245.215">
                <text:p>245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255">
                <text:p>30</text:p>
              </table:table-cell>
              <table:table-cell office:value-type="float" office:value="245.581">
                <text:p>245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458">
                <text:p>30</text:p>
              </table:table-cell>
              <table:table-cell office:value-type="float" office:value="245.988">
                <text:p>245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634">
                <text:p>30</text:p>
              </table:table-cell>
              <table:table-cell office:value-type="float" office:value="246.378">
                <text:p>246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894">
                <text:p>30</text:p>
              </table:table-cell>
              <table:table-cell office:value-type="float" office:value="246.785">
                <text:p>246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123">
                <text:p>30</text:p>
              </table:table-cell>
              <table:table-cell office:value-type="float" office:value="247.164">
                <text:p>247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439">
                <text:p>30</text:p>
              </table:table-cell>
              <table:table-cell office:value-type="float" office:value="247.547">
                <text:p>247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622">
                <text:p>30</text:p>
              </table:table-cell>
              <table:table-cell office:value-type="float" office:value="247.867">
                <text:p>247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868">
                <text:p>30</text:p>
              </table:table-cell>
              <table:table-cell office:value-type="float" office:value="248.179">
                <text:p>248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051">
                <text:p>30</text:p>
              </table:table-cell>
              <table:table-cell office:value-type="float" office:value="248.448">
                <text:p>248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277">
                <text:p>30</text:p>
              </table:table-cell>
              <table:table-cell office:value-type="float" office:value="248.699">
                <text:p>248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513">
                <text:p>30</text:p>
              </table:table-cell>
              <table:table-cell office:value-type="float" office:value="248.922">
                <text:p>248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781">
                <text:p>30</text:p>
              </table:table-cell>
              <table:table-cell office:value-type="float" office:value="249.121">
                <text:p>249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979">
                <text:p>30</text:p>
              </table:table-cell>
              <table:table-cell office:value-type="float" office:value="249.28">
                <text:p>249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163">
                <text:p>30</text:p>
              </table:table-cell>
              <table:table-cell office:value-type="float" office:value="249.411">
                <text:p>249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42">
                <text:p>30</text:p>
              </table:table-cell>
              <table:table-cell office:value-type="float" office:value="249.523">
                <text:p>249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686">
                <text:p>30</text:p>
              </table:table-cell>
              <table:table-cell office:value-type="float" office:value="249.607">
                <text:p>249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845">
                <text:p>30</text:p>
              </table:table-cell>
              <table:table-cell office:value-type="float" office:value="249.661">
                <text:p>249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044">
                <text:p>30</text:p>
              </table:table-cell>
              <table:table-cell office:value-type="float" office:value="249.694">
                <text:p>249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259">
                <text:p>30</text:p>
              </table:table-cell>
              <table:table-cell office:value-type="float" office:value="249.707">
                <text:p>249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321">
                <text:p>30</text:p>
              </table:table-cell>
              <table:table-cell office:value-type="float" office:value="249.7">
                <text:p>249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5">
                <text:p>30</text:p>
              </table:table-cell>
              <table:table-cell office:value-type="float" office:value="249.676">
                <text:p>249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679">
                <text:p>30</text:p>
              </table:table-cell>
              <table:table-cell office:value-type="float" office:value="249.634">
                <text:p>249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803">
                <text:p>30</text:p>
              </table:table-cell>
              <table:table-cell office:value-type="float" office:value="249.58">
                <text:p>249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955">
                <text:p>30</text:p>
              </table:table-cell>
              <table:table-cell office:value-type="float" office:value="249.51">
                <text:p>249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158">
                <text:p>30</text:p>
              </table:table-cell>
              <table:table-cell office:value-type="float" office:value="249.423">
                <text:p>249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372">
                <text:p>30</text:p>
              </table:table-cell>
              <table:table-cell office:value-type="float" office:value="249.323">
                <text:p>249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622">
                <text:p>30</text:p>
              </table:table-cell>
              <table:table-cell office:value-type="float" office:value="249.206">
                <text:p>249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859">
                <text:p>30</text:p>
              </table:table-cell>
              <table:table-cell office:value-type="float" office:value="249.079">
                <text:p>249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887">
                <text:p>30</text:p>
              </table:table-cell>
              <table:table-cell office:value-type="float" office:value="248.966">
                <text:p>248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021">
                <text:p>30</text:p>
              </table:table-cell>
              <table:table-cell office:value-type="float" office:value="248.833">
                <text:p>248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281">
                <text:p>30</text:p>
              </table:table-cell>
              <table:table-cell office:value-type="float" office:value="248.677">
                <text:p>248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464">
                <text:p>30</text:p>
              </table:table-cell>
              <table:table-cell office:value-type="float" office:value="248.523">
                <text:p>248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714">
                <text:p>30</text:p>
              </table:table-cell>
              <table:table-cell office:value-type="float" office:value="248.354">
                <text:p>248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852">
                <text:p>30</text:p>
              </table:table-cell>
              <table:table-cell office:value-type="float" office:value="248.195">
                <text:p>248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084">
                <text:p>30</text:p>
              </table:table-cell>
              <table:table-cell office:value-type="float" office:value="248.017">
                <text:p>248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301">
                <text:p>30</text:p>
              </table:table-cell>
              <table:table-cell office:value-type="float" office:value="247.836">
                <text:p>247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501">
                <text:p>30</text:p>
              </table:table-cell>
              <table:table-cell office:value-type="float" office:value="247.655">
                <text:p>247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548">
                <text:p>30</text:p>
              </table:table-cell>
              <table:table-cell office:value-type="float" office:value="247.493">
                <text:p>247.4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768">
                <text:p>30</text:p>
              </table:table-cell>
              <table:table-cell office:value-type="float" office:value="247.302">
                <text:p>247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793">
                <text:p>30</text:p>
              </table:table-cell>
              <table:table-cell office:value-type="float" office:value="247.14">
                <text:p>247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842">
                <text:p>30</text:p>
              </table:table-cell>
              <table:table-cell office:value-type="float" office:value="246.972">
                <text:p>246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868">
                <text:p>30</text:p>
              </table:table-cell>
              <table:table-cell office:value-type="float" office:value="246.806">
                <text:p>246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103">
                <text:p>30</text:p>
              </table:table-cell>
              <table:table-cell office:value-type="float" office:value="246.605">
                <text:p>246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386">
                <text:p>30</text:p>
              </table:table-cell>
              <table:table-cell office:value-type="float" office:value="246.395">
                <text:p>246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649">
                <text:p>30</text:p>
              </table:table-cell>
              <table:table-cell office:value-type="float" office:value="246.187">
                <text:p>246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803">
                <text:p>30</text:p>
              </table:table-cell>
              <table:table-cell office:value-type="float" office:value="245.997">
                <text:p>245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817">
                <text:p>30</text:p>
              </table:table-cell>
              <table:table-cell office:value-type="float" office:value="245.829">
                <text:p>245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108">
                <text:p>30</text:p>
              </table:table-cell>
              <table:table-cell office:value-type="float" office:value="245.615">
                <text:p>245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281">
                <text:p>30</text:p>
              </table:table-cell>
              <table:table-cell office:value-type="float" office:value="245.421">
                <text:p>245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8">
                <text:p>30</text:p>
              </table:table-cell>
              <table:table-cell office:value-type="float" office:value="245.168">
                <text:p>245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935">
                <text:p>30</text:p>
              </table:table-cell>
              <table:table-cell office:value-type="float" office:value="244.981">
                <text:p>244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31">
                <text:p>30</text:p>
              </table:table-cell>
              <table:table-cell office:value-type="float" office:value="244.754">
                <text:p>244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412">
                <text:p>30</text:p>
              </table:table-cell>
              <table:table-cell office:value-type="float" office:value="244.574">
                <text:p>244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639">
                <text:p>30</text:p>
              </table:table-cell>
              <table:table-cell office:value-type="float" office:value="244.374">
                <text:p>244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851">
                <text:p>30</text:p>
              </table:table-cell>
              <table:table-cell office:value-type="float" office:value="244.178">
                <text:p>244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953">
                <text:p>3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115">
                <text:p>30</text:p>
              </table:table-cell>
              <table:table-cell office:value-type="float" office:value="243.813">
                <text:p>243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28">
                <text:p>30</text:p>
              </table:table-cell>
              <table:table-cell office:value-type="float" office:value="243.628">
                <text:p>243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445">
                <text:p>30</text:p>
              </table:table-cell>
              <table:table-cell office:value-type="float" office:value="243.443">
                <text:p>243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65">
                <text:p>30</text:p>
              </table:table-cell>
              <table:table-cell office:value-type="float" office:value="243.253">
                <text:p>243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819">
                <text:p>30</text:p>
              </table:table-cell>
              <table:table-cell office:value-type="float" office:value="243.071">
                <text:p>243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971">
                <text:p>30</text:p>
              </table:table-cell>
              <table:table-cell office:value-type="float" office:value="242.894">
                <text:p>242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112">
                <text:p>40</text:p>
              </table:table-cell>
              <table:table-cell office:value-type="float" office:value="242.72">
                <text:p>242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168">
                <text:p>40</text:p>
              </table:table-cell>
              <table:table-cell office:value-type="float" office:value="242.562">
                <text:p>242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29">
                <text:p>40</text:p>
              </table:table-cell>
              <table:table-cell office:value-type="float" office:value="242.397">
                <text:p>242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683">
                <text:p>40</text:p>
              </table:table-cell>
              <table:table-cell office:value-type="float" office:value="242.196">
                <text:p>242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838">
                <text:p>40</text:p>
              </table:table-cell>
              <table:table-cell office:value-type="float" office:value="242.035">
                <text:p>242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097">
                <text:p>40</text:p>
              </table:table-cell>
              <table:table-cell office:value-type="float" office:value="241.865">
                <text:p>241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318">
                <text:p>40</text:p>
              </table:table-cell>
              <table:table-cell office:value-type="float" office:value="241.707">
                <text:p>241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573">
                <text:p>40</text:p>
              </table:table-cell>
              <table:table-cell office:value-type="float" office:value="241.551">
                <text:p>241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781">
                <text:p>40</text:p>
              </table:table-cell>
              <table:table-cell office:value-type="float" office:value="241.408">
                <text:p>241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938">
                <text:p>40</text:p>
              </table:table-cell>
              <table:table-cell office:value-type="float" office:value="241.278">
                <text:p>241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105">
                <text:p>40</text:p>
              </table:table-cell>
              <table:table-cell office:value-type="float" office:value="241.155">
                <text:p>241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282">
                <text:p>40</text:p>
              </table:table-cell>
              <table:table-cell office:value-type="float" office:value="241.039">
                <text:p>241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437">
                <text:p>40</text:p>
              </table:table-cell>
              <table:table-cell office:value-type="float" office:value="240.934">
                <text:p>240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999">
                <text:p>40</text:p>
              </table:table-cell>
              <table:table-cell office:value-type="float" office:value="240.806">
                <text:p>240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147">
                <text:p>40</text:p>
              </table:table-cell>
              <table:table-cell office:value-type="float" office:value="240.724">
                <text:p>240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45">
                <text:p>40</text:p>
              </table:table-cell>
              <table:table-cell office:value-type="float" office:value="240.643">
                <text:p>240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455">
                <text:p>40</text:p>
              </table:table-cell>
              <table:table-cell office:value-type="float" office:value="240.591">
                <text:p>240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529">
                <text:p>40</text:p>
              </table:table-cell>
              <table:table-cell office:value-type="float" office:value="240.545">
                <text:p>240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674">
                <text:p>40</text:p>
              </table:table-cell>
              <table:table-cell office:value-type="float" office:value="240.507">
                <text:p>240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794">
                <text:p>40</text:p>
              </table:table-cell>
              <table:table-cell office:value-type="float" office:value="240.483">
                <text:p>24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964">
                <text:p>40</text:p>
              </table:table-cell>
              <table:table-cell office:value-type="float" office:value="240.471">
                <text:p>240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027">
                <text:p>40</text:p>
              </table:table-cell>
              <table:table-cell office:value-type="float" office:value="240.472">
                <text:p>24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198">
                <text:p>40</text:p>
              </table:table-cell>
              <table:table-cell office:value-type="float" office:value="240.488">
                <text:p>240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361">
                <text:p>40</text:p>
              </table:table-cell>
              <table:table-cell office:value-type="float" office:value="240.519">
                <text:p>240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414">
                <text:p>40</text:p>
              </table:table-cell>
              <table:table-cell office:value-type="float" office:value="240.561">
                <text:p>240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435">
                <text:p>40</text:p>
              </table:table-cell>
              <table:table-cell office:value-type="float" office:value="240.615">
                <text:p>240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453">
                <text:p>40</text:p>
              </table:table-cell>
              <table:table-cell office:value-type="float" office:value="240.681">
                <text:p>240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646">
                <text:p>40</text:p>
              </table:table-cell>
              <table:table-cell office:value-type="float" office:value="240.775">
                <text:p>240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977">
                <text:p>40</text:p>
              </table:table-cell>
              <table:table-cell office:value-type="float" office:value="240.903">
                <text:p>240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159">
                <text:p>4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289">
                <text:p>40</text:p>
              </table:table-cell>
              <table:table-cell office:value-type="float" office:value="241.182">
                <text:p>241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383">
                <text:p>40</text:p>
              </table:table-cell>
              <table:table-cell office:value-type="float" office:value="241.341">
                <text:p>241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552">
                <text:p>40</text:p>
              </table:table-cell>
              <table:table-cell office:value-type="float" office:value="241.528">
                <text:p>241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627">
                <text:p>40</text:p>
              </table:table-cell>
              <table:table-cell office:value-type="float" office:value="241.719">
                <text:p>241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641">
                <text:p>40</text:p>
              </table:table-cell>
              <table:table-cell office:value-type="float" office:value="241.913">
                <text:p>241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823">
                <text:p>40</text:p>
              </table:table-cell>
              <table:table-cell office:value-type="float" office:value="242.16">
                <text:p>242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009">
                <text:p>40</text:p>
              </table:table-cell>
              <table:table-cell office:value-type="float" office:value="242.427">
                <text:p>242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039">
                <text:p>40</text:p>
              </table:table-cell>
              <table:table-cell office:value-type="float" office:value="242.676">
                <text:p>242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1">
                <text:p>40</text:p>
              </table:table-cell>
              <table:table-cell office:value-type="float" office:value="242.949">
                <text:p>242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136">
                <text:p>40</text:p>
              </table:table-cell>
              <table:table-cell office:value-type="float" office:value="243.231">
                <text:p>243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186">
                <text:p>40</text:p>
              </table:table-cell>
              <table:table-cell office:value-type="float" office:value="243.533">
                <text:p>243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356">
                <text:p>40</text:p>
              </table:table-cell>
              <table:table-cell office:value-type="float" office:value="243.886">
                <text:p>243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525">
                <text:p>40</text:p>
              </table:table-cell>
              <table:table-cell office:value-type="float" office:value="244.255">
                <text:p>244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624">
                <text:p>40</text:p>
              </table:table-cell>
              <table:table-cell office:value-type="float" office:value="244.615">
                <text:p>244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8">
                <text:p>40</text:p>
              </table:table-cell>
              <table:table-cell office:value-type="float" office:value="245.008">
                <text:p>24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996">
                <text:p>40</text:p>
              </table:table-cell>
              <table:table-cell office:value-type="float" office:value="245.414">
                <text:p>245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085">
                <text:p>40</text:p>
              </table:table-cell>
              <table:table-cell office:value-type="float" office:value="245.783">
                <text:p>245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267">
                <text:p>40</text:p>
              </table:table-cell>
              <table:table-cell office:value-type="float" office:value="246.179">
                <text:p>246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456">
                <text:p>40</text:p>
              </table:table-cell>
              <table:table-cell office:value-type="float" office:value="246.569">
                <text:p>246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5">
                <text:p>40</text:p>
              </table:table-cell>
              <table:table-cell office:value-type="float" office:value="246.899">
                <text:p>246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664">
                <text:p>40</text:p>
              </table:table-cell>
              <table:table-cell office:value-type="float" office:value="247.252">
                <text:p>247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997">
                <text:p>40</text:p>
              </table:table-cell>
              <table:table-cell office:value-type="float" office:value="247.632">
                <text:p>247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157">
                <text:p>40</text:p>
              </table:table-cell>
              <table:table-cell office:value-type="float" office:value="247.938">
                <text:p>247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326">
                <text:p>40</text:p>
              </table:table-cell>
              <table:table-cell office:value-type="float" office:value="248.223">
                <text:p>248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446">
                <text:p>40</text:p>
              </table:table-cell>
              <table:table-cell office:value-type="float" office:value="248.472">
                <text:p>248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601">
                <text:p>40</text:p>
              </table:table-cell>
              <table:table-cell office:value-type="float" office:value="248.703">
                <text:p>248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755">
                <text:p>40</text:p>
              </table:table-cell>
              <table:table-cell office:value-type="float" office:value="248.908">
                <text:p>248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129">
                <text:p>40</text:p>
              </table:table-cell>
              <table:table-cell office:value-type="float" office:value="249.12">
                <text:p>249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368">
                <text:p>40</text:p>
              </table:table-cell>
              <table:table-cell office:value-type="float" office:value="249.279">
                <text:p>249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618">
                <text:p>40</text:p>
              </table:table-cell>
              <table:table-cell office:value-type="float" office:value="249.411">
                <text:p>249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768">
                <text:p>40</text:p>
              </table:table-cell>
              <table:table-cell office:value-type="float" office:value="249.507">
                <text:p>249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915">
                <text:p>40</text:p>
              </table:table-cell>
              <table:table-cell office:value-type="float" office:value="249.58">
                <text:p>249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109">
                <text:p>40</text:p>
              </table:table-cell>
              <table:table-cell office:value-type="float" office:value="249.634">
                <text:p>249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272">
                <text:p>40</text:p>
              </table:table-cell>
              <table:table-cell office:value-type="float" office:value="249.664">
                <text:p>249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468">
                <text:p>40</text:p>
              </table:table-cell>
              <table:table-cell office:value-type="float" office:value="249.675">
                <text:p>249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636">
                <text:p>40</text:p>
              </table:table-cell>
              <table:table-cell office:value-type="float" office:value="249.666">
                <text:p>249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734">
                <text:p>40</text:p>
              </table:table-cell>
              <table:table-cell office:value-type="float" office:value="249.641">
                <text:p>249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903">
                <text:p>40</text:p>
              </table:table-cell>
              <table:table-cell office:value-type="float" office:value="249.599">
                <text:p>249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079">
                <text:p>40</text:p>
              </table:table-cell>
              <table:table-cell office:value-type="float" office:value="249.54">
                <text:p>249.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311">
                <text:p>40</text:p>
              </table:table-cell>
              <table:table-cell office:value-type="float" office:value="249.463">
                <text:p>249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478">
                <text:p>40</text:p>
              </table:table-cell>
              <table:table-cell office:value-type="float" office:value="249.377">
                <text:p>249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635">
                <text:p>40</text:p>
              </table:table-cell>
              <table:table-cell office:value-type="float" office:value="249.279">
                <text:p>249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797">
                <text:p>40</text:p>
              </table:table-cell>
              <table:table-cell office:value-type="float" office:value="249.17">
                <text:p>249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009">
                <text:p>40</text:p>
              </table:table-cell>
              <table:table-cell office:value-type="float" office:value="249.046">
                <text:p>249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199">
                <text:p>40</text:p>
              </table:table-cell>
              <table:table-cell office:value-type="float" office:value="248.914">
                <text:p>248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391">
                <text:p>40</text:p>
              </table:table-cell>
              <table:table-cell office:value-type="float" office:value="248.773">
                <text:p>248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548">
                <text:p>40</text:p>
              </table:table-cell>
              <table:table-cell office:value-type="float" office:value="248.629">
                <text:p>248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686">
                <text:p>40</text:p>
              </table:table-cell>
              <table:table-cell office:value-type="float" office:value="248.48">
                <text:p>248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879">
                <text:p>40</text:p>
              </table:table-cell>
              <table:table-cell office:value-type="float" office:value="248.319">
                <text:p>248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016">
                <text:p>40</text:p>
              </table:table-cell>
              <table:table-cell office:value-type="float" office:value="248.159">
                <text:p>248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306">
                <text:p>40</text:p>
              </table:table-cell>
              <table:table-cell office:value-type="float" office:value="247.972">
                <text:p>247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567">
                <text:p>40</text:p>
              </table:table-cell>
              <table:table-cell office:value-type="float" office:value="247.785">
                <text:p>247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837">
                <text:p>40</text:p>
              </table:table-cell>
              <table:table-cell office:value-type="float" office:value="247.592">
                <text:p>247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997">
                <text:p>40</text:p>
              </table:table-cell>
              <table:table-cell office:value-type="float" office:value="247.412">
                <text:p>247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157">
                <text:p>40</text:p>
              </table:table-cell>
              <table:table-cell office:value-type="float" office:value="247.23">
                <text:p>247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315">
                <text:p>40</text:p>
              </table:table-cell>
              <table:table-cell office:value-type="float" office:value="247.046">
                <text:p>247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488">
                <text:p>50</text:p>
              </table:table-cell>
              <table:table-cell office:value-type="float" office:value="246.858">
                <text:p>246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591">
                <text:p>50</text:p>
              </table:table-cell>
              <table:table-cell office:value-type="float" office:value="246.679">
                <text:p>246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748">
                <text:p>50</text:p>
              </table:table-cell>
              <table:table-cell office:value-type="float" office:value="246.49">
                <text:p>246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019">
                <text:p>50</text:p>
              </table:table-cell>
              <table:table-cell office:value-type="float" office:value="246.282">
                <text:p>246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187">
                <text:p>50</text:p>
              </table:table-cell>
              <table:table-cell office:value-type="float" office:value="246.089">
                <text:p>246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316">
                <text:p>50</text:p>
              </table:table-cell>
              <table:table-cell office:value-type="float" office:value="245.903">
                <text:p>245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465">
                <text:p>50</text:p>
              </table:table-cell>
              <table:table-cell office:value-type="float" office:value="245.712">
                <text:p>245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632">
                <text:p>50</text:p>
              </table:table-cell>
              <table:table-cell office:value-type="float" office:value="245.519">
                <text:p>245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935">
                <text:p>50</text:p>
              </table:table-cell>
              <table:table-cell office:value-type="float" office:value="245.303">
                <text:p>245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132">
                <text:p>50</text:p>
              </table:table-cell>
              <table:table-cell office:value-type="float" office:value="245.105">
                <text:p>245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333">
                <text:p>50</text:p>
              </table:table-cell>
              <table:table-cell office:value-type="float" office:value="244.907">
                <text:p>244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549">
                <text:p>50</text:p>
              </table:table-cell>
              <table:table-cell office:value-type="float" office:value="244.706">
                <text:p>244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772">
                <text:p>50</text:p>
              </table:table-cell>
              <table:table-cell office:value-type="float" office:value="244.506">
                <text:p>244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001">
                <text:p>50</text:p>
              </table:table-cell>
              <table:table-cell office:value-type="float" office:value="244.305">
                <text:p>244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28">
                <text:p>50</text:p>
              </table:table-cell>
              <table:table-cell office:value-type="float" office:value="244.097">
                <text:p>244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491">
                <text:p>50</text:p>
              </table:table-cell>
              <table:table-cell office:value-type="float" office:value="243.902">
                <text:p>243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724">
                <text:p>50</text:p>
              </table:table-cell>
              <table:table-cell office:value-type="float" office:value="243.704">
                <text:p>243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949">
                <text:p>50</text:p>
              </table:table-cell>
              <table:table-cell office:value-type="float" office:value="243.508">
                <text:p>243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208">
                <text:p>50</text:p>
              </table:table-cell>
              <table:table-cell office:value-type="float" office:value="243.309">
                <text:p>243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45">
                <text:p>50</text:p>
              </table:table-cell>
              <table:table-cell office:value-type="float" office:value="243.114">
                <text:p>243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727">
                <text:p>50</text:p>
              </table:table-cell>
              <table:table-cell office:value-type="float" office:value="242.916">
                <text:p>242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786">
                <text:p>50</text:p>
              </table:table-cell>
              <table:table-cell office:value-type="float" office:value="242.754">
                <text:p>242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843">
                <text:p>50</text:p>
              </table:table-cell>
              <table:table-cell office:value-type="float" office:value="242.593">
                <text:p>242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128">
                <text:p>50</text:p>
              </table:table-cell>
              <table:table-cell office:value-type="float" office:value="242.402">
                <text:p>242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418">
                <text:p>50</text:p>
              </table:table-cell>
              <table:table-cell office:value-type="float" office:value="242.215">
                <text:p>242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436">
                <text:p>50</text:p>
              </table:table-cell>
              <table:table-cell office:value-type="float" office:value="242.07">
                <text:p>242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494">
                <text:p>50</text:p>
              </table:table-cell>
              <table:table-cell office:value-type="float" office:value="241.924">
                <text:p>241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555">
                <text:p>50</text:p>
              </table:table-cell>
              <table:table-cell office:value-type="float" office:value="241.781">
                <text:p>241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578">
                <text:p>50</text:p>
              </table:table-cell>
              <table:table-cell office:value-type="float" office:value="241.648">
                <text:p>241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636">
                <text:p>50</text:p>
              </table:table-cell>
              <table:table-cell office:value-type="float" office:value="241.515">
                <text:p>241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667">
                <text:p>50</text:p>
              </table:table-cell>
              <table:table-cell office:value-type="float" office:value="241.391">
                <text:p>241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703">
                <text:p>50</text:p>
              </table:table-cell>
              <table:table-cell office:value-type="float" office:value="241.271">
                <text:p>241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772">
                <text:p>50</text:p>
              </table:table-cell>
              <table:table-cell office:value-type="float" office:value="241.154">
                <text:p>241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042">
                <text:p>50</text:p>
              </table:table-cell>
              <table:table-cell office:value-type="float" office:value="241.024">
                <text:p>241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342">
                <text:p>50</text:p>
              </table:table-cell>
              <table:table-cell office:value-type="float" office:value="240.901">
                <text:p>240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518">
                <text:p>50</text:p>
              </table:table-cell>
              <table:table-cell office:value-type="float" office:value="240.8">
                <text:p>240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689">
                <text:p>50</text:p>
              </table:table-cell>
              <table:table-cell office:value-type="float" office:value="240.708">
                <text:p>240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89">
                <text:p>50</text:p>
              </table:table-cell>
              <table:table-cell office:value-type="float" office:value="240.626">
                <text:p>240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898">
                <text:p>50</text:p>
              </table:table-cell>
              <table:table-cell office:value-type="float" office:value="240.565">
                <text:p>24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934">
                <text:p>50</text:p>
              </table:table-cell>
              <table:table-cell office:value-type="float" office:value="240.512">
                <text:p>240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983">
                <text:p>50</text:p>
              </table:table-cell>
              <table:table-cell office:value-type="float" office:value="240.467">
                <text:p>240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182">
                <text:p>50</text:p>
              </table:table-cell>
              <table:table-cell office:value-type="float" office:value="240.429">
                <text:p>240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341">
                <text:p>50</text:p>
              </table:table-cell>
              <table:table-cell office:value-type="float" office:value="240.405">
                <text:p>240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4">
                <text:p>50</text:p>
              </table:table-cell>
              <table:table-cell office:value-type="float" office:value="240.395">
                <text:p>240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457">
                <text:p>50</text:p>
              </table:table-cell>
              <table:table-cell office:value-type="float" office:value="240.397">
                <text:p>240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562">
                <text:p>50</text:p>
              </table:table-cell>
              <table:table-cell office:value-type="float" office:value="240.412">
                <text:p>240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633">
                <text:p>50</text:p>
              </table:table-cell>
              <table:table-cell office:value-type="float" office:value="240.44">
                <text:p>240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688">
                <text:p>50</text:p>
              </table:table-cell>
              <table:table-cell office:value-type="float" office:value="240.48">
                <text:p>240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754">
                <text:p>50</text:p>
              </table:table-cell>
              <table:table-cell office:value-type="float" office:value="240.535">
                <text:p>240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957">
                <text:p>50</text:p>
              </table:table-cell>
              <table:table-cell office:value-type="float" office:value="240.614">
                <text:p>240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061">
                <text:p>50</text:p>
              </table:table-cell>
              <table:table-cell office:value-type="float" office:value="240.702">
                <text:p>240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23">
                <text:p>50</text:p>
              </table:table-cell>
              <table:table-cell office:value-type="float" office:value="240.814">
                <text:p>240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344">
                <text:p>50</text:p>
              </table:table-cell>
              <table:table-cell office:value-type="float" office:value="240.937">
                <text:p>240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571">
                <text:p>50</text:p>
              </table:table-cell>
              <table:table-cell office:value-type="float" office:value="241.093">
                <text:p>241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734">
                <text:p>50</text:p>
              </table:table-cell>
              <table:table-cell office:value-type="float" office:value="241.26">
                <text:p>241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862">
                <text:p>50</text:p>
              </table:table-cell>
              <table:table-cell office:value-type="float" office:value="241.44">
                <text:p>241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004">
                <text:p>50</text:p>
              </table:table-cell>
              <table:table-cell office:value-type="float" office:value="241.641">
                <text:p>241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167">
                <text:p>50</text:p>
              </table:table-cell>
              <table:table-cell office:value-type="float" office:value="241.866">
                <text:p>241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359">
                <text:p>50</text:p>
              </table:table-cell>
              <table:table-cell office:value-type="float" office:value="242.117">
                <text:p>24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561">
                <text:p>50</text:p>
              </table:table-cell>
              <table:table-cell office:value-type="float" office:value="242.391">
                <text:p>242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717">
                <text:p>50</text:p>
              </table:table-cell>
              <table:table-cell office:value-type="float" office:value="242.675">
                <text:p>242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887">
                <text:p>50</text:p>
              </table:table-cell>
              <table:table-cell office:value-type="float" office:value="242.982">
                <text:p>242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067">
                <text:p>50</text:p>
              </table:table-cell>
              <table:table-cell office:value-type="float" office:value="243.312">
                <text:p>243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317">
                <text:p>50</text:p>
              </table:table-cell>
              <table:table-cell office:value-type="float" office:value="243.683">
                <text:p>243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472">
                <text:p>50</text:p>
              </table:table-cell>
              <table:table-cell office:value-type="float" office:value="244.045">
                <text:p>244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626">
                <text:p>50</text:p>
              </table:table-cell>
              <table:table-cell office:value-type="float" office:value="244.422">
                <text:p>244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908">
                <text:p>50</text:p>
              </table:table-cell>
              <table:table-cell office:value-type="float" office:value="244.856">
                <text:p>244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21">
                <text:p>50</text:p>
              </table:table-cell>
              <table:table-cell office:value-type="float" office:value="245.307">
                <text:p>245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372">
                <text:p>50</text:p>
              </table:table-cell>
              <table:table-cell office:value-type="float" office:value="245.713">
                <text:p>245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594">
                <text:p>50</text:p>
              </table:table-cell>
              <table:table-cell office:value-type="float" office:value="246.14">
                <text:p>246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776">
                <text:p>50</text:p>
              </table:table-cell>
              <table:table-cell office:value-type="float" office:value="246.546">
                <text:p>246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847">
                <text:p>50</text:p>
              </table:table-cell>
              <table:table-cell office:value-type="float" office:value="246.903">
                <text:p>246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142">
                <text:p>50</text:p>
              </table:table-cell>
              <table:table-cell office:value-type="float" office:value="247.319">
                <text:p>247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438">
                <text:p>50</text:p>
              </table:table-cell>
              <table:table-cell office:value-type="float" office:value="247.712">
                <text:p>247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48">
                <text:p>50</text:p>
              </table:table-cell>
              <table:table-cell office:value-type="float" office:value="248.009">
                <text:p>248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559">
                <text:p>50</text:p>
              </table:table-cell>
              <table:table-cell office:value-type="float" office:value="248.296">
                <text:p>248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731">
                <text:p>50</text:p>
              </table:table-cell>
              <table:table-cell office:value-type="float" office:value="248.584">
                <text:p>248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028">
                <text:p>50</text:p>
              </table:table-cell>
              <table:table-cell office:value-type="float" office:value="248.871">
                <text:p>248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303">
                <text:p>50</text:p>
              </table:table-cell>
              <table:table-cell office:value-type="float" office:value="249.121">
                <text:p>249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335">
                <text:p>50</text:p>
              </table:table-cell>
              <table:table-cell office:value-type="float" office:value="249.3">
                <text:p>249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524">
                <text:p>50</text:p>
              </table:table-cell>
              <table:table-cell office:value-type="float" office:value="249.48">
                <text:p>249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693">
                <text:p>50</text:p>
              </table:table-cell>
              <table:table-cell office:value-type="float" office:value="249.63">
                <text:p>249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766">
                <text:p>50</text:p>
              </table:table-cell>
              <table:table-cell office:value-type="float" office:value="249.745">
                <text:p>249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861">
                <text:p>50</text:p>
              </table:table-cell>
              <table:table-cell office:value-type="float" office:value="249.841">
                <text:p>249.8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874">
                <text:p>50</text:p>
              </table:table-cell>
              <table:table-cell office:value-type="float" office:value="249.911">
                <text:p>249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043">
                <text:p>50</text:p>
              </table:table-cell>
              <table:table-cell office:value-type="float" office:value="249.969">
                <text:p>249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186">
                <text:p>60</text:p>
              </table:table-cell>
              <table:table-cell office:value-type="float" office:value="250.005">
                <text:p>250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217">
                <text:p>60</text:p>
              </table:table-cell>
              <table:table-cell office:value-type="float" office:value="250.021">
                <text:p>250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247">
                <text:p>60</text:p>
              </table:table-cell>
              <table:table-cell office:value-type="float" office:value="250.02">
                <text:p>250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285">
                <text:p>60</text:p>
              </table:table-cell>
              <table:table-cell office:value-type="float" office:value="250.006">
                <text:p>250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326">
                <text:p>60</text:p>
              </table:table-cell>
              <table:table-cell office:value-type="float" office:value="249.977">
                <text:p>249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356">
                <text:p>60</text:p>
              </table:table-cell>
              <table:table-cell office:value-type="float" office:value="249.935">
                <text:p>249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396">
                <text:p>60</text:p>
              </table:table-cell>
              <table:table-cell office:value-type="float" office:value="249.881">
                <text:p>249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572">
                <text:p>60</text:p>
              </table:table-cell>
              <table:table-cell office:value-type="float" office:value="249.806">
                <text:p>249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749">
                <text:p>60</text:p>
              </table:table-cell>
              <table:table-cell office:value-type="float" office:value="249.717">
                <text:p>249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789">
                <text:p>60</text:p>
              </table:table-cell>
              <table:table-cell office:value-type="float" office:value="249.629">
                <text:p>249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813">
                <text:p>60</text:p>
              </table:table-cell>
              <table:table-cell office:value-type="float" office:value="249.533">
                <text:p>249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843">
                <text:p>60</text:p>
              </table:table-cell>
              <table:table-cell office:value-type="float" office:value="249.428">
                <text:p>249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924">
                <text:p>60</text:p>
              </table:table-cell>
              <table:table-cell office:value-type="float" office:value="249.31">
                <text:p>249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955">
                <text:p>60</text:p>
              </table:table-cell>
              <table:table-cell office:value-type="float" office:value="249.19">
                <text:p>249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127">
                <text:p>60</text:p>
              </table:table-cell>
              <table:table-cell office:value-type="float" office:value="249.047">
                <text:p>249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4">
                <text:p>60</text:p>
              </table:table-cell>
              <table:table-cell office:value-type="float" office:value="248.883">
                <text:p>248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648">
                <text:p>60</text:p>
              </table:table-cell>
              <table:table-cell office:value-type="float" office:value="248.714">
                <text:p>248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852">
                <text:p>60</text:p>
              </table:table-cell>
              <table:table-cell office:value-type="float" office:value="248.546">
                <text:p>248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016">
                <text:p>60</text:p>
              </table:table-cell>
              <table:table-cell office:value-type="float" office:value="248.378">
                <text:p>248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248">
                <text:p>60</text:p>
              </table:table-cell>
              <table:table-cell office:value-type="float" office:value="248.195">
                <text:p>248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604">
                <text:p>60</text:p>
              </table:table-cell>
              <table:table-cell office:value-type="float" office:value="247.988">
                <text:p>247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678">
                <text:p>60</text:p>
              </table:table-cell>
              <table:table-cell office:value-type="float" office:value="247.822">
                <text:p>247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794">
                <text:p>60</text:p>
              </table:table-cell>
              <table:table-cell office:value-type="float" office:value="247.647">
                <text:p>247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986">
                <text:p>60</text:p>
              </table:table-cell>
              <table:table-cell office:value-type="float" office:value="247.456">
                <text:p>247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137">
                <text:p>60</text:p>
              </table:table-cell>
              <table:table-cell office:value-type="float" office:value="247.271">
                <text:p>247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375">
                <text:p>60</text:p>
              </table:table-cell>
              <table:table-cell office:value-type="float" office:value="247.069">
                <text:p>247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513">
                <text:p>60</text:p>
              </table:table-cell>
              <table:table-cell office:value-type="float" office:value="246.883">
                <text:p>246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638">
                <text:p>60</text:p>
              </table:table-cell>
              <table:table-cell office:value-type="float" office:value="246.697">
                <text:p>246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808">
                <text:p>60</text:p>
              </table:table-cell>
              <table:table-cell office:value-type="float" office:value="246.503">
                <text:p>246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958">
                <text:p>60</text:p>
              </table:table-cell>
              <table:table-cell office:value-type="float" office:value="246.312">
                <text:p>246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274">
                <text:p>60</text:p>
              </table:table-cell>
              <table:table-cell office:value-type="float" office:value="246.092">
                <text:p>246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462">
                <text:p>60</text:p>
              </table:table-cell>
              <table:table-cell office:value-type="float" office:value="245.894">
                <text:p>245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625">
                <text:p>60</text:p>
              </table:table-cell>
              <table:table-cell office:value-type="float" office:value="245.7">
                <text:p>245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643">
                <text:p>60</text:p>
              </table:table-cell>
              <table:table-cell office:value-type="float" office:value="245.53">
                <text:p>245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842">
                <text:p>60</text:p>
              </table:table-cell>
              <table:table-cell office:value-type="float" office:value="245.331">
                <text:p>245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098">
                <text:p>60</text:p>
              </table:table-cell>
              <table:table-cell office:value-type="float" office:value="245.123">
                <text:p>245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236">
                <text:p>60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555">
                <text:p>60</text:p>
              </table:table-cell>
              <table:table-cell office:value-type="float" office:value="244.718">
                <text:p>244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874">
                <text:p>60</text:p>
              </table:table-cell>
              <table:table-cell office:value-type="float" office:value="244.502">
                <text:p>244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031">
                <text:p>60</text:p>
              </table:table-cell>
              <table:table-cell office:value-type="float" office:value="244.314">
                <text:p>244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304">
                <text:p>60</text:p>
              </table:table-cell>
              <table:table-cell office:value-type="float" office:value="244.108">
                <text:p>244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458">
                <text:p>60</text:p>
              </table:table-cell>
              <table:table-cell office:value-type="float" office:value="243.922">
                <text:p>243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598">
                <text:p>60</text:p>
              </table:table-cell>
              <table:table-cell office:value-type="float" office:value="243.74">
                <text:p>243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845">
                <text:p>60</text:p>
              </table:table-cell>
              <table:table-cell office:value-type="float" office:value="243.543">
                <text:p>243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088">
                <text:p>60</text:p>
              </table:table-cell>
              <table:table-cell office:value-type="float" office:value="243.347">
                <text:p>243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366">
                <text:p>60</text:p>
              </table:table-cell>
              <table:table-cell office:value-type="float" office:value="243.148">
                <text:p>243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694">
                <text:p>60</text:p>
              </table:table-cell>
              <table:table-cell office:value-type="float" office:value="242.943">
                <text:p>242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972">
                <text:p>60</text:p>
              </table:table-cell>
              <table:table-cell office:value-type="float" office:value="242.75">
                <text:p>242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037">
                <text:p>60</text:p>
              </table:table-cell>
              <table:table-cell office:value-type="float" office:value="242.59">
                <text:p>242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193">
                <text:p>60</text:p>
              </table:table-cell>
              <table:table-cell office:value-type="float" office:value="242.421">
                <text:p>242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2">
                <text:p>60</text:p>
              </table:table-cell>
              <table:table-cell office:value-type="float" office:value="242.276">
                <text:p>242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271">
                <text:p>60</text:p>
              </table:table-cell>
              <table:table-cell office:value-type="float" office:value="242.125">
                <text:p>242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394">
                <text:p>60</text:p>
              </table:table-cell>
              <table:table-cell office:value-type="float" office:value="241.972">
                <text:p>241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425">
                <text:p>60</text:p>
              </table:table-cell>
              <table:table-cell office:value-type="float" office:value="241.835">
                <text:p>241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46">
                <text:p>60</text:p>
              </table:table-cell>
              <table:table-cell office:value-type="float" office:value="241.701">
                <text:p>241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665">
                <text:p>60</text:p>
              </table:table-cell>
              <table:table-cell office:value-type="float" office:value="241.552">
                <text:p>241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705">
                <text:p>60</text:p>
              </table:table-cell>
              <table:table-cell office:value-type="float" office:value="241.429">
                <text:p>241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716">
                <text:p>60</text:p>
              </table:table-cell>
              <table:table-cell office:value-type="float" office:value="241.315">
                <text:p>241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784">
                <text:p>60</text:p>
              </table:table-cell>
              <table:table-cell office:value-type="float" office:value="241.201">
                <text:p>241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095">
                <text:p>60</text:p>
              </table:table-cell>
              <table:table-cell office:value-type="float" office:value="241.069">
                <text:p>241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255">
                <text:p>60</text:p>
              </table:table-cell>
              <table:table-cell office:value-type="float" office:value="240.962">
                <text:p>240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432">
                <text:p>60</text:p>
              </table:table-cell>
              <table:table-cell office:value-type="float" office:value="240.863">
                <text:p>240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456">
                <text:p>60</text:p>
              </table:table-cell>
              <table:table-cell office:value-type="float" office:value="240.784">
                <text:p>240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494">
                <text:p>60</text:p>
              </table:table-cell>
              <table:table-cell office:value-type="float" office:value="240.712">
                <text:p>240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555">
                <text:p>60</text:p>
              </table:table-cell>
              <table:table-cell office:value-type="float" office:value="240.648">
                <text:p>240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752">
                <text:p>60</text:p>
              </table:table-cell>
              <table:table-cell office:value-type="float" office:value="240.587">
                <text:p>240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931">
                <text:p>60</text:p>
              </table:table-cell>
              <table:table-cell office:value-type="float" office:value="240.538">
                <text:p>240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005">
                <text:p>60</text:p>
              </table:table-cell>
              <table:table-cell office:value-type="float" office:value="240.505">
                <text:p>240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065">
                <text:p>60</text:p>
              </table:table-cell>
              <table:table-cell office:value-type="float" office:value="240.483">
                <text:p>24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201">
                <text:p>60</text:p>
              </table:table-cell>
              <table:table-cell office:value-type="float" office:value="240.473">
                <text:p>240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354">
                <text:p>60</text:p>
              </table:table-cell>
              <table:table-cell office:value-type="float" office:value="240.476">
                <text:p>240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542">
                <text:p>60</text:p>
              </table:table-cell>
              <table:table-cell office:value-type="float" office:value="240.494">
                <text:p>240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716">
                <text:p>60</text:p>
              </table:table-cell>
              <table:table-cell office:value-type="float" office:value="240.527">
                <text:p>240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901">
                <text:p>60</text:p>
              </table:table-cell>
              <table:table-cell office:value-type="float" office:value="240.577">
                <text:p>240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18">
                <text:p>60</text:p>
              </table:table-cell>
              <table:table-cell office:value-type="float" office:value="240.651">
                <text:p>240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47">
                <text:p>60</text:p>
              </table:table-cell>
              <table:table-cell office:value-type="float" office:value="240.746">
                <text:p>24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752">
                <text:p>60</text:p>
              </table:table-cell>
              <table:table-cell office:value-type="float" office:value="240.862">
                <text:p>240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775">
                <text:p>60</text:p>
              </table:table-cell>
              <table:table-cell office:value-type="float" office:value="240.97">
                <text:p>240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808">
                <text:p>60</text:p>
              </table:table-cell>
              <table:table-cell office:value-type="float" office:value="241.094">
                <text:p>241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845">
                <text:p>60</text:p>
              </table:table-cell>
              <table:table-cell office:value-type="float" office:value="241.233">
                <text:p>241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887">
                <text:p>60</text:p>
              </table:table-cell>
              <table:table-cell office:value-type="float" office:value="241.388">
                <text:p>241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923">
                <text:p>60</text:p>
              </table:table-cell>
              <table:table-cell office:value-type="float" office:value="241.557">
                <text:p>241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248">
                <text:p>60</text:p>
              </table:table-cell>
              <table:table-cell office:value-type="float" office:value="241.797">
                <text:p>241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419">
                <text:p>60</text:p>
              </table:table-cell>
              <table:table-cell office:value-type="float" office:value="242.03">
                <text:p>242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595">
                <text:p>60</text:p>
              </table:table-cell>
              <table:table-cell office:value-type="float" office:value="242.284">
                <text:p>242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672">
                <text:p>60</text:p>
              </table:table-cell>
              <table:table-cell office:value-type="float" office:value="242.534">
                <text:p>242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722">
                <text:p>60</text:p>
              </table:table-cell>
              <table:table-cell office:value-type="float" office:value="242.795">
                <text:p>242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818">
                <text:p>60</text:p>
              </table:table-cell>
              <table:table-cell office:value-type="float" office:value="243.084">
                <text:p>243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94">
                <text:p>70</text:p>
              </table:table-cell>
              <table:table-cell office:value-type="float" office:value="243.398">
                <text:p>243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168">
                <text:p>70</text:p>
              </table:table-cell>
              <table:table-cell office:value-type="float" office:value="243.762">
                <text:p>243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191">
                <text:p>70</text:p>
              </table:table-cell>
              <table:table-cell office:value-type="float" office:value="244.079">
                <text:p>244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219">
                <text:p>70</text:p>
              </table:table-cell>
              <table:table-cell office:value-type="float" office:value="244.41">
                <text:p>244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426">
                <text:p>70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455">
                <text:p>70</text:p>
              </table:table-cell>
              <table:table-cell office:value-type="float" office:value="245.16">
                <text:p>245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488">
                <text:p>70</text:p>
              </table:table-cell>
              <table:table-cell office:value-type="float" office:value="245.514">
                <text:p>245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645">
                <text:p>70</text:p>
              </table:table-cell>
              <table:table-cell office:value-type="float" office:value="245.909">
                <text:p>245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672">
                <text:p>70</text:p>
              </table:table-cell>
              <table:table-cell office:value-type="float" office:value="246.256">
                <text:p>246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949">
                <text:p>70</text:p>
              </table:table-cell>
              <table:table-cell office:value-type="float" office:value="246.677">
                <text:p>246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085">
                <text:p>70</text:p>
              </table:table-cell>
              <table:table-cell office:value-type="float" office:value="247.038">
                <text:p>247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29">
                <text:p>70</text:p>
              </table:table-cell>
              <table:table-cell office:value-type="float" office:value="247.403">
                <text:p>247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641">
                <text:p>70</text:p>
              </table:table-cell>
              <table:table-cell office:value-type="float" office:value="247.786">
                <text:p>247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936">
                <text:p>70</text:p>
              </table:table-cell>
              <table:table-cell office:value-type="float" office:value="248.125">
                <text:p>248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106">
                <text:p>70</text:p>
              </table:table-cell>
              <table:table-cell office:value-type="float" office:value="248.404">
                <text:p>248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129">
                <text:p>70</text:p>
              </table:table-cell>
              <table:table-cell office:value-type="float" office:value="248.628">
                <text:p>248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186">
                <text:p>70</text:p>
              </table:table-cell>
              <table:table-cell office:value-type="float" office:value="248.837">
                <text:p>248.8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369">
                <text:p>70</text:p>
              </table:table-cell>
              <table:table-cell office:value-type="float" office:value="249.046">
                <text:p>249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492">
                <text:p>70</text:p>
              </table:table-cell>
              <table:table-cell office:value-type="float" office:value="249.219">
                <text:p>249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702">
                <text:p>70</text:p>
              </table:table-cell>
              <table:table-cell office:value-type="float" office:value="249.378">
                <text:p>249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933">
                <text:p>70</text:p>
              </table:table-cell>
              <table:table-cell office:value-type="float" office:value="249.512">
                <text:p>249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958">
                <text:p>70</text:p>
              </table:table-cell>
              <table:table-cell office:value-type="float" office:value="249.602">
                <text:p>249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247">
                <text:p>70</text:p>
              </table:table-cell>
              <table:table-cell office:value-type="float" office:value="249.69">
                <text:p>249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515">
                <text:p>70</text:p>
              </table:table-cell>
              <table:table-cell office:value-type="float" office:value="249.749">
                <text:p>249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777">
                <text:p>70</text:p>
              </table:table-cell>
              <table:table-cell office:value-type="float" office:value="249.782">
                <text:p>249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037">
                <text:p>70</text:p>
              </table:table-cell>
              <table:table-cell office:value-type="float" office:value="249.792">
                <text:p>249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162">
                <text:p>70</text:p>
              </table:table-cell>
              <table:table-cell office:value-type="float" office:value="249.782">
                <text:p>249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358">
                <text:p>70</text:p>
              </table:table-cell>
              <table:table-cell office:value-type="float" office:value="249.753">
                <text:p>249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483">
                <text:p>70</text:p>
              </table:table-cell>
              <table:table-cell office:value-type="float" office:value="249.71">
                <text:p>249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639">
                <text:p>70</text:p>
              </table:table-cell>
              <table:table-cell office:value-type="float" office:value="249.651">
                <text:p>249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778">
                <text:p>70</text:p>
              </table:table-cell>
              <table:table-cell office:value-type="float" office:value="249.579">
                <text:p>249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922">
                <text:p>70</text:p>
              </table:table-cell>
              <table:table-cell office:value-type="float" office:value="249.494">
                <text:p>249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183">
                <text:p>70</text:p>
              </table:table-cell>
              <table:table-cell office:value-type="float" office:value="249.386">
                <text:p>249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412">
                <text:p>70</text:p>
              </table:table-cell>
              <table:table-cell office:value-type="float" office:value="249.269">
                <text:p>249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47">
                <text:p>70</text:p>
              </table:table-cell>
              <table:table-cell office:value-type="float" office:value="249.159">
                <text:p>249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75">
                <text:p>70</text:p>
              </table:table-cell>
              <table:table-cell office:value-type="float" office:value="249.016">
                <text:p>249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013">
                <text:p>70</text:p>
              </table:table-cell>
              <table:table-cell office:value-type="float" office:value="248.865">
                <text:p>248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255">
                <text:p>70</text:p>
              </table:table-cell>
              <table:table-cell office:value-type="float" office:value="248.708">
                <text:p>248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475">
                <text:p>70</text:p>
              </table:table-cell>
              <table:table-cell office:value-type="float" office:value="248.546">
                <text:p>248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771">
                <text:p>70</text:p>
              </table:table-cell>
              <table:table-cell office:value-type="float" office:value="248.367">
                <text:p>248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038">
                <text:p>70</text:p>
              </table:table-cell>
              <table:table-cell office:value-type="float" office:value="248.186">
                <text:p>248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168">
                <text:p>70</text:p>
              </table:table-cell>
              <table:table-cell office:value-type="float" office:value="248.02">
                <text:p>248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186">
                <text:p>70</text:p>
              </table:table-cell>
              <table:table-cell office:value-type="float" office:value="247.867">
                <text:p>247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429">
                <text:p>70</text:p>
              </table:table-cell>
              <table:table-cell office:value-type="float" office:value="247.677">
                <text:p>247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671">
                <text:p>70</text:p>
              </table:table-cell>
              <table:table-cell office:value-type="float" office:value="247.483">
                <text:p>247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84">
                <text:p>70</text:p>
              </table:table-cell>
              <table:table-cell office:value-type="float" office:value="247.298">
                <text:p>247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862">
                <text:p>70</text:p>
              </table:table-cell>
              <table:table-cell office:value-type="float" office:value="247.134">
                <text:p>247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913">
                <text:p>70</text:p>
              </table:table-cell>
              <table:table-cell office:value-type="float" office:value="246.964">
                <text:p>246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927">
                <text:p>70</text:p>
              </table:table-cell>
              <table:table-cell office:value-type="float" office:value="246.799">
                <text:p>246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939">
                <text:p>70</text:p>
              </table:table-cell>
              <table:table-cell office:value-type="float" office:value="246.633">
                <text:p>246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117">
                <text:p>70</text:p>
              </table:table-cell>
              <table:table-cell office:value-type="float" office:value="246.439">
                <text:p>246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173">
                <text:p>70</text:p>
              </table:table-cell>
              <table:table-cell office:value-type="float" office:value="246.264">
                <text:p>246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477">
                <text:p>70</text:p>
              </table:table-cell>
              <table:table-cell office:value-type="float" office:value="246.048">
                <text:p>246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749">
                <text:p>70</text:p>
              </table:table-cell>
              <table:table-cell office:value-type="float" office:value="245.836">
                <text:p>245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775">
                <text:p>70</text:p>
              </table:table-cell>
              <table:table-cell office:value-type="float" office:value="245.665">
                <text:p>245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963">
                <text:p>70</text:p>
              </table:table-cell>
              <table:table-cell office:value-type="float" office:value="245.468">
                <text:p>245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992">
                <text:p>70</text:p>
              </table:table-cell>
              <table:table-cell office:value-type="float" office:value="245.297">
                <text:p>245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997">
                <text:p>70</text:p>
              </table:table-cell>
              <table:table-cell office:value-type="float" office:value="245.13">
                <text:p>245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047">
                <text:p>70</text:p>
              </table:table-cell>
              <table:table-cell office:value-type="float" office:value="244.956">
                <text:p>244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298">
                <text:p>70</text:p>
              </table:table-cell>
              <table:table-cell office:value-type="float" office:value="244.749">
                <text:p>244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336">
                <text:p>70</text:p>
              </table:table-cell>
              <table:table-cell office:value-type="float" office:value="244.579">
                <text:p>244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634">
                <text:p>70</text:p>
              </table:table-cell>
              <table:table-cell office:value-type="float" office:value="244.366">
                <text:p>244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98">
                <text:p>70</text:p>
              </table:table-cell>
              <table:table-cell office:value-type="float" office:value="244.147">
                <text:p>244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126">
                <text:p>70</text:p>
              </table:table-cell>
              <table:table-cell office:value-type="float" office:value="243.962">
                <text:p>243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264">
                <text:p>70</text:p>
              </table:table-cell>
              <table:table-cell office:value-type="float" office:value="243.778">
                <text:p>243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506">
                <text:p>70</text:p>
              </table:table-cell>
              <table:table-cell office:value-type="float" office:value="243.58">
                <text:p>243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702">
                <text:p>70</text:p>
              </table:table-cell>
              <table:table-cell office:value-type="float" office:value="243.39">
                <text:p>243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92">
                <text:p>70</text:p>
              </table:table-cell>
              <table:table-cell office:value-type="float" office:value="243.198">
                <text:p>243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173">
                <text:p>70</text:p>
              </table:table-cell>
              <table:table-cell office:value-type="float" office:value="243.004">
                <text:p>243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272">
                <text:p>70</text:p>
              </table:table-cell>
              <table:table-cell office:value-type="float" office:value="242.834">
                <text:p>242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389">
                <text:p>70</text:p>
              </table:table-cell>
              <table:table-cell office:value-type="float" office:value="242.665">
                <text:p>242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52">
                <text:p>70</text:p>
              </table:table-cell>
              <table:table-cell office:value-type="float" office:value="242.496">
                <text:p>242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61">
                <text:p>70</text:p>
              </table:table-cell>
              <table:table-cell office:value-type="float" office:value="242.336">
                <text:p>242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777">
                <text:p>70</text:p>
              </table:table-cell>
              <table:table-cell office:value-type="float" office:value="242.169">
                <text:p>242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9">
                <text:p>70</text:p>
              </table:table-cell>
              <table:table-cell office:value-type="float" office:value="242.012">
                <text:p>242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025">
                <text:p>70</text:p>
              </table:table-cell>
              <table:table-cell office:value-type="float" office:value="241.86">
                <text:p>241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225">
                <text:p>70</text:p>
              </table:table-cell>
              <table:table-cell office:value-type="float" office:value="241.703">
                <text:p>241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463">
                <text:p>70</text:p>
              </table:table-cell>
              <table:table-cell office:value-type="float" office:value="241.547">
                <text:p>241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651">
                <text:p>70</text:p>
              </table:table-cell>
              <table:table-cell office:value-type="float" office:value="241.405">
                <text:p>241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766">
                <text:p>70</text:p>
              </table:table-cell>
              <table:table-cell office:value-type="float" office:value="241.279">
                <text:p>241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894">
                <text:p>70</text:p>
              </table:table-cell>
              <table:table-cell office:value-type="float" office:value="241.158">
                <text:p>241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1">
                <text:p>7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33">
                <text:p>70</text:p>
              </table:table-cell>
              <table:table-cell office:value-type="float" office:value="240.923">
                <text:p>240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55">
                <text:p>70</text:p>
              </table:table-cell>
              <table:table-cell office:value-type="float" office:value="240.82">
                <text:p>24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75">
                <text:p>70</text:p>
              </table:table-cell>
              <table:table-cell office:value-type="float" office:value="240.73">
                <text:p>240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986">
                <text:p>70</text:p>
              </table:table-cell>
              <table:table-cell office:value-type="float" office:value="240.649">
                <text:p>240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323">
                <text:p>80</text:p>
              </table:table-cell>
              <table:table-cell office:value-type="float" office:value="240.575">
                <text:p>24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476">
                <text:p>80</text:p>
              </table:table-cell>
              <table:table-cell office:value-type="float" office:value="240.523">
                <text:p>240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728">
                <text:p>80</text:p>
              </table:table-cell>
              <table:table-cell office:value-type="float" office:value="240.481">
                <text:p>240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877">
                <text:p>80</text:p>
              </table:table-cell>
              <table:table-cell office:value-type="float" office:value="240.456">
                <text:p>240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178">
                <text:p>80</text:p>
              </table:table-cell>
              <table:table-cell office:value-type="float" office:value="240.443">
                <text:p>240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421">
                <text:p>80</text:p>
              </table:table-cell>
              <table:table-cell office:value-type="float" office:value="240.447">
                <text:p>240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651">
                <text:p>80</text:p>
              </table:table-cell>
              <table:table-cell office:value-type="float" office:value="240.469">
                <text:p>240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874">
                <text:p>80</text:p>
              </table:table-cell>
              <table:table-cell office:value-type="float" office:value="240.507">
                <text:p>240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036">
                <text:p>80</text:p>
              </table:table-cell>
              <table:table-cell office:value-type="float" office:value="240.56">
                <text:p>240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236">
                <text:p>80</text:p>
              </table:table-cell>
              <table:table-cell office:value-type="float" office:value="240.632">
                <text:p>240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428">
                <text:p>80</text:p>
              </table:table-cell>
              <table:table-cell office:value-type="float" office:value="240.721">
                <text:p>24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661">
                <text:p>80</text:p>
              </table:table-cell>
              <table:table-cell office:value-type="float" office:value="240.834">
                <text:p>240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864">
                <text:p>80</text:p>
              </table:table-cell>
              <table:table-cell office:value-type="float" office:value="240.963">
                <text:p>240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998">
                <text:p>80</text:p>
              </table:table-cell>
              <table:table-cell office:value-type="float" office:value="241.103">
                <text:p>241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13">
                <text:p>80</text:p>
              </table:table-cell>
              <table:table-cell office:value-type="float" office:value="241.261">
                <text:p>241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314">
                <text:p>80</text:p>
              </table:table-cell>
              <table:table-cell office:value-type="float" office:value="241.446">
                <text:p>241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491">
                <text:p>80</text:p>
              </table:table-cell>
              <table:table-cell office:value-type="float" office:value="241.65">
                <text:p>241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617">
                <text:p>80</text:p>
              </table:table-cell>
              <table:table-cell office:value-type="float" office:value="241.863">
                <text:p>241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764">
                <text:p>80</text:p>
              </table:table-cell>
              <table:table-cell office:value-type="float" office:value="242.1">
                <text:p>24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914">
                <text:p>80</text:p>
              </table:table-cell>
              <table:table-cell office:value-type="float" office:value="242.356">
                <text:p>242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123">
                <text:p>80</text:p>
              </table:table-cell>
              <table:table-cell office:value-type="float" office:value="242.647">
                <text:p>242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352">
                <text:p>80</text:p>
              </table:table-cell>
              <table:table-cell office:value-type="float" office:value="242.965">
                <text:p>242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501">
                <text:p>80</text:p>
              </table:table-cell>
              <table:table-cell office:value-type="float" office:value="243.282">
                <text:p>243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691">
                <text:p>80</text:p>
              </table:table-cell>
              <table:table-cell office:value-type="float" office:value="243.629">
                <text:p>243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905">
                <text:p>80</text:p>
              </table:table-cell>
              <table:table-cell office:value-type="float" office:value="244.004">
                <text:p>244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174">
                <text:p>80</text:p>
              </table:table-cell>
              <table:table-cell office:value-type="float" office:value="244.413">
                <text:p>244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398">
                <text:p>80</text:p>
              </table:table-cell>
              <table:table-cell office:value-type="float" office:value="244.821">
                <text:p>244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695">
                <text:p>80</text:p>
              </table:table-cell>
              <table:table-cell office:value-type="float" office:value="245.264">
                <text:p>245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949">
                <text:p>80</text:p>
              </table:table-cell>
              <table:table-cell office:value-type="float" office:value="245.695">
                <text:p>245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012">
                <text:p>80</text:p>
              </table:table-cell>
              <table:table-cell office:value-type="float" office:value="246.058">
                <text:p>246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268">
                <text:p>80</text:p>
              </table:table-cell>
              <table:table-cell office:value-type="float" office:value="246.479">
                <text:p>246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459">
                <text:p>80</text:p>
              </table:table-cell>
              <table:table-cell office:value-type="float" office:value="246.866">
                <text:p>246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657">
                <text:p>80</text:p>
              </table:table-cell>
              <table:table-cell office:value-type="float" office:value="247.238">
                <text:p>247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888">
                <text:p>80</text:p>
              </table:table-cell>
              <table:table-cell office:value-type="float" office:value="247.6">
                <text:p>247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998">
                <text:p>80</text:p>
              </table:table-cell>
              <table:table-cell office:value-type="float" office:value="247.906">
                <text:p>247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182">
                <text:p>80</text:p>
              </table:table-cell>
              <table:table-cell office:value-type="float" office:value="248.208">
                <text:p>248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468">
                <text:p>80</text:p>
              </table:table-cell>
              <table:table-cell office:value-type="float" office:value="248.507">
                <text:p>248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713">
                <text:p>80</text:p>
              </table:table-cell>
              <table:table-cell office:value-type="float" office:value="248.766">
                <text:p>248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943">
                <text:p>80</text:p>
              </table:table-cell>
              <table:table-cell office:value-type="float" office:value="248.993">
                <text:p>248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596">
                <text:p>80</text:p>
              </table:table-cell>
              <table:table-cell office:value-type="float" office:value="249.252">
                <text:p>249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751">
                <text:p>80</text:p>
              </table:table-cell>
              <table:table-cell office:value-type="float" office:value="249.401">
                <text:p>249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969">
                <text:p>80</text:p>
              </table:table-cell>
              <table:table-cell office:value-type="float" office:value="249.531">
                <text:p>249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168">
                <text:p>80</text:p>
              </table:table-cell>
              <table:table-cell office:value-type="float" office:value="249.632">
                <text:p>249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337">
                <text:p>80</text:p>
              </table:table-cell>
              <table:table-cell office:value-type="float" office:value="249.707">
                <text:p>249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523">
                <text:p>80</text:p>
              </table:table-cell>
              <table:table-cell office:value-type="float" office:value="249.76">
                <text:p>249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815">
                <text:p>80</text:p>
              </table:table-cell>
              <table:table-cell office:value-type="float" office:value="249.792">
                <text:p>249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138">
                <text:p>80</text:p>
              </table:table-cell>
              <table:table-cell office:value-type="float" office:value="249.8">
                <text:p>249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317">
                <text:p>80</text:p>
              </table:table-cell>
              <table:table-cell office:value-type="float" office:value="249.786">
                <text:p>249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347">
                <text:p>80</text:p>
              </table:table-cell>
              <table:table-cell office:value-type="float" office:value="249.76">
                <text:p>249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488">
                <text:p>80</text:p>
              </table:table-cell>
              <table:table-cell office:value-type="float" office:value="249.715">
                <text:p>249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687">
                <text:p>80</text:p>
              </table:table-cell>
              <table:table-cell office:value-type="float" office:value="249.653">
                <text:p>249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93">
                <text:p>80</text:p>
              </table:table-cell>
              <table:table-cell office:value-type="float" office:value="249.572">
                <text:p>249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144">
                <text:p>80</text:p>
              </table:table-cell>
              <table:table-cell office:value-type="float" office:value="249.479">
                <text:p>249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327">
                <text:p>80</text:p>
              </table:table-cell>
              <table:table-cell office:value-type="float" office:value="249.376">
                <text:p>249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486">
                <text:p>80</text:p>
              </table:table-cell>
              <table:table-cell office:value-type="float" office:value="249.264">
                <text:p>249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595">
                <text:p>80</text:p>
              </table:table-cell>
              <table:table-cell office:value-type="float" office:value="249.147">
                <text:p>249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816">
                <text:p>80</text:p>
              </table:table-cell>
              <table:table-cell office:value-type="float" office:value="249.01">
                <text:p>249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064">
                <text:p>80</text:p>
              </table:table-cell>
              <table:table-cell office:value-type="float" office:value="248.86">
                <text:p>248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296">
                <text:p>80</text:p>
              </table:table-cell>
              <table:table-cell office:value-type="float" office:value="248.703">
                <text:p>248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446">
                <text:p>80</text:p>
              </table:table-cell>
              <table:table-cell office:value-type="float" office:value="248.551">
                <text:p>248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744">
                <text:p>80</text:p>
              </table:table-cell>
              <table:table-cell office:value-type="float" office:value="248.372">
                <text:p>248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978">
                <text:p>80</text:p>
              </table:table-cell>
              <table:table-cell office:value-type="float" office:value="248.196">
                <text:p>248.1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177">
                <text:p>80</text:p>
              </table:table-cell>
              <table:table-cell office:value-type="float" office:value="248.02">
                <text:p>248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404">
                <text:p>80</text:p>
              </table:table-cell>
              <table:table-cell office:value-type="float" office:value="247.835">
                <text:p>247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648">
                <text:p>80</text:p>
              </table:table-cell>
              <table:table-cell office:value-type="float" office:value="247.644">
                <text:p>247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897">
                <text:p>80</text:p>
              </table:table-cell>
              <table:table-cell office:value-type="float" office:value="247.449">
                <text:p>247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147">
                <text:p>80</text:p>
              </table:table-cell>
              <table:table-cell office:value-type="float" office:value="247.25">
                <text:p>247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292">
                <text:p>80</text:p>
              </table:table-cell>
              <table:table-cell office:value-type="float" office:value="247.066">
                <text:p>247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521">
                <text:p>80</text:p>
              </table:table-cell>
              <table:table-cell office:value-type="float" office:value="246.867">
                <text:p>246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805">
                <text:p>80</text:p>
              </table:table-cell>
              <table:table-cell office:value-type="float" office:value="246.657">
                <text:p>246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05">
                <text:p>80</text:p>
              </table:table-cell>
              <table:table-cell office:value-type="float" office:value="246.452">
                <text:p>246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312">
                <text:p>80</text:p>
              </table:table-cell>
              <table:table-cell office:value-type="float" office:value="246.244">
                <text:p>246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591">
                <text:p>80</text:p>
              </table:table-cell>
              <table:table-cell office:value-type="float" office:value="246.032">
                <text:p>246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744">
                <text:p>80</text:p>
              </table:table-cell>
              <table:table-cell office:value-type="float" office:value="245.84">
                <text:p>245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82">
                <text:p>80</text:p>
              </table:table-cell>
              <table:table-cell office:value-type="float" office:value="245.661">
                <text:p>245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006">
                <text:p>80</text:p>
              </table:table-cell>
              <table:table-cell office:value-type="float" office:value="245.464">
                <text:p>245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412">
                <text:p>80</text:p>
              </table:table-cell>
              <table:table-cell office:value-type="float" office:value="245.23">
                <text:p>245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58">
                <text:p>80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73">
                <text:p>80</text:p>
              </table:table-cell>
              <table:table-cell office:value-type="float" office:value="244.846">
                <text:p>244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869">
                <text:p>80</text:p>
              </table:table-cell>
              <table:table-cell office:value-type="float" office:value="244.659">
                <text:p>244.6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912">
                <text:p>80</text:p>
              </table:table-cell>
              <table:table-cell office:value-type="float" office:value="244.488">
                <text:p>244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942">
                <text:p>80</text:p>
              </table:table-cell>
              <table:table-cell office:value-type="float" office:value="244.32">
                <text:p>244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134">
                <text:p>90</text:p>
              </table:table-cell>
              <table:table-cell office:value-type="float" office:value="244.126">
                <text:p>244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276">
                <text:p>90</text:p>
              </table:table-cell>
              <table:table-cell office:value-type="float" office:value="243.941">
                <text:p>243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426">
                <text:p>90</text:p>
              </table:table-cell>
              <table:table-cell office:value-type="float" office:value="243.757">
                <text:p>243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616">
                <text:p>90</text:p>
              </table:table-cell>
              <table:table-cell office:value-type="float" office:value="243.567">
                <text:p>243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7">
                <text:p>90</text:p>
              </table:table-cell>
              <table:table-cell office:value-type="float" office:value="243.395">
                <text:p>243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748">
                <text:p>90</text:p>
              </table:table-cell>
              <table:table-cell office:value-type="float" office:value="243.23">
                <text:p>243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938">
                <text:p>90</text:p>
              </table:table-cell>
              <table:table-cell office:value-type="float" office:value="243.045">
                <text:p>243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96">
                <text:p>90</text:p>
              </table:table-cell>
              <table:table-cell office:value-type="float" office:value="242.887">
                <text:p>242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138">
                <text:p>90</text:p>
              </table:table-cell>
              <table:table-cell office:value-type="float" office:value="242.708">
                <text:p>242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212">
                <text:p>90</text:p>
              </table:table-cell>
              <table:table-cell office:value-type="float" office:value="242.547">
                <text:p>242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386">
                <text:p>90</text:p>
              </table:table-cell>
              <table:table-cell office:value-type="float" office:value="242.374">
                <text:p>242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518">
                <text:p>90</text:p>
              </table:table-cell>
              <table:table-cell office:value-type="float" office:value="242.21">
                <text:p>242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696">
                <text:p>90</text:p>
              </table:table-cell>
              <table:table-cell office:value-type="float" office:value="242.045">
                <text:p>242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787">
                <text:p>90</text:p>
              </table:table-cell>
              <table:table-cell office:value-type="float" office:value="241.896">
                <text:p>241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87">
                <text:p>90</text:p>
              </table:table-cell>
              <table:table-cell office:value-type="float" office:value="241.753">
                <text:p>241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004">
                <text:p>90</text:p>
              </table:table-cell>
              <table:table-cell office:value-type="float" office:value="241.608">
                <text:p>241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187">
                <text:p>90</text:p>
              </table:table-cell>
              <table:table-cell office:value-type="float" office:value="241.464">
                <text:p>241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359">
                <text:p>90</text:p>
              </table:table-cell>
              <table:table-cell office:value-type="float" office:value="241.328">
                <text:p>241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683">
                <text:p>90</text:p>
              </table:table-cell>
              <table:table-cell office:value-type="float" office:value="241.183">
                <text:p>241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737">
                <text:p>90</text:p>
              </table:table-cell>
              <table:table-cell office:value-type="float" office:value="241.075">
                <text:p>241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863">
                <text:p>90</text:p>
              </table:table-cell>
              <table:table-cell office:value-type="float" office:value="240.968">
                <text:p>240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881">
                <text:p>90</text:p>
              </table:table-cell>
              <table:table-cell office:value-type="float" office:value="240.878">
                <text:p>240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945">
                <text:p>90</text:p>
              </table:table-cell>
              <table:table-cell office:value-type="float" office:value="240.791">
                <text:p>240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129">
                <text:p>90</text:p>
              </table:table-cell>
              <table:table-cell office:value-type="float" office:value="240.705">
                <text:p>240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298">
                <text:p>90</text:p>
              </table:table-cell>
              <table:table-cell office:value-type="float" office:value="240.63">
                <text:p>240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375">
                <text:p>90</text:p>
              </table:table-cell>
              <table:table-cell office:value-type="float" office:value="240.572">
                <text:p>240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441">
                <text:p>90</text:p>
              </table:table-cell>
              <table:table-cell office:value-type="float" office:value="240.524">
                <text:p>240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503">
                <text:p>90</text:p>
              </table:table-cell>
              <table:table-cell office:value-type="float" office:value="240.486">
                <text:p>240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582">
                <text:p>90</text:p>
              </table:table-cell>
              <table:table-cell office:value-type="float" office:value="240.458">
                <text:p>240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662">
                <text:p>90</text:p>
              </table:table-cell>
              <table:table-cell office:value-type="float" office:value="240.443">
                <text:p>240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74">
                <text:p>90</text:p>
              </table:table-cell>
              <table:table-cell office:value-type="float" office:value="240.439">
                <text:p>240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939">
                <text:p>90</text:p>
              </table:table-cell>
              <table:table-cell office:value-type="float" office:value="240.449">
                <text:p>240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14">
                <text:p>90</text:p>
              </table:table-cell>
              <table:table-cell office:value-type="float" office:value="240.476">
                <text:p>240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252">
                <text:p>90</text:p>
              </table:table-cell>
              <table:table-cell office:value-type="float" office:value="240.515">
                <text:p>240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283">
                <text:p>90</text:p>
              </table:table-cell>
              <table:table-cell office:value-type="float" office:value="240.565">
                <text:p>24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386">
                <text:p>90</text:p>
              </table:table-cell>
              <table:table-cell office:value-type="float" office:value="240.633">
                <text:p>240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572">
                <text:p>90</text:p>
              </table:table-cell>
              <table:table-cell office:value-type="float" office:value="240.723">
                <text:p>240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588">
                <text:p>90</text:p>
              </table:table-cell>
              <table:table-cell office:value-type="float" office:value="240.815">
                <text:p>240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675">
                <text:p>90</text:p>
              </table:table-cell>
              <table:table-cell office:value-type="float" office:value="240.929">
                <text:p>240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746">
                <text:p>90</text:p>
              </table:table-cell>
              <table:table-cell office:value-type="float" office:value="241.056">
                <text:p>241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905">
                <text:p>90</text:p>
              </table:table-cell>
              <table:table-cell office:value-type="float" office:value="241.213">
                <text:p>241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105">
                <text:p>90</text:p>
              </table:table-cell>
              <table:table-cell office:value-type="float" office:value="241.395">
                <text:p>241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208">
                <text:p>90</text:p>
              </table:table-cell>
              <table:table-cell office:value-type="float" office:value="241.58">
                <text:p>241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22">
                <text:p>90</text:p>
              </table:table-cell>
              <table:table-cell office:value-type="float" office:value="241.766">
                <text:p>241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947">
                <text:p>90</text:p>
              </table:table-cell>
              <table:table-cell office:value-type="float" office:value="242.016">
                <text:p>242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538">
                <text:p>90</text:p>
              </table:table-cell>
              <table:table-cell office:value-type="float" office:value="242.248">
                <text:p>242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623">
                <text:p>90</text:p>
              </table:table-cell>
              <table:table-cell office:value-type="float" office:value="242.501">
                <text:p>242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737">
                <text:p>90</text:p>
              </table:table-cell>
              <table:table-cell office:value-type="float" office:value="242.778">
                <text:p>242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956">
                <text:p>90</text:p>
              </table:table-cell>
              <table:table-cell office:value-type="float" office:value="243.102">
                <text:p>243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993">
                <text:p>90</text:p>
              </table:table-cell>
              <table:table-cell office:value-type="float" office:value="243.395">
                <text:p>243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6084">
                <text:p>90</text:p>
              </table:table-cell>
              <table:table-cell office:value-type="float" office:value="243.72">
                <text:p>243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7175">
                <text:p>90</text:p>
              </table:table-cell>
              <table:table-cell office:value-type="float" office:value="244.06">
                <text:p>244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8266">
                <text:p>90</text:p>
              </table:table-cell>
              <table:table-cell office:value-type="float" office:value="244.413">
                <text:p>244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9373">
                <text:p>90</text:p>
              </table:table-cell>
              <table:table-cell office:value-type="float" office:value="244.781">
                <text:p>244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046">
                <text:p>90</text:p>
              </table:table-cell>
              <table:table-cell office:value-type="float" office:value="245.151">
                <text:p>245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1567">
                <text:p>90</text:p>
              </table:table-cell>
              <table:table-cell office:value-type="float" office:value="245.531">
                <text:p>245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2741">
                <text:p>90</text:p>
              </table:table-cell>
              <table:table-cell office:value-type="float" office:value="245.933">
                <text:p>245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3808">
                <text:p>90</text:p>
              </table:table-cell>
              <table:table-cell office:value-type="float" office:value="246.293">
                <text:p>246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5127">
                <text:p>90</text:p>
              </table:table-cell>
              <table:table-cell office:value-type="float" office:value="246.727">
                <text:p>246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6231">
                <text:p>90</text:p>
              </table:table-cell>
              <table:table-cell office:value-type="float" office:value="247.076">
                <text:p>247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7341">
                <text:p>90</text:p>
              </table:table-cell>
              <table:table-cell office:value-type="float" office:value="247.411">
                <text:p>247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8391">
                <text:p>90</text:p>
              </table:table-cell>
              <table:table-cell office:value-type="float" office:value="247.71">
                <text:p>247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9407">
                <text:p>90</text:p>
              </table:table-cell>
              <table:table-cell office:value-type="float" office:value="247.983">
                <text:p>247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0428">
                <text:p>90</text:p>
              </table:table-cell>
              <table:table-cell office:value-type="float" office:value="248.238">
                <text:p>248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1449">
                <text:p>90</text:p>
              </table:table-cell>
              <table:table-cell office:value-type="float" office:value="248.474">
                <text:p>248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2528">
                <text:p>90</text:p>
              </table:table-cell>
              <table:table-cell office:value-type="float" office:value="248.702">
                <text:p>248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3583">
                <text:p>90</text:p>
              </table:table-cell>
              <table:table-cell office:value-type="float" office:value="248.903">
                <text:p>248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4893">
                <text:p>90</text:p>
              </table:table-cell>
              <table:table-cell office:value-type="float" office:value="249.122">
                <text:p>249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6069">
                <text:p>90</text:p>
              </table:table-cell>
              <table:table-cell office:value-type="float" office:value="249.29">
                <text:p>249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7228">
                <text:p>90</text:p>
              </table:table-cell>
              <table:table-cell office:value-type="float" office:value="249.43">
                <text:p>249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8389">
                <text:p>90</text:p>
              </table:table-cell>
              <table:table-cell office:value-type="float" office:value="249.545">
                <text:p>249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9444">
                <text:p>90</text:p>
              </table:table-cell>
              <table:table-cell office:value-type="float" office:value="249.629">
                <text:p>249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0475">
                <text:p>90</text:p>
              </table:table-cell>
              <table:table-cell office:value-type="float" office:value="249.693">
                <text:p>249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153">
                <text:p>90</text:p>
              </table:table-cell>
              <table:table-cell office:value-type="float" office:value="249.739">
                <text:p>249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2614">
                <text:p>90</text:p>
              </table:table-cell>
              <table:table-cell office:value-type="float" office:value="249.769">
                <text:p>249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3718">
                <text:p>90</text:p>
              </table:table-cell>
              <table:table-cell office:value-type="float" office:value="249.781">
                <text:p>249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4763">
                <text:p>90</text:p>
              </table:table-cell>
              <table:table-cell office:value-type="float" office:value="249.777">
                <text:p>249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5843">
                <text:p>90</text:p>
              </table:table-cell>
              <table:table-cell office:value-type="float" office:value="249.757">
                <text:p>249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7144">
                <text:p>90</text:p>
              </table:table-cell>
              <table:table-cell office:value-type="float" office:value="249.714">
                <text:p>249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8305">
                <text:p>90</text:p>
              </table:table-cell>
              <table:table-cell office:value-type="float" office:value="249.658">
                <text:p>249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9315">
                <text:p>90</text:p>
              </table:table-cell>
              <table:table-cell office:value-type="float" office:value="249.598">
                <text:p>249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0404">
                <text:p>90</text:p>
              </table:table-cell>
              <table:table-cell office:value-type="float" office:value="249.522">
                <text:p>249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1433">
                <text:p>90</text:p>
              </table:table-cell>
              <table:table-cell office:value-type="float" office:value="249.44">
                <text:p>249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2475">
                <text:p>90</text:p>
              </table:table-cell>
              <table:table-cell office:value-type="float" office:value="249.347">
                <text:p>249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35">
                <text:p>90</text:p>
              </table:table-cell>
              <table:table-cell office:value-type="float" office:value="249.248">
                <text:p>249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4693">
                <text:p>90</text:p>
              </table:table-cell>
              <table:table-cell office:value-type="float" office:value="249.122">
                <text:p>249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5722">
                <text:p>90</text:p>
              </table:table-cell>
              <table:table-cell office:value-type="float" office:value="249.006">
                <text:p>249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6755">
                <text:p>90</text:p>
              </table:table-cell>
              <table:table-cell office:value-type="float" office:value="248.884">
                <text:p>248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7931">
                <text:p>90</text:p>
              </table:table-cell>
              <table:table-cell office:value-type="float" office:value="248.737">
                <text:p>248.737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26cm" style:legend-expansion="high" chart:style-name="ch2"/>
        <chart:plot-area chart:style-name="ch3" table:cell-range-address="Tabelle4.A10:Tabelle4.A540 Tabelle4.C10:Tabelle4.C540 Tabelle4.E10:Tabelle4.E540" chart:data-source-has-labels="both" svg:x="0.77cm" svg:y="0.855cm" svg:width="12.029cm" svg:height="7.545cm">
          <chartooo:coordinate-region svg:x="1.577cm" svg:y="1.067cm" svg:width="10.933cm" svg:height="6.236cm"/>
          <chart:axis chart:dimension="x" chart:name="primary-x" chart:style-name="ch4" chartooo:axis-type="auto">
            <chartooo:date-scale/>
            <chart:categories table:cell-range-address="Tabelle4.A11:Tabelle4.A5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4.C11:Tabelle4.C540" chart:label-cell-address="Tabelle4.C10:Tabelle4.C10" chart:class="chart:line">
            <chart:data-point chart:repeated="530"/>
          </chart:series>
          <chart:series chart:style-name="ch7" chart:values-cell-range-address="Tabelle4.E11:Tabelle4.E540" chart:label-cell-address="Tabelle4.E10:Tabelle4.E10" chart:class="chart:line">
            <chart:data-point chart:repeated="5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4.C10:Tabelle4.C10</svg:desc>
                </draw:g>
              </table:table-cell>
              <table:table-cell office:value-type="string">
                <text:p>setpoint</text:p>
                <draw:g>
                  <svg:desc>Tabelle4.E10:Tabelle4.E10</svg:desc>
                </draw:g>
              </table:table-cell>
            </table:table-row>
          </table:table-header-rows>
          <table:table-rows>
            <table:table-row>
              <table:table-cell office:value-type="float" office:value="0.175568">
                <text:p>0</text:p>
                <draw:g>
                  <svg:desc>Tabelle4.A11:Tabelle4.A540</svg:desc>
                </draw:g>
              </table:table-cell>
              <table:table-cell office:value-type="float" office:value="240.091">
                <text:p>240.091</text:p>
                <draw:g>
                  <svg:desc>Tabelle4.C11:Tabelle4.C540</svg:desc>
                </draw:g>
              </table:table-cell>
              <table:table-cell office:value-type="float" office:value="245">
                <text:p>245</text:p>
                <draw:g>
                  <svg:desc>Tabelle4.E11:Tabelle4.E540</svg:desc>
                </draw:g>
              </table:table-cell>
            </table:table-row>
            <table:table-row>
              <table:table-cell office:value-type="float" office:value="0.30545">
                <text:p>0</text:p>
              </table:table-cell>
              <table:table-cell office:value-type="float" office:value="240.106">
                <text:p>240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14581">
                <text:p>0</text:p>
              </table:table-cell>
              <table:table-cell office:value-type="float" office:value="240.118">
                <text:p>240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30457">
                <text:p>0</text:p>
              </table:table-cell>
              <table:table-cell office:value-type="float" office:value="240.132">
                <text:p>240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46271">
                <text:p>0</text:p>
              </table:table-cell>
              <table:table-cell office:value-type="float" office:value="240.147">
                <text:p>240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59552">
                <text:p>0</text:p>
              </table:table-cell>
              <table:table-cell office:value-type="float" office:value="240.164">
                <text:p>240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7265">
                <text:p>0</text:p>
              </table:table-cell>
              <table:table-cell office:value-type="float" office:value="240.185">
                <text:p>240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83551">
                <text:p>0</text:p>
              </table:table-cell>
              <table:table-cell office:value-type="float" office:value="240.21">
                <text:p>240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9509">
                <text:p/>
              </table:table-cell>
              <table:table-cell office:value-type="float" office:value="240.241">
                <text:p>240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0569">
                <text:p/>
              </table:table-cell>
              <table:table-cell office:value-type="float" office:value="240.28">
                <text:p>240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219">
                <text:p/>
              </table:table-cell>
              <table:table-cell office:value-type="float" office:value="240.33">
                <text:p>240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3771">
                <text:p/>
              </table:table-cell>
              <table:table-cell office:value-type="float" office:value="240.39">
                <text:p>240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5215">
                <text:p/>
              </table:table-cell>
              <table:table-cell office:value-type="float" office:value="240.462">
                <text:p>240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6214">
                <text:p/>
              </table:table-cell>
              <table:table-cell office:value-type="float" office:value="240.542">
                <text:p>240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738">
                <text:p/>
              </table:table-cell>
              <table:table-cell office:value-type="float" office:value="240.636">
                <text:p>240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8422">
                <text:p/>
              </table:table-cell>
              <table:table-cell office:value-type="float" office:value="240.743">
                <text:p>240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9905">
                <text:p/>
              </table:table-cell>
              <table:table-cell office:value-type="float" office:value="240.868">
                <text:p>240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0806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2934">
                <text:p/>
              </table:table-cell>
              <table:table-cell office:value-type="float" office:value="241.163">
                <text:p>241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3667">
                <text:p/>
              </table:table-cell>
              <table:table-cell office:value-type="float" office:value="241.322">
                <text:p>241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4763">
                <text:p/>
              </table:table-cell>
              <table:table-cell office:value-type="float" office:value="241.501">
                <text:p>241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6363">
                <text:p/>
              </table:table-cell>
              <table:table-cell office:value-type="float" office:value="241.703">
                <text:p>241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7206">
                <text:p/>
              </table:table-cell>
              <table:table-cell office:value-type="float" office:value="241.905">
                <text:p>241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8482">
                <text:p/>
              </table:table-cell>
              <table:table-cell office:value-type="float" office:value="242.13">
                <text:p>242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0485">
                <text:p/>
              </table:table-cell>
              <table:table-cell office:value-type="float" office:value="242.386">
                <text:p>242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1572">
                <text:p/>
              </table:table-cell>
              <table:table-cell office:value-type="float" office:value="242.636">
                <text:p>242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2857">
                <text:p/>
              </table:table-cell>
              <table:table-cell office:value-type="float" office:value="242.904">
                <text:p>242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3541">
                <text:p/>
              </table:table-cell>
              <table:table-cell office:value-type="float" office:value="243.169">
                <text:p>243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4155">
                <text:p/>
              </table:table-cell>
              <table:table-cell office:value-type="float" office:value="243.444">
                <text:p>243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675">
                <text:p/>
              </table:table-cell>
              <table:table-cell office:value-type="float" office:value="243.785">
                <text:p>243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8896">
                <text:p/>
              </table:table-cell>
              <table:table-cell office:value-type="float" office:value="244.128">
                <text:p>244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1707">
                <text:p/>
              </table:table-cell>
              <table:table-cell office:value-type="float" office:value="244.502">
                <text:p>244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4387">
                <text:p/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7107">
                <text:p/>
              </table:table-cell>
              <table:table-cell office:value-type="float" office:value="245.273">
                <text:p>245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9482">
                <text:p/>
              </table:table-cell>
              <table:table-cell office:value-type="float" office:value="245.653">
                <text:p>245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9864">
                <text:p/>
              </table:table-cell>
              <table:table-cell office:value-type="float" office:value="245.971">
                <text:p>245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1738">
                <text:p/>
              </table:table-cell>
              <table:table-cell office:value-type="float" office:value="246.328">
                <text:p>246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3466">
                <text:p/>
              </table:table-cell>
              <table:table-cell office:value-type="float" office:value="246.67">
                <text:p>246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4034">
                <text:p/>
              </table:table-cell>
              <table:table-cell office:value-type="float" office:value="246.968">
                <text:p>246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5164">
                <text:p/>
              </table:table-cell>
              <table:table-cell office:value-type="float" office:value="247.266">
                <text:p>247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7069">
                <text:p/>
              </table:table-cell>
              <table:table-cell office:value-type="float" office:value="247.566">
                <text:p>247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7857">
                <text:p/>
              </table:table-cell>
              <table:table-cell office:value-type="float" office:value="247.819">
                <text:p>247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9734">
                <text:p/>
              </table:table-cell>
              <table:table-cell office:value-type="float" office:value="248.075">
                <text:p>248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1301">
                <text:p>10</text:p>
              </table:table-cell>
              <table:table-cell office:value-type="float" office:value="248.301">
                <text:p>248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2388">
                <text:p>10</text:p>
              </table:table-cell>
              <table:table-cell office:value-type="float" office:value="248.496">
                <text:p>248.4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5172">
                <text:p>10</text:p>
              </table:table-cell>
              <table:table-cell office:value-type="float" office:value="248.693">
                <text:p>248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6555">
                <text:p>10</text:p>
              </table:table-cell>
              <table:table-cell office:value-type="float" office:value="248.843">
                <text:p>248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9512">
                <text:p>10</text:p>
              </table:table-cell>
              <table:table-cell office:value-type="float" office:value="248.986">
                <text:p>248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0755">
                <text:p>10</text:p>
              </table:table-cell>
              <table:table-cell office:value-type="float" office:value="249.087">
                <text:p>249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2565">
                <text:p>10</text:p>
              </table:table-cell>
              <table:table-cell office:value-type="float" office:value="249.17">
                <text:p>249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5648">
                <text:p>10</text:p>
              </table:table-cell>
              <table:table-cell office:value-type="float" office:value="249.236">
                <text:p>249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8542">
                <text:p>10</text:p>
              </table:table-cell>
              <table:table-cell office:value-type="float" office:value="249.275">
                <text:p>249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0929">
                <text:p>10</text:p>
              </table:table-cell>
              <table:table-cell office:value-type="float" office:value="249.291">
                <text:p>249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3588">
                <text:p>10</text:p>
              </table:table-cell>
              <table:table-cell office:value-type="float" office:value="249.284">
                <text:p>249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5554">
                <text:p>10</text:p>
              </table:table-cell>
              <table:table-cell office:value-type="float" office:value="249.26">
                <text:p>249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6982">
                <text:p>10</text:p>
              </table:table-cell>
              <table:table-cell office:value-type="float" office:value="249.22">
                <text:p>249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944">
                <text:p>10</text:p>
              </table:table-cell>
              <table:table-cell office:value-type="float" office:value="249.161">
                <text:p>249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1909">
                <text:p>10</text:p>
              </table:table-cell>
              <table:table-cell office:value-type="float" office:value="249.086">
                <text:p>249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3674">
                <text:p>10</text:p>
              </table:table-cell>
              <table:table-cell office:value-type="float" office:value="249.001">
                <text:p>249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6433">
                <text:p>10</text:p>
              </table:table-cell>
              <table:table-cell office:value-type="float" office:value="248.896">
                <text:p>248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7975">
                <text:p>10</text:p>
              </table:table-cell>
              <table:table-cell office:value-type="float" office:value="248.79">
                <text:p>248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0362">
                <text:p>10</text:p>
              </table:table-cell>
              <table:table-cell office:value-type="float" office:value="248.666">
                <text:p>248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2596">
                <text:p>10</text:p>
              </table:table-cell>
              <table:table-cell office:value-type="float" office:value="248.534">
                <text:p>248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4947">
                <text:p>10</text:p>
              </table:table-cell>
              <table:table-cell office:value-type="float" office:value="248.392">
                <text:p>248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6217">
                <text:p>10</text:p>
              </table:table-cell>
              <table:table-cell office:value-type="float" office:value="248.256">
                <text:p>248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7863">
                <text:p>10</text:p>
              </table:table-cell>
              <table:table-cell office:value-type="float" office:value="248.108">
                <text:p>248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8046">
                <text:p>10</text:p>
              </table:table-cell>
              <table:table-cell office:value-type="float" office:value="247.975">
                <text:p>247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9503">
                <text:p>10</text:p>
              </table:table-cell>
              <table:table-cell office:value-type="float" office:value="247.82">
                <text:p>247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1957">
                <text:p>10</text:p>
              </table:table-cell>
              <table:table-cell office:value-type="float" office:value="247.648">
                <text:p>247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4316">
                <text:p>10</text:p>
              </table:table-cell>
              <table:table-cell office:value-type="float" office:value="247.472">
                <text:p>247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613">
                <text:p>10</text:p>
              </table:table-cell>
              <table:table-cell office:value-type="float" office:value="247.3">
                <text:p>247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787">
                <text:p>10</text:p>
              </table:table-cell>
              <table:table-cell office:value-type="float" office:value="247.127">
                <text:p>247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9775">
                <text:p>10</text:p>
              </table:table-cell>
              <table:table-cell office:value-type="float" office:value="246.948">
                <text:p>246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1542">
                <text:p>10</text:p>
              </table:table-cell>
              <table:table-cell office:value-type="float" office:value="246.77">
                <text:p>246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1726">
                <text:p>10</text:p>
              </table:table-cell>
              <table:table-cell office:value-type="float" office:value="246.614">
                <text:p>246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4553">
                <text:p>10</text:p>
              </table:table-cell>
              <table:table-cell office:value-type="float" office:value="246.416">
                <text:p>246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6323">
                <text:p>10</text:p>
              </table:table-cell>
              <table:table-cell office:value-type="float" office:value="246.233">
                <text:p>246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7441">
                <text:p>10</text:p>
              </table:table-cell>
              <table:table-cell office:value-type="float" office:value="246.06">
                <text:p>246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0194">
                <text:p>10</text:p>
              </table:table-cell>
              <table:table-cell office:value-type="float" office:value="245.861">
                <text:p>245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3408">
                <text:p>10</text:p>
              </table:table-cell>
              <table:table-cell office:value-type="float" office:value="245.654">
                <text:p>245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5316">
                <text:p>10</text:p>
              </table:table-cell>
              <table:table-cell office:value-type="float" office:value="245.467">
                <text:p>245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6693">
                <text:p>10</text:p>
              </table:table-cell>
              <table:table-cell office:value-type="float" office:value="245.289">
                <text:p>245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9282">
                <text:p>10</text:p>
              </table:table-cell>
              <table:table-cell office:value-type="float" office:value="245.092">
                <text:p>245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1922">
                <text:p>10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435">
                <text:p>10</text:p>
              </table:table-cell>
              <table:table-cell office:value-type="float" office:value="244.701">
                <text:p>244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682">
                <text:p>10</text:p>
              </table:table-cell>
              <table:table-cell office:value-type="float" office:value="244.508">
                <text:p>244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903">
                <text:p>10</text:p>
              </table:table-cell>
              <table:table-cell office:value-type="float" office:value="244.319">
                <text:p>244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147">
                <text:p>10</text:p>
              </table:table-cell>
              <table:table-cell office:value-type="float" office:value="244.128">
                <text:p>244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161">
                <text:p>10</text:p>
              </table:table-cell>
              <table:table-cell office:value-type="float" office:value="243.973">
                <text:p>243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352">
                <text:p>10</text:p>
              </table:table-cell>
              <table:table-cell office:value-type="float" office:value="243.791">
                <text:p>243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645">
                <text:p>10</text:p>
              </table:table-cell>
              <table:table-cell office:value-type="float" office:value="243.595">
                <text:p>243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677">
                <text:p>10</text:p>
              </table:table-cell>
              <table:table-cell office:value-type="float" office:value="243.441">
                <text:p>243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968">
                <text:p>10</text:p>
              </table:table-cell>
              <table:table-cell office:value-type="float" office:value="243.248">
                <text:p>243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261">
                <text:p>10</text:p>
              </table:table-cell>
              <table:table-cell office:value-type="float" office:value="243.059">
                <text:p>243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283">
                <text:p>10</text:p>
              </table:table-cell>
              <table:table-cell office:value-type="float" office:value="242.91">
                <text:p>242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452">
                <text:p>10</text:p>
              </table:table-cell>
              <table:table-cell office:value-type="float" office:value="242.743">
                <text:p>242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456">
                <text:p>10</text:p>
              </table:table-cell>
              <table:table-cell office:value-type="float" office:value="242.601">
                <text:p>242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771">
                <text:p>10</text:p>
              </table:table-cell>
              <table:table-cell office:value-type="float" office:value="242.419">
                <text:p>242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794">
                <text:p>10</text:p>
              </table:table-cell>
              <table:table-cell office:value-type="float" office:value="242.281">
                <text:p>242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045">
                <text:p>10</text:p>
              </table:table-cell>
              <table:table-cell office:value-type="float" office:value="242.117">
                <text:p>24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289">
                <text:p>10</text:p>
              </table:table-cell>
              <table:table-cell office:value-type="float" office:value="241.96">
                <text:p>241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544">
                <text:p>10</text:p>
              </table:table-cell>
              <table:table-cell office:value-type="float" office:value="241.808">
                <text:p>241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735">
                <text:p>10</text:p>
              </table:table-cell>
              <table:table-cell office:value-type="float" office:value="241.669">
                <text:p>241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776">
                <text:p>10</text:p>
              </table:table-cell>
              <table:table-cell office:value-type="float" office:value="241.554">
                <text:p>241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104">
                <text:p>10</text:p>
              </table:table-cell>
              <table:table-cell office:value-type="float" office:value="241.415">
                <text:p>241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362">
                <text:p>10</text:p>
              </table:table-cell>
              <table:table-cell office:value-type="float" office:value="241.293">
                <text:p>241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613">
                <text:p>10</text:p>
              </table:table-cell>
              <table:table-cell office:value-type="float" office:value="241.181">
                <text:p>241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833">
                <text:p>10</text:p>
              </table:table-cell>
              <table:table-cell office:value-type="float" office:value="241.082">
                <text:p>241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867">
                <text:p>10</text:p>
              </table:table-cell>
              <table:table-cell office:value-type="float" office:value="241.006">
                <text:p>241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887">
                <text:p>10</text:p>
              </table:table-cell>
              <table:table-cell office:value-type="float" office:value="240.939">
                <text:p>240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906">
                <text:p>10</text:p>
              </table:table-cell>
              <table:table-cell office:value-type="float" office:value="240.88">
                <text:p>240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95">
                <text:p>10</text:p>
              </table:table-cell>
              <table:table-cell office:value-type="float" office:value="240.828">
                <text:p>240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102">
                <text:p>10</text:p>
              </table:table-cell>
              <table:table-cell office:value-type="float" office:value="240.781">
                <text:p>240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255">
                <text:p>10</text:p>
              </table:table-cell>
              <table:table-cell office:value-type="float" office:value="240.746">
                <text:p>24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501">
                <text:p>10</text:p>
              </table:table-cell>
              <table:table-cell office:value-type="float" office:value="240.723">
                <text:p>240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785">
                <text:p>10</text:p>
              </table:table-cell>
              <table:table-cell office:value-type="float" office:value="240.715">
                <text:p>240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039">
                <text:p>10</text:p>
              </table:table-cell>
              <table:table-cell office:value-type="float" office:value="240.723">
                <text:p>240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282">
                <text:p>10</text:p>
              </table:table-cell>
              <table:table-cell office:value-type="float" office:value="240.749">
                <text:p>240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402">
                <text:p>10</text:p>
              </table:table-cell>
              <table:table-cell office:value-type="float" office:value="240.787">
                <text:p>240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586">
                <text:p>10</text:p>
              </table:table-cell>
              <table:table-cell office:value-type="float" office:value="240.843">
                <text:p>240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859">
                <text:p>10</text:p>
              </table:table-cell>
              <table:table-cell office:value-type="float" office:value="240.922">
                <text:p>240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085">
                <text:p>10</text:p>
              </table:table-cell>
              <table:table-cell office:value-type="float" office:value="241.018">
                <text:p>241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3">
                <text:p>10</text:p>
              </table:table-cell>
              <table:table-cell office:value-type="float" office:value="241.132">
                <text:p>241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422">
                <text:p>10</text:p>
              </table:table-cell>
              <table:table-cell office:value-type="float" office:value="241.255">
                <text:p>241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661">
                <text:p>10</text:p>
              </table:table-cell>
              <table:table-cell office:value-type="float" office:value="241.41">
                <text:p>241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859">
                <text:p>10</text:p>
              </table:table-cell>
              <table:table-cell office:value-type="float" office:value="241.581">
                <text:p>241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121">
                <text:p>20</text:p>
              </table:table-cell>
              <table:table-cell office:value-type="float" office:value="241.783">
                <text:p>241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421">
                <text:p>20</text:p>
              </table:table-cell>
              <table:table-cell office:value-type="float" office:value="242.015">
                <text:p>242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726">
                <text:p>20</text:p>
              </table:table-cell>
              <table:table-cell office:value-type="float" office:value="242.273">
                <text:p>242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876">
                <text:p>20</text:p>
              </table:table-cell>
              <table:table-cell office:value-type="float" office:value="242.52">
                <text:p>242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153">
                <text:p>20</text:p>
              </table:table-cell>
              <table:table-cell office:value-type="float" office:value="242.818">
                <text:p>242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434">
                <text:p>20</text:p>
              </table:table-cell>
              <table:table-cell office:value-type="float" office:value="243.141">
                <text:p>243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538">
                <text:p>20</text:p>
              </table:table-cell>
              <table:table-cell office:value-type="float" office:value="243.438">
                <text:p>243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767">
                <text:p>20</text:p>
              </table:table-cell>
              <table:table-cell office:value-type="float" office:value="243.79">
                <text:p>243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885">
                <text:p>20</text:p>
              </table:table-cell>
              <table:table-cell office:value-type="float" office:value="244.129">
                <text:p>244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163">
                <text:p>20</text:p>
              </table:table-cell>
              <table:table-cell office:value-type="float" office:value="244.537">
                <text:p>244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353">
                <text:p>20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496">
                <text:p>20</text:p>
              </table:table-cell>
              <table:table-cell office:value-type="float" office:value="245.33">
                <text:p>245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646">
                <text:p>20</text:p>
              </table:table-cell>
              <table:table-cell office:value-type="float" office:value="245.738">
                <text:p>245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86">
                <text:p>20</text:p>
              </table:table-cell>
              <table:table-cell office:value-type="float" office:value="246.173">
                <text:p>246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999">
                <text:p>20</text:p>
              </table:table-cell>
              <table:table-cell office:value-type="float" office:value="246.582">
                <text:p>246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246.938">
                <text:p>246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294">
                <text:p>20</text:p>
              </table:table-cell>
              <table:table-cell office:value-type="float" office:value="247.389">
                <text:p>247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47">
                <text:p>20</text:p>
              </table:table-cell>
              <table:table-cell office:value-type="float" office:value="247.783">
                <text:p>247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64">
                <text:p>20</text:p>
              </table:table-cell>
              <table:table-cell office:value-type="float" office:value="248.158">
                <text:p>248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914">
                <text:p>20</text:p>
              </table:table-cell>
              <table:table-cell office:value-type="float" office:value="248.543">
                <text:p>248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098">
                <text:p>20</text:p>
              </table:table-cell>
              <table:table-cell office:value-type="float" office:value="248.875">
                <text:p>248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217">
                <text:p>20</text:p>
              </table:table-cell>
              <table:table-cell office:value-type="float" office:value="249.166">
                <text:p>249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409">
                <text:p>20</text:p>
              </table:table-cell>
              <table:table-cell office:value-type="float" office:value="249.449">
                <text:p>249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701">
                <text:p>20</text:p>
              </table:table-cell>
              <table:table-cell office:value-type="float" office:value="249.723">
                <text:p>249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917">
                <text:p>20</text:p>
              </table:table-cell>
              <table:table-cell office:value-type="float" office:value="249.951">
                <text:p>249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096">
                <text:p>20</text:p>
              </table:table-cell>
              <table:table-cell office:value-type="float" office:value="250.143">
                <text:p>250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401">
                <text:p>20</text:p>
              </table:table-cell>
              <table:table-cell office:value-type="float" office:value="250.323">
                <text:p>250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686">
                <text:p>20</text:p>
              </table:table-cell>
              <table:table-cell office:value-type="float" office:value="250.468">
                <text:p>250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941">
                <text:p>20</text:p>
              </table:table-cell>
              <table:table-cell office:value-type="float" office:value="250.581">
                <text:p>250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148">
                <text:p>20</text:p>
              </table:table-cell>
              <table:table-cell office:value-type="float" office:value="250.662">
                <text:p>250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317">
                <text:p>20</text:p>
              </table:table-cell>
              <table:table-cell office:value-type="float" office:value="250.717">
                <text:p>250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548">
                <text:p>20</text:p>
              </table:table-cell>
              <table:table-cell office:value-type="float" office:value="250.751">
                <text:p>25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752">
                <text:p>20</text:p>
              </table:table-cell>
              <table:table-cell office:value-type="float" office:value="250.762">
                <text:p>250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953">
                <text:p>20</text:p>
              </table:table-cell>
              <table:table-cell office:value-type="float" office:value="250.752">
                <text:p>250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189">
                <text:p>20</text:p>
              </table:table-cell>
              <table:table-cell office:value-type="float" office:value="250.721">
                <text:p>25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475">
                <text:p>20</text:p>
              </table:table-cell>
              <table:table-cell office:value-type="float" office:value="250.67">
                <text:p>250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645">
                <text:p>20</text:p>
              </table:table-cell>
              <table:table-cell office:value-type="float" office:value="250.606">
                <text:p>250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839">
                <text:p>20</text:p>
              </table:table-cell>
              <table:table-cell office:value-type="float" office:value="250.527">
                <text:p>250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009">
                <text:p>20</text:p>
              </table:table-cell>
              <table:table-cell office:value-type="float" office:value="250.436">
                <text:p>250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282">
                <text:p>20</text:p>
              </table:table-cell>
              <table:table-cell office:value-type="float" office:value="250.322">
                <text:p>250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509">
                <text:p>20</text:p>
              </table:table-cell>
              <table:table-cell office:value-type="float" office:value="250.201">
                <text:p>250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796">
                <text:p>20</text:p>
              </table:table-cell>
              <table:table-cell office:value-type="float" office:value="250.061">
                <text:p>250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073">
                <text:p>20</text:p>
              </table:table-cell>
              <table:table-cell office:value-type="float" office:value="249.912">
                <text:p>249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247">
                <text:p>20</text:p>
              </table:table-cell>
              <table:table-cell office:value-type="float" office:value="249.766">
                <text:p>249.7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528">
                <text:p>20</text:p>
              </table:table-cell>
              <table:table-cell office:value-type="float" office:value="249.599">
                <text:p>249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697">
                <text:p>20</text:p>
              </table:table-cell>
              <table:table-cell office:value-type="float" office:value="249.44">
                <text:p>249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848">
                <text:p>20</text:p>
              </table:table-cell>
              <table:table-cell office:value-type="float" office:value="249.277">
                <text:p>249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029">
                <text:p>20</text:p>
              </table:table-cell>
              <table:table-cell office:value-type="float" office:value="249.106">
                <text:p>249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197">
                <text:p>20</text:p>
              </table:table-cell>
              <table:table-cell office:value-type="float" office:value="248.931">
                <text:p>248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443">
                <text:p>20</text:p>
              </table:table-cell>
              <table:table-cell office:value-type="float" office:value="248.741">
                <text:p>248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608">
                <text:p>20</text:p>
              </table:table-cell>
              <table:table-cell office:value-type="float" office:value="248.559">
                <text:p>248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838">
                <text:p>20</text:p>
              </table:table-cell>
              <table:table-cell office:value-type="float" office:value="248.364">
                <text:p>248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018">
                <text:p>20</text:p>
              </table:table-cell>
              <table:table-cell office:value-type="float" office:value="248.175">
                <text:p>248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186">
                <text:p>20</text:p>
              </table:table-cell>
              <table:table-cell office:value-type="float" office:value="247.985">
                <text:p>247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37">
                <text:p>20</text:p>
              </table:table-cell>
              <table:table-cell office:value-type="float" office:value="247.791">
                <text:p>247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557">
                <text:p>20</text:p>
              </table:table-cell>
              <table:table-cell office:value-type="float" office:value="247.595">
                <text:p>247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776">
                <text:p>20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973">
                <text:p>20</text:p>
              </table:table-cell>
              <table:table-cell office:value-type="float" office:value="247.193">
                <text:p>247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185">
                <text:p>20</text:p>
              </table:table-cell>
              <table:table-cell office:value-type="float" office:value="246.991">
                <text:p>246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289">
                <text:p>20</text:p>
              </table:table-cell>
              <table:table-cell office:value-type="float" office:value="246.806">
                <text:p>246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406">
                <text:p>20</text:p>
              </table:table-cell>
              <table:table-cell office:value-type="float" office:value="246.619">
                <text:p>246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605">
                <text:p>20</text:p>
              </table:table-cell>
              <table:table-cell office:value-type="float" office:value="246.418">
                <text:p>246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76">
                <text:p>20</text:p>
              </table:table-cell>
              <table:table-cell office:value-type="float" office:value="246.225">
                <text:p>246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001">
                <text:p>20</text:p>
              </table:table-cell>
              <table:table-cell office:value-type="float" office:value="246.018">
                <text:p>246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144">
                <text:p>20</text:p>
              </table:table-cell>
              <table:table-cell office:value-type="float" office:value="245.828">
                <text:p>245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404">
                <text:p>20</text:p>
              </table:table-cell>
              <table:table-cell office:value-type="float" office:value="245.619">
                <text:p>245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511">
                <text:p>20</text:p>
              </table:table-cell>
              <table:table-cell office:value-type="float" office:value="245.437">
                <text:p>245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671">
                <text:p>20</text:p>
              </table:table-cell>
              <table:table-cell office:value-type="float" office:value="245.246">
                <text:p>245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788">
                <text:p>20</text:p>
              </table:table-cell>
              <table:table-cell office:value-type="float" office:value="245.064">
                <text:p>245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942">
                <text:p>20</text:p>
              </table:table-cell>
              <table:table-cell office:value-type="float" office:value="244.877">
                <text:p>244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11">
                <text:p>20</text:p>
              </table:table-cell>
              <table:table-cell office:value-type="float" office:value="244.688">
                <text:p>244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243">
                <text:p>20</text:p>
              </table:table-cell>
              <table:table-cell office:value-type="float" office:value="244.506">
                <text:p>244.5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385">
                <text:p>20</text:p>
              </table:table-cell>
              <table:table-cell office:value-type="float" office:value="244.325">
                <text:p>244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545">
                <text:p>20</text:p>
              </table:table-cell>
              <table:table-cell office:value-type="float" office:value="244.141">
                <text:p>244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753">
                <text:p>20</text:p>
              </table:table-cell>
              <table:table-cell office:value-type="float" office:value="243.952">
                <text:p>243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933">
                <text:p>20</text:p>
              </table:table-cell>
              <table:table-cell office:value-type="float" office:value="243.768">
                <text:p>243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104">
                <text:p>20</text:p>
              </table:table-cell>
              <table:table-cell office:value-type="float" office:value="243.587">
                <text:p>243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275">
                <text:p>20</text:p>
              </table:table-cell>
              <table:table-cell office:value-type="float" office:value="243.408">
                <text:p>243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455">
                <text:p>20</text:p>
              </table:table-cell>
              <table:table-cell office:value-type="float" office:value="243.23">
                <text:p>243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708">
                <text:p>20</text:p>
              </table:table-cell>
              <table:table-cell office:value-type="float" office:value="243.042">
                <text:p>243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903">
                <text:p>20</text:p>
              </table:table-cell>
              <table:table-cell office:value-type="float" office:value="242.866">
                <text:p>242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04">
                <text:p>20</text:p>
              </table:table-cell>
              <table:table-cell office:value-type="float" office:value="242.701">
                <text:p>242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291">
                <text:p>20</text:p>
              </table:table-cell>
              <table:table-cell office:value-type="float" office:value="242.523">
                <text:p>242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446">
                <text:p>20</text:p>
              </table:table-cell>
              <table:table-cell office:value-type="float" office:value="242.362">
                <text:p>242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602">
                <text:p>30</text:p>
              </table:table-cell>
              <table:table-cell office:value-type="float" office:value="242.205">
                <text:p>242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75">
                <text:p>30</text:p>
              </table:table-cell>
              <table:table-cell office:value-type="float" office:value="242.054">
                <text:p>242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957">
                <text:p>30</text:p>
              </table:table-cell>
              <table:table-cell office:value-type="float" office:value="241.901">
                <text:p>241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143">
                <text:p>30</text:p>
              </table:table-cell>
              <table:table-cell office:value-type="float" office:value="241.756">
                <text:p>241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311">
                <text:p>30</text:p>
              </table:table-cell>
              <table:table-cell office:value-type="float" office:value="241.62">
                <text:p>241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496">
                <text:p>30</text:p>
              </table:table-cell>
              <table:table-cell office:value-type="float" office:value="241.489">
                <text:p>241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663">
                <text:p>30</text:p>
              </table:table-cell>
              <table:table-cell office:value-type="float" office:value="241.367">
                <text:p>241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855">
                <text:p>30</text:p>
              </table:table-cell>
              <table:table-cell office:value-type="float" office:value="241.25">
                <text:p>241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071">
                <text:p>30</text:p>
              </table:table-cell>
              <table:table-cell office:value-type="float" office:value="241.14">
                <text:p>241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335">
                <text:p>30</text:p>
              </table:table-cell>
              <table:table-cell office:value-type="float" office:value="241.036">
                <text:p>241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595">
                <text:p>30</text:p>
              </table:table-cell>
              <table:table-cell office:value-type="float" office:value="240.944">
                <text:p>240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802">
                <text:p>30</text:p>
              </table:table-cell>
              <table:table-cell office:value-type="float" office:value="240.866">
                <text:p>240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952">
                <text:p>30</text:p>
              </table:table-cell>
              <table:table-cell office:value-type="float" office:value="240.802">
                <text:p>240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149">
                <text:p>30</text:p>
              </table:table-cell>
              <table:table-cell office:value-type="float" office:value="240.748">
                <text:p>240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41">
                <text:p>30</text:p>
              </table:table-cell>
              <table:table-cell office:value-type="float" office:value="240.704">
                <text:p>240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645">
                <text:p>30</text:p>
              </table:table-cell>
              <table:table-cell office:value-type="float" office:value="240.676">
                <text:p>240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939">
                <text:p>30</text:p>
              </table:table-cell>
              <table:table-cell office:value-type="float" office:value="240.662">
                <text:p>240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164">
                <text:p>30</text:p>
              </table:table-cell>
              <table:table-cell office:value-type="float" office:value="240.664">
                <text:p>240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389">
                <text:p>30</text:p>
              </table:table-cell>
              <table:table-cell office:value-type="float" office:value="240.683">
                <text:p>240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564">
                <text:p>30</text:p>
              </table:table-cell>
              <table:table-cell office:value-type="float" office:value="240.716">
                <text:p>240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704">
                <text:p>30</text:p>
              </table:table-cell>
              <table:table-cell office:value-type="float" office:value="240.764">
                <text:p>240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829">
                <text:p>30</text:p>
              </table:table-cell>
              <table:table-cell office:value-type="float" office:value="240.826">
                <text:p>240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02">
                <text:p>30</text:p>
              </table:table-cell>
              <table:table-cell office:value-type="float" office:value="240.909">
                <text:p>240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276">
                <text:p>30</text:p>
              </table:table-cell>
              <table:table-cell office:value-type="float" office:value="241.017">
                <text:p>241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46">
                <text:p>30</text:p>
              </table:table-cell>
              <table:table-cell office:value-type="float" office:value="241.137">
                <text:p>241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665">
                <text:p>30</text:p>
              </table:table-cell>
              <table:table-cell office:value-type="float" office:value="241.279">
                <text:p>241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777">
                <text:p>30</text:p>
              </table:table-cell>
              <table:table-cell office:value-type="float" office:value="241.427">
                <text:p>241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938">
                <text:p>30</text:p>
              </table:table-cell>
              <table:table-cell office:value-type="float" office:value="241.6">
                <text:p>241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158">
                <text:p>30</text:p>
              </table:table-cell>
              <table:table-cell office:value-type="float" office:value="241.804">
                <text:p>241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359">
                <text:p>30</text:p>
              </table:table-cell>
              <table:table-cell office:value-type="float" office:value="242.025">
                <text:p>242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542">
                <text:p>30</text:p>
              </table:table-cell>
              <table:table-cell office:value-type="float" office:value="242.263">
                <text:p>242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646">
                <text:p>30</text:p>
              </table:table-cell>
              <table:table-cell office:value-type="float" office:value="242.504">
                <text:p>242.5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867">
                <text:p>30</text:p>
              </table:table-cell>
              <table:table-cell office:value-type="float" office:value="242.791">
                <text:p>242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997">
                <text:p>30</text:p>
              </table:table-cell>
              <table:table-cell office:value-type="float" office:value="243.075">
                <text:p>243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159">
                <text:p>30</text:p>
              </table:table-cell>
              <table:table-cell office:value-type="float" office:value="243.388">
                <text:p>24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403">
                <text:p>30</text:p>
              </table:table-cell>
              <table:table-cell office:value-type="float" office:value="243.745">
                <text:p>243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658">
                <text:p>30</text:p>
              </table:table-cell>
              <table:table-cell office:value-type="float" office:value="244.127">
                <text:p>244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77">
                <text:p>30</text:p>
              </table:table-cell>
              <table:table-cell office:value-type="float" office:value="244.482">
                <text:p>244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893">
                <text:p>30</text:p>
              </table:table-cell>
              <table:table-cell office:value-type="float" office:value="244.858">
                <text:p>244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089">
                <text:p>30</text:p>
              </table:table-cell>
              <table:table-cell office:value-type="float" office:value="245.272">
                <text:p>245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349">
                <text:p>30</text:p>
              </table:table-cell>
              <table:table-cell office:value-type="float" office:value="245.72">
                <text:p>245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525">
                <text:p>30</text:p>
              </table:table-cell>
              <table:table-cell office:value-type="float" office:value="246.144">
                <text:p>246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688">
                <text:p>30</text:p>
              </table:table-cell>
              <table:table-cell office:value-type="float" office:value="246.563">
                <text:p>246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84">
                <text:p>30</text:p>
              </table:table-cell>
              <table:table-cell office:value-type="float" office:value="246.975">
                <text:p>246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012">
                <text:p>30</text:p>
              </table:table-cell>
              <table:table-cell office:value-type="float" office:value="247.385">
                <text:p>247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165">
                <text:p>30</text:p>
              </table:table-cell>
              <table:table-cell office:value-type="float" office:value="247.774">
                <text:p>247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284">
                <text:p>30</text:p>
              </table:table-cell>
              <table:table-cell office:value-type="float" office:value="248.136">
                <text:p>248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415">
                <text:p>30</text:p>
              </table:table-cell>
              <table:table-cell office:value-type="float" office:value="248.482">
                <text:p>248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571">
                <text:p>30</text:p>
              </table:table-cell>
              <table:table-cell office:value-type="float" office:value="248.814">
                <text:p>248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662">
                <text:p>30</text:p>
              </table:table-cell>
              <table:table-cell office:value-type="float" office:value="249.104">
                <text:p>249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829">
                <text:p>30</text:p>
              </table:table-cell>
              <table:table-cell office:value-type="float" office:value="249.39">
                <text:p>249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119">
                <text:p>30</text:p>
              </table:table-cell>
              <table:table-cell office:value-type="float" office:value="249.673">
                <text:p>249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377">
                <text:p>30</text:p>
              </table:table-cell>
              <table:table-cell office:value-type="float" office:value="249.917">
                <text:p>249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643">
                <text:p>30</text:p>
              </table:table-cell>
              <table:table-cell office:value-type="float" office:value="250.13">
                <text:p>250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857">
                <text:p>30</text:p>
              </table:table-cell>
              <table:table-cell office:value-type="float" office:value="250.304">
                <text:p>250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013">
                <text:p>30</text:p>
              </table:table-cell>
              <table:table-cell office:value-type="float" office:value="250.442">
                <text:p>250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28">
                <text:p>30</text:p>
              </table:table-cell>
              <table:table-cell office:value-type="float" office:value="250.565">
                <text:p>25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553">
                <text:p>30</text:p>
              </table:table-cell>
              <table:table-cell office:value-type="float" office:value="250.658">
                <text:p>250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759">
                <text:p>30</text:p>
              </table:table-cell>
              <table:table-cell office:value-type="float" office:value="250.721">
                <text:p>25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966">
                <text:p>30</text:p>
              </table:table-cell>
              <table:table-cell office:value-type="float" office:value="250.759">
                <text:p>250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101">
                <text:p>30</text:p>
              </table:table-cell>
              <table:table-cell office:value-type="float" office:value="250.774">
                <text:p>250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261">
                <text:p>30</text:p>
              </table:table-cell>
              <table:table-cell office:value-type="float" office:value="250.77">
                <text:p>250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416">
                <text:p>30</text:p>
              </table:table-cell>
              <table:table-cell office:value-type="float" office:value="250.748">
                <text:p>250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591">
                <text:p>30</text:p>
              </table:table-cell>
              <table:table-cell office:value-type="float" office:value="250.708">
                <text:p>250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731">
                <text:p>30</text:p>
              </table:table-cell>
              <table:table-cell office:value-type="float" office:value="250.652">
                <text:p>250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879">
                <text:p>30</text:p>
              </table:table-cell>
              <table:table-cell office:value-type="float" office:value="250.582">
                <text:p>250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132">
                <text:p>30</text:p>
              </table:table-cell>
              <table:table-cell office:value-type="float" office:value="250.49">
                <text:p>250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303">
                <text:p>30</text:p>
              </table:table-cell>
              <table:table-cell office:value-type="float" office:value="250.391">
                <text:p>250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497">
                <text:p>30</text:p>
              </table:table-cell>
              <table:table-cell office:value-type="float" office:value="250.278">
                <text:p>250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752">
                <text:p>30</text:p>
              </table:table-cell>
              <table:table-cell office:value-type="float" office:value="250.146">
                <text:p>250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014">
                <text:p>30</text:p>
              </table:table-cell>
              <table:table-cell office:value-type="float" office:value="250.003">
                <text:p>250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274">
                <text:p>30</text:p>
              </table:table-cell>
              <table:table-cell office:value-type="float" office:value="249.85">
                <text:p>249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489">
                <text:p>30</text:p>
              </table:table-cell>
              <table:table-cell office:value-type="float" office:value="249.694">
                <text:p>249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72">
                <text:p>30</text:p>
              </table:table-cell>
              <table:table-cell office:value-type="float" office:value="249.528">
                <text:p>249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86">
                <text:p>30</text:p>
              </table:table-cell>
              <table:table-cell office:value-type="float" office:value="249.368">
                <text:p>249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043">
                <text:p>30</text:p>
              </table:table-cell>
              <table:table-cell office:value-type="float" office:value="249.197">
                <text:p>249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159">
                <text:p>30</text:p>
              </table:table-cell>
              <table:table-cell office:value-type="float" office:value="249.031">
                <text:p>249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306">
                <text:p>30</text:p>
              </table:table-cell>
              <table:table-cell office:value-type="float" office:value="248.856">
                <text:p>248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469">
                <text:p>30</text:p>
              </table:table-cell>
              <table:table-cell office:value-type="float" office:value="248.675">
                <text:p>248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706">
                <text:p>30</text:p>
              </table:table-cell>
              <table:table-cell office:value-type="float" office:value="248.479">
                <text:p>248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924">
                <text:p>30</text:p>
              </table:table-cell>
              <table:table-cell office:value-type="float" office:value="248.283">
                <text:p>248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131">
                <text:p>30</text:p>
              </table:table-cell>
              <table:table-cell office:value-type="float" office:value="248.086">
                <text:p>248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293">
                <text:p>30</text:p>
              </table:table-cell>
              <table:table-cell office:value-type="float" office:value="247.894">
                <text:p>247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544">
                <text:p>30</text:p>
              </table:table-cell>
              <table:table-cell office:value-type="float" office:value="247.686">
                <text:p>247.6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779">
                <text:p>40</text:p>
              </table:table-cell>
              <table:table-cell office:value-type="float" office:value="247.48">
                <text:p>247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972">
                <text:p>40</text:p>
              </table:table-cell>
              <table:table-cell office:value-type="float" office:value="247.279">
                <text:p>247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135">
                <text:p>40</text:p>
              </table:table-cell>
              <table:table-cell office:value-type="float" office:value="247.083">
                <text:p>247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312">
                <text:p>40</text:p>
              </table:table-cell>
              <table:table-cell office:value-type="float" office:value="246.884">
                <text:p>246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554">
                <text:p>40</text:p>
              </table:table-cell>
              <table:table-cell office:value-type="float" office:value="246.674">
                <text:p>246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815">
                <text:p>40</text:p>
              </table:table-cell>
              <table:table-cell office:value-type="float" office:value="246.461">
                <text:p>246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083">
                <text:p>40</text:p>
              </table:table-cell>
              <table:table-cell office:value-type="float" office:value="246.247">
                <text:p>246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198">
                <text:p>40</text:p>
              </table:table-cell>
              <table:table-cell office:value-type="float" office:value="246.059">
                <text:p>246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382">
                <text:p>40</text:p>
              </table:table-cell>
              <table:table-cell office:value-type="float" office:value="245.86">
                <text:p>245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53">
                <text:p>40</text:p>
              </table:table-cell>
              <table:table-cell office:value-type="float" office:value="245.667">
                <text:p>245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658">
                <text:p>40</text:p>
              </table:table-cell>
              <table:table-cell office:value-type="float" office:value="245.479">
                <text:p>245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82">
                <text:p>40</text:p>
              </table:table-cell>
              <table:table-cell office:value-type="float" office:value="245.286">
                <text:p>245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995">
                <text:p>40</text:p>
              </table:table-cell>
              <table:table-cell office:value-type="float" office:value="245.092">
                <text:p>245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204">
                <text:p>40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459">
                <text:p>40</text:p>
              </table:table-cell>
              <table:table-cell office:value-type="float" office:value="244.689">
                <text:p>244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702">
                <text:p>40</text:p>
              </table:table-cell>
              <table:table-cell office:value-type="float" office:value="244.488">
                <text:p>244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744">
                <text:p>40</text:p>
              </table:table-cell>
              <table:table-cell office:value-type="float" office:value="244.32">
                <text:p>244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957">
                <text:p>40</text:p>
              </table:table-cell>
              <table:table-cell office:value-type="float" office:value="244.127">
                <text:p>244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142">
                <text:p>40</text:p>
              </table:table-cell>
              <table:table-cell office:value-type="float" office:value="243.939">
                <text:p>243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375">
                <text:p>40</text:p>
              </table:table-cell>
              <table:table-cell office:value-type="float" office:value="243.746">
                <text:p>243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594">
                <text:p>40</text:p>
              </table:table-cell>
              <table:table-cell office:value-type="float" office:value="243.556">
                <text:p>243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812">
                <text:p>40</text:p>
              </table:table-cell>
              <table:table-cell office:value-type="float" office:value="243.368">
                <text:p>243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993">
                <text:p>40</text:p>
              </table:table-cell>
              <table:table-cell office:value-type="float" office:value="243.188">
                <text:p>243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21">
                <text:p>40</text:p>
              </table:table-cell>
              <table:table-cell office:value-type="float" office:value="243.005">
                <text:p>243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454">
                <text:p>40</text:p>
              </table:table-cell>
              <table:table-cell office:value-type="float" office:value="242.82">
                <text:p>242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644">
                <text:p>40</text:p>
              </table:table-cell>
              <table:table-cell office:value-type="float" office:value="242.646">
                <text:p>242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908">
                <text:p>40</text:p>
              </table:table-cell>
              <table:table-cell office:value-type="float" office:value="242.465">
                <text:p>242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076">
                <text:p>40</text:p>
              </table:table-cell>
              <table:table-cell office:value-type="float" office:value="242.302">
                <text:p>242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317">
                <text:p>40</text:p>
              </table:table-cell>
              <table:table-cell office:value-type="float" office:value="242.134">
                <text:p>242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486">
                <text:p>40</text:p>
              </table:table-cell>
              <table:table-cell office:value-type="float" office:value="241.981">
                <text:p>241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674">
                <text:p>40</text:p>
              </table:table-cell>
              <table:table-cell office:value-type="float" office:value="241.831">
                <text:p>241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938">
                <text:p>40</text:p>
              </table:table-cell>
              <table:table-cell office:value-type="float" office:value="241.678">
                <text:p>241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273">
                <text:p>40</text:p>
              </table:table-cell>
              <table:table-cell office:value-type="float" office:value="241.524">
                <text:p>241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498">
                <text:p>40</text:p>
              </table:table-cell>
              <table:table-cell office:value-type="float" office:value="241.391">
                <text:p>241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612">
                <text:p>40</text:p>
              </table:table-cell>
              <table:table-cell office:value-type="float" office:value="241.278">
                <text:p>241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877">
                <text:p>40</text:p>
              </table:table-cell>
              <table:table-cell office:value-type="float" office:value="241.158">
                <text:p>241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16">
                <text:p>40</text:p>
              </table:table-cell>
              <table:table-cell office:value-type="float" office:value="241.047">
                <text:p>241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461">
                <text:p>40</text:p>
              </table:table-cell>
              <table:table-cell office:value-type="float" office:value="240.946">
                <text:p>240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716">
                <text:p>40</text:p>
              </table:table-cell>
              <table:table-cell office:value-type="float" office:value="240.86">
                <text:p>240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965">
                <text:p>40</text:p>
              </table:table-cell>
              <table:table-cell office:value-type="float" office:value="240.787">
                <text:p>240.7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237">
                <text:p>40</text:p>
              </table:table-cell>
              <table:table-cell office:value-type="float" office:value="240.726">
                <text:p>240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464">
                <text:p>40</text:p>
              </table:table-cell>
              <table:table-cell office:value-type="float" office:value="240.679">
                <text:p>240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62">
                <text:p>40</text:p>
              </table:table-cell>
              <table:table-cell office:value-type="float" office:value="240.649">
                <text:p>240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85">
                <text:p>40</text:p>
              </table:table-cell>
              <table:table-cell office:value-type="float" office:value="240.63">
                <text:p>240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068">
                <text:p>40</text:p>
              </table:table-cell>
              <table:table-cell office:value-type="float" office:value="240.627">
                <text:p>240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372">
                <text:p>40</text:p>
              </table:table-cell>
              <table:table-cell office:value-type="float" office:value="240.641">
                <text:p>240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514">
                <text:p>40</text:p>
              </table:table-cell>
              <table:table-cell office:value-type="float" office:value="240.668">
                <text:p>240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659">
                <text:p>40</text:p>
              </table:table-cell>
              <table:table-cell office:value-type="float" office:value="240.71">
                <text:p>240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841">
                <text:p>40</text:p>
              </table:table-cell>
              <table:table-cell office:value-type="float" office:value="240.771">
                <text:p>240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089">
                <text:p>40</text:p>
              </table:table-cell>
              <table:table-cell office:value-type="float" office:value="240.853">
                <text:p>240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19">
                <text:p>40</text:p>
              </table:table-cell>
              <table:table-cell office:value-type="float" office:value="240.942">
                <text:p>240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369">
                <text:p>40</text:p>
              </table:table-cell>
              <table:table-cell office:value-type="float" office:value="241.055">
                <text:p>241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525">
                <text:p>40</text:p>
              </table:table-cell>
              <table:table-cell office:value-type="float" office:value="241.184">
                <text:p>241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703">
                <text:p>40</text:p>
              </table:table-cell>
              <table:table-cell office:value-type="float" office:value="241.334">
                <text:p>241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913">
                <text:p>40</text:p>
              </table:table-cell>
              <table:table-cell office:value-type="float" office:value="241.508">
                <text:p>241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087">
                <text:p>40</text:p>
              </table:table-cell>
              <table:table-cell office:value-type="float" office:value="241.697">
                <text:p>241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237">
                <text:p>40</text:p>
              </table:table-cell>
              <table:table-cell office:value-type="float" office:value="241.901">
                <text:p>241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395">
                <text:p>40</text:p>
              </table:table-cell>
              <table:table-cell office:value-type="float" office:value="242.127">
                <text:p>242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56">
                <text:p>40</text:p>
              </table:table-cell>
              <table:table-cell office:value-type="float" office:value="242.373">
                <text:p>242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705">
                <text:p>40</text:p>
              </table:table-cell>
              <table:table-cell office:value-type="float" office:value="242.634">
                <text:p>242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841">
                <text:p>40</text:p>
              </table:table-cell>
              <table:table-cell office:value-type="float" office:value="242.913">
                <text:p>242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971">
                <text:p>40</text:p>
              </table:table-cell>
              <table:table-cell office:value-type="float" office:value="243.208">
                <text:p>243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1">
                <text:p>40</text:p>
              </table:table-cell>
              <table:table-cell office:value-type="float" office:value="243.522">
                <text:p>243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252">
                <text:p>40</text:p>
              </table:table-cell>
              <table:table-cell office:value-type="float" office:value="243.861">
                <text:p>243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463">
                <text:p>40</text:p>
              </table:table-cell>
              <table:table-cell office:value-type="float" office:value="244.238">
                <text:p>244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662">
                <text:p>40</text:p>
              </table:table-cell>
              <table:table-cell office:value-type="float" office:value="244.63">
                <text:p>244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804">
                <text:p>40</text:p>
              </table:table-cell>
              <table:table-cell office:value-type="float" office:value="245.019">
                <text:p>245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992">
                <text:p>40</text:p>
              </table:table-cell>
              <table:table-cell office:value-type="float" office:value="245.436">
                <text:p>245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144">
                <text:p>40</text:p>
              </table:table-cell>
              <table:table-cell office:value-type="float" office:value="245.848">
                <text:p>245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287">
                <text:p>40</text:p>
              </table:table-cell>
              <table:table-cell office:value-type="float" office:value="246.26">
                <text:p>246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497">
                <text:p>40</text:p>
              </table:table-cell>
              <table:table-cell office:value-type="float" office:value="246.696">
                <text:p>246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705">
                <text:p>40</text:p>
              </table:table-cell>
              <table:table-cell office:value-type="float" office:value="247.124">
                <text:p>247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857">
                <text:p>40</text:p>
              </table:table-cell>
              <table:table-cell office:value-type="float" office:value="247.52">
                <text:p>247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026">
                <text:p>40</text:p>
              </table:table-cell>
              <table:table-cell office:value-type="float" office:value="247.907">
                <text:p>247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174">
                <text:p>40</text:p>
              </table:table-cell>
              <table:table-cell office:value-type="float" office:value="248.268">
                <text:p>248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374">
                <text:p>40</text:p>
              </table:table-cell>
              <table:table-cell office:value-type="float" office:value="248.623">
                <text:p>248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545">
                <text:p>40</text:p>
              </table:table-cell>
              <table:table-cell office:value-type="float" office:value="248.945">
                <text:p>248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738">
                <text:p>40</text:p>
              </table:table-cell>
              <table:table-cell office:value-type="float" office:value="249.246">
                <text:p>249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91">
                <text:p>40</text:p>
              </table:table-cell>
              <table:table-cell office:value-type="float" office:value="249.514">
                <text:p>249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102">
                <text:p>40</text:p>
              </table:table-cell>
              <table:table-cell office:value-type="float" office:value="249.758">
                <text:p>249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28">
                <text:p>40</text:p>
              </table:table-cell>
              <table:table-cell office:value-type="float" office:value="249.971">
                <text:p>249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559">
                <text:p>40</text:p>
              </table:table-cell>
              <table:table-cell office:value-type="float" office:value="250.17">
                <text:p>250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694">
                <text:p>40</text:p>
              </table:table-cell>
              <table:table-cell office:value-type="float" office:value="250.32">
                <text:p>250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991">
                <text:p>40</text:p>
              </table:table-cell>
              <table:table-cell office:value-type="float" office:value="250.46">
                <text:p>250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165">
                <text:p>50</text:p>
              </table:table-cell>
              <table:table-cell office:value-type="float" office:value="250.56">
                <text:p>250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369">
                <text:p>50</text:p>
              </table:table-cell>
              <table:table-cell office:value-type="float" office:value="250.637">
                <text:p>250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545">
                <text:p>50</text:p>
              </table:table-cell>
              <table:table-cell office:value-type="float" office:value="250.688">
                <text:p>250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76">
                <text:p>50</text:p>
              </table:table-cell>
              <table:table-cell office:value-type="float" office:value="250.717">
                <text:p>250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935">
                <text:p>50</text:p>
              </table:table-cell>
              <table:table-cell office:value-type="float" office:value="250.724">
                <text:p>250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134">
                <text:p>50</text:p>
              </table:table-cell>
              <table:table-cell office:value-type="float" office:value="250.711">
                <text:p>250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357">
                <text:p>50</text:p>
              </table:table-cell>
              <table:table-cell office:value-type="float" office:value="250.677">
                <text:p>250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536">
                <text:p>50</text:p>
              </table:table-cell>
              <table:table-cell office:value-type="float" office:value="250.628">
                <text:p>250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721">
                <text:p>50</text:p>
              </table:table-cell>
              <table:table-cell office:value-type="float" office:value="250.561">
                <text:p>250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883">
                <text:p>50</text:p>
              </table:table-cell>
              <table:table-cell office:value-type="float" office:value="250.482">
                <text:p>250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055">
                <text:p>50</text:p>
              </table:table-cell>
              <table:table-cell office:value-type="float" office:value="250.388">
                <text:p>250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211">
                <text:p>50</text:p>
              </table:table-cell>
              <table:table-cell office:value-type="float" office:value="250.284">
                <text:p>250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379">
                <text:p>50</text:p>
              </table:table-cell>
              <table:table-cell office:value-type="float" office:value="250.168">
                <text:p>250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572">
                <text:p>50</text:p>
              </table:table-cell>
              <table:table-cell office:value-type="float" office:value="250.038">
                <text:p>250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779">
                <text:p>50</text:p>
              </table:table-cell>
              <table:table-cell office:value-type="float" office:value="249.897">
                <text:p>249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868">
                <text:p>50</text:p>
              </table:table-cell>
              <table:table-cell office:value-type="float" office:value="249.762">
                <text:p>249.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106">
                <text:p>50</text:p>
              </table:table-cell>
              <table:table-cell office:value-type="float" office:value="249.601">
                <text:p>249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254">
                <text:p>50</text:p>
              </table:table-cell>
              <table:table-cell office:value-type="float" office:value="249.444">
                <text:p>249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367">
                <text:p>50</text:p>
              </table:table-cell>
              <table:table-cell office:value-type="float" office:value="249.287">
                <text:p>249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557">
                <text:p>50</text:p>
              </table:table-cell>
              <table:table-cell office:value-type="float" office:value="249.114">
                <text:p>249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736">
                <text:p>50</text:p>
              </table:table-cell>
              <table:table-cell office:value-type="float" office:value="248.937">
                <text:p>248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995">
                <text:p>50</text:p>
              </table:table-cell>
              <table:table-cell office:value-type="float" office:value="248.744">
                <text:p>248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206">
                <text:p>50</text:p>
              </table:table-cell>
              <table:table-cell office:value-type="float" office:value="248.554">
                <text:p>248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398">
                <text:p>50</text:p>
              </table:table-cell>
              <table:table-cell office:value-type="float" office:value="248.364">
                <text:p>248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569">
                <text:p>50</text:p>
              </table:table-cell>
              <table:table-cell office:value-type="float" office:value="248.175">
                <text:p>248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745">
                <text:p>50</text:p>
              </table:table-cell>
              <table:table-cell office:value-type="float" office:value="247.982">
                <text:p>247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965">
                <text:p>50</text:p>
              </table:table-cell>
              <table:table-cell office:value-type="float" office:value="247.781">
                <text:p>247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162">
                <text:p>50</text:p>
              </table:table-cell>
              <table:table-cell office:value-type="float" office:value="247.581">
                <text:p>247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323">
                <text:p>50</text:p>
              </table:table-cell>
              <table:table-cell office:value-type="float" office:value="247.386">
                <text:p>247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397">
                <text:p>50</text:p>
              </table:table-cell>
              <table:table-cell office:value-type="float" office:value="247.205">
                <text:p>247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523">
                <text:p>50</text:p>
              </table:table-cell>
              <table:table-cell office:value-type="float" office:value="247.015">
                <text:p>247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672">
                <text:p>50</text:p>
              </table:table-cell>
              <table:table-cell office:value-type="float" office:value="246.821">
                <text:p>246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823">
                <text:p>50</text:p>
              </table:table-cell>
              <table:table-cell office:value-type="float" office:value="246.626">
                <text:p>246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073">
                <text:p>50</text:p>
              </table:table-cell>
              <table:table-cell office:value-type="float" office:value="246.414">
                <text:p>246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153">
                <text:p>50</text:p>
              </table:table-cell>
              <table:table-cell office:value-type="float" office:value="246.231">
                <text:p>246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393">
                <text:p>50</text:p>
              </table:table-cell>
              <table:table-cell office:value-type="float" office:value="246.022">
                <text:p>246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564">
                <text:p>50</text:p>
              </table:table-cell>
              <table:table-cell office:value-type="float" office:value="245.825">
                <text:p>245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722">
                <text:p>50</text:p>
              </table:table-cell>
              <table:table-cell office:value-type="float" office:value="245.631">
                <text:p>245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894">
                <text:p>50</text:p>
              </table:table-cell>
              <table:table-cell office:value-type="float" office:value="245.435">
                <text:p>245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122">
                <text:p>50</text:p>
              </table:table-cell>
              <table:table-cell office:value-type="float" office:value="245.231">
                <text:p>245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422">
                <text:p>50</text:p>
              </table:table-cell>
              <table:table-cell office:value-type="float" office:value="245.016">
                <text:p>245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728">
                <text:p>50</text:p>
              </table:table-cell>
              <table:table-cell office:value-type="float" office:value="244.802">
                <text:p>244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81">
                <text:p>50</text:p>
              </table:table-cell>
              <table:table-cell office:value-type="float" office:value="244.625">
                <text:p>244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858">
                <text:p>50</text:p>
              </table:table-cell>
              <table:table-cell office:value-type="float" office:value="244.455">
                <text:p>244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919">
                <text:p>50</text:p>
              </table:table-cell>
              <table:table-cell office:value-type="float" office:value="244.284">
                <text:p>244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997">
                <text:p>50</text:p>
              </table:table-cell>
              <table:table-cell office:value-type="float" office:value="244.111">
                <text:p>244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095">
                <text:p>50</text:p>
              </table:table-cell>
              <table:table-cell office:value-type="float" office:value="243.937">
                <text:p>243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227">
                <text:p>50</text:p>
              </table:table-cell>
              <table:table-cell office:value-type="float" office:value="243.758">
                <text:p>243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363">
                <text:p>50</text:p>
              </table:table-cell>
              <table:table-cell office:value-type="float" office:value="243.58">
                <text:p>243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461">
                <text:p>50</text:p>
              </table:table-cell>
              <table:table-cell office:value-type="float" office:value="243.41">
                <text:p>243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628">
                <text:p>50</text:p>
              </table:table-cell>
              <table:table-cell office:value-type="float" office:value="243.231">
                <text:p>243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763">
                <text:p>50</text:p>
              </table:table-cell>
              <table:table-cell office:value-type="float" office:value="243.058">
                <text:p>243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968">
                <text:p>5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088">
                <text:p>50</text:p>
              </table:table-cell>
              <table:table-cell office:value-type="float" office:value="242.711">
                <text:p>242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213">
                <text:p>50</text:p>
              </table:table-cell>
              <table:table-cell office:value-type="float" office:value="242.547">
                <text:p>242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329">
                <text:p>50</text:p>
              </table:table-cell>
              <table:table-cell office:value-type="float" office:value="242.388">
                <text:p>242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444">
                <text:p>50</text:p>
              </table:table-cell>
              <table:table-cell office:value-type="float" office:value="242.232">
                <text:p>242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567">
                <text:p>50</text:p>
              </table:table-cell>
              <table:table-cell office:value-type="float" office:value="242.08">
                <text:p>242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665">
                <text:p>50</text:p>
              </table:table-cell>
              <table:table-cell office:value-type="float" office:value="241.935">
                <text:p>241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815">
                <text:p>50</text:p>
              </table:table-cell>
              <table:table-cell office:value-type="float" office:value="241.788">
                <text:p>24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906">
                <text:p>50</text:p>
              </table:table-cell>
              <table:table-cell office:value-type="float" office:value="241.654">
                <text:p>241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024">
                <text:p>50</text:p>
              </table:table-cell>
              <table:table-cell office:value-type="float" office:value="241.523">
                <text:p>241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102">
                <text:p>50</text:p>
              </table:table-cell>
              <table:table-cell office:value-type="float" office:value="241.402">
                <text:p>241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19">
                <text:p>50</text:p>
              </table:table-cell>
              <table:table-cell office:value-type="float" office:value="241.286">
                <text:p>241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271">
                <text:p>50</text:p>
              </table:table-cell>
              <table:table-cell office:value-type="float" office:value="241.178">
                <text:p>241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348">
                <text:p>50</text:p>
              </table:table-cell>
              <table:table-cell office:value-type="float" office:value="241.077">
                <text:p>241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446">
                <text:p>50</text:p>
              </table:table-cell>
              <table:table-cell office:value-type="float" office:value="240.981">
                <text:p>240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562">
                <text:p>50</text:p>
              </table:table-cell>
              <table:table-cell office:value-type="float" office:value="240.893">
                <text:p>240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628">
                <text:p>50</text:p>
              </table:table-cell>
              <table:table-cell office:value-type="float" office:value="240.817">
                <text:p>240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739">
                <text:p>50</text:p>
              </table:table-cell>
              <table:table-cell office:value-type="float" office:value="240.747">
                <text:p>240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885">
                <text:p>50</text:p>
              </table:table-cell>
              <table:table-cell office:value-type="float" office:value="240.685">
                <text:p>240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004">
                <text:p>50</text:p>
              </table:table-cell>
              <table:table-cell office:value-type="float" office:value="240.635">
                <text:p>240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132">
                <text:p>50</text:p>
              </table:table-cell>
              <table:table-cell office:value-type="float" office:value="240.596">
                <text:p>240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195">
                <text:p>50</text:p>
              </table:table-cell>
              <table:table-cell office:value-type="float" office:value="240.57">
                <text:p>240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29">
                <text:p>50</text:p>
              </table:table-cell>
              <table:table-cell office:value-type="float" office:value="240.554">
                <text:p>240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343">
                <text:p>50</text:p>
              </table:table-cell>
              <table:table-cell office:value-type="float" office:value="240.551">
                <text:p>240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443">
                <text:p>50</text:p>
              </table:table-cell>
              <table:table-cell office:value-type="float" office:value="240.56">
                <text:p>240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54">
                <text:p>50</text:p>
              </table:table-cell>
              <table:table-cell office:value-type="float" office:value="240.582">
                <text:p>240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658">
                <text:p>50</text:p>
              </table:table-cell>
              <table:table-cell office:value-type="float" office:value="240.619">
                <text:p>240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756">
                <text:p>50</text:p>
              </table:table-cell>
              <table:table-cell office:value-type="float" office:value="240.669">
                <text:p>240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821">
                <text:p>50</text:p>
              </table:table-cell>
              <table:table-cell office:value-type="float" office:value="240.732">
                <text:p>240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86">
                <text:p>50</text:p>
              </table:table-cell>
              <table:table-cell office:value-type="float" office:value="240.806">
                <text:p>240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939">
                <text:p>50</text:p>
              </table:table-cell>
              <table:table-cell office:value-type="float" office:value="240.899">
                <text:p>240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992">
                <text:p>50</text:p>
              </table:table-cell>
              <table:table-cell office:value-type="float" office:value="241.004">
                <text:p>241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062">
                <text:p>50</text:p>
              </table:table-cell>
              <table:table-cell office:value-type="float" office:value="241.126">
                <text:p>241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119">
                <text:p>50</text:p>
              </table:table-cell>
              <table:table-cell office:value-type="float" office:value="241.262">
                <text:p>241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158">
                <text:p>50</text:p>
              </table:table-cell>
              <table:table-cell office:value-type="float" office:value="241.411">
                <text:p>241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198">
                <text:p>60</text:p>
              </table:table-cell>
              <table:table-cell office:value-type="float" office:value="241.576">
                <text:p>241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233">
                <text:p>60</text:p>
              </table:table-cell>
              <table:table-cell office:value-type="float" office:value="241.755">
                <text:p>241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509">
                <text:p>60</text:p>
              </table:table-cell>
              <table:table-cell office:value-type="float" office:value="241.997">
                <text:p>241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649">
                <text:p>60</text:p>
              </table:table-cell>
              <table:table-cell office:value-type="float" office:value="242.234">
                <text:p>242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771">
                <text:p>60</text:p>
              </table:table-cell>
              <table:table-cell office:value-type="float" office:value="242.486">
                <text:p>242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855">
                <text:p>60</text:p>
              </table:table-cell>
              <table:table-cell office:value-type="float" office:value="242.746">
                <text:p>242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924">
                <text:p>60</text:p>
              </table:table-cell>
              <table:table-cell office:value-type="float" office:value="243.02">
                <text:p>243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978">
                <text:p>60</text:p>
              </table:table-cell>
              <table:table-cell office:value-type="float" office:value="243.307">
                <text:p>243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039">
                <text:p>60</text:p>
              </table:table-cell>
              <table:table-cell office:value-type="float" office:value="243.611">
                <text:p>243.6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089">
                <text:p>60</text:p>
              </table:table-cell>
              <table:table-cell office:value-type="float" office:value="243.929">
                <text:p>243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155">
                <text:p>60</text:p>
              </table:table-cell>
              <table:table-cell office:value-type="float" office:value="244.267">
                <text:p>244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275">
                <text:p>60</text:p>
              </table:table-cell>
              <table:table-cell office:value-type="float" office:value="244.639">
                <text:p>244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33">
                <text:p>60</text:p>
              </table:table-cell>
              <table:table-cell office:value-type="float" office:value="245.004">
                <text:p>245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472">
                <text:p>60</text:p>
              </table:table-cell>
              <table:table-cell office:value-type="float" office:value="245.412">
                <text:p>245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598">
                <text:p>60</text:p>
              </table:table-cell>
              <table:table-cell office:value-type="float" office:value="245.824">
                <text:p>245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757">
                <text:p>60</text:p>
              </table:table-cell>
              <table:table-cell office:value-type="float" office:value="246.255">
                <text:p>246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94">
                <text:p>60</text:p>
              </table:table-cell>
              <table:table-cell office:value-type="float" office:value="246.696">
                <text:p>246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109">
                <text:p>60</text:p>
              </table:table-cell>
              <table:table-cell office:value-type="float" office:value="247.129">
                <text:p>247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283">
                <text:p>60</text:p>
              </table:table-cell>
              <table:table-cell office:value-type="float" office:value="247.555">
                <text:p>247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338">
                <text:p>60</text:p>
              </table:table-cell>
              <table:table-cell office:value-type="float" office:value="247.927">
                <text:p>247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472">
                <text:p>60</text:p>
              </table:table-cell>
              <table:table-cell office:value-type="float" office:value="248.31">
                <text:p>248.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558">
                <text:p>60</text:p>
              </table:table-cell>
              <table:table-cell office:value-type="float" office:value="248.66">
                <text:p>248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659">
                <text:p>60</text:p>
              </table:table-cell>
              <table:table-cell office:value-type="float" office:value="248.994">
                <text:p>248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818">
                <text:p>60</text:p>
              </table:table-cell>
              <table:table-cell office:value-type="float" office:value="249.321">
                <text:p>249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992">
                <text:p>60</text:p>
              </table:table-cell>
              <table:table-cell office:value-type="float" office:value="249.625">
                <text:p>249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153">
                <text:p>60</text:p>
              </table:table-cell>
              <table:table-cell office:value-type="float" office:value="249.899">
                <text:p>249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332">
                <text:p>60</text:p>
              </table:table-cell>
              <table:table-cell office:value-type="float" office:value="250.148">
                <text:p>250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484">
                <text:p>60</text:p>
              </table:table-cell>
              <table:table-cell office:value-type="float" office:value="250.364">
                <text:p>250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636">
                <text:p>60</text:p>
              </table:table-cell>
              <table:table-cell office:value-type="float" office:value="250.552">
                <text:p>25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759">
                <text:p>60</text:p>
              </table:table-cell>
              <table:table-cell office:value-type="float" office:value="250.708">
                <text:p>250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813">
                <text:p>60</text:p>
              </table:table-cell>
              <table:table-cell office:value-type="float" office:value="250.833">
                <text:p>250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857">
                <text:p>60</text:p>
              </table:table-cell>
              <table:table-cell office:value-type="float" office:value="250.934">
                <text:p>250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878">
                <text:p>60</text:p>
              </table:table-cell>
              <table:table-cell office:value-type="float" office:value="251.014">
                <text:p>251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017">
                <text:p>60</text:p>
              </table:table-cell>
              <table:table-cell office:value-type="float" office:value="251.081">
                <text:p>251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161">
                <text:p>60</text:p>
              </table:table-cell>
              <table:table-cell office:value-type="float" office:value="251.126">
                <text:p>251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217">
                <text:p>60</text:p>
              </table:table-cell>
              <table:table-cell office:value-type="float" office:value="251.148">
                <text:p>251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237">
                <text:p>60</text:p>
              </table:table-cell>
              <table:table-cell office:value-type="float" office:value="251.154">
                <text:p>251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463">
                <text:p>60</text:p>
              </table:table-cell>
              <table:table-cell office:value-type="float" office:value="251.141">
                <text:p>251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642">
                <text:p>60</text:p>
              </table:table-cell>
              <table:table-cell office:value-type="float" office:value="251.108">
                <text:p>251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957">
                <text:p>60</text:p>
              </table:table-cell>
              <table:table-cell office:value-type="float" office:value="251.052">
                <text:p>251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047">
                <text:p>60</text:p>
              </table:table-cell>
              <table:table-cell office:value-type="float" office:value="250.989">
                <text:p>250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152">
                <text:p>60</text:p>
              </table:table-cell>
              <table:table-cell office:value-type="float" office:value="250.913">
                <text:p>250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23">
                <text:p>60</text:p>
              </table:table-cell>
              <table:table-cell office:value-type="float" office:value="250.828">
                <text:p>250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267">
                <text:p>60</text:p>
              </table:table-cell>
              <table:table-cell office:value-type="float" office:value="250.735">
                <text:p>250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326">
                <text:p>60</text:p>
              </table:table-cell>
              <table:table-cell office:value-type="float" office:value="250.63">
                <text:p>250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382">
                <text:p>60</text:p>
              </table:table-cell>
              <table:table-cell office:value-type="float" office:value="250.518">
                <text:p>250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496">
                <text:p>60</text:p>
              </table:table-cell>
              <table:table-cell office:value-type="float" office:value="250.39">
                <text:p>250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596">
                <text:p>60</text:p>
              </table:table-cell>
              <table:table-cell office:value-type="float" office:value="250.257">
                <text:p>250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666">
                <text:p>60</text:p>
              </table:table-cell>
              <table:table-cell office:value-type="float" office:value="250.12">
                <text:p>250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758">
                <text:p>60</text:p>
              </table:table-cell>
              <table:table-cell office:value-type="float" office:value="249.974">
                <text:p>249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966">
                <text:p>60</text:p>
              </table:table-cell>
              <table:table-cell office:value-type="float" office:value="249.805">
                <text:p>249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251">
                <text:p>60</text:p>
              </table:table-cell>
              <table:table-cell office:value-type="float" office:value="249.619">
                <text:p>249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393">
                <text:p>60</text:p>
              </table:table-cell>
              <table:table-cell office:value-type="float" office:value="249.449">
                <text:p>249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535">
                <text:p>60</text:p>
              </table:table-cell>
              <table:table-cell office:value-type="float" office:value="249.274">
                <text:p>249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634">
                <text:p>60</text:p>
              </table:table-cell>
              <table:table-cell office:value-type="float" office:value="249.102">
                <text:p>249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784">
                <text:p>60</text:p>
              </table:table-cell>
              <table:table-cell office:value-type="float" office:value="248.919">
                <text:p>248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022">
                <text:p>60</text:p>
              </table:table-cell>
              <table:table-cell office:value-type="float" office:value="248.719">
                <text:p>248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102">
                <text:p>60</text:p>
              </table:table-cell>
              <table:table-cell office:value-type="float" office:value="248.542">
                <text:p>248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168">
                <text:p>60</text:p>
              </table:table-cell>
              <table:table-cell office:value-type="float" office:value="248.366">
                <text:p>248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324">
                <text:p>60</text:p>
              </table:table-cell>
              <table:table-cell office:value-type="float" office:value="248.173">
                <text:p>248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575">
                <text:p>60</text:p>
              </table:table-cell>
              <table:table-cell office:value-type="float" office:value="247.962">
                <text:p>247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763">
                <text:p>60</text:p>
              </table:table-cell>
              <table:table-cell office:value-type="float" office:value="247.761">
                <text:p>247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93">
                <text:p>60</text:p>
              </table:table-cell>
              <table:table-cell office:value-type="float" office:value="247.563">
                <text:p>247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141">
                <text:p>60</text:p>
              </table:table-cell>
              <table:table-cell office:value-type="float" office:value="247.357">
                <text:p>247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198">
                <text:p>60</text:p>
              </table:table-cell>
              <table:table-cell office:value-type="float" office:value="247.177">
                <text:p>247.177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